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9.0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3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@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bser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H020A_B</text:p>
          </table:table-cell>
          <table:table-cell office:value-type="float" office:value="55.8544345299998" calcext:value-type="float">
            <text:p>55.8544345299998</text:p>
          </table:table-cell>
          <table:table-cell office:value-type="float" office:value="-4.21697495950928" calcext:value-type="float">
            <text:p>-4.21697495950928</text:p>
          </table:table-cell>
          <table:table-cell office:value-type="string" calcext:value-type="string">
            <text:p>Gallowgate west to Sword St</text:p>
          </table:table-cell>
          <table:table-cell table:formula="of:=VLOOKUP([.B2];[FromObs.$D$3:.$D$1035];1;FALSE())" office:value-type="string" office:string-value="GH020A_B" calcext:value-type="string">
            <text:p>GH020A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J3301_D</text:p>
          </table:table-cell>
          <table:table-cell office:value-type="float" office:value="55.8210541797663" calcext:value-type="float">
            <text:p>55.8210541797663</text:p>
          </table:table-cell>
          <table:table-cell office:value-type="float" office:value="-4.25607160697339" calcext:value-type="float">
            <text:p>-4.25607160697339</text:p>
          </table:table-cell>
          <table:table-cell office:value-type="string" calcext:value-type="string">
            <text:p>Carmunnock Rd southbound</text:p>
          </table:table-cell>
          <table:table-cell table:formula="of:=VLOOKUP([.B3];[FromObs.$D$3:.$D$1035];1;FALSE())" office:value-type="string" office:string-value="GJ3301_D" calcext:value-type="string">
            <text:p>GJ3301_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020A_A</text:p>
          </table:table-cell>
          <table:table-cell office:value-type="float" office:value="55.855268817378" calcext:value-type="float">
            <text:p>55.855268817378</text:p>
          </table:table-cell>
          <table:table-cell office:value-type="float" office:value="-4.2260182328995" calcext:value-type="float">
            <text:p>-4.2260182328995</text:p>
          </table:table-cell>
          <table:table-cell office:value-type="string" calcext:value-type="string">
            <text:p>Gallowgate east to Sword St</text:p>
          </table:table-cell>
          <table:table-cell table:formula="of:=VLOOKUP([.B4];[FromObs.$D$3:.$D$1035];1;FALSE())" office:value-type="string" office:string-value="GH020A_A" calcext:value-type="string">
            <text:p>GH020A_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J3301_C</text:p>
          </table:table-cell>
          <table:table-cell office:value-type="float" office:value="55.8184908685463" calcext:value-type="float">
            <text:p>55.8184908685463</text:p>
          </table:table-cell>
          <table:table-cell office:value-type="float" office:value="-4.25568375601722" calcext:value-type="float">
            <text:p>-4.25568375601722</text:p>
          </table:table-cell>
          <table:table-cell office:value-type="string" calcext:value-type="string">
            <text:p>Carmunnock Rd northbound to Kings Park Avenue</text:p>
          </table:table-cell>
          <table:table-cell table:formula="of:=VLOOKUP([.B5];[FromObs.$D$3:.$D$1035];1;FALSE())" office:value-type="string" office:string-value="GJ3301_C" calcext:value-type="string">
            <text:p>GJ3301_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J3301_B</text:p>
          </table:table-cell>
          <table:table-cell office:value-type="float" office:value="55.8201628301652" calcext:value-type="float">
            <text:p>55.8201628301652</text:p>
          </table:table-cell>
          <table:table-cell office:value-type="float" office:value="-4.25027297506403" calcext:value-type="float">
            <text:p>-4.25027297506403</text:p>
          </table:table-cell>
          <table:table-cell office:value-type="string" calcext:value-type="string">
            <text:p>Kings Park Ave westbound to Carmunnock Rd</text:p>
          </table:table-cell>
          <table:table-cell table:formula="of:=VLOOKUP([.B6];[FromObs.$D$3:.$D$1035];1;FALSE())" office:value-type="string" office:string-value="GJ3301_B" calcext:value-type="string">
            <text:p>GJ3301_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J3301_A</text:p>
          </table:table-cell>
          <table:table-cell office:value-type="float" office:value="55.8241068811602" calcext:value-type="float">
            <text:p>55.8241068811602</text:p>
          </table:table-cell>
          <table:table-cell office:value-type="float" office:value="-4.25819617525176" calcext:value-type="float">
            <text:p>-4.25819617525176</text:p>
          </table:table-cell>
          <table:table-cell office:value-type="string" calcext:value-type="string">
            <text:p>Kings Park Rd southbound</text:p>
          </table:table-cell>
          <table:table-cell table:formula="of:=VLOOKUP([.B7];[FromObs.$D$3:.$D$1035];1;FALSE())" office:value-type="string" office:string-value="GJ3301_A" calcext:value-type="string">
            <text:p>GJ3301_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C2381_T</text:p>
          </table:table-cell>
          <table:table-cell office:value-type="float" office:value="55.8868990389493" calcext:value-type="float">
            <text:p>55.8868990389493</text:p>
          </table:table-cell>
          <table:table-cell office:value-type="float" office:value="-4.37533554197808" calcext:value-type="float">
            <text:p>-4.37533554197808</text:p>
          </table:table-cell>
          <table:table-cell office:value-type="string" calcext:value-type="string">
            <text:p>Bulldale Road</text:p>
          </table:table-cell>
          <table:table-cell table:formula="of:=VLOOKUP([.B8];[FromObs.$D$3:.$D$1035];1;FALSE())" office:value-type="string" office:string-value="GC2381_T" calcext:value-type="string">
            <text:p>GC2381_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C2381_S</text:p>
          </table:table-cell>
          <table:table-cell office:value-type="float" office:value="55.8854038723487" calcext:value-type="float">
            <text:p>55.8854038723487</text:p>
          </table:table-cell>
          <table:table-cell office:value-type="float" office:value="-4.37177406779237" calcext:value-type="float">
            <text:p>-4.37177406779237</text:p>
          </table:table-cell>
          <table:table-cell office:value-type="string" calcext:value-type="string">
            <text:p>Dumbarton Road Outbound to Bulldale Rd.</text:p>
          </table:table-cell>
          <table:table-cell table:formula="of:=VLOOKUP([.B9];[FromObs.$D$3:.$D$1035];1;FALSE())" office:value-type="string" office:string-value="GC2381_S" calcext:value-type="string">
            <text:p>GC2381_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C2381_R</text:p>
          </table:table-cell>
          <table:table-cell office:value-type="float" office:value="55.8882058662082" calcext:value-type="float">
            <text:p>55.8882058662082</text:p>
          </table:table-cell>
          <table:table-cell office:value-type="float" office:value="-4.3784059943267" calcext:value-type="float">
            <text:p>-4.3784059943267</text:p>
          </table:table-cell>
          <table:table-cell office:value-type="string" calcext:value-type="string">
            <text:p>Dumbarton Road inbound to Bulldale St</text:p>
          </table:table-cell>
          <table:table-cell table:formula="of:=VLOOKUP([.B10];[FromObs.$D$3:.$D$1035];1;FALSE())" office:value-type="string" office:string-value="GC2381_R" calcext:value-type="string">
            <text:p>GC2381_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D2701_D</text:p>
          </table:table-cell>
          <table:table-cell office:value-type="float" office:value="55.8967033661855" calcext:value-type="float">
            <text:p>55.8967033661855</text:p>
          </table:table-cell>
          <table:table-cell office:value-type="float" office:value="-4.29920328521326" calcext:value-type="float">
            <text:p>-4.29920328521326</text:p>
          </table:table-cell>
          <table:table-cell office:value-type="string" calcext:value-type="string">
            <text:p>Shiskine Drive</text:p>
          </table:table-cell>
          <table:table-cell table:formula="of:=VLOOKUP([.B11];[FromObs.$D$3:.$D$1035];1;FALSE())" office:value-type="string" office:string-value="GD2701_D" calcext:value-type="string">
            <text:p>GD2701_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F0301_S</text:p>
          </table:table-cell>
          <table:table-cell office:value-type="float" office:value="55.8783902140228" calcext:value-type="float">
            <text:p>55.8783902140228</text:p>
          </table:table-cell>
          <table:table-cell office:value-type="float" office:value="-4.19416730302782" calcext:value-type="float">
            <text:p>-4.19416730302782</text:p>
          </table:table-cell>
          <table:table-cell office:value-type="string" calcext:value-type="string">
            <text:p>Royston Rd w/b</text:p>
          </table:table-cell>
          <table:table-cell table:formula="of:=VLOOKUP([.B1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D2701_B</text:p>
          </table:table-cell>
          <table:table-cell office:value-type="float" office:value="55.8939477297564" calcext:value-type="float">
            <text:p>55.8939477297564</text:p>
          </table:table-cell>
          <table:table-cell office:value-type="float" office:value="-4.29708890965717" calcext:value-type="float">
            <text:p>-4.29708890965717</text:p>
          </table:table-cell>
          <table:table-cell office:value-type="string" calcext:value-type="string">
            <text:p>Maryhill Road outbound towards Shiskine Drive</text:p>
          </table:table-cell>
          <table:table-cell table:formula="of:=VLOOKUP([.B13];[FromObs.$D$3:.$D$1035];1;FALSE())" office:value-type="string" office:string-value="GD2701_B" calcext:value-type="string">
            <text:p>GD2701_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D2701_A</text:p>
          </table:table-cell>
          <table:table-cell office:value-type="float" office:value="55.8991654294899" calcext:value-type="float">
            <text:p>55.8991654294899</text:p>
          </table:table-cell>
          <table:table-cell office:value-type="float" office:value="-4.30259630335413" calcext:value-type="float">
            <text:p>-4.30259630335413</text:p>
          </table:table-cell>
          <table:table-cell office:value-type="string" calcext:value-type="string">
            <text:p>Maryhill Road inbound to Shiskine Drive</text:p>
          </table:table-cell>
          <table:table-cell table:formula="of:=VLOOKUP([.B14];[FromObs.$D$3:.$D$1035];1;FALSE())" office:value-type="string" office:string-value="GD2701_A" calcext:value-type="string">
            <text:p>GD2701_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L265A_L</text:p>
          </table:table-cell>
          <table:table-cell office:value-type="float" office:value="55.8568584794343" calcext:value-type="float">
            <text:p>55.8568584794343</text:p>
          </table:table-cell>
          <table:table-cell office:value-type="float" office:value="-4.29021705599632" calcext:value-type="float">
            <text:p>-4.29021705599632</text:p>
          </table:table-cell>
          <table:table-cell office:value-type="string" calcext:value-type="string">
            <text:p>Pacific Dr eastbound</text:p>
          </table:table-cell>
          <table:table-cell table:formula="of:=VLOOKUP([.B1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F0301_D</text:p>
          </table:table-cell>
          <table:table-cell office:value-type="float" office:value="55.8788171073462" calcext:value-type="float">
            <text:p>55.8788171073462</text:p>
          </table:table-cell>
          <table:table-cell office:value-type="float" office:value="-4.1913935286383" calcext:value-type="float">
            <text:p>-4.1913935286383</text:p>
          </table:table-cell>
          <table:table-cell office:value-type="string" calcext:value-type="string">
            <text:p>Royston Rd e/b to Robroyston Rd</text:p>
          </table:table-cell>
          <table:table-cell table:formula="of:=VLOOKUP([.B16];[FromObs.$D$3:.$D$1035];1;FALSE())" office:value-type="string" office:string-value="GF0301_D" calcext:value-type="string">
            <text:p>GF0301_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F0301_C</text:p>
          </table:table-cell>
          <table:table-cell office:value-type="float" office:value="55.8788171073462" calcext:value-type="float">
            <text:p>55.8788171073462</text:p>
          </table:table-cell>
          <table:table-cell office:value-type="float" office:value="-4.1913935286383" calcext:value-type="float">
            <text:p>-4.1913935286383</text:p>
          </table:table-cell>
          <table:table-cell office:value-type="string" calcext:value-type="string">
            <text:p>Royston Rd w/b to Robroyston Rd</text:p>
          </table:table-cell>
          <table:table-cell table:formula="of:=VLOOKUP([.B17];[FromObs.$D$3:.$D$1035];1;FALSE())" office:value-type="string" office:string-value="GF0301_C" calcext:value-type="string">
            <text:p>GF0301_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J275A_V</text:p>
          </table:table-cell>
          <table:table-cell office:value-type="float" office:value="55.8368776289902" calcext:value-type="float">
            <text:p>55.8368776289902</text:p>
          </table:table-cell>
          <table:table-cell office:value-type="float" office:value="-4.25724376518555" calcext:value-type="float">
            <text:p>-4.25724376518555</text:p>
          </table:table-cell>
          <table:table-cell office:value-type="string" calcext:value-type="string">
            <text:p>Cathcart Rd northbound to Preston St</text:p>
          </table:table-cell>
          <table:table-cell table:formula="of:=VLOOKUP([.B18];[FromObs.$D$3:.$D$1035];1;FALSE())" office:value-type="string" office:string-value="GJ275A_V" calcext:value-type="string">
            <text:p>GJ275A_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F0301_B</text:p>
          </table:table-cell>
          <table:table-cell office:value-type="float" office:value="55.8788171073462" calcext:value-type="float">
            <text:p>55.8788171073462</text:p>
          </table:table-cell>
          <table:table-cell office:value-type="float" office:value="-4.1913935286383" calcext:value-type="float">
            <text:p>-4.1913935286383</text:p>
          </table:table-cell>
          <table:table-cell office:value-type="string" calcext:value-type="string">
            <text:p>Langdale St n/b</text:p>
          </table:table-cell>
          <table:table-cell table:formula="of:=VLOOKUP([.B19];[FromObs.$D$3:.$D$1035];1;FALSE())" office:value-type="string" office:string-value="GF0301_B" calcext:value-type="string">
            <text:p>GF0301_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C4151_G</text:p>
          </table:table-cell>
          <table:table-cell office:value-type="float" office:value="55.8603866786435" calcext:value-type="float">
            <text:p>55.8603866786435</text:p>
          </table:table-cell>
          <table:table-cell office:value-type="float" office:value="-4.28269012321018" calcext:value-type="float">
            <text:p>-4.28269012321018</text:p>
          </table:table-cell>
          <table:table-cell office:value-type="string" calcext:value-type="string">
            <text:p>On-ramp Westbound to Clydeside Expressway</text:p>
          </table:table-cell>
          <table:table-cell table:formula="of:=VLOOKUP([.B2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C4151_E</text:p>
          </table:table-cell>
          <table:table-cell office:value-type="float" office:value="55.859356195719" calcext:value-type="float">
            <text:p>55.859356195719</text:p>
          </table:table-cell>
          <table:table-cell office:value-type="float" office:value="-4.28349259566231" calcext:value-type="float">
            <text:p>-4.28349259566231</text:p>
          </table:table-cell>
          <table:table-cell office:value-type="string" calcext:value-type="string">
            <text:p>Congress Way Northbound Outside to Pointhouse Rd</text:p>
          </table:table-cell>
          <table:table-cell table:formula="of:=VLOOKUP([.B21];[FromObs.$D$3:.$D$1035];1;FALSE())" office:value-type="string" office:string-value="GC4151_E" calcext:value-type="string">
            <text:p>GC4151_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4151_C</text:p>
          </table:table-cell>
          <table:table-cell office:value-type="float" office:value="55.859356195719" calcext:value-type="float">
            <text:p>55.859356195719</text:p>
          </table:table-cell>
          <table:table-cell office:value-type="float" office:value="-4.28349259566231" calcext:value-type="float">
            <text:p>-4.28349259566231</text:p>
          </table:table-cell>
          <table:table-cell office:value-type="string" calcext:value-type="string">
            <text:p>Congress Way Northbound Inside to Pointhouse Road</text:p>
          </table:table-cell>
          <table:table-cell table:formula="of:=VLOOKUP([.B22];[FromObs.$D$3:.$D$1035];1;FALSE())" office:value-type="string" office:string-value="GC4151_C" calcext:value-type="string">
            <text:p>GC4151_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C4151_A</text:p>
          </table:table-cell>
          <table:table-cell office:value-type="float" office:value="55.8603866786435" calcext:value-type="float">
            <text:p>55.8603866786435</text:p>
          </table:table-cell>
          <table:table-cell office:value-type="float" office:value="-4.28269012321018" calcext:value-type="float">
            <text:p>-4.28269012321018</text:p>
          </table:table-cell>
          <table:table-cell office:value-type="string" calcext:value-type="string">
            <text:p>Stobcross Road Eastbound to Pointhouse Road</text:p>
          </table:table-cell>
          <table:table-cell table:formula="of:=VLOOKUP([.B23];[FromObs.$D$3:.$D$1035];1;FALSE())" office:value-type="string" office:string-value="GC4151_A" calcext:value-type="string">
            <text:p>GC4151_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195A_B</text:p>
          </table:table-cell>
          <table:table-cell office:value-type="float" office:value="55.8534579133096" calcext:value-type="float">
            <text:p>55.8534579133096</text:p>
          </table:table-cell>
          <table:table-cell office:value-type="float" office:value="-4.23666753064943" calcext:value-type="float">
            <text:p>-4.23666753064943</text:p>
          </table:table-cell>
          <table:table-cell office:value-type="string" calcext:value-type="string">
            <text:p>London Road westbound to Kent St</text:p>
          </table:table-cell>
          <table:table-cell table:formula="of:=VLOOKUP([.B24];[FromObs.$D$3:.$D$1035];1;FALSE())" office:value-type="string" office:string-value="GH195A_B" calcext:value-type="string">
            <text:p>GH195A_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195A_A</text:p>
          </table:table-cell>
          <table:table-cell office:value-type="float" office:value="55.8546529398732" calcext:value-type="float">
            <text:p>55.8546529398732</text:p>
          </table:table-cell>
          <table:table-cell office:value-type="float" office:value="-4.24063485668088" calcext:value-type="float">
            <text:p>-4.24063485668088</text:p>
          </table:table-cell>
          <table:table-cell office:value-type="string" calcext:value-type="string">
            <text:p>London Road e/b to Kent St.</text:p>
          </table:table-cell>
          <table:table-cell table:formula="of:=VLOOKUP([.B25];[FromObs.$D$3:.$D$1035];1;FALSE())" office:value-type="string" office:string-value="GH195A_A" calcext:value-type="string">
            <text:p>GH195A_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L2651_R</text:p>
          </table:table-cell>
          <table:table-cell office:value-type="float" office:value="55.8553412743789" calcext:value-type="float">
            <text:p>55.8553412743789</text:p>
          </table:table-cell>
          <table:table-cell office:value-type="float" office:value="-4.29591200082532" calcext:value-type="float">
            <text:p>-4.29591200082532</text:p>
          </table:table-cell>
          <table:table-cell office:value-type="string" calcext:value-type="string">
            <text:p>Govan Rd Westbound</text:p>
          </table:table-cell>
          <table:table-cell table:formula="of:=VLOOKUP([.B2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0501_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lasgow Bridge SB to Clyde Place</text:p>
          </table:table-cell>
          <table:table-cell table:formula="of:=VLOOKUP([.B27];[FromObs.$D$3:.$D$1035];1;FALSE())" office:value-type="string" office:string-value="GB0501_D" calcext:value-type="string">
            <text:p>GB0501_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0501_A</text:p>
          </table:table-cell>
          <table:table-cell office:value-type="float" office:value="55.8547633765563" calcext:value-type="float">
            <text:p>55.8547633765563</text:p>
          </table:table-cell>
          <table:table-cell office:value-type="float" office:value="-4.25965520363947" calcext:value-type="float">
            <text:p>-4.25965520363947</text:p>
          </table:table-cell>
          <table:table-cell office:value-type="string" calcext:value-type="string">
            <text:p>Clyde Place to Bridge Street eastbound</text:p>
          </table:table-cell>
          <table:table-cell table:formula="of:=VLOOKUP([.B28];[FromObs.$D$3:.$D$1035];1;FALSE())" office:value-type="string" office:string-value="GB0501_A" calcext:value-type="string">
            <text:p>GB0501_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2801_G</text:p>
          </table:table-cell>
          <table:table-cell office:value-type="float" office:value="55.8653030006885" calcext:value-type="float">
            <text:p>55.8653030006885</text:p>
          </table:table-cell>
          <table:table-cell office:value-type="float" office:value="-4.25686311740545" calcext:value-type="float">
            <text:p>-4.25686311740545</text:p>
          </table:table-cell>
          <table:table-cell office:value-type="string" calcext:value-type="string">
            <text:p>Renfrew Street eastbound to Renfield Street offside</text:p>
          </table:table-cell>
          <table:table-cell table:formula="of:=VLOOKUP([.B29];[FromObs.$D$3:.$D$1035];1;FALSE())" office:value-type="string" office:string-value="GA2801_G" calcext:value-type="string">
            <text:p>GA2801_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G1101_T</text:p>
          </table:table-cell>
          <table:table-cell office:value-type="float" office:value="55.8685396666105" calcext:value-type="float">
            <text:p>55.8685396666105</text:p>
          </table:table-cell>
          <table:table-cell office:value-type="float" office:value="-4.15657782546389" calcext:value-type="float">
            <text:p>-4.15657782546389</text:p>
          </table:table-cell>
          <table:table-cell office:value-type="string" calcext:value-type="string">
            <text:p>Stepps Road nb from Bellrock St</text:p>
          </table:table-cell>
          <table:table-cell table:formula="of:=VLOOKUP([.B30];[FromObs.$D$3:.$D$1035];1;FALSE())" office:value-type="string" office:string-value="GG1101_T" calcext:value-type="string">
            <text:p>GG1101_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G1101_S</text:p>
          </table:table-cell>
          <table:table-cell office:value-type="float" office:value="55.8685396666105" calcext:value-type="float">
            <text:p>55.8685396666105</text:p>
          </table:table-cell>
          <table:table-cell office:value-type="float" office:value="-4.15657782546389" calcext:value-type="float">
            <text:p>-4.15657782546389</text:p>
          </table:table-cell>
          <table:table-cell office:value-type="string" calcext:value-type="string">
            <text:p>M8 Off-Ramp WB</text:p>
          </table:table-cell>
          <table:table-cell table:formula="of:=VLOOKUP([.B31];[FromObs.$D$3:.$D$1035];1;FALSE())" office:value-type="string" office:string-value="GG1101_S" calcext:value-type="string">
            <text:p>GG1101_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G1101_R</text:p>
          </table:table-cell>
          <table:table-cell office:value-type="float" office:value="55.8668378965468" calcext:value-type="float">
            <text:p>55.8668378965468</text:p>
          </table:table-cell>
          <table:table-cell office:value-type="float" office:value="-4.15522084419536" calcext:value-type="float">
            <text:p>-4.15522084419536</text:p>
          </table:table-cell>
          <table:table-cell office:value-type="string" calcext:value-type="string">
            <text:p>Stepps Road s/b</text:p>
          </table:table-cell>
          <table:table-cell table:formula="of:=VLOOKUP([.B32];[FromObs.$D$3:.$D$1035];1;FALSE())" office:value-type="string" office:string-value="GG1101_R" calcext:value-type="string">
            <text:p>GG1101_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2801_B</text:p>
          </table:table-cell>
          <table:table-cell office:value-type="float" office:value="55.865281629386" calcext:value-type="float">
            <text:p>55.865281629386</text:p>
          </table:table-cell>
          <table:table-cell office:value-type="float" office:value="-4.25508782149662" calcext:value-type="float">
            <text:p>-4.25508782149662</text:p>
          </table:table-cell>
          <table:table-cell office:value-type="string" calcext:value-type="string">
            <text:p>Renfrew Street westbound</text:p>
          </table:table-cell>
          <table:table-cell table:formula="of:=VLOOKUP([.B33];[FromObs.$D$3:.$D$1035];1;FALSE())" office:value-type="string" office:string-value="GA2801_B" calcext:value-type="string">
            <text:p>GA2801_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2801_A</text:p>
          </table:table-cell>
          <table:table-cell office:value-type="float" office:value="55.8653030006885" calcext:value-type="float">
            <text:p>55.8653030006885</text:p>
          </table:table-cell>
          <table:table-cell office:value-type="float" office:value="-4.25686311740545" calcext:value-type="float">
            <text:p>-4.25686311740545</text:p>
          </table:table-cell>
          <table:table-cell office:value-type="string" calcext:value-type="string">
            <text:p>Renfrew Street eastbound to Renfield Street nearside</text:p>
          </table:table-cell>
          <table:table-cell table:formula="of:=VLOOKUP([.B34];[FromObs.$D$3:.$D$1035];1;FALSE())" office:value-type="string" office:string-value="GA2801_A" calcext:value-type="string">
            <text:p>GA2801_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K4951_C</text:p>
          </table:table-cell>
          <table:table-cell office:value-type="float" office:value="55.801520586594" calcext:value-type="float">
            <text:p>55.801520586594</text:p>
          </table:table-cell>
          <table:table-cell office:value-type="float" office:value="-4.32808582649575" calcext:value-type="float">
            <text:p>-4.32808582649575</text:p>
          </table:table-cell>
          <table:table-cell office:value-type="string" calcext:value-type="string">
            <text:p>Nitshill Road Westbound to Kyleakin Rd</text:p>
          </table:table-cell>
          <table:table-cell table:formula="of:=VLOOKUP([.B3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K4951_B</text:p>
          </table:table-cell>
          <table:table-cell office:value-type="float" office:value="55.801520586594" calcext:value-type="float">
            <text:p>55.801520586594</text:p>
          </table:table-cell>
          <table:table-cell office:value-type="float" office:value="-4.32808582649575" calcext:value-type="float">
            <text:p>-4.32808582649575</text:p>
          </table:table-cell>
          <table:table-cell office:value-type="string" calcext:value-type="string">
            <text:p>Loganswell Road Northbound</text:p>
          </table:table-cell>
          <table:table-cell table:formula="of:=VLOOKUP([.B3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K4951_A</text:p>
          </table:table-cell>
          <table:table-cell office:value-type="float" office:value="55.801520586594" calcext:value-type="float">
            <text:p>55.801520586594</text:p>
          </table:table-cell>
          <table:table-cell office:value-type="float" office:value="-4.32808582649575" calcext:value-type="float">
            <text:p>-4.32808582649575</text:p>
          </table:table-cell>
          <table:table-cell office:value-type="string" calcext:value-type="string">
            <text:p>Nitshill Rd Westbound to Loganswell Rd</text:p>
          </table:table-cell>
          <table:table-cell table:formula="of:=VLOOKUP([.B3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3301_F</text:p>
          </table:table-cell>
          <table:table-cell office:value-type="float" office:value="55.8411681756077" calcext:value-type="float">
            <text:p>55.8411681756077</text:p>
          </table:table-cell>
          <table:table-cell office:value-type="float" office:value="-4.21553272446408" calcext:value-type="float">
            <text:p>-4.21553272446408</text:p>
          </table:table-cell>
          <table:table-cell office:value-type="string" calcext:value-type="string">
            <text:p>Dalmarnock Road eastbound LT to Springfield Rd</text:p>
          </table:table-cell>
          <table:table-cell table:formula="of:=VLOOKUP([.B3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3301_D</text:p>
          </table:table-cell>
          <table:table-cell office:value-type="float" office:value="55.8411681756077" calcext:value-type="float">
            <text:p>55.8411681756077</text:p>
          </table:table-cell>
          <table:table-cell office:value-type="float" office:value="-4.21553272446408" calcext:value-type="float">
            <text:p>-4.21553272446408</text:p>
          </table:table-cell>
          <table:table-cell office:value-type="string" calcext:value-type="string">
            <text:p>Springfield Road southbound</text:p>
          </table:table-cell>
          <table:table-cell table:formula="of:=VLOOKUP([.B39];[FromObs.$D$3:.$D$1035];1;FALSE())" office:value-type="string" office:string-value="GH3301_D" calcext:value-type="string">
            <text:p>GH3301_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3301_B</text:p>
          </table:table-cell>
          <table:table-cell office:value-type="float" office:value="55.8404482712199" calcext:value-type="float">
            <text:p>55.8404482712199</text:p>
          </table:table-cell>
          <table:table-cell office:value-type="float" office:value="-4.21408621530466" calcext:value-type="float">
            <text:p>-4.21408621530466</text:p>
          </table:table-cell>
          <table:table-cell office:value-type="string" calcext:value-type="string">
            <text:p>Dalmarnock Road westbound to Springfield Rd</text:p>
          </table:table-cell>
          <table:table-cell table:formula="of:=VLOOKUP([.B40];[FromObs.$D$3:.$D$1035];1;FALSE())" office:value-type="string" office:string-value="GH3301_B" calcext:value-type="string">
            <text:p>GH3301_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3301_A</text:p>
          </table:table-cell>
          <table:table-cell office:value-type="float" office:value="55.8429686688026" calcext:value-type="float">
            <text:p>55.8429686688026</text:p>
          </table:table-cell>
          <table:table-cell office:value-type="float" office:value="-4.21736028190131" calcext:value-type="float">
            <text:p>-4.21736028190131</text:p>
          </table:table-cell>
          <table:table-cell office:value-type="string" calcext:value-type="string">
            <text:p>Dalmarnock Road s/b to Springfield Rd</text:p>
          </table:table-cell>
          <table:table-cell table:formula="of:=VLOOKUP([.B41];[FromObs.$D$3:.$D$1035];1;FALSE())" office:value-type="string" office:string-value="GH3301_A" calcext:value-type="string">
            <text:p>GH3301_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C1301_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dnor Street to Sauchiehall Street</text:p>
          </table:table-cell>
          <table:table-cell table:formula="of:=VLOOKUP([.B42];[FromObs.$D$3:.$D$1035];1;FALSE())" office:value-type="string" office:string-value="GC1301_V" calcext:value-type="string">
            <text:p>GC1301_V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C1301_T</text:p>
          </table:table-cell>
          <table:table-cell office:value-type="float" office:value="55.8667926071512" calcext:value-type="float">
            <text:p>55.8667926071512</text:p>
          </table:table-cell>
          <table:table-cell office:value-type="float" office:value="-4.28861221545949" calcext:value-type="float">
            <text:p>-4.28861221545949</text:p>
          </table:table-cell>
          <table:table-cell office:value-type="string" calcext:value-type="string">
            <text:p>Sauchiehall St to Radnor St.</text:p>
          </table:table-cell>
          <table:table-cell table:formula="of:=VLOOKUP([.B43];[FromObs.$D$3:.$D$1035];1;FALSE())" office:value-type="string" office:string-value="GC1301_T" calcext:value-type="string">
            <text:p>GC1301_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C1301_S</text:p>
          </table:table-cell>
          <table:table-cell office:value-type="float" office:value="55.8667926071512" calcext:value-type="float">
            <text:p>55.8667926071512</text:p>
          </table:table-cell>
          <table:table-cell office:value-type="float" office:value="-4.28861221545949" calcext:value-type="float">
            <text:p>-4.28861221545949</text:p>
          </table:table-cell>
          <table:table-cell office:value-type="string" calcext:value-type="string">
            <text:p>Kelvin Way</text:p>
          </table:table-cell>
          <table:table-cell table:formula="of:=VLOOKUP([.B44];[FromObs.$D$3:.$D$1035];1;FALSE())" office:value-type="string" office:string-value="GC1301_S" calcext:value-type="string">
            <text:p>GC1301_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C1301_R</text:p>
          </table:table-cell>
          <table:table-cell office:value-type="float" office:value="55.8677708957606" calcext:value-type="float">
            <text:p>55.8677708957606</text:p>
          </table:table-cell>
          <table:table-cell office:value-type="float" office:value="-4.29109929090347" calcext:value-type="float">
            <text:p>-4.29109929090347</text:p>
          </table:table-cell>
          <table:table-cell office:value-type="string" calcext:value-type="string">
            <text:p>Argyle Street to Sauchiehall Street</text:p>
          </table:table-cell>
          <table:table-cell table:formula="of:=VLOOKUP([.B45];[FromObs.$D$3:.$D$1035];1;FALSE())" office:value-type="string" office:string-value="GC1301_R" calcext:value-type="string">
            <text:p>GC1301_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1001_L</text:p>
          </table:table-cell>
          <table:table-cell office:value-type="float" office:value="55.8537827682205" calcext:value-type="float">
            <text:p>55.8537827682205</text:p>
          </table:table-cell>
          <table:table-cell office:value-type="float" office:value="-4.20874132857202" calcext:value-type="float">
            <text:p>-4.20874132857202</text:p>
          </table:table-cell>
          <table:table-cell office:value-type="string" calcext:value-type="string">
            <text:p>Gallowgate westbound Left Turn into EERR</text:p>
          </table:table-cell>
          <table:table-cell table:formula="of:=VLOOKUP([.B4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1001_J</text:p>
          </table:table-cell>
          <table:table-cell office:value-type="float" office:value="55.8537827682205" calcext:value-type="float">
            <text:p>55.8537827682205</text:p>
          </table:table-cell>
          <table:table-cell office:value-type="float" office:value="-4.20874132857202" calcext:value-type="float">
            <text:p>-4.20874132857202</text:p>
          </table:table-cell>
          <table:table-cell office:value-type="string" calcext:value-type="string">
            <text:p>Gallowgate westbound to roundabout</text:p>
          </table:table-cell>
          <table:table-cell table:formula="of:=VLOOKUP([.B4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G012A_S</text:p>
          </table:table-cell>
          <table:table-cell office:value-type="float" office:value="55.8634012209302" calcext:value-type="float">
            <text:p>55.8634012209302</text:p>
          </table:table-cell>
          <table:table-cell office:value-type="float" office:value="-4.21612747401892" calcext:value-type="float">
            <text:p>-4.21612747401892</text:p>
          </table:table-cell>
          <table:table-cell office:value-type="string" calcext:value-type="string">
            <text:p>Alexandra Parade</text:p>
          </table:table-cell>
          <table:table-cell table:formula="of:=VLOOKUP([.B48];[FromObs.$D$3:.$D$1035];1;FALSE())" office:value-type="string" office:string-value="GG012A_S" calcext:value-type="string">
            <text:p>GG012A_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G012A_R</text:p>
          </table:table-cell>
          <table:table-cell office:value-type="float" office:value="55.8633371716756" calcext:value-type="float">
            <text:p>55.8633371716756</text:p>
          </table:table-cell>
          <table:table-cell office:value-type="float" office:value="-4.21369463416893" calcext:value-type="float">
            <text:p>-4.21369463416893</text:p>
          </table:table-cell>
          <table:table-cell office:value-type="string" calcext:value-type="string">
            <text:p>Alexandra Parade to Armadale</text:p>
          </table:table-cell>
          <table:table-cell table:formula="of:=VLOOKUP([.B49];[FromObs.$D$3:.$D$1035];1;FALSE())" office:value-type="string" office:string-value="GG012A_R" calcext:value-type="string">
            <text:p>GG012A_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1001_F</text:p>
          </table:table-cell>
          <table:table-cell office:value-type="float" office:value="55.8537827682205" calcext:value-type="float">
            <text:p>55.8537827682205</text:p>
          </table:table-cell>
          <table:table-cell office:value-type="float" office:value="-4.20874132857202" calcext:value-type="float">
            <text:p>-4.20874132857202</text:p>
          </table:table-cell>
          <table:table-cell office:value-type="string" calcext:value-type="string">
            <text:p>EERR southbound internal to Gallowgate</text:p>
          </table:table-cell>
          <table:table-cell table:formula="of:=VLOOKUP([.B5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1001_E</text:p>
          </table:table-cell>
          <table:table-cell office:value-type="float" office:value="55.8537827682205" calcext:value-type="float">
            <text:p>55.8537827682205</text:p>
          </table:table-cell>
          <table:table-cell office:value-type="float" office:value="-4.20874132857202" calcext:value-type="float">
            <text:p>-4.20874132857202</text:p>
          </table:table-cell>
          <table:table-cell office:value-type="string" calcext:value-type="string">
            <text:p>Biggar St northbound from roundabout</text:p>
          </table:table-cell>
          <table:table-cell table:formula="of:=VLOOKUP([.B51];[FromObs.$D$3:.$D$1035];1;FALSE())" office:value-type="string" office:string-value="GH1001_E" calcext:value-type="string">
            <text:p>GH1001_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1001_D</text:p>
          </table:table-cell>
          <table:table-cell office:value-type="float" office:value="55.848283216965" calcext:value-type="float">
            <text:p>55.848283216965</text:p>
          </table:table-cell>
          <table:table-cell office:value-type="float" office:value="-4.21020252482527" calcext:value-type="float">
            <text:p>-4.21020252482527</text:p>
          </table:table-cell>
          <table:table-cell office:value-type="string" calcext:value-type="string">
            <text:p>EERR northbound to Gallowgate</text:p>
          </table:table-cell>
          <table:table-cell table:formula="of:=VLOOKUP([.B52];[FromObs.$D$3:.$D$1035];1;FALSE())" office:value-type="string" office:string-value="GH1001_D" calcext:value-type="string">
            <text:p>GH1001_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1001_C</text:p>
          </table:table-cell>
          <table:table-cell office:value-type="float" office:value="55.8537827682205" calcext:value-type="float">
            <text:p>55.8537827682205</text:p>
          </table:table-cell>
          <table:table-cell office:value-type="float" office:value="-4.20874132857202" calcext:value-type="float">
            <text:p>-4.20874132857202</text:p>
          </table:table-cell>
          <table:table-cell office:value-type="string" calcext:value-type="string">
            <text:p>Biggar St southbound</text:p>
          </table:table-cell>
          <table:table-cell table:formula="of:=VLOOKUP([.B53];[FromObs.$D$3:.$D$1035];1;FALSE())" office:value-type="string" office:string-value="GH1001_C" calcext:value-type="string">
            <text:p>GH1001_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H1001_B</text:p>
          </table:table-cell>
          <table:table-cell office:value-type="float" office:value="55.8512918125229" calcext:value-type="float">
            <text:p>55.8512918125229</text:p>
          </table:table-cell>
          <table:table-cell office:value-type="float" office:value="-4.19778386032069" calcext:value-type="float">
            <text:p>-4.19778386032069</text:p>
          </table:table-cell>
          <table:table-cell office:value-type="string" calcext:value-type="string">
            <text:p>Gallowgate west to Holywell St</text:p>
          </table:table-cell>
          <table:table-cell table:formula="of:=VLOOKUP([.B54];[FromObs.$D$3:.$D$1035];1;FALSE())" office:value-type="string" office:string-value="GH1001_B" calcext:value-type="string">
            <text:p>GH1001_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H1001_A</text:p>
          </table:table-cell>
          <table:table-cell office:value-type="float" office:value="55.8537827682205" calcext:value-type="float">
            <text:p>55.8537827682205</text:p>
          </table:table-cell>
          <table:table-cell office:value-type="float" office:value="-4.20874132857202" calcext:value-type="float">
            <text:p>-4.20874132857202</text:p>
          </table:table-cell>
          <table:table-cell office:value-type="string" calcext:value-type="string">
            <text:p>Gallowgate eastbound from roundabout</text:p>
          </table:table-cell>
          <table:table-cell table:formula="of:=VLOOKUP([.B55];[FromObs.$D$3:.$D$1035];1;FALSE())" office:value-type="string" office:string-value="GH1001_A" calcext:value-type="string">
            <text:p>GH1001_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K0351_V</text:p>
          </table:table-cell>
          <table:table-cell office:value-type="float" office:value="55.8363139088344" calcext:value-type="float">
            <text:p>55.8363139088344</text:p>
          </table:table-cell>
          <table:table-cell office:value-type="float" office:value="-4.27029103110644" calcext:value-type="float">
            <text:p>-4.27029103110644</text:p>
          </table:table-cell>
          <table:table-cell office:value-type="string" calcext:value-type="string">
            <text:p>Pollokshaws Road inbound to Allison Street</text:p>
          </table:table-cell>
          <table:table-cell table:formula="of:=VLOOKUP([.B56];[FromObs.$D$3:.$D$1035];1;FALSE())" office:value-type="string" office:string-value="GK0351_V" calcext:value-type="string">
            <text:p>GK0351_V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D120A_A</text:p>
          </table:table-cell>
          <table:table-cell office:value-type="float" office:value="55.877285607164" calcext:value-type="float">
            <text:p>55.877285607164</text:p>
          </table:table-cell>
          <table:table-cell office:value-type="float" office:value="-4.30857478625449" calcext:value-type="float">
            <text:p>-4.30857478625449</text:p>
          </table:table-cell>
          <table:table-cell office:value-type="string" calcext:value-type="string">
            <text:p>Clarence Drive e/b towards Hyndland Road</text:p>
          </table:table-cell>
          <table:table-cell table:formula="of:=VLOOKUP([.B5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K0351_T</text:p>
          </table:table-cell>
          <table:table-cell office:value-type="float" office:value="55.8383465856115" calcext:value-type="float">
            <text:p>55.8383465856115</text:p>
          </table:table-cell>
          <table:table-cell office:value-type="float" office:value="-4.26777424563159" calcext:value-type="float">
            <text:p>-4.26777424563159</text:p>
          </table:table-cell>
          <table:table-cell office:value-type="string" calcext:value-type="string">
            <text:p>Pollokshaws Road outbound to Allison Street</text:p>
          </table:table-cell>
          <table:table-cell table:formula="of:=VLOOKUP([.B58];[FromObs.$D$3:.$D$1035];1;FALSE())" office:value-type="string" office:string-value="GK0351_T" calcext:value-type="string">
            <text:p>GK0351_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K0351_R</text:p>
          </table:table-cell>
          <table:table-cell office:value-type="float" office:value="55.836993288274" calcext:value-type="float">
            <text:p>55.836993288274</text:p>
          </table:table-cell>
          <table:table-cell office:value-type="float" office:value="-4.26951612111681" calcext:value-type="float">
            <text:p>-4.26951612111681</text:p>
          </table:table-cell>
          <table:table-cell office:value-type="string" calcext:value-type="string">
            <text:p>Nithsdale Street</text:p>
          </table:table-cell>
          <table:table-cell table:formula="of:=VLOOKUP([.B59];[FromObs.$D$3:.$D$1035];1;FALSE())" office:value-type="string" office:string-value="GK0351_R" calcext:value-type="string">
            <text:p>GK0351_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5051_V</text:p>
          </table:table-cell>
          <table:table-cell office:value-type="float" office:value="55.8530684661811" calcext:value-type="float">
            <text:p>55.8530684661811</text:p>
          </table:table-cell>
          <table:table-cell office:value-type="float" office:value="-4.24669494066913" calcext:value-type="float">
            <text:p>-4.24669494066913</text:p>
          </table:table-cell>
          <table:table-cell office:value-type="string" calcext:value-type="string">
            <text:p>Saltmarket northbound to Greendyke St</text:p>
          </table:table-cell>
          <table:table-cell table:formula="of:=VLOOKUP([.B6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A5051_U</text:p>
          </table:table-cell>
          <table:table-cell office:value-type="float" office:value="55.8543431624711" calcext:value-type="float">
            <text:p>55.8543431624711</text:p>
          </table:table-cell>
          <table:table-cell office:value-type="float" office:value="-4.24579387409754" calcext:value-type="float">
            <text:p>-4.24579387409754</text:p>
          </table:table-cell>
          <table:table-cell office:value-type="string" calcext:value-type="string">
            <text:p>Greendyke Street</text:p>
          </table:table-cell>
          <table:table-cell table:formula="of:=VLOOKUP([.B6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B1301_X</text:p>
          </table:table-cell>
          <table:table-cell office:value-type="float" office:value="55.8480144453972" calcext:value-type="float">
            <text:p>55.8480144453972</text:p>
          </table:table-cell>
          <table:table-cell office:value-type="float" office:value="-4.25423116088211" calcext:value-type="float">
            <text:p>-4.25423116088211</text:p>
          </table:table-cell>
          <table:table-cell office:value-type="string" calcext:value-type="string">
            <text:p>Cumberland Street eastbound inside lane</text:p>
          </table:table-cell>
          <table:table-cell table:formula="of:=VLOOKUP([.B62];[FromObs.$D$3:.$D$1035];1;FALSE())" office:value-type="string" office:string-value="GB1301_X" calcext:value-type="string">
            <text:p>GB1301_X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B1301_V</text:p>
          </table:table-cell>
          <table:table-cell office:value-type="float" office:value="55.8480144453972" calcext:value-type="float">
            <text:p>55.8480144453972</text:p>
          </table:table-cell>
          <table:table-cell office:value-type="float" office:value="-4.25423116088211" calcext:value-type="float">
            <text:p>-4.25423116088211</text:p>
          </table:table-cell>
          <table:table-cell office:value-type="string" calcext:value-type="string">
            <text:p>Hospital Street northbound</text:p>
          </table:table-cell>
          <table:table-cell table:formula="of:=VLOOKUP([.B63];[FromObs.$D$3:.$D$1035];1;FALSE())" office:value-type="string" office:string-value="GB1301_V" calcext:value-type="string">
            <text:p>GB1301_V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5051_P</text:p>
          </table:table-cell>
          <table:table-cell office:value-type="float" office:value="55.8543431624711" calcext:value-type="float">
            <text:p>55.8543431624711</text:p>
          </table:table-cell>
          <table:table-cell office:value-type="float" office:value="-4.24579387409754" calcext:value-type="float">
            <text:p>-4.24579387409754</text:p>
          </table:table-cell>
          <table:table-cell office:value-type="string" calcext:value-type="string">
            <text:p>Bridgegate</text:p>
          </table:table-cell>
          <table:table-cell table:formula="of:=VLOOKUP([.B6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H002A_S</text:p>
          </table:table-cell>
          <table:table-cell office:value-type="float" office:value="55.8555578832458" calcext:value-type="float">
            <text:p>55.8555578832458</text:p>
          </table:table-cell>
          <table:table-cell office:value-type="float" office:value="-4.23733149198036" calcext:value-type="float">
            <text:p>-4.23733149198036</text:p>
          </table:table-cell>
          <table:table-cell office:value-type="string" calcext:value-type="string">
            <text:p>Gallowgate East to Kent St</text:p>
          </table:table-cell>
          <table:table-cell table:formula="of:=VLOOKUP([.B65];[FromObs.$D$3:.$D$1035];1;FALSE())" office:value-type="string" office:string-value="GH002A_S" calcext:value-type="string">
            <text:p>GH002A_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B1301_T</text:p>
          </table:table-cell>
          <table:table-cell office:value-type="float" office:value="55.8498958516623" calcext:value-type="float">
            <text:p>55.8498958516623</text:p>
          </table:table-cell>
          <table:table-cell office:value-type="float" office:value="-4.25210345929171" calcext:value-type="float">
            <text:p>-4.25210345929171</text:p>
          </table:table-cell>
          <table:table-cell office:value-type="string" calcext:value-type="string">
            <text:p>Hospital Street southbound to Cumberland Street</text:p>
          </table:table-cell>
          <table:table-cell table:formula="of:=VLOOKUP([.B66];[FromObs.$D$3:.$D$1035];1;FALSE())" office:value-type="string" office:string-value="GB1301_T" calcext:value-type="string">
            <text:p>GB1301_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H002A_R</text:p>
          </table:table-cell>
          <table:table-cell office:value-type="float" office:value="55.8555578832458" calcext:value-type="float">
            <text:p>55.8555578832458</text:p>
          </table:table-cell>
          <table:table-cell office:value-type="float" office:value="-4.23733149198036" calcext:value-type="float">
            <text:p>-4.23733149198036</text:p>
          </table:table-cell>
          <table:table-cell office:value-type="string" calcext:value-type="string">
            <text:p>Gallowgate West to Kent St</text:p>
          </table:table-cell>
          <table:table-cell table:formula="of:=VLOOKUP([.B67];[FromObs.$D$3:.$D$1035];1;FALSE())" office:value-type="string" office:string-value="GH002A_R" calcext:value-type="string">
            <text:p>GH002A_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B1301_R</text:p>
          </table:table-cell>
          <table:table-cell office:value-type="float" office:value="55.8480144453972" calcext:value-type="float">
            <text:p>55.8480144453972</text:p>
          </table:table-cell>
          <table:table-cell office:value-type="float" office:value="-4.25423116088211" calcext:value-type="float">
            <text:p>-4.25423116088211</text:p>
          </table:table-cell>
          <table:table-cell office:value-type="string" calcext:value-type="string">
            <text:p>Cumberland Street eastbound outside lane</text:p>
          </table:table-cell>
          <table:table-cell table:formula="of:=VLOOKUP([.B68];[FromObs.$D$3:.$D$1035];1;FALSE())" office:value-type="string" office:string-value="GB1301_R" calcext:value-type="string">
            <text:p>GB1301_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5051_H</text:p>
          </table:table-cell>
          <table:table-cell office:value-type="float" office:value="55.8559361598279" calcext:value-type="float">
            <text:p>55.8559361598279</text:p>
          </table:table-cell>
          <table:table-cell office:value-type="float" office:value="-4.24468741144734" calcext:value-type="float">
            <text:p>-4.24468741144734</text:p>
          </table:table-cell>
          <table:table-cell office:value-type="string" calcext:value-type="string">
            <text:p>Saltmarket south to Greendyke St</text:p>
          </table:table-cell>
          <table:table-cell table:formula="of:=VLOOKUP([.B6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J3551_W</text:p>
          </table:table-cell>
          <table:table-cell office:value-type="float" office:value="55.8184508982676" calcext:value-type="float">
            <text:p>55.8184508982676</text:p>
          </table:table-cell>
          <table:table-cell office:value-type="float" office:value="-4.26128455301675" calcext:value-type="float">
            <text:p>-4.26128455301675</text:p>
          </table:table-cell>
          <table:table-cell office:value-type="string" calcext:value-type="string">
            <text:p>Clarkston Road NB R/T towards Old Castle Road</text:p>
          </table:table-cell>
          <table:table-cell table:formula="of:=VLOOKUP([.B70];[FromObs.$D$3:.$D$1035];1;FALSE())" office:value-type="string" office:string-value="GJ3551_W" calcext:value-type="string">
            <text:p>GJ3551_W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J3551_V</text:p>
          </table:table-cell>
          <table:table-cell office:value-type="float" office:value="55.8184508982676" calcext:value-type="float">
            <text:p>55.8184508982676</text:p>
          </table:table-cell>
          <table:table-cell office:value-type="float" office:value="-4.26128455301675" calcext:value-type="float">
            <text:p>-4.26128455301675</text:p>
          </table:table-cell>
          <table:table-cell office:value-type="string" calcext:value-type="string">
            <text:p>Clarkston Road NB Ahead towards Old Castle Road</text:p>
          </table:table-cell>
          <table:table-cell table:formula="of:=VLOOKUP([.B71];[FromObs.$D$3:.$D$1035];1;FALSE())" office:value-type="string" office:string-value="GJ3551_V" calcext:value-type="string">
            <text:p>GJ3551_V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J3551_T</text:p>
          </table:table-cell>
          <table:table-cell office:value-type="float" office:value="55.8184508982676" calcext:value-type="float">
            <text:p>55.8184508982676</text:p>
          </table:table-cell>
          <table:table-cell office:value-type="float" office:value="-4.26128455301675" calcext:value-type="float">
            <text:p>-4.26128455301675</text:p>
          </table:table-cell>
          <table:table-cell office:value-type="string" calcext:value-type="string">
            <text:p>Holmlea Road southbound towards Old Castle Road</text:p>
          </table:table-cell>
          <table:table-cell table:formula="of:=VLOOKUP([.B72];[FromObs.$D$3:.$D$1035];1;FALSE())" office:value-type="string" office:string-value="GJ3551_T" calcext:value-type="string">
            <text:p>GJ3551_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C0321_H</text:p>
          </table:table-cell>
          <table:table-cell office:value-type="float" office:value="55.8683370507358" calcext:value-type="float">
            <text:p>55.8683370507358</text:p>
          </table:table-cell>
          <table:table-cell office:value-type="float" office:value="-4.30889077871022" calcext:value-type="float">
            <text:p>-4.30889077871022</text:p>
          </table:table-cell>
          <table:table-cell office:value-type="string" calcext:value-type="string">
            <text:p>Castlebank St to Hayburn St offside</text:p>
          </table:table-cell>
          <table:table-cell table:formula="of:=VLOOKUP([.B7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C0321_F</text:p>
          </table:table-cell>
          <table:table-cell office:value-type="float" office:value="55.8684124091687" calcext:value-type="float">
            <text:p>55.8684124091687</text:p>
          </table:table-cell>
          <table:table-cell office:value-type="float" office:value="-4.31062152360615" calcext:value-type="float">
            <text:p>-4.31062152360615</text:p>
          </table:table-cell>
          <table:table-cell office:value-type="string" calcext:value-type="string">
            <text:p>Castlebank St eastbound nearside</text:p>
          </table:table-cell>
          <table:table-cell table:formula="of:=VLOOKUP([.B74];[FromObs.$D$3:.$D$1035];1;FALSE())" office:value-type="string" office:string-value="GC0321_F" calcext:value-type="string">
            <text:p>GC0321_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C0321_D</text:p>
          </table:table-cell>
          <table:table-cell office:value-type="float" office:value="55.8683370507358" calcext:value-type="float">
            <text:p>55.8683370507358</text:p>
          </table:table-cell>
          <table:table-cell office:value-type="float" office:value="-4.30889077871022" calcext:value-type="float">
            <text:p>-4.30889077871022</text:p>
          </table:table-cell>
          <table:table-cell office:value-type="string" calcext:value-type="string">
            <text:p>Link Road to Hayburn St</text:p>
          </table:table-cell>
          <table:table-cell table:formula="of:=VLOOKUP([.B75];[FromObs.$D$3:.$D$1035];1;FALSE())" office:value-type="string" office:string-value="GC0321_D" calcext:value-type="string">
            <text:p>GC0321_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C0321_B</text:p>
          </table:table-cell>
          <table:table-cell office:value-type="float" office:value="55.8683370507358" calcext:value-type="float">
            <text:p>55.8683370507358</text:p>
          </table:table-cell>
          <table:table-cell office:value-type="float" office:value="-4.30889077871022" calcext:value-type="float">
            <text:p>-4.30889077871022</text:p>
          </table:table-cell>
          <table:table-cell office:value-type="string" calcext:value-type="string">
            <text:p>Castlebank St to Hayburn St nearside</text:p>
          </table:table-cell>
          <table:table-cell table:formula="of:=VLOOKUP([.B76];[FromObs.$D$3:.$D$1035];1;FALSE())" office:value-type="string" office:string-value="GC0321_B" calcext:value-type="string">
            <text:p>GC0321_B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C0321_A</text:p>
          </table:table-cell>
          <table:table-cell office:value-type="float" office:value="55.8684124091687" calcext:value-type="float">
            <text:p>55.8684124091687</text:p>
          </table:table-cell>
          <table:table-cell office:value-type="float" office:value="-4.31062152360615" calcext:value-type="float">
            <text:p>-4.31062152360615</text:p>
          </table:table-cell>
          <table:table-cell office:value-type="string" calcext:value-type="string">
            <text:p>Castlebank St eastbound offside</text:p>
          </table:table-cell>
          <table:table-cell table:formula="of:=VLOOKUP([.B77];[FromObs.$D$3:.$D$1035];1;FALSE())" office:value-type="string" office:string-value="GC0321_A" calcext:value-type="string">
            <text:p>GC0321_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1301_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oomielaw westbound from KGV Bridge</text:p>
          </table:table-cell>
          <table:table-cell table:formula="of:=VLOOKUP([.B78];[FromObs.$D$3:.$D$1035];1;FALSE())" office:value-type="string" office:string-value="GA1301_P" calcext:value-type="string">
            <text:p>GA1301_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L1151_D</text:p>
          </table:table-cell>
          <table:table-cell office:value-type="float" office:value="55.8499721250566" calcext:value-type="float">
            <text:p>55.8499721250566</text:p>
          </table:table-cell>
          <table:table-cell office:value-type="float" office:value="-4.31098054666657" calcext:value-type="float">
            <text:p>-4.31098054666657</text:p>
          </table:table-cell>
          <table:table-cell office:value-type="string" calcext:value-type="string">
            <text:p>Broomloan Road southbound</text:p>
          </table:table-cell>
          <table:table-cell table:formula="of:=VLOOKUP([.B79];[FromObs.$D$3:.$D$1035];1;FALSE())" office:value-type="string" office:string-value="GL1151_D" calcext:value-type="string">
            <text:p>GL1151_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1301_G</text:p>
          </table:table-cell>
          <table:table-cell office:value-type="float" office:value="55.8568757037041" calcext:value-type="float">
            <text:p>55.8568757037041</text:p>
          </table:table-cell>
          <table:table-cell office:value-type="float" office:value="-4.26257419853188" calcext:value-type="float">
            <text:p>-4.26257419853188</text:p>
          </table:table-cell>
          <table:table-cell office:value-type="string" calcext:value-type="string">
            <text:p>York St R/T from Broomielaw</text:p>
          </table:table-cell>
          <table:table-cell table:formula="of:=VLOOKUP([.B80];[FromObs.$D$3:.$D$1035];1;FALSE())" office:value-type="string" office:string-value="GA1301_G" calcext:value-type="string">
            <text:p>GA1301_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L1151_C</text:p>
          </table:table-cell>
          <table:table-cell office:value-type="float" office:value="55.8485270640361" calcext:value-type="float">
            <text:p>55.8485270640361</text:p>
          </table:table-cell>
          <table:table-cell office:value-type="float" office:value="-4.30992022545422" calcext:value-type="float">
            <text:p>-4.30992022545422</text:p>
          </table:table-cell>
          <table:table-cell office:value-type="string" calcext:value-type="string">
            <text:p>Dumbreck Road northbound to PRW / Dumbreck Rd</text:p>
          </table:table-cell>
          <table:table-cell table:formula="of:=VLOOKUP([.B81];[FromObs.$D$3:.$D$1035];1;FALSE())" office:value-type="string" office:string-value="GL1151_C" calcext:value-type="string">
            <text:p>GL1151_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D200A_S</text:p>
          </table:table-cell>
          <table:table-cell office:value-type="float" office:value="55.8704622484471" calcext:value-type="float">
            <text:p>55.8704622484471</text:p>
          </table:table-cell>
          <table:table-cell office:value-type="float" office:value="-4.26807999779071" calcext:value-type="float">
            <text:p>-4.26807999779071</text:p>
          </table:table-cell>
          <table:table-cell office:value-type="string" calcext:value-type="string">
            <text:p>Maryhill Road outbound to Great Western Road</text:p>
          </table:table-cell>
          <table:table-cell table:formula="of:=VLOOKUP([.B82];[FromObs.$D$3:.$D$1035];1;FALSE())" office:value-type="string" office:string-value="GD200A_S" calcext:value-type="string">
            <text:p>GD200A_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L1151_B</text:p>
          </table:table-cell>
          <table:table-cell office:value-type="float" office:value="55.8499721250566" calcext:value-type="float">
            <text:p>55.8499721250566</text:p>
          </table:table-cell>
          <table:table-cell office:value-type="float" office:value="-4.31098054666657" calcext:value-type="float">
            <text:p>-4.31098054666657</text:p>
          </table:table-cell>
          <table:table-cell office:value-type="string" calcext:value-type="string">
            <text:p>Paisley Road West westbound</text:p>
          </table:table-cell>
          <table:table-cell table:formula="of:=VLOOKUP([.B83];[FromObs.$D$3:.$D$1035];1;FALSE())" office:value-type="string" office:string-value="GL1151_B" calcext:value-type="string">
            <text:p>GL1151_B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D200A_R</text:p>
          </table:table-cell>
          <table:table-cell office:value-type="float" office:value="55.8728952327276" calcext:value-type="float">
            <text:p>55.8728952327276</text:p>
          </table:table-cell>
          <table:table-cell office:value-type="float" office:value="-4.26919701681653" calcext:value-type="float">
            <text:p>-4.26919701681653</text:p>
          </table:table-cell>
          <table:table-cell office:value-type="string" calcext:value-type="string">
            <text:p>Maryhill Road inbound towards G W R</text:p>
          </table:table-cell>
          <table:table-cell table:formula="of:=VLOOKUP([.B84];[FromObs.$D$3:.$D$1035];1;FALSE())" office:value-type="string" office:string-value="GD200A_R" calcext:value-type="string">
            <text:p>GD200A_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L1151_A</text:p>
          </table:table-cell>
          <table:table-cell office:value-type="float" office:value="55.8499721250566" calcext:value-type="float">
            <text:p>55.8499721250566</text:p>
          </table:table-cell>
          <table:table-cell office:value-type="float" office:value="-4.31098054666657" calcext:value-type="float">
            <text:p>-4.31098054666657</text:p>
          </table:table-cell>
          <table:table-cell office:value-type="string" calcext:value-type="string">
            <text:p>Paisley Road West eastbound</text:p>
          </table:table-cell>
          <table:table-cell table:formula="of:=VLOOKUP([.B85];[FromObs.$D$3:.$D$1035];1;FALSE())" office:value-type="string" office:string-value="GL1151_A" calcext:value-type="string">
            <text:p>GL1151_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H312A_T</text:p>
          </table:table-cell>
          <table:table-cell office:value-type="float" office:value="55.8380695668395" calcext:value-type="float">
            <text:p>55.8380695668395</text:p>
          </table:table-cell>
          <table:table-cell office:value-type="float" office:value="-4.23132760867131" calcext:value-type="float">
            <text:p>-4.23132760867131</text:p>
          </table:table-cell>
          <table:table-cell office:value-type="string" calcext:value-type="string">
            <text:p>s/b from Shawfield Dr from J2 / Poplin</text:p>
          </table:table-cell>
          <table:table-cell table:formula="of:=VLOOKUP([.B8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1301_B</text:p>
          </table:table-cell>
          <table:table-cell office:value-type="float" office:value="55.85686164639" calcext:value-type="float">
            <text:p>55.85686164639</text:p>
          </table:table-cell>
          <table:table-cell office:value-type="float" office:value="-4.2643150984408" calcext:value-type="float">
            <text:p>-4.2643150984408</text:p>
          </table:table-cell>
          <table:table-cell office:value-type="string" calcext:value-type="string">
            <text:p>Broomielaw westbound from York Street</text:p>
          </table:table-cell>
          <table:table-cell table:formula="of:=VLOOKUP([.B8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1301_A</text:p>
          </table:table-cell>
          <table:table-cell office:value-type="float" office:value="55.85686164639" calcext:value-type="float">
            <text:p>55.85686164639</text:p>
          </table:table-cell>
          <table:table-cell office:value-type="float" office:value="-4.2643150984408" calcext:value-type="float">
            <text:p>-4.2643150984408</text:p>
          </table:table-cell>
          <table:table-cell office:value-type="string" calcext:value-type="string">
            <text:p>Broomielaw to York Street.</text:p>
          </table:table-cell>
          <table:table-cell table:formula="of:=VLOOKUP([.B88];[FromObs.$D$3:.$D$1035];1;FALSE())" office:value-type="string" office:string-value="GA1301_A" calcext:value-type="string">
            <text:p>GA1301_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D0651_W</text:p>
          </table:table-cell>
          <table:table-cell office:value-type="float" office:value="55.8887023431583" calcext:value-type="float">
            <text:p>55.8887023431583</text:p>
          </table:table-cell>
          <table:table-cell office:value-type="float" office:value="-4.32086334091348" calcext:value-type="float">
            <text:p>-4.32086334091348</text:p>
          </table:table-cell>
          <table:table-cell office:value-type="string" calcext:value-type="string">
            <text:p>Great Western Rd westbound R/T</text:p>
          </table:table-cell>
          <table:table-cell table:formula="of:=VLOOKUP([.B8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D0651_S</text:p>
          </table:table-cell>
          <table:table-cell office:value-type="float" office:value="55.8876885160514" calcext:value-type="float">
            <text:p>55.8876885160514</text:p>
          </table:table-cell>
          <table:table-cell office:value-type="float" office:value="-4.31790825589796" calcext:value-type="float">
            <text:p>-4.31790825589796</text:p>
          </table:table-cell>
          <table:table-cell office:value-type="string" calcext:value-type="string">
            <text:p>Great Western Road to Ascot Ave</text:p>
          </table:table-cell>
          <table:table-cell table:formula="of:=VLOOKUP([.B90];[FromObs.$D$3:.$D$1035];1;FALSE())" office:value-type="string" office:string-value="GD0651_S" calcext:value-type="string">
            <text:p>GD0651_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D0651_R</text:p>
          </table:table-cell>
          <table:table-cell office:value-type="float" office:value="55.8892395955462" calcext:value-type="float">
            <text:p>55.8892395955462</text:p>
          </table:table-cell>
          <table:table-cell office:value-type="float" office:value="-4.32239872944226" calcext:value-type="float">
            <text:p>-4.32239872944226</text:p>
          </table:table-cell>
          <table:table-cell office:value-type="string" calcext:value-type="string">
            <text:p>Great Western Rd to Ascot Ave.</text:p>
          </table:table-cell>
          <table:table-cell table:formula="of:=VLOOKUP([.B91];[FromObs.$D$3:.$D$1035];1;FALSE())" office:value-type="string" office:string-value="GD0651_R" calcext:value-type="string">
            <text:p>GD0651_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H312A_D</text:p>
          </table:table-cell>
          <table:table-cell office:value-type="float" office:value="55.8424851897782" calcext:value-type="float">
            <text:p>55.8424851897782</text:p>
          </table:table-cell>
          <table:table-cell office:value-type="float" office:value="-4.22621372777421" calcext:value-type="float">
            <text:p>-4.22621372777421</text:p>
          </table:table-cell>
          <table:table-cell office:value-type="string" calcext:value-type="string">
            <text:p>Shawfield Drive southbound to Clyde Walkway</text:p>
          </table:table-cell>
          <table:table-cell table:formula="of:=VLOOKUP([.B92];[FromObs.$D$3:.$D$1035];1;FALSE())" office:value-type="string" office:string-value="GH312A_D" calcext:value-type="string">
            <text:p>GH312A_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0751_V</text:p>
          </table:table-cell>
          <table:table-cell office:value-type="float" office:value="55.8469948077067" calcext:value-type="float">
            <text:p>55.8469948077067</text:p>
          </table:table-cell>
          <table:table-cell office:value-type="float" office:value="-4.26081770709575" calcext:value-type="float">
            <text:p>-4.26081770709575</text:p>
          </table:table-cell>
          <table:table-cell office:value-type="string" calcext:value-type="string">
            <text:p>Eglinton Street northbound to Cumberland St</text:p>
          </table:table-cell>
          <table:table-cell table:formula="of:=VLOOKUP([.B93];[FromObs.$D$3:.$D$1035];1;FALSE())" office:value-type="string" office:string-value="GB0751_V" calcext:value-type="string">
            <text:p>GB0751_V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B0751_T</text:p>
          </table:table-cell>
          <table:table-cell office:value-type="float" office:value="55.8506322582145" calcext:value-type="float">
            <text:p>55.8506322582145</text:p>
          </table:table-cell>
          <table:table-cell office:value-type="float" office:value="-4.25997453869481" calcext:value-type="float">
            <text:p>-4.25997453869481</text:p>
          </table:table-cell>
          <table:table-cell office:value-type="string" calcext:value-type="string">
            <text:p>Eglinton Street southbound to Cumberland Street</text:p>
          </table:table-cell>
          <table:table-cell table:formula="of:=VLOOKUP([.B94];[FromObs.$D$3:.$D$1035];1;FALSE())" office:value-type="string" office:string-value="GB0751_T" calcext:value-type="string">
            <text:p>GB0751_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B0751_S</text:p>
          </table:table-cell>
          <table:table-cell office:value-type="float" office:value="55.8480928167606" calcext:value-type="float">
            <text:p>55.8480928167606</text:p>
          </table:table-cell>
          <table:table-cell office:value-type="float" office:value="-4.25485874082641" calcext:value-type="float">
            <text:p>-4.25485874082641</text:p>
          </table:table-cell>
          <table:table-cell office:value-type="string" calcext:value-type="string">
            <text:p>Cathcart Road to Cumberland Street</text:p>
          </table:table-cell>
          <table:table-cell table:formula="of:=VLOOKUP([.B95];[FromObs.$D$3:.$D$1035];1;FALSE())" office:value-type="string" office:string-value="GB0751_S" calcext:value-type="string">
            <text:p>GB0751_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A4401_Y</text:p>
          </table:table-cell>
          <table:table-cell office:value-type="float" office:value="55.864719629925" calcext:value-type="float">
            <text:p>55.864719629925</text:p>
          </table:table-cell>
          <table:table-cell office:value-type="float" office:value="-4.24896600939517" calcext:value-type="float">
            <text:p>-4.24896600939517</text:p>
          </table:table-cell>
          <table:table-cell office:value-type="string" calcext:value-type="string">
            <text:p>Bus Station exit eastbound</text:p>
          </table:table-cell>
          <table:table-cell table:formula="of:=VLOOKUP([.B96];[FromObs.$D$3:.$D$1035];1;FALSE())" office:value-type="string" office:string-value="GA4401_Y" calcext:value-type="string">
            <text:p>GA4401_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4401_Q</text:p>
          </table:table-cell>
          <table:table-cell office:value-type="float" office:value="55.864719629925" calcext:value-type="float">
            <text:p>55.864719629925</text:p>
          </table:table-cell>
          <table:table-cell office:value-type="float" office:value="-4.24896600939517" calcext:value-type="float">
            <text:p>-4.24896600939517</text:p>
          </table:table-cell>
          <table:table-cell office:value-type="string" calcext:value-type="string">
            <text:p>Killermont St westbound R/T from N. Hanover St</text:p>
          </table:table-cell>
          <table:table-cell table:formula="of:=VLOOKUP([.B9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J290A_N</text:p>
          </table:table-cell>
          <table:table-cell office:value-type="float" office:value="55.8331847623538" calcext:value-type="float">
            <text:p>55.8331847623538</text:p>
          </table:table-cell>
          <table:table-cell office:value-type="float" office:value="-4.25572025392815" calcext:value-type="float">
            <text:p>-4.25572025392815</text:p>
          </table:table-cell>
          <table:table-cell office:value-type="string" calcext:value-type="string">
            <text:p>Cathcart Rd northbound</text:p>
          </table:table-cell>
          <table:table-cell table:formula="of:=VLOOKUP([.B9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4401_N</text:p>
          </table:table-cell>
          <table:table-cell office:value-type="float" office:value="55.865470928123" calcext:value-type="float">
            <text:p>55.865470928123</text:p>
          </table:table-cell>
          <table:table-cell office:value-type="float" office:value="-4.24867381103697" calcext:value-type="float">
            <text:p>-4.24867381103697</text:p>
          </table:table-cell>
          <table:table-cell office:value-type="string" calcext:value-type="string">
            <text:p>North Hanover St southbound to Killermont St</text:p>
          </table:table-cell>
          <table:table-cell table:formula="of:=VLOOKUP([.B99];[FromObs.$D$3:.$D$1035];1;FALSE())" office:value-type="string" office:string-value="GA4401_N" calcext:value-type="string">
            <text:p>GA4401_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J290A_M</text:p>
          </table:table-cell>
          <table:table-cell office:value-type="float" office:value="55.8351415683542" calcext:value-type="float">
            <text:p>55.8351415683542</text:p>
          </table:table-cell>
          <table:table-cell office:value-type="float" office:value="-4.25634463620041" calcext:value-type="float">
            <text:p>-4.25634463620041</text:p>
          </table:table-cell>
          <table:table-cell office:value-type="string" calcext:value-type="string">
            <text:p>Cathcart Rd southbound to Albert Rd</text:p>
          </table:table-cell>
          <table:table-cell table:formula="of:=VLOOKUP([.B100];[FromObs.$D$3:.$D$1035];1;FALSE())" office:value-type="string" office:string-value="GJ290A_M" calcext:value-type="string">
            <text:p>GJ290A_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A4401_M</text:p>
          </table:table-cell>
          <table:table-cell office:value-type="float" office:value="55.8632598777369" calcext:value-type="float">
            <text:p>55.8632598777369</text:p>
          </table:table-cell>
          <table:table-cell office:value-type="float" office:value="-4.2496647222946" calcext:value-type="float">
            <text:p>-4.2496647222946</text:p>
          </table:table-cell>
          <table:table-cell office:value-type="string" calcext:value-type="string">
            <text:p>North Hanover St northbound to Killermont St</text:p>
          </table:table-cell>
          <table:table-cell table:formula="of:=VLOOKUP([.B101];[FromObs.$D$3:.$D$1035];1;FALSE())" office:value-type="string" office:string-value="GA4401_M" calcext:value-type="string">
            <text:p>GA4401_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A4401_K</text:p>
          </table:table-cell>
          <table:table-cell office:value-type="float" office:value="55.8651567076146" calcext:value-type="float">
            <text:p>55.8651567076146</text:p>
          </table:table-cell>
          <table:table-cell office:value-type="float" office:value="-4.25405770425143" calcext:value-type="float">
            <text:p>-4.25405770425143</text:p>
          </table:table-cell>
          <table:table-cell office:value-type="string" calcext:value-type="string">
            <text:p>Killermont Street St eastbound to North Hanover St</text:p>
          </table:table-cell>
          <table:table-cell table:formula="of:=VLOOKUP([.B10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L2801_S</text:p>
          </table:table-cell>
          <table:table-cell office:value-type="float" office:value="55.855990477928" calcext:value-type="float">
            <text:p>55.855990477928</text:p>
          </table:table-cell>
          <table:table-cell office:value-type="float" office:value="-4.28518058528346" calcext:value-type="float">
            <text:p>-4.28518058528346</text:p>
          </table:table-cell>
          <table:table-cell office:value-type="string" calcext:value-type="string">
            <text:p>Govan Road westbound</text:p>
          </table:table-cell>
          <table:table-cell table:formula="of:=VLOOKUP([.B103];[FromObs.$D$3:.$D$1035];1;FALSE())" office:value-type="string" office:string-value="GL2801_S" calcext:value-type="string">
            <text:p>GL2801_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L2801_R</text:p>
          </table:table-cell>
          <table:table-cell office:value-type="float" office:value="55.855990477928" calcext:value-type="float">
            <text:p>55.855990477928</text:p>
          </table:table-cell>
          <table:table-cell office:value-type="float" office:value="-4.28518058528346" calcext:value-type="float">
            <text:p>-4.28518058528346</text:p>
          </table:table-cell>
          <table:table-cell office:value-type="string" calcext:value-type="string">
            <text:p>Govan Road eastbound (f/l)</text:p>
          </table:table-cell>
          <table:table-cell table:formula="of:=VLOOKUP([.B104];[FromObs.$D$3:.$D$1035];1;FALSE())" office:value-type="string" office:string-value="GL2801_R" calcext:value-type="string">
            <text:p>GL2801_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C155A_A</text:p>
          </table:table-cell>
          <table:table-cell office:value-type="float" office:value="55.8698801971214" calcext:value-type="float">
            <text:p>55.8698801971214</text:p>
          </table:table-cell>
          <table:table-cell office:value-type="float" office:value="-4.29558731943864" calcext:value-type="float">
            <text:p>-4.29558731943864</text:p>
          </table:table-cell>
          <table:table-cell office:value-type="string" calcext:value-type="string">
            <text:p>Dumbarton Road inbound to Western Inf.</text:p>
          </table:table-cell>
          <table:table-cell table:formula="of:=VLOOKUP([.B105];[FromObs.$D$3:.$D$1035];1;FALSE())" office:value-type="string" office:string-value="GC155A_A" calcext:value-type="string">
            <text:p>GC155A_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L2801_B</text:p>
          </table:table-cell>
          <table:table-cell office:value-type="float" office:value="55.8564482081414" calcext:value-type="float">
            <text:p>55.8564482081414</text:p>
          </table:table-cell>
          <table:table-cell office:value-type="float" office:value="-4.28811564040187" calcext:value-type="float">
            <text:p>-4.28811564040187</text:p>
          </table:table-cell>
          <table:table-cell office:value-type="string" calcext:value-type="string">
            <text:p>Govan Road eastbound (F/L)</text:p>
          </table:table-cell>
          <table:table-cell table:formula="of:=VLOOKUP([.B10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G267A_B</text:p>
          </table:table-cell>
          <table:table-cell office:value-type="float" office:value="55.852166048604" calcext:value-type="float">
            <text:p>55.852166048604</text:p>
          </table:table-cell>
          <table:table-cell office:value-type="float" office:value="-4.17743082096541" calcext:value-type="float">
            <text:p>-4.17743082096541</text:p>
          </table:table-cell>
          <table:table-cell office:value-type="string" calcext:value-type="string">
            <text:p>Shettleston Road to Blair Street</text:p>
          </table:table-cell>
          <table:table-cell table:formula="of:=VLOOKUP([.B107];[FromObs.$D$3:.$D$1035];1;FALSE())" office:value-type="string" office:string-value="GG267A_B" calcext:value-type="string">
            <text:p>GG267A_B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G267A_A</text:p>
          </table:table-cell>
          <table:table-cell office:value-type="float" office:value="55.8526979859528" calcext:value-type="float">
            <text:p>55.8526979859528</text:p>
          </table:table-cell>
          <table:table-cell office:value-type="float" office:value="-4.18342000725699" calcext:value-type="float">
            <text:p>-4.18342000725699</text:p>
          </table:table-cell>
          <table:table-cell office:value-type="string" calcext:value-type="string">
            <text:p>Shettleston Road to Blair Street</text:p>
          </table:table-cell>
          <table:table-cell table:formula="of:=VLOOKUP([.B108];[FromObs.$D$3:.$D$1035];1;FALSE())" office:value-type="string" office:string-value="GG267A_A" calcext:value-type="string">
            <text:p>GG267A_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A2101_C</text:p>
          </table:table-cell>
          <table:table-cell office:value-type="float" office:value="55.8626429934223" calcext:value-type="float">
            <text:p>55.8626429934223</text:p>
          </table:table-cell>
          <table:table-cell office:value-type="float" office:value="-4.25782750543661" calcext:value-type="float">
            <text:p>-4.25782750543661</text:p>
          </table:table-cell>
          <table:table-cell office:value-type="string" calcext:value-type="string">
            <text:p>West Regent Street eastbound</text:p>
          </table:table-cell>
          <table:table-cell table:formula="of:=VLOOKUP([.B109];[FromObs.$D$3:.$D$1035];1;FALSE())" office:value-type="string" office:string-value="GA2101_C" calcext:value-type="string">
            <text:p>GA2101_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A2101_A</text:p>
          </table:table-cell>
          <table:table-cell office:value-type="float" office:value="55.8633575208607" calcext:value-type="float">
            <text:p>55.8633575208607</text:p>
          </table:table-cell>
          <table:table-cell office:value-type="float" office:value="-4.25758130346115" calcext:value-type="float">
            <text:p>-4.25758130346115</text:p>
          </table:table-cell>
          <table:table-cell office:value-type="string" calcext:value-type="string">
            <text:p>West Regent Street eastbound</text:p>
          </table:table-cell>
          <table:table-cell table:formula="of:=VLOOKUP([.B110];[FromObs.$D$3:.$D$1035];1;FALSE())" office:value-type="string" office:string-value="GA2101_A" calcext:value-type="string">
            <text:p>GA2101_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K5141_R</text:p>
          </table:table-cell>
          <table:table-cell office:value-type="float" office:value="55.8098678495829" calcext:value-type="float">
            <text:p>55.8098678495829</text:p>
          </table:table-cell>
          <table:table-cell office:value-type="float" office:value="-4.35228508179667" calcext:value-type="float">
            <text:p>-4.35228508179667</text:p>
          </table:table-cell>
          <table:table-cell office:value-type="string" calcext:value-type="string">
            <text:p>Woodneuk Rd Southbound</text:p>
          </table:table-cell>
          <table:table-cell table:formula="of:=VLOOKUP([.B111];[FromObs.$D$3:.$D$1035];1;FALSE())" office:value-type="string" office:string-value="GK5141_R" calcext:value-type="string">
            <text:p>GK5141_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B1551_W</text:p>
          </table:table-cell>
          <table:table-cell office:value-type="float" office:value="55.8456087040457" calcext:value-type="float">
            <text:p>55.8456087040457</text:p>
          </table:table-cell>
          <table:table-cell office:value-type="float" office:value="-4.25014617875649" calcext:value-type="float">
            <text:p>-4.25014617875649</text:p>
          </table:table-cell>
          <table:table-cell office:value-type="string" calcext:value-type="string">
            <text:p>Westbound Right Turn into Camden Terrace</text:p>
          </table:table-cell>
          <table:table-cell table:formula="of:=VLOOKUP([.B11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L1821_X</text:p>
          </table:table-cell>
          <table:table-cell office:value-type="float" office:value="55.8456917122619" calcext:value-type="float">
            <text:p>55.8456917122619</text:p>
          </table:table-cell>
          <table:table-cell office:value-type="float" office:value="-4.34764406424242" calcext:value-type="float">
            <text:p>-4.34764406424242</text:p>
          </table:table-cell>
          <table:table-cell office:value-type="string" calcext:value-type="string">
            <text:p>Paisley Road West eastbound R/T</text:p>
          </table:table-cell>
          <table:table-cell table:formula="of:=VLOOKUP([.B11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K5141_D</text:p>
          </table:table-cell>
          <table:table-cell office:value-type="float" office:value="55.8081943524589" calcext:value-type="float">
            <text:p>55.8081943524589</text:p>
          </table:table-cell>
          <table:table-cell office:value-type="float" office:value="-4.34908796452767" calcext:value-type="float">
            <text:p>-4.34908796452767</text:p>
          </table:table-cell>
          <table:table-cell office:value-type="string" calcext:value-type="string">
            <text:p>Nitshill Rd Eastbound to Glen Moriston</text:p>
          </table:table-cell>
          <table:table-cell table:formula="of:=VLOOKUP([.B11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B1551_T</text:p>
          </table:table-cell>
          <table:table-cell office:value-type="float" office:value="55.8456087040457" calcext:value-type="float">
            <text:p>55.8456087040457</text:p>
          </table:table-cell>
          <table:table-cell office:value-type="float" office:value="-4.25014617875649" calcext:value-type="float">
            <text:p>-4.25014617875649</text:p>
          </table:table-cell>
          <table:table-cell office:value-type="string" calcext:value-type="string">
            <text:p>Camden Terrace</text:p>
          </table:table-cell>
          <table:table-cell table:formula="of:=VLOOKUP([.B115];[FromObs.$D$3:.$D$1035];1;FALSE())" office:value-type="string" office:string-value="GB1551_T" calcext:value-type="string">
            <text:p>GB1551_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L1821_V</text:p>
          </table:table-cell>
          <table:table-cell office:value-type="float" office:value="55.8456917122619" calcext:value-type="float">
            <text:p>55.8456917122619</text:p>
          </table:table-cell>
          <table:table-cell office:value-type="float" office:value="-4.34764406424242" calcext:value-type="float">
            <text:p>-4.34764406424242</text:p>
          </table:table-cell>
          <table:table-cell office:value-type="string" calcext:value-type="string">
            <text:p>Mosspark Drive</text:p>
          </table:table-cell>
          <table:table-cell table:formula="of:=VLOOKUP([.B116];[FromObs.$D$3:.$D$1035];1;FALSE())" office:value-type="string" office:string-value="GL1821_V" calcext:value-type="string">
            <text:p>GL1821_V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K5141_B</text:p>
          </table:table-cell>
          <table:table-cell office:value-type="float" office:value="55.8108666175949" calcext:value-type="float">
            <text:p>55.8108666175949</text:p>
          </table:table-cell>
          <table:table-cell office:value-type="float" office:value="-4.35504269022466" calcext:value-type="float">
            <text:p>-4.35504269022466</text:p>
          </table:table-cell>
          <table:table-cell office:value-type="string" calcext:value-type="string">
            <text:p>Nitshill Rd Westbound</text:p>
          </table:table-cell>
          <table:table-cell table:formula="of:=VLOOKUP([.B11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B1551_S</text:p>
          </table:table-cell>
          <table:table-cell office:value-type="float" office:value="55.8451373881192" calcext:value-type="float">
            <text:p>55.8451373881192</text:p>
          </table:table-cell>
          <table:table-cell office:value-type="float" office:value="-4.24888892451921" calcext:value-type="float">
            <text:p>-4.24888892451921</text:p>
          </table:table-cell>
          <table:table-cell office:value-type="string" calcext:value-type="string">
            <text:p>Caledonia Rd westbound to Camden Terr</text:p>
          </table:table-cell>
          <table:table-cell table:formula="of:=VLOOKUP([.B118];[FromObs.$D$3:.$D$1035];1;FALSE())" office:value-type="string" office:string-value="GB1551_S" calcext:value-type="string">
            <text:p>GB1551_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D1451_F</text:p>
          </table:table-cell>
          <table:table-cell office:value-type="float" office:value="55.8836879324394" calcext:value-type="float">
            <text:p>55.8836879324394</text:p>
          </table:table-cell>
          <table:table-cell office:value-type="float" office:value="-4.32606462485755" calcext:value-type="float">
            <text:p>-4.32606462485755</text:p>
          </table:table-cell>
          <table:table-cell office:value-type="string" calcext:value-type="string">
            <text:p>Southbrae Drive Eastbound</text:p>
          </table:table-cell>
          <table:table-cell table:formula="of:=VLOOKUP([.B119];[FromObs.$D$3:.$D$1035];1;FALSE())" office:value-type="string" office:string-value="GD1451_F" calcext:value-type="string">
            <text:p>GD1451_F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L1821_S</text:p>
          </table:table-cell>
          <table:table-cell office:value-type="float" office:value="55.8457464923816" calcext:value-type="float">
            <text:p>55.8457464923816</text:p>
          </table:table-cell>
          <table:table-cell office:value-type="float" office:value="-4.34382938243795" calcext:value-type="float">
            <text:p>-4.34382938243795</text:p>
          </table:table-cell>
          <table:table-cell office:value-type="string" calcext:value-type="string">
            <text:p>Paisley Road West westbound to Mosspark Dr</text:p>
          </table:table-cell>
          <table:table-cell table:formula="of:=VLOOKUP([.B120];[FromObs.$D$3:.$D$1035];1;FALSE())" office:value-type="string" office:string-value="GL1821_S" calcext:value-type="string">
            <text:p>GL1821_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D1451_E</text:p>
          </table:table-cell>
          <table:table-cell office:value-type="float" office:value="55.8836879324394" calcext:value-type="float">
            <text:p>55.8836879324394</text:p>
          </table:table-cell>
          <table:table-cell office:value-type="float" office:value="-4.32606462485755" calcext:value-type="float">
            <text:p>-4.32606462485755</text:p>
          </table:table-cell>
          <table:table-cell office:value-type="string" calcext:value-type="string">
            <text:p>Crow Road Southbound RT</text:p>
          </table:table-cell>
          <table:table-cell table:formula="of:=VLOOKUP([.B12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L1821_R</text:p>
          </table:table-cell>
          <table:table-cell office:value-type="float" office:value="55.8456917122619" calcext:value-type="float">
            <text:p>55.8456917122619</text:p>
          </table:table-cell>
          <table:table-cell office:value-type="float" office:value="-4.34764406424242" calcext:value-type="float">
            <text:p>-4.34764406424242</text:p>
          </table:table-cell>
          <table:table-cell office:value-type="string" calcext:value-type="string">
            <text:p>Paisley Road West eastbound</text:p>
          </table:table-cell>
          <table:table-cell table:formula="of:=VLOOKUP([.B122];[FromObs.$D$3:.$D$1035];1;FALSE())" office:value-type="string" office:string-value="GL1821_R" calcext:value-type="string">
            <text:p>GL1821_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D1451_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ow Road Southbound</text:p>
          </table:table-cell>
          <table:table-cell table:formula="of:=VLOOKUP([.B123];[FromObs.$D$3:.$D$1035];1;FALSE())" office:value-type="string" office:string-value="GD1451_D" calcext:value-type="string">
            <text:p>GD1451_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D1451_C</text:p>
          </table:table-cell>
          <table:table-cell office:value-type="float" office:value="55.8853713204709" calcext:value-type="float">
            <text:p>55.8853713204709</text:p>
          </table:table-cell>
          <table:table-cell office:value-type="float" office:value="-4.32544576462314" calcext:value-type="float">
            <text:p>-4.32544576462314</text:p>
          </table:table-cell>
          <table:table-cell office:value-type="string" calcext:value-type="string">
            <text:p>Crow Road Northbound</text:p>
          </table:table-cell>
          <table:table-cell table:formula="of:=VLOOKUP([.B12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I0601_W</text:p>
          </table:table-cell>
          <table:table-cell office:value-type="float" office:value="55.8382807299805" calcext:value-type="float">
            <text:p>55.8382807299805</text:p>
          </table:table-cell>
          <table:table-cell office:value-type="float" office:value="-4.24047530230994" calcext:value-type="float">
            <text:p>-4.24047530230994</text:p>
          </table:table-cell>
          <table:table-cell office:value-type="string" calcext:value-type="string">
            <text:p>M74 off-ramp eastbound inside</text:p>
          </table:table-cell>
          <table:table-cell table:formula="of:=VLOOKUP([.B125];[FromObs.$D$3:.$D$1035];1;FALSE())" office:value-type="string" office:string-value="GI0601_W" calcext:value-type="string">
            <text:p>GI0601_W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I0601_V</text:p>
          </table:table-cell>
          <table:table-cell office:value-type="float" office:value="55.8376238109881" calcext:value-type="float">
            <text:p>55.8376238109881</text:p>
          </table:table-cell>
          <table:table-cell office:value-type="float" office:value="-4.24150756825777" calcext:value-type="float">
            <text:p>-4.24150756825777</text:p>
          </table:table-cell>
          <table:table-cell office:value-type="string" calcext:value-type="string">
            <text:p>Polmadie Rd northbound to M74 eastbound</text:p>
          </table:table-cell>
          <table:table-cell table:formula="of:=VLOOKUP([.B126];[FromObs.$D$3:.$D$1035];1;FALSE())" office:value-type="string" office:string-value="GI0601_V" calcext:value-type="string">
            <text:p>GI0601_V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G2151_V</text:p>
          </table:table-cell>
          <table:table-cell office:value-type="float" office:value="55.8582083306071" calcext:value-type="float">
            <text:p>55.8582083306071</text:p>
          </table:table-cell>
          <table:table-cell office:value-type="float" office:value="-4.22449256908599" calcext:value-type="float">
            <text:p>-4.22449256908599</text:p>
          </table:table-cell>
          <table:table-cell office:value-type="string" calcext:value-type="string">
            <text:p>Bellgrove St northbound</text:p>
          </table:table-cell>
          <table:table-cell table:formula="of:=VLOOKUP([.B127];[FromObs.$D$3:.$D$1035];1;FALSE())" office:value-type="string" office:string-value="GG2151_V" calcext:value-type="string">
            <text:p>GG2151_V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I0601_T</text:p>
          </table:table-cell>
          <table:table-cell office:value-type="float" office:value="55.838400700864" calcext:value-type="float">
            <text:p>55.838400700864</text:p>
          </table:table-cell>
          <table:table-cell office:value-type="float" office:value="-4.23931629400079" calcext:value-type="float">
            <text:p>-4.23931629400079</text:p>
          </table:table-cell>
          <table:table-cell office:value-type="string" calcext:value-type="string">
            <text:p>Polmadie Road southbound to M74 eastbound</text:p>
          </table:table-cell>
          <table:table-cell table:formula="of:=VLOOKUP([.B128];[FromObs.$D$3:.$D$1035];1;FALSE())" office:value-type="string" office:string-value="GI0601_T" calcext:value-type="string">
            <text:p>GI0601_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G2151_T</text:p>
          </table:table-cell>
          <table:table-cell office:value-type="float" office:value="55.8582083306071" calcext:value-type="float">
            <text:p>55.8582083306071</text:p>
          </table:table-cell>
          <table:table-cell office:value-type="float" office:value="-4.22449256908599" calcext:value-type="float">
            <text:p>-4.22449256908599</text:p>
          </table:table-cell>
          <table:table-cell office:value-type="string" calcext:value-type="string">
            <text:p>Westercraig southbound (one way SB)</text:p>
          </table:table-cell>
          <table:table-cell table:formula="of:=VLOOKUP([.B129];[FromObs.$D$3:.$D$1035];1;FALSE())" office:value-type="string" office:string-value="GG2151_T" calcext:value-type="string">
            <text:p>GG2151_T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G2151_S</text:p>
          </table:table-cell>
          <table:table-cell office:value-type="float" office:value="55.8589366313599" calcext:value-type="float">
            <text:p>55.8589366313599</text:p>
          </table:table-cell>
          <table:table-cell office:value-type="float" office:value="-4.2299353655849" calcext:value-type="float">
            <text:p>-4.2299353655849</text:p>
          </table:table-cell>
          <table:table-cell office:value-type="string" calcext:value-type="string">
            <text:p>Duke St. eastbound to Bellgrove</text:p>
          </table:table-cell>
          <table:table-cell table:formula="of:=VLOOKUP([.B130];[FromObs.$D$3:.$D$1035];1;FALSE())" office:value-type="string" office:string-value="GG2151_S" calcext:value-type="string">
            <text:p>GG2151_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I0601_R</text:p>
          </table:table-cell>
          <table:table-cell office:value-type="float" office:value="55.8382807299805" calcext:value-type="float">
            <text:p>55.8382807299805</text:p>
          </table:table-cell>
          <table:table-cell office:value-type="float" office:value="-4.24047530230994" calcext:value-type="float">
            <text:p>-4.24047530230994</text:p>
          </table:table-cell>
          <table:table-cell office:value-type="string" calcext:value-type="string">
            <text:p>M74 off-ramp eastbound outside</text:p>
          </table:table-cell>
          <table:table-cell table:formula="of:=VLOOKUP([.B131];[FromObs.$D$3:.$D$1035];1;FALSE())" office:value-type="string" office:string-value="GI0601_R" calcext:value-type="string">
            <text:p>GI0601_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G2151_R</text:p>
          </table:table-cell>
          <table:table-cell office:value-type="float" office:value="55.8582874343081" calcext:value-type="float">
            <text:p>55.8582874343081</text:p>
          </table:table-cell>
          <table:table-cell office:value-type="float" office:value="-4.22110944177383" calcext:value-type="float">
            <text:p>-4.22110944177383</text:p>
          </table:table-cell>
          <table:table-cell office:value-type="string" calcext:value-type="string">
            <text:p>Duke St. westbound</text:p>
          </table:table-cell>
          <table:table-cell table:formula="of:=VLOOKUP([.B132];[FromObs.$D$3:.$D$1035];1;FALSE())" office:value-type="string" office:string-value="GG2151_R" calcext:value-type="string">
            <text:p>GG2151_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K0501_D</text:p>
          </table:table-cell>
          <table:table-cell office:value-type="float" office:value="55.8343282315046" calcext:value-type="float">
            <text:p>55.8343282315046</text:p>
          </table:table-cell>
          <table:table-cell office:value-type="float" office:value="-4.27415176837278" calcext:value-type="float">
            <text:p>-4.27415176837278</text:p>
          </table:table-cell>
          <table:table-cell office:value-type="string" calcext:value-type="string">
            <text:p>Pollokshaws Road outbound to Minard Road</text:p>
          </table:table-cell>
          <table:table-cell table:formula="of:=VLOOKUP([.B133];[FromObs.$D$3:.$D$1035];1;FALSE())" office:value-type="string" office:string-value="GK0501_D" calcext:value-type="string">
            <text:p>GK0501_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K0501_C</text:p>
          </table:table-cell>
          <table:table-cell office:value-type="float" office:value="55.8302256027113" calcext:value-type="float">
            <text:p>55.8302256027113</text:p>
          </table:table-cell>
          <table:table-cell office:value-type="float" office:value="-4.28117775839706" calcext:value-type="float">
            <text:p>-4.28117775839706</text:p>
          </table:table-cell>
          <table:table-cell office:value-type="string" calcext:value-type="string">
            <text:p>Pollokshaws Road inbound to Minard Road</text:p>
          </table:table-cell>
          <table:table-cell table:formula="of:=VLOOKUP([.B134];[FromObs.$D$3:.$D$1035];1;FALSE())" office:value-type="string" office:string-value="GK0501_C" calcext:value-type="string">
            <text:p>GK0501_C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K0501_B</text:p>
          </table:table-cell>
          <table:table-cell office:value-type="float" office:value="55.8315599999309" calcext:value-type="float">
            <text:p>55.8315599999309</text:p>
          </table:table-cell>
          <table:table-cell office:value-type="float" office:value="-4.27852525539311" calcext:value-type="float">
            <text:p>-4.27852525539311</text:p>
          </table:table-cell>
          <table:table-cell office:value-type="string" calcext:value-type="string">
            <text:p>Langside Avenue</text:p>
          </table:table-cell>
          <table:table-cell table:formula="of:=VLOOKUP([.B135];[FromObs.$D$3:.$D$1035];1;FALSE())" office:value-type="string" office:string-value="GK0501_B" calcext:value-type="string">
            <text:p>GK0501_B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K0501_A</text:p>
          </table:table-cell>
          <table:table-cell office:value-type="float" office:value="55.8315599999309" calcext:value-type="float">
            <text:p>55.8315599999309</text:p>
          </table:table-cell>
          <table:table-cell office:value-type="float" office:value="-4.27852525539311" calcext:value-type="float">
            <text:p>-4.27852525539311</text:p>
          </table:table-cell>
          <table:table-cell office:value-type="string" calcext:value-type="string">
            <text:p>Minard Road</text:p>
          </table:table-cell>
          <table:table-cell table:formula="of:=VLOOKUP([.B136];[FromObs.$D$3:.$D$1035];1;FALSE())" office:value-type="string" office:string-value="GK0501_A" calcext:value-type="string">
            <text:p>GK0501_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H338B_A</text:p>
          </table:table-cell>
          <table:table-cell office:value-type="float" office:value="55.8404482712199" calcext:value-type="float">
            <text:p>55.8404482712199</text:p>
          </table:table-cell>
          <table:table-cell office:value-type="float" office:value="-4.21408621530466" calcext:value-type="float">
            <text:p>-4.21408621530466</text:p>
          </table:table-cell>
          <table:table-cell office:value-type="string" calcext:value-type="string">
            <text:p>Dalmarnock Road eastbound to Birkwood St. EB</text:p>
          </table:table-cell>
          <table:table-cell table:formula="of:=VLOOKUP([.B13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F215A_V</text:p>
          </table:table-cell>
          <table:table-cell office:value-type="float" office:value="55.8691684103758" calcext:value-type="float">
            <text:p>55.8691684103758</text:p>
          </table:table-cell>
          <table:table-cell office:value-type="float" office:value="-4.19017856981983" calcext:value-type="float">
            <text:p>-4.19017856981983</text:p>
          </table:table-cell>
          <table:table-cell office:value-type="string" calcext:value-type="string">
            <text:p>Cumbernauld Rd northbound to Naver St</text:p>
          </table:table-cell>
          <table:table-cell table:formula="of:=VLOOKUP([.B138];[FromObs.$D$3:.$D$1035];1;FALSE())" office:value-type="string" office:string-value="GF215A_V" calcext:value-type="string">
            <text:p>GF215A_V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A5201_D</text:p>
          </table:table-cell>
          <table:table-cell office:value-type="float" office:value="55.8589846282417" calcext:value-type="float">
            <text:p>55.8589846282417</text:p>
          </table:table-cell>
          <table:table-cell office:value-type="float" office:value="-4.24163534267433" calcext:value-type="float">
            <text:p>-4.24163534267433</text:p>
          </table:table-cell>
          <table:table-cell office:value-type="string" calcext:value-type="string">
            <text:p>High St southbound to Bell St</text:p>
          </table:table-cell>
          <table:table-cell table:formula="of:=VLOOKUP([.B139];[FromObs.$D$3:.$D$1035];1;FALSE())" office:value-type="string" office:string-value="GA5201_D" calcext:value-type="string">
            <text:p>GA5201_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F215A_T</text:p>
          </table:table-cell>
          <table:table-cell office:value-type="float" office:value="55.8728949152898" calcext:value-type="float">
            <text:p>55.8728949152898</text:p>
          </table:table-cell>
          <table:table-cell office:value-type="float" office:value="-4.18530509000042" calcext:value-type="float">
            <text:p>-4.18530509000042</text:p>
          </table:table-cell>
          <table:table-cell office:value-type="string" calcext:value-type="string">
            <text:p>Cumbernauld Rd southbound to Naver St</text:p>
          </table:table-cell>
          <table:table-cell table:formula="of:=VLOOKUP([.B140];[FromObs.$D$3:.$D$1035];1;FALSE())" office:value-type="string" office:string-value="GF215A_T" calcext:value-type="string">
            <text:p>GF215A_T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A5201_B</text:p>
          </table:table-cell>
          <table:table-cell office:value-type="float" office:value="55.8575935382645" calcext:value-type="float">
            <text:p>55.8575935382645</text:p>
          </table:table-cell>
          <table:table-cell office:value-type="float" office:value="-4.24251396085407" calcext:value-type="float">
            <text:p>-4.24251396085407</text:p>
          </table:table-cell>
          <table:table-cell office:value-type="string" calcext:value-type="string">
            <text:p>Bell St westbound</text:p>
          </table:table-cell>
          <table:table-cell table:formula="of:=VLOOKUP([.B141];[FromObs.$D$3:.$D$1035];1;FALSE())" office:value-type="string" office:string-value="GA5201_B" calcext:value-type="string">
            <text:p>GA5201_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A5201_A</text:p>
          </table:table-cell>
          <table:table-cell office:value-type="float" office:value="55.8575935382645" calcext:value-type="float">
            <text:p>55.8575935382645</text:p>
          </table:table-cell>
          <table:table-cell office:value-type="float" office:value="-4.24251396085407" calcext:value-type="float">
            <text:p>-4.24251396085407</text:p>
          </table:table-cell>
          <table:table-cell office:value-type="string" calcext:value-type="string">
            <text:p>Bell St eastbound</text:p>
          </table:table-cell>
          <table:table-cell table:formula="of:=VLOOKUP([.B142];[FromObs.$D$3:.$D$1035];1;FALSE())" office:value-type="string" office:string-value="GA5201_A" calcext:value-type="string">
            <text:p>GA5201_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B0141_V</text:p>
          </table:table-cell>
          <table:table-cell office:value-type="float" office:value="55.8515894784078" calcext:value-type="float">
            <text:p>55.8515894784078</text:p>
          </table:table-cell>
          <table:table-cell office:value-type="float" office:value="-4.26559007812666" calcext:value-type="float">
            <text:p>-4.26559007812666</text:p>
          </table:table-cell>
          <table:table-cell office:value-type="string" calcext:value-type="string">
            <text:p>West Street to Wallace St northbound outside lanes</text:p>
          </table:table-cell>
          <table:table-cell table:formula="of:=VLOOKUP([.B143];[FromObs.$D$3:.$D$1035];1;FALSE())" office:value-type="string" office:string-value="GB0141_V" calcext:value-type="string">
            <text:p>GB0141_V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B0141_U</text:p>
          </table:table-cell>
          <table:table-cell office:value-type="float" office:value="55.8515894784078" calcext:value-type="float">
            <text:p>55.8515894784078</text:p>
          </table:table-cell>
          <table:table-cell office:value-type="float" office:value="-4.26559007812666" calcext:value-type="float">
            <text:p>-4.26559007812666</text:p>
          </table:table-cell>
          <table:table-cell office:value-type="string" calcext:value-type="string">
            <text:p>West Street to Wallace St northbound inside lane</text:p>
          </table:table-cell>
          <table:table-cell table:formula="of:=VLOOKUP([.B144];[FromObs.$D$3:.$D$1035];1;FALSE())" office:value-type="string" office:string-value="GB0141_U" calcext:value-type="string">
            <text:p>GB0141_U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A1551_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gyle Street w/b from Oswald Street</text:p>
          </table:table-cell>
          <table:table-cell table:formula="of:=VLOOKUP([.B145];[FromObs.$D$3:.$D$1035];1;FALSE())" office:value-type="string" office:string-value="GA1551_J" calcext:value-type="string">
            <text:p>GA1551_J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G2581_F</text:p>
          </table:table-cell>
          <table:table-cell office:value-type="float" office:value="55.8550745189919" calcext:value-type="float">
            <text:p>55.8550745189919</text:p>
          </table:table-cell>
          <table:table-cell office:value-type="float" office:value="-4.1978377008337" calcext:value-type="float">
            <text:p>-4.1978377008337</text:p>
          </table:table-cell>
          <table:table-cell office:value-type="string" calcext:value-type="string">
            <text:p>Shettleston Road westbound to Duke St inside lane</text:p>
          </table:table-cell>
          <table:table-cell table:formula="of:=VLOOKUP([.B146];[FromObs.$D$3:.$D$1035];1;FALSE())" office:value-type="string" office:string-value="GG2581_F" calcext:value-type="string">
            <text:p>GG2581_F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K5051_T</text:p>
          </table:table-cell>
          <table:table-cell office:value-type="float" office:value="55.8028726828503" calcext:value-type="float">
            <text:p>55.8028726828503</text:p>
          </table:table-cell>
          <table:table-cell office:value-type="float" office:value="-4.33261861408108" calcext:value-type="float">
            <text:p>-4.33261861408108</text:p>
          </table:table-cell>
          <table:table-cell office:value-type="string" calcext:value-type="string">
            <text:p>Kyleakin Road Southbound</text:p>
          </table:table-cell>
          <table:table-cell table:formula="of:=VLOOKUP([.B14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K5051_S</text:p>
          </table:table-cell>
          <table:table-cell office:value-type="float" office:value="55.8028726828503" calcext:value-type="float">
            <text:p>55.8028726828503</text:p>
          </table:table-cell>
          <table:table-cell office:value-type="float" office:value="-4.33261861408108" calcext:value-type="float">
            <text:p>-4.33261861408108</text:p>
          </table:table-cell>
          <table:table-cell office:value-type="string" calcext:value-type="string">
            <text:p>Nitshill Rd Westbound to M77</text:p>
          </table:table-cell>
          <table:table-cell table:formula="of:=VLOOKUP([.B14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K5051_R</text:p>
          </table:table-cell>
          <table:table-cell office:value-type="float" office:value="55.8028726828503" calcext:value-type="float">
            <text:p>55.8028726828503</text:p>
          </table:table-cell>
          <table:table-cell office:value-type="float" office:value="-4.33261861408108" calcext:value-type="float">
            <text:p>-4.33261861408108</text:p>
          </table:table-cell>
          <table:table-cell office:value-type="string" calcext:value-type="string">
            <text:p>Nitshill Rd Eastbound to Loganswell Rd</text:p>
          </table:table-cell>
          <table:table-cell table:formula="of:=VLOOKUP([.B14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G2581_C</text:p>
          </table:table-cell>
          <table:table-cell office:value-type="float" office:value="55.8534786671666" calcext:value-type="float">
            <text:p>55.8534786671666</text:p>
          </table:table-cell>
          <table:table-cell office:value-type="float" office:value="-4.19761975923391" calcext:value-type="float">
            <text:p>-4.19761975923391</text:p>
          </table:table-cell>
          <table:table-cell office:value-type="string" calcext:value-type="string">
            <text:p>Duke St. to Duke St East</text:p>
          </table:table-cell>
          <table:table-cell table:formula="of:=VLOOKUP([.B150];[FromObs.$D$3:.$D$1035];1;FALSE())" office:value-type="string" office:string-value="GG2581_C" calcext:value-type="string">
            <text:p>GG2581_C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G2581_B</text:p>
          </table:table-cell>
          <table:table-cell office:value-type="float" office:value="55.8550745189919" calcext:value-type="float">
            <text:p>55.8550745189919</text:p>
          </table:table-cell>
          <table:table-cell office:value-type="float" office:value="-4.1978377008337" calcext:value-type="float">
            <text:p>-4.1978377008337</text:p>
          </table:table-cell>
          <table:table-cell office:value-type="string" calcext:value-type="string">
            <text:p>Shettleston Road westbound to Duke St outside lane</text:p>
          </table:table-cell>
          <table:table-cell table:formula="of:=VLOOKUP([.B151];[FromObs.$D$3:.$D$1035];1;FALSE())" office:value-type="string" office:string-value="GG2581_B" calcext:value-type="string">
            <text:p>GG2581_B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L1301_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isley Road West westbound</text:p>
          </table:table-cell>
          <table:table-cell table:formula="of:=VLOOKUP([.B152];[FromObs.$D$3:.$D$1035];1;FALSE())" office:value-type="string" office:string-value="GL1301_T" calcext:value-type="string">
            <text:p>GL1301_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G2581_A</text:p>
          </table:table-cell>
          <table:table-cell office:value-type="float" office:value="55.8555373801353" calcext:value-type="float">
            <text:p>55.8555373801353</text:p>
          </table:table-cell>
          <table:table-cell office:value-type="float" office:value="-4.19909416708192" calcext:value-type="float">
            <text:p>-4.19909416708192</text:p>
          </table:table-cell>
          <table:table-cell office:value-type="string" calcext:value-type="string">
            <text:p>Shettleston Road eastbound to Duke St East</text:p>
          </table:table-cell>
          <table:table-cell table:formula="of:=VLOOKUP([.B153];[FromObs.$D$3:.$D$1035];1;FALSE())" office:value-type="string" office:string-value="GG2581_A" calcext:value-type="string">
            <text:p>GG2581_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L1301_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ra St</text:p>
          </table:table-cell>
          <table:table-cell table:formula="of:=VLOOKUP([.B154];[FromObs.$D$3:.$D$1035];1;FALSE())" office:value-type="string" office:string-value="GL1301_S" calcext:value-type="string">
            <text:p>GL1301_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L1301_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isley Road West eastbound</text:p>
          </table:table-cell>
          <table:table-cell table:formula="of:=VLOOKUP([.B155];[FromObs.$D$3:.$D$1035];1;FALSE())" office:value-type="string" office:string-value="GL1301_R" calcext:value-type="string">
            <text:p>GL1301_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D2251_S</text:p>
          </table:table-cell>
          <table:table-cell office:value-type="float" office:value="55.8808518824117" calcext:value-type="float">
            <text:p>55.8808518824117</text:p>
          </table:table-cell>
          <table:table-cell office:value-type="float" office:value="-4.27488979510388" calcext:value-type="float">
            <text:p>-4.27488979510388</text:p>
          </table:table-cell>
          <table:table-cell office:value-type="string" calcext:value-type="string">
            <text:p>Maryhill Road outbound towards Fire Station</text:p>
          </table:table-cell>
          <table:table-cell table:formula="of:=VLOOKUP([.B156];[FromObs.$D$3:.$D$1035];1;FALSE())" office:value-type="string" office:string-value="GD2251_S" calcext:value-type="string">
            <text:p>GD2251_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H337A_B</text:p>
          </table:table-cell>
          <table:table-cell office:value-type="float" office:value="55.8388174862812" calcext:value-type="float">
            <text:p>55.8388174862812</text:p>
          </table:table-cell>
          <table:table-cell office:value-type="float" office:value="-4.21081517254575" calcext:value-type="float">
            <text:p>-4.21081517254575</text:p>
          </table:table-cell>
          <table:table-cell office:value-type="string" calcext:value-type="string">
            <text:p>Dalmarnock Road westbound to Birkwood St</text:p>
          </table:table-cell>
          <table:table-cell table:formula="of:=VLOOKUP([.B157];[FromObs.$D$3:.$D$1035];1;FALSE())" office:value-type="string" office:string-value="GH337A_B" calcext:value-type="string">
            <text:p>GH337A_B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K4591_B</text:p>
          </table:table-cell>
          <table:table-cell office:value-type="float" office:value="55.8297843116656" calcext:value-type="float">
            <text:p>55.8297843116656</text:p>
          </table:table-cell>
          <table:table-cell office:value-type="float" office:value="-4.36308467912362" calcext:value-type="float">
            <text:p>-4.36308467912362</text:p>
          </table:table-cell>
          <table:table-cell office:value-type="string" calcext:value-type="string">
            <text:p>Crookston Rd northbound</text:p>
          </table:table-cell>
          <table:table-cell table:formula="of:=VLOOKUP([.B15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D2251_R</text:p>
          </table:table-cell>
          <table:table-cell office:value-type="float" office:value="55.8842724179977" calcext:value-type="float">
            <text:p>55.8842724179977</text:p>
          </table:table-cell>
          <table:table-cell office:value-type="float" office:value="-4.28043075601954" calcext:value-type="float">
            <text:p>-4.28043075601954</text:p>
          </table:table-cell>
          <table:table-cell office:value-type="string" calcext:value-type="string">
            <text:p>Maryhill Road inbound to Fire Station</text:p>
          </table:table-cell>
          <table:table-cell table:formula="of:=VLOOKUP([.B159];[FromObs.$D$3:.$D$1035];1;FALSE())" office:value-type="string" office:string-value="GD2251_R" calcext:value-type="string">
            <text:p>GD2251_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K4591_A</text:p>
          </table:table-cell>
          <table:table-cell office:value-type="float" office:value="55.8251942495781" calcext:value-type="float">
            <text:p>55.8251942495781</text:p>
          </table:table-cell>
          <table:table-cell office:value-type="float" office:value="-4.3634129745883" calcext:value-type="float">
            <text:p>-4.3634129745883</text:p>
          </table:table-cell>
          <table:table-cell office:value-type="string" calcext:value-type="string">
            <text:p>Crookston Rd southbound</text:p>
          </table:table-cell>
          <table:table-cell table:formula="of:=VLOOKUP([.B16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L2621_T</text:p>
          </table:table-cell>
          <table:table-cell office:value-type="float" office:value="55.8553412743789" calcext:value-type="float">
            <text:p>55.8553412743789</text:p>
          </table:table-cell>
          <table:table-cell office:value-type="float" office:value="-4.29591200082532" calcext:value-type="float">
            <text:p>-4.29591200082532</text:p>
          </table:table-cell>
          <table:table-cell office:value-type="string" calcext:value-type="string">
            <text:p>Govan Rd Northbound</text:p>
          </table:table-cell>
          <table:table-cell table:formula="of:=VLOOKUP([.B161];[FromObs.$D$3:.$D$1035];1;FALSE())" office:value-type="string" office:string-value="GL2621_T" calcext:value-type="string">
            <text:p>GL2621_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C0051_G</text:p>
          </table:table-cell>
          <table:table-cell office:value-type="float" office:value="55.8629891243402" calcext:value-type="float">
            <text:p>55.8629891243402</text:p>
          </table:table-cell>
          <table:table-cell office:value-type="float" office:value="-4.27513967111966" calcext:value-type="float">
            <text:p>-4.27513967111966</text:p>
          </table:table-cell>
          <table:table-cell office:value-type="string" calcext:value-type="string">
            <text:p>Elderslie Street North</text:p>
          </table:table-cell>
          <table:table-cell table:formula="of:=VLOOKUP([.B162];[FromObs.$D$3:.$D$1035];1;FALSE())" office:value-type="string" office:string-value="GC0051_G" calcext:value-type="string">
            <text:p>GC0051_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A4651_V</text:p>
          </table:table-cell>
          <table:table-cell office:value-type="float" office:value="55.8516417930668" calcext:value-type="float">
            <text:p>55.8516417930668</text:p>
          </table:table-cell>
          <table:table-cell office:value-type="float" office:value="-4.25295539814689" calcext:value-type="float">
            <text:p>-4.25295539814689</text:p>
          </table:table-cell>
          <table:table-cell office:value-type="string" calcext:value-type="string">
            <text:p>Gorbals Street n/b to Victoria Bridge</text:p>
          </table:table-cell>
          <table:table-cell table:formula="of:=VLOOKUP([.B163];[FromObs.$D$3:.$D$1035];1;FALSE())" office:value-type="string" office:string-value="GA4651_V" calcext:value-type="string">
            <text:p>GA4651_V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C0051_F</text:p>
          </table:table-cell>
          <table:table-cell office:value-type="float" office:value="55.8629891243402" calcext:value-type="float">
            <text:p>55.8629891243402</text:p>
          </table:table-cell>
          <table:table-cell office:value-type="float" office:value="-4.27513967111966" calcext:value-type="float">
            <text:p>-4.27513967111966</text:p>
          </table:table-cell>
          <table:table-cell office:value-type="string" calcext:value-type="string">
            <text:p>Elderslie Street South</text:p>
          </table:table-cell>
          <table:table-cell table:formula="of:=VLOOKUP([.B164];[FromObs.$D$3:.$D$1035];1;FALSE())" office:value-type="string" office:string-value="GC0051_F" calcext:value-type="string">
            <text:p>GC0051_F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C0051_E</text:p>
          </table:table-cell>
          <table:table-cell office:value-type="float" office:value="55.8630041661975" calcext:value-type="float">
            <text:p>55.8630041661975</text:p>
          </table:table-cell>
          <table:table-cell office:value-type="float" office:value="-4.26994652479772" calcext:value-type="float">
            <text:p>-4.26994652479772</text:p>
          </table:table-cell>
          <table:table-cell office:value-type="string" calcext:value-type="string">
            <text:p>St Vincent Street West to Elderslie St</text:p>
          </table:table-cell>
          <table:table-cell table:formula="of:=VLOOKUP([.B165];[FromObs.$D$3:.$D$1035];1;FALSE())" office:value-type="string" office:string-value="GC0051_E" calcext:value-type="string">
            <text:p>GC0051_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A4651_T</text:p>
          </table:table-cell>
          <table:table-cell office:value-type="float" office:value="55.8554454845045" calcext:value-type="float">
            <text:p>55.8554454845045</text:p>
          </table:table-cell>
          <table:table-cell office:value-type="float" office:value="-4.2499000269931" calcext:value-type="float">
            <text:p>-4.2499000269931</text:p>
          </table:table-cell>
          <table:table-cell office:value-type="string" calcext:value-type="string">
            <text:p>Stockwell Street Southbound</text:p>
          </table:table-cell>
          <table:table-cell table:formula="of:=VLOOKUP([.B166];[FromObs.$D$3:.$D$1035];1;FALSE())" office:value-type="string" office:string-value="GA4651_T" calcext:value-type="string">
            <text:p>GA4651_T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C0051_D</text:p>
          </table:table-cell>
          <table:table-cell office:value-type="float" office:value="55.8633565510678" calcext:value-type="float">
            <text:p>55.8633565510678</text:p>
          </table:table-cell>
          <table:table-cell office:value-type="float" office:value="-4.28005158489754" calcext:value-type="float">
            <text:p>-4.28005158489754</text:p>
          </table:table-cell>
          <table:table-cell office:value-type="string" calcext:value-type="string">
            <text:p>Argyle Street to Elderslie Street</text:p>
          </table:table-cell>
          <table:table-cell table:formula="of:=VLOOKUP([.B167];[FromObs.$D$3:.$D$1035];1;FALSE())" office:value-type="string" office:string-value="GC0051_D" calcext:value-type="string">
            <text:p>GC0051_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A0571_V</text:p>
          </table:table-cell>
          <table:table-cell office:value-type="float" office:value="55.8607107983166" calcext:value-type="float">
            <text:p>55.8607107983166</text:p>
          </table:table-cell>
          <table:table-cell office:value-type="float" office:value="-4.26466695088232" calcext:value-type="float">
            <text:p>-4.26466695088232</text:p>
          </table:table-cell>
          <table:table-cell office:value-type="string" calcext:value-type="string">
            <text:p>Douglas St Northbound from Cadogan St</text:p>
          </table:table-cell>
          <table:table-cell table:formula="of:=VLOOKUP([.B168];[FromObs.$D$3:.$D$1035];1;FALSE())" office:value-type="string" office:string-value="GA0571_V" calcext:value-type="string">
            <text:p>GA0571_V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A4651_S</text:p>
          </table:table-cell>
          <table:table-cell office:value-type="float" office:value="55.8530684661811" calcext:value-type="float">
            <text:p>55.8530684661811</text:p>
          </table:table-cell>
          <table:table-cell office:value-type="float" office:value="-4.24669494066913" calcext:value-type="float">
            <text:p>-4.24669494066913</text:p>
          </table:table-cell>
          <table:table-cell office:value-type="string" calcext:value-type="string">
            <text:p>Clyde Street westbound to Stockwell St</text:p>
          </table:table-cell>
          <table:table-cell table:formula="of:=VLOOKUP([.B169];[FromObs.$D$3:.$D$1035];1;FALSE())" office:value-type="string" office:string-value="GA4651_S" calcext:value-type="string">
            <text:p>GA4651_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A4651_R</text:p>
          </table:table-cell>
          <table:table-cell office:value-type="float" office:value="55.8545935991961" calcext:value-type="float">
            <text:p>55.8545935991961</text:p>
          </table:table-cell>
          <table:table-cell office:value-type="float" office:value="-4.25077750430257" calcext:value-type="float">
            <text:p>-4.25077750430257</text:p>
          </table:table-cell>
          <table:table-cell office:value-type="string" calcext:value-type="string">
            <text:p>Clyde Street Eastbound</text:p>
          </table:table-cell>
          <table:table-cell table:formula="of:=VLOOKUP([.B170];[FromObs.$D$3:.$D$1035];1;FALSE())" office:value-type="string" office:string-value="GA4651_R" calcext:value-type="string">
            <text:p>GA4651_R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G1171_D</text:p>
          </table:table-cell>
          <table:table-cell office:value-type="float" office:value="55.8713589959702" calcext:value-type="float">
            <text:p>55.8713589959702</text:p>
          </table:table-cell>
          <table:table-cell office:value-type="float" office:value="-4.15929168603979" calcext:value-type="float">
            <text:p>-4.15929168603979</text:p>
          </table:table-cell>
          <table:table-cell office:value-type="string" calcext:value-type="string">
            <text:p>Stepps Road NB R/T into Gartloch Rd (E)</text:p>
          </table:table-cell>
          <table:table-cell table:formula="of:=VLOOKUP([.B17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G1171_C</text:p>
          </table:table-cell>
          <table:table-cell office:value-type="float" office:value="55.8713589959702" calcext:value-type="float">
            <text:p>55.8713589959702</text:p>
          </table:table-cell>
          <table:table-cell office:value-type="float" office:value="-4.15929168603979" calcext:value-type="float">
            <text:p>-4.15929168603979</text:p>
          </table:table-cell>
          <table:table-cell office:value-type="string" calcext:value-type="string">
            <text:p>Stepps Road</text:p>
          </table:table-cell>
          <table:table-cell table:formula="of:=VLOOKUP([.B17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G1171_B</text:p>
          </table:table-cell>
          <table:table-cell office:value-type="float" office:value="55.8713589959702" calcext:value-type="float">
            <text:p>55.8713589959702</text:p>
          </table:table-cell>
          <table:table-cell office:value-type="float" office:value="-4.15929168603979" calcext:value-type="float">
            <text:p>-4.15929168603979</text:p>
          </table:table-cell>
          <table:table-cell office:value-type="string" calcext:value-type="string">
            <text:p>Gartloch Road (E)</text:p>
          </table:table-cell>
          <table:table-cell table:formula="of:=VLOOKUP([.B17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G1171_A</text:p>
          </table:table-cell>
          <table:table-cell office:value-type="float" office:value="55.8713589959702" calcext:value-type="float">
            <text:p>55.8713589959702</text:p>
          </table:table-cell>
          <table:table-cell office:value-type="float" office:value="-4.15929168603979" calcext:value-type="float">
            <text:p>-4.15929168603979</text:p>
          </table:table-cell>
          <table:table-cell office:value-type="string" calcext:value-type="string">
            <text:p>Borthwick Street</text:p>
          </table:table-cell>
          <table:table-cell table:formula="of:=VLOOKUP([.B17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A0571_N</text:p>
          </table:table-cell>
          <table:table-cell office:value-type="float" office:value="55.8607456286826" calcext:value-type="float">
            <text:p>55.8607456286826</text:p>
          </table:table-cell>
          <table:table-cell office:value-type="float" office:value="-4.26326268058807" calcext:value-type="float">
            <text:p>-4.26326268058807</text:p>
          </table:table-cell>
          <table:table-cell office:value-type="string" calcext:value-type="string">
            <text:p>Waterloo St Westbound inside to Douglas St</text:p>
          </table:table-cell>
          <table:table-cell table:formula="of:=VLOOKUP([.B175];[FromObs.$D$3:.$D$1035];1;FALSE())" office:value-type="string" office:string-value="GA0571_N" calcext:value-type="string">
            <text:p>GA0571_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D0801_C</text:p>
          </table:table-cell>
          <table:table-cell office:value-type="float" office:value="55.8685913613591" calcext:value-type="float">
            <text:p>55.8685913613591</text:p>
          </table:table-cell>
          <table:table-cell office:value-type="float" office:value="-4.27351731722229" calcext:value-type="float">
            <text:p>-4.27351731722229</text:p>
          </table:table-cell>
          <table:table-cell office:value-type="string" calcext:value-type="string">
            <text:p>Lynedoch Street</text:p>
          </table:table-cell>
          <table:table-cell table:formula="of:=VLOOKUP([.B176];[FromObs.$D$3:.$D$1035];1;FALSE())" office:value-type="string" office:string-value="GD0801_C" calcext:value-type="string">
            <text:p>GD0801_C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D0801_A</text:p>
          </table:table-cell>
          <table:table-cell office:value-type="float" office:value="55.8685913613591" calcext:value-type="float">
            <text:p>55.8685913613591</text:p>
          </table:table-cell>
          <table:table-cell office:value-type="float" office:value="-4.27351731722229" calcext:value-type="float">
            <text:p>-4.27351731722229</text:p>
          </table:table-cell>
          <table:table-cell office:value-type="string" calcext:value-type="string">
            <text:p>Woodlands Road Southbound to Lynedoch Street</text:p>
          </table:table-cell>
          <table:table-cell table:formula="of:=VLOOKUP([.B177];[FromObs.$D$3:.$D$1035];1;FALSE())" office:value-type="string" office:string-value="GD0801_A" calcext:value-type="string">
            <text:p>GD0801_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L2621_A</text:p>
          </table:table-cell>
          <table:table-cell office:value-type="float" office:value="55.8563198627622" calcext:value-type="float">
            <text:p>55.8563198627622</text:p>
          </table:table-cell>
          <table:table-cell office:value-type="float" office:value="-4.29307754594355" calcext:value-type="float">
            <text:p>-4.29307754594355</text:p>
          </table:table-cell>
          <table:table-cell office:value-type="string" calcext:value-type="string">
            <text:p>Pacific Dr eastbound</text:p>
          </table:table-cell>
          <table:table-cell table:formula="of:=VLOOKUP([.B17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B0051_W</text:p>
          </table:table-cell>
          <table:table-cell office:value-type="float" office:value="55.8534693510957" calcext:value-type="float">
            <text:p>55.8534693510957</text:p>
          </table:table-cell>
          <table:table-cell office:value-type="float" office:value="-4.26453314329782" calcext:value-type="float">
            <text:p>-4.26453314329782</text:p>
          </table:table-cell>
          <table:table-cell office:value-type="string" calcext:value-type="string">
            <text:p>West Street to Kingston Street northbound outside lane</text:p>
          </table:table-cell>
          <table:table-cell table:formula="of:=VLOOKUP([.B179];[FromObs.$D$3:.$D$1035];1;FALSE())" office:value-type="string" office:string-value="GB0051_W" calcext:value-type="string">
            <text:p>GB0051_W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B0051_V</text:p>
          </table:table-cell>
          <table:table-cell office:value-type="float" office:value="55.8534693510957" calcext:value-type="float">
            <text:p>55.8534693510957</text:p>
          </table:table-cell>
          <table:table-cell office:value-type="float" office:value="-4.26453314329782" calcext:value-type="float">
            <text:p>-4.26453314329782</text:p>
          </table:table-cell>
          <table:table-cell office:value-type="string" calcext:value-type="string">
            <text:p>West Street to Kingston Street northbound inside lane</text:p>
          </table:table-cell>
          <table:table-cell table:formula="of:=VLOOKUP([.B180];[FromObs.$D$3:.$D$1035];1;FALSE())" office:value-type="string" office:string-value="GB0051_V" calcext:value-type="string">
            <text:p>GB0051_V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A0571_A</text:p>
          </table:table-cell>
          <table:table-cell office:value-type="float" office:value="55.8544600840399" calcext:value-type="float">
            <text:p>55.8544600840399</text:p>
          </table:table-cell>
          <table:table-cell office:value-type="float" office:value="-4.39999139474913" calcext:value-type="float">
            <text:p>-4.39999139474913</text:p>
          </table:table-cell>
          <table:table-cell office:value-type="string" calcext:value-type="string">
            <text:p>London Road e/b to Kent St</text:p>
          </table:table-cell>
          <table:table-cell table:formula="of:=VLOOKUP([.B18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J2721_D</text:p>
          </table:table-cell>
          <table:table-cell office:value-type="float" office:value="55.8409993806453" calcext:value-type="float">
            <text:p>55.8409993806453</text:p>
          </table:table-cell>
          <table:table-cell office:value-type="float" office:value="-4.25596531994687" calcext:value-type="float">
            <text:p>-4.25596531994687</text:p>
          </table:table-cell>
          <table:table-cell office:value-type="string" calcext:value-type="string">
            <text:p>Cathcart Rd southbound</text:p>
          </table:table-cell>
          <table:table-cell table:formula="of:=VLOOKUP([.B18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J2721_C</text:p>
          </table:table-cell>
          <table:table-cell office:value-type="float" office:value="55.8385788515332" calcext:value-type="float">
            <text:p>55.8385788515332</text:p>
          </table:table-cell>
          <table:table-cell office:value-type="float" office:value="-4.25710280706614" calcext:value-type="float">
            <text:p>-4.25710280706614</text:p>
          </table:table-cell>
          <table:table-cell office:value-type="string" calcext:value-type="string">
            <text:p>Cathcart Rd northbound to Butterbiggins Rd</text:p>
          </table:table-cell>
          <table:table-cell table:formula="of:=VLOOKUP([.B18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B0051_P</text:p>
          </table:table-cell>
          <table:table-cell office:value-type="float" office:value="55.8540775415451" calcext:value-type="float">
            <text:p>55.8540775415451</text:p>
          </table:table-cell>
          <table:table-cell office:value-type="float" office:value="-4.27054427921278" calcext:value-type="float">
            <text:p>-4.27054427921278</text:p>
          </table:table-cell>
          <table:table-cell office:value-type="string" calcext:value-type="string">
            <text:p>Paisley Road eastbound to West St</text:p>
          </table:table-cell>
          <table:table-cell table:formula="of:=VLOOKUP([.B184];[FromObs.$D$3:.$D$1035];1;FALSE())" office:value-type="string" office:string-value="GB0051_P" calcext:value-type="string">
            <text:p>GB0051_P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K4071_N</text:p>
          </table:table-cell>
          <table:table-cell office:value-type="float" office:value="55.8229071249543" calcext:value-type="float">
            <text:p>55.8229071249543</text:p>
          </table:table-cell>
          <table:table-cell office:value-type="float" office:value="-4.3339935479513" calcext:value-type="float">
            <text:p>-4.3339935479513</text:p>
          </table:table-cell>
          <table:table-cell office:value-type="string" calcext:value-type="string">
            <text:p>Barrhead Rd westbound</text:p>
          </table:table-cell>
          <table:table-cell table:formula="of:=VLOOKUP([.B18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A2351_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yde Street eastbound outside to Jamaica St</text:p>
          </table:table-cell>
          <table:table-cell table:formula="of:=VLOOKUP([.B186];[FromObs.$D$3:.$D$1035];1;FALSE())" office:value-type="string" office:string-value="GA2351_X" calcext:value-type="string">
            <text:p>GA2351_X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K4071_M</text:p>
          </table:table-cell>
          <table:table-cell office:value-type="float" office:value="55.8229071249543" calcext:value-type="float">
            <text:p>55.8229071249543</text:p>
          </table:table-cell>
          <table:table-cell office:value-type="float" office:value="-4.3339935479513" calcext:value-type="float">
            <text:p>-4.3339935479513</text:p>
          </table:table-cell>
          <table:table-cell office:value-type="string" calcext:value-type="string">
            <text:p>Barrhead Rd eastbound</text:p>
          </table:table-cell>
          <table:table-cell table:formula="of:=VLOOKUP([.B18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K4071_L</text:p>
          </table:table-cell>
          <table:table-cell office:value-type="float" office:value="55.8229071249543" calcext:value-type="float">
            <text:p>55.8229071249543</text:p>
          </table:table-cell>
          <table:table-cell office:value-type="float" office:value="-4.3339935479513" calcext:value-type="float">
            <text:p>-4.3339935479513</text:p>
          </table:table-cell>
          <table:table-cell office:value-type="string" calcext:value-type="string">
            <text:p>M77 (S) off slip</text:p>
          </table:table-cell>
          <table:table-cell table:formula="of:=VLOOKUP([.B18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A2351_T</text:p>
          </table:table-cell>
          <table:table-cell office:value-type="float" office:value="55.8573582312172" calcext:value-type="float">
            <text:p>55.8573582312172</text:p>
          </table:table-cell>
          <table:table-cell office:value-type="float" office:value="-4.25734508299534" calcext:value-type="float">
            <text:p>-4.25734508299534</text:p>
          </table:table-cell>
          <table:table-cell office:value-type="string" calcext:value-type="string">
            <text:p>Jamaica Street southbound</text:p>
          </table:table-cell>
          <table:table-cell table:formula="of:=VLOOKUP([.B189];[FromObs.$D$3:.$D$1035];1;FALSE())" office:value-type="string" office:string-value="GA2351_T" calcext:value-type="string">
            <text:p>GA2351_T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A2351_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yde Street eastbound inside to Jamaica St</text:p>
          </table:table-cell>
          <table:table-cell table:formula="of:=VLOOKUP([.B190];[FromObs.$D$3:.$D$1035];1;FALSE())" office:value-type="string" office:string-value="GA2351_R" calcext:value-type="string">
            <text:p>GA2351_R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B1371_V</text:p>
          </table:table-cell>
          <table:table-cell office:value-type="float" office:value="55.8511529222462" calcext:value-type="float">
            <text:p>55.8511529222462</text:p>
          </table:table-cell>
          <table:table-cell office:value-type="float" office:value="-4.25118564322678" calcext:value-type="float">
            <text:p>-4.25118564322678</text:p>
          </table:table-cell>
          <table:table-cell office:value-type="string" calcext:value-type="string">
            <text:p>St Lukes Place</text:p>
          </table:table-cell>
          <table:table-cell table:formula="of:=VLOOKUP([.B191];[FromObs.$D$3:.$D$1035];1;FALSE())" office:value-type="string" office:string-value="GB1371_V" calcext:value-type="string">
            <text:p>GB1371_V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B1371_T</text:p>
          </table:table-cell>
          <table:table-cell office:value-type="float" office:value="55.8511529222462" calcext:value-type="float">
            <text:p>55.8511529222462</text:p>
          </table:table-cell>
          <table:table-cell office:value-type="float" office:value="-4.25118564322678" calcext:value-type="float">
            <text:p>-4.25118564322678</text:p>
          </table:table-cell>
          <table:table-cell office:value-type="string" calcext:value-type="string">
            <text:p>Mosque Avenue</text:p>
          </table:table-cell>
          <table:table-cell table:formula="of:=VLOOKUP([.B192];[FromObs.$D$3:.$D$1035];1;FALSE())" office:value-type="string" office:string-value="GB1371_T" calcext:value-type="string">
            <text:p>GB1371_T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B1371_S</text:p>
          </table:table-cell>
          <table:table-cell office:value-type="float" office:value="55.85073160839" calcext:value-type="float">
            <text:p>55.85073160839</text:p>
          </table:table-cell>
          <table:table-cell office:value-type="float" office:value="-4.24866894342279" calcext:value-type="float">
            <text:p>-4.24866894342279</text:p>
          </table:table-cell>
          <table:table-cell office:value-type="string" calcext:value-type="string">
            <text:p>Ballater Street westbound to Hospital Street</text:p>
          </table:table-cell>
          <table:table-cell table:formula="of:=VLOOKUP([.B193];[FromObs.$D$3:.$D$1035];1;FALSE())" office:value-type="string" office:string-value="GB1371_S" calcext:value-type="string">
            <text:p>GB1371_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K075A_V</text:p>
          </table:table-cell>
          <table:table-cell office:value-type="float" office:value="55.8240074543369" calcext:value-type="float">
            <text:p>55.8240074543369</text:p>
          </table:table-cell>
          <table:table-cell office:value-type="float" office:value="-4.28643357973082" calcext:value-type="float">
            <text:p>-4.28643357973082</text:p>
          </table:table-cell>
          <table:table-cell office:value-type="string" calcext:value-type="string">
            <text:p>Kilmarnock Road inbound to Regwood Street</text:p>
          </table:table-cell>
          <table:table-cell table:formula="of:=VLOOKUP([.B194];[FromObs.$D$3:.$D$1035];1;FALSE())" office:value-type="string" office:string-value="GK075A_V" calcext:value-type="string">
            <text:p>GK075A_V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B1371_R</text:p>
          </table:table-cell>
          <table:table-cell office:value-type="float" office:value="55.8516417930668" calcext:value-type="float">
            <text:p>55.8516417930668</text:p>
          </table:table-cell>
          <table:table-cell office:value-type="float" office:value="-4.25295539814689" calcext:value-type="float">
            <text:p>-4.25295539814689</text:p>
          </table:table-cell>
          <table:table-cell office:value-type="string" calcext:value-type="string">
            <text:p>Ballater Street eastbound</text:p>
          </table:table-cell>
          <table:table-cell table:formula="of:=VLOOKUP([.B195];[FromObs.$D$3:.$D$1035];1;FALSE())" office:value-type="string" office:string-value="GB1371_R" calcext:value-type="string">
            <text:p>GB1371_R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K075A_T</text:p>
          </table:table-cell>
          <table:table-cell office:value-type="float" office:value="55.829397178893" calcext:value-type="float">
            <text:p>55.829397178893</text:p>
          </table:table-cell>
          <table:table-cell office:value-type="float" office:value="-4.28223102587209" calcext:value-type="float">
            <text:p>-4.28223102587209</text:p>
          </table:table-cell>
          <table:table-cell office:value-type="string" calcext:value-type="string">
            <text:p>Kilmarnock Road outbound to Regwood Street</text:p>
          </table:table-cell>
          <table:table-cell table:formula="of:=VLOOKUP([.B196];[FromObs.$D$3:.$D$1035];1;FALSE())" office:value-type="string" office:string-value="GK075A_T" calcext:value-type="string">
            <text:p>GK075A_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C1701_B</text:p>
          </table:table-cell>
          <table:table-cell office:value-type="float" office:value="55.870756840387" calcext:value-type="float">
            <text:p>55.870756840387</text:p>
          </table:table-cell>
          <table:table-cell office:value-type="float" office:value="-4.3049422860544" calcext:value-type="float">
            <text:p>-4.3049422860544</text:p>
          </table:table-cell>
          <table:table-cell office:value-type="string" calcext:value-type="string">
            <text:p>Dumbarton Road westbound to Merkland St</text:p>
          </table:table-cell>
          <table:table-cell table:formula="of:=VLOOKUP([.B197];[FromObs.$D$3:.$D$1035];1;FALSE())" office:value-type="string" office:string-value="GC1701_B" calcext:value-type="string">
            <text:p>GC1701_B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C1701_A</text:p>
          </table:table-cell>
          <table:table-cell office:value-type="float" office:value="55.87064592943" calcext:value-type="float">
            <text:p>55.87064592943</text:p>
          </table:table-cell>
          <table:table-cell office:value-type="float" office:value="-4.31276831862265" calcext:value-type="float">
            <text:p>-4.31276831862265</text:p>
          </table:table-cell>
          <table:table-cell office:value-type="string" calcext:value-type="string">
            <text:p>Dumbarton Road eastbound to Merkland St</text:p>
          </table:table-cell>
          <table:table-cell table:formula="of:=VLOOKUP([.B198];[FromObs.$D$3:.$D$1035];1;FALSE())" office:value-type="string" office:string-value="GC1701_A" calcext:value-type="string">
            <text:p>GC1701_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D3051_H</text:p>
          </table:table-cell>
          <table:table-cell office:value-type="float" office:value="55.8742167343723" calcext:value-type="float">
            <text:p>55.8742167343723</text:p>
          </table:table-cell>
          <table:table-cell office:value-type="float" office:value="-4.26185653356007" calcext:value-type="float">
            <text:p>-4.26185653356007</text:p>
          </table:table-cell>
          <table:table-cell office:value-type="string" calcext:value-type="string">
            <text:p>Possil Road outbound towards Dawson Road</text:p>
          </table:table-cell>
          <table:table-cell table:formula="of:=VLOOKUP([.B19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D3051_E</text:p>
          </table:table-cell>
          <table:table-cell office:value-type="float" office:value="55.877226409464" calcext:value-type="float">
            <text:p>55.877226409464</text:p>
          </table:table-cell>
          <table:table-cell office:value-type="float" office:value="-4.25800277726196" calcext:value-type="float">
            <text:p>-4.25800277726196</text:p>
          </table:table-cell>
          <table:table-cell office:value-type="string" calcext:value-type="string">
            <text:p>Possil Road towards Garscube Road</text:p>
          </table:table-cell>
          <table:table-cell table:formula="of:=VLOOKUP([.B200];[FromObs.$D$3:.$D$1035];1;FALSE())" office:value-type="string" office:string-value="GD3051_E" calcext:value-type="string">
            <text:p>GD3051_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D3051_D</text:p>
          </table:table-cell>
          <table:table-cell office:value-type="float" office:value="55.8742167343723" calcext:value-type="float">
            <text:p>55.8742167343723</text:p>
          </table:table-cell>
          <table:table-cell office:value-type="float" office:value="-4.26185653356007" calcext:value-type="float">
            <text:p>-4.26185653356007</text:p>
          </table:table-cell>
          <table:table-cell office:value-type="string" calcext:value-type="string">
            <text:p>Garscube Road inbound</text:p>
          </table:table-cell>
          <table:table-cell table:formula="of:=VLOOKUP([.B201];[FromObs.$D$3:.$D$1035];1;FALSE())" office:value-type="string" office:string-value="GD3051_D" calcext:value-type="string">
            <text:p>GD3051_D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A5451_X</text:p>
          </table:table-cell>
          <table:table-cell office:value-type="float" office:value="55.8661022582814" calcext:value-type="float">
            <text:p>55.8661022582814</text:p>
          </table:table-cell>
          <table:table-cell office:value-type="float" office:value="-4.23474136866225" calcext:value-type="float">
            <text:p>-4.23474136866225</text:p>
          </table:table-cell>
          <table:table-cell office:value-type="string" calcext:value-type="string">
            <text:p>Alexandra Parade westbound outside lane</text:p>
          </table:table-cell>
          <table:table-cell table:formula="of:=VLOOKUP([.B202];[FromObs.$D$3:.$D$1035];1;FALSE())" office:value-type="string" office:string-value="GA5451_X" calcext:value-type="string">
            <text:p>GA5451_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D3051_C</text:p>
          </table:table-cell>
          <table:table-cell office:value-type="float" office:value="55.8742167343723" calcext:value-type="float">
            <text:p>55.8742167343723</text:p>
          </table:table-cell>
          <table:table-cell office:value-type="float" office:value="-4.26185653356007" calcext:value-type="float">
            <text:p>-4.26185653356007</text:p>
          </table:table-cell>
          <table:table-cell office:value-type="string" calcext:value-type="string">
            <text:p>St. Georges Road</text:p>
          </table:table-cell>
          <table:table-cell table:formula="of:=VLOOKUP([.B203];[FromObs.$D$3:.$D$1035];1;FALSE())" office:value-type="string" office:string-value="GD3051_C" calcext:value-type="string">
            <text:p>GD3051_C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A5451_W</text:p>
          </table:table-cell>
          <table:table-cell office:value-type="float" office:value="55.8661022582814" calcext:value-type="float">
            <text:p>55.8661022582814</text:p>
          </table:table-cell>
          <table:table-cell office:value-type="float" office:value="-4.23474136866225" calcext:value-type="float">
            <text:p>-4.23474136866225</text:p>
          </table:table-cell>
          <table:table-cell office:value-type="string" calcext:value-type="string">
            <text:p>Motorway off ramp to Castle Street</text:p>
          </table:table-cell>
          <table:table-cell table:formula="of:=VLOOKUP([.B204];[FromObs.$D$3:.$D$1035];1;FALSE())" office:value-type="string" office:string-value="GA5451_W" calcext:value-type="string">
            <text:p>GA5451_W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D3051_B</text:p>
          </table:table-cell>
          <table:table-cell office:value-type="float" office:value="55.86947413749" calcext:value-type="float">
            <text:p>55.86947413749</text:p>
          </table:table-cell>
          <table:table-cell office:value-type="float" office:value="-4.26023805025682" calcext:value-type="float">
            <text:p>-4.26023805025682</text:p>
          </table:table-cell>
          <table:table-cell office:value-type="string" calcext:value-type="string">
            <text:p>Garscube Road outbound</text:p>
          </table:table-cell>
          <table:table-cell table:formula="of:=VLOOKUP([.B205];[FromObs.$D$3:.$D$1035];1;FALSE())" office:value-type="string" office:string-value="GD3051_B" calcext:value-type="string">
            <text:p>GD3051_B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A5451_V</text:p>
          </table:table-cell>
          <table:table-cell office:value-type="float" office:value="55.8661022582814" calcext:value-type="float">
            <text:p>55.8661022582814</text:p>
          </table:table-cell>
          <table:table-cell office:value-type="float" office:value="-4.23474136866225" calcext:value-type="float">
            <text:p>-4.23474136866225</text:p>
          </table:table-cell>
          <table:table-cell office:value-type="string" calcext:value-type="string">
            <text:p>Royal Inf. exit road.</text:p>
          </table:table-cell>
          <table:table-cell table:formula="of:=VLOOKUP([.B206];[FromObs.$D$3:.$D$1035];1;FALSE())" office:value-type="string" office:string-value="GA5451_V" calcext:value-type="string">
            <text:p>GA5451_V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D3051_A</text:p>
          </table:table-cell>
          <table:table-cell office:value-type="float" office:value="55.8742167343723" calcext:value-type="float">
            <text:p>55.8742167343723</text:p>
          </table:table-cell>
          <table:table-cell office:value-type="float" office:value="-4.26185653356007" calcext:value-type="float">
            <text:p>-4.26185653356007</text:p>
          </table:table-cell>
          <table:table-cell office:value-type="string" calcext:value-type="string">
            <text:p>Possil Road</text:p>
          </table:table-cell>
          <table:table-cell table:formula="of:=VLOOKUP([.B207];[FromObs.$D$3:.$D$1035];1;FALSE())" office:value-type="string" office:string-value="GD3051_A" calcext:value-type="string">
            <text:p>GD3051_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A5451_T</text:p>
          </table:table-cell>
          <table:table-cell office:value-type="float" office:value="55.8689262905388" calcext:value-type="float">
            <text:p>55.8689262905388</text:p>
          </table:table-cell>
          <table:table-cell office:value-type="float" office:value="-4.23463189401038" calcext:value-type="float">
            <text:p>-4.23463189401038</text:p>
          </table:table-cell>
          <table:table-cell office:value-type="string" calcext:value-type="string">
            <text:p>Castle Street to Alexandra Parade inside lane</text:p>
          </table:table-cell>
          <table:table-cell table:formula="of:=VLOOKUP([.B208];[FromObs.$D$3:.$D$1035];1;FALSE())" office:value-type="string" office:string-value="GA5451_T" calcext:value-type="string">
            <text:p>GA5451_T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A1371_V</text:p>
          </table:table-cell>
          <table:table-cell office:value-type="float" office:value="55.8620064234154" calcext:value-type="float">
            <text:p>55.8620064234154</text:p>
          </table:table-cell>
          <table:table-cell office:value-type="float" office:value="-4.26165800247885" calcext:value-type="float">
            <text:p>-4.26165800247885</text:p>
          </table:table-cell>
          <table:table-cell office:value-type="string" calcext:value-type="string">
            <text:p>West Campbell Street northbound to West George</text:p>
          </table:table-cell>
          <table:table-cell table:formula="of:=VLOOKUP([.B209];[FromObs.$D$3:.$D$1035];1;FALSE())" office:value-type="string" office:string-value="GA1371_V" calcext:value-type="string">
            <text:p>GA1371_V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A5451_S</text:p>
          </table:table-cell>
          <table:table-cell office:value-type="float" office:value="55.8648959825708" calcext:value-type="float">
            <text:p>55.8648959825708</text:p>
          </table:table-cell>
          <table:table-cell office:value-type="float" office:value="-4.2358387761257" calcext:value-type="float">
            <text:p>-4.2358387761257</text:p>
          </table:table-cell>
          <table:table-cell office:value-type="string" calcext:value-type="string">
            <text:p>Castle St. to Royal Inf.</text:p>
          </table:table-cell>
          <table:table-cell table:formula="of:=VLOOKUP([.B210];[FromObs.$D$3:.$D$1035];1;FALSE())" office:value-type="string" office:string-value="GA5451_S" calcext:value-type="string">
            <text:p>GA5451_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A5451_R</text:p>
          </table:table-cell>
          <table:table-cell office:value-type="float" office:value="55.8661022582814" calcext:value-type="float">
            <text:p>55.8661022582814</text:p>
          </table:table-cell>
          <table:table-cell office:value-type="float" office:value="-4.23474136866225" calcext:value-type="float">
            <text:p>-4.23474136866225</text:p>
          </table:table-cell>
          <table:table-cell office:value-type="string" calcext:value-type="string">
            <text:p>Alexandra Parade westbound inside lane</text:p>
          </table:table-cell>
          <table:table-cell table:formula="of:=VLOOKUP([.B211];[FromObs.$D$3:.$D$1035];1;FALSE())" office:value-type="string" office:string-value="GA5451_R" calcext:value-type="string">
            <text:p>GA5451_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A1371_R</text:p>
          </table:table-cell>
          <table:table-cell office:value-type="float" office:value="55.8627934859666" calcext:value-type="float">
            <text:p>55.8627934859666</text:p>
          </table:table-cell>
          <table:table-cell office:value-type="float" office:value="-4.26088870163925" calcext:value-type="float">
            <text:p>-4.26088870163925</text:p>
          </table:table-cell>
          <table:table-cell office:value-type="string" calcext:value-type="string">
            <text:p>West George Street eastbound</text:p>
          </table:table-cell>
          <table:table-cell table:formula="of:=VLOOKUP([.B212];[FromObs.$D$3:.$D$1035];1;FALSE())" office:value-type="string" office:string-value="GA1371_R" calcext:value-type="string">
            <text:p>GA1371_R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D207A_S</text:p>
          </table:table-cell>
          <table:table-cell office:value-type="float" office:value="55.8728952327276" calcext:value-type="float">
            <text:p>55.8728952327276</text:p>
          </table:table-cell>
          <table:table-cell office:value-type="float" office:value="-4.26919701681653" calcext:value-type="float">
            <text:p>-4.26919701681653</text:p>
          </table:table-cell>
          <table:table-cell office:value-type="string" calcext:value-type="string">
            <text:p>Maryhill Road outbound towards North Woodside Road</text:p>
          </table:table-cell>
          <table:table-cell table:formula="of:=VLOOKUP([.B213];[FromObs.$D$3:.$D$1035];1;FALSE())" office:value-type="string" office:string-value="GD207A_S" calcext:value-type="string">
            <text:p>GD207A_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D207A_R</text:p>
          </table:table-cell>
          <table:table-cell office:value-type="float" office:value="55.8772748898827" calcext:value-type="float">
            <text:p>55.8772748898827</text:p>
          </table:table-cell>
          <table:table-cell office:value-type="float" office:value="-4.27148301600529" calcext:value-type="float">
            <text:p>-4.27148301600529</text:p>
          </table:table-cell>
          <table:table-cell office:value-type="string" calcext:value-type="string">
            <text:p>Maryhill Road inbound towards North Woodside Road</text:p>
          </table:table-cell>
          <table:table-cell table:formula="of:=VLOOKUP([.B214];[FromObs.$D$3:.$D$1035];1;FALSE())" office:value-type="string" office:string-value="GD207A_R" calcext:value-type="string">
            <text:p>GD207A_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G230A_B</text:p>
          </table:table-cell>
          <table:table-cell office:value-type="float" office:value="55.8584478765251" calcext:value-type="float">
            <text:p>55.8584478765251</text:p>
          </table:table-cell>
          <table:table-cell office:value-type="float" office:value="-4.2137041012698" calcext:value-type="float">
            <text:p>-4.2137041012698</text:p>
          </table:table-cell>
          <table:table-cell office:value-type="string" calcext:value-type="string">
            <text:p>Duke St. westbound to Armadale St</text:p>
          </table:table-cell>
          <table:table-cell table:formula="of:=VLOOKUP([.B215];[FromObs.$D$3:.$D$1035];1;FALSE())" office:value-type="string" office:string-value="GG230A_B" calcext:value-type="string">
            <text:p>GG230A_B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G230A_A</text:p>
          </table:table-cell>
          <table:table-cell office:value-type="float" office:value="55.8584809679963" calcext:value-type="float">
            <text:p>55.8584809679963</text:p>
          </table:table-cell>
          <table:table-cell office:value-type="float" office:value="-4.21885139328149" calcext:value-type="float">
            <text:p>-4.21885139328149</text:p>
          </table:table-cell>
          <table:table-cell office:value-type="string" calcext:value-type="string">
            <text:p>Duke St. eastbound to Armadale St</text:p>
          </table:table-cell>
          <table:table-cell table:formula="of:=VLOOKUP([.B216];[FromObs.$D$3:.$D$1035];1;FALSE())" office:value-type="string" office:string-value="GG230A_A" calcext:value-type="string">
            <text:p>GG230A_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G0951_D</text:p>
          </table:table-cell>
          <table:table-cell office:value-type="float" office:value="55.8564189544574" calcext:value-type="float">
            <text:p>55.8564189544574</text:p>
          </table:table-cell>
          <table:table-cell office:value-type="float" office:value="-4.13165086572442" calcext:value-type="float">
            <text:p>-4.13165086572442</text:p>
          </table:table-cell>
          <table:table-cell office:value-type="string" calcext:value-type="string">
            <text:p>Hallhill Rd NE bound</text:p>
          </table:table-cell>
          <table:table-cell table:formula="of:=VLOOKUP([.B217];[FromObs.$D$3:.$D$1035];1;FALSE())" office:value-type="string" office:string-value="GG0951_D" calcext:value-type="string">
            <text:p>GG0951_D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G0951_C</text:p>
          </table:table-cell>
          <table:table-cell office:value-type="float" office:value="55.8564189544574" calcext:value-type="float">
            <text:p>55.8564189544574</text:p>
          </table:table-cell>
          <table:table-cell office:value-type="float" office:value="-4.13165086572442" calcext:value-type="float">
            <text:p>-4.13165086572442</text:p>
          </table:table-cell>
          <table:table-cell office:value-type="string" calcext:value-type="string">
            <text:p>Wellhouse Rd SB</text:p>
          </table:table-cell>
          <table:table-cell table:formula="of:=VLOOKUP([.B218];[FromObs.$D$3:.$D$1035];1;FALSE())" office:value-type="string" office:string-value="GG0951_C" calcext:value-type="string">
            <text:p>GG0951_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G0951_B</text:p>
          </table:table-cell>
          <table:table-cell office:value-type="float" office:value="55.8564189544574" calcext:value-type="float">
            <text:p>55.8564189544574</text:p>
          </table:table-cell>
          <table:table-cell office:value-type="float" office:value="-4.13165086572442" calcext:value-type="float">
            <text:p>-4.13165086572442</text:p>
          </table:table-cell>
          <table:table-cell office:value-type="string" calcext:value-type="string">
            <text:p>Edinburgh Rd WB</text:p>
          </table:table-cell>
          <table:table-cell table:formula="of:=VLOOKUP([.B219];[FromObs.$D$3:.$D$1035];1;FALSE())" office:value-type="string" office:string-value="GG0951_B" calcext:value-type="string">
            <text:p>GG0951_B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H4501_I</text:p>
          </table:table-cell>
          <table:table-cell office:value-type="float" office:value="55.8349456243846" calcext:value-type="float">
            <text:p>55.8349456243846</text:p>
          </table:table-cell>
          <table:table-cell office:value-type="float" office:value="-4.17137361786388" calcext:value-type="float">
            <text:p>-4.17137361786388</text:p>
          </table:table-cell>
          <table:table-cell office:value-type="string" calcext:value-type="string">
            <text:p>Fullarton road s/b exit</text:p>
          </table:table-cell>
          <table:table-cell table:formula="of:=VLOOKUP([.B22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G0951_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inburgh Rd EB</text:p>
          </table:table-cell>
          <table:table-cell table:formula="of:=VLOOKUP([.B221];[FromObs.$D$3:.$D$1035];1;FALSE())" office:value-type="string" office:string-value="GG0951_A" calcext:value-type="string">
            <text:p>GG0951_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H4501_G</text:p>
          </table:table-cell>
          <table:table-cell office:value-type="float" office:value="55.8349456243846" calcext:value-type="float">
            <text:p>55.8349456243846</text:p>
          </table:table-cell>
          <table:table-cell office:value-type="float" office:value="-4.17137361786388" calcext:value-type="float">
            <text:p>-4.17137361786388</text:p>
          </table:table-cell>
          <table:table-cell office:value-type="string" calcext:value-type="string">
            <text:p>M74 <text:s/>w/b off ramp to Fullarton Roundabout</text:p>
          </table:table-cell>
          <table:table-cell table:formula="of:=VLOOKUP([.B222];[FromObs.$D$3:.$D$1035];1;FALSE())" office:value-type="string" office:string-value="GH4501_G" calcext:value-type="string">
            <text:p>GH4501_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B1281_L</text:p>
          </table:table-cell>
          <table:table-cell office:value-type="float" office:value="55.8449774716513" calcext:value-type="float">
            <text:p>55.8449774716513</text:p>
          </table:table-cell>
          <table:table-cell office:value-type="float" office:value="-4.25467829589437" calcext:value-type="float">
            <text:p>-4.25467829589437</text:p>
          </table:table-cell>
          <table:table-cell office:value-type="string" calcext:value-type="string">
            <text:p>Cathcart Rd southbound to Gushetfaulds</text:p>
          </table:table-cell>
          <table:table-cell table:formula="of:=VLOOKUP([.B223];[FromObs.$D$3:.$D$1035];1;FALSE())" office:value-type="string" office:string-value="GB1281_L" calcext:value-type="string">
            <text:p>GB1281_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H2201_V</text:p>
          </table:table-cell>
          <table:table-cell office:value-type="float" office:value="55.8462375910993" calcext:value-type="float">
            <text:p>55.8462375910993</text:p>
          </table:table-cell>
          <table:table-cell office:value-type="float" office:value="-4.21150811227772" calcext:value-type="float">
            <text:p>-4.21150811227772</text:p>
          </table:table-cell>
          <table:table-cell office:value-type="string" calcext:value-type="string">
            <text:p>Clyde Gateway n/b to London Rd</text:p>
          </table:table-cell>
          <table:table-cell table:formula="of:=VLOOKUP([.B224];[FromObs.$D$3:.$D$1035];1;FALSE())" office:value-type="string" office:string-value="GH2201_V" calcext:value-type="string">
            <text:p>GH2201_V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H2201_T</text:p>
          </table:table-cell>
          <table:table-cell office:value-type="float" office:value="55.8537827682205" calcext:value-type="float">
            <text:p>55.8537827682205</text:p>
          </table:table-cell>
          <table:table-cell office:value-type="float" office:value="-4.20874132857202" calcext:value-type="float">
            <text:p>-4.20874132857202</text:p>
          </table:table-cell>
          <table:table-cell office:value-type="string" calcext:value-type="string">
            <text:p>EERR southbound to London Rd</text:p>
          </table:table-cell>
          <table:table-cell table:formula="of:=VLOOKUP([.B225];[FromObs.$D$3:.$D$1035];1;FALSE())" office:value-type="string" office:string-value="GH2201_T" calcext:value-type="string">
            <text:p>GH2201_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H2201_S</text:p>
          </table:table-cell>
          <table:table-cell office:value-type="float" office:value="55.8487729823707" calcext:value-type="float">
            <text:p>55.8487729823707</text:p>
          </table:table-cell>
          <table:table-cell office:value-type="float" office:value="-4.21594957448397" calcext:value-type="float">
            <text:p>-4.21594957448397</text:p>
          </table:table-cell>
          <table:table-cell office:value-type="string" calcext:value-type="string">
            <text:p>London Rd eastbound to EERR</text:p>
          </table:table-cell>
          <table:table-cell table:formula="of:=VLOOKUP([.B226];[FromObs.$D$3:.$D$1035];1;FALSE())" office:value-type="string" office:string-value="GH2201_S" calcext:value-type="string">
            <text:p>GH2201_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H2201_R</text:p>
          </table:table-cell>
          <table:table-cell office:value-type="float" office:value="55.848283216965" calcext:value-type="float">
            <text:p>55.848283216965</text:p>
          </table:table-cell>
          <table:table-cell office:value-type="float" office:value="-4.21020252482527" calcext:value-type="float">
            <text:p>-4.21020252482527</text:p>
          </table:table-cell>
          <table:table-cell office:value-type="string" calcext:value-type="string">
            <text:p>London Rd westbound from Dalriada St</text:p>
          </table:table-cell>
          <table:table-cell table:formula="of:=VLOOKUP([.B227];[FromObs.$D$3:.$D$1035];1;FALSE())" office:value-type="string" office:string-value="GH2201_R" calcext:value-type="string">
            <text:p>GH2201_R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E0101_D</text:p>
          </table:table-cell>
          <table:table-cell office:value-type="float" office:value="55.877226409464" calcext:value-type="float">
            <text:p>55.877226409464</text:p>
          </table:table-cell>
          <table:table-cell office:value-type="float" office:value="-4.25800277726196" calcext:value-type="float">
            <text:p>-4.25800277726196</text:p>
          </table:table-cell>
          <table:table-cell office:value-type="string" calcext:value-type="string">
            <text:p>Possil Road towards Saracen Street</text:p>
          </table:table-cell>
          <table:table-cell table:formula="of:=VLOOKUP([.B228];[FromObs.$D$3:.$D$1035];1;FALSE())" office:value-type="string" office:string-value="GE0101_D" calcext:value-type="string">
            <text:p>GE0101_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E0101_C</text:p>
          </table:table-cell>
          <table:table-cell office:value-type="float" office:value="55.8778170172799" calcext:value-type="float">
            <text:p>55.8778170172799</text:p>
          </table:table-cell>
          <table:table-cell office:value-type="float" office:value="-4.25471164583218" calcext:value-type="float">
            <text:p>-4.25471164583218</text:p>
          </table:table-cell>
          <table:table-cell office:value-type="string" calcext:value-type="string">
            <text:p>Craighall Road Northbound</text:p>
          </table:table-cell>
          <table:table-cell table:formula="of:=VLOOKUP([.B229];[FromObs.$D$3:.$D$1035];1;FALSE())" office:value-type="string" office:string-value="GE0101_C" calcext:value-type="string">
            <text:p>GE0101_C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E0101_B</text:p>
          </table:table-cell>
          <table:table-cell office:value-type="float" office:value="55.8778170172799" calcext:value-type="float">
            <text:p>55.8778170172799</text:p>
          </table:table-cell>
          <table:table-cell office:value-type="float" office:value="-4.25471164583218" calcext:value-type="float">
            <text:p>-4.25471164583218</text:p>
          </table:table-cell>
          <table:table-cell office:value-type="string" calcext:value-type="string">
            <text:p>Keppochhill Rd</text:p>
          </table:table-cell>
          <table:table-cell table:formula="of:=VLOOKUP([.B230];[FromObs.$D$3:.$D$1035];1;FALSE())" office:value-type="string" office:string-value="GE0101_B" calcext:value-type="string">
            <text:p>GE0101_B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E0101_A</text:p>
          </table:table-cell>
          <table:table-cell office:value-type="float" office:value="55.8812498842765" calcext:value-type="float">
            <text:p>55.8812498842765</text:p>
          </table:table-cell>
          <table:table-cell office:value-type="float" office:value="-4.25423919326025" calcext:value-type="float">
            <text:p>-4.25423919326025</text:p>
          </table:table-cell>
          <table:table-cell office:value-type="string" calcext:value-type="string">
            <text:p>Saracen Street inbound towards Possil Road</text:p>
          </table:table-cell>
          <table:table-cell table:formula="of:=VLOOKUP([.B231];[FromObs.$D$3:.$D$1035];1;FALSE())" office:value-type="string" office:string-value="GE0101_A" calcext:value-type="string">
            <text:p>GE0101_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C0201_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nnieston Street Southbound Outside to Stobcross Rd</text:p>
          </table:table-cell>
          <table:table-cell table:formula="of:=VLOOKUP([.B232];[FromObs.$D$3:.$D$1035];1;FALSE())" office:value-type="string" office:string-value="GC0201_G" calcext:value-type="string">
            <text:p>GC0201_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C0201_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nnieston Street Southbound Inside to Stobcross Rd</text:p>
          </table:table-cell>
          <table:table-cell table:formula="of:=VLOOKUP([.B233];[FromObs.$D$3:.$D$1035];1;FALSE())" office:value-type="string" office:string-value="GC0201_D" calcext:value-type="string">
            <text:p>GC0201_D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C0201_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nnieston St northbound</text:p>
          </table:table-cell>
          <table:table-cell table:formula="of:=VLOOKUP([.B234];[FromObs.$D$3:.$D$1035];1;FALSE())" office:value-type="string" office:string-value="GC0201_C" calcext:value-type="string">
            <text:p>GC0201_C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C152A_D</text:p>
          </table:table-cell>
          <table:table-cell office:value-type="float" office:value="55.8677708957606" calcext:value-type="float">
            <text:p>55.8677708957606</text:p>
          </table:table-cell>
          <table:table-cell office:value-type="float" office:value="-4.29109929090347" calcext:value-type="float">
            <text:p>-4.29109929090347</text:p>
          </table:table-cell>
          <table:table-cell office:value-type="string" calcext:value-type="string">
            <text:p>Argyle Street to Bunhouse Road</text:p>
          </table:table-cell>
          <table:table-cell table:formula="of:=VLOOKUP([.B235];[FromObs.$D$3:.$D$1035];1;FALSE())" office:value-type="string" office:string-value="GC152A_D" calcext:value-type="string">
            <text:p>GC152A_D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C152A_C</text:p>
          </table:table-cell>
          <table:table-cell office:value-type="float" office:value="55.8692554538116" calcext:value-type="float">
            <text:p>55.8692554538116</text:p>
          </table:table-cell>
          <table:table-cell office:value-type="float" office:value="-4.29342453705843" calcext:value-type="float">
            <text:p>-4.29342453705843</text:p>
          </table:table-cell>
          <table:table-cell office:value-type="string" calcext:value-type="string">
            <text:p>Dumbarton Road inbound to Bunhouse Rd</text:p>
          </table:table-cell>
          <table:table-cell table:formula="of:=VLOOKUP([.B236];[FromObs.$D$3:.$D$1035];1;FALSE())" office:value-type="string" office:string-value="GC152A_C" calcext:value-type="string">
            <text:p>GC152A_C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E1851_W</text:p>
          </table:table-cell>
          <table:table-cell office:value-type="float" office:value="55.874971439812" calcext:value-type="float">
            <text:p>55.874971439812</text:p>
          </table:table-cell>
          <table:table-cell office:value-type="float" office:value="-4.23283709170373" calcext:value-type="float">
            <text:p>-4.23283709170373</text:p>
          </table:table-cell>
          <table:table-cell office:value-type="string" calcext:value-type="string">
            <text:p>St Rollox inside lane</text:p>
          </table:table-cell>
          <table:table-cell table:formula="of:=VLOOKUP([.B237];[FromObs.$D$3:.$D$1035];1;FALSE())" office:value-type="string" office:string-value="GE1851_W" calcext:value-type="string">
            <text:p>GE1851_W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E1851_V</text:p>
          </table:table-cell>
          <table:table-cell office:value-type="float" office:value="55.8745477335049" calcext:value-type="float">
            <text:p>55.8745477335049</text:p>
          </table:table-cell>
          <table:table-cell office:value-type="float" office:value="-4.23290868048078" calcext:value-type="float">
            <text:p>-4.23290868048078</text:p>
          </table:table-cell>
          <table:table-cell office:value-type="string" calcext:value-type="string">
            <text:p>Springburn Road to St Rollox</text:p>
          </table:table-cell>
          <table:table-cell table:formula="of:=VLOOKUP([.B238];[FromObs.$D$3:.$D$1035];1;FALSE())" office:value-type="string" office:string-value="GE1851_V" calcext:value-type="string">
            <text:p>GE1851_V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E1851_T</text:p>
          </table:table-cell>
          <table:table-cell office:value-type="float" office:value="55.8774320049629" calcext:value-type="float">
            <text:p>55.8774320049629</text:p>
          </table:table-cell>
          <table:table-cell office:value-type="float" office:value="-4.23245080195262" calcext:value-type="float">
            <text:p>-4.23245080195262</text:p>
          </table:table-cell>
          <table:table-cell office:value-type="string" calcext:value-type="string">
            <text:p>Springburn Road to St Rollox</text:p>
          </table:table-cell>
          <table:table-cell table:formula="of:=VLOOKUP([.B239];[FromObs.$D$3:.$D$1035];1;FALSE())" office:value-type="string" office:string-value="GE1851_T" calcext:value-type="string">
            <text:p>GE1851_T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A4801_D</text:p>
          </table:table-cell>
          <table:table-cell office:value-type="float" office:value="55.8605413801615" calcext:value-type="float">
            <text:p>55.8605413801615</text:p>
          </table:table-cell>
          <table:table-cell office:value-type="float" office:value="-4.2489162556339" calcext:value-type="float">
            <text:p>-4.2489162556339</text:p>
          </table:table-cell>
          <table:table-cell office:value-type="string" calcext:value-type="string">
            <text:p>South Fredrick Street southbound to Ingram St</text:p>
          </table:table-cell>
          <table:table-cell table:formula="of:=VLOOKUP([.B240];[FromObs.$D$3:.$D$1035];1;FALSE())" office:value-type="string" office:string-value="GA4801_D" calcext:value-type="string">
            <text:p>GA4801_D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E1851_S</text:p>
          </table:table-cell>
          <table:table-cell office:value-type="float" office:value="55.874971439812" calcext:value-type="float">
            <text:p>55.874971439812</text:p>
          </table:table-cell>
          <table:table-cell office:value-type="float" office:value="-4.23283709170373" calcext:value-type="float">
            <text:p>-4.23283709170373</text:p>
          </table:table-cell>
          <table:table-cell office:value-type="string" calcext:value-type="string">
            <text:p>St Rollox outside lane</text:p>
          </table:table-cell>
          <table:table-cell table:formula="of:=VLOOKUP([.B241];[FromObs.$D$3:.$D$1035];1;FALSE())" office:value-type="string" office:string-value="GE1851_S" calcext:value-type="string">
            <text:p>GE1851_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A4801_C</text:p>
          </table:table-cell>
          <table:table-cell office:value-type="float" office:value="55.8588462971223" calcext:value-type="float">
            <text:p>55.8588462971223</text:p>
          </table:table-cell>
          <table:table-cell office:value-type="float" office:value="-4.24872240392448" calcext:value-type="float">
            <text:p>-4.24872240392448</text:p>
          </table:table-cell>
          <table:table-cell office:value-type="string" calcext:value-type="string">
            <text:p>Glassford Street Northbound</text:p>
          </table:table-cell>
          <table:table-cell table:formula="of:=VLOOKUP([.B242];[FromObs.$D$3:.$D$1035];1;FALSE())" office:value-type="string" office:string-value="GA4801_C" calcext:value-type="string">
            <text:p>GA4801_C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A4801_B</text:p>
          </table:table-cell>
          <table:table-cell office:value-type="float" office:value="55.859874161205" calcext:value-type="float">
            <text:p>55.859874161205</text:p>
          </table:table-cell>
          <table:table-cell office:value-type="float" office:value="-4.24854210535163" calcext:value-type="float">
            <text:p>-4.24854210535163</text:p>
          </table:table-cell>
          <table:table-cell office:value-type="string" calcext:value-type="string">
            <text:p>Ingram Street Westbound</text:p>
          </table:table-cell>
          <table:table-cell table:formula="of:=VLOOKUP([.B243];[FromObs.$D$3:.$D$1035];1;FALSE())" office:value-type="string" office:string-value="GA4801_B" calcext:value-type="string">
            <text:p>GA4801_B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A4801_A</text:p>
          </table:table-cell>
          <table:table-cell office:value-type="float" office:value="55.859874161205" calcext:value-type="float">
            <text:p>55.859874161205</text:p>
          </table:table-cell>
          <table:table-cell office:value-type="float" office:value="-4.24854210535163" calcext:value-type="float">
            <text:p>-4.24854210535163</text:p>
          </table:table-cell>
          <table:table-cell office:value-type="string" calcext:value-type="string">
            <text:p>Ingram Street Eastbound</text:p>
          </table:table-cell>
          <table:table-cell table:formula="of:=VLOOKUP([.B244];[FromObs.$D$3:.$D$1035];1;FALSE())" office:value-type="string" office:string-value="GA4801_A" calcext:value-type="string">
            <text:p>GA4801_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G1751_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sterhouse Road s/b</text:p>
          </table:table-cell>
          <table:table-cell table:formula="of:=VLOOKUP([.B245];[FromObs.$D$3:.$D$1035];1;FALSE())" office:value-type="string" office:string-value="GG1751_C" calcext:value-type="string">
            <text:p>GG1751_C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G1751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chinlea Road</text:p>
          </table:table-cell>
          <table:table-cell table:formula="of:=VLOOKUP([.B246];[FromObs.$D$3:.$D$1035];1;FALSE())" office:value-type="string" office:string-value="GG1751_B" calcext:value-type="string">
            <text:p>GG1751_B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D0101_D</text:p>
          </table:table-cell>
          <table:table-cell office:value-type="float" office:value="55.8732465291334" calcext:value-type="float">
            <text:p>55.8732465291334</text:p>
          </table:table-cell>
          <table:table-cell office:value-type="float" office:value="-4.27450882370415" calcext:value-type="float">
            <text:p>-4.27450882370415</text:p>
          </table:table-cell>
          <table:table-cell office:value-type="string" calcext:value-type="string">
            <text:p>Napiershall St</text:p>
          </table:table-cell>
          <table:table-cell table:formula="of:=VLOOKUP([.B247];[FromObs.$D$3:.$D$1035];1;FALSE())" office:value-type="string" office:string-value="GD0101_D" calcext:value-type="string">
            <text:p>GD0101_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D0101_B</text:p>
          </table:table-cell>
          <table:table-cell office:value-type="float" office:value="55.8721086639285" calcext:value-type="float">
            <text:p>55.8721086639285</text:p>
          </table:table-cell>
          <table:table-cell office:value-type="float" office:value="-4.27188461677686" calcext:value-type="float">
            <text:p>-4.27188461677686</text:p>
          </table:table-cell>
          <table:table-cell office:value-type="string" calcext:value-type="string">
            <text:p>GWR to Napiershall St. outside <text:s/>lane</text:p>
          </table:table-cell>
          <table:table-cell table:formula="of:=VLOOKUP([.B248];[FromObs.$D$3:.$D$1035];1;FALSE())" office:value-type="string" office:string-value="GD0101_B" calcext:value-type="string">
            <text:p>GD0101_B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D0101_A</text:p>
          </table:table-cell>
          <table:table-cell office:value-type="float" office:value="55.8740652008199" calcext:value-type="float">
            <text:p>55.8740652008199</text:p>
          </table:table-cell>
          <table:table-cell office:value-type="float" office:value="-4.27786584658434" calcext:value-type="float">
            <text:p>-4.27786584658434</text:p>
          </table:table-cell>
          <table:table-cell office:value-type="string" calcext:value-type="string">
            <text:p>GWR to Napiershall St</text:p>
          </table:table-cell>
          <table:table-cell table:formula="of:=VLOOKUP([.B249];[FromObs.$D$3:.$D$1035];1;FALSE())" office:value-type="string" office:string-value="GD0101_A" calcext:value-type="string">
            <text:p>GD0101_A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C2411_P</text:p>
          </table:table-cell>
          <table:table-cell office:value-type="float" office:value="55.8887213316329" calcext:value-type="float">
            <text:p>55.8887213316329</text:p>
          </table:table-cell>
          <table:table-cell office:value-type="float" office:value="-4.3796369878342" calcext:value-type="float">
            <text:p>-4.3796369878342</text:p>
          </table:table-cell>
          <table:table-cell office:value-type="string" calcext:value-type="string">
            <text:p>Rothesay Dock</text:p>
          </table:table-cell>
          <table:table-cell table:formula="of:=VLOOKUP([.B250];[FromObs.$D$3:.$D$1035];1;FALSE())" office:value-type="string" office:string-value="GC2411_P" calcext:value-type="string">
            <text:p>GC2411_P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C2411_N</text:p>
          </table:table-cell>
          <table:table-cell office:value-type="float" office:value="55.8882058662082" calcext:value-type="float">
            <text:p>55.8882058662082</text:p>
          </table:table-cell>
          <table:table-cell office:value-type="float" office:value="-4.3784059943267" calcext:value-type="float">
            <text:p>-4.3784059943267</text:p>
          </table:table-cell>
          <table:table-cell office:value-type="string" calcext:value-type="string">
            <text:p>Dumbarton Road outbound to Rothesay Dock</text:p>
          </table:table-cell>
          <table:table-cell table:formula="of:=VLOOKUP([.B251];[FromObs.$D$3:.$D$1035];1;FALSE())" office:value-type="string" office:string-value="GC2411_N" calcext:value-type="string">
            <text:p>GC2411_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C2411_M</text:p>
          </table:table-cell>
          <table:table-cell office:value-type="float" office:value="55.8901481600755" calcext:value-type="float">
            <text:p>55.8901481600755</text:p>
          </table:table-cell>
          <table:table-cell office:value-type="float" office:value="-4.38300297015958" calcext:value-type="float">
            <text:p>-4.38300297015958</text:p>
          </table:table-cell>
          <table:table-cell office:value-type="string" calcext:value-type="string">
            <text:p>Dumbarton Road inbound to Rothesay Dock</text:p>
          </table:table-cell>
          <table:table-cell table:formula="of:=VLOOKUP([.B252];[FromObs.$D$3:.$D$1035];1;FALSE())" office:value-type="string" office:string-value="GC2411_M" calcext:value-type="string">
            <text:p>GC2411_M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A2501_D</text:p>
          </table:table-cell>
          <table:table-cell office:value-type="float" office:value="55.8616651930894" calcext:value-type="float">
            <text:p>55.8616651930894</text:p>
          </table:table-cell>
          <table:table-cell office:value-type="float" office:value="-4.25674797598988" calcext:value-type="float">
            <text:p>-4.25674797598988</text:p>
          </table:table-cell>
          <table:table-cell office:value-type="string" calcext:value-type="string">
            <text:p>Renfield Street southbound to Gordon Street</text:p>
          </table:table-cell>
          <table:table-cell table:formula="of:=VLOOKUP([.B253];[FromObs.$D$3:.$D$1035];1;FALSE())" office:value-type="string" office:string-value="GA2501_D" calcext:value-type="string">
            <text:p>GA2501_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L0051_X</text:p>
          </table:table-cell>
          <table:table-cell office:value-type="float" office:value="55.8500419341758" calcext:value-type="float">
            <text:p>55.8500419341758</text:p>
          </table:table-cell>
          <table:table-cell office:value-type="float" office:value="-4.27006921345104" calcext:value-type="float">
            <text:p>-4.27006921345104</text:p>
          </table:table-cell>
          <table:table-cell office:value-type="string" calcext:value-type="string">
            <text:p>Carnoustie Street southbound L/T into Scotland St</text:p>
          </table:table-cell>
          <table:table-cell table:formula="of:=VLOOKUP([.B254];[FromObs.$D$3:.$D$1035];1;FALSE())" office:value-type="string" office:string-value="GL0051_X" calcext:value-type="string">
            <text:p>GL0051_X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K4651_B</text:p>
          </table:table-cell>
          <table:table-cell office:value-type="float" office:value="55.8343985436795" calcext:value-type="float">
            <text:p>55.8343985436795</text:p>
          </table:table-cell>
          <table:table-cell office:value-type="float" office:value="-4.36290152024197" calcext:value-type="float">
            <text:p>-4.36290152024197</text:p>
          </table:table-cell>
          <table:table-cell office:value-type="string" calcext:value-type="string">
            <text:p>Crookston Rd northbound</text:p>
          </table:table-cell>
          <table:table-cell table:formula="of:=VLOOKUP([.B25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K4651_A</text:p>
          </table:table-cell>
          <table:table-cell office:value-type="float" office:value="55.8297843116656" calcext:value-type="float">
            <text:p>55.8297843116656</text:p>
          </table:table-cell>
          <table:table-cell office:value-type="float" office:value="-4.36308467912362" calcext:value-type="float">
            <text:p>-4.36308467912362</text:p>
          </table:table-cell>
          <table:table-cell office:value-type="string" calcext:value-type="string">
            <text:p>Crookston Rd southbound</text:p>
          </table:table-cell>
          <table:table-cell table:formula="of:=VLOOKUP([.B25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L0051_T</text:p>
          </table:table-cell>
          <table:table-cell office:value-type="float" office:value="55.8500419341758" calcext:value-type="float">
            <text:p>55.8500419341758</text:p>
          </table:table-cell>
          <table:table-cell office:value-type="float" office:value="-4.27006921345104" calcext:value-type="float">
            <text:p>-4.27006921345104</text:p>
          </table:table-cell>
          <table:table-cell office:value-type="string" calcext:value-type="string">
            <text:p>Carnoustie Street southbound R/T into Scotland St</text:p>
          </table:table-cell>
          <table:table-cell table:formula="of:=VLOOKUP([.B257];[FromObs.$D$3:.$D$1035];1;FALSE())" office:value-type="string" office:string-value="GL0051_T" calcext:value-type="string">
            <text:p>GL0051_T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L0051_S</text:p>
          </table:table-cell>
          <table:table-cell office:value-type="float" office:value="55.8500419341758" calcext:value-type="float">
            <text:p>55.8500419341758</text:p>
          </table:table-cell>
          <table:table-cell office:value-type="float" office:value="-4.27006921345104" calcext:value-type="float">
            <text:p>-4.27006921345104</text:p>
          </table:table-cell>
          <table:table-cell office:value-type="string" calcext:value-type="string">
            <text:p>Scotland Street westbound</text:p>
          </table:table-cell>
          <table:table-cell table:formula="of:=VLOOKUP([.B258];[FromObs.$D$3:.$D$1035];1;FALSE())" office:value-type="string" office:string-value="GL0051_S" calcext:value-type="string">
            <text:p>GL0051_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L0051_R</text:p>
          </table:table-cell>
          <table:table-cell office:value-type="float" office:value="55.8500419341758" calcext:value-type="float">
            <text:p>55.8500419341758</text:p>
          </table:table-cell>
          <table:table-cell office:value-type="float" office:value="-4.27006921345104" calcext:value-type="float">
            <text:p>-4.27006921345104</text:p>
          </table:table-cell>
          <table:table-cell office:value-type="string" calcext:value-type="string">
            <text:p>Scotland Street eastbound to Carnoustie Street</text:p>
          </table:table-cell>
          <table:table-cell table:formula="of:=VLOOKUP([.B259];[FromObs.$D$3:.$D$1035];1;FALSE())" office:value-type="string" office:string-value="GL0051_R" calcext:value-type="string">
            <text:p>GL0051_R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A0201_T</text:p>
          </table:table-cell>
          <table:table-cell office:value-type="float" office:value="55.8662227350113" calcext:value-type="float">
            <text:p>55.8662227350113</text:p>
          </table:table-cell>
          <table:table-cell office:value-type="float" office:value="-4.27232400254777" calcext:value-type="float">
            <text:p>-4.27232400254777</text:p>
          </table:table-cell>
          <table:table-cell office:value-type="string" calcext:value-type="string">
            <text:p>Newton St to Bath St.</text:p>
          </table:table-cell>
          <table:table-cell table:formula="of:=VLOOKUP([.B260];[FromObs.$D$3:.$D$1035];1;FALSE())" office:value-type="string" office:string-value="GA0201_T" calcext:value-type="string">
            <text:p>GA0201_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A0201_S</text:p>
          </table:table-cell>
          <table:table-cell office:value-type="float" office:value="55.8653532295738" calcext:value-type="float">
            <text:p>55.8653532295738</text:p>
          </table:table-cell>
          <table:table-cell office:value-type="float" office:value="-4.27171382052544" calcext:value-type="float">
            <text:p>-4.27171382052544</text:p>
          </table:table-cell>
          <table:table-cell office:value-type="string" calcext:value-type="string">
            <text:p>Bath St</text:p>
          </table:table-cell>
          <table:table-cell table:formula="of:=VLOOKUP([.B261];[FromObs.$D$3:.$D$1035];1;FALSE())" office:value-type="string" office:string-value="GA0201_S" calcext:value-type="string">
            <text:p>GA0201_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G255A_M</text:p>
          </table:table-cell>
          <table:table-cell office:value-type="float" office:value="55.8577092785608" calcext:value-type="float">
            <text:p>55.8577092785608</text:p>
          </table:table-cell>
          <table:table-cell office:value-type="float" office:value="-4.20278025889811" calcext:value-type="float">
            <text:p>-4.20278025889811</text:p>
          </table:table-cell>
          <table:table-cell office:value-type="string" calcext:value-type="string">
            <text:p>Duke St. eastbound to Carntyne Rd</text:p>
          </table:table-cell>
          <table:table-cell table:formula="of:=VLOOKUP([.B26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J0151_H</text:p>
          </table:table-cell>
          <table:table-cell office:value-type="float" office:value="55.8286757116838" calcext:value-type="float">
            <text:p>55.8286757116838</text:p>
          </table:table-cell>
          <table:table-cell office:value-type="float" office:value="-4.24624593003434" calcext:value-type="float">
            <text:p>-4.24624593003434</text:p>
          </table:table-cell>
          <table:table-cell office:value-type="string" calcext:value-type="string">
            <text:p>Prospecthill Road W/B outside lane to Aikenhead Rd</text:p>
          </table:table-cell>
          <table:table-cell table:formula="of:=VLOOKUP([.B263];[FromObs.$D$3:.$D$1035];1;FALSE())" office:value-type="string" office:string-value="GJ0151_H" calcext:value-type="string">
            <text:p>GJ0151_H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E222A_B</text:p>
          </table:table-cell>
          <table:table-cell office:value-type="float" office:value="55.8822451032722" calcext:value-type="float">
            <text:p>55.8822451032722</text:p>
          </table:table-cell>
          <table:table-cell office:value-type="float" office:value="-4.23069653566582" calcext:value-type="float">
            <text:p>-4.23069653566582</text:p>
          </table:table-cell>
          <table:table-cell office:value-type="string" calcext:value-type="string">
            <text:p>Atlas Road</text:p>
          </table:table-cell>
          <table:table-cell table:formula="of:=VLOOKUP([.B264];[FromObs.$D$3:.$D$1035];1;FALSE())" office:value-type="string" office:string-value="GE222A_B" calcext:value-type="string">
            <text:p>GE222A_B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E222A_A</text:p>
          </table:table-cell>
          <table:table-cell office:value-type="float" office:value="55.8822451032722" calcext:value-type="float">
            <text:p>55.8822451032722</text:p>
          </table:table-cell>
          <table:table-cell office:value-type="float" office:value="-4.23069653566582" calcext:value-type="float">
            <text:p>-4.23069653566582</text:p>
          </table:table-cell>
          <table:table-cell office:value-type="string" calcext:value-type="string">
            <text:p>Atlas Road Eastbound</text:p>
          </table:table-cell>
          <table:table-cell table:formula="of:=VLOOKUP([.B265];[FromObs.$D$3:.$D$1035];1;FALSE())" office:value-type="string" office:string-value="GE222A_A" calcext:value-type="string">
            <text:p>GE222A_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J0151_D</text:p>
          </table:table-cell>
          <table:table-cell office:value-type="float" office:value="55.8290949416567" calcext:value-type="float">
            <text:p>55.8290949416567</text:p>
          </table:table-cell>
          <table:table-cell office:value-type="float" office:value="-4.24740380376428" calcext:value-type="float">
            <text:p>-4.24740380376428</text:p>
          </table:table-cell>
          <table:table-cell office:value-type="string" calcext:value-type="string">
            <text:p>Aikenhead Road southbound to Prospecthill Rd</text:p>
          </table:table-cell>
          <table:table-cell table:formula="of:=VLOOKUP([.B266];[FromObs.$D$3:.$D$1035];1;FALSE())" office:value-type="string" office:string-value="GJ0151_D" calcext:value-type="string">
            <text:p>GJ0151_D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J0151_C</text:p>
          </table:table-cell>
          <table:table-cell office:value-type="float" office:value="55.8232389216526" calcext:value-type="float">
            <text:p>55.8232389216526</text:p>
          </table:table-cell>
          <table:table-cell office:value-type="float" office:value="-4.24965237124026" calcext:value-type="float">
            <text:p>-4.24965237124026</text:p>
          </table:table-cell>
          <table:table-cell office:value-type="string" calcext:value-type="string">
            <text:p>Aikenhead Road northbound</text:p>
          </table:table-cell>
          <table:table-cell table:formula="of:=VLOOKUP([.B267];[FromObs.$D$3:.$D$1035];1;FALSE())" office:value-type="string" office:string-value="GJ0151_C" calcext:value-type="string">
            <text:p>GJ0151_C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J0151_B</text:p>
          </table:table-cell>
          <table:table-cell office:value-type="float" office:value="55.8286757116838" calcext:value-type="float">
            <text:p>55.8286757116838</text:p>
          </table:table-cell>
          <table:table-cell office:value-type="float" office:value="-4.24624593003434" calcext:value-type="float">
            <text:p>-4.24624593003434</text:p>
          </table:table-cell>
          <table:table-cell office:value-type="string" calcext:value-type="string">
            <text:p>Prospecthill Road W/B inside lanes to Aikenhead Rd</text:p>
          </table:table-cell>
          <table:table-cell table:formula="of:=VLOOKUP([.B268];[FromObs.$D$3:.$D$1035];1;FALSE())" office:value-type="string" office:string-value="GJ0151_B" calcext:value-type="string">
            <text:p>GJ0151_B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C1001_B</text:p>
          </table:table-cell>
          <table:table-cell office:value-type="float" office:value="55.8653532295738" calcext:value-type="float">
            <text:p>55.8653532295738</text:p>
          </table:table-cell>
          <table:table-cell office:value-type="float" office:value="-4.27171382052544" calcext:value-type="float">
            <text:p>-4.27171382052544</text:p>
          </table:table-cell>
          <table:table-cell office:value-type="string" calcext:value-type="string">
            <text:p>Berkeley St westbound to Elderslie St</text:p>
          </table:table-cell>
          <table:table-cell table:formula="of:=VLOOKUP([.B26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J0151_A</text:p>
          </table:table-cell>
          <table:table-cell office:value-type="float" office:value="55.8285875675415" calcext:value-type="float">
            <text:p>55.8285875675415</text:p>
          </table:table-cell>
          <table:table-cell office:value-type="float" office:value="-4.24713502094926" calcext:value-type="float">
            <text:p>-4.24713502094926</text:p>
          </table:table-cell>
          <table:table-cell office:value-type="string" calcext:value-type="string">
            <text:p>Prospecthill Road eastbound</text:p>
          </table:table-cell>
          <table:table-cell table:formula="of:=VLOOKUP([.B270];[FromObs.$D$3:.$D$1035];1;FALSE())" office:value-type="string" office:string-value="GJ0151_A" calcext:value-type="string">
            <text:p>GJ0151_A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A5601_P</text:p>
          </table:table-cell>
          <table:table-cell office:value-type="float" office:value="55.8640120354158" calcext:value-type="float">
            <text:p>55.8640120354158</text:p>
          </table:table-cell>
          <table:table-cell office:value-type="float" office:value="-4.23700259655617" calcext:value-type="float">
            <text:p>-4.23700259655617</text:p>
          </table:table-cell>
          <table:table-cell office:value-type="string" calcext:value-type="string">
            <text:p>Glebe St northbound to Stirling Road</text:p>
          </table:table-cell>
          <table:table-cell table:formula="of:=VLOOKUP([.B271];[FromObs.$D$3:.$D$1035];1;FALSE())" office:value-type="string" office:string-value="GA5601_P" calcext:value-type="string">
            <text:p>GA5601_P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A5601_N</text:p>
          </table:table-cell>
          <table:table-cell office:value-type="float" office:value="55.8645431683266" calcext:value-type="float">
            <text:p>55.8645431683266</text:p>
          </table:table-cell>
          <table:table-cell office:value-type="float" office:value="-4.23744867327511" calcext:value-type="float">
            <text:p>-4.23744867327511</text:p>
          </table:table-cell>
          <table:table-cell office:value-type="string" calcext:value-type="string">
            <text:p>Stirling Road southbound</text:p>
          </table:table-cell>
          <table:table-cell table:formula="of:=VLOOKUP([.B272];[FromObs.$D$3:.$D$1035];1;FALSE())" office:value-type="string" office:string-value="GA5601_N" calcext:value-type="string">
            <text:p>GA5601_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A5601_M</text:p>
          </table:table-cell>
          <table:table-cell office:value-type="float" office:value="55.8630385022112" calcext:value-type="float">
            <text:p>55.8630385022112</text:p>
          </table:table-cell>
          <table:table-cell office:value-type="float" office:value="-4.23963150865422" calcext:value-type="float">
            <text:p>-4.23963150865422</text:p>
          </table:table-cell>
          <table:table-cell office:value-type="string" calcext:value-type="string">
            <text:p>Stirling Road northbound to Glebe St</text:p>
          </table:table-cell>
          <table:table-cell table:formula="of:=VLOOKUP([.B273];[FromObs.$D$3:.$D$1035];1;FALSE())" office:value-type="string" office:string-value="GA5601_M" calcext:value-type="string">
            <text:p>GA5601_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K0901_D</text:p>
          </table:table-cell>
          <table:table-cell office:value-type="float" office:value="55.8162217357524" calcext:value-type="float">
            <text:p>55.8162217357524</text:p>
          </table:table-cell>
          <table:table-cell office:value-type="float" office:value="-4.28849885423869" calcext:value-type="float">
            <text:p>-4.28849885423869</text:p>
          </table:table-cell>
          <table:table-cell office:value-type="string" calcext:value-type="string">
            <text:p>Kilmarnock Road outbound from Newlands Road</text:p>
          </table:table-cell>
          <table:table-cell table:formula="of:=VLOOKUP([.B274];[FromObs.$D$3:.$D$1035];1;FALSE())" office:value-type="string" office:string-value="GK0901_D" calcext:value-type="string">
            <text:p>GK0901_D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K0901_C</text:p>
          </table:table-cell>
          <table:table-cell office:value-type="float" office:value="55.8162217357524" calcext:value-type="float">
            <text:p>55.8162217357524</text:p>
          </table:table-cell>
          <table:table-cell office:value-type="float" office:value="-4.28849885423869" calcext:value-type="float">
            <text:p>-4.28849885423869</text:p>
          </table:table-cell>
          <table:table-cell office:value-type="string" calcext:value-type="string">
            <text:p>Kilmarnock Road inbound (from Ledi Road)</text:p>
          </table:table-cell>
          <table:table-cell table:formula="of:=VLOOKUP([.B275];[FromObs.$D$3:.$D$1035];1;FALSE())" office:value-type="string" office:string-value="GK0901_C" calcext:value-type="string">
            <text:p>GK0901_C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K0901_B</text:p>
          </table:table-cell>
          <table:table-cell office:value-type="float" office:value="55.8162217357524" calcext:value-type="float">
            <text:p>55.8162217357524</text:p>
          </table:table-cell>
          <table:table-cell office:value-type="float" office:value="-4.28849885423869" calcext:value-type="float">
            <text:p>-4.28849885423869</text:p>
          </table:table-cell>
          <table:table-cell office:value-type="string" calcext:value-type="string">
            <text:p>Merrylee Road</text:p>
          </table:table-cell>
          <table:table-cell table:formula="of:=VLOOKUP([.B276];[FromObs.$D$3:.$D$1035];1;FALSE())" office:value-type="string" office:string-value="GK0901_B" calcext:value-type="string">
            <text:p>GK0901_B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K0901_A</text:p>
          </table:table-cell>
          <table:table-cell office:value-type="float" office:value="55.8162217357524" calcext:value-type="float">
            <text:p>55.8162217357524</text:p>
          </table:table-cell>
          <table:table-cell office:value-type="float" office:value="-4.28849885423869" calcext:value-type="float">
            <text:p>-4.28849885423869</text:p>
          </table:table-cell>
          <table:table-cell office:value-type="string" calcext:value-type="string">
            <text:p>Netherauldhouse Road</text:p>
          </table:table-cell>
          <table:table-cell table:formula="of:=VLOOKUP([.B277];[FromObs.$D$3:.$D$1035];1;FALSE())" office:value-type="string" office:string-value="GK0901_A" calcext:value-type="string">
            <text:p>GK0901_A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A1951_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pe Street northbound to Bothwell Street</text:p>
          </table:table-cell>
          <table:table-cell table:formula="of:=VLOOKUP([.B278];[FromObs.$D$3:.$D$1035];1;FALSE())" office:value-type="string" office:string-value="GA1951_V" calcext:value-type="string">
            <text:p>GA1951_V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A1951_R</text:p>
          </table:table-cell>
          <table:table-cell office:value-type="float" office:value="55.8611935998032" calcext:value-type="float">
            <text:p>55.8611935998032</text:p>
          </table:table-cell>
          <table:table-cell office:value-type="float" office:value="-4.25991678476081" calcext:value-type="float">
            <text:p>-4.25991678476081</text:p>
          </table:table-cell>
          <table:table-cell office:value-type="string" calcext:value-type="string">
            <text:p>Bothwell Street</text:p>
          </table:table-cell>
          <table:table-cell table:formula="of:=VLOOKUP([.B279];[FromObs.$D$3:.$D$1035];1;FALSE())" office:value-type="string" office:string-value="GA1951_R" calcext:value-type="string">
            <text:p>GA1951_R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L315A_A</text:p>
          </table:table-cell>
          <table:table-cell office:value-type="float" office:value="55.8646711201831" calcext:value-type="float">
            <text:p>55.8646711201831</text:p>
          </table:table-cell>
          <table:table-cell office:value-type="float" office:value="-4.3350283435284" calcext:value-type="float">
            <text:p>-4.3350283435284</text:p>
          </table:table-cell>
          <table:table-cell office:value-type="string" calcext:value-type="string">
            <text:p>Govan Road w/b from Holmfauld Road</text:p>
          </table:table-cell>
          <table:table-cell table:formula="of:=VLOOKUP([.B28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K0051_C</text:p>
          </table:table-cell>
          <table:table-cell office:value-type="float" office:value="55.8440305740003" calcext:value-type="float">
            <text:p>55.8440305740003</text:p>
          </table:table-cell>
          <table:table-cell office:value-type="float" office:value="-4.26219502360054" calcext:value-type="float">
            <text:p>-4.26219502360054</text:p>
          </table:table-cell>
          <table:table-cell office:value-type="string" calcext:value-type="string">
            <text:p>Eglinton Street northbound to Devon Street</text:p>
          </table:table-cell>
          <table:table-cell table:formula="of:=VLOOKUP([.B281];[FromObs.$D$3:.$D$1035];1;FALSE())" office:value-type="string" office:string-value="GK0051_C" calcext:value-type="string">
            <text:p>GK0051_C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K0051_B</text:p>
          </table:table-cell>
          <table:table-cell office:value-type="float" office:value="55.8464158219757" calcext:value-type="float">
            <text:p>55.8464158219757</text:p>
          </table:table-cell>
          <table:table-cell office:value-type="float" office:value="-4.26102370281724" calcext:value-type="float">
            <text:p>-4.26102370281724</text:p>
          </table:table-cell>
          <table:table-cell office:value-type="string" calcext:value-type="string">
            <text:p>Devon St</text:p>
          </table:table-cell>
          <table:table-cell table:formula="of:=VLOOKUP([.B282];[FromObs.$D$3:.$D$1035];1;FALSE())" office:value-type="string" office:string-value="GK0051_B" calcext:value-type="string">
            <text:p>GK0051_B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K0051_A</text:p>
          </table:table-cell>
          <table:table-cell office:value-type="float" office:value="55.8464158219757" calcext:value-type="float">
            <text:p>55.8464158219757</text:p>
          </table:table-cell>
          <table:table-cell office:value-type="float" office:value="-4.26102370281724" calcext:value-type="float">
            <text:p>-4.26102370281724</text:p>
          </table:table-cell>
          <table:table-cell office:value-type="string" calcext:value-type="string">
            <text:p>Kilbirnie St</text:p>
          </table:table-cell>
          <table:table-cell table:formula="of:=VLOOKUP([.B283];[FromObs.$D$3:.$D$1035];1;FALSE())" office:value-type="string" office:string-value="GK0051_A" calcext:value-type="string">
            <text:p>GK0051_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G0251_Y</text:p>
          </table:table-cell>
          <table:table-cell office:value-type="float" office:value="55.8624758056743" calcext:value-type="float">
            <text:p>55.8624758056743</text:p>
          </table:table-cell>
          <table:table-cell office:value-type="float" office:value="-4.20410487967082" calcext:value-type="float">
            <text:p>-4.20410487967082</text:p>
          </table:table-cell>
          <table:table-cell office:value-type="string" calcext:value-type="string">
            <text:p>Aberdour to Cumbernauld (westbound)</text:p>
          </table:table-cell>
          <table:table-cell table:formula="of:=VLOOKUP([.B284];[FromObs.$D$3:.$D$1035];1;FALSE())" office:value-type="string" office:string-value="GG0251_Y" calcext:value-type="string">
            <text:p>GG0251_Y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A3301_S</text:p>
          </table:table-cell>
          <table:table-cell office:value-type="float" office:value="55.8608285981753" calcext:value-type="float">
            <text:p>55.8608285981753</text:p>
          </table:table-cell>
          <table:table-cell office:value-type="float" office:value="-4.25139387488933" calcext:value-type="float">
            <text:p>-4.25139387488933</text:p>
          </table:table-cell>
          <table:table-cell office:value-type="string" calcext:value-type="string">
            <text:p>St Vincent Place to Buchanan St</text:p>
          </table:table-cell>
          <table:table-cell table:formula="of:=VLOOKUP([.B285];[FromObs.$D$3:.$D$1035];1;FALSE())" office:value-type="string" office:string-value="GA3301_S" calcext:value-type="string">
            <text:p>GA3301_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E0351_X</text:p>
          </table:table-cell>
          <table:table-cell office:value-type="float" office:value="55.8933039430969" calcext:value-type="float">
            <text:p>55.8933039430969</text:p>
          </table:table-cell>
          <table:table-cell office:value-type="float" office:value="-4.26050431683165" calcext:value-type="float">
            <text:p>-4.26050431683165</text:p>
          </table:table-cell>
          <table:table-cell office:value-type="string" calcext:value-type="string">
            <text:p>R/T into Ashgill Road</text:p>
          </table:table-cell>
          <table:table-cell table:formula="of:=VLOOKUP([.B28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E0351_T</text:p>
          </table:table-cell>
          <table:table-cell office:value-type="float" office:value="55.8908187803686" calcext:value-type="float">
            <text:p>55.8908187803686</text:p>
          </table:table-cell>
          <table:table-cell office:value-type="float" office:value="-4.25928823174615" calcext:value-type="float">
            <text:p>-4.25928823174615</text:p>
          </table:table-cell>
          <table:table-cell office:value-type="string" calcext:value-type="string">
            <text:p>Balmore Road towards Ashgill Road</text:p>
          </table:table-cell>
          <table:table-cell table:formula="of:=VLOOKUP([.B287];[FromObs.$D$3:.$D$1035];1;FALSE())" office:value-type="string" office:string-value="GE0351_T" calcext:value-type="string">
            <text:p>GE0351_T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E0351_S</text:p>
          </table:table-cell>
          <table:table-cell office:value-type="float" office:value="55.8933039430969" calcext:value-type="float">
            <text:p>55.8933039430969</text:p>
          </table:table-cell>
          <table:table-cell office:value-type="float" office:value="-4.26050431683165" calcext:value-type="float">
            <text:p>-4.26050431683165</text:p>
          </table:table-cell>
          <table:table-cell office:value-type="string" calcext:value-type="string">
            <text:p>Ashgill Road</text:p>
          </table:table-cell>
          <table:table-cell table:formula="of:=VLOOKUP([.B288];[FromObs.$D$3:.$D$1035];1;FALSE())" office:value-type="string" office:string-value="GE0351_S" calcext:value-type="string">
            <text:p>GE0351_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G0251_F</text:p>
          </table:table-cell>
          <table:table-cell office:value-type="float" office:value="55.862668615009" calcext:value-type="float">
            <text:p>55.862668615009</text:p>
          </table:table-cell>
          <table:table-cell office:value-type="float" office:value="-4.20788736890891" calcext:value-type="float">
            <text:p>-4.20788736890891</text:p>
          </table:table-cell>
          <table:table-cell office:value-type="string" calcext:value-type="string">
            <text:p>Cumbernauld Road southbound-reduction loop</text:p>
          </table:table-cell>
          <table:table-cell table:formula="of:=VLOOKUP([.B28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E0351_R</text:p>
          </table:table-cell>
          <table:table-cell office:value-type="float" office:value="55.8955734059264" calcext:value-type="float">
            <text:p>55.8955734059264</text:p>
          </table:table-cell>
          <table:table-cell office:value-type="float" office:value="-4.26367538886407" calcext:value-type="float">
            <text:p>-4.26367538886407</text:p>
          </table:table-cell>
          <table:table-cell office:value-type="string" calcext:value-type="string">
            <text:p>Balmore Rd inbound towards Ashgill Rd</text:p>
          </table:table-cell>
          <table:table-cell table:formula="of:=VLOOKUP([.B290];[FromObs.$D$3:.$D$1035];1;FALSE())" office:value-type="string" office:string-value="GE0351_R" calcext:value-type="string">
            <text:p>GE0351_R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D2651_X</text:p>
          </table:table-cell>
          <table:table-cell office:value-type="float" office:value="55.8939477297564" calcext:value-type="float">
            <text:p>55.8939477297564</text:p>
          </table:table-cell>
          <table:table-cell office:value-type="float" office:value="-4.29708890965717" calcext:value-type="float">
            <text:p>-4.29708890965717</text:p>
          </table:table-cell>
          <table:table-cell office:value-type="string" calcext:value-type="string">
            <text:p>R/T into Bantaskin Street</text:p>
          </table:table-cell>
          <table:table-cell table:formula="of:=VLOOKUP([.B29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G0251_C</text:p>
          </table:table-cell>
          <table:table-cell office:value-type="float" office:value="55.862668615009" calcext:value-type="float">
            <text:p>55.862668615009</text:p>
          </table:table-cell>
          <table:table-cell office:value-type="float" office:value="-4.20788736890891" calcext:value-type="float">
            <text:p>-4.20788736890891</text:p>
          </table:table-cell>
          <table:table-cell office:value-type="string" calcext:value-type="string">
            <text:p>Cumbernauld Rd</text:p>
          </table:table-cell>
          <table:table-cell table:formula="of:=VLOOKUP([.B292];[FromObs.$D$3:.$D$1035];1;FALSE())" office:value-type="string" office:string-value="GG0251_C" calcext:value-type="string">
            <text:p>GG0251_C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L1701_H</text:p>
          </table:table-cell>
          <table:table-cell office:value-type="float" office:value="55.8457464923816" calcext:value-type="float">
            <text:p>55.8457464923816</text:p>
          </table:table-cell>
          <table:table-cell office:value-type="float" office:value="-4.34382938243795" calcext:value-type="float">
            <text:p>-4.34382938243795</text:p>
          </table:table-cell>
          <table:table-cell office:value-type="string" calcext:value-type="string">
            <text:p>Paisley Road West R/T into Berryknowes Road</text:p>
          </table:table-cell>
          <table:table-cell table:formula="of:=VLOOKUP([.B29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G0251_A</text:p>
          </table:table-cell>
          <table:table-cell office:value-type="float" office:value="55.8631221668278" calcext:value-type="float">
            <text:p>55.8631221668278</text:p>
          </table:table-cell>
          <table:table-cell office:value-type="float" office:value="-4.21115733524278" calcext:value-type="float">
            <text:p>-4.21115733524278</text:p>
          </table:table-cell>
          <table:table-cell office:value-type="string" calcext:value-type="string">
            <text:p>Alexandra Parade to Cumbernauld</text:p>
          </table:table-cell>
          <table:table-cell table:formula="of:=VLOOKUP([.B294];[FromObs.$D$3:.$D$1035];1;FALSE())" office:value-type="string" office:string-value="GG0251_A" calcext:value-type="string">
            <text:p>GG0251_A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D2651_T</text:p>
          </table:table-cell>
          <table:table-cell office:value-type="float" office:value="55.8939477297564" calcext:value-type="float">
            <text:p>55.8939477297564</text:p>
          </table:table-cell>
          <table:table-cell office:value-type="float" office:value="-4.29708890965717" calcext:value-type="float">
            <text:p>-4.29708890965717</text:p>
          </table:table-cell>
          <table:table-cell office:value-type="string" calcext:value-type="string">
            <text:p>Bantaskin Street</text:p>
          </table:table-cell>
          <table:table-cell table:formula="of:=VLOOKUP([.B295];[FromObs.$D$3:.$D$1035];1;FALSE())" office:value-type="string" office:string-value="GD2651_T" calcext:value-type="string">
            <text:p>GD2651_T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D2651_S</text:p>
          </table:table-cell>
          <table:table-cell office:value-type="float" office:value="55.8922983448342" calcext:value-type="float">
            <text:p>55.8922983448342</text:p>
          </table:table-cell>
          <table:table-cell office:value-type="float" office:value="-4.29444840286621" calcext:value-type="float">
            <text:p>-4.29444840286621</text:p>
          </table:table-cell>
          <table:table-cell office:value-type="string" calcext:value-type="string">
            <text:p>Maryhill Road outbound towards Bantaskin Street</text:p>
          </table:table-cell>
          <table:table-cell table:formula="of:=VLOOKUP([.B296];[FromObs.$D$3:.$D$1035];1;FALSE())" office:value-type="string" office:string-value="GD2651_S" calcext:value-type="string">
            <text:p>GD2651_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L1701_E</text:p>
          </table:table-cell>
          <table:table-cell office:value-type="float" office:value="55.8457464923816" calcext:value-type="float">
            <text:p>55.8457464923816</text:p>
          </table:table-cell>
          <table:table-cell office:value-type="float" office:value="-4.34382938243795" calcext:value-type="float">
            <text:p>-4.34382938243795</text:p>
          </table:table-cell>
          <table:table-cell office:value-type="string" calcext:value-type="string">
            <text:p>Berryknowes Road</text:p>
          </table:table-cell>
          <table:table-cell table:formula="of:=VLOOKUP([.B297];[FromObs.$D$3:.$D$1035];1;FALSE())" office:value-type="string" office:string-value="GL1701_E" calcext:value-type="string">
            <text:p>GL1701_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H0151_V</text:p>
          </table:table-cell>
          <table:table-cell office:value-type="float" office:value="55.855268817378" calcext:value-type="float">
            <text:p>55.855268817378</text:p>
          </table:table-cell>
          <table:table-cell office:value-type="float" office:value="-4.2260182328995" calcext:value-type="float">
            <text:p>-4.2260182328995</text:p>
          </table:table-cell>
          <table:table-cell office:value-type="string" calcext:value-type="string">
            <text:p>Abercromby Street</text:p>
          </table:table-cell>
          <table:table-cell table:formula="of:=VLOOKUP([.B298];[FromObs.$D$3:.$D$1035];1;FALSE())" office:value-type="string" office:string-value="GH0151_V" calcext:value-type="string">
            <text:p>GH0151_V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D2651_R</text:p>
          </table:table-cell>
          <table:table-cell office:value-type="float" office:value="55.8967033661855" calcext:value-type="float">
            <text:p>55.8967033661855</text:p>
          </table:table-cell>
          <table:table-cell office:value-type="float" office:value="-4.29920328521326" calcext:value-type="float">
            <text:p>-4.29920328521326</text:p>
          </table:table-cell>
          <table:table-cell office:value-type="string" calcext:value-type="string">
            <text:p>Maryhill Road inbound towards Bantaskin Street</text:p>
          </table:table-cell>
          <table:table-cell table:formula="of:=VLOOKUP([.B299];[FromObs.$D$3:.$D$1035];1;FALSE())" office:value-type="string" office:string-value="GD2651_R" calcext:value-type="string">
            <text:p>GD2651_R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L1701_C</text:p>
          </table:table-cell>
          <table:table-cell office:value-type="float" office:value="55.8455728412543" calcext:value-type="float">
            <text:p>55.8455728412543</text:p>
          </table:table-cell>
          <table:table-cell office:value-type="float" office:value="-4.34209365385938" calcext:value-type="float">
            <text:p>-4.34209365385938</text:p>
          </table:table-cell>
          <table:table-cell office:value-type="string" calcext:value-type="string">
            <text:p>Paisley Road West R/T into Berryknowes Road</text:p>
          </table:table-cell>
          <table:table-cell table:formula="of:=VLOOKUP([.B300];[FromObs.$D$3:.$D$1035];1;FALSE())" office:value-type="string" office:string-value="GL1701_C" calcext:value-type="string">
            <text:p>GL1701_C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L1701_B</text:p>
          </table:table-cell>
          <table:table-cell office:value-type="float" office:value="55.8455728412543" calcext:value-type="float">
            <text:p>55.8455728412543</text:p>
          </table:table-cell>
          <table:table-cell office:value-type="float" office:value="-4.34209365385938" calcext:value-type="float">
            <text:p>-4.34209365385938</text:p>
          </table:table-cell>
          <table:table-cell office:value-type="string" calcext:value-type="string">
            <text:p>Paisley Road West westbound to Berryknowes</text:p>
          </table:table-cell>
          <table:table-cell table:formula="of:=VLOOKUP([.B301];[FromObs.$D$3:.$D$1035];1;FALSE())" office:value-type="string" office:string-value="GL1701_B" calcext:value-type="string">
            <text:p>GL1701_B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H0151_T</text:p>
          </table:table-cell>
          <table:table-cell office:value-type="float" office:value="55.855268817378" calcext:value-type="float">
            <text:p>55.855268817378</text:p>
          </table:table-cell>
          <table:table-cell office:value-type="float" office:value="-4.2260182328995" calcext:value-type="float">
            <text:p>-4.2260182328995</text:p>
          </table:table-cell>
          <table:table-cell office:value-type="string" calcext:value-type="string">
            <text:p>Bellgrove Street</text:p>
          </table:table-cell>
          <table:table-cell table:formula="of:=VLOOKUP([.B302];[FromObs.$D$3:.$D$1035];1;FALSE())" office:value-type="string" office:string-value="GH0151_T" calcext:value-type="string">
            <text:p>GH0151_T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H0151_S</text:p>
          </table:table-cell>
          <table:table-cell office:value-type="float" office:value="55.8558406613901" calcext:value-type="float">
            <text:p>55.8558406613901</text:p>
          </table:table-cell>
          <table:table-cell office:value-type="float" office:value="-4.23265006404959" calcext:value-type="float">
            <text:p>-4.23265006404959</text:p>
          </table:table-cell>
          <table:table-cell office:value-type="string" calcext:value-type="string">
            <text:p>Gallowgate east to Bellgrove St</text:p>
          </table:table-cell>
          <table:table-cell table:formula="of:=VLOOKUP([.B303];[FromObs.$D$3:.$D$1035];1;FALSE())" office:value-type="string" office:string-value="GH0151_S" calcext:value-type="string">
            <text:p>GH0151_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L1701_A</text:p>
          </table:table-cell>
          <table:table-cell office:value-type="float" office:value="55.8456917122619" calcext:value-type="float">
            <text:p>55.8456917122619</text:p>
          </table:table-cell>
          <table:table-cell office:value-type="float" office:value="-4.34764406424242" calcext:value-type="float">
            <text:p>-4.34764406424242</text:p>
          </table:table-cell>
          <table:table-cell office:value-type="string" calcext:value-type="string">
            <text:p>Paisley Road West eastbound to Berryknowes Rd</text:p>
          </table:table-cell>
          <table:table-cell table:formula="of:=VLOOKUP([.B304];[FromObs.$D$3:.$D$1035];1;FALSE())" office:value-type="string" office:string-value="GL1701_A" calcext:value-type="string">
            <text:p>GL1701_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H0151_R</text:p>
          </table:table-cell>
          <table:table-cell office:value-type="float" office:value="55.8550155186974" calcext:value-type="float">
            <text:p>55.8550155186974</text:p>
          </table:table-cell>
          <table:table-cell office:value-type="float" office:value="-4.22312767853455" calcext:value-type="float">
            <text:p>-4.22312767853455</text:p>
          </table:table-cell>
          <table:table-cell office:value-type="string" calcext:value-type="string">
            <text:p>Gallowgate west to Bellgrove St</text:p>
          </table:table-cell>
          <table:table-cell table:formula="of:=VLOOKUP([.B305];[FromObs.$D$3:.$D$1035];1;FALSE())" office:value-type="string" office:string-value="GH0151_R" calcext:value-type="string">
            <text:p>GH0151_R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F0251_T</text:p>
          </table:table-cell>
          <table:table-cell office:value-type="float" office:value="55.8783902140228" calcext:value-type="float">
            <text:p>55.8783902140228</text:p>
          </table:table-cell>
          <table:table-cell office:value-type="float" office:value="-4.19416730302782" calcext:value-type="float">
            <text:p>-4.19416730302782</text:p>
          </table:table-cell>
          <table:table-cell office:value-type="string" calcext:value-type="string">
            <text:p>Provanmill Rd n/b to Royston Rd</text:p>
          </table:table-cell>
          <table:table-cell table:formula="of:=VLOOKUP([.B306];[FromObs.$D$3:.$D$1035];1;FALSE())" office:value-type="string" office:string-value="GF0251_T" calcext:value-type="string">
            <text:p>GF0251_T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F0251_R</text:p>
          </table:table-cell>
          <table:table-cell office:value-type="float" office:value="55.8783902140228" calcext:value-type="float">
            <text:p>55.8783902140228</text:p>
          </table:table-cell>
          <table:table-cell office:value-type="float" office:value="-4.19416730302782" calcext:value-type="float">
            <text:p>-4.19416730302782</text:p>
          </table:table-cell>
          <table:table-cell office:value-type="string" calcext:value-type="string">
            <text:p>Royston Rd e/b</text:p>
          </table:table-cell>
          <table:table-cell table:formula="of:=VLOOKUP([.B307];[FromObs.$D$3:.$D$1035];1;FALSE())" office:value-type="string" office:string-value="GF0251_R" calcext:value-type="string">
            <text:p>GF0251_R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F0251_A</text:p>
          </table:table-cell>
          <table:table-cell office:value-type="float" office:value="55.8788171073462" calcext:value-type="float">
            <text:p>55.8788171073462</text:p>
          </table:table-cell>
          <table:table-cell office:value-type="float" office:value="-4.1913935286383" calcext:value-type="float">
            <text:p>-4.1913935286383</text:p>
          </table:table-cell>
          <table:table-cell office:value-type="string" calcext:value-type="string">
            <text:p>Robroyston Rd s/b</text:p>
          </table:table-cell>
          <table:table-cell table:formula="of:=VLOOKUP([.B30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A0100_S</text:p>
          </table:table-cell>
          <table:table-cell office:value-type="float" office:value="55.8568257643734" calcext:value-type="float">
            <text:p>55.8568257643734</text:p>
          </table:table-cell>
          <table:table-cell office:value-type="float" office:value="-4.26528773243447" calcext:value-type="float">
            <text:p>-4.26528773243447</text:p>
          </table:table-cell>
          <table:table-cell office:value-type="string" calcext:value-type="string">
            <text:p>Broomielaw / <text:s/>Brown Street (gen traffic E/B)</text:p>
          </table:table-cell>
          <table:table-cell table:formula="of:=VLOOKUP([.B30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K1701_C</text:p>
          </table:table-cell>
          <table:table-cell office:value-type="float" office:value="55.8343586176465" calcext:value-type="float">
            <text:p>55.8343586176465</text:p>
          </table:table-cell>
          <table:table-cell office:value-type="float" office:value="-4.28415069034" calcext:value-type="float">
            <text:p>-4.28415069034</text:p>
          </table:table-cell>
          <table:table-cell office:value-type="string" calcext:value-type="string">
            <text:p>Minard Rd southbound exit</text:p>
          </table:table-cell>
          <table:table-cell table:formula="of:=VLOOKUP([.B31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K1701_B</text:p>
          </table:table-cell>
          <table:table-cell office:value-type="float" office:value="55.8343586176465" calcext:value-type="float">
            <text:p>55.8343586176465</text:p>
          </table:table-cell>
          <table:table-cell office:value-type="float" office:value="-4.28415069034" calcext:value-type="float">
            <text:p>-4.28415069034</text:p>
          </table:table-cell>
          <table:table-cell office:value-type="string" calcext:value-type="string">
            <text:p>Darnley Rd westbound exit</text:p>
          </table:table-cell>
          <table:table-cell table:formula="of:=VLOOKUP([.B31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D0351_G</text:p>
          </table:table-cell>
          <table:table-cell office:value-type="float" office:value="55.8777717901783" calcext:value-type="float">
            <text:p>55.8777717901783</text:p>
          </table:table-cell>
          <table:table-cell office:value-type="float" office:value="-4.28977002473684" calcext:value-type="float">
            <text:p>-4.28977002473684</text:p>
          </table:table-cell>
          <table:table-cell office:value-type="string" calcext:value-type="string">
            <text:p>QMD filter to GWR</text:p>
          </table:table-cell>
          <table:table-cell table:formula="of:=VLOOKUP([.B312];[FromObs.$D$3:.$D$1035];1;FALSE())" office:value-type="string" office:string-value="GD0351_G" calcext:value-type="string">
            <text:p>GD0351_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K1701_A</text:p>
          </table:table-cell>
          <table:table-cell office:value-type="float" office:value="55.8343586176465" calcext:value-type="float">
            <text:p>55.8343586176465</text:p>
          </table:table-cell>
          <table:table-cell office:value-type="float" office:value="-4.28415069034" calcext:value-type="float">
            <text:p>-4.28415069034</text:p>
          </table:table-cell>
          <table:table-cell office:value-type="string" calcext:value-type="string">
            <text:p>Darnley Rd eastbound exit</text:p>
          </table:table-cell>
          <table:table-cell table:formula="of:=VLOOKUP([.B31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D0351_D</text:p>
          </table:table-cell>
          <table:table-cell office:value-type="float" office:value="55.8777717901783" calcext:value-type="float">
            <text:p>55.8777717901783</text:p>
          </table:table-cell>
          <table:table-cell office:value-type="float" office:value="-4.28977002473684" calcext:value-type="float">
            <text:p>-4.28977002473684</text:p>
          </table:table-cell>
          <table:table-cell office:value-type="string" calcext:value-type="string">
            <text:p>QMD</text:p>
          </table:table-cell>
          <table:table-cell table:formula="of:=VLOOKUP([.B314];[FromObs.$D$3:.$D$1035];1;FALSE())" office:value-type="string" office:string-value="GD0351_D" calcext:value-type="string">
            <text:p>GD0351_D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D0351_C</text:p>
          </table:table-cell>
          <table:table-cell office:value-type="float" office:value="55.8777717901783" calcext:value-type="float">
            <text:p>55.8777717901783</text:p>
          </table:table-cell>
          <table:table-cell office:value-type="float" office:value="-4.28977002473684" calcext:value-type="float">
            <text:p>-4.28977002473684</text:p>
          </table:table-cell>
          <table:table-cell office:value-type="string" calcext:value-type="string">
            <text:p>Byres Road</text:p>
          </table:table-cell>
          <table:table-cell table:formula="of:=VLOOKUP([.B315];[FromObs.$D$3:.$D$1035];1;FALSE())" office:value-type="string" office:string-value="GD0351_C" calcext:value-type="string">
            <text:p>GD0351_C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D0351_B</text:p>
          </table:table-cell>
          <table:table-cell office:value-type="float" office:value="55.8770071647789" calcext:value-type="float">
            <text:p>55.8770071647789</text:p>
          </table:table-cell>
          <table:table-cell office:value-type="float" office:value="-4.28739083013793" calcext:value-type="float">
            <text:p>-4.28739083013793</text:p>
          </table:table-cell>
          <table:table-cell office:value-type="string" calcext:value-type="string">
            <text:p>GWR to QMD.</text:p>
          </table:table-cell>
          <table:table-cell table:formula="of:=VLOOKUP([.B316];[FromObs.$D$3:.$D$1035];1;FALSE())" office:value-type="string" office:string-value="GD0351_B" calcext:value-type="string">
            <text:p>GD0351_B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D0351_A</text:p>
          </table:table-cell>
          <table:table-cell office:value-type="float" office:value="55.8806124568863" calcext:value-type="float">
            <text:p>55.8806124568863</text:p>
          </table:table-cell>
          <table:table-cell office:value-type="float" office:value="-4.29745213287669" calcext:value-type="float">
            <text:p>-4.29745213287669</text:p>
          </table:table-cell>
          <table:table-cell office:value-type="string" calcext:value-type="string">
            <text:p>Great Western Rd to Queen Margaret Dr</text:p>
          </table:table-cell>
          <table:table-cell table:formula="of:=VLOOKUP([.B317];[FromObs.$D$3:.$D$1035];1;FALSE())" office:value-type="string" office:string-value="GD0351_A" calcext:value-type="string">
            <text:p>GD0351_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A2751_T</text:p>
          </table:table-cell>
          <table:table-cell office:value-type="float" office:value="55.865281629386" calcext:value-type="float">
            <text:p>55.865281629386</text:p>
          </table:table-cell>
          <table:table-cell office:value-type="float" office:value="-4.25508782149662" calcext:value-type="float">
            <text:p>-4.25508782149662</text:p>
          </table:table-cell>
          <table:table-cell office:value-type="string" calcext:value-type="string">
            <text:p>Renfield Street southbound to Sauchiehall Street</text:p>
          </table:table-cell>
          <table:table-cell table:formula="of:=VLOOKUP([.B318];[FromObs.$D$3:.$D$1035];1;FALSE())" office:value-type="string" office:string-value="GA2751_T" calcext:value-type="string">
            <text:p>GA2751_T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B0451_G</text:p>
          </table:table-cell>
          <table:table-cell office:value-type="float" office:value="55.8537771620326" calcext:value-type="float">
            <text:p>55.8537771620326</text:p>
          </table:table-cell>
          <table:table-cell office:value-type="float" office:value="-4.26001336307623" calcext:value-type="float">
            <text:p>-4.26001336307623</text:p>
          </table:table-cell>
          <table:table-cell office:value-type="string" calcext:value-type="string">
            <text:p>Commerce Street n/bound to Kingston Street</text:p>
          </table:table-cell>
          <table:table-cell table:formula="of:=VLOOKUP([.B319];[FromObs.$D$3:.$D$1035];1;FALSE())" office:value-type="string" office:string-value="GB0451_G" calcext:value-type="string">
            <text:p>GB0451_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H3251_X</text:p>
          </table:table-cell>
          <table:table-cell office:value-type="float" office:value="55.8444943679667" calcext:value-type="float">
            <text:p>55.8444943679667</text:p>
          </table:table-cell>
          <table:table-cell office:value-type="float" office:value="-4.21997103772343" calcext:value-type="float">
            <text:p>-4.21997103772343</text:p>
          </table:table-cell>
          <table:table-cell office:value-type="string" calcext:value-type="string">
            <text:p>Dalmarnock Road right turn to Dunn St</text:p>
          </table:table-cell>
          <table:table-cell table:formula="of:=VLOOKUP([.B32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B0451_F</text:p>
          </table:table-cell>
          <table:table-cell office:value-type="float" office:value="55.8538750756373" calcext:value-type="float">
            <text:p>55.8538750756373</text:p>
          </table:table-cell>
          <table:table-cell office:value-type="float" office:value="-4.25859702369588" calcext:value-type="float">
            <text:p>-4.25859702369588</text:p>
          </table:table-cell>
          <table:table-cell office:value-type="string" calcext:value-type="string">
            <text:p>Kingston Street to Commerce Street <text:s/>outside lane</text:p>
          </table:table-cell>
          <table:table-cell table:formula="of:=VLOOKUP([.B321];[FromObs.$D$3:.$D$1035];1;FALSE())" office:value-type="string" office:string-value="GB0451_F" calcext:value-type="string">
            <text:p>GB0451_F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H3251_W</text:p>
          </table:table-cell>
          <table:table-cell office:value-type="float" office:value="55.8444943679667" calcext:value-type="float">
            <text:p>55.8444943679667</text:p>
          </table:table-cell>
          <table:table-cell office:value-type="float" office:value="-4.21997103772343" calcext:value-type="float">
            <text:p>-4.21997103772343</text:p>
          </table:table-cell>
          <table:table-cell office:value-type="string" calcext:value-type="string">
            <text:p>Dunn St. southbound nearside lane</text:p>
          </table:table-cell>
          <table:table-cell table:formula="of:=VLOOKUP([.B322];[FromObs.$D$3:.$D$1035];1;FALSE())" office:value-type="string" office:string-value="GH3251_W" calcext:value-type="string">
            <text:p>GH3251_W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H3251_V</text:p>
          </table:table-cell>
          <table:table-cell office:value-type="float" office:value="55.8444943679667" calcext:value-type="float">
            <text:p>55.8444943679667</text:p>
          </table:table-cell>
          <table:table-cell office:value-type="float" office:value="-4.21997103772343" calcext:value-type="float">
            <text:p>-4.21997103772343</text:p>
          </table:table-cell>
          <table:table-cell office:value-type="string" calcext:value-type="string">
            <text:p>Dunn St</text:p>
          </table:table-cell>
          <table:table-cell table:formula="of:=VLOOKUP([.B323];[FromObs.$D$3:.$D$1035];1;FALSE())" office:value-type="string" office:string-value="GH3251_V" calcext:value-type="string">
            <text:p>GH3251_V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H3251_T</text:p>
          </table:table-cell>
          <table:table-cell office:value-type="float" office:value="55.8444943679667" calcext:value-type="float">
            <text:p>55.8444943679667</text:p>
          </table:table-cell>
          <table:table-cell office:value-type="float" office:value="-4.21997103772343" calcext:value-type="float">
            <text:p>-4.21997103772343</text:p>
          </table:table-cell>
          <table:table-cell office:value-type="string" calcext:value-type="string">
            <text:p>Dunn St. southbound offside lane</text:p>
          </table:table-cell>
          <table:table-cell table:formula="of:=VLOOKUP([.B324];[FromObs.$D$3:.$D$1035];1;FALSE())" office:value-type="string" office:string-value="GH3251_T" calcext:value-type="string">
            <text:p>GH3251_T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B0451_B</text:p>
          </table:table-cell>
          <table:table-cell office:value-type="float" office:value="55.8538750756373" calcext:value-type="float">
            <text:p>55.8538750756373</text:p>
          </table:table-cell>
          <table:table-cell office:value-type="float" office:value="-4.25859702369588" calcext:value-type="float">
            <text:p>-4.25859702369588</text:p>
          </table:table-cell>
          <table:table-cell office:value-type="string" calcext:value-type="string">
            <text:p>Kingston Street to Commerce Street inside lane</text:p>
          </table:table-cell>
          <table:table-cell table:formula="of:=VLOOKUP([.B325];[FromObs.$D$3:.$D$1035];1;FALSE())" office:value-type="string" office:string-value="GB0451_B" calcext:value-type="string">
            <text:p>GB0451_B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H3251_S</text:p>
          </table:table-cell>
          <table:table-cell office:value-type="float" office:value="55.8454870033071" calcext:value-type="float">
            <text:p>55.8454870033071</text:p>
          </table:table-cell>
          <table:table-cell office:value-type="float" office:value="-4.22124168206829" calcext:value-type="float">
            <text:p>-4.22124168206829</text:p>
          </table:table-cell>
          <table:table-cell office:value-type="string" calcext:value-type="string">
            <text:p>Dalmarnock Road eastbound to Dunn St</text:p>
          </table:table-cell>
          <table:table-cell table:formula="of:=VLOOKUP([.B326];[FromObs.$D$3:.$D$1035];1;FALSE())" office:value-type="string" office:string-value="GH3251_S" calcext:value-type="string">
            <text:p>GH3251_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H3251_R</text:p>
          </table:table-cell>
          <table:table-cell office:value-type="float" office:value="55.8429686688026" calcext:value-type="float">
            <text:p>55.8429686688026</text:p>
          </table:table-cell>
          <table:table-cell office:value-type="float" office:value="-4.21736028190131" calcext:value-type="float">
            <text:p>-4.21736028190131</text:p>
          </table:table-cell>
          <table:table-cell office:value-type="string" calcext:value-type="string">
            <text:p>Dalmarnock Road n/b to Dunn St</text:p>
          </table:table-cell>
          <table:table-cell table:formula="of:=VLOOKUP([.B327];[FromObs.$D$3:.$D$1035];1;FALSE())" office:value-type="string" office:string-value="GH3251_R" calcext:value-type="string">
            <text:p>GH3251_R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G1051_T</text:p>
          </table:table-cell>
          <table:table-cell office:value-type="float" office:value="55.8668378965468" calcext:value-type="float">
            <text:p>55.8668378965468</text:p>
          </table:table-cell>
          <table:table-cell office:value-type="float" office:value="-4.15522084419536" calcext:value-type="float">
            <text:p>-4.15522084419536</text:p>
          </table:table-cell>
          <table:table-cell office:value-type="string" calcext:value-type="string">
            <text:p>Stepps Road n/b</text:p>
          </table:table-cell>
          <table:table-cell table:formula="of:=VLOOKUP([.B32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G1051_S</text:p>
          </table:table-cell>
          <table:table-cell office:value-type="float" office:value="55.8668378965468" calcext:value-type="float">
            <text:p>55.8668378965468</text:p>
          </table:table-cell>
          <table:table-cell office:value-type="float" office:value="-4.15522084419536" calcext:value-type="float">
            <text:p>-4.15522084419536</text:p>
          </table:table-cell>
          <table:table-cell office:value-type="string" calcext:value-type="string">
            <text:p>Blairlummock Road w/b towards Stepps Road</text:p>
          </table:table-cell>
          <table:table-cell table:formula="of:=VLOOKUP([.B32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G1051_P</text:p>
          </table:table-cell>
          <table:table-cell office:value-type="float" office:value="55.8668378965468" calcext:value-type="float">
            <text:p>55.8668378965468</text:p>
          </table:table-cell>
          <table:table-cell office:value-type="float" office:value="-4.15522084419536" calcext:value-type="float">
            <text:p>-4.15522084419536</text:p>
          </table:table-cell>
          <table:table-cell office:value-type="string" calcext:value-type="string">
            <text:p>Bellrock Street <text:s/>e/b</text:p>
          </table:table-cell>
          <table:table-cell table:formula="of:=VLOOKUP([.B33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A4101_G</text:p>
          </table:table-cell>
          <table:table-cell office:value-type="float" office:value="55.8605413801615" calcext:value-type="float">
            <text:p>55.8605413801615</text:p>
          </table:table-cell>
          <table:table-cell office:value-type="float" office:value="-4.2489162556339" calcext:value-type="float">
            <text:p>-4.2489162556339</text:p>
          </table:table-cell>
          <table:table-cell office:value-type="string" calcext:value-type="string">
            <text:p>George Square westbound to Queen St offside</text:p>
          </table:table-cell>
          <table:table-cell table:formula="of:=VLOOKUP([.B331];[FromObs.$D$3:.$D$1035];1;FALSE())" office:value-type="string" office:string-value="GA4101_G" calcext:value-type="string">
            <text:p>GA4101_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A4101_C</text:p>
          </table:table-cell>
          <table:table-cell office:value-type="float" office:value="55.8608285981753" calcext:value-type="float">
            <text:p>55.8608285981753</text:p>
          </table:table-cell>
          <table:table-cell office:value-type="float" office:value="-4.25139387488933" calcext:value-type="float">
            <text:p>-4.25139387488933</text:p>
          </table:table-cell>
          <table:table-cell office:value-type="string" calcext:value-type="string">
            <text:p>Queen Street</text:p>
          </table:table-cell>
          <table:table-cell table:formula="of:=VLOOKUP([.B332];[FromObs.$D$3:.$D$1035];1;FALSE())" office:value-type="string" office:string-value="GA4101_C" calcext:value-type="string">
            <text:p>GA4101_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A4101_B</text:p>
          </table:table-cell>
          <table:table-cell office:value-type="float" office:value="55.8605413801615" calcext:value-type="float">
            <text:p>55.8605413801615</text:p>
          </table:table-cell>
          <table:table-cell office:value-type="float" office:value="-4.2489162556339" calcext:value-type="float">
            <text:p>-4.2489162556339</text:p>
          </table:table-cell>
          <table:table-cell office:value-type="string" calcext:value-type="string">
            <text:p>George Square westbound to Queen St nearside</text:p>
          </table:table-cell>
          <table:table-cell table:formula="of:=VLOOKUP([.B333];[FromObs.$D$3:.$D$1035];1;FALSE())" office:value-type="string" office:string-value="GA4101_B" calcext:value-type="string">
            <text:p>GA4101_B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C125A_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gyle Street towards Kelvinhaugh Street</text:p>
          </table:table-cell>
          <table:table-cell table:formula="of:=VLOOKUP([.B334];[FromObs.$D$3:.$D$1035];1;FALSE())" office:value-type="string" office:string-value="GC125A_F" calcext:value-type="string">
            <text:p>GC125A_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C125A_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gyle Street towards Kelvinhaugh Street:</text:p>
          </table:table-cell>
          <table:table-cell table:formula="of:=VLOOKUP([.B335];[FromObs.$D$3:.$D$1035];1;FALSE())" office:value-type="string" office:string-value="GC125A_E" calcext:value-type="string">
            <text:p>GC125A_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C168A_S</text:p>
          </table:table-cell>
          <table:table-cell office:value-type="float" office:value="55.870790603306" calcext:value-type="float">
            <text:p>55.870790603306</text:p>
          </table:table-cell>
          <table:table-cell office:value-type="float" office:value="-4.30217889117989" calcext:value-type="float">
            <text:p>-4.30217889117989</text:p>
          </table:table-cell>
          <table:table-cell office:value-type="string" calcext:value-type="string">
            <text:p>Dumbarton Road westbound to Stewartville</text:p>
          </table:table-cell>
          <table:table-cell table:formula="of:=VLOOKUP([.B336];[FromObs.$D$3:.$D$1035];1;FALSE())" office:value-type="string" office:string-value="GC168A_S" calcext:value-type="string">
            <text:p>GC168A_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J2601_S</text:p>
          </table:table-cell>
          <table:table-cell office:value-type="float" office:value="55.8355725583482" calcext:value-type="float">
            <text:p>55.8355725583482</text:p>
          </table:table-cell>
          <table:table-cell office:value-type="float" office:value="-4.24900731022375" calcext:value-type="float">
            <text:p>-4.24900731022375</text:p>
          </table:table-cell>
          <table:table-cell office:value-type="string" calcext:value-type="string">
            <text:p>Calder St westbound to Hollybrook St</text:p>
          </table:table-cell>
          <table:table-cell table:formula="of:=VLOOKUP([.B337];[FromObs.$D$3:.$D$1035];1;FALSE())" office:value-type="string" office:string-value="GJ2601_S" calcext:value-type="string">
            <text:p>GJ2601_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C168A_R</text:p>
          </table:table-cell>
          <table:table-cell office:value-type="float" office:value="55.8709031231517" calcext:value-type="float">
            <text:p>55.8709031231517</text:p>
          </table:table-cell>
          <table:table-cell office:value-type="float" office:value="-4.30960259319484" calcext:value-type="float">
            <text:p>-4.30960259319484</text:p>
          </table:table-cell>
          <table:table-cell office:value-type="string" calcext:value-type="string">
            <text:p>Dumbarton Road eastbound to Stewartville Rd</text:p>
          </table:table-cell>
          <table:table-cell table:formula="of:=VLOOKUP([.B338];[FromObs.$D$3:.$D$1035];1;FALSE())" office:value-type="string" office:string-value="GC168A_R" calcext:value-type="string">
            <text:p>GC168A_R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J2601_P</text:p>
          </table:table-cell>
          <table:table-cell office:value-type="float" office:value="55.836493016107" calcext:value-type="float">
            <text:p>55.836493016107</text:p>
          </table:table-cell>
          <table:table-cell office:value-type="float" office:value="-4.25420301622587" calcext:value-type="float">
            <text:p>-4.25420301622587</text:p>
          </table:table-cell>
          <table:table-cell office:value-type="string" calcext:value-type="string">
            <text:p>Hollybrook Street</text:p>
          </table:table-cell>
          <table:table-cell table:formula="of:=VLOOKUP([.B339];[FromObs.$D$3:.$D$1035];1;FALSE())" office:value-type="string" office:string-value="GJ2601_P" calcext:value-type="string">
            <text:p>GJ2601_P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C168A_N</text:p>
          </table:table-cell>
          <table:table-cell office:value-type="float" office:value="55.8705439329036" calcext:value-type="float">
            <text:p>55.8705439329036</text:p>
          </table:table-cell>
          <table:table-cell office:value-type="float" office:value="-4.29999035215906" calcext:value-type="float">
            <text:p>-4.29999035215906</text:p>
          </table:table-cell>
          <table:table-cell office:value-type="string" calcext:value-type="string">
            <text:p>Dumbarton Road eastbound to Hyndland Rd</text:p>
          </table:table-cell>
          <table:table-cell table:formula="of:=VLOOKUP([.B34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J0301_V</text:p>
          </table:table-cell>
          <table:table-cell office:value-type="float" office:value="55.8192997740522" calcext:value-type="float">
            <text:p>55.8192997740522</text:p>
          </table:table-cell>
          <table:table-cell office:value-type="float" office:value="-4.25028699073761" calcext:value-type="float">
            <text:p>-4.25028699073761</text:p>
          </table:table-cell>
          <table:table-cell office:value-type="string" calcext:value-type="string">
            <text:p>Aikenhead Road northbound to Kings Park Ave</text:p>
          </table:table-cell>
          <table:table-cell table:formula="of:=VLOOKUP([.B341];[FromObs.$D$3:.$D$1035];1;FALSE())" office:value-type="string" office:string-value="GJ0301_V" calcext:value-type="string">
            <text:p>GJ0301_V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J0301_T</text:p>
          </table:table-cell>
          <table:table-cell office:value-type="float" office:value="55.8232389216526" calcext:value-type="float">
            <text:p>55.8232389216526</text:p>
          </table:table-cell>
          <table:table-cell office:value-type="float" office:value="-4.24965237124026" calcext:value-type="float">
            <text:p>-4.24965237124026</text:p>
          </table:table-cell>
          <table:table-cell office:value-type="string" calcext:value-type="string">
            <text:p>Aikenhead Road southbound to Kings Park Ave</text:p>
          </table:table-cell>
          <table:table-cell table:formula="of:=VLOOKUP([.B342];[FromObs.$D$3:.$D$1035];1;FALSE())" office:value-type="string" office:string-value="GJ0301_T" calcext:value-type="string">
            <text:p>GJ0301_T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J0301_S</text:p>
          </table:table-cell>
          <table:table-cell office:value-type="float" office:value="55.8201628301652" calcext:value-type="float">
            <text:p>55.8201628301652</text:p>
          </table:table-cell>
          <table:table-cell office:value-type="float" office:value="-4.25027297506403" calcext:value-type="float">
            <text:p>-4.25027297506403</text:p>
          </table:table-cell>
          <table:table-cell office:value-type="string" calcext:value-type="string">
            <text:p>Kings Park Avenue westbound</text:p>
          </table:table-cell>
          <table:table-cell table:formula="of:=VLOOKUP([.B343];[FromObs.$D$3:.$D$1035];1;FALSE())" office:value-type="string" office:string-value="GJ0301_S" calcext:value-type="string">
            <text:p>GJ0301_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J0301_R</text:p>
          </table:table-cell>
          <table:table-cell office:value-type="float" office:value="55.8201628301652" calcext:value-type="float">
            <text:p>55.8201628301652</text:p>
          </table:table-cell>
          <table:table-cell office:value-type="float" office:value="-4.25027297506403" calcext:value-type="float">
            <text:p>-4.25027297506403</text:p>
          </table:table-cell>
          <table:table-cell office:value-type="string" calcext:value-type="string">
            <text:p>Kings Park Avenue eastbound</text:p>
          </table:table-cell>
          <table:table-cell table:formula="of:=VLOOKUP([.B344];[FromObs.$D$3:.$D$1035];1;FALSE())" office:value-type="string" office:string-value="GJ0301_R" calcext:value-type="string">
            <text:p>GJ0301_R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D1151_S</text:p>
          </table:table-cell>
          <table:table-cell office:value-type="float" office:value="55.8768858368491" calcext:value-type="float">
            <text:p>55.8768858368491</text:p>
          </table:table-cell>
          <table:table-cell office:value-type="float" office:value="-4.30640872975906" calcext:value-type="float">
            <text:p>-4.30640872975906</text:p>
          </table:table-cell>
          <table:table-cell office:value-type="string" calcext:value-type="string">
            <text:p>Hyndland Rd northbound</text:p>
          </table:table-cell>
          <table:table-cell table:formula="of:=VLOOKUP([.B345];[FromObs.$D$3:.$D$1035];1;FALSE())" office:value-type="string" office:string-value="GD1151_S" calcext:value-type="string">
            <text:p>GD1151_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D1151_R</text:p>
          </table:table-cell>
          <table:table-cell office:value-type="float" office:value="55.8768858368491" calcext:value-type="float">
            <text:p>55.8768858368491</text:p>
          </table:table-cell>
          <table:table-cell office:value-type="float" office:value="-4.30640872975906" calcext:value-type="float">
            <text:p>-4.30640872975906</text:p>
          </table:table-cell>
          <table:table-cell office:value-type="string" calcext:value-type="string">
            <text:p>Hyndland Rd southbound</text:p>
          </table:table-cell>
          <table:table-cell table:formula="of:=VLOOKUP([.B346];[FromObs.$D$3:.$D$1035];1;FALSE())" office:value-type="string" office:string-value="GD1151_R" calcext:value-type="string">
            <text:p>GD1151_R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K020A_D</text:p>
          </table:table-cell>
          <table:table-cell office:value-type="float" office:value="55.8440305740003" calcext:value-type="float">
            <text:p>55.8440305740003</text:p>
          </table:table-cell>
          <table:table-cell office:value-type="float" office:value="-4.26219502360054" calcext:value-type="float">
            <text:p>-4.26219502360054</text:p>
          </table:table-cell>
          <table:table-cell office:value-type="string" calcext:value-type="string">
            <text:p>Pollokshaws Road outbound to Maxwell Road</text:p>
          </table:table-cell>
          <table:table-cell table:formula="of:=VLOOKUP([.B347];[FromObs.$D$3:.$D$1035];1;FALSE())" office:value-type="string" office:string-value="GK020A_D" calcext:value-type="string">
            <text:p>GK020A_D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K020A_C</text:p>
          </table:table-cell>
          <table:table-cell office:value-type="float" office:value="55.8407174331644" calcext:value-type="float">
            <text:p>55.8407174331644</text:p>
          </table:table-cell>
          <table:table-cell office:value-type="float" office:value="-4.26543660031547" calcext:value-type="float">
            <text:p>-4.26543660031547</text:p>
          </table:table-cell>
          <table:table-cell office:value-type="string" calcext:value-type="string">
            <text:p>Pollokshaws Road inbound to Maxwell Road</text:p>
          </table:table-cell>
          <table:table-cell table:formula="of:=VLOOKUP([.B348];[FromObs.$D$3:.$D$1035];1;FALSE())" office:value-type="string" office:string-value="GK020A_C" calcext:value-type="string">
            <text:p>GK020A_C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L1951_V</text:p>
          </table:table-cell>
          <table:table-cell office:value-type="float" office:value="55.8413521070542" calcext:value-type="float">
            <text:p>55.8413521070542</text:p>
          </table:table-cell>
          <table:table-cell office:value-type="float" office:value="-4.36445760512439" calcext:value-type="float">
            <text:p>-4.36445760512439</text:p>
          </table:table-cell>
          <table:table-cell office:value-type="string" calcext:value-type="string">
            <text:p>Crookston Road southbound</text:p>
          </table:table-cell>
          <table:table-cell table:formula="of:=VLOOKUP([.B34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L1951_R</text:p>
          </table:table-cell>
          <table:table-cell office:value-type="float" office:value="55.8455215589268" calcext:value-type="float">
            <text:p>55.8455215589268</text:p>
          </table:table-cell>
          <table:table-cell office:value-type="float" office:value="-4.3598225568908" calcext:value-type="float">
            <text:p>-4.3598225568908</text:p>
          </table:table-cell>
          <table:table-cell office:value-type="string" calcext:value-type="string">
            <text:p>PRW from Crookston Road e/b</text:p>
          </table:table-cell>
          <table:table-cell table:formula="of:=VLOOKUP([.B35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I0301_V</text:p>
          </table:table-cell>
          <table:table-cell office:value-type="float" office:value="55.8380788344038" calcext:value-type="float">
            <text:p>55.8380788344038</text:p>
          </table:table-cell>
          <table:table-cell office:value-type="float" office:value="-4.2313121684895" calcext:value-type="float">
            <text:p>-4.2313121684895</text:p>
          </table:table-cell>
          <table:table-cell office:value-type="string" calcext:value-type="string">
            <text:p>Shawfield Drive northbound to Shawfield Rd</text:p>
          </table:table-cell>
          <table:table-cell table:formula="of:=VLOOKUP([.B351];[FromObs.$D$3:.$D$1035];1;FALSE())" office:value-type="string" office:string-value="GI0301_V" calcext:value-type="string">
            <text:p>GI0301_V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G2701_D</text:p>
          </table:table-cell>
          <table:table-cell office:value-type="float" office:value="55.8518745614623" calcext:value-type="float">
            <text:p>55.8518745614623</text:p>
          </table:table-cell>
          <table:table-cell office:value-type="float" office:value="-4.17460262182384" calcext:value-type="float">
            <text:p>-4.17460262182384</text:p>
          </table:table-cell>
          <table:table-cell office:value-type="string" calcext:value-type="string">
            <text:p>Wellshot Road</text:p>
          </table:table-cell>
          <table:table-cell table:formula="of:=VLOOKUP([.B352];[FromObs.$D$3:.$D$1035];1;FALSE())" office:value-type="string" office:string-value="GG2701_D" calcext:value-type="string">
            <text:p>GG2701_D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I0301_T</text:p>
          </table:table-cell>
          <table:table-cell office:value-type="float" office:value="55.8411987425014" calcext:value-type="float">
            <text:p>55.8411987425014</text:p>
          </table:table-cell>
          <table:table-cell office:value-type="float" office:value="-4.22677907284455" calcext:value-type="float">
            <text:p>-4.22677907284455</text:p>
          </table:table-cell>
          <table:table-cell office:value-type="string" calcext:value-type="string">
            <text:p>Shawfield Drive s/b to Shawfield Rd</text:p>
          </table:table-cell>
          <table:table-cell table:formula="of:=VLOOKUP([.B353];[FromObs.$D$3:.$D$1035];1;FALSE())" office:value-type="string" office:string-value="GI0301_T" calcext:value-type="string">
            <text:p>GI0301_T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I0301_S</text:p>
          </table:table-cell>
          <table:table-cell office:value-type="float" office:value="55.8380695668395" calcext:value-type="float">
            <text:p>55.8380695668395</text:p>
          </table:table-cell>
          <table:table-cell office:value-type="float" office:value="-4.23132760867131" calcext:value-type="float">
            <text:p>-4.23132760867131</text:p>
          </table:table-cell>
          <table:table-cell office:value-type="string" calcext:value-type="string">
            <text:p>Shawfield Road</text:p>
          </table:table-cell>
          <table:table-cell table:formula="of:=VLOOKUP([.B354];[FromObs.$D$3:.$D$1035];1;FALSE())" office:value-type="string" office:string-value="GI0301_S" calcext:value-type="string">
            <text:p>GI0301_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G2701_B</text:p>
          </table:table-cell>
          <table:table-cell office:value-type="float" office:value="55.8518745614623" calcext:value-type="float">
            <text:p>55.8518745614623</text:p>
          </table:table-cell>
          <table:table-cell office:value-type="float" office:value="-4.17460262182384" calcext:value-type="float">
            <text:p>-4.17460262182384</text:p>
          </table:table-cell>
          <table:table-cell office:value-type="string" calcext:value-type="string">
            <text:p>Shettleston Road to Wellshot St</text:p>
          </table:table-cell>
          <table:table-cell table:formula="of:=VLOOKUP([.B355];[FromObs.$D$3:.$D$1035];1;FALSE())" office:value-type="string" office:string-value="GG2701_B" calcext:value-type="string">
            <text:p>GG2701_B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G2701_A</text:p>
          </table:table-cell>
          <table:table-cell office:value-type="float" office:value="55.852166048604" calcext:value-type="float">
            <text:p>55.852166048604</text:p>
          </table:table-cell>
          <table:table-cell office:value-type="float" office:value="-4.17743082096541" calcext:value-type="float">
            <text:p>-4.17743082096541</text:p>
          </table:table-cell>
          <table:table-cell office:value-type="string" calcext:value-type="string">
            <text:p>Shettleston Road to Wellshot Road</text:p>
          </table:table-cell>
          <table:table-cell table:formula="of:=VLOOKUP([.B356];[FromObs.$D$3:.$D$1035];1;FALSE())" office:value-type="string" office:string-value="GG2701_A" calcext:value-type="string">
            <text:p>GG2701_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L1951_G</text:p>
          </table:table-cell>
          <table:table-cell office:value-type="float" office:value="55.8452484589838" calcext:value-type="float">
            <text:p>55.8452484589838</text:p>
          </table:table-cell>
          <table:table-cell office:value-type="float" office:value="-4.3642150185639" calcext:value-type="float">
            <text:p>-4.3642150185639</text:p>
          </table:table-cell>
          <table:table-cell office:value-type="string" calcext:value-type="string">
            <text:p>Crookston Road southbound</text:p>
          </table:table-cell>
          <table:table-cell table:formula="of:=VLOOKUP([.B35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G0401_X</text:p>
          </table:table-cell>
          <table:table-cell office:value-type="float" office:value="55.8633660233711" calcext:value-type="float">
            <text:p>55.8633660233711</text:p>
          </table:table-cell>
          <table:table-cell office:value-type="float" office:value="-4.19805038939505" calcext:value-type="float">
            <text:p>-4.19805038939505</text:p>
          </table:table-cell>
          <table:table-cell office:value-type="string" calcext:value-type="string">
            <text:p>Cumbernauld Rd Northbound Inside Lane</text:p>
          </table:table-cell>
          <table:table-cell table:formula="of:=VLOOKUP([.B35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G0401_V</text:p>
          </table:table-cell>
          <table:table-cell office:value-type="float" office:value="55.8633660233711" calcext:value-type="float">
            <text:p>55.8633660233711</text:p>
          </table:table-cell>
          <table:table-cell office:value-type="float" office:value="-4.19805038939505" calcext:value-type="float">
            <text:p>-4.19805038939505</text:p>
          </table:table-cell>
          <table:table-cell office:value-type="string" calcext:value-type="string">
            <text:p>Cumbernauld Rd Northbound Outside Lane</text:p>
          </table:table-cell>
          <table:table-cell table:formula="of:=VLOOKUP([.B359];[FromObs.$D$3:.$D$1035];1;FALSE())" office:value-type="string" office:string-value="GG0401_V" calcext:value-type="string">
            <text:p>GG0401_V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L1951_D</text:p>
          </table:table-cell>
          <table:table-cell office:value-type="float" office:value="55.8452484589838" calcext:value-type="float">
            <text:p>55.8452484589838</text:p>
          </table:table-cell>
          <table:table-cell office:value-type="float" office:value="-4.3642150185639" calcext:value-type="float">
            <text:p>-4.3642150185639</text:p>
          </table:table-cell>
          <table:table-cell office:value-type="string" calcext:value-type="string">
            <text:p>Sandwood Road southbound</text:p>
          </table:table-cell>
          <table:table-cell table:formula="of:=VLOOKUP([.B360];[FromObs.$D$3:.$D$1035];1;FALSE())" office:value-type="string" office:string-value="GL1951_D" calcext:value-type="string">
            <text:p>GL1951_D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C0271_G</text:p>
          </table:table-cell>
          <table:table-cell office:value-type="float" office:value="55.8668818093374" calcext:value-type="float">
            <text:p>55.8668818093374</text:p>
          </table:table-cell>
          <table:table-cell office:value-type="float" office:value="-4.30453684177925" calcext:value-type="float">
            <text:p>-4.30453684177925</text:p>
          </table:table-cell>
          <table:table-cell office:value-type="string" calcext:value-type="string">
            <text:p>Expressway On-Ramp eastbound</text:p>
          </table:table-cell>
          <table:table-cell table:formula="of:=VLOOKUP([.B36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G0401_T</text:p>
          </table:table-cell>
          <table:table-cell office:value-type="float" office:value="55.8648416052522" calcext:value-type="float">
            <text:p>55.8648416052522</text:p>
          </table:table-cell>
          <table:table-cell office:value-type="float" office:value="-4.19594421852284" calcext:value-type="float">
            <text:p>-4.19594421852284</text:p>
          </table:table-cell>
          <table:table-cell office:value-type="string" calcext:value-type="string">
            <text:p>Cumbernauld Rd southbound to Provan Rd</text:p>
          </table:table-cell>
          <table:table-cell table:formula="of:=VLOOKUP([.B362];[FromObs.$D$3:.$D$1035];1;FALSE())" office:value-type="string" office:string-value="GG0401_T" calcext:value-type="string">
            <text:p>GG0401_T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A1251_V</text:p>
          </table:table-cell>
          <table:table-cell office:value-type="float" office:value="55.86947413749" calcext:value-type="float">
            <text:p>55.86947413749</text:p>
          </table:table-cell>
          <table:table-cell office:value-type="float" office:value="-4.26023805025682" calcext:value-type="float">
            <text:p>-4.26023805025682</text:p>
          </table:table-cell>
          <table:table-cell office:value-type="string" calcext:value-type="string">
            <text:p>New City Road</text:p>
          </table:table-cell>
          <table:table-cell table:formula="of:=VLOOKUP([.B363];[FromObs.$D$3:.$D$1035];1;FALSE())" office:value-type="string" office:string-value="GA1251_V" calcext:value-type="string">
            <text:p>GA1251_V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G0401_S</text:p>
          </table:table-cell>
          <table:table-cell office:value-type="float" office:value="55.8633660233711" calcext:value-type="float">
            <text:p>55.8633660233711</text:p>
          </table:table-cell>
          <table:table-cell office:value-type="float" office:value="-4.19805038939505" calcext:value-type="float">
            <text:p>-4.19805038939505</text:p>
          </table:table-cell>
          <table:table-cell office:value-type="string" calcext:value-type="string">
            <text:p>Provan Road</text:p>
          </table:table-cell>
          <table:table-cell table:formula="of:=VLOOKUP([.B364];[FromObs.$D$3:.$D$1035];1;FALSE())" office:value-type="string" office:string-value="GG0401_S" calcext:value-type="string">
            <text:p>GG0401_S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L1951_A</text:p>
          </table:table-cell>
          <table:table-cell office:value-type="float" office:value="55.8452484589838" calcext:value-type="float">
            <text:p>55.8452484589838</text:p>
          </table:table-cell>
          <table:table-cell office:value-type="float" office:value="-4.3642150185639" calcext:value-type="float">
            <text:p>-4.3642150185639</text:p>
          </table:table-cell>
          <table:table-cell office:value-type="string" calcext:value-type="string">
            <text:p>PRW to Crookston Road</text:p>
          </table:table-cell>
          <table:table-cell table:formula="of:=VLOOKUP([.B365];[FromObs.$D$3:.$D$1035];1;FALSE())" office:value-type="string" office:string-value="GL1951_A" calcext:value-type="string">
            <text:p>GL1951_A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C0271_D</text:p>
          </table:table-cell>
          <table:table-cell office:value-type="float" office:value="55.8668818093374" calcext:value-type="float">
            <text:p>55.8668818093374</text:p>
          </table:table-cell>
          <table:table-cell office:value-type="float" office:value="-4.30453684177925" calcext:value-type="float">
            <text:p>-4.30453684177925</text:p>
          </table:table-cell>
          <table:table-cell office:value-type="string" calcext:value-type="string">
            <text:p>Expressway Off Ramp westbound</text:p>
          </table:table-cell>
          <table:table-cell table:formula="of:=VLOOKUP([.B366];[FromObs.$D$3:.$D$1035];1;FALSE())" office:value-type="string" office:string-value="GC0271_D" calcext:value-type="string">
            <text:p>GC0271_D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GA1251_T</text:p>
          </table:table-cell>
          <table:table-cell office:value-type="float" office:value="55.8680088681069" calcext:value-type="float">
            <text:p>55.8680088681069</text:p>
          </table:table-cell>
          <table:table-cell office:value-type="float" office:value="-4.26074429838363" calcext:value-type="float">
            <text:p>-4.26074429838363</text:p>
          </table:table-cell>
          <table:table-cell office:value-type="string" calcext:value-type="string">
            <text:p>Garscube Road outbound to Dobbies Loan</text:p>
          </table:table-cell>
          <table:table-cell table:formula="of:=VLOOKUP([.B367];[FromObs.$D$3:.$D$1035];1;FALSE())" office:value-type="string" office:string-value="GA1251_T" calcext:value-type="string">
            <text:p>GA1251_T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C0271_C</text:p>
          </table:table-cell>
          <table:table-cell office:value-type="float" office:value="55.8668818093374" calcext:value-type="float">
            <text:p>55.8668818093374</text:p>
          </table:table-cell>
          <table:table-cell office:value-type="float" office:value="-4.30453684177925" calcext:value-type="float">
            <text:p>-4.30453684177925</text:p>
          </table:table-cell>
          <table:table-cell office:value-type="string" calcext:value-type="string">
            <text:p>Ferry Road</text:p>
          </table:table-cell>
          <table:table-cell table:formula="of:=VLOOKUP([.B368];[FromObs.$D$3:.$D$1035];1;FALSE())" office:value-type="string" office:string-value="GC0271_C" calcext:value-type="string">
            <text:p>GC0271_C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GA1251_S</text:p>
          </table:table-cell>
          <table:table-cell office:value-type="float" office:value="55.86947413749" calcext:value-type="float">
            <text:p>55.86947413749</text:p>
          </table:table-cell>
          <table:table-cell office:value-type="float" office:value="-4.26023805025682" calcext:value-type="float">
            <text:p>-4.26023805025682</text:p>
          </table:table-cell>
          <table:table-cell office:value-type="string" calcext:value-type="string">
            <text:p>Dobbies Loan</text:p>
          </table:table-cell>
          <table:table-cell table:formula="of:=VLOOKUP([.B369];[FromObs.$D$3:.$D$1035];1;FALSE())" office:value-type="string" office:string-value="GA1251_S" calcext:value-type="string">
            <text:p>GA1251_S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C0271_B</text:p>
          </table:table-cell>
          <table:table-cell office:value-type="float" office:value="55.8668818093374" calcext:value-type="float">
            <text:p>55.8668818093374</text:p>
          </table:table-cell>
          <table:table-cell office:value-type="float" office:value="-4.30453684177925" calcext:value-type="float">
            <text:p>-4.30453684177925</text:p>
          </table:table-cell>
          <table:table-cell office:value-type="string" calcext:value-type="string">
            <text:p>Castlebank Street westbound</text:p>
          </table:table-cell>
          <table:table-cell table:formula="of:=VLOOKUP([.B370];[FromObs.$D$3:.$D$1035];1;FALSE())" office:value-type="string" office:string-value="GC0271_B" calcext:value-type="string">
            <text:p>GC0271_B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A1251_R</text:p>
          </table:table-cell>
          <table:table-cell office:value-type="float" office:value="55.8742167343723" calcext:value-type="float">
            <text:p>55.8742167343723</text:p>
          </table:table-cell>
          <table:table-cell office:value-type="float" office:value="-4.26185653356007" calcext:value-type="float">
            <text:p>-4.26185653356007</text:p>
          </table:table-cell>
          <table:table-cell office:value-type="string" calcext:value-type="string">
            <text:p>Garscube Rd inbound towards Dobbies Loan</text:p>
          </table:table-cell>
          <table:table-cell table:formula="of:=VLOOKUP([.B371];[FromObs.$D$3:.$D$1035];1;FALSE())" office:value-type="string" office:string-value="GA1251_R" calcext:value-type="string">
            <text:p>GA1251_R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C0271_A</text:p>
          </table:table-cell>
          <table:table-cell office:value-type="float" office:value="55.8683370507358" calcext:value-type="float">
            <text:p>55.8683370507358</text:p>
          </table:table-cell>
          <table:table-cell office:value-type="float" office:value="-4.30889077871022" calcext:value-type="float">
            <text:p>-4.30889077871022</text:p>
          </table:table-cell>
          <table:table-cell office:value-type="string" calcext:value-type="string">
            <text:p>Castlebank St to Ferry Road</text:p>
          </table:table-cell>
          <table:table-cell table:formula="of:=VLOOKUP([.B372];[FromObs.$D$3:.$D$1035];1;FALSE())" office:value-type="string" office:string-value="GC0271_A" calcext:value-type="string">
            <text:p>GC0271_A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D017A_D</text:p>
          </table:table-cell>
          <table:table-cell office:value-type="float" office:value="55.8740652008199" calcext:value-type="float">
            <text:p>55.8740652008199</text:p>
          </table:table-cell>
          <table:table-cell office:value-type="float" office:value="-4.27786584658434" calcext:value-type="float">
            <text:p>-4.27786584658434</text:p>
          </table:table-cell>
          <table:table-cell office:value-type="string" calcext:value-type="string">
            <text:p>GWR to West Princes St</text:p>
          </table:table-cell>
          <table:table-cell table:formula="of:=VLOOKUP([.B37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D017A_C</text:p>
          </table:table-cell>
          <table:table-cell office:value-type="float" office:value="55.8740652008199" calcext:value-type="float">
            <text:p>55.8740652008199</text:p>
          </table:table-cell>
          <table:table-cell office:value-type="float" office:value="-4.27786584658434" calcext:value-type="float">
            <text:p>-4.27786584658434</text:p>
          </table:table-cell>
          <table:table-cell office:value-type="string" calcext:value-type="string">
            <text:p>Park Rd to W Princes St</text:p>
          </table:table-cell>
          <table:table-cell table:formula="of:=VLOOKUP([.B37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A4871_H</text:p>
          </table:table-cell>
          <table:table-cell office:value-type="float" office:value="55.8603326010966" calcext:value-type="float">
            <text:p>55.8603326010966</text:p>
          </table:table-cell>
          <table:table-cell office:value-type="float" office:value="-4.24016290558402" calcext:value-type="float">
            <text:p>-4.24016290558402</text:p>
          </table:table-cell>
          <table:table-cell office:value-type="string" calcext:value-type="string">
            <text:p>George St westbound</text:p>
          </table:table-cell>
          <table:table-cell table:formula="of:=VLOOKUP([.B375];[FromObs.$D$3:.$D$1035];1;FALSE())" office:value-type="string" office:string-value="GA4871_H" calcext:value-type="string">
            <text:p>GA4871_H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A4871_D</text:p>
          </table:table-cell>
          <table:table-cell office:value-type="float" office:value="55.861095532468" calcext:value-type="float">
            <text:p>55.861095532468</text:p>
          </table:table-cell>
          <table:table-cell office:value-type="float" office:value="-4.24564027558112" calcext:value-type="float">
            <text:p>-4.24564027558112</text:p>
          </table:table-cell>
          <table:table-cell office:value-type="string" calcext:value-type="string">
            <text:p>George St / Montrose St</text:p>
          </table:table-cell>
          <table:table-cell table:formula="of:=VLOOKUP([.B376];[FromObs.$D$3:.$D$1035];1;FALSE())" office:value-type="string" office:string-value="GA4871_D" calcext:value-type="string">
            <text:p>GA4871_D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A4871_A</text:p>
          </table:table-cell>
          <table:table-cell office:value-type="float" office:value="55.8614539898717" calcext:value-type="float">
            <text:p>55.8614539898717</text:p>
          </table:table-cell>
          <table:table-cell office:value-type="float" office:value="-4.2486493895442" calcext:value-type="float">
            <text:p>-4.2486493895442</text:p>
          </table:table-cell>
          <table:table-cell office:value-type="string" calcext:value-type="string">
            <text:p>George St eastbound inside to Montrose St</text:p>
          </table:table-cell>
          <table:table-cell table:formula="of:=VLOOKUP([.B377];[FromObs.$D$3:.$D$1035];1;FALSE())" office:value-type="string" office:string-value="GA4871_A" calcext:value-type="string">
            <text:p>GA4871_A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E0501_I</text:p>
          </table:table-cell>
          <table:table-cell office:value-type="float" office:value="55.8782012997965" calcext:value-type="float">
            <text:p>55.8782012997965</text:p>
          </table:table-cell>
          <table:table-cell office:value-type="float" office:value="-4.24253526220306" calcext:value-type="float">
            <text:p>-4.24253526220306</text:p>
          </table:table-cell>
          <table:table-cell office:value-type="string" calcext:value-type="string">
            <text:p>Carlisle Street</text:p>
          </table:table-cell>
          <table:table-cell table:formula="of:=VLOOKUP([.B37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E0501_H</text:p>
          </table:table-cell>
          <table:table-cell office:value-type="float" office:value="55.8782012997965" calcext:value-type="float">
            <text:p>55.8782012997965</text:p>
          </table:table-cell>
          <table:table-cell office:value-type="float" office:value="-4.24253526220306" calcext:value-type="float">
            <text:p>-4.24253526220306</text:p>
          </table:table-cell>
          <table:table-cell office:value-type="string" calcext:value-type="string">
            <text:p>Carlisle Street</text:p>
          </table:table-cell>
          <table:table-cell table:formula="of:=VLOOKUP([.B37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E0501_G</text:p>
          </table:table-cell>
          <table:table-cell office:value-type="float" office:value="55.8782012997965" calcext:value-type="float">
            <text:p>55.8782012997965</text:p>
          </table:table-cell>
          <table:table-cell office:value-type="float" office:value="-4.24253526220306" calcext:value-type="float">
            <text:p>-4.24253526220306</text:p>
          </table:table-cell>
          <table:table-cell office:value-type="string" calcext:value-type="string">
            <text:p>Carlisle Street</text:p>
          </table:table-cell>
          <table:table-cell table:formula="of:=VLOOKUP([.B38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E0501_F</text:p>
          </table:table-cell>
          <table:table-cell office:value-type="float" office:value="55.8782012997965" calcext:value-type="float">
            <text:p>55.8782012997965</text:p>
          </table:table-cell>
          <table:table-cell office:value-type="float" office:value="-4.24253526220306" calcext:value-type="float">
            <text:p>-4.24253526220306</text:p>
          </table:table-cell>
          <table:table-cell office:value-type="string" calcext:value-type="string">
            <text:p>Keppochhill Road (westbound)</text:p>
          </table:table-cell>
          <table:table-cell table:formula="of:=VLOOKUP([.B38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E0501_E</text:p>
          </table:table-cell>
          <table:table-cell office:value-type="float" office:value="55.8782012997965" calcext:value-type="float">
            <text:p>55.8782012997965</text:p>
          </table:table-cell>
          <table:table-cell office:value-type="float" office:value="-4.24253526220306" calcext:value-type="float">
            <text:p>-4.24253526220306</text:p>
          </table:table-cell>
          <table:table-cell office:value-type="string" calcext:value-type="string">
            <text:p>Keppochhill Road (westbound)</text:p>
          </table:table-cell>
          <table:table-cell table:formula="of:=VLOOKUP([.B38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E0501_D</text:p>
          </table:table-cell>
          <table:table-cell office:value-type="float" office:value="55.8782012997965" calcext:value-type="float">
            <text:p>55.8782012997965</text:p>
          </table:table-cell>
          <table:table-cell office:value-type="float" office:value="-4.24253526220306" calcext:value-type="float">
            <text:p>-4.24253526220306</text:p>
          </table:table-cell>
          <table:table-cell office:value-type="string" calcext:value-type="string">
            <text:p>Keppochhill Road (westbound)</text:p>
          </table:table-cell>
          <table:table-cell table:formula="of:=VLOOKUP([.B38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E0501_C</text:p>
          </table:table-cell>
          <table:table-cell office:value-type="float" office:value="55.8782012997965" calcext:value-type="float">
            <text:p>55.8782012997965</text:p>
          </table:table-cell>
          <table:table-cell office:value-type="float" office:value="-4.24253526220306" calcext:value-type="float">
            <text:p>-4.24253526220306</text:p>
          </table:table-cell>
          <table:table-cell office:value-type="string" calcext:value-type="string">
            <text:p>Keppochhill Road (eastbound)</text:p>
          </table:table-cell>
          <table:table-cell table:formula="of:=VLOOKUP([.B38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E0501_B</text:p>
          </table:table-cell>
          <table:table-cell office:value-type="float" office:value="55.8782012997965" calcext:value-type="float">
            <text:p>55.8782012997965</text:p>
          </table:table-cell>
          <table:table-cell office:value-type="float" office:value="-4.24253526220306" calcext:value-type="float">
            <text:p>-4.24253526220306</text:p>
          </table:table-cell>
          <table:table-cell office:value-type="string" calcext:value-type="string">
            <text:p>Keppochhill Road (eastbound)</text:p>
          </table:table-cell>
          <table:table-cell table:formula="of:=VLOOKUP([.B38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E0501_A</text:p>
          </table:table-cell>
          <table:table-cell office:value-type="float" office:value="55.8782012997965" calcext:value-type="float">
            <text:p>55.8782012997965</text:p>
          </table:table-cell>
          <table:table-cell office:value-type="float" office:value="-4.24253526220306" calcext:value-type="float">
            <text:p>-4.24253526220306</text:p>
          </table:table-cell>
          <table:table-cell office:value-type="string" calcext:value-type="string">
            <text:p>Keppochhill Road (eastbound)</text:p>
          </table:table-cell>
          <table:table-cell table:formula="of:=VLOOKUP([.B38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H0301_D</text:p>
          </table:table-cell>
          <table:table-cell office:value-type="float" office:value="55.8542937822004" calcext:value-type="float">
            <text:p>55.8542937822004</text:p>
          </table:table-cell>
          <table:table-cell office:value-type="float" office:value="-4.21480993715985" calcext:value-type="float">
            <text:p>-4.21480993715985</text:p>
          </table:table-cell>
          <table:table-cell office:value-type="string" calcext:value-type="string">
            <text:p>Fielden Street</text:p>
          </table:table-cell>
          <table:table-cell table:formula="of:=VLOOKUP([.B387];[FromObs.$D$3:.$D$1035];1;FALSE())" office:value-type="string" office:string-value="GH0301_D" calcext:value-type="string">
            <text:p>GH0301_D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H0301_C</text:p>
          </table:table-cell>
          <table:table-cell office:value-type="float" office:value="55.8542937822004" calcext:value-type="float">
            <text:p>55.8542937822004</text:p>
          </table:table-cell>
          <table:table-cell office:value-type="float" office:value="-4.21480993715985" calcext:value-type="float">
            <text:p>-4.21480993715985</text:p>
          </table:table-cell>
          <table:table-cell office:value-type="string" calcext:value-type="string">
            <text:p>Millerston Street</text:p>
          </table:table-cell>
          <table:table-cell table:formula="of:=VLOOKUP([.B388];[FromObs.$D$3:.$D$1035];1;FALSE())" office:value-type="string" office:string-value="GH0301_C" calcext:value-type="string">
            <text:p>GH0301_C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GH0301_B</text:p>
          </table:table-cell>
          <table:table-cell office:value-type="float" office:value="55.8540221334361" calcext:value-type="float">
            <text:p>55.8540221334361</text:p>
          </table:table-cell>
          <table:table-cell office:value-type="float" office:value="-4.21292508773319" calcext:value-type="float">
            <text:p>-4.21292508773319</text:p>
          </table:table-cell>
          <table:table-cell office:value-type="string" calcext:value-type="string">
            <text:p>Gallowgate west to Fielden St</text:p>
          </table:table-cell>
          <table:table-cell table:formula="of:=VLOOKUP([.B389];[FromObs.$D$3:.$D$1035];1;FALSE())" office:value-type="string" office:string-value="GH0301_B" calcext:value-type="string">
            <text:p>GH0301_B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H0301_A</text:p>
          </table:table-cell>
          <table:table-cell office:value-type="float" office:value="55.8544345299998" calcext:value-type="float">
            <text:p>55.8544345299998</text:p>
          </table:table-cell>
          <table:table-cell office:value-type="float" office:value="-4.21697495950928" calcext:value-type="float">
            <text:p>-4.21697495950928</text:p>
          </table:table-cell>
          <table:table-cell office:value-type="string" calcext:value-type="string">
            <text:p>Gallowgate east to Fielden St</text:p>
          </table:table-cell>
          <table:table-cell table:formula="of:=VLOOKUP([.B390];[FromObs.$D$3:.$D$1035];1;FALSE())" office:value-type="string" office:string-value="GH0301_A" calcext:value-type="string">
            <text:p>GH0301_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D0501_R</text:p>
          </table:table-cell>
          <table:table-cell office:value-type="float" office:value="55.8847791501594" calcext:value-type="float">
            <text:p>55.8847791501594</text:p>
          </table:table-cell>
          <table:table-cell office:value-type="float" office:value="-4.30964344903573" calcext:value-type="float">
            <text:p>-4.30964344903573</text:p>
          </table:table-cell>
          <table:table-cell office:value-type="string" calcext:value-type="string">
            <text:p>Great Western Road to Hyndland Road</text:p>
          </table:table-cell>
          <table:table-cell table:formula="of:=VLOOKUP([.B39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H340A_V</text:p>
          </table:table-cell>
          <table:table-cell office:value-type="float" office:value="55.8429686688026" calcext:value-type="float">
            <text:p>55.8429686688026</text:p>
          </table:table-cell>
          <table:table-cell office:value-type="float" office:value="-4.21736028190131" calcext:value-type="float">
            <text:p>-4.21736028190131</text:p>
          </table:table-cell>
          <table:table-cell office:value-type="string" calcext:value-type="string">
            <text:p>Clyde Gateway e/b to Baltic St</text:p>
          </table:table-cell>
          <table:table-cell table:formula="of:=VLOOKUP([.B392];[FromObs.$D$3:.$D$1035];1;FALSE())" office:value-type="string" office:string-value="GH340A_V" calcext:value-type="string">
            <text:p>GH340A_V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A4351_T</text:p>
          </table:table-cell>
          <table:table-cell office:value-type="float" office:value="55.864719629925" calcext:value-type="float">
            <text:p>55.864719629925</text:p>
          </table:table-cell>
          <table:table-cell office:value-type="float" office:value="-4.24896600939517" calcext:value-type="float">
            <text:p>-4.24896600939517</text:p>
          </table:table-cell>
          <table:table-cell office:value-type="string" calcext:value-type="string">
            <text:p>North Hanover St southbound to Cathedral St</text:p>
          </table:table-cell>
          <table:table-cell table:formula="of:=VLOOKUP([.B393];[FromObs.$D$3:.$D$1035];1;FALSE())" office:value-type="string" office:string-value="GA4351_T" calcext:value-type="string">
            <text:p>GA4351_T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A4351_S</text:p>
          </table:table-cell>
          <table:table-cell office:value-type="float" office:value="55.8631581178735" calcext:value-type="float">
            <text:p>55.8631581178735</text:p>
          </table:table-cell>
          <table:table-cell office:value-type="float" office:value="-4.24834834786429" calcext:value-type="float">
            <text:p>-4.24834834786429</text:p>
          </table:table-cell>
          <table:table-cell office:value-type="string" calcext:value-type="string">
            <text:p>Cathedral St westbound to North Hanover St</text:p>
          </table:table-cell>
          <table:table-cell table:formula="of:=VLOOKUP([.B394];[FromObs.$D$3:.$D$1035];1;FALSE())" office:value-type="string" office:string-value="GA4351_S" calcext:value-type="string">
            <text:p>GA4351_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H340A_T</text:p>
          </table:table-cell>
          <table:table-cell office:value-type="float" office:value="55.8462375910993" calcext:value-type="float">
            <text:p>55.8462375910993</text:p>
          </table:table-cell>
          <table:table-cell office:value-type="float" office:value="-4.21150811227772" calcext:value-type="float">
            <text:p>-4.21150811227772</text:p>
          </table:table-cell>
          <table:table-cell office:value-type="string" calcext:value-type="string">
            <text:p>Clyde Gateway s/b to Baltic St</text:p>
          </table:table-cell>
          <table:table-cell table:formula="of:=VLOOKUP([.B395];[FromObs.$D$3:.$D$1035];1;FALSE())" office:value-type="string" office:string-value="GH340A_T" calcext:value-type="string">
            <text:p>GH340A_T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D0501_H</text:p>
          </table:table-cell>
          <table:table-cell office:value-type="float" office:value="55.8826688711966" calcext:value-type="float">
            <text:p>55.8826688711966</text:p>
          </table:table-cell>
          <table:table-cell office:value-type="float" office:value="-4.30331400930559" calcext:value-type="float">
            <text:p>-4.30331400930559</text:p>
          </table:table-cell>
          <table:table-cell office:value-type="string" calcext:value-type="string">
            <text:p>Hyndland Rd Northbound</text:p>
          </table:table-cell>
          <table:table-cell table:formula="of:=VLOOKUP([.B396];[FromObs.$D$3:.$D$1035];1;FALSE())" office:value-type="string" office:string-value="GD0501_H" calcext:value-type="string">
            <text:p>GD0501_H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D0501_D</text:p>
          </table:table-cell>
          <table:table-cell office:value-type="float" office:value="55.8826688711966" calcext:value-type="float">
            <text:p>55.8826688711966</text:p>
          </table:table-cell>
          <table:table-cell office:value-type="float" office:value="-4.30331400930559" calcext:value-type="float">
            <text:p>-4.30331400930559</text:p>
          </table:table-cell>
          <table:table-cell office:value-type="string" calcext:value-type="string">
            <text:p>Cleveden Road</text:p>
          </table:table-cell>
          <table:table-cell table:formula="of:=VLOOKUP([.B397];[FromObs.$D$3:.$D$1035];1;FALSE())" office:value-type="string" office:string-value="GD0501_D" calcext:value-type="string">
            <text:p>GD0501_D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D0501_C</text:p>
          </table:table-cell>
          <table:table-cell office:value-type="float" office:value="55.8826688711966" calcext:value-type="float">
            <text:p>55.8826688711966</text:p>
          </table:table-cell>
          <table:table-cell office:value-type="float" office:value="-4.30331400930559" calcext:value-type="float">
            <text:p>-4.30331400930559</text:p>
          </table:table-cell>
          <table:table-cell office:value-type="string" calcext:value-type="string">
            <text:p>Hyndland Road</text:p>
          </table:table-cell>
          <table:table-cell table:formula="of:=VLOOKUP([.B398];[FromObs.$D$3:.$D$1035];1;FALSE())" office:value-type="string" office:string-value="GD0501_C" calcext:value-type="string">
            <text:p>GD0501_C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D0501_B</text:p>
          </table:table-cell>
          <table:table-cell office:value-type="float" office:value="55.8806124568863" calcext:value-type="float">
            <text:p>55.8806124568863</text:p>
          </table:table-cell>
          <table:table-cell office:value-type="float" office:value="-4.29745213287669" calcext:value-type="float">
            <text:p>-4.29745213287669</text:p>
          </table:table-cell>
          <table:table-cell office:value-type="string" calcext:value-type="string">
            <text:p>Great Western Rd to Hyndland Road</text:p>
          </table:table-cell>
          <table:table-cell table:formula="of:=VLOOKUP([.B399];[FromObs.$D$3:.$D$1035];1;FALSE())" office:value-type="string" office:string-value="GD0501_B" calcext:value-type="string">
            <text:p>GD0501_B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A4351_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rth Hanover St Southbound to Cathedral St</text:p>
          </table:table-cell>
          <table:table-cell table:formula="of:=VLOOKUP([.B40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L4101_T</text:p>
          </table:table-cell>
          <table:table-cell office:value-type="float" office:value="55.865247389461" calcext:value-type="float">
            <text:p>55.865247389461</text:p>
          </table:table-cell>
          <table:table-cell office:value-type="float" office:value="-4.33781197798103" calcext:value-type="float">
            <text:p>-4.33781197798103</text:p>
          </table:table-cell>
          <table:table-cell office:value-type="string" calcext:value-type="string">
            <text:p>NSGH Boulevard</text:p>
          </table:table-cell>
          <table:table-cell table:formula="of:=VLOOKUP([.B401];[FromObs.$D$3:.$D$1035];1;FALSE())" office:value-type="string" office:string-value="GL4101_T" calcext:value-type="string">
            <text:p>GL4101_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B0601_D</text:p>
          </table:table-cell>
          <table:table-cell office:value-type="float" office:value="55.8538750756373" calcext:value-type="float">
            <text:p>55.8538750756373</text:p>
          </table:table-cell>
          <table:table-cell office:value-type="float" office:value="-4.25859702369588" calcext:value-type="float">
            <text:p>-4.25859702369588</text:p>
          </table:table-cell>
          <table:table-cell office:value-type="string" calcext:value-type="string">
            <text:p>Bridge Street to Nelson Street</text:p>
          </table:table-cell>
          <table:table-cell table:formula="of:=VLOOKUP([.B402];[FromObs.$D$3:.$D$1035];1;FALSE())" office:value-type="string" office:string-value="GB0601_D" calcext:value-type="string">
            <text:p>GB0601_D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B0601_C</text:p>
          </table:table-cell>
          <table:table-cell office:value-type="float" office:value="55.851621111423" calcext:value-type="float">
            <text:p>55.851621111423</text:p>
          </table:table-cell>
          <table:table-cell office:value-type="float" office:value="-4.25947276626258" calcext:value-type="float">
            <text:p>-4.25947276626258</text:p>
          </table:table-cell>
          <table:table-cell office:value-type="string" calcext:value-type="string">
            <text:p>Eglinton Street northbound to Kingston Street</text:p>
          </table:table-cell>
          <table:table-cell table:formula="of:=VLOOKUP([.B403];[FromObs.$D$3:.$D$1035];1;FALSE())" office:value-type="string" office:string-value="GB0601_C" calcext:value-type="string">
            <text:p>GB0601_C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B0601_B</text:p>
          </table:table-cell>
          <table:table-cell office:value-type="float" office:value="55.8522951782914" calcext:value-type="float">
            <text:p>55.8522951782914</text:p>
          </table:table-cell>
          <table:table-cell office:value-type="float" office:value="-4.2560448555031" calcext:value-type="float">
            <text:p>-4.2560448555031</text:p>
          </table:table-cell>
          <table:table-cell office:value-type="string" calcext:value-type="string">
            <text:p>Norfolk Street westbound to Bridge Street</text:p>
          </table:table-cell>
          <table:table-cell table:formula="of:=VLOOKUP([.B404];[FromObs.$D$3:.$D$1035];1;FALSE())" office:value-type="string" office:string-value="GB0601_B" calcext:value-type="string">
            <text:p>GB0601_B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J2851_R</text:p>
          </table:table-cell>
          <table:table-cell office:value-type="float" office:value="55.8351415683542" calcext:value-type="float">
            <text:p>55.8351415683542</text:p>
          </table:table-cell>
          <table:table-cell office:value-type="float" office:value="-4.25634463620041" calcext:value-type="float">
            <text:p>-4.25634463620041</text:p>
          </table:table-cell>
          <table:table-cell office:value-type="string" calcext:value-type="string">
            <text:p>Allison Street</text:p>
          </table:table-cell>
          <table:table-cell table:formula="of:=VLOOKUP([.B405];[FromObs.$D$3:.$D$1035];1;FALSE())" office:value-type="string" office:string-value="GJ2851_R" calcext:value-type="string">
            <text:p>GJ2851_R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G1201_V</text:p>
          </table:table-cell>
          <table:table-cell office:value-type="float" office:value="55.8713589959702" calcext:value-type="float">
            <text:p>55.8713589959702</text:p>
          </table:table-cell>
          <table:table-cell office:value-type="float" office:value="-4.15929168603979" calcext:value-type="float">
            <text:p>-4.15929168603979</text:p>
          </table:table-cell>
          <table:table-cell office:value-type="string" calcext:value-type="string">
            <text:p>Avenue End Rd n/b to Gartloch Rd (W)</text:p>
          </table:table-cell>
          <table:table-cell table:formula="of:=VLOOKUP([.B40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GE2291_W</text:p>
          </table:table-cell>
          <table:table-cell office:value-type="float" office:value="55.8831688930772" calcext:value-type="float">
            <text:p>55.8831688930772</text:p>
          </table:table-cell>
          <table:table-cell office:value-type="float" office:value="-4.22683205945783" calcext:value-type="float">
            <text:p>-4.22683205945783</text:p>
          </table:table-cell>
          <table:table-cell office:value-type="string" calcext:value-type="string">
            <text:p>Wellfield Street inside lane</text:p>
          </table:table-cell>
          <table:table-cell table:formula="of:=VLOOKUP([.B407];[FromObs.$D$3:.$D$1035];1;FALSE())" office:value-type="string" office:string-value="GE2291_W" calcext:value-type="string">
            <text:p>GE2291_W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A2051_V</text:p>
          </table:table-cell>
          <table:table-cell office:value-type="float" office:value="55.8618099946902" calcext:value-type="float">
            <text:p>55.8618099946902</text:p>
          </table:table-cell>
          <table:table-cell office:value-type="float" office:value="-4.25816270910399" calcext:value-type="float">
            <text:p>-4.25816270910399</text:p>
          </table:table-cell>
          <table:table-cell office:value-type="string" calcext:value-type="string">
            <text:p>Hope Street northbound to West George Street</text:p>
          </table:table-cell>
          <table:table-cell table:formula="of:=VLOOKUP([.B408];[FromObs.$D$3:.$D$1035];1;FALSE())" office:value-type="string" office:string-value="GA2051_V" calcext:value-type="string">
            <text:p>GA2051_V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GE2291_V</text:p>
          </table:table-cell>
          <table:table-cell office:value-type="float" office:value="55.8831688930772" calcext:value-type="float">
            <text:p>55.8831688930772</text:p>
          </table:table-cell>
          <table:table-cell office:value-type="float" office:value="-4.22683205945783" calcext:value-type="float">
            <text:p>-4.22683205945783</text:p>
          </table:table-cell>
          <table:table-cell office:value-type="string" calcext:value-type="string">
            <text:p>Wellfield Street outside lane</text:p>
          </table:table-cell>
          <table:table-cell table:formula="of:=VLOOKUP([.B409];[FromObs.$D$3:.$D$1035];1;FALSE())" office:value-type="string" office:string-value="GE2291_V" calcext:value-type="string">
            <text:p>GE2291_V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GG1201_S</text:p>
          </table:table-cell>
          <table:table-cell office:value-type="float" office:value="55.8728558814857" calcext:value-type="float">
            <text:p>55.8728558814857</text:p>
          </table:table-cell>
          <table:table-cell office:value-type="float" office:value="-4.16412240657477" calcext:value-type="float">
            <text:p>-4.16412240657477</text:p>
          </table:table-cell>
          <table:table-cell office:value-type="string" calcext:value-type="string">
            <text:p>Gartloch Road (W) eastbound to Avenue End</text:p>
          </table:table-cell>
          <table:table-cell table:formula="of:=VLOOKUP([.B41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A2901_D</text:p>
          </table:table-cell>
          <table:table-cell office:value-type="float" office:value="55.8622348980229" calcext:value-type="float">
            <text:p>55.8622348980229</text:p>
          </table:table-cell>
          <table:table-cell office:value-type="float" office:value="-4.25508701162799" calcext:value-type="float">
            <text:p>-4.25508701162799</text:p>
          </table:table-cell>
          <table:table-cell office:value-type="string" calcext:value-type="string">
            <text:p>West Nile St southbound to St Vincent St</text:p>
          </table:table-cell>
          <table:table-cell table:formula="of:=VLOOKUP([.B411];[FromObs.$D$3:.$D$1035];1;FALSE())" office:value-type="string" office:string-value="GA2901_D" calcext:value-type="string">
            <text:p>GA2901_D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A2901_C</text:p>
          </table:table-cell>
          <table:table-cell office:value-type="float" office:value="55.8614668003025" calcext:value-type="float">
            <text:p>55.8614668003025</text:p>
          </table:table-cell>
          <table:table-cell office:value-type="float" office:value="-4.25531416641867" calcext:value-type="float">
            <text:p>-4.25531416641867</text:p>
          </table:table-cell>
          <table:table-cell office:value-type="string" calcext:value-type="string">
            <text:p>West Nile Street northbound to St Vincent St</text:p>
          </table:table-cell>
          <table:table-cell table:formula="of:=VLOOKUP([.B412];[FromObs.$D$3:.$D$1035];1;FALSE())" office:value-type="string" office:string-value="GA2901_C" calcext:value-type="string">
            <text:p>GA2901_C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GE2291_S</text:p>
          </table:table-cell>
          <table:table-cell office:value-type="float" office:value="55.8848669329735" calcext:value-type="float">
            <text:p>55.8848669329735</text:p>
          </table:table-cell>
          <table:table-cell office:value-type="float" office:value="-4.22785677661215" calcext:value-type="float">
            <text:p>-4.22785677661215</text:p>
          </table:table-cell>
          <table:table-cell office:value-type="string" calcext:value-type="string">
            <text:p>Atlas Road to Wellfield Street</text:p>
          </table:table-cell>
          <table:table-cell table:formula="of:=VLOOKUP([.B413];[FromObs.$D$3:.$D$1035];1;FALSE())" office:value-type="string" office:string-value="GE2291_S" calcext:value-type="string">
            <text:p>GE2291_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GA2901_B</text:p>
          </table:table-cell>
          <table:table-cell office:value-type="float" office:value="55.8612472175097" calcext:value-type="float">
            <text:p>55.8612472175097</text:p>
          </table:table-cell>
          <table:table-cell office:value-type="float" office:value="-4.25405493350289" calcext:value-type="float">
            <text:p>-4.25405493350289</text:p>
          </table:table-cell>
          <table:table-cell office:value-type="string" calcext:value-type="string">
            <text:p>St Vincent Street westbound to West Nile Street</text:p>
          </table:table-cell>
          <table:table-cell table:formula="of:=VLOOKUP([.B414];[FromObs.$D$3:.$D$1035];1;FALSE())" office:value-type="string" office:string-value="GA2901_B" calcext:value-type="string">
            <text:p>GA2901_B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GE2291_R</text:p>
          </table:table-cell>
          <table:table-cell office:value-type="float" office:value="55.8822451032722" calcext:value-type="float">
            <text:p>55.8822451032722</text:p>
          </table:table-cell>
          <table:table-cell office:value-type="float" office:value="-4.23069653566582" calcext:value-type="float">
            <text:p>-4.23069653566582</text:p>
          </table:table-cell>
          <table:table-cell office:value-type="string" calcext:value-type="string">
            <text:p>Atlas Road to Wellfield Street</text:p>
          </table:table-cell>
          <table:table-cell table:formula="of:=VLOOKUP([.B415];[FromObs.$D$3:.$D$1035];1;FALSE())" office:value-type="string" office:string-value="GE2291_R" calcext:value-type="string">
            <text:p>GE2291_R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GA2051_R</text:p>
          </table:table-cell>
          <table:table-cell office:value-type="float" office:value="55.8626429934223" calcext:value-type="float">
            <text:p>55.8626429934223</text:p>
          </table:table-cell>
          <table:table-cell office:value-type="float" office:value="-4.25782750543661" calcext:value-type="float">
            <text:p>-4.25782750543661</text:p>
          </table:table-cell>
          <table:table-cell office:value-type="string" calcext:value-type="string">
            <text:p>West George Street eastbound</text:p>
          </table:table-cell>
          <table:table-cell table:formula="of:=VLOOKUP([.B416];[FromObs.$D$3:.$D$1035];1;FALSE())" office:value-type="string" office:string-value="GA2051_R" calcext:value-type="string">
            <text:p>GA2051_R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GJ2851_D</text:p>
          </table:table-cell>
          <table:table-cell office:value-type="float" office:value="55.8359159167575" calcext:value-type="float">
            <text:p>55.8359159167575</text:p>
          </table:table-cell>
          <table:table-cell office:value-type="float" office:value="-4.25675682062658" calcext:value-type="float">
            <text:p>-4.25675682062658</text:p>
          </table:table-cell>
          <table:table-cell office:value-type="string" calcext:value-type="string">
            <text:p>Cathcart Rd southbound to Allison Street</text:p>
          </table:table-cell>
          <table:table-cell table:formula="of:=VLOOKUP([.B417];[FromObs.$D$3:.$D$1035];1;FALSE())" office:value-type="string" office:string-value="GJ2851_D" calcext:value-type="string">
            <text:p>GJ2851_D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GL4101_B</text:p>
          </table:table-cell>
          <table:table-cell office:value-type="float" office:value="55.8646711201831" calcext:value-type="float">
            <text:p>55.8646711201831</text:p>
          </table:table-cell>
          <table:table-cell office:value-type="float" office:value="-4.3350283435284" calcext:value-type="float">
            <text:p>-4.3350283435284</text:p>
          </table:table-cell>
          <table:table-cell office:value-type="string" calcext:value-type="string">
            <text:p>Moss Road e/b</text:p>
          </table:table-cell>
          <table:table-cell table:formula="of:=VLOOKUP([.B41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GA0601_V</text:p>
          </table:table-cell>
          <table:table-cell office:value-type="float" office:value="55.860807973117" calcext:value-type="float">
            <text:p>55.860807973117</text:p>
          </table:table-cell>
          <table:table-cell office:value-type="float" office:value="-4.26622273378006" calcext:value-type="float">
            <text:p>-4.26622273378006</text:p>
          </table:table-cell>
          <table:table-cell office:value-type="string" calcext:value-type="string">
            <text:p>Pitt St Northbound <text:s/>to Bothwell St</text:p>
          </table:table-cell>
          <table:table-cell table:formula="of:=VLOOKUP([.B419];[FromObs.$D$3:.$D$1035];1;FALSE())" office:value-type="string" office:string-value="GA0601_V" calcext:value-type="string">
            <text:p>GA0601_V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J2851_C</text:p>
          </table:table-cell>
          <table:table-cell office:value-type="float" office:value="55.8331847623538" calcext:value-type="float">
            <text:p>55.8331847623538</text:p>
          </table:table-cell>
          <table:table-cell office:value-type="float" office:value="-4.25572025392815" calcext:value-type="float">
            <text:p>-4.25572025392815</text:p>
          </table:table-cell>
          <table:table-cell office:value-type="string" calcext:value-type="string">
            <text:p>Cathcart Rd northbound to Allison St</text:p>
          </table:table-cell>
          <table:table-cell table:formula="of:=VLOOKUP([.B420];[FromObs.$D$3:.$D$1035];1;FALSE())" office:value-type="string" office:string-value="GJ2851_C" calcext:value-type="string">
            <text:p>GJ2851_C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GL4101_A</text:p>
          </table:table-cell>
          <table:table-cell office:value-type="float" office:value="55.8658984120194" calcext:value-type="float">
            <text:p>55.8658984120194</text:p>
          </table:table-cell>
          <table:table-cell office:value-type="float" office:value="-4.33949736216146" calcext:value-type="float">
            <text:p>-4.33949736216146</text:p>
          </table:table-cell>
          <table:table-cell office:value-type="string" calcext:value-type="string">
            <text:p>Renfrew Road w/b from Govan Road</text:p>
          </table:table-cell>
          <table:table-cell table:formula="of:=VLOOKUP([.B42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GA0601_T</text:p>
          </table:table-cell>
          <table:table-cell office:value-type="float" office:value="55.8625739430759" calcext:value-type="float">
            <text:p>55.8625739430759</text:p>
          </table:table-cell>
          <table:table-cell office:value-type="float" office:value="-4.26549456872226" calcext:value-type="float">
            <text:p>-4.26549456872226</text:p>
          </table:table-cell>
          <table:table-cell office:value-type="string" calcext:value-type="string">
            <text:p>Pitt Street southbound to Bothwell St</text:p>
          </table:table-cell>
          <table:table-cell table:formula="of:=VLOOKUP([.B422];[FromObs.$D$3:.$D$1035];1;FALSE())" office:value-type="string" office:string-value="GA0601_T" calcext:value-type="string">
            <text:p>GA0601_T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GK002A_N</text:p>
          </table:table-cell>
          <table:table-cell office:value-type="float" office:value="55.8464158219757" calcext:value-type="float">
            <text:p>55.8464158219757</text:p>
          </table:table-cell>
          <table:table-cell office:value-type="float" office:value="-4.26102370281724" calcext:value-type="float">
            <text:p>-4.26102370281724</text:p>
          </table:table-cell>
          <table:table-cell office:value-type="string" calcext:value-type="string">
            <text:p>Eglinton Street northbound to Cavendish Street</text:p>
          </table:table-cell>
          <table:table-cell table:formula="of:=VLOOKUP([.B42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G1201_B</text:p>
          </table:table-cell>
          <table:table-cell office:value-type="float" office:value="55.8731112228891" calcext:value-type="float">
            <text:p>55.8731112228891</text:p>
          </table:table-cell>
          <table:table-cell office:value-type="float" office:value="-4.16084363688116" calcext:value-type="float">
            <text:p>-4.16084363688116</text:p>
          </table:table-cell>
          <table:table-cell office:value-type="string" calcext:value-type="string">
            <text:p>Gartloch Road</text:p>
          </table:table-cell>
          <table:table-cell table:formula="of:=VLOOKUP([.B424];[FromObs.$D$3:.$D$1035];1;FALSE())" office:value-type="string" office:string-value="GG1201_B" calcext:value-type="string">
            <text:p>GG1201_B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G1201_A</text:p>
          </table:table-cell>
          <table:table-cell office:value-type="float" office:value="55.8731112228891" calcext:value-type="float">
            <text:p>55.8731112228891</text:p>
          </table:table-cell>
          <table:table-cell office:value-type="float" office:value="-4.16084363688116" calcext:value-type="float">
            <text:p>-4.16084363688116</text:p>
          </table:table-cell>
          <table:table-cell office:value-type="string" calcext:value-type="string">
            <text:p>Avenue End Road</text:p>
          </table:table-cell>
          <table:table-cell table:formula="of:=VLOOKUP([.B425];[FromObs.$D$3:.$D$1035];1;FALSE())" office:value-type="string" office:string-value="GG1201_A" calcext:value-type="string">
            <text:p>GG1201_A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L0451_H</text:p>
          </table:table-cell>
          <table:table-cell office:value-type="float" office:value="55.8538703806821" calcext:value-type="float">
            <text:p>55.8538703806821</text:p>
          </table:table-cell>
          <table:table-cell office:value-type="float" office:value="-4.27348809760621" calcext:value-type="float">
            <text:p>-4.27348809760621</text:p>
          </table:table-cell>
          <table:table-cell office:value-type="string" calcext:value-type="string">
            <text:p>Paisley Road R/T into Springfield Quay</text:p>
          </table:table-cell>
          <table:table-cell table:formula="of:=VLOOKUP([.B42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GK045A_V</text:p>
          </table:table-cell>
          <table:table-cell office:value-type="float" office:value="55.8315599999309" calcext:value-type="float">
            <text:p>55.8315599999309</text:p>
          </table:table-cell>
          <table:table-cell office:value-type="float" office:value="-4.27852525539311" calcext:value-type="float">
            <text:p>-4.27852525539311</text:p>
          </table:table-cell>
          <table:table-cell office:value-type="string" calcext:value-type="string">
            <text:p>Pollokshaws Road inbound to Titwood Road</text:p>
          </table:table-cell>
          <table:table-cell table:formula="of:=VLOOKUP([.B427];[FromObs.$D$3:.$D$1035];1;FALSE())" office:value-type="string" office:string-value="GK045A_V" calcext:value-type="string">
            <text:p>GK045A_V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GK045A_T</text:p>
          </table:table-cell>
          <table:table-cell office:value-type="float" office:value="55.8355054370408" calcext:value-type="float">
            <text:p>55.8355054370408</text:p>
          </table:table-cell>
          <table:table-cell office:value-type="float" office:value="-4.2717291399225" calcext:value-type="float">
            <text:p>-4.2717291399225</text:p>
          </table:table-cell>
          <table:table-cell office:value-type="string" calcext:value-type="string">
            <text:p>Pollokshaws Road outbound to Titwood Road</text:p>
          </table:table-cell>
          <table:table-cell table:formula="of:=VLOOKUP([.B428];[FromObs.$D$3:.$D$1035];1;FALSE())" office:value-type="string" office:string-value="GK045A_T" calcext:value-type="string">
            <text:p>GK045A_T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GL0451_D</text:p>
          </table:table-cell>
          <table:table-cell office:value-type="float" office:value="55.8538703806821" calcext:value-type="float">
            <text:p>55.8538703806821</text:p>
          </table:table-cell>
          <table:table-cell office:value-type="float" office:value="-4.27348809760621" calcext:value-type="float">
            <text:p>-4.27348809760621</text:p>
          </table:table-cell>
          <table:table-cell office:value-type="string" calcext:value-type="string">
            <text:p>Springfield Quay</text:p>
          </table:table-cell>
          <table:table-cell table:formula="of:=VLOOKUP([.B429];[FromObs.$D$3:.$D$1035];1;FALSE())" office:value-type="string" office:string-value="GL0451_D" calcext:value-type="string">
            <text:p>GL0451_D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GL0451_C</text:p>
          </table:table-cell>
          <table:table-cell office:value-type="float" office:value="55.8538703806821" calcext:value-type="float">
            <text:p>55.8538703806821</text:p>
          </table:table-cell>
          <table:table-cell office:value-type="float" office:value="-4.27348809760621" calcext:value-type="float">
            <text:p>-4.27348809760621</text:p>
          </table:table-cell>
          <table:table-cell office:value-type="string" calcext:value-type="string">
            <text:p>Motorway Exit</text:p>
          </table:table-cell>
          <table:table-cell table:formula="of:=VLOOKUP([.B430];[FromObs.$D$3:.$D$1035];1;FALSE())" office:value-type="string" office:string-value="GL0451_C" calcext:value-type="string">
            <text:p>GL0451_C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L0451_B</text:p>
          </table:table-cell>
          <table:table-cell office:value-type="float" office:value="55.8540775415451" calcext:value-type="float">
            <text:p>55.8540775415451</text:p>
          </table:table-cell>
          <table:table-cell office:value-type="float" office:value="-4.27054427921278" calcext:value-type="float">
            <text:p>-4.27054427921278</text:p>
          </table:table-cell>
          <table:table-cell office:value-type="string" calcext:value-type="string">
            <text:p>Paisley Road westbound to Springfield Quay</text:p>
          </table:table-cell>
          <table:table-cell table:formula="of:=VLOOKUP([.B431];[FromObs.$D$3:.$D$1035];1;FALSE())" office:value-type="string" office:string-value="GL0451_B" calcext:value-type="string">
            <text:p>GL0451_B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L0451_A</text:p>
          </table:table-cell>
          <table:table-cell office:value-type="float" office:value="55.853547258956" calcext:value-type="float">
            <text:p>55.853547258956</text:p>
          </table:table-cell>
          <table:table-cell office:value-type="float" office:value="-4.27735181346881" calcext:value-type="float">
            <text:p>-4.27735181346881</text:p>
          </table:table-cell>
          <table:table-cell office:value-type="string" calcext:value-type="string">
            <text:p>Paisley Road eastbound to Springfield Quay</text:p>
          </table:table-cell>
          <table:table-cell table:formula="of:=VLOOKUP([.B432];[FromObs.$D$3:.$D$1035];1;FALSE())" office:value-type="string" office:string-value="GL0451_A" calcext:value-type="string">
            <text:p>GL0451_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K4101_P</text:p>
          </table:table-cell>
          <table:table-cell office:value-type="float" office:value="55.8235237346646" calcext:value-type="float">
            <text:p>55.8235237346646</text:p>
          </table:table-cell>
          <table:table-cell office:value-type="float" office:value="-4.33843701386585" calcext:value-type="float">
            <text:p>-4.33843701386585</text:p>
          </table:table-cell>
          <table:table-cell office:value-type="string" calcext:value-type="string">
            <text:p>Silverburn Exit e/b</text:p>
          </table:table-cell>
          <table:table-cell table:formula="of:=VLOOKUP([.B43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K4101_N</text:p>
          </table:table-cell>
          <table:table-cell office:value-type="float" office:value="55.8235237346646" calcext:value-type="float">
            <text:p>55.8235237346646</text:p>
          </table:table-cell>
          <table:table-cell office:value-type="float" office:value="-4.33843701386585" calcext:value-type="float">
            <text:p>-4.33843701386585</text:p>
          </table:table-cell>
          <table:table-cell office:value-type="string" calcext:value-type="string">
            <text:p>Silverburn Exit w/b</text:p>
          </table:table-cell>
          <table:table-cell table:formula="of:=VLOOKUP([.B43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GC1401_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gyle Street to Sauchiehall Street</text:p>
          </table:table-cell>
          <table:table-cell table:formula="of:=VLOOKUP([.B435];[FromObs.$D$3:.$D$1035];1;FALSE())" office:value-type="string" office:string-value="GC1401_H" calcext:value-type="string">
            <text:p>GC1401_H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K4101_M</text:p>
          </table:table-cell>
          <table:table-cell office:value-type="float" office:value="55.8235237346646" calcext:value-type="float">
            <text:p>55.8235237346646</text:p>
          </table:table-cell>
          <table:table-cell office:value-type="float" office:value="-4.33843701386585" calcext:value-type="float">
            <text:p>-4.33843701386585</text:p>
          </table:table-cell>
          <table:table-cell office:value-type="string" calcext:value-type="string">
            <text:p>Barrhead Road e/b towards Silverburn road</text:p>
          </table:table-cell>
          <table:table-cell table:formula="of:=VLOOKUP([.B43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C1401_G</text:p>
          </table:table-cell>
          <table:table-cell office:value-type="float" office:value="55.8677708957606" calcext:value-type="float">
            <text:p>55.8677708957606</text:p>
          </table:table-cell>
          <table:table-cell office:value-type="float" office:value="-4.29109929090347" calcext:value-type="float">
            <text:p>-4.29109929090347</text:p>
          </table:table-cell>
          <table:table-cell office:value-type="string" calcext:value-type="string">
            <text:p>Sauchiehall Street to Argyle Street</text:p>
          </table:table-cell>
          <table:table-cell table:formula="of:=VLOOKUP([.B437];[FromObs.$D$3:.$D$1035];1;FALSE())" office:value-type="string" office:string-value="GC1401_G" calcext:value-type="string">
            <text:p>GC1401_G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GC1401_F</text:p>
          </table:table-cell>
          <table:table-cell office:value-type="float" office:value="55.8692554538116" calcext:value-type="float">
            <text:p>55.8692554538116</text:p>
          </table:table-cell>
          <table:table-cell office:value-type="float" office:value="-4.29342453705843" calcext:value-type="float">
            <text:p>-4.29342453705843</text:p>
          </table:table-cell>
          <table:table-cell office:value-type="string" calcext:value-type="string">
            <text:p>Argyle Street to Sauchiehall Street</text:p>
          </table:table-cell>
          <table:table-cell table:formula="of:=VLOOKUP([.B438];[FromObs.$D$3:.$D$1035];1;FALSE())" office:value-type="string" office:string-value="GC1401_F" calcext:value-type="string">
            <text:p>GC1401_F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GC1401_E</text:p>
          </table:table-cell>
          <table:table-cell office:value-type="float" office:value="55.8692554538116" calcext:value-type="float">
            <text:p>55.8692554538116</text:p>
          </table:table-cell>
          <table:table-cell office:value-type="float" office:value="-4.29342453705843" calcext:value-type="float">
            <text:p>-4.29342453705843</text:p>
          </table:table-cell>
          <table:table-cell office:value-type="string" calcext:value-type="string">
            <text:p>Argyle Street to Sauchiehall Street</text:p>
          </table:table-cell>
          <table:table-cell table:formula="of:=VLOOKUP([.B439];[FromObs.$D$3:.$D$1035];1;FALSE())" office:value-type="string" office:string-value="GC1401_E" calcext:value-type="string">
            <text:p>GC1401_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GG2951_V</text:p>
          </table:table-cell>
          <table:table-cell office:value-type="float" office:value="55.8515631508078" calcext:value-type="float">
            <text:p>55.8515631508078</text:p>
          </table:table-cell>
          <table:table-cell office:value-type="float" office:value="-4.16065371588534" calcext:value-type="float">
            <text:p>-4.16065371588534</text:p>
          </table:table-cell>
          <table:table-cell office:value-type="string" calcext:value-type="string">
            <text:p>Killin Street</text:p>
          </table:table-cell>
          <table:table-cell table:formula="of:=VLOOKUP([.B440];[FromObs.$D$3:.$D$1035];1;FALSE())" office:value-type="string" office:string-value="GG2951_V" calcext:value-type="string">
            <text:p>GG2951_V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GG2951_T</text:p>
          </table:table-cell>
          <table:table-cell office:value-type="float" office:value="55.8515631508078" calcext:value-type="float">
            <text:p>55.8515631508078</text:p>
          </table:table-cell>
          <table:table-cell office:value-type="float" office:value="-4.16065371588534" calcext:value-type="float">
            <text:p>-4.16065371588534</text:p>
          </table:table-cell>
          <table:table-cell office:value-type="string" calcext:value-type="string">
            <text:p>South Halliwell St.</text:p>
          </table:table-cell>
          <table:table-cell table:formula="of:=VLOOKUP([.B441];[FromObs.$D$3:.$D$1035];1;FALSE())" office:value-type="string" office:string-value="GG2951_T" calcext:value-type="string">
            <text:p>GG2951_T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GG2951_S</text:p>
          </table:table-cell>
          <table:table-cell office:value-type="float" office:value="55.8517898698489" calcext:value-type="float">
            <text:p>55.8517898698489</text:p>
          </table:table-cell>
          <table:table-cell office:value-type="float" office:value="-4.16207223959101" calcext:value-type="float">
            <text:p>-4.16207223959101</text:p>
          </table:table-cell>
          <table:table-cell office:value-type="string" calcext:value-type="string">
            <text:p>Shettleston Road to Killin Street</text:p>
          </table:table-cell>
          <table:table-cell table:formula="of:=VLOOKUP([.B442];[FromObs.$D$3:.$D$1035];1;FALSE())" office:value-type="string" office:string-value="GG2951_S" calcext:value-type="string">
            <text:p>GG2951_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GG2951_R</text:p>
          </table:table-cell>
          <table:table-cell office:value-type="float" office:value="55.8515631508078" calcext:value-type="float">
            <text:p>55.8515631508078</text:p>
          </table:table-cell>
          <table:table-cell office:value-type="float" office:value="-4.16065371588534" calcext:value-type="float">
            <text:p>-4.16065371588534</text:p>
          </table:table-cell>
          <table:table-cell office:value-type="string" calcext:value-type="string">
            <text:p>Shettleston Road to Killin Street</text:p>
          </table:table-cell>
          <table:table-cell table:formula="of:=VLOOKUP([.B443];[FromObs.$D$3:.$D$1035];1;FALSE())" office:value-type="string" office:string-value="GG2951_R" calcext:value-type="string">
            <text:p>GG2951_R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GA5151_W</text:p>
          </table:table-cell>
          <table:table-cell office:value-type="float" office:value="55.8565676289621" calcext:value-type="float">
            <text:p>55.8565676289621</text:p>
          </table:table-cell>
          <table:table-cell office:value-type="float" office:value="-4.24357335912879" calcext:value-type="float">
            <text:p>-4.24357335912879</text:p>
          </table:table-cell>
          <table:table-cell office:value-type="string" calcext:value-type="string">
            <text:p>Filter loop for R/T from London Road into High Street</text:p>
          </table:table-cell>
          <table:table-cell table:formula="of:=VLOOKUP([.B44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A5151_V</text:p>
          </table:table-cell>
          <table:table-cell office:value-type="float" office:value="55.8565311347432" calcext:value-type="float">
            <text:p>55.8565311347432</text:p>
          </table:table-cell>
          <table:table-cell office:value-type="float" office:value="-4.24360321272924" calcext:value-type="float">
            <text:p>-4.24360321272924</text:p>
          </table:table-cell>
          <table:table-cell office:value-type="string" calcext:value-type="string">
            <text:p>Saltmarket northbound</text:p>
          </table:table-cell>
          <table:table-cell table:formula="of:=VLOOKUP([.B445];[FromObs.$D$3:.$D$1035];1;FALSE())" office:value-type="string" office:string-value="GA5151_V" calcext:value-type="string">
            <text:p>GA5151_V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A5151_T</text:p>
          </table:table-cell>
          <table:table-cell office:value-type="float" office:value="55.8575935382645" calcext:value-type="float">
            <text:p>55.8575935382645</text:p>
          </table:table-cell>
          <table:table-cell office:value-type="float" office:value="-4.24251396085407" calcext:value-type="float">
            <text:p>-4.24251396085407</text:p>
          </table:table-cell>
          <table:table-cell office:value-type="string" calcext:value-type="string">
            <text:p>High Street southbound to Glasgow Cross</text:p>
          </table:table-cell>
          <table:table-cell table:formula="of:=VLOOKUP([.B446];[FromObs.$D$3:.$D$1035];1;FALSE())" office:value-type="string" office:string-value="GA5151_T" calcext:value-type="string">
            <text:p>GA5151_T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GA5151_R</text:p>
          </table:table-cell>
          <table:table-cell office:value-type="float" office:value="55.8552784568482" calcext:value-type="float">
            <text:p>55.8552784568482</text:p>
          </table:table-cell>
          <table:table-cell office:value-type="float" office:value="-4.24132598283052" calcext:value-type="float">
            <text:p>-4.24132598283052</text:p>
          </table:table-cell>
          <table:table-cell office:value-type="string" calcext:value-type="string">
            <text:p>London Road e/b to Moir</text:p>
          </table:table-cell>
          <table:table-cell table:formula="of:=VLOOKUP([.B447];[FromObs.$D$3:.$D$1035];1;FALSE())" office:value-type="string" office:string-value="GA5151_R" calcext:value-type="string">
            <text:p>GA5151_R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GI0551_S</text:p>
          </table:table-cell>
          <table:table-cell office:value-type="float" office:value="55.838400700864" calcext:value-type="float">
            <text:p>55.838400700864</text:p>
          </table:table-cell>
          <table:table-cell office:value-type="float" office:value="-4.23931629400079" calcext:value-type="float">
            <text:p>-4.23931629400079</text:p>
          </table:table-cell>
          <table:table-cell office:value-type="string" calcext:value-type="string">
            <text:p>Kilbride Street westbound to Logan St</text:p>
          </table:table-cell>
          <table:table-cell table:formula="of:=VLOOKUP([.B44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A5151_P</text:p>
          </table:table-cell>
          <table:table-cell office:value-type="float" office:value="55.8569028165145" calcext:value-type="float">
            <text:p>55.8569028165145</text:p>
          </table:table-cell>
          <table:table-cell office:value-type="float" office:value="-4.24539831137419" calcext:value-type="float">
            <text:p>-4.24539831137419</text:p>
          </table:table-cell>
          <table:table-cell office:value-type="string" calcext:value-type="string">
            <text:p>Trongate eastbound</text:p>
          </table:table-cell>
          <table:table-cell table:formula="of:=VLOOKUP([.B449];[FromObs.$D$3:.$D$1035];1;FALSE())" office:value-type="string" office:string-value="GA5151_P" calcext:value-type="string">
            <text:p>GA5151_P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GL3551_T</text:p>
          </table:table-cell>
          <table:table-cell office:value-type="float" office:value="55.8516049143308" calcext:value-type="float">
            <text:p>55.8516049143308</text:p>
          </table:table-cell>
          <table:table-cell office:value-type="float" office:value="-4.31877846495587" calcext:value-type="float">
            <text:p>-4.31877846495587</text:p>
          </table:table-cell>
          <table:table-cell office:value-type="string" calcext:value-type="string">
            <text:p>Helen St s/b at ASDA</text:p>
          </table:table-cell>
          <table:table-cell table:formula="of:=VLOOKUP([.B450];[FromObs.$D$3:.$D$1035];1;FALSE())" office:value-type="string" office:string-value="GL3551_T" calcext:value-type="string">
            <text:p>GL3551_T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GE032A_B</text:p>
          </table:table-cell>
          <table:table-cell office:value-type="float" office:value="55.8865414656892" calcext:value-type="float">
            <text:p>55.8865414656892</text:p>
          </table:table-cell>
          <table:table-cell office:value-type="float" office:value="-4.25680083263538" calcext:value-type="float">
            <text:p>-4.25680083263538</text:p>
          </table:table-cell>
          <table:table-cell office:value-type="string" calcext:value-type="string">
            <text:p>Balmore Rd outbound towards Broadholm St</text:p>
          </table:table-cell>
          <table:table-cell table:formula="of:=VLOOKUP([.B451];[FromObs.$D$3:.$D$1035];1;FALSE())" office:value-type="string" office:string-value="GE032A_B" calcext:value-type="string">
            <text:p>GE032A_B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L3551_S</text:p>
          </table:table-cell>
          <table:table-cell office:value-type="float" office:value="55.8516049143308" calcext:value-type="float">
            <text:p>55.8516049143308</text:p>
          </table:table-cell>
          <table:table-cell office:value-type="float" office:value="-4.31877846495587" calcext:value-type="float">
            <text:p>-4.31877846495587</text:p>
          </table:table-cell>
          <table:table-cell office:value-type="string" calcext:value-type="string">
            <text:p>ASDA exit to Helen St</text:p>
          </table:table-cell>
          <table:table-cell table:formula="of:=VLOOKUP([.B452];[FromObs.$D$3:.$D$1035];1;FALSE())" office:value-type="string" office:string-value="GL3551_S" calcext:value-type="string">
            <text:p>GL3551_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GE032A_A</text:p>
          </table:table-cell>
          <table:table-cell office:value-type="float" office:value="55.8933039430969" calcext:value-type="float">
            <text:p>55.8933039430969</text:p>
          </table:table-cell>
          <table:table-cell office:value-type="float" office:value="-4.26050431683165" calcext:value-type="float">
            <text:p>-4.26050431683165</text:p>
          </table:table-cell>
          <table:table-cell office:value-type="string" calcext:value-type="string">
            <text:p>Balmore Rd inbound towards Broadholm St</text:p>
          </table:table-cell>
          <table:table-cell table:formula="of:=VLOOKUP([.B453];[FromObs.$D$3:.$D$1035];1;FALSE())" office:value-type="string" office:string-value="GE032A_A" calcext:value-type="string">
            <text:p>GE032A_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GL3551_R</text:p>
          </table:table-cell>
          <table:table-cell office:value-type="float" office:value="55.8516049143308" calcext:value-type="float">
            <text:p>55.8516049143308</text:p>
          </table:table-cell>
          <table:table-cell office:value-type="float" office:value="-4.31877846495587" calcext:value-type="float">
            <text:p>-4.31877846495587</text:p>
          </table:table-cell>
          <table:table-cell office:value-type="string" calcext:value-type="string">
            <text:p>Helen St n/b to ASDA</text:p>
          </table:table-cell>
          <table:table-cell table:formula="of:=VLOOKUP([.B454];[FromObs.$D$3:.$D$1035];1;FALSE())" office:value-type="string" office:string-value="GL3551_R" calcext:value-type="string">
            <text:p>GL3551_R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GA5151_G</text:p>
          </table:table-cell>
          <table:table-cell office:value-type="float" office:value="55.8559361598279" calcext:value-type="float">
            <text:p>55.8559361598279</text:p>
          </table:table-cell>
          <table:table-cell office:value-type="float" office:value="-4.24468741144734" calcext:value-type="float">
            <text:p>-4.24468741144734</text:p>
          </table:table-cell>
          <table:table-cell office:value-type="string" calcext:value-type="string">
            <text:p>Saltmarket north to Glasgow Cross</text:p>
          </table:table-cell>
          <table:table-cell table:formula="of:=VLOOKUP([.B45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GI0551_H</text:p>
          </table:table-cell>
          <table:table-cell office:value-type="float" office:value="55.8382807299805" calcext:value-type="float">
            <text:p>55.8382807299805</text:p>
          </table:table-cell>
          <table:table-cell office:value-type="float" office:value="-4.24047530230994" calcext:value-type="float">
            <text:p>-4.24047530230994</text:p>
          </table:table-cell>
          <table:table-cell office:value-type="string" calcext:value-type="string">
            <text:p>Polmadie Rd northbound outside to Kilbride St</text:p>
          </table:table-cell>
          <table:table-cell table:formula="of:=VLOOKUP([.B456];[FromObs.$D$3:.$D$1035];1;FALSE())" office:value-type="string" office:string-value="GI0551_H" calcext:value-type="string">
            <text:p>GI0551_H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I0551_F</text:p>
          </table:table-cell>
          <table:table-cell office:value-type="float" office:value="55.838400700864" calcext:value-type="float">
            <text:p>55.838400700864</text:p>
          </table:table-cell>
          <table:table-cell office:value-type="float" office:value="-4.23931629400079" calcext:value-type="float">
            <text:p>-4.23931629400079</text:p>
          </table:table-cell>
          <table:table-cell office:value-type="string" calcext:value-type="string">
            <text:p>New Rutherglen Road left turn to Polmadie Rd</text:p>
          </table:table-cell>
          <table:table-cell table:formula="of:=VLOOKUP([.B457];[FromObs.$D$3:.$D$1035];1;FALSE())" office:value-type="string" office:string-value="GI0551_F" calcext:value-type="string">
            <text:p>GI0551_F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GI0551_C</text:p>
          </table:table-cell>
          <table:table-cell office:value-type="float" office:value="55.8382807299805" calcext:value-type="float">
            <text:p>55.8382807299805</text:p>
          </table:table-cell>
          <table:table-cell office:value-type="float" office:value="-4.24047530230994" calcext:value-type="float">
            <text:p>-4.24047530230994</text:p>
          </table:table-cell>
          <table:table-cell office:value-type="string" calcext:value-type="string">
            <text:p>Polmadie Rd northbound inside to Kilbride St</text:p>
          </table:table-cell>
          <table:table-cell table:formula="of:=VLOOKUP([.B458];[FromObs.$D$3:.$D$1035];1;FALSE())" office:value-type="string" office:string-value="GI0551_C" calcext:value-type="string">
            <text:p>GI0551_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I0551_A</text:p>
          </table:table-cell>
          <table:table-cell office:value-type="float" office:value="55.838400700864" calcext:value-type="float">
            <text:p>55.838400700864</text:p>
          </table:table-cell>
          <table:table-cell office:value-type="float" office:value="-4.23931629400079" calcext:value-type="float">
            <text:p>-4.23931629400079</text:p>
          </table:table-cell>
          <table:table-cell office:value-type="string" calcext:value-type="string">
            <text:p>Kilbride Street eastbound</text:p>
          </table:table-cell>
          <table:table-cell table:formula="of:=VLOOKUP([.B459];[FromObs.$D$3:.$D$1035];1;FALSE())" office:value-type="string" office:string-value="GI0551_A" calcext:value-type="string">
            <text:p>GI0551_A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GG2001_V</text:p>
          </table:table-cell>
          <table:table-cell office:value-type="float" office:value="55.8598879281003" calcext:value-type="float">
            <text:p>55.8598879281003</text:p>
          </table:table-cell>
          <table:table-cell office:value-type="float" office:value="-4.23694126363929" calcext:value-type="float">
            <text:p>-4.23694126363929</text:p>
          </table:table-cell>
          <table:table-cell office:value-type="string" calcext:value-type="string">
            <text:p>New Station Street</text:p>
          </table:table-cell>
          <table:table-cell table:formula="of:=VLOOKUP([.B460];[FromObs.$D$3:.$D$1035];1;FALSE())" office:value-type="string" office:string-value="GG2001_V" calcext:value-type="string">
            <text:p>GG2001_V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G2001_S</text:p>
          </table:table-cell>
          <table:table-cell office:value-type="float" office:value="55.8603326010966" calcext:value-type="float">
            <text:p>55.8603326010966</text:p>
          </table:table-cell>
          <table:table-cell office:value-type="float" office:value="-4.24016290558402" calcext:value-type="float">
            <text:p>-4.24016290558402</text:p>
          </table:table-cell>
          <table:table-cell office:value-type="string" calcext:value-type="string">
            <text:p>Duke St eastbound</text:p>
          </table:table-cell>
          <table:table-cell table:formula="of:=VLOOKUP([.B461];[FromObs.$D$3:.$D$1035];1;FALSE())" office:value-type="string" office:string-value="GG2001_S" calcext:value-type="string">
            <text:p>GG2001_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GG2001_R</text:p>
          </table:table-cell>
          <table:table-cell office:value-type="float" office:value="55.8595804318232" calcext:value-type="float">
            <text:p>55.8595804318232</text:p>
          </table:table-cell>
          <table:table-cell office:value-type="float" office:value="-4.23457451614325" calcext:value-type="float">
            <text:p>-4.23457451614325</text:p>
          </table:table-cell>
          <table:table-cell office:value-type="string" calcext:value-type="string">
            <text:p>Duke St. westbound to New Station Street</text:p>
          </table:table-cell>
          <table:table-cell table:formula="of:=VLOOKUP([.B462];[FromObs.$D$3:.$D$1035];1;FALSE())" office:value-type="string" office:string-value="GG2001_R" calcext:value-type="string">
            <text:p>GG2001_R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GL1251_Y</text:p>
          </table:table-cell>
          <table:table-cell office:value-type="float" office:value="55.8496542832145" calcext:value-type="float">
            <text:p>55.8496542832145</text:p>
          </table:table-cell>
          <table:table-cell office:value-type="float" office:value="-4.31974864653405" calcext:value-type="float">
            <text:p>-4.31974864653405</text:p>
          </table:table-cell>
          <table:table-cell office:value-type="string" calcext:value-type="string">
            <text:p>Helen St M8 (W/B) on slip</text:p>
          </table:table-cell>
          <table:table-cell table:formula="of:=VLOOKUP([.B463];[FromObs.$D$3:.$D$1035];1;FALSE())" office:value-type="string" office:string-value="GL1251_Y" calcext:value-type="string">
            <text:p>GL1251_Y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GJ3651_G</text:p>
          </table:table-cell>
          <table:table-cell office:value-type="float" office:value="55.8172698621723" calcext:value-type="float">
            <text:p>55.8172698621723</text:p>
          </table:table-cell>
          <table:table-cell office:value-type="float" office:value="-4.26246112207509" calcext:value-type="float">
            <text:p>-4.26246112207509</text:p>
          </table:table-cell>
          <table:table-cell office:value-type="string" calcext:value-type="string">
            <text:p>Delvin Road Left Turn</text:p>
          </table:table-cell>
          <table:table-cell table:formula="of:=VLOOKUP([.B464];[FromObs.$D$3:.$D$1035];1;FALSE())" office:value-type="string" office:string-value="GJ3651_G" calcext:value-type="string">
            <text:p>GJ3651_G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GJ3651_E</text:p>
          </table:table-cell>
          <table:table-cell office:value-type="float" office:value="55.8172698621723" calcext:value-type="float">
            <text:p>55.8172698621723</text:p>
          </table:table-cell>
          <table:table-cell office:value-type="float" office:value="-4.26246112207509" calcext:value-type="float">
            <text:p>-4.26246112207509</text:p>
          </table:table-cell>
          <table:table-cell office:value-type="string" calcext:value-type="string">
            <text:p>Rhannan Road</text:p>
          </table:table-cell>
          <table:table-cell table:formula="of:=VLOOKUP([.B465];[FromObs.$D$3:.$D$1035];1;FALSE())" office:value-type="string" office:string-value="GJ3651_E" calcext:value-type="string">
            <text:p>GJ3651_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GJ3651_D</text:p>
          </table:table-cell>
          <table:table-cell office:value-type="float" office:value="55.8184508982676" calcext:value-type="float">
            <text:p>55.8184508982676</text:p>
          </table:table-cell>
          <table:table-cell office:value-type="float" office:value="-4.26128455301675" calcext:value-type="float">
            <text:p>-4.26128455301675</text:p>
          </table:table-cell>
          <table:table-cell office:value-type="string" calcext:value-type="string">
            <text:p>Clarkston Road southbound towards Newlands Road</text:p>
          </table:table-cell>
          <table:table-cell table:formula="of:=VLOOKUP([.B466];[FromObs.$D$3:.$D$1035];1;FALSE())" office:value-type="string" office:string-value="GJ3651_D" calcext:value-type="string">
            <text:p>GJ3651_D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GH4201_D</text:p>
          </table:table-cell>
          <table:table-cell office:value-type="float" office:value="55.8401153357532" calcext:value-type="float">
            <text:p>55.8401153357532</text:p>
          </table:table-cell>
          <table:table-cell office:value-type="float" office:value="-4.13532617033893" calcext:value-type="float">
            <text:p>-4.13532617033893</text:p>
          </table:table-cell>
          <table:table-cell office:value-type="string" calcext:value-type="string">
            <text:p>Mt Vernon Ave s/b</text:p>
          </table:table-cell>
          <table:table-cell table:formula="of:=VLOOKUP([.B46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J3651_C</text:p>
          </table:table-cell>
          <table:table-cell office:value-type="float" office:value="55.8158055082312" calcext:value-type="float">
            <text:p>55.8158055082312</text:p>
          </table:table-cell>
          <table:table-cell office:value-type="float" office:value="-4.26389252306146" calcext:value-type="float">
            <text:p>-4.26389252306146</text:p>
          </table:table-cell>
          <table:table-cell office:value-type="string" calcext:value-type="string">
            <text:p>Clarkston Road northbound towards Newlands Road</text:p>
          </table:table-cell>
          <table:table-cell table:formula="of:=VLOOKUP([.B468];[FromObs.$D$3:.$D$1035];1;FALSE())" office:value-type="string" office:string-value="GJ3651_C" calcext:value-type="string">
            <text:p>GJ3651_C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H4201_C</text:p>
          </table:table-cell>
          <table:table-cell office:value-type="float" office:value="55.8401153357532" calcext:value-type="float">
            <text:p>55.8401153357532</text:p>
          </table:table-cell>
          <table:table-cell office:value-type="float" office:value="-4.13532617033893" calcext:value-type="float">
            <text:p>-4.13532617033893</text:p>
          </table:table-cell>
          <table:table-cell office:value-type="string" calcext:value-type="string">
            <text:p>Hamilton Road e/b</text:p>
          </table:table-cell>
          <table:table-cell table:formula="of:=VLOOKUP([.B46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J3651_B</text:p>
          </table:table-cell>
          <table:table-cell office:value-type="float" office:value="55.8172698621723" calcext:value-type="float">
            <text:p>55.8172698621723</text:p>
          </table:table-cell>
          <table:table-cell office:value-type="float" office:value="-4.26246112207509" calcext:value-type="float">
            <text:p>-4.26246112207509</text:p>
          </table:table-cell>
          <table:table-cell office:value-type="string" calcext:value-type="string">
            <text:p>Delvin Road Right Turn</text:p>
          </table:table-cell>
          <table:table-cell table:formula="of:=VLOOKUP([.B470];[FromObs.$D$3:.$D$1035];1;FALSE())" office:value-type="string" office:string-value="GJ3651_B" calcext:value-type="string">
            <text:p>GJ3651_B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GA1401_T</text:p>
          </table:table-cell>
          <table:table-cell office:value-type="float" office:value="55.8657534840782" calcext:value-type="float">
            <text:p>55.8657534840782</text:p>
          </table:table-cell>
          <table:table-cell office:value-type="float" office:value="-4.26022963557395" calcext:value-type="float">
            <text:p>-4.26022963557395</text:p>
          </table:table-cell>
          <table:table-cell office:value-type="string" calcext:value-type="string">
            <text:p>Cambridge Street southbound</text:p>
          </table:table-cell>
          <table:table-cell table:formula="of:=VLOOKUP([.B471];[FromObs.$D$3:.$D$1035];1;FALSE())" office:value-type="string" office:string-value="GA1401_T" calcext:value-type="string">
            <text:p>GA1401_T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GH4201_B</text:p>
          </table:table-cell>
          <table:table-cell office:value-type="float" office:value="55.8401153357532" calcext:value-type="float">
            <text:p>55.8401153357532</text:p>
          </table:table-cell>
          <table:table-cell office:value-type="float" office:value="-4.13532617033893" calcext:value-type="float">
            <text:p>-4.13532617033893</text:p>
          </table:table-cell>
          <table:table-cell office:value-type="string" calcext:value-type="string">
            <text:p>London Road w/b</text:p>
          </table:table-cell>
          <table:table-cell table:formula="of:=VLOOKUP([.B47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H4201_A</text:p>
          </table:table-cell>
          <table:table-cell office:value-type="float" office:value="55.8401153357532" calcext:value-type="float">
            <text:p>55.8401153357532</text:p>
          </table:table-cell>
          <table:table-cell office:value-type="float" office:value="-4.13532617033893" calcext:value-type="float">
            <text:p>-4.13532617033893</text:p>
          </table:table-cell>
          <table:table-cell office:value-type="string" calcext:value-type="string">
            <text:p>Hamilton Road w/b</text:p>
          </table:table-cell>
          <table:table-cell table:formula="of:=VLOOKUP([.B47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A1401_R</text:p>
          </table:table-cell>
          <table:table-cell office:value-type="float" office:value="55.8657534840782" calcext:value-type="float">
            <text:p>55.8657534840782</text:p>
          </table:table-cell>
          <table:table-cell office:value-type="float" office:value="-4.26022963557395" calcext:value-type="float">
            <text:p>-4.26022963557395</text:p>
          </table:table-cell>
          <table:table-cell office:value-type="string" calcext:value-type="string">
            <text:p>Renfrew Street eastbound</text:p>
          </table:table-cell>
          <table:table-cell table:formula="of:=VLOOKUP([.B474];[FromObs.$D$3:.$D$1035];1;FALSE())" office:value-type="string" office:string-value="GA1401_R" calcext:value-type="string">
            <text:p>GA1401_R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GL1251_D</text:p>
          </table:table-cell>
          <table:table-cell office:value-type="float" office:value="55.8496542832145" calcext:value-type="float">
            <text:p>55.8496542832145</text:p>
          </table:table-cell>
          <table:table-cell office:value-type="float" office:value="-4.31974864653405" calcext:value-type="float">
            <text:p>-4.31974864653405</text:p>
          </table:table-cell>
          <table:table-cell office:value-type="string" calcext:value-type="string">
            <text:p>Helen St M8 (W/B) off slip</text:p>
          </table:table-cell>
          <table:table-cell table:formula="of:=VLOOKUP([.B475];[FromObs.$D$3:.$D$1035];1;FALSE())" office:value-type="string" office:string-value="GL1251_D" calcext:value-type="string">
            <text:p>GL1251_D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A183A_A</text:p>
          </table:table-cell>
          <table:table-cell office:value-type="float" office:value="55.8657534840782" calcext:value-type="float">
            <text:p>55.8657534840782</text:p>
          </table:table-cell>
          <table:table-cell office:value-type="float" office:value="-4.26022963557395" calcext:value-type="float">
            <text:p>-4.26022963557395</text:p>
          </table:table-cell>
          <table:table-cell office:value-type="string" calcext:value-type="string">
            <text:p>Renfrew Street eastbound to Savoy Centre</text:p>
          </table:table-cell>
          <table:table-cell table:formula="of:=VLOOKUP([.B476];[FromObs.$D$3:.$D$1035];1;FALSE())" office:value-type="string" office:string-value="GA183A_A" calcext:value-type="string">
            <text:p>GA183A_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L1251_C</text:p>
          </table:table-cell>
          <table:table-cell office:value-type="float" office:value="55.8496542832145" calcext:value-type="float">
            <text:p>55.8496542832145</text:p>
          </table:table-cell>
          <table:table-cell office:value-type="float" office:value="-4.31974864653405" calcext:value-type="float">
            <text:p>-4.31974864653405</text:p>
          </table:table-cell>
          <table:table-cell office:value-type="string" calcext:value-type="string">
            <text:p>Helen St <text:s/>s/b</text:p>
          </table:table-cell>
          <table:table-cell table:formula="of:=VLOOKUP([.B477];[FromObs.$D$3:.$D$1035];1;FALSE())" office:value-type="string" office:string-value="GL1251_C" calcext:value-type="string">
            <text:p>GL1251_C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L1251_B</text:p>
          </table:table-cell>
          <table:table-cell office:value-type="float" office:value="55.8496542832145" calcext:value-type="float">
            <text:p>55.8496542832145</text:p>
          </table:table-cell>
          <table:table-cell office:value-type="float" office:value="-4.31974864653405" calcext:value-type="float">
            <text:p>-4.31974864653405</text:p>
          </table:table-cell>
          <table:table-cell office:value-type="string" calcext:value-type="string">
            <text:p>Helen St M8 (E/B) off slip</text:p>
          </table:table-cell>
          <table:table-cell table:formula="of:=VLOOKUP([.B478];[FromObs.$D$3:.$D$1035];1;FALSE())" office:value-type="string" office:string-value="GL1251_B" calcext:value-type="string">
            <text:p>GL1251_B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GL1251_A</text:p>
          </table:table-cell>
          <table:table-cell office:value-type="float" office:value="55.8496542832145" calcext:value-type="float">
            <text:p>55.8496542832145</text:p>
          </table:table-cell>
          <table:table-cell office:value-type="float" office:value="-4.31974864653405" calcext:value-type="float">
            <text:p>-4.31974864653405</text:p>
          </table:table-cell>
          <table:table-cell office:value-type="string" calcext:value-type="string">
            <text:p>Helen St n/b</text:p>
          </table:table-cell>
          <table:table-cell table:formula="of:=VLOOKUP([.B479];[FromObs.$D$3:.$D$1035];1;FALSE())" office:value-type="string" office:string-value="GL1251_A" calcext:value-type="string">
            <text:p>GL1251_A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D210A_B</text:p>
          </table:table-cell>
          <table:table-cell office:value-type="float" office:value="55.8747876111604" calcext:value-type="float">
            <text:p>55.8747876111604</text:p>
          </table:table-cell>
          <table:table-cell office:value-type="float" office:value="-4.27087411655186" calcext:value-type="float">
            <text:p>-4.27087411655186</text:p>
          </table:table-cell>
          <table:table-cell office:value-type="string" calcext:value-type="string">
            <text:p>Maryhill Road outbound towards Raeberry Street</text:p>
          </table:table-cell>
          <table:table-cell table:formula="of:=VLOOKUP([.B480];[FromObs.$D$3:.$D$1035];1;FALSE())" office:value-type="string" office:string-value="GD210A_B" calcext:value-type="string">
            <text:p>GD210A_B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GD210A_A</text:p>
          </table:table-cell>
          <table:table-cell office:value-type="float" office:value="55.8803242253359" calcext:value-type="float">
            <text:p>55.8803242253359</text:p>
          </table:table-cell>
          <table:table-cell office:value-type="float" office:value="-4.27231670979374" calcext:value-type="float">
            <text:p>-4.27231670979374</text:p>
          </table:table-cell>
          <table:table-cell office:value-type="string" calcext:value-type="string">
            <text:p>Maryhill Road inbound towards Raeberry Street</text:p>
          </table:table-cell>
          <table:table-cell table:formula="of:=VLOOKUP([.B481];[FromObs.$D$3:.$D$1035];1;FALSE())" office:value-type="string" office:string-value="GD210A_A" calcext:value-type="string">
            <text:p>GD210A_A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A4501_V</text:p>
          </table:table-cell>
          <table:table-cell office:value-type="float" office:value="55.865470928123" calcext:value-type="float">
            <text:p>55.865470928123</text:p>
          </table:table-cell>
          <table:table-cell office:value-type="float" office:value="-4.24867381103697" calcext:value-type="float">
            <text:p>-4.24867381103697</text:p>
          </table:table-cell>
          <table:table-cell office:value-type="string" calcext:value-type="string">
            <text:p>North Hanover St northbound to Dobbies Loan</text:p>
          </table:table-cell>
          <table:table-cell table:formula="of:=VLOOKUP([.B482];[FromObs.$D$3:.$D$1035];1;FALSE())" office:value-type="string" office:string-value="GA4501_V" calcext:value-type="string">
            <text:p>GA4501_V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GA4501_T</text:p>
          </table:table-cell>
          <table:table-cell office:value-type="float" office:value="55.8672909598009" calcext:value-type="float">
            <text:p>55.8672909598009</text:p>
          </table:table-cell>
          <table:table-cell office:value-type="float" office:value="-4.24793191166931" calcext:value-type="float">
            <text:p>-4.24793191166931</text:p>
          </table:table-cell>
          <table:table-cell office:value-type="string" calcext:value-type="string">
            <text:p>Kyle St</text:p>
          </table:table-cell>
          <table:table-cell table:formula="of:=VLOOKUP([.B483];[FromObs.$D$3:.$D$1035];1;FALSE())" office:value-type="string" office:string-value="GA4501_T" calcext:value-type="string">
            <text:p>GA4501_T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A4501_S</text:p>
          </table:table-cell>
          <table:table-cell office:value-type="float" office:value="55.8672909598009" calcext:value-type="float">
            <text:p>55.8672909598009</text:p>
          </table:table-cell>
          <table:table-cell office:value-type="float" office:value="-4.24793191166931" calcext:value-type="float">
            <text:p>-4.24793191166931</text:p>
          </table:table-cell>
          <table:table-cell office:value-type="string" calcext:value-type="string">
            <text:p>Dobbies Loan westbound</text:p>
          </table:table-cell>
          <table:table-cell table:formula="of:=VLOOKUP([.B484];[FromObs.$D$3:.$D$1035];1;FALSE())" office:value-type="string" office:string-value="GA4501_S" calcext:value-type="string">
            <text:p>GA4501_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GA4501_R</text:p>
          </table:table-cell>
          <table:table-cell office:value-type="float" office:value="55.8672909598009" calcext:value-type="float">
            <text:p>55.8672909598009</text:p>
          </table:table-cell>
          <table:table-cell office:value-type="float" office:value="-4.24793191166931" calcext:value-type="float">
            <text:p>-4.24793191166931</text:p>
          </table:table-cell>
          <table:table-cell office:value-type="string" calcext:value-type="string">
            <text:p>Dobbies Loan eastbound</text:p>
          </table:table-cell>
          <table:table-cell table:formula="of:=VLOOKUP([.B485];[FromObs.$D$3:.$D$1035];1;FALSE())" office:value-type="string" office:string-value="GA4501_R" calcext:value-type="string">
            <text:p>GA4501_R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GA4501_Q</text:p>
          </table:table-cell>
          <table:table-cell office:value-type="float" office:value="55.8672909598009" calcext:value-type="float">
            <text:p>55.8672909598009</text:p>
          </table:table-cell>
          <table:table-cell office:value-type="float" office:value="-4.24793191166931" calcext:value-type="float">
            <text:p>-4.24793191166931</text:p>
          </table:table-cell>
          <table:table-cell office:value-type="string" calcext:value-type="string">
            <text:p>Dobbies Loan westbound R/T from Kyle St</text:p>
          </table:table-cell>
          <table:table-cell table:formula="of:=VLOOKUP([.B48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A2201_C</text:p>
          </table:table-cell>
          <table:table-cell office:value-type="float" office:value="55.863846135682" calcext:value-type="float">
            <text:p>55.863846135682</text:p>
          </table:table-cell>
          <table:table-cell office:value-type="float" office:value="-4.25740189368743" calcext:value-type="float">
            <text:p>-4.25740189368743</text:p>
          </table:table-cell>
          <table:table-cell office:value-type="string" calcext:value-type="string">
            <text:p>Hope Street northbound to Sauchiehall Street</text:p>
          </table:table-cell>
          <table:table-cell table:formula="of:=VLOOKUP([.B487];[FromObs.$D$3:.$D$1035];1;FALSE())" office:value-type="string" office:string-value="GA2201_C" calcext:value-type="string">
            <text:p>GA2201_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GH2671_V</text:p>
          </table:table-cell>
          <table:table-cell office:value-type="float" office:value="55.8458586662775" calcext:value-type="float">
            <text:p>55.8458586662775</text:p>
          </table:table-cell>
          <table:table-cell office:value-type="float" office:value="-4.19603943894731" calcext:value-type="float">
            <text:p>-4.19603943894731</text:p>
          </table:table-cell>
          <table:table-cell office:value-type="string" calcext:value-type="string">
            <text:p>London Rd westbound towards MacBeth St</text:p>
          </table:table-cell>
          <table:table-cell table:formula="of:=VLOOKUP([.B48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H2671_S</text:p>
          </table:table-cell>
          <table:table-cell office:value-type="float" office:value="55.8458586662775" calcext:value-type="float">
            <text:p>55.8458586662775</text:p>
          </table:table-cell>
          <table:table-cell office:value-type="float" office:value="-4.19603943894731" calcext:value-type="float">
            <text:p>-4.19603943894731</text:p>
          </table:table-cell>
          <table:table-cell office:value-type="string" calcext:value-type="string">
            <text:p>London Rd eastbound to Methven St</text:p>
          </table:table-cell>
          <table:table-cell table:formula="of:=VLOOKUP([.B489];[FromObs.$D$3:.$D$1035];1;FALSE())" office:value-type="string" office:string-value="GH2671_S" calcext:value-type="string">
            <text:p>GH2671_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GH2671_R</text:p>
          </table:table-cell>
          <table:table-cell office:value-type="float" office:value="55.8458586662775" calcext:value-type="float">
            <text:p>55.8458586662775</text:p>
          </table:table-cell>
          <table:table-cell office:value-type="float" office:value="-4.19603943894731" calcext:value-type="float">
            <text:p>-4.19603943894731</text:p>
          </table:table-cell>
          <table:table-cell office:value-type="string" calcext:value-type="string">
            <text:p>Canmore Rd southbound to London Rd</text:p>
          </table:table-cell>
          <table:table-cell table:formula="of:=VLOOKUP([.B490];[FromObs.$D$3:.$D$1035];1;FALSE())" office:value-type="string" office:string-value="GH2671_R" calcext:value-type="string">
            <text:p>GH2671_R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GG225A_S</text:p>
          </table:table-cell>
          <table:table-cell office:value-type="float" office:value="55.8582874343081" calcext:value-type="float">
            <text:p>55.8582874343081</text:p>
          </table:table-cell>
          <table:table-cell office:value-type="float" office:value="-4.22110944177383" calcext:value-type="float">
            <text:p>-4.22110944177383</text:p>
          </table:table-cell>
          <table:table-cell office:value-type="string" calcext:value-type="string">
            <text:p>Duke St. eastbound</text:p>
          </table:table-cell>
          <table:table-cell table:formula="of:=VLOOKUP([.B491];[FromObs.$D$3:.$D$1035];1;FALSE())" office:value-type="string" office:string-value="GG225A_S" calcext:value-type="string">
            <text:p>GG225A_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GG225A_R</text:p>
          </table:table-cell>
          <table:table-cell office:value-type="float" office:value="55.8585214814654" calcext:value-type="float">
            <text:p>55.8585214814654</text:p>
          </table:table-cell>
          <table:table-cell office:value-type="float" office:value="-4.2161052202612" calcext:value-type="float">
            <text:p>-4.2161052202612</text:p>
          </table:table-cell>
          <table:table-cell office:value-type="string" calcext:value-type="string">
            <text:p>Duke St. westbound to Whitehill St</text:p>
          </table:table-cell>
          <table:table-cell table:formula="of:=VLOOKUP([.B492];[FromObs.$D$3:.$D$1035];1;FALSE())" office:value-type="string" office:string-value="GG225A_R" calcext:value-type="string">
            <text:p>GG225A_R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GG268A_S</text:p>
          </table:table-cell>
          <table:table-cell office:value-type="float" office:value="55.852417313181" calcext:value-type="float">
            <text:p>55.852417313181</text:p>
          </table:table-cell>
          <table:table-cell office:value-type="float" office:value="-4.18049646480729" calcext:value-type="float">
            <text:p>-4.18049646480729</text:p>
          </table:table-cell>
          <table:table-cell office:value-type="string" calcext:value-type="string">
            <text:p>Shettleston Road to Fernan Street</text:p>
          </table:table-cell>
          <table:table-cell table:formula="of:=VLOOKUP([.B493];[FromObs.$D$3:.$D$1035];1;FALSE())" office:value-type="string" office:string-value="GG268A_S" calcext:value-type="string">
            <text:p>GG268A_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GG268A_R</text:p>
          </table:table-cell>
          <table:table-cell office:value-type="float" office:value="55.8518745614623" calcext:value-type="float">
            <text:p>55.8518745614623</text:p>
          </table:table-cell>
          <table:table-cell office:value-type="float" office:value="-4.17460262182384" calcext:value-type="float">
            <text:p>-4.17460262182384</text:p>
          </table:table-cell>
          <table:table-cell office:value-type="string" calcext:value-type="string">
            <text:p>Shettleston Road to Fernan St</text:p>
          </table:table-cell>
          <table:table-cell table:formula="of:=VLOOKUP([.B494];[FromObs.$D$3:.$D$1035];1;FALSE())" office:value-type="string" office:string-value="GG268A_R" calcext:value-type="string">
            <text:p>GG268A_R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GB1651_A</text:p>
          </table:table-cell>
          <table:table-cell office:value-type="float" office:value="55.8474174935309" calcext:value-type="float">
            <text:p>55.8474174935309</text:p>
          </table:table-cell>
          <table:table-cell office:value-type="float" office:value="-4.23176755653026" calcext:value-type="float">
            <text:p>-4.23176755653026</text:p>
          </table:table-cell>
          <table:table-cell office:value-type="string" calcext:value-type="string">
            <text:p>Kings Drive northbound</text:p>
          </table:table-cell>
          <table:table-cell table:formula="of:=VLOOKUP([.B49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GA5301_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orge St to High St</text:p>
          </table:table-cell>
          <table:table-cell table:formula="of:=VLOOKUP([.B496];[FromObs.$D$3:.$D$1035];1;FALSE())" office:value-type="string" office:string-value="GA5301_E" calcext:value-type="string">
            <text:p>GA5301_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A5301_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gh St southbound</text:p>
          </table:table-cell>
          <table:table-cell table:formula="of:=VLOOKUP([.B497];[FromObs.$D$3:.$D$1035];1;FALSE())" office:value-type="string" office:string-value="GA5301_D" calcext:value-type="string">
            <text:p>GA5301_D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GA5301_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gh St northbound</text:p>
          </table:table-cell>
          <table:table-cell table:formula="of:=VLOOKUP([.B498];[FromObs.$D$3:.$D$1035];1;FALSE())" office:value-type="string" office:string-value="GA5301_C" calcext:value-type="string">
            <text:p>GA5301_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GA1651_T</text:p>
          </table:table-cell>
          <table:table-cell office:value-type="float" office:value="55.8619179887318" calcext:value-type="float">
            <text:p>55.8619179887318</text:p>
          </table:table-cell>
          <table:table-cell office:value-type="float" office:value="-4.2596232589016" calcext:value-type="float">
            <text:p>-4.2596232589016</text:p>
          </table:table-cell>
          <table:table-cell office:value-type="string" calcext:value-type="string">
            <text:p>Wellington Street southbound to St Vincent St</text:p>
          </table:table-cell>
          <table:table-cell table:formula="of:=VLOOKUP([.B499];[FromObs.$D$3:.$D$1035];1;FALSE())" office:value-type="string" office:string-value="GA1651_T" calcext:value-type="string">
            <text:p>GA1651_T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GA5301_B</text:p>
          </table:table-cell>
          <table:table-cell office:value-type="float" office:value="55.8598879281003" calcext:value-type="float">
            <text:p>55.8598879281003</text:p>
          </table:table-cell>
          <table:table-cell office:value-type="float" office:value="-4.23694126363929" calcext:value-type="float">
            <text:p>-4.23694126363929</text:p>
          </table:table-cell>
          <table:table-cell office:value-type="string" calcext:value-type="string">
            <text:p>Duke St. westbound to High Street</text:p>
          </table:table-cell>
          <table:table-cell table:formula="of:=VLOOKUP([.B500];[FromObs.$D$3:.$D$1035];1;FALSE())" office:value-type="string" office:string-value="GA5301_B" calcext:value-type="string">
            <text:p>GA5301_B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GA1651_S</text:p>
          </table:table-cell>
          <table:table-cell office:value-type="float" office:value="55.8618099946902" calcext:value-type="float">
            <text:p>55.8618099946902</text:p>
          </table:table-cell>
          <table:table-cell office:value-type="float" office:value="-4.25816270910399" calcext:value-type="float">
            <text:p>-4.25816270910399</text:p>
          </table:table-cell>
          <table:table-cell office:value-type="string" calcext:value-type="string">
            <text:p>St Vincent Street westbound to Wellington</text:p>
          </table:table-cell>
          <table:table-cell table:formula="of:=VLOOKUP([.B501];[FromObs.$D$3:.$D$1035];1;FALSE())" office:value-type="string" office:string-value="GA1651_S" calcext:value-type="string">
            <text:p>GA1651_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A1651_D</text:p>
          </table:table-cell>
          <table:table-cell office:value-type="float" office:value="55.8619179887318" calcext:value-type="float">
            <text:p>55.8619179887318</text:p>
          </table:table-cell>
          <table:table-cell office:value-type="float" office:value="-4.2596232589016" calcext:value-type="float">
            <text:p>-4.2596232589016</text:p>
          </table:table-cell>
          <table:table-cell office:value-type="string" calcext:value-type="string">
            <text:p>Wellington Street southbound to Bothwell St</text:p>
          </table:table-cell>
          <table:table-cell table:formula="of:=VLOOKUP([.B50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L1401_X</text:p>
          </table:table-cell>
          <table:table-cell office:value-type="float" office:value="55.8461252721001" calcext:value-type="float">
            <text:p>55.8461252721001</text:p>
          </table:table-cell>
          <table:table-cell office:value-type="float" office:value="-4.3338358883294" calcext:value-type="float">
            <text:p>-4.3338358883294</text:p>
          </table:table-cell>
          <table:table-cell office:value-type="string" calcext:value-type="string">
            <text:p>Paisley Road West eastbound R/T</text:p>
          </table:table-cell>
          <table:table-cell table:formula="of:=VLOOKUP([.B50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F2251_X</text:p>
          </table:table-cell>
          <table:table-cell office:value-type="float" office:value="55.8742733258159" calcext:value-type="float">
            <text:p>55.8742733258159</text:p>
          </table:table-cell>
          <table:table-cell office:value-type="float" office:value="-4.18410367604996" calcext:value-type="float">
            <text:p>-4.18410367604996</text:p>
          </table:table-cell>
          <table:table-cell office:value-type="string" calcext:value-type="string">
            <text:p>M8 eastbound Off Ramp ahead and right</text:p>
          </table:table-cell>
          <table:table-cell table:formula="of:=VLOOKUP([.B504];[FromObs.$D$3:.$D$1035];1;FALSE())" office:value-type="string" office:string-value="GF2251_X" calcext:value-type="string">
            <text:p>GF2251_X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GL1401_V</text:p>
          </table:table-cell>
          <table:table-cell office:value-type="float" office:value="55.8461252721001" calcext:value-type="float">
            <text:p>55.8461252721001</text:p>
          </table:table-cell>
          <table:table-cell office:value-type="float" office:value="-4.3338358883294" calcext:value-type="float">
            <text:p>-4.3338358883294</text:p>
          </table:table-cell>
          <table:table-cell office:value-type="string" calcext:value-type="string">
            <text:p>Mosspark Blvd</text:p>
          </table:table-cell>
          <table:table-cell table:formula="of:=VLOOKUP([.B505];[FromObs.$D$3:.$D$1035];1;FALSE())" office:value-type="string" office:string-value="GL1401_V" calcext:value-type="string">
            <text:p>GL1401_V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GF2251_V</text:p>
          </table:table-cell>
          <table:table-cell office:value-type="float" office:value="55.8728949152898" calcext:value-type="float">
            <text:p>55.8728949152898</text:p>
          </table:table-cell>
          <table:table-cell office:value-type="float" office:value="-4.18530509000042" calcext:value-type="float">
            <text:p>-4.18530509000042</text:p>
          </table:table-cell>
          <table:table-cell office:value-type="string" calcext:value-type="string">
            <text:p>Cumbernauld Rd northbound to Gartloch Rd</text:p>
          </table:table-cell>
          <table:table-cell table:formula="of:=VLOOKUP([.B506];[FromObs.$D$3:.$D$1035];1;FALSE())" office:value-type="string" office:string-value="GF2251_V" calcext:value-type="string">
            <text:p>GF2251_V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GF2251_T</text:p>
          </table:table-cell>
          <table:table-cell office:value-type="float" office:value="55.8742733258159" calcext:value-type="float">
            <text:p>55.8742733258159</text:p>
          </table:table-cell>
          <table:table-cell office:value-type="float" office:value="-4.18410367604996" calcext:value-type="float">
            <text:p>-4.18410367604996</text:p>
          </table:table-cell>
          <table:table-cell office:value-type="string" calcext:value-type="string">
            <text:p>Cumbernauld Rd southbound</text:p>
          </table:table-cell>
          <table:table-cell table:formula="of:=VLOOKUP([.B507];[FromObs.$D$3:.$D$1035];1;FALSE())" office:value-type="string" office:string-value="GF2251_T" calcext:value-type="string">
            <text:p>GF2251_T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L1401_R</text:p>
          </table:table-cell>
          <table:table-cell office:value-type="float" office:value="55.84609426346" calcext:value-type="float">
            <text:p>55.84609426346</text:p>
          </table:table-cell>
          <table:table-cell office:value-type="float" office:value="-4.33594272023241" calcext:value-type="float">
            <text:p>-4.33594272023241</text:p>
          </table:table-cell>
          <table:table-cell office:value-type="string" calcext:value-type="string">
            <text:p>Paisley Road West eastbound to Mosspark Blvd</text:p>
          </table:table-cell>
          <table:table-cell table:formula="of:=VLOOKUP([.B508];[FromObs.$D$3:.$D$1035];1;FALSE())" office:value-type="string" office:string-value="GL1401_R" calcext:value-type="string">
            <text:p>GL1401_R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GF2251_S</text:p>
          </table:table-cell>
          <table:table-cell office:value-type="float" office:value="55.8742733258159" calcext:value-type="float">
            <text:p>55.8742733258159</text:p>
          </table:table-cell>
          <table:table-cell office:value-type="float" office:value="-4.18410367604996" calcext:value-type="float">
            <text:p>-4.18410367604996</text:p>
          </table:table-cell>
          <table:table-cell office:value-type="string" calcext:value-type="string">
            <text:p>M8 eastbound Off Ramp left turn</text:p>
          </table:table-cell>
          <table:table-cell table:formula="of:=VLOOKUP([.B509];[FromObs.$D$3:.$D$1035];1;FALSE())" office:value-type="string" office:string-value="GF2251_S" calcext:value-type="string">
            <text:p>GF2251_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GF2251_R</text:p>
          </table:table-cell>
          <table:table-cell office:value-type="float" office:value="55.8742733258159" calcext:value-type="float">
            <text:p>55.8742733258159</text:p>
          </table:table-cell>
          <table:table-cell office:value-type="float" office:value="-4.18410367604996" calcext:value-type="float">
            <text:p>-4.18410367604996</text:p>
          </table:table-cell>
          <table:table-cell office:value-type="string" calcext:value-type="string">
            <text:p>Gartloch Road</text:p>
          </table:table-cell>
          <table:table-cell table:formula="of:=VLOOKUP([.B510];[FromObs.$D$3:.$D$1035];1;FALSE())" office:value-type="string" office:string-value="GF2251_R" calcext:value-type="string">
            <text:p>GF2251_R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GF2251_P</text:p>
          </table:table-cell>
          <table:table-cell office:value-type="float" office:value="55.8742733258159" calcext:value-type="float">
            <text:p>55.8742733258159</text:p>
          </table:table-cell>
          <table:table-cell office:value-type="float" office:value="-4.18410367604996" calcext:value-type="float">
            <text:p>-4.18410367604996</text:p>
          </table:table-cell>
          <table:table-cell office:value-type="string" calcext:value-type="string">
            <text:p>Provanmill Road</text:p>
          </table:table-cell>
          <table:table-cell table:formula="of:=VLOOKUP([.B511];[FromObs.$D$3:.$D$1035];1;FALSE())" office:value-type="string" office:string-value="GF2251_P" calcext:value-type="string">
            <text:p>GF2251_P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GH2151_D</text:p>
          </table:table-cell>
          <table:table-cell office:value-type="float" office:value="55.8487729823707" calcext:value-type="float">
            <text:p>55.8487729823707</text:p>
          </table:table-cell>
          <table:table-cell office:value-type="float" office:value="-4.21594957448397" calcext:value-type="float">
            <text:p>-4.21594957448397</text:p>
          </table:table-cell>
          <table:table-cell office:value-type="string" calcext:value-type="string">
            <text:p>Dunn Street northbound from Baltic St</text:p>
          </table:table-cell>
          <table:table-cell table:formula="of:=VLOOKUP([.B512];[FromObs.$D$3:.$D$1035];1;FALSE())" office:value-type="string" office:string-value="GH2151_D" calcext:value-type="string">
            <text:p>GH2151_D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GH2151_C</text:p>
          </table:table-cell>
          <table:table-cell office:value-type="float" office:value="55.85266097304" calcext:value-type="float">
            <text:p>55.85266097304</text:p>
          </table:table-cell>
          <table:table-cell office:value-type="float" office:value="-4.21514840054248" calcext:value-type="float">
            <text:p>-4.21514840054248</text:p>
          </table:table-cell>
          <table:table-cell office:value-type="string" calcext:value-type="string">
            <text:p>Fielden St southbound to London Rd</text:p>
          </table:table-cell>
          <table:table-cell table:formula="of:=VLOOKUP([.B513];[FromObs.$D$3:.$D$1035];1;FALSE())" office:value-type="string" office:string-value="GH2151_C" calcext:value-type="string">
            <text:p>GH2151_C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GH2151_B</text:p>
          </table:table-cell>
          <table:table-cell office:value-type="float" office:value="55.848283216965" calcext:value-type="float">
            <text:p>55.848283216965</text:p>
          </table:table-cell>
          <table:table-cell office:value-type="float" office:value="-4.21020252482527" calcext:value-type="float">
            <text:p>-4.21020252482527</text:p>
          </table:table-cell>
          <table:table-cell office:value-type="string" calcext:value-type="string">
            <text:p>London Rd westbound to Fielden St</text:p>
          </table:table-cell>
          <table:table-cell table:formula="of:=VLOOKUP([.B514];[FromObs.$D$3:.$D$1035];1;FALSE())" office:value-type="string" office:string-value="GH2151_B" calcext:value-type="string">
            <text:p>GH2151_B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GJ019A_T</text:p>
          </table:table-cell>
          <table:table-cell office:value-type="float" office:value="55.8285875675415" calcext:value-type="float">
            <text:p>55.8285875675415</text:p>
          </table:table-cell>
          <table:table-cell office:value-type="float" office:value="-4.24713502094926" calcext:value-type="float">
            <text:p>-4.24713502094926</text:p>
          </table:table-cell>
          <table:table-cell office:value-type="string" calcext:value-type="string">
            <text:p>Aikenhead Road southbound to Hangingshaw Pl</text:p>
          </table:table-cell>
          <table:table-cell table:formula="of:=VLOOKUP([.B515];[FromObs.$D$3:.$D$1035];1;FALSE())" office:value-type="string" office:string-value="GJ019A_T" calcext:value-type="string">
            <text:p>GJ019A_T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GH2151_A</text:p>
          </table:table-cell>
          <table:table-cell office:value-type="float" office:value="55.8487729823707" calcext:value-type="float">
            <text:p>55.8487729823707</text:p>
          </table:table-cell>
          <table:table-cell office:value-type="float" office:value="-4.21594957448397" calcext:value-type="float">
            <text:p>-4.21594957448397</text:p>
          </table:table-cell>
          <table:table-cell office:value-type="string" calcext:value-type="string">
            <text:p>London Rd eastbound</text:p>
          </table:table-cell>
          <table:table-cell table:formula="of:=VLOOKUP([.B516];[FromObs.$D$3:.$D$1035];1;FALSE())" office:value-type="string" office:string-value="GH2151_A" calcext:value-type="string">
            <text:p>GH2151_A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GD138B_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lshagray Ave northbound</text:p>
          </table:table-cell>
          <table:table-cell table:formula="of:=VLOOKUP([.B517];[FromObs.$D$3:.$D$1035];1;FALSE())" office:value-type="string" office:string-value="GD138B_P" calcext:value-type="string">
            <text:p>GD138B_P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GC0151_Z</text:p>
          </table:table-cell>
          <table:table-cell office:value-type="float" office:value="55.8633565510678" calcext:value-type="float">
            <text:p>55.8633565510678</text:p>
          </table:table-cell>
          <table:table-cell office:value-type="float" office:value="-4.28005158489754" calcext:value-type="float">
            <text:p>-4.28005158489754</text:p>
          </table:table-cell>
          <table:table-cell office:value-type="string" calcext:value-type="string">
            <text:p>Finnieston Street</text:p>
          </table:table-cell>
          <table:table-cell table:formula="of:=VLOOKUP([.B51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GC0151_X</text:p>
          </table:table-cell>
          <table:table-cell office:value-type="float" office:value="55.8633565510678" calcext:value-type="float">
            <text:p>55.8633565510678</text:p>
          </table:table-cell>
          <table:table-cell office:value-type="float" office:value="-4.28005158489754" calcext:value-type="float">
            <text:p>-4.28005158489754</text:p>
          </table:table-cell>
          <table:table-cell office:value-type="string" calcext:value-type="string">
            <text:p>Finnieston Street Southbound</text:p>
          </table:table-cell>
          <table:table-cell table:formula="of:=VLOOKUP([.B51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GJ282A_V</text:p>
          </table:table-cell>
          <table:table-cell office:value-type="float" office:value="55.8351415683542" calcext:value-type="float">
            <text:p>55.8351415683542</text:p>
          </table:table-cell>
          <table:table-cell office:value-type="float" office:value="-4.25634463620041" calcext:value-type="float">
            <text:p>-4.25634463620041</text:p>
          </table:table-cell>
          <table:table-cell office:value-type="string" calcext:value-type="string">
            <text:p>Cathcart Rd northbound to Bankhall St</text:p>
          </table:table-cell>
          <table:table-cell table:formula="of:=VLOOKUP([.B520];[FromObs.$D$3:.$D$1035];1;FALSE())" office:value-type="string" office:string-value="GJ282A_V" calcext:value-type="string">
            <text:p>GJ282A_V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GL1401_A</text:p>
          </table:table-cell>
          <table:table-cell office:value-type="float" office:value="55.8465943097164" calcext:value-type="float">
            <text:p>55.8465943097164</text:p>
          </table:table-cell>
          <table:table-cell office:value-type="float" office:value="-4.33042935722719" calcext:value-type="float">
            <text:p>-4.33042935722719</text:p>
          </table:table-cell>
          <table:table-cell office:value-type="string" calcext:value-type="string">
            <text:p>Paisley Road West westbound to Mosspark Blvd</text:p>
          </table:table-cell>
          <table:table-cell table:formula="of:=VLOOKUP([.B52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GJ282A_T</text:p>
          </table:table-cell>
          <table:table-cell office:value-type="float" office:value="55.8368776289902" calcext:value-type="float">
            <text:p>55.8368776289902</text:p>
          </table:table-cell>
          <table:table-cell office:value-type="float" office:value="-4.25724376518555" calcext:value-type="float">
            <text:p>-4.25724376518555</text:p>
          </table:table-cell>
          <table:table-cell office:value-type="string" calcext:value-type="string">
            <text:p>Cathcart Rd southbound to Bankhall St</text:p>
          </table:table-cell>
          <table:table-cell table:formula="of:=VLOOKUP([.B522];[FromObs.$D$3:.$D$1035];1;FALSE())" office:value-type="string" office:string-value="GJ282A_T" calcext:value-type="string">
            <text:p>GJ282A_T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GD005A_S</text:p>
          </table:table-cell>
          <table:table-cell office:value-type="float" office:value="55.8721086639285" calcext:value-type="float">
            <text:p>55.8721086639285</text:p>
          </table:table-cell>
          <table:table-cell office:value-type="float" office:value="-4.27188461677686" calcext:value-type="float">
            <text:p>-4.27188461677686</text:p>
          </table:table-cell>
          <table:table-cell office:value-type="string" calcext:value-type="string">
            <text:p>GWR to Carrington St</text:p>
          </table:table-cell>
          <table:table-cell table:formula="of:=VLOOKUP([.B523];[FromObs.$D$3:.$D$1035];1;FALSE())" office:value-type="string" office:string-value="GD005A_S" calcext:value-type="string">
            <text:p>GD005A_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GD005A_R</text:p>
          </table:table-cell>
          <table:table-cell office:value-type="float" office:value="55.8732465291334" calcext:value-type="float">
            <text:p>55.8732465291334</text:p>
          </table:table-cell>
          <table:table-cell office:value-type="float" office:value="-4.27450882370415" calcext:value-type="float">
            <text:p>-4.27450882370415</text:p>
          </table:table-cell>
          <table:table-cell office:value-type="string" calcext:value-type="string">
            <text:p>GWR to Carrington St</text:p>
          </table:table-cell>
          <table:table-cell table:formula="of:=VLOOKUP([.B524];[FromObs.$D$3:.$D$1035];1;FALSE())" office:value-type="string" office:string-value="GD005A_R" calcext:value-type="string">
            <text:p>GD005A_R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C0151_E</text:p>
          </table:table-cell>
          <table:table-cell office:value-type="float" office:value="55.8633565510678" calcext:value-type="float">
            <text:p>55.8633565510678</text:p>
          </table:table-cell>
          <table:table-cell office:value-type="float" office:value="-4.28005158489754" calcext:value-type="float">
            <text:p>-4.28005158489754</text:p>
          </table:table-cell>
          <table:table-cell office:value-type="string" calcext:value-type="string">
            <text:p>Finnieston Street Northbound</text:p>
          </table:table-cell>
          <table:table-cell table:formula="of:=VLOOKUP([.B525];[FromObs.$D$3:.$D$1035];1;FALSE())" office:value-type="string" office:string-value="GC0151_E" calcext:value-type="string">
            <text:p>GC0151_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C0151_B</text:p>
          </table:table-cell>
          <table:table-cell office:value-type="float" office:value="55.8629891243402" calcext:value-type="float">
            <text:p>55.8629891243402</text:p>
          </table:table-cell>
          <table:table-cell office:value-type="float" office:value="-4.27513967111966" calcext:value-type="float">
            <text:p>-4.27513967111966</text:p>
          </table:table-cell>
          <table:table-cell office:value-type="string" calcext:value-type="string">
            <text:p>Argyle Street Westbound to Finnieston Street</text:p>
          </table:table-cell>
          <table:table-cell table:formula="of:=VLOOKUP([.B526];[FromObs.$D$3:.$D$1035];1;FALSE())" office:value-type="string" office:string-value="GC0151_B" calcext:value-type="string">
            <text:p>GC0151_B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GC0151_A</text:p>
          </table:table-cell>
          <table:table-cell office:value-type="float" office:value="55.864713534057" calcext:value-type="float">
            <text:p>55.864713534057</text:p>
          </table:table-cell>
          <table:table-cell office:value-type="float" office:value="-4.28393492079277" calcext:value-type="float">
            <text:p>-4.28393492079277</text:p>
          </table:table-cell>
          <table:table-cell office:value-type="string" calcext:value-type="string">
            <text:p>Argyle Street towards Finnieston Street</text:p>
          </table:table-cell>
          <table:table-cell table:formula="of:=VLOOKUP([.B527];[FromObs.$D$3:.$D$1035];1;FALSE())" office:value-type="string" office:string-value="GC0151_A" calcext:value-type="string">
            <text:p>GC0151_A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A4751_D</text:p>
          </table:table-cell>
          <table:table-cell office:value-type="float" office:value="55.8588462971223" calcext:value-type="float">
            <text:p>55.8588462971223</text:p>
          </table:table-cell>
          <table:table-cell office:value-type="float" office:value="-4.24872240392448" calcext:value-type="float">
            <text:p>-4.24872240392448</text:p>
          </table:table-cell>
          <table:table-cell office:value-type="string" calcext:value-type="string">
            <text:p>Glassford Street Southbound</text:p>
          </table:table-cell>
          <table:table-cell table:formula="of:=VLOOKUP([.B528];[FromObs.$D$3:.$D$1035];1;FALSE())" office:value-type="string" office:string-value="GA4751_D" calcext:value-type="string">
            <text:p>GA4751_D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A4751_C</text:p>
          </table:table-cell>
          <table:table-cell office:value-type="float" office:value="55.8565591143492" calcext:value-type="float">
            <text:p>55.8565591143492</text:p>
          </table:table-cell>
          <table:table-cell office:value-type="float" office:value="-4.24945309032284" calcext:value-type="float">
            <text:p>-4.24945309032284</text:p>
          </table:table-cell>
          <table:table-cell office:value-type="string" calcext:value-type="string">
            <text:p>Stockwell Street Northbound</text:p>
          </table:table-cell>
          <table:table-cell table:formula="of:=VLOOKUP([.B529];[FromObs.$D$3:.$D$1035];1;FALSE())" office:value-type="string" office:string-value="GA4751_C" calcext:value-type="string">
            <text:p>GA4751_C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GA4751_B</text:p>
          </table:table-cell>
          <table:table-cell office:value-type="float" office:value="55.8570535809546" calcext:value-type="float">
            <text:p>55.8570535809546</text:p>
          </table:table-cell>
          <table:table-cell office:value-type="float" office:value="-4.24649358740466" calcext:value-type="float">
            <text:p>-4.24649358740466</text:p>
          </table:table-cell>
          <table:table-cell office:value-type="string" calcext:value-type="string">
            <text:p>Trongate westbound towards Stockwell Street</text:p>
          </table:table-cell>
          <table:table-cell table:formula="of:=VLOOKUP([.B530];[FromObs.$D$3:.$D$1035];1;FALSE())" office:value-type="string" office:string-value="GA4751_B" calcext:value-type="string">
            <text:p>GA4751_B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G1601_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8 Off slip left turn</text:p>
          </table:table-cell>
          <table:table-cell table:formula="of:=VLOOKUP([.B531];[FromObs.$D$3:.$D$1035];1;FALSE())" office:value-type="string" office:string-value="GG1601_T" calcext:value-type="string">
            <text:p>GG1601_T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GG1601_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8 Off slip right turn</text:p>
          </table:table-cell>
          <table:table-cell table:formula="of:=VLOOKUP([.B532];[FromObs.$D$3:.$D$1035];1;FALSE())" office:value-type="string" office:string-value="GG1601_S" calcext:value-type="string">
            <text:p>GG1601_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GA2451_T</text:p>
          </table:table-cell>
          <table:table-cell office:value-type="float" office:value="55.8607525674357" calcext:value-type="float">
            <text:p>55.8607525674357</text:p>
          </table:table-cell>
          <table:table-cell office:value-type="float" office:value="-4.25701465299247" calcext:value-type="float">
            <text:p>-4.25701465299247</text:p>
          </table:table-cell>
          <table:table-cell office:value-type="string" calcext:value-type="string">
            <text:p>Union Street southbound to Argyle Street</text:p>
          </table:table-cell>
          <table:table-cell table:formula="of:=VLOOKUP([.B533];[FromObs.$D$3:.$D$1035];1;FALSE())" office:value-type="string" office:string-value="GA2451_T" calcext:value-type="string">
            <text:p>GA2451_T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GG1601_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iebeith Road s/b</text:p>
          </table:table-cell>
          <table:table-cell table:formula="of:=VLOOKUP([.B53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B0151_G</text:p>
          </table:table-cell>
          <table:table-cell office:value-type="float" office:value="55.8515894784078" calcext:value-type="float">
            <text:p>55.8515894784078</text:p>
          </table:table-cell>
          <table:table-cell office:value-type="float" office:value="-4.26559007812666" calcext:value-type="float">
            <text:p>-4.26559007812666</text:p>
          </table:table-cell>
          <table:table-cell office:value-type="string" calcext:value-type="string">
            <text:p>Cook Street westbound outside lane</text:p>
          </table:table-cell>
          <table:table-cell table:formula="of:=VLOOKUP([.B535];[FromObs.$D$3:.$D$1035];1;FALSE())" office:value-type="string" office:string-value="GB0151_G" calcext:value-type="string">
            <text:p>GB0151_G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GB0151_F</text:p>
          </table:table-cell>
          <table:table-cell office:value-type="float" office:value="55.8515894784078" calcext:value-type="float">
            <text:p>55.8515894784078</text:p>
          </table:table-cell>
          <table:table-cell office:value-type="float" office:value="-4.26559007812666" calcext:value-type="float">
            <text:p>-4.26559007812666</text:p>
          </table:table-cell>
          <table:table-cell office:value-type="string" calcext:value-type="string">
            <text:p>Cook Street westbound inside lane</text:p>
          </table:table-cell>
          <table:table-cell table:formula="of:=VLOOKUP([.B536];[FromObs.$D$3:.$D$1035];1;FALSE())" office:value-type="string" office:string-value="GB0151_F" calcext:value-type="string">
            <text:p>GB0151_F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GB0151_E</text:p>
          </table:table-cell>
          <table:table-cell office:value-type="float" office:value="55.8515894784078" calcext:value-type="float">
            <text:p>55.8515894784078</text:p>
          </table:table-cell>
          <table:table-cell office:value-type="float" office:value="-4.26559007812666" calcext:value-type="float">
            <text:p>-4.26559007812666</text:p>
          </table:table-cell>
          <table:table-cell office:value-type="string" calcext:value-type="string">
            <text:p>West Street northbound</text:p>
          </table:table-cell>
          <table:table-cell table:formula="of:=VLOOKUP([.B537];[FromObs.$D$3:.$D$1035];1;FALSE())" office:value-type="string" office:string-value="GB0151_E" calcext:value-type="string">
            <text:p>GB0151_E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GB0151_C</text:p>
          </table:table-cell>
          <table:table-cell office:value-type="float" office:value="55.8515894784078" calcext:value-type="float">
            <text:p>55.8515894784078</text:p>
          </table:table-cell>
          <table:table-cell office:value-type="float" office:value="-4.26559007812666" calcext:value-type="float">
            <text:p>-4.26559007812666</text:p>
          </table:table-cell>
          <table:table-cell office:value-type="string" calcext:value-type="string">
            <text:p>West Street northbound inside lane</text:p>
          </table:table-cell>
          <table:table-cell table:formula="of:=VLOOKUP([.B538];[FromObs.$D$3:.$D$1035];1;FALSE())" office:value-type="string" office:string-value="GB0151_C" calcext:value-type="string">
            <text:p>GB0151_C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GB0151_B</text:p>
          </table:table-cell>
          <table:table-cell office:value-type="float" office:value="55.8515894784078" calcext:value-type="float">
            <text:p>55.8515894784078</text:p>
          </table:table-cell>
          <table:table-cell office:value-type="float" office:value="-4.26559007812666" calcext:value-type="float">
            <text:p>-4.26559007812666</text:p>
          </table:table-cell>
          <table:table-cell office:value-type="string" calcext:value-type="string">
            <text:p>Cook Street westbound middle lanes</text:p>
          </table:table-cell>
          <table:table-cell table:formula="of:=VLOOKUP([.B539];[FromObs.$D$3:.$D$1035];1;FALSE())" office:value-type="string" office:string-value="GB0151_B" calcext:value-type="string">
            <text:p>GB0151_B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GC180A_B</text:p>
          </table:table-cell>
          <table:table-cell office:value-type="float" office:value="55.87064592943" calcext:value-type="float">
            <text:p>55.87064592943</text:p>
          </table:table-cell>
          <table:table-cell office:value-type="float" office:value="-4.31276831862265" calcext:value-type="float">
            <text:p>-4.31276831862265</text:p>
          </table:table-cell>
          <table:table-cell office:value-type="string" calcext:value-type="string">
            <text:p>Dumbarton Road westbound to Exeter Drive</text:p>
          </table:table-cell>
          <table:table-cell table:formula="of:=VLOOKUP([.B540];[FromObs.$D$3:.$D$1035];1;FALSE())" office:value-type="string" office:string-value="GC180A_B" calcext:value-type="string">
            <text:p>GC180A_B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GC180A_A</text:p>
          </table:table-cell>
          <table:table-cell office:value-type="float" office:value="55.870614027994" calcext:value-type="float">
            <text:p>55.870614027994</text:p>
          </table:table-cell>
          <table:table-cell office:value-type="float" office:value="-4.31876076857848" calcext:value-type="float">
            <text:p>-4.31876076857848</text:p>
          </table:table-cell>
          <table:table-cell office:value-type="string" calcext:value-type="string">
            <text:p>Dumbarton Road eastbound to Exeter Drive</text:p>
          </table:table-cell>
          <table:table-cell table:formula="of:=VLOOKUP([.B541];[FromObs.$D$3:.$D$1035];1;FALSE())" office:value-type="string" office:string-value="GC180A_A" calcext:value-type="string">
            <text:p>GC180A_A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GA0151_Z</text:p>
          </table:table-cell>
          <table:table-cell office:value-type="float" office:value="55.8629486904098" calcext:value-type="float">
            <text:p>55.8629486904098</text:p>
          </table:table-cell>
          <table:table-cell office:value-type="float" office:value="-4.26856887184721" calcext:value-type="float">
            <text:p>-4.26856887184721</text:p>
          </table:table-cell>
          <table:table-cell office:value-type="string" calcext:value-type="string">
            <text:p>St. Vincent Street west from Elmbank St.</text:p>
          </table:table-cell>
          <table:table-cell table:formula="of:=VLOOKUP([.B542];[FromObs.$D$3:.$D$1035];1;FALSE())" office:value-type="string" office:string-value="GA0151_Z" calcext:value-type="string">
            <text:p>GA0151_Z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GA0151_V</text:p>
          </table:table-cell>
          <table:table-cell office:value-type="float" office:value="55.8630041661975" calcext:value-type="float">
            <text:p>55.8630041661975</text:p>
          </table:table-cell>
          <table:table-cell office:value-type="float" office:value="-4.26994652479772" calcext:value-type="float">
            <text:p>-4.26994652479772</text:p>
          </table:table-cell>
          <table:table-cell office:value-type="string" calcext:value-type="string">
            <text:p>St Vincent Street Westbound</text:p>
          </table:table-cell>
          <table:table-cell table:formula="of:=VLOOKUP([.B543];[FromObs.$D$3:.$D$1035];1;FALSE())" office:value-type="string" office:string-value="GA0151_V" calcext:value-type="string">
            <text:p>GA0151_V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GJ2301_V</text:p>
          </table:table-cell>
          <table:table-cell office:value-type="float" office:value="55.8367699381006" calcext:value-type="float">
            <text:p>55.8367699381006</text:p>
          </table:table-cell>
          <table:table-cell office:value-type="float" office:value="-4.26456811981771" calcext:value-type="float">
            <text:p>-4.26456811981771</text:p>
          </table:table-cell>
          <table:table-cell office:value-type="string" calcext:value-type="string">
            <text:p>Victoria Road northbound to Calder Street</text:p>
          </table:table-cell>
          <table:table-cell table:formula="of:=VLOOKUP([.B544];[FromObs.$D$3:.$D$1035];1;FALSE())" office:value-type="string" office:string-value="GJ2301_V" calcext:value-type="string">
            <text:p>GJ2301_V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GJ2301_T</text:p>
          </table:table-cell>
          <table:table-cell office:value-type="float" office:value="55.8387600551886" calcext:value-type="float">
            <text:p>55.8387600551886</text:p>
          </table:table-cell>
          <table:table-cell office:value-type="float" office:value="-4.26386930311129" calcext:value-type="float">
            <text:p>-4.26386930311129</text:p>
          </table:table-cell>
          <table:table-cell office:value-type="string" calcext:value-type="string">
            <text:p>Victoria Road southbound to Calder Street</text:p>
          </table:table-cell>
          <table:table-cell table:formula="of:=VLOOKUP([.B545];[FromObs.$D$3:.$D$1035];1;FALSE())" office:value-type="string" office:string-value="GJ2301_T" calcext:value-type="string">
            <text:p>GJ2301_T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J2301_S</text:p>
          </table:table-cell>
          <table:table-cell office:value-type="float" office:value="55.8379641263184" calcext:value-type="float">
            <text:p>55.8379641263184</text:p>
          </table:table-cell>
          <table:table-cell office:value-type="float" office:value="-4.26414245636018" calcext:value-type="float">
            <text:p>-4.26414245636018</text:p>
          </table:table-cell>
          <table:table-cell office:value-type="string" calcext:value-type="string">
            <text:p>Calder Street westbound to Victoria Road</text:p>
          </table:table-cell>
          <table:table-cell table:formula="of:=VLOOKUP([.B546];[FromObs.$D$3:.$D$1035];1;FALSE())" office:value-type="string" office:string-value="GJ2301_S" calcext:value-type="string">
            <text:p>GJ2301_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A058A_C</text:p>
          </table:table-cell>
          <table:table-cell office:value-type="float" office:value="55.8607107983166" calcext:value-type="float">
            <text:p>55.8607107983166</text:p>
          </table:table-cell>
          <table:table-cell office:value-type="float" office:value="-4.26466695088232" calcext:value-type="float">
            <text:p>-4.26466695088232</text:p>
          </table:table-cell>
          <table:table-cell office:value-type="string" calcext:value-type="string">
            <text:p>Waterloo St Westbound inside to Pitt St</text:p>
          </table:table-cell>
          <table:table-cell table:formula="of:=VLOOKUP([.B547];[FromObs.$D$3:.$D$1035];1;FALSE())" office:value-type="string" office:string-value="GA058A_C" calcext:value-type="string">
            <text:p>GA058A_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GK0851_Z</text:p>
          </table:table-cell>
          <table:table-cell office:value-type="float" office:value="55.8240074543369" calcext:value-type="float">
            <text:p>55.8240074543369</text:p>
          </table:table-cell>
          <table:table-cell office:value-type="float" office:value="-4.28643357973082" calcext:value-type="float">
            <text:p>-4.28643357973082</text:p>
          </table:table-cell>
          <table:table-cell office:value-type="string" calcext:value-type="string">
            <text:p>Kilmarnock Road outbound to Newlands Road</text:p>
          </table:table-cell>
          <table:table-cell table:formula="of:=VLOOKUP([.B548];[FromObs.$D$3:.$D$1035];1;FALSE())" office:value-type="string" office:string-value="GK0851_Z" calcext:value-type="string">
            <text:p>GK0851_Z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GA058A_B</text:p>
          </table:table-cell>
          <table:table-cell office:value-type="float" office:value="55.8607107983166" calcext:value-type="float">
            <text:p>55.8607107983166</text:p>
          </table:table-cell>
          <table:table-cell office:value-type="float" office:value="-4.26466695088232" calcext:value-type="float">
            <text:p>-4.26466695088232</text:p>
          </table:table-cell>
          <table:table-cell office:value-type="string" calcext:value-type="string">
            <text:p>Waterloo St Westbound inside to Pitt St</text:p>
          </table:table-cell>
          <table:table-cell table:formula="of:=VLOOKUP([.B549];[FromObs.$D$3:.$D$1035];1;FALSE())" office:value-type="string" office:string-value="GA058A_B" calcext:value-type="string">
            <text:p>GA058A_B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GA0151_H</text:p>
          </table:table-cell>
          <table:table-cell office:value-type="float" office:value="55.8630041661975" calcext:value-type="float">
            <text:p>55.8630041661975</text:p>
          </table:table-cell>
          <table:table-cell office:value-type="float" office:value="-4.26994652479772" calcext:value-type="float">
            <text:p>-4.26994652479772</text:p>
          </table:table-cell>
          <table:table-cell office:value-type="string" calcext:value-type="string">
            <text:p>R/T into North Street from St Vincent St</text:p>
          </table:table-cell>
          <table:table-cell table:formula="of:=VLOOKUP([.B55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GK0851_X</text:p>
          </table:table-cell>
          <table:table-cell office:value-type="float" office:value="55.8240074543369" calcext:value-type="float">
            <text:p>55.8240074543369</text:p>
          </table:table-cell>
          <table:table-cell office:value-type="float" office:value="-4.28643357973082" calcext:value-type="float">
            <text:p>-4.28643357973082</text:p>
          </table:table-cell>
          <table:table-cell office:value-type="string" calcext:value-type="string">
            <text:p>Auldhouse Road outbound exit</text:p>
          </table:table-cell>
          <table:table-cell table:formula="of:=VLOOKUP([.B551];[FromObs.$D$3:.$D$1035];1;FALSE())" office:value-type="string" office:string-value="GK0851_X" calcext:value-type="string">
            <text:p>GK0851_X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GA0151_G</text:p>
          </table:table-cell>
          <table:table-cell office:value-type="float" office:value="55.8630041661975" calcext:value-type="float">
            <text:p>55.8630041661975</text:p>
          </table:table-cell>
          <table:table-cell office:value-type="float" office:value="-4.26994652479772" calcext:value-type="float">
            <text:p>-4.26994652479772</text:p>
          </table:table-cell>
          <table:table-cell office:value-type="string" calcext:value-type="string">
            <text:p>R/T into Motorway on slip</text:p>
          </table:table-cell>
          <table:table-cell table:formula="of:=VLOOKUP([.B55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K0851_V</text:p>
          </table:table-cell>
          <table:table-cell office:value-type="float" office:value="55.8211688561174" calcext:value-type="float">
            <text:p>55.8211688561174</text:p>
          </table:table-cell>
          <table:table-cell office:value-type="float" office:value="-4.28732066709229" calcext:value-type="float">
            <text:p>-4.28732066709229</text:p>
          </table:table-cell>
          <table:table-cell office:value-type="string" calcext:value-type="string">
            <text:p>Kilmarnock Road northbound from Merrylee Road</text:p>
          </table:table-cell>
          <table:table-cell table:formula="of:=VLOOKUP([.B553];[FromObs.$D$3:.$D$1035];1;FALSE())" office:value-type="string" office:string-value="GK0851_V" calcext:value-type="string">
            <text:p>GK0851_V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GK4501_D</text:p>
          </table:table-cell>
          <table:table-cell office:value-type="float" office:value="55.8361262358531" calcext:value-type="float">
            <text:p>55.8361262358531</text:p>
          </table:table-cell>
          <table:table-cell office:value-type="float" office:value="-4.17220601142889" calcext:value-type="float">
            <text:p>-4.17220601142889</text:p>
          </table:table-cell>
          <table:table-cell office:value-type="string" calcext:value-type="string">
            <text:p>Fullarton Roundabout n/b circulatory</text:p>
          </table:table-cell>
          <table:table-cell table:formula="of:=VLOOKUP([.B55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GA0151_D</text:p>
          </table:table-cell>
          <table:table-cell office:value-type="float" office:value="55.8630041661975" calcext:value-type="float">
            <text:p>55.8630041661975</text:p>
          </table:table-cell>
          <table:table-cell office:value-type="float" office:value="-4.26994652479772" calcext:value-type="float">
            <text:p>-4.26994652479772</text:p>
          </table:table-cell>
          <table:table-cell office:value-type="string" calcext:value-type="string">
            <text:p>Newton Street</text:p>
          </table:table-cell>
          <table:table-cell table:formula="of:=VLOOKUP([.B555];[FromObs.$D$3:.$D$1035];1;FALSE())" office:value-type="string" office:string-value="GA0151_D" calcext:value-type="string">
            <text:p>GA0151_D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GA0151_C</text:p>
          </table:table-cell>
          <table:table-cell office:value-type="float" office:value="55.8630041661975" calcext:value-type="float">
            <text:p>55.8630041661975</text:p>
          </table:table-cell>
          <table:table-cell office:value-type="float" office:value="-4.26994652479772" calcext:value-type="float">
            <text:p>-4.26994652479772</text:p>
          </table:table-cell>
          <table:table-cell office:value-type="string" calcext:value-type="string">
            <text:p>North St. northbound</text:p>
          </table:table-cell>
          <table:table-cell table:formula="of:=VLOOKUP([.B556];[FromObs.$D$3:.$D$1035];1;FALSE())" office:value-type="string" office:string-value="GA0151_C" calcext:value-type="string">
            <text:p>GA0151_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GK4501_C</text:p>
          </table:table-cell>
          <table:table-cell office:value-type="float" office:value="55.8251942495781" calcext:value-type="float">
            <text:p>55.8251942495781</text:p>
          </table:table-cell>
          <table:table-cell office:value-type="float" office:value="-4.3634129745883" calcext:value-type="float">
            <text:p>-4.3634129745883</text:p>
          </table:table-cell>
          <table:table-cell office:value-type="string" calcext:value-type="string">
            <text:p>Crookston Rd northbound</text:p>
          </table:table-cell>
          <table:table-cell table:formula="of:=VLOOKUP([.B55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GK4501_B</text:p>
          </table:table-cell>
          <table:table-cell office:value-type="float" office:value="55.8217837999076" calcext:value-type="float">
            <text:p>55.8217837999076</text:p>
          </table:table-cell>
          <table:table-cell office:value-type="float" office:value="-4.36315820262602" calcext:value-type="float">
            <text:p>-4.36315820262602</text:p>
          </table:table-cell>
          <table:table-cell office:value-type="string" calcext:value-type="string">
            <text:p>Barrhead Rd westbound (entry)</text:p>
          </table:table-cell>
          <table:table-cell table:formula="of:=VLOOKUP([.B558];[FromObs.$D$3:.$D$1035];1;FALSE())" office:value-type="string" office:string-value="GK4501_B" calcext:value-type="string">
            <text:p>GK4501_B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GK0851_S</text:p>
          </table:table-cell>
          <table:table-cell office:value-type="float" office:value="55.8211688561174" calcext:value-type="float">
            <text:p>55.8211688561174</text:p>
          </table:table-cell>
          <table:table-cell office:value-type="float" office:value="-4.28732066709229" calcext:value-type="float">
            <text:p>-4.28732066709229</text:p>
          </table:table-cell>
          <table:table-cell office:value-type="string" calcext:value-type="string">
            <text:p>Newlands Road (entry)</text:p>
          </table:table-cell>
          <table:table-cell table:formula="of:=VLOOKUP([.B559];[FromObs.$D$3:.$D$1035];1;FALSE())" office:value-type="string" office:string-value="GK0851_S" calcext:value-type="string">
            <text:p>GK0851_S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GK4501_A</text:p>
          </table:table-cell>
          <table:table-cell office:value-type="float" office:value="55.8217837999076" calcext:value-type="float">
            <text:p>55.8217837999076</text:p>
          </table:table-cell>
          <table:table-cell office:value-type="float" office:value="-4.36315820262602" calcext:value-type="float">
            <text:p>-4.36315820262602</text:p>
          </table:table-cell>
          <table:table-cell office:value-type="string" calcext:value-type="string">
            <text:p>Barrhead Rd eastbound (entry)</text:p>
          </table:table-cell>
          <table:table-cell table:formula="of:=VLOOKUP([.B560];[FromObs.$D$3:.$D$1035];1;FALSE())" office:value-type="string" office:string-value="GK4501_A" calcext:value-type="string">
            <text:p>GK4501_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GK0851_R</text:p>
          </table:table-cell>
          <table:table-cell office:value-type="float" office:value="55.8211688561174" calcext:value-type="float">
            <text:p>55.8211688561174</text:p>
          </table:table-cell>
          <table:table-cell office:value-type="float" office:value="-4.28732066709229" calcext:value-type="float">
            <text:p>-4.28732066709229</text:p>
          </table:table-cell>
          <table:table-cell office:value-type="string" calcext:value-type="string">
            <text:p>Riverford Road (entry)</text:p>
          </table:table-cell>
          <table:table-cell table:formula="of:=VLOOKUP([.B561];[FromObs.$D$3:.$D$1035];1;FALSE())" office:value-type="string" office:string-value="GK0851_R" calcext:value-type="string">
            <text:p>GK0851_R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GA0151_A</text:p>
          </table:table-cell>
          <table:table-cell office:value-type="float" office:value="55.8629891243402" calcext:value-type="float">
            <text:p>55.8629891243402</text:p>
          </table:table-cell>
          <table:table-cell office:value-type="float" office:value="-4.27513967111966" calcext:value-type="float">
            <text:p>-4.27513967111966</text:p>
          </table:table-cell>
          <table:table-cell office:value-type="string" calcext:value-type="string">
            <text:p>St Vincent Street Eastbound to North Street</text:p>
          </table:table-cell>
          <table:table-cell table:formula="of:=VLOOKUP([.B562];[FromObs.$D$3:.$D$1035];1;FALSE())" office:value-type="string" office:string-value="GA0151_A" calcext:value-type="string">
            <text:p>GA0151_A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GA5551_D</text:p>
          </table:table-cell>
          <table:table-cell office:value-type="float" office:value="55.8546529398732" calcext:value-type="float">
            <text:p>55.8546529398732</text:p>
          </table:table-cell>
          <table:table-cell office:value-type="float" office:value="-4.24063485668088" calcext:value-type="float">
            <text:p>-4.24063485668088</text:p>
          </table:table-cell>
          <table:table-cell office:value-type="string" calcext:value-type="string">
            <text:p>London Road w/b to Moir Street</text:p>
          </table:table-cell>
          <table:table-cell table:formula="of:=VLOOKUP([.B563];[FromObs.$D$3:.$D$1035];1;FALSE())" office:value-type="string" office:string-value="GA5551_D" calcext:value-type="string">
            <text:p>GA5551_D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K2201_C</text:p>
          </table:table-cell>
          <table:table-cell office:value-type="float" office:value="55.8312868539178" calcext:value-type="float">
            <text:p>55.8312868539178</text:p>
          </table:table-cell>
          <table:table-cell office:value-type="float" office:value="-4.29562767698372" calcext:value-type="float">
            <text:p>-4.29562767698372</text:p>
          </table:table-cell>
          <table:table-cell office:value-type="string" calcext:value-type="string">
            <text:p>Haggs Rd northbound exit</text:p>
          </table:table-cell>
          <table:table-cell table:formula="of:=VLOOKUP([.B56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K2201_B</text:p>
          </table:table-cell>
          <table:table-cell office:value-type="float" office:value="55.8312868539178" calcext:value-type="float">
            <text:p>55.8312868539178</text:p>
          </table:table-cell>
          <table:table-cell office:value-type="float" office:value="-4.29562767698372" calcext:value-type="float">
            <text:p>-4.29562767698372</text:p>
          </table:table-cell>
          <table:table-cell office:value-type="string" calcext:value-type="string">
            <text:p>Haggs Rd southbound exit</text:p>
          </table:table-cell>
          <table:table-cell table:formula="of:=VLOOKUP([.B56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GK2201_A</text:p>
          </table:table-cell>
          <table:table-cell office:value-type="float" office:value="55.8312868539178" calcext:value-type="float">
            <text:p>55.8312868539178</text:p>
          </table:table-cell>
          <table:table-cell office:value-type="float" office:value="-4.29562767698372" calcext:value-type="float">
            <text:p>-4.29562767698372</text:p>
          </table:table-cell>
          <table:table-cell office:value-type="string" calcext:value-type="string">
            <text:p>Shawmoss Rd eastbound exit</text:p>
          </table:table-cell>
          <table:table-cell table:formula="of:=VLOOKUP([.B56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GG240A_B</text:p>
          </table:table-cell>
          <table:table-cell office:value-type="float" office:value="55.8579622173145" calcext:value-type="float">
            <text:p>55.8579622173145</text:p>
          </table:table-cell>
          <table:table-cell office:value-type="float" office:value="-4.20722083647331" calcext:value-type="float">
            <text:p>-4.20722083647331</text:p>
          </table:table-cell>
          <table:table-cell office:value-type="string" calcext:value-type="string">
            <text:p>Duke St. westbound to Aitken St</text:p>
          </table:table-cell>
          <table:table-cell table:formula="of:=VLOOKUP([.B567];[FromObs.$D$3:.$D$1035];1;FALSE())" office:value-type="string" office:string-value="GG240A_B" calcext:value-type="string">
            <text:p>GG240A_B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GG240A_A</text:p>
          </table:table-cell>
          <table:table-cell office:value-type="float" office:value="55.8584478765251" calcext:value-type="float">
            <text:p>55.8584478765251</text:p>
          </table:table-cell>
          <table:table-cell office:value-type="float" office:value="-4.2137041012698" calcext:value-type="float">
            <text:p>-4.2137041012698</text:p>
          </table:table-cell>
          <table:table-cell office:value-type="string" calcext:value-type="string">
            <text:p>Duke St. eastbound to Aitken St</text:p>
          </table:table-cell>
          <table:table-cell table:formula="of:=VLOOKUP([.B568];[FromObs.$D$3:.$D$1035];1;FALSE())" office:value-type="string" office:string-value="GG240A_A" calcext:value-type="string">
            <text:p>GG240A_A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GH4601_L</text:p>
          </table:table-cell>
          <table:table-cell office:value-type="float" office:value="55.8372742110181" calcext:value-type="float">
            <text:p>55.8372742110181</text:p>
          </table:table-cell>
          <table:table-cell office:value-type="float" office:value="-4.1703056542346" calcext:value-type="float">
            <text:p>-4.1703056542346</text:p>
          </table:table-cell>
          <table:table-cell office:value-type="string" calcext:value-type="string">
            <text:p>London Rd eastbound</text:p>
          </table:table-cell>
          <table:table-cell table:formula="of:=VLOOKUP([.B56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D217A_B</text:p>
          </table:table-cell>
          <table:table-cell office:value-type="float" office:value="55.8803242253359" calcext:value-type="float">
            <text:p>55.8803242253359</text:p>
          </table:table-cell>
          <table:table-cell office:value-type="float" office:value="-4.27231670979374" calcext:value-type="float">
            <text:p>-4.27231670979374</text:p>
          </table:table-cell>
          <table:table-cell office:value-type="string" calcext:value-type="string">
            <text:p>Maryhill Road outbound to Braeside Street</text:p>
          </table:table-cell>
          <table:table-cell table:formula="of:=VLOOKUP([.B570];[FromObs.$D$3:.$D$1035];1;FALSE())" office:value-type="string" office:string-value="GD217A_B" calcext:value-type="string">
            <text:p>GD217A_B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D217A_A</text:p>
          </table:table-cell>
          <table:table-cell office:value-type="float" office:value="55.8821432093937" calcext:value-type="float">
            <text:p>55.8821432093937</text:p>
          </table:table-cell>
          <table:table-cell office:value-type="float" office:value="-4.27893075691007" calcext:value-type="float">
            <text:p>-4.27893075691007</text:p>
          </table:table-cell>
          <table:table-cell office:value-type="string" calcext:value-type="string">
            <text:p>Maryhill Road inbound to Braeside</text:p>
          </table:table-cell>
          <table:table-cell table:formula="of:=VLOOKUP([.B571];[FromObs.$D$3:.$D$1035];1;FALSE())" office:value-type="string" office:string-value="GD217A_A" calcext:value-type="string">
            <text:p>GD217A_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GH4601_H</text:p>
          </table:table-cell>
          <table:table-cell office:value-type="float" office:value="55.837761159925" calcext:value-type="float">
            <text:p>55.837761159925</text:p>
          </table:table-cell>
          <table:table-cell office:value-type="float" office:value="-4.17224929430528" calcext:value-type="float">
            <text:p>-4.17224929430528</text:p>
          </table:table-cell>
          <table:table-cell office:value-type="string" calcext:value-type="string">
            <text:p>Causewayside Street</text:p>
          </table:table-cell>
          <table:table-cell table:formula="of:=VLOOKUP([.B572];[FromObs.$D$3:.$D$1035];1;FALSE())" office:value-type="string" office:string-value="GH4601_H" calcext:value-type="string">
            <text:p>GH4601_H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GH4601_F</text:p>
          </table:table-cell>
          <table:table-cell office:value-type="float" office:value="55.837761159925" calcext:value-type="float">
            <text:p>55.837761159925</text:p>
          </table:table-cell>
          <table:table-cell office:value-type="float" office:value="-4.17224929430528" calcext:value-type="float">
            <text:p>-4.17224929430528</text:p>
          </table:table-cell>
          <table:table-cell office:value-type="string" calcext:value-type="string">
            <text:p>London Rd Eastbound</text:p>
          </table:table-cell>
          <table:table-cell table:formula="of:=VLOOKUP([.B573];[FromObs.$D$3:.$D$1035];1;FALSE())" office:value-type="string" office:string-value="GH4601_F" calcext:value-type="string">
            <text:p>GH4601_F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GA3251_A</text:p>
          </table:table-cell>
          <table:table-cell office:value-type="float" office:value="55.8582807143231" calcext:value-type="float">
            <text:p>55.8582807143231</text:p>
          </table:table-cell>
          <table:table-cell office:value-type="float" office:value="-4.25703106779507" calcext:value-type="float">
            <text:p>-4.25703106779507</text:p>
          </table:table-cell>
          <table:table-cell office:value-type="string" calcext:value-type="string">
            <text:p>Argyle Street Eastbound towards Buchanan Street</text:p>
          </table:table-cell>
          <table:table-cell table:formula="of:=VLOOKUP([.B574];[FromObs.$D$3:.$D$1035];1;FALSE())" office:value-type="string" office:string-value="GA3251_A" calcext:value-type="string">
            <text:p>GA3251_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GL3001_R</text:p>
          </table:table-cell>
          <table:table-cell office:value-type="float" office:value="55.865247389461" calcext:value-type="float">
            <text:p>55.865247389461</text:p>
          </table:table-cell>
          <table:table-cell office:value-type="float" office:value="-4.33781197798103" calcext:value-type="float">
            <text:p>-4.33781197798103</text:p>
          </table:table-cell>
          <table:table-cell office:value-type="string" calcext:value-type="string">
            <text:p>Govan Road e/b</text:p>
          </table:table-cell>
          <table:table-cell table:formula="of:=VLOOKUP([.B57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J3101_T</text:p>
          </table:table-cell>
          <table:table-cell office:value-type="float" office:value="55.8280369599103" calcext:value-type="float">
            <text:p>55.8280369599103</text:p>
          </table:table-cell>
          <table:table-cell office:value-type="float" office:value="-4.25952573028293" calcext:value-type="float">
            <text:p>-4.25952573028293</text:p>
          </table:table-cell>
          <table:table-cell office:value-type="string" calcext:value-type="string">
            <text:p>Cathcart Rd southbound</text:p>
          </table:table-cell>
          <table:table-cell table:formula="of:=VLOOKUP([.B576];[FromObs.$D$3:.$D$1035];1;FALSE())" office:value-type="string" office:string-value="GJ3101_T" calcext:value-type="string">
            <text:p>GJ3101_T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GJ3101_S</text:p>
          </table:table-cell>
          <table:table-cell office:value-type="float" office:value="55.8285875675415" calcext:value-type="float">
            <text:p>55.8285875675415</text:p>
          </table:table-cell>
          <table:table-cell office:value-type="float" office:value="-4.24713502094926" calcext:value-type="float">
            <text:p>-4.24713502094926</text:p>
          </table:table-cell>
          <table:table-cell office:value-type="string" calcext:value-type="string">
            <text:p>Prospecthill Road westbound to Cathcart Rd</text:p>
          </table:table-cell>
          <table:table-cell table:formula="of:=VLOOKUP([.B577];[FromObs.$D$3:.$D$1035];1;FALSE())" office:value-type="string" office:string-value="GJ3101_S" calcext:value-type="string">
            <text:p>GJ3101_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J3101_R</text:p>
          </table:table-cell>
          <table:table-cell office:value-type="float" office:value="55.8280125711296" calcext:value-type="float">
            <text:p>55.8280125711296</text:p>
          </table:table-cell>
          <table:table-cell office:value-type="float" office:value="-4.26231857695204" calcext:value-type="float">
            <text:p>-4.26231857695204</text:p>
          </table:table-cell>
          <table:table-cell office:value-type="string" calcext:value-type="string">
            <text:p>Prospecthill Road eastbound to Cathcart Rd</text:p>
          </table:table-cell>
          <table:table-cell table:formula="of:=VLOOKUP([.B578];[FromObs.$D$3:.$D$1035];1;FALSE())" office:value-type="string" office:string-value="GJ3101_R" calcext:value-type="string">
            <text:p>GJ3101_R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GL3001_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ss Road entry</text:p>
          </table:table-cell>
          <table:table-cell table:formula="of:=VLOOKUP([.B579];[FromObs.$D$3:.$D$1035];1;FALSE())" office:value-type="string" office:string-value="GL3001_D" calcext:value-type="string">
            <text:p>GL3001_D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GC0301_T</text:p>
          </table:table-cell>
          <table:table-cell office:value-type="float" office:value="55.8692279462266" calcext:value-type="float">
            <text:p>55.8692279462266</text:p>
          </table:table-cell>
          <table:table-cell office:value-type="float" office:value="-4.30787271553233" calcext:value-type="float">
            <text:p>-4.30787271553233</text:p>
          </table:table-cell>
          <table:table-cell office:value-type="string" calcext:value-type="string">
            <text:p>Partick Link Road</text:p>
          </table:table-cell>
          <table:table-cell table:formula="of:=VLOOKUP([.B580];[FromObs.$D$3:.$D$1035];1;FALSE())" office:value-type="string" office:string-value="GC0301_T" calcext:value-type="string">
            <text:p>GC0301_T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GC0301_S</text:p>
          </table:table-cell>
          <table:table-cell office:value-type="float" office:value="55.8668818093374" calcext:value-type="float">
            <text:p>55.8668818093374</text:p>
          </table:table-cell>
          <table:table-cell office:value-type="float" office:value="-4.30453684177925" calcext:value-type="float">
            <text:p>-4.30453684177925</text:p>
          </table:table-cell>
          <table:table-cell office:value-type="string" calcext:value-type="string">
            <text:p>Castlebank St westbound to Partick Link Rd</text:p>
          </table:table-cell>
          <table:table-cell table:formula="of:=VLOOKUP([.B581];[FromObs.$D$3:.$D$1035];1;FALSE())" office:value-type="string" office:string-value="GC0301_S" calcext:value-type="string">
            <text:p>GC0301_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GC0301_R</text:p>
          </table:table-cell>
          <table:table-cell office:value-type="float" office:value="55.8684124091687" calcext:value-type="float">
            <text:p>55.8684124091687</text:p>
          </table:table-cell>
          <table:table-cell office:value-type="float" office:value="-4.31062152360615" calcext:value-type="float">
            <text:p>-4.31062152360615</text:p>
          </table:table-cell>
          <table:table-cell office:value-type="string" calcext:value-type="string">
            <text:p>Castlebank St to Partick Link Road</text:p>
          </table:table-cell>
          <table:table-cell table:formula="of:=VLOOKUP([.B582];[FromObs.$D$3:.$D$1035];1;FALSE())" office:value-type="string" office:string-value="GC0301_R" calcext:value-type="string">
            <text:p>GC0301_R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GA4901_V</text:p>
          </table:table-cell>
          <table:table-cell office:value-type="float" office:value="55.8630580298942" calcext:value-type="float">
            <text:p>55.8630580298942</text:p>
          </table:table-cell>
          <table:table-cell office:value-type="float" office:value="-4.2449704596522" calcext:value-type="float">
            <text:p>-4.2449704596522</text:p>
          </table:table-cell>
          <table:table-cell office:value-type="string" calcext:value-type="string">
            <text:p>Montrose St</text:p>
          </table:table-cell>
          <table:table-cell table:formula="of:=VLOOKUP([.B583];[FromObs.$D$3:.$D$1035];1;FALSE())" office:value-type="string" office:string-value="GA4901_V" calcext:value-type="string">
            <text:p>GA4901_V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GA4901_S</text:p>
          </table:table-cell>
          <table:table-cell office:value-type="float" office:value="55.8629742670809" calcext:value-type="float">
            <text:p>55.8629742670809</text:p>
          </table:table-cell>
          <table:table-cell office:value-type="float" office:value="-4.24266429166719" calcext:value-type="float">
            <text:p>-4.24266429166719</text:p>
          </table:table-cell>
          <table:table-cell office:value-type="string" calcext:value-type="string">
            <text:p>Cathedral St westbound to Montrose St</text:p>
          </table:table-cell>
          <table:table-cell table:formula="of:=VLOOKUP([.B584];[FromObs.$D$3:.$D$1035];1;FALSE())" office:value-type="string" office:string-value="GA4901_S" calcext:value-type="string">
            <text:p>GA4901_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A4901_R</text:p>
          </table:table-cell>
          <table:table-cell office:value-type="float" office:value="55.8631581178735" calcext:value-type="float">
            <text:p>55.8631581178735</text:p>
          </table:table-cell>
          <table:table-cell office:value-type="float" office:value="-4.24834834786429" calcext:value-type="float">
            <text:p>-4.24834834786429</text:p>
          </table:table-cell>
          <table:table-cell office:value-type="string" calcext:value-type="string">
            <text:p>Cathedral St eastbound to Montrose St</text:p>
          </table:table-cell>
          <table:table-cell table:formula="of:=VLOOKUP([.B585];[FromObs.$D$3:.$D$1035];1;FALSE())" office:value-type="string" office:string-value="GA4901_R" calcext:value-type="string">
            <text:p>GA4901_R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GD0201_V</text:p>
          </table:table-cell>
          <table:table-cell office:value-type="float" office:value="55.8754633727327" calcext:value-type="float">
            <text:p>55.8754633727327</text:p>
          </table:table-cell>
          <table:table-cell office:value-type="float" office:value="-4.28244003239272" calcext:value-type="float">
            <text:p>-4.28244003239272</text:p>
          </table:table-cell>
          <table:table-cell office:value-type="string" calcext:value-type="string">
            <text:p>Bank St</text:p>
          </table:table-cell>
          <table:table-cell table:formula="of:=VLOOKUP([.B586];[FromObs.$D$3:.$D$1035];1;FALSE())" office:value-type="string" office:string-value="GD0201_V" calcext:value-type="string">
            <text:p>GD0201_V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GD0201_S</text:p>
          </table:table-cell>
          <table:table-cell office:value-type="float" office:value="55.8750017746456" calcext:value-type="float">
            <text:p>55.8750017746456</text:p>
          </table:table-cell>
          <table:table-cell office:value-type="float" office:value="-4.28019080291637" calcext:value-type="float">
            <text:p>-4.28019080291637</text:p>
          </table:table-cell>
          <table:table-cell office:value-type="string" calcext:value-type="string">
            <text:p>GWR to Caledonian Cresc</text:p>
          </table:table-cell>
          <table:table-cell table:formula="of:=VLOOKUP([.B587];[FromObs.$D$3:.$D$1035];1;FALSE())" office:value-type="string" office:string-value="GD0201_S" calcext:value-type="string">
            <text:p>GD0201_S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GD0201_R</text:p>
          </table:table-cell>
          <table:table-cell office:value-type="float" office:value="55.8764152251414" calcext:value-type="float">
            <text:p>55.8764152251414</text:p>
          </table:table-cell>
          <table:table-cell office:value-type="float" office:value="-4.28538958413702" calcext:value-type="float">
            <text:p>-4.28538958413702</text:p>
          </table:table-cell>
          <table:table-cell office:value-type="string" calcext:value-type="string">
            <text:p>GWR to Bank St</text:p>
          </table:table-cell>
          <table:table-cell table:formula="of:=VLOOKUP([.B588];[FromObs.$D$3:.$D$1035];1;FALSE())" office:value-type="string" office:string-value="GD0201_R" calcext:value-type="string">
            <text:p>GD0201_R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GH4511_A</text:p>
          </table:table-cell>
          <table:table-cell office:value-type="float" office:value="55.8361262358531" calcext:value-type="float">
            <text:p>55.8361262358531</text:p>
          </table:table-cell>
          <table:table-cell office:value-type="float" office:value="-4.17220601142889" calcext:value-type="float">
            <text:p>-4.17220601142889</text:p>
          </table:table-cell>
          <table:table-cell office:value-type="string" calcext:value-type="string">
            <text:p>Fullarton Road circulatory to M74 e/b on ramp</text:p>
          </table:table-cell>
          <table:table-cell table:formula="of:=VLOOKUP([.B58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GC1621_F</text:p>
          </table:table-cell>
          <table:table-cell office:value-type="float" office:value="55.8692984885044" calcext:value-type="float">
            <text:p>55.8692984885044</text:p>
          </table:table-cell>
          <table:table-cell office:value-type="float" office:value="-4.31081802316979" calcext:value-type="float">
            <text:p>-4.31081802316979</text:p>
          </table:table-cell>
          <table:table-cell office:value-type="string" calcext:value-type="string">
            <text:p>Beith Street to Partick Link Road nearside</text:p>
          </table:table-cell>
          <table:table-cell table:formula="of:=VLOOKUP([.B590];[FromObs.$D$3:.$D$1035];1;FALSE())" office:value-type="string" office:string-value="GC1621_F" calcext:value-type="string">
            <text:p>GC1621_F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GC1621_B</text:p>
          </table:table-cell>
          <table:table-cell office:value-type="float" office:value="55.8692279462266" calcext:value-type="float">
            <text:p>55.8692279462266</text:p>
          </table:table-cell>
          <table:table-cell office:value-type="float" office:value="-4.30787271553233" calcext:value-type="float">
            <text:p>-4.30787271553233</text:p>
          </table:table-cell>
          <table:table-cell office:value-type="string" calcext:value-type="string">
            <text:p>Beith Street westbound</text:p>
          </table:table-cell>
          <table:table-cell table:formula="of:=VLOOKUP([.B591];[FromObs.$D$3:.$D$1035];1;FALSE())" office:value-type="string" office:string-value="GC1621_B" calcext:value-type="string">
            <text:p>GC1621_B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GC1621_A</text:p>
          </table:table-cell>
          <table:table-cell office:value-type="float" office:value="55.8692984885044" calcext:value-type="float">
            <text:p>55.8692984885044</text:p>
          </table:table-cell>
          <table:table-cell office:value-type="float" office:value="-4.31081802316979" calcext:value-type="float">
            <text:p>-4.31081802316979</text:p>
          </table:table-cell>
          <table:table-cell office:value-type="string" calcext:value-type="string">
            <text:p>Beith Street to Partick Link Road offside</text:p>
          </table:table-cell>
          <table:table-cell table:formula="of:=VLOOKUP([.B592];[FromObs.$D$3:.$D$1035];1;FALSE())" office:value-type="string" office:string-value="GC1621_A" calcext:value-type="string">
            <text:p>GC1621_A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GJ2551_X</text:p>
          </table:table-cell>
          <table:table-cell office:value-type="float" office:value="55.8337239804813" calcext:value-type="float">
            <text:p>55.8337239804813</text:p>
          </table:table-cell>
          <table:table-cell office:value-type="float" office:value="-4.26598796539031" calcext:value-type="float">
            <text:p>-4.26598796539031</text:p>
          </table:table-cell>
          <table:table-cell office:value-type="string" calcext:value-type="string">
            <text:p>Victoria Road R/T into Queens Drive</text:p>
          </table:table-cell>
          <table:table-cell table:formula="of:=VLOOKUP([.B59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GH3101_X</text:p>
          </table:table-cell>
          <table:table-cell office:value-type="float" office:value="55.8424851897782" calcext:value-type="float">
            <text:p>55.8424851897782</text:p>
          </table:table-cell>
          <table:table-cell office:value-type="float" office:value="-4.22621372777421" calcext:value-type="float">
            <text:p>-4.22621372777421</text:p>
          </table:table-cell>
          <table:table-cell office:value-type="string" calcext:value-type="string">
            <text:p>Poplin Street westbound R/T into Newhall St</text:p>
          </table:table-cell>
          <table:table-cell table:formula="of:=VLOOKUP([.B59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GB0301_D</text:p>
          </table:table-cell>
          <table:table-cell office:value-type="float" office:value="55.8531714089834" calcext:value-type="float">
            <text:p>55.8531714089834</text:p>
          </table:table-cell>
          <table:table-cell office:value-type="float" office:value="-4.26314173819623" calcext:value-type="float">
            <text:p>-4.26314173819623</text:p>
          </table:table-cell>
          <table:table-cell office:value-type="string" calcext:value-type="string">
            <text:p>Tradeston Street to Wallace Street southbound</text:p>
          </table:table-cell>
          <table:table-cell table:formula="of:=VLOOKUP([.B595];[FromObs.$D$3:.$D$1035];1;FALSE())" office:value-type="string" office:string-value="GB0301_D" calcext:value-type="string">
            <text:p>GB0301_D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GH3101_V</text:p>
          </table:table-cell>
          <table:table-cell office:value-type="float" office:value="55.8411987425014" calcext:value-type="float">
            <text:p>55.8411987425014</text:p>
          </table:table-cell>
          <table:table-cell office:value-type="float" office:value="-4.22677907284455" calcext:value-type="float">
            <text:p>-4.22677907284455</text:p>
          </table:table-cell>
          <table:table-cell office:value-type="string" calcext:value-type="string">
            <text:p>Main Street n/b to Poplin St</text:p>
          </table:table-cell>
          <table:table-cell table:formula="of:=VLOOKUP([.B596];[FromObs.$D$3:.$D$1035];1;FALSE())" office:value-type="string" office:string-value="GH3101_V" calcext:value-type="string">
            <text:p>GH3101_V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GH3101_T</text:p>
          </table:table-cell>
          <table:table-cell office:value-type="float" office:value="55.8425039962315" calcext:value-type="float">
            <text:p>55.8425039962315</text:p>
          </table:table-cell>
          <table:table-cell office:value-type="float" office:value="-4.22169444327351" calcext:value-type="float">
            <text:p>-4.22169444327351</text:p>
          </table:table-cell>
          <table:table-cell office:value-type="string" calcext:value-type="string">
            <text:p>Poplin Street w/b to Newhall St</text:p>
          </table:table-cell>
          <table:table-cell table:formula="of:=VLOOKUP([.B597];[FromObs.$D$3:.$D$1035];1;FALSE())" office:value-type="string" office:string-value="GH3101_T" calcext:value-type="string">
            <text:p>GH3101_T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J2551_S</text:p>
          </table:table-cell>
          <table:table-cell office:value-type="float" office:value="55.8337239804813" calcext:value-type="float">
            <text:p>55.8337239804813</text:p>
          </table:table-cell>
          <table:table-cell office:value-type="float" office:value="-4.26598796539031" calcext:value-type="float">
            <text:p>-4.26598796539031</text:p>
          </table:table-cell>
          <table:table-cell office:value-type="string" calcext:value-type="string">
            <text:p>Queens Drive westbound to Victoria Road</text:p>
          </table:table-cell>
          <table:table-cell table:formula="of:=VLOOKUP([.B598];[FromObs.$D$3:.$D$1035];1;FALSE())" office:value-type="string" office:string-value="GJ2551_S" calcext:value-type="string">
            <text:p>GJ2551_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GB0301_A</text:p>
          </table:table-cell>
          <table:table-cell office:value-type="float" office:value="55.852283846972" calcext:value-type="float">
            <text:p>55.852283846972</text:p>
          </table:table-cell>
          <table:table-cell office:value-type="float" office:value="-4.26497543408938" calcext:value-type="float">
            <text:p>-4.26497543408938</text:p>
          </table:table-cell>
          <table:table-cell office:value-type="string" calcext:value-type="string">
            <text:p>West Street to Tradeston St eastbound</text:p>
          </table:table-cell>
          <table:table-cell table:formula="of:=VLOOKUP([.B599];[FromObs.$D$3:.$D$1035];1;FALSE())" office:value-type="string" office:string-value="GB0301_A" calcext:value-type="string">
            <text:p>GB0301_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GH3101_S</text:p>
          </table:table-cell>
          <table:table-cell office:value-type="float" office:value="55.8424851897782" calcext:value-type="float">
            <text:p>55.8424851897782</text:p>
          </table:table-cell>
          <table:table-cell office:value-type="float" office:value="-4.22621372777421" calcext:value-type="float">
            <text:p>-4.22621372777421</text:p>
          </table:table-cell>
          <table:table-cell office:value-type="string" calcext:value-type="string">
            <text:p>Newhall Street</text:p>
          </table:table-cell>
          <table:table-cell table:formula="of:=VLOOKUP([.B600];[FromObs.$D$3:.$D$1035];1;FALSE())" office:value-type="string" office:string-value="GH3101_S" calcext:value-type="string">
            <text:p>GH3101_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GJ2551_R</text:p>
          </table:table-cell>
          <table:table-cell office:value-type="float" office:value="55.8337239804813" calcext:value-type="float">
            <text:p>55.8337239804813</text:p>
          </table:table-cell>
          <table:table-cell office:value-type="float" office:value="-4.26598796539031" calcext:value-type="float">
            <text:p>-4.26598796539031</text:p>
          </table:table-cell>
          <table:table-cell office:value-type="string" calcext:value-type="string">
            <text:p>Queens Drive eastbound to Victoria Road</text:p>
          </table:table-cell>
          <table:table-cell table:formula="of:=VLOOKUP([.B601];[FromObs.$D$3:.$D$1035];1;FALSE())" office:value-type="string" office:string-value="GJ2551_R" calcext:value-type="string">
            <text:p>GJ2551_R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GH3101_R</text:p>
          </table:table-cell>
          <table:table-cell office:value-type="float" office:value="55.8424851897782" calcext:value-type="float">
            <text:p>55.8424851897782</text:p>
          </table:table-cell>
          <table:table-cell office:value-type="float" office:value="-4.22621372777421" calcext:value-type="float">
            <text:p>-4.22621372777421</text:p>
          </table:table-cell>
          <table:table-cell office:value-type="string" calcext:value-type="string">
            <text:p>Main Street</text:p>
          </table:table-cell>
          <table:table-cell table:formula="of:=VLOOKUP([.B602];[FromObs.$D$3:.$D$1035];1;FALSE())" office:value-type="string" office:string-value="GH3101_R" calcext:value-type="string">
            <text:p>GH3101_R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J025A_V</text:p>
          </table:table-cell>
          <table:table-cell office:value-type="float" office:value="55.8232389216526" calcext:value-type="float">
            <text:p>55.8232389216526</text:p>
          </table:table-cell>
          <table:table-cell office:value-type="float" office:value="-4.24965237124026" calcext:value-type="float">
            <text:p>-4.24965237124026</text:p>
          </table:table-cell>
          <table:table-cell office:value-type="string" calcext:value-type="string">
            <text:p>Aikenhead Road northbound to Curtis Ave</text:p>
          </table:table-cell>
          <table:table-cell table:formula="of:=VLOOKUP([.B60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GA2601_D</text:p>
          </table:table-cell>
          <table:table-cell office:value-type="float" office:value="55.8631765086614" calcext:value-type="float">
            <text:p>55.8631765086614</text:p>
          </table:table-cell>
          <table:table-cell office:value-type="float" office:value="-4.25618039790857" calcext:value-type="float">
            <text:p>-4.25618039790857</text:p>
          </table:table-cell>
          <table:table-cell office:value-type="string" calcext:value-type="string">
            <text:p>Renfield Street southbound to West George nearside</text:p>
          </table:table-cell>
          <table:table-cell table:formula="of:=VLOOKUP([.B604];[FromObs.$D$3:.$D$1035];1;FALSE())" office:value-type="string" office:string-value="GA2601_D" calcext:value-type="string">
            <text:p>GA2601_D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GA2601_A</text:p>
          </table:table-cell>
          <table:table-cell office:value-type="float" office:value="55.8607525674357" calcext:value-type="float">
            <text:p>55.8607525674357</text:p>
          </table:table-cell>
          <table:table-cell office:value-type="float" office:value="-4.25701465299247" calcext:value-type="float">
            <text:p>-4.25701465299247</text:p>
          </table:table-cell>
          <table:table-cell office:value-type="string" calcext:value-type="string">
            <text:p>West George Street eastbound to Renfield Street</text:p>
          </table:table-cell>
          <table:table-cell table:formula="of:=VLOOKUP([.B605];[FromObs.$D$3:.$D$1035];1;FALSE())" office:value-type="string" office:string-value="GA2601_A" calcext:value-type="string">
            <text:p>GA2601_A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GA0301_X</text:p>
          </table:table-cell>
          <table:table-cell office:value-type="float" office:value="55.8677217622717" calcext:value-type="float">
            <text:p>55.8677217622717</text:p>
          </table:table-cell>
          <table:table-cell office:value-type="float" office:value="-4.27145256065844" calcext:value-type="float">
            <text:p>-4.27145256065844</text:p>
          </table:table-cell>
          <table:table-cell office:value-type="string" calcext:value-type="string">
            <text:p>M8 Access Ramp exit</text:p>
          </table:table-cell>
          <table:table-cell table:formula="of:=VLOOKUP([.B606];[FromObs.$D$3:.$D$1035];1;FALSE())" office:value-type="string" office:string-value="GA0301_X" calcext:value-type="string">
            <text:p>GA0301_X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GA0301_W</text:p>
          </table:table-cell>
          <table:table-cell office:value-type="float" office:value="55.8677217622717" calcext:value-type="float">
            <text:p>55.8677217622717</text:p>
          </table:table-cell>
          <table:table-cell office:value-type="float" office:value="-4.27145256065844" calcext:value-type="float">
            <text:p>-4.27145256065844</text:p>
          </table:table-cell>
          <table:table-cell office:value-type="string" calcext:value-type="string">
            <text:p>Woodlands Rd n/b exit towards Lynedoch St</text:p>
          </table:table-cell>
          <table:table-cell table:formula="of:=VLOOKUP([.B607];[FromObs.$D$3:.$D$1035];1;FALSE())" office:value-type="string" office:string-value="GA0301_W" calcext:value-type="string">
            <text:p>GA0301_W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A0301_T</text:p>
          </table:table-cell>
          <table:table-cell office:value-type="float" office:value="55.8685913613591" calcext:value-type="float">
            <text:p>55.8685913613591</text:p>
          </table:table-cell>
          <table:table-cell office:value-type="float" office:value="-4.27351731722229" calcext:value-type="float">
            <text:p>-4.27351731722229</text:p>
          </table:table-cell>
          <table:table-cell office:value-type="string" calcext:value-type="string">
            <text:p>Woodlands Rd southbound towards St. Georges Rd</text:p>
          </table:table-cell>
          <table:table-cell table:formula="of:=VLOOKUP([.B608];[FromObs.$D$3:.$D$1035];1;FALSE())" office:value-type="string" office:string-value="GA0301_T" calcext:value-type="string">
            <text:p>GA0301_T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GA5371_G</text:p>
          </table:table-cell>
          <table:table-cell office:value-type="float" office:value="55.86314029621" calcext:value-type="float">
            <text:p>55.86314029621</text:p>
          </table:table-cell>
          <table:table-cell office:value-type="float" office:value="-4.23700041543934" calcext:value-type="float">
            <text:p>-4.23700041543934</text:p>
          </table:table-cell>
          <table:table-cell office:value-type="string" calcext:value-type="string">
            <text:p>Cathedral St</text:p>
          </table:table-cell>
          <table:table-cell table:formula="of:=VLOOKUP([.B60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GA5371_F</text:p>
          </table:table-cell>
          <table:table-cell office:value-type="float" office:value="55.8640120354158" calcext:value-type="float">
            <text:p>55.8640120354158</text:p>
          </table:table-cell>
          <table:table-cell office:value-type="float" office:value="-4.23700259655617" calcext:value-type="float">
            <text:p>-4.23700259655617</text:p>
          </table:table-cell>
          <table:table-cell office:value-type="string" calcext:value-type="string">
            <text:p>Castle St. southbound outside lane</text:p>
          </table:table-cell>
          <table:table-cell table:formula="of:=VLOOKUP([.B610];[FromObs.$D$3:.$D$1035];1;FALSE())" office:value-type="string" office:string-value="GA5371_F" calcext:value-type="string">
            <text:p>GA5371_F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GA0301_R</text:p>
          </table:table-cell>
          <table:table-cell office:value-type="float" office:value="55.8704622484471" calcext:value-type="float">
            <text:p>55.8704622484471</text:p>
          </table:table-cell>
          <table:table-cell office:value-type="float" office:value="-4.26807999779071" calcext:value-type="float">
            <text:p>-4.26807999779071</text:p>
          </table:table-cell>
          <table:table-cell office:value-type="string" calcext:value-type="string">
            <text:p>St. Georges Road inbound from Maryhill Road</text:p>
          </table:table-cell>
          <table:table-cell table:formula="of:=VLOOKUP([.B611];[FromObs.$D$3:.$D$1035];1;FALSE())" office:value-type="string" office:string-value="GA0301_R" calcext:value-type="string">
            <text:p>GA0301_R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GA5371_D</text:p>
          </table:table-cell>
          <table:table-cell office:value-type="float" office:value="55.8640120354158" calcext:value-type="float">
            <text:p>55.8640120354158</text:p>
          </table:table-cell>
          <table:table-cell office:value-type="float" office:value="-4.23700259655617" calcext:value-type="float">
            <text:p>-4.23700259655617</text:p>
          </table:table-cell>
          <table:table-cell office:value-type="string" calcext:value-type="string">
            <text:p>Castle St. southbound inside lane</text:p>
          </table:table-cell>
          <table:table-cell table:formula="of:=VLOOKUP([.B612];[FromObs.$D$3:.$D$1035];1;FALSE())" office:value-type="string" office:string-value="GA5371_D" calcext:value-type="string">
            <text:p>GA5371_D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GA0301_P</text:p>
          </table:table-cell>
          <table:table-cell office:value-type="float" office:value="55.8677217622717" calcext:value-type="float">
            <text:p>55.8677217622717</text:p>
          </table:table-cell>
          <table:table-cell office:value-type="float" office:value="-4.27145256065844" calcext:value-type="float">
            <text:p>-4.27145256065844</text:p>
          </table:table-cell>
          <table:table-cell office:value-type="string" calcext:value-type="string">
            <text:p>M8 Westbound Off Ramp</text:p>
          </table:table-cell>
          <table:table-cell table:formula="of:=VLOOKUP([.B613];[FromObs.$D$3:.$D$1035];1;FALSE())" office:value-type="string" office:string-value="GA0301_P" calcext:value-type="string">
            <text:p>GA0301_P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GA5371_C</text:p>
          </table:table-cell>
          <table:table-cell office:value-type="float" office:value="55.86314029621" calcext:value-type="float">
            <text:p>55.86314029621</text:p>
          </table:table-cell>
          <table:table-cell office:value-type="float" office:value="-4.23700041543934" calcext:value-type="float">
            <text:p>-4.23700041543934</text:p>
          </table:table-cell>
          <table:table-cell office:value-type="string" calcext:value-type="string">
            <text:p>Castle St. northbound to Cathedral Street</text:p>
          </table:table-cell>
          <table:table-cell table:formula="of:=VLOOKUP([.B614];[FromObs.$D$3:.$D$1035];1;FALSE())" office:value-type="string" office:string-value="GA5371_C" calcext:value-type="string">
            <text:p>GA5371_C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GJ025A_C</text:p>
          </table:table-cell>
          <table:table-cell office:value-type="float" office:value="55.8201628301652" calcext:value-type="float">
            <text:p>55.8201628301652</text:p>
          </table:table-cell>
          <table:table-cell office:value-type="float" office:value="-4.25027297506403" calcext:value-type="float">
            <text:p>-4.25027297506403</text:p>
          </table:table-cell>
          <table:table-cell office:value-type="string" calcext:value-type="string">
            <text:p>Aikenhead Road northbound to Ardmay Cres</text:p>
          </table:table-cell>
          <table:table-cell table:formula="of:=VLOOKUP([.B615];[FromObs.$D$3:.$D$1035];1;FALSE())" office:value-type="string" office:string-value="GJ025A_C" calcext:value-type="string">
            <text:p>GJ025A_C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GA5371_A</text:p>
          </table:table-cell>
          <table:table-cell office:value-type="float" office:value="55.86314029621" calcext:value-type="float">
            <text:p>55.86314029621</text:p>
          </table:table-cell>
          <table:table-cell office:value-type="float" office:value="-4.23700041543934" calcext:value-type="float">
            <text:p>-4.23700041543934</text:p>
          </table:table-cell>
          <table:table-cell office:value-type="string" calcext:value-type="string">
            <text:p>Cathedral St.</text:p>
          </table:table-cell>
          <table:table-cell table:formula="of:=VLOOKUP([.B616];[FromObs.$D$3:.$D$1035];1;FALSE())" office:value-type="string" office:string-value="GA5371_A" calcext:value-type="string">
            <text:p>GA5371_A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GK015A_T</text:p>
          </table:table-cell>
          <table:table-cell office:value-type="float" office:value="55.8464158219757" calcext:value-type="float">
            <text:p>55.8464158219757</text:p>
          </table:table-cell>
          <table:table-cell office:value-type="float" office:value="-4.26102370281724" calcext:value-type="float">
            <text:p>-4.26102370281724</text:p>
          </table:table-cell>
          <table:table-cell office:value-type="string" calcext:value-type="string">
            <text:p>Eglinton Street southbound to Gourock Street</text:p>
          </table:table-cell>
          <table:table-cell table:formula="of:=VLOOKUP([.B617];[FromObs.$D$3:.$D$1035];1;FALSE())" office:value-type="string" office:string-value="GK015A_T" calcext:value-type="string">
            <text:p>GK015A_T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GC242A_S</text:p>
          </table:table-cell>
          <table:table-cell office:value-type="float" office:value="55.8887213316329" calcext:value-type="float">
            <text:p>55.8887213316329</text:p>
          </table:table-cell>
          <table:table-cell office:value-type="float" office:value="-4.3796369878342" calcext:value-type="float">
            <text:p>-4.3796369878342</text:p>
          </table:table-cell>
          <table:table-cell office:value-type="string" calcext:value-type="string">
            <text:p>Dumbarton Road outbound to Hawick St</text:p>
          </table:table-cell>
          <table:table-cell table:formula="of:=VLOOKUP([.B618];[FromObs.$D$3:.$D$1035];1;FALSE())" office:value-type="string" office:string-value="GC242A_S" calcext:value-type="string">
            <text:p>GC242A_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GC242A_R</text:p>
          </table:table-cell>
          <table:table-cell office:value-type="float" office:value="55.8912616117432" calcext:value-type="float">
            <text:p>55.8912616117432</text:p>
          </table:table-cell>
          <table:table-cell office:value-type="float" office:value="-4.38722961493121" calcext:value-type="float">
            <text:p>-4.38722961493121</text:p>
          </table:table-cell>
          <table:table-cell office:value-type="string" calcext:value-type="string">
            <text:p>Glasgow Road southbound to Hawick St.</text:p>
          </table:table-cell>
          <table:table-cell table:formula="of:=VLOOKUP([.B619];[FromObs.$D$3:.$D$1035];1;FALSE())" office:value-type="string" office:string-value="GC242A_R" calcext:value-type="string">
            <text:p>GC242A_R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GA5701_V</text:p>
          </table:table-cell>
          <table:table-cell office:value-type="float" office:value="55.8546529398732" calcext:value-type="float">
            <text:p>55.8546529398732</text:p>
          </table:table-cell>
          <table:table-cell office:value-type="float" office:value="-4.24063485668088" calcext:value-type="float">
            <text:p>-4.24063485668088</text:p>
          </table:table-cell>
          <table:table-cell office:value-type="string" calcext:value-type="string">
            <text:p>Charlotte St.</text:p>
          </table:table-cell>
          <table:table-cell table:formula="of:=VLOOKUP([.B620];[FromObs.$D$3:.$D$1035];1;FALSE())" office:value-type="string" office:string-value="GA5701_V" calcext:value-type="string">
            <text:p>GA5701_V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GJ0251_D</text:p>
          </table:table-cell>
          <table:table-cell office:value-type="float" office:value="55.8264036349219" calcext:value-type="float">
            <text:p>55.8264036349219</text:p>
          </table:table-cell>
          <table:table-cell office:value-type="float" office:value="-4.24664181795107" calcext:value-type="float">
            <text:p>-4.24664181795107</text:p>
          </table:table-cell>
          <table:table-cell office:value-type="string" calcext:value-type="string">
            <text:p>Aikenhead Road southbound to Ardmay Cres</text:p>
          </table:table-cell>
          <table:table-cell table:formula="of:=VLOOKUP([.B62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GA5701_S</text:p>
          </table:table-cell>
          <table:table-cell office:value-type="float" office:value="55.8552784568482" calcext:value-type="float">
            <text:p>55.8552784568482</text:p>
          </table:table-cell>
          <table:table-cell office:value-type="float" office:value="-4.24132598283052" calcext:value-type="float">
            <text:p>-4.24132598283052</text:p>
          </table:table-cell>
          <table:table-cell office:value-type="string" calcext:value-type="string">
            <text:p>London Road w/b to Moir</text:p>
          </table:table-cell>
          <table:table-cell table:formula="of:=VLOOKUP([.B622];[FromObs.$D$3:.$D$1035];1;FALSE())" office:value-type="string" office:string-value="GA5701_S" calcext:value-type="string">
            <text:p>GA5701_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GA5701_R</text:p>
          </table:table-cell>
          <table:table-cell office:value-type="float" office:value="55.8546529398732" calcext:value-type="float">
            <text:p>55.8546529398732</text:p>
          </table:table-cell>
          <table:table-cell office:value-type="float" office:value="-4.24063485668088" calcext:value-type="float">
            <text:p>-4.24063485668088</text:p>
          </table:table-cell>
          <table:table-cell office:value-type="string" calcext:value-type="string">
            <text:p>London Road w/b to Charlotte St.</text:p>
          </table:table-cell>
          <table:table-cell table:formula="of:=VLOOKUP([.B623];[FromObs.$D$3:.$D$1035];1;FALSE())" office:value-type="string" office:string-value="GA5701_R" calcext:value-type="string">
            <text:p>GA5701_R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D1001_T</text:p>
          </table:table-cell>
          <table:table-cell office:value-type="float" office:value="55.8740637409534" calcext:value-type="float">
            <text:p>55.8740637409534</text:p>
          </table:table-cell>
          <table:table-cell office:value-type="float" office:value="-4.29535468884588" calcext:value-type="float">
            <text:p>-4.29535468884588</text:p>
          </table:table-cell>
          <table:table-cell office:value-type="string" calcext:value-type="string">
            <text:p>Byres Road southbound</text:p>
          </table:table-cell>
          <table:table-cell table:formula="of:=VLOOKUP([.B624];[FromObs.$D$3:.$D$1035];1;FALSE())" office:value-type="string" office:string-value="GD1001_T" calcext:value-type="string">
            <text:p>GD1001_T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GD1001_S</text:p>
          </table:table-cell>
          <table:table-cell office:value-type="float" office:value="55.8740637409534" calcext:value-type="float">
            <text:p>55.8740637409534</text:p>
          </table:table-cell>
          <table:table-cell office:value-type="float" office:value="-4.29535468884588" calcext:value-type="float">
            <text:p>-4.29535468884588</text:p>
          </table:table-cell>
          <table:table-cell office:value-type="string" calcext:value-type="string">
            <text:p>Highburgh Road</text:p>
          </table:table-cell>
          <table:table-cell table:formula="of:=VLOOKUP([.B625];[FromObs.$D$3:.$D$1035];1;FALSE())" office:value-type="string" office:string-value="GD1001_S" calcext:value-type="string">
            <text:p>GD1001_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GD1001_R</text:p>
          </table:table-cell>
          <table:table-cell office:value-type="float" office:value="55.8740637409534" calcext:value-type="float">
            <text:p>55.8740637409534</text:p>
          </table:table-cell>
          <table:table-cell office:value-type="float" office:value="-4.29535468884588" calcext:value-type="float">
            <text:p>-4.29535468884588</text:p>
          </table:table-cell>
          <table:table-cell office:value-type="string" calcext:value-type="string">
            <text:p>University Avenue</text:p>
          </table:table-cell>
          <table:table-cell table:formula="of:=VLOOKUP([.B626];[FromObs.$D$3:.$D$1035];1;FALSE())" office:value-type="string" office:string-value="GD1001_R" calcext:value-type="string">
            <text:p>GD1001_R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GI0251_V</text:p>
          </table:table-cell>
          <table:table-cell office:value-type="float" office:value="55.8380695668395" calcext:value-type="float">
            <text:p>55.8380695668395</text:p>
          </table:table-cell>
          <table:table-cell office:value-type="float" office:value="-4.23132760867131" calcext:value-type="float">
            <text:p>-4.23132760867131</text:p>
          </table:table-cell>
          <table:table-cell office:value-type="string" calcext:value-type="string">
            <text:p>Shawfield Drive s/b to Shawfield Road</text:p>
          </table:table-cell>
          <table:table-cell table:formula="of:=VLOOKUP([.B62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GD1001_D</text:p>
          </table:table-cell>
          <table:table-cell office:value-type="float" office:value="55.8721986610089" calcext:value-type="float">
            <text:p>55.8721986610089</text:p>
          </table:table-cell>
          <table:table-cell office:value-type="float" office:value="-4.29753053291019" calcext:value-type="float">
            <text:p>-4.29753053291019</text:p>
          </table:table-cell>
          <table:table-cell office:value-type="string" calcext:value-type="string">
            <text:p>Byres Road southbound left filter into Church St</text:p>
          </table:table-cell>
          <table:table-cell table:formula="of:=VLOOKUP([.B62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GG0351_Z</text:p>
          </table:table-cell>
          <table:table-cell office:value-type="float" office:value="55.8624758056743" calcext:value-type="float">
            <text:p>55.8624758056743</text:p>
          </table:table-cell>
          <table:table-cell office:value-type="float" office:value="-4.20410487967082" calcext:value-type="float">
            <text:p>-4.20410487967082</text:p>
          </table:table-cell>
          <table:table-cell office:value-type="string" calcext:value-type="string">
            <text:p>Cumbernauld to Edinburgh</text:p>
          </table:table-cell>
          <table:table-cell table:formula="of:=VLOOKUP([.B629];[FromObs.$D$3:.$D$1035];1;FALSE())" office:value-type="string" office:string-value="GG0351_Z" calcext:value-type="string">
            <text:p>GG0351_Z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GC012A_M</text:p>
          </table:table-cell>
          <table:table-cell office:value-type="float" office:value="55.8608082520123" calcext:value-type="float">
            <text:p>55.8608082520123</text:p>
          </table:table-cell>
          <table:table-cell office:value-type="float" office:value="-4.28079716672884" calcext:value-type="float">
            <text:p>-4.28079716672884</text:p>
          </table:table-cell>
          <table:table-cell office:value-type="string" calcext:value-type="string">
            <text:p>Finnieston Street Northbound to West Greenhill Pl</text:p>
          </table:table-cell>
          <table:table-cell table:formula="of:=VLOOKUP([.B630];[FromObs.$D$3:.$D$1035];1;FALSE())" office:value-type="string" office:string-value="GC012A_M" calcext:value-type="string">
            <text:p>GC012A_M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GD1431_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ow Rd southbound</text:p>
          </table:table-cell>
          <table:table-cell table:formula="of:=VLOOKUP([.B63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GJ3351_X</text:p>
          </table:table-cell>
          <table:table-cell office:value-type="float" office:value="55.8184908685463" calcext:value-type="float">
            <text:p>55.8184908685463</text:p>
          </table:table-cell>
          <table:table-cell office:value-type="float" office:value="-4.25568375601722" calcext:value-type="float">
            <text:p>-4.25568375601722</text:p>
          </table:table-cell>
          <table:table-cell office:value-type="string" calcext:value-type="string">
            <text:p>Manse Brae eastbound</text:p>
          </table:table-cell>
          <table:table-cell table:formula="of:=VLOOKUP([.B63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GI0251_D</text:p>
          </table:table-cell>
          <table:table-cell office:value-type="float" office:value="55.8380788344038" calcext:value-type="float">
            <text:p>55.8380788344038</text:p>
          </table:table-cell>
          <table:table-cell office:value-type="float" office:value="-4.2313121684895" calcext:value-type="float">
            <text:p>-4.2313121684895</text:p>
          </table:table-cell>
          <table:table-cell office:value-type="string" calcext:value-type="string">
            <text:p>Shawfield Drive southbound</text:p>
          </table:table-cell>
          <table:table-cell table:formula="of:=VLOOKUP([.B633];[FromObs.$D$3:.$D$1035];1;FALSE())" office:value-type="string" office:string-value="GI0251_D" calcext:value-type="string">
            <text:p>GI0251_D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GD1431_H</text:p>
          </table:table-cell>
          <table:table-cell office:value-type="float" office:value="55.8836879324394" calcext:value-type="float">
            <text:p>55.8836879324394</text:p>
          </table:table-cell>
          <table:table-cell office:value-type="float" office:value="-4.32606462485755" calcext:value-type="float">
            <text:p>-4.32606462485755</text:p>
          </table:table-cell>
          <table:table-cell office:value-type="string" calcext:value-type="string">
            <text:p>Southbrae Drive Northbound</text:p>
          </table:table-cell>
          <table:table-cell table:formula="of:=VLOOKUP([.B63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GJ3351_V</text:p>
          </table:table-cell>
          <table:table-cell office:value-type="float" office:value="55.8184908685463" calcext:value-type="float">
            <text:p>55.8184908685463</text:p>
          </table:table-cell>
          <table:table-cell office:value-type="float" office:value="-4.25568375601722" calcext:value-type="float">
            <text:p>-4.25568375601722</text:p>
          </table:table-cell>
          <table:table-cell office:value-type="string" calcext:value-type="string">
            <text:p>Carmunnock Rd northbound</text:p>
          </table:table-cell>
          <table:table-cell table:formula="of:=VLOOKUP([.B635];[FromObs.$D$3:.$D$1035];1;FALSE())" office:value-type="string" office:string-value="GJ3351_V" calcext:value-type="string">
            <text:p>GJ3351_V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GH025A_S</text:p>
          </table:table-cell>
          <table:table-cell office:value-type="float" office:value="55.8550155186974" calcext:value-type="float">
            <text:p>55.8550155186974</text:p>
          </table:table-cell>
          <table:table-cell office:value-type="float" office:value="-4.22312767853455" calcext:value-type="float">
            <text:p>-4.22312767853455</text:p>
          </table:table-cell>
          <table:table-cell office:value-type="string" calcext:value-type="string">
            <text:p>Gallowgate east to Whitevale St</text:p>
          </table:table-cell>
          <table:table-cell table:formula="of:=VLOOKUP([.B636];[FromObs.$D$3:.$D$1035];1;FALSE())" office:value-type="string" office:string-value="GH025A_S" calcext:value-type="string">
            <text:p>GH025A_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GH025A_R</text:p>
          </table:table-cell>
          <table:table-cell office:value-type="float" office:value="55.8542937822004" calcext:value-type="float">
            <text:p>55.8542937822004</text:p>
          </table:table-cell>
          <table:table-cell office:value-type="float" office:value="-4.21480993715985" calcext:value-type="float">
            <text:p>-4.21480993715985</text:p>
          </table:table-cell>
          <table:table-cell office:value-type="string" calcext:value-type="string">
            <text:p>Gallowgate west to Whitevale St</text:p>
          </table:table-cell>
          <table:table-cell table:formula="of:=VLOOKUP([.B637];[FromObs.$D$3:.$D$1035];1;FALSE())" office:value-type="string" office:string-value="GH025A_R" calcext:value-type="string">
            <text:p>GH025A_R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GI0251_B</text:p>
          </table:table-cell>
          <table:table-cell office:value-type="float" office:value="55.8380788344038" calcext:value-type="float">
            <text:p>55.8380788344038</text:p>
          </table:table-cell>
          <table:table-cell office:value-type="float" office:value="-4.2313121684895" calcext:value-type="float">
            <text:p>-4.2313121684895</text:p>
          </table:table-cell>
          <table:table-cell office:value-type="string" calcext:value-type="string">
            <text:p>Rutherglen Road w/b</text:p>
          </table:table-cell>
          <table:table-cell table:formula="of:=VLOOKUP([.B638];[FromObs.$D$3:.$D$1035];1;FALSE())" office:value-type="string" office:string-value="GI0251_B" calcext:value-type="string">
            <text:p>GI0251_B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GB1101_C</text:p>
          </table:table-cell>
          <table:table-cell office:value-type="float" office:value="55.8503922254979" calcext:value-type="float">
            <text:p>55.8503922254979</text:p>
          </table:table-cell>
          <table:table-cell office:value-type="float" office:value="-4.25395348483653" calcext:value-type="float">
            <text:p>-4.25395348483653</text:p>
          </table:table-cell>
          <table:table-cell office:value-type="string" calcext:value-type="string">
            <text:p>Gorbals Street northbound</text:p>
          </table:table-cell>
          <table:table-cell table:formula="of:=VLOOKUP([.B639];[FromObs.$D$3:.$D$1035];1;FALSE())" office:value-type="string" office:string-value="GB1101_C" calcext:value-type="string">
            <text:p>GB1101_C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J3351_T</text:p>
          </table:table-cell>
          <table:table-cell office:value-type="float" office:value="55.8210541797663" calcext:value-type="float">
            <text:p>55.8210541797663</text:p>
          </table:table-cell>
          <table:table-cell office:value-type="float" office:value="-4.25607160697339" calcext:value-type="float">
            <text:p>-4.25607160697339</text:p>
          </table:table-cell>
          <table:table-cell office:value-type="string" calcext:value-type="string">
            <text:p>Carmunnock Rd southbound to Manse Brae</text:p>
          </table:table-cell>
          <table:table-cell table:formula="of:=VLOOKUP([.B640];[FromObs.$D$3:.$D$1035];1;FALSE())" office:value-type="string" office:string-value="GJ3351_T" calcext:value-type="string">
            <text:p>GJ3351_T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GB1101_B</text:p>
          </table:table-cell>
          <table:table-cell office:value-type="float" office:value="55.8516417930668" calcext:value-type="float">
            <text:p>55.8516417930668</text:p>
          </table:table-cell>
          <table:table-cell office:value-type="float" office:value="-4.25295539814689" calcext:value-type="float">
            <text:p>-4.25295539814689</text:p>
          </table:table-cell>
          <table:table-cell office:value-type="string" calcext:value-type="string">
            <text:p>Ballater Street westbound</text:p>
          </table:table-cell>
          <table:table-cell table:formula="of:=VLOOKUP([.B641];[FromObs.$D$3:.$D$1035];1;FALSE())" office:value-type="string" office:string-value="GB1101_B" calcext:value-type="string">
            <text:p>GB1101_B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GJ3351_S</text:p>
          </table:table-cell>
          <table:table-cell office:value-type="float" office:value="55.8192997740522" calcext:value-type="float">
            <text:p>55.8192997740522</text:p>
          </table:table-cell>
          <table:table-cell office:value-type="float" office:value="-4.25028699073761" calcext:value-type="float">
            <text:p>-4.25028699073761</text:p>
          </table:table-cell>
          <table:table-cell office:value-type="string" calcext:value-type="string">
            <text:p>Menock Road w/b to Carmunnock Rd</text:p>
          </table:table-cell>
          <table:table-cell table:formula="of:=VLOOKUP([.B642];[FromObs.$D$3:.$D$1035];1;FALSE())" office:value-type="string" office:string-value="GJ3351_S" calcext:value-type="string">
            <text:p>GJ3351_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GB1101_A</text:p>
          </table:table-cell>
          <table:table-cell office:value-type="float" office:value="55.8522951782914" calcext:value-type="float">
            <text:p>55.8522951782914</text:p>
          </table:table-cell>
          <table:table-cell office:value-type="float" office:value="-4.2560448555031" calcext:value-type="float">
            <text:p>-4.2560448555031</text:p>
          </table:table-cell>
          <table:table-cell office:value-type="string" calcext:value-type="string">
            <text:p>Norfolk Street eastbound</text:p>
          </table:table-cell>
          <table:table-cell table:formula="of:=VLOOKUP([.B643];[FromObs.$D$3:.$D$1035];1;FALSE())" office:value-type="string" office:string-value="GB1101_A" calcext:value-type="string">
            <text:p>GB1101_A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GJ3351_R</text:p>
          </table:table-cell>
          <table:table-cell office:value-type="float" office:value="55.8184908685463" calcext:value-type="float">
            <text:p>55.8184908685463</text:p>
          </table:table-cell>
          <table:table-cell office:value-type="float" office:value="-4.25568375601722" calcext:value-type="float">
            <text:p>-4.25568375601722</text:p>
          </table:table-cell>
          <table:table-cell office:value-type="string" calcext:value-type="string">
            <text:p>Menock Rd eastbound</text:p>
          </table:table-cell>
          <table:table-cell table:formula="of:=VLOOKUP([.B644];[FromObs.$D$3:.$D$1035];1;FALSE())" office:value-type="string" office:string-value="GJ3351_R" calcext:value-type="string">
            <text:p>GJ3351_R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GD0971_D</text:p>
          </table:table-cell>
          <table:table-cell office:value-type="float" office:value="55.8740637409534" calcext:value-type="float">
            <text:p>55.8740637409534</text:p>
          </table:table-cell>
          <table:table-cell office:value-type="float" office:value="-4.29535468884588" calcext:value-type="float">
            <text:p>-4.29535468884588</text:p>
          </table:table-cell>
          <table:table-cell office:value-type="string" calcext:value-type="string">
            <text:p>Byres Road southbound to Church St</text:p>
          </table:table-cell>
          <table:table-cell table:formula="of:=VLOOKUP([.B645];[FromObs.$D$3:.$D$1035];1;FALSE())" office:value-type="string" office:string-value="GD0971_D" calcext:value-type="string">
            <text:p>GD0971_D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D0971_C</text:p>
          </table:table-cell>
          <table:table-cell office:value-type="float" office:value="55.8705439329036" calcext:value-type="float">
            <text:p>55.8705439329036</text:p>
          </table:table-cell>
          <table:table-cell office:value-type="float" office:value="-4.29999035215906" calcext:value-type="float">
            <text:p>-4.29999035215906</text:p>
          </table:table-cell>
          <table:table-cell office:value-type="string" calcext:value-type="string">
            <text:p>Byres Road northbound to Church St</text:p>
          </table:table-cell>
          <table:table-cell table:formula="of:=VLOOKUP([.B646];[FromObs.$D$3:.$D$1035];1;FALSE())" office:value-type="string" office:string-value="GD0971_C" calcext:value-type="string">
            <text:p>GD0971_C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GD0971_B</text:p>
          </table:table-cell>
          <table:table-cell office:value-type="float" office:value="55.8721986610089" calcext:value-type="float">
            <text:p>55.8721986610089</text:p>
          </table:table-cell>
          <table:table-cell office:value-type="float" office:value="-4.29753053291019" calcext:value-type="float">
            <text:p>-4.29753053291019</text:p>
          </table:table-cell>
          <table:table-cell office:value-type="string" calcext:value-type="string">
            <text:p>Church St</text:p>
          </table:table-cell>
          <table:table-cell table:formula="of:=VLOOKUP([.B647];[FromObs.$D$3:.$D$1035];1;FALSE())" office:value-type="string" office:string-value="GD0971_B" calcext:value-type="string">
            <text:p>GD0971_B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GG0351_H</text:p>
          </table:table-cell>
          <table:table-cell office:value-type="float" office:value="55.8627108784634" calcext:value-type="float">
            <text:p>55.8627108784634</text:p>
          </table:table-cell>
          <table:table-cell office:value-type="float" office:value="-4.19900420958298" calcext:value-type="float">
            <text:p>-4.19900420958298</text:p>
          </table:table-cell>
          <table:table-cell office:value-type="string" calcext:value-type="string">
            <text:p>Cumbernauld Rd eastbound Left Turn</text:p>
          </table:table-cell>
          <table:table-cell table:formula="of:=VLOOKUP([.B648];[FromObs.$D$3:.$D$1035];1;FALSE())" office:value-type="string" office:string-value="GG0351_H" calcext:value-type="string">
            <text:p>GG0351_H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GG0351_F</text:p>
          </table:table-cell>
          <table:table-cell office:value-type="float" office:value="55.8627108784634" calcext:value-type="float">
            <text:p>55.8627108784634</text:p>
          </table:table-cell>
          <table:table-cell office:value-type="float" office:value="-4.19900420958298" calcext:value-type="float">
            <text:p>-4.19900420958298</text:p>
          </table:table-cell>
          <table:table-cell office:value-type="string" calcext:value-type="string">
            <text:p>Edinburgh Road reduction loop</text:p>
          </table:table-cell>
          <table:table-cell table:formula="of:=VLOOKUP([.B64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GG0351_D</text:p>
          </table:table-cell>
          <table:table-cell office:value-type="float" office:value="55.8627108784634" calcext:value-type="float">
            <text:p>55.8627108784634</text:p>
          </table:table-cell>
          <table:table-cell office:value-type="float" office:value="-4.19900420958298" calcext:value-type="float">
            <text:p>-4.19900420958298</text:p>
          </table:table-cell>
          <table:table-cell office:value-type="string" calcext:value-type="string">
            <text:p>Cumbernauld Road</text:p>
          </table:table-cell>
          <table:table-cell table:formula="of:=VLOOKUP([.B650];[FromObs.$D$3:.$D$1035];1;FALSE())" office:value-type="string" office:string-value="GG0351_D" calcext:value-type="string">
            <text:p>GG0351_D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G0351_B</text:p>
          </table:table-cell>
          <table:table-cell office:value-type="float" office:value="55.8627108784634" calcext:value-type="float">
            <text:p>55.8627108784634</text:p>
          </table:table-cell>
          <table:table-cell office:value-type="float" office:value="-4.19900420958298" calcext:value-type="float">
            <text:p>-4.19900420958298</text:p>
          </table:table-cell>
          <table:table-cell office:value-type="string" calcext:value-type="string">
            <text:p>Edinburgh Road westbound</text:p>
          </table:table-cell>
          <table:table-cell table:formula="of:=VLOOKUP([.B651];[FromObs.$D$3:.$D$1035];1;FALSE())" office:value-type="string" office:string-value="GG0351_B" calcext:value-type="string">
            <text:p>GG0351_B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GA4721_V</text:p>
          </table:table-cell>
          <table:table-cell office:value-type="float" office:value="55.8554454845045" calcext:value-type="float">
            <text:p>55.8554454845045</text:p>
          </table:table-cell>
          <table:table-cell office:value-type="float" office:value="-4.2499000269931" calcext:value-type="float">
            <text:p>-4.2499000269931</text:p>
          </table:table-cell>
          <table:table-cell office:value-type="string" calcext:value-type="string">
            <text:p>Stockwell Street Northbound</text:p>
          </table:table-cell>
          <table:table-cell table:formula="of:=VLOOKUP([.B652];[FromObs.$D$3:.$D$1035];1;FALSE())" office:value-type="string" office:string-value="GA4721_V" calcext:value-type="string">
            <text:p>GA4721_V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J0161_Q</text:p>
          </table:table-cell>
          <table:table-cell office:value-type="float" office:value="55.8288256289727" calcext:value-type="float">
            <text:p>55.8288256289727</text:p>
          </table:table-cell>
          <table:table-cell office:value-type="float" office:value="-4.24443428235165" calcext:value-type="float">
            <text:p>-4.24443428235165</text:p>
          </table:table-cell>
          <table:table-cell office:value-type="string" calcext:value-type="string">
            <text:p>Prospecthill Road W/B outside lane to Aikenhead Rd</text:p>
          </table:table-cell>
          <table:table-cell table:formula="of:=VLOOKUP([.B653];[FromObs.$D$3:.$D$1035];1;FALSE())" office:value-type="string" office:string-value="GJ0161_Q" calcext:value-type="string">
            <text:p>GJ0161_Q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GJ0161_P</text:p>
          </table:table-cell>
          <table:table-cell office:value-type="float" office:value="55.8288256289727" calcext:value-type="float">
            <text:p>55.8288256289727</text:p>
          </table:table-cell>
          <table:table-cell office:value-type="float" office:value="-4.24443428235165" calcext:value-type="float">
            <text:p>-4.24443428235165</text:p>
          </table:table-cell>
          <table:table-cell office:value-type="string" calcext:value-type="string">
            <text:p>Prospecthill Road W/B inside lanes to Aikenhead Rd</text:p>
          </table:table-cell>
          <table:table-cell table:formula="of:=VLOOKUP([.B654];[FromObs.$D$3:.$D$1035];1;FALSE())" office:value-type="string" office:string-value="GJ0161_P" calcext:value-type="string">
            <text:p>GJ0161_P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A4721_T</text:p>
          </table:table-cell>
          <table:table-cell office:value-type="float" office:value="55.8574106307925" calcext:value-type="float">
            <text:p>55.8574106307925</text:p>
          </table:table-cell>
          <table:table-cell office:value-type="float" office:value="-4.24908685496588" calcext:value-type="float">
            <text:p>-4.24908685496588</text:p>
          </table:table-cell>
          <table:table-cell office:value-type="string" calcext:value-type="string">
            <text:p>Stockwell Street Southbound</text:p>
          </table:table-cell>
          <table:table-cell table:formula="of:=VLOOKUP([.B655];[FromObs.$D$3:.$D$1035];1;FALSE())" office:value-type="string" office:string-value="GA4721_T" calcext:value-type="string">
            <text:p>GA4721_T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GA4721_S</text:p>
          </table:table-cell>
          <table:table-cell office:value-type="float" office:value="55.8565591143492" calcext:value-type="float">
            <text:p>55.8565591143492</text:p>
          </table:table-cell>
          <table:table-cell office:value-type="float" office:value="-4.24945309032284" calcext:value-type="float">
            <text:p>-4.24945309032284</text:p>
          </table:table-cell>
          <table:table-cell office:value-type="string" calcext:value-type="string">
            <text:p>Osborne Street East Arm</text:p>
          </table:table-cell>
          <table:table-cell table:formula="of:=VLOOKUP([.B656];[FromObs.$D$3:.$D$1035];1;FALSE())" office:value-type="string" office:string-value="GA4721_S" calcext:value-type="string">
            <text:p>GA4721_S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GJ0161_N</text:p>
          </table:table-cell>
          <table:table-cell office:value-type="float" office:value="55.8285875675415" calcext:value-type="float">
            <text:p>55.8285875675415</text:p>
          </table:table-cell>
          <table:table-cell office:value-type="float" office:value="-4.24713502094926" calcext:value-type="float">
            <text:p>-4.24713502094926</text:p>
          </table:table-cell>
          <table:table-cell office:value-type="string" calcext:value-type="string">
            <text:p>Prospecthill Road eastbound to Asda Link</text:p>
          </table:table-cell>
          <table:table-cell table:formula="of:=VLOOKUP([.B657];[FromObs.$D$3:.$D$1035];1;FALSE())" office:value-type="string" office:string-value="GJ0161_N" calcext:value-type="string">
            <text:p>GJ0161_N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GJ0161_M</text:p>
          </table:table-cell>
          <table:table-cell office:value-type="float" office:value="55.8290949416567" calcext:value-type="float">
            <text:p>55.8290949416567</text:p>
          </table:table-cell>
          <table:table-cell office:value-type="float" office:value="-4.24740380376428" calcext:value-type="float">
            <text:p>-4.24740380376428</text:p>
          </table:table-cell>
          <table:table-cell office:value-type="string" calcext:value-type="string">
            <text:p>Asda Link Road outside lane</text:p>
          </table:table-cell>
          <table:table-cell table:formula="of:=VLOOKUP([.B658];[FromObs.$D$3:.$D$1035];1;FALSE())" office:value-type="string" office:string-value="GJ0161_M" calcext:value-type="string">
            <text:p>GJ0161_M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GJ0161_L</text:p>
          </table:table-cell>
          <table:table-cell office:value-type="float" office:value="55.8290949416567" calcext:value-type="float">
            <text:p>55.8290949416567</text:p>
          </table:table-cell>
          <table:table-cell office:value-type="float" office:value="-4.24740380376428" calcext:value-type="float">
            <text:p>-4.24740380376428</text:p>
          </table:table-cell>
          <table:table-cell office:value-type="string" calcext:value-type="string">
            <text:p>Asda Link Road inside lane</text:p>
          </table:table-cell>
          <table:table-cell table:formula="of:=VLOOKUP([.B659];[FromObs.$D$3:.$D$1035];1;FALSE())" office:value-type="string" office:string-value="GJ0161_L" calcext:value-type="string">
            <text:p>GJ0161_L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I1571_D</text:p>
          </table:table-cell>
          <table:table-cell office:value-type="float" office:value="55.8054364404057" calcext:value-type="float">
            <text:p>55.8054364404057</text:p>
          </table:table-cell>
          <table:table-cell office:value-type="float" office:value="-4.23131075970248" calcext:value-type="float">
            <text:p>-4.23131075970248</text:p>
          </table:table-cell>
          <table:table-cell office:value-type="string" calcext:value-type="string">
            <text:p>Castlemilk Dr southbound</text:p>
          </table:table-cell>
          <table:table-cell table:formula="of:=VLOOKUP([.B660];[FromObs.$D$3:.$D$1035];1;FALSE())" office:value-type="string" office:string-value="GI1571_D" calcext:value-type="string">
            <text:p>GI1571_D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GI1571_C</text:p>
          </table:table-cell>
          <table:table-cell office:value-type="float" office:value="55.8054364404057" calcext:value-type="float">
            <text:p>55.8054364404057</text:p>
          </table:table-cell>
          <table:table-cell office:value-type="float" office:value="-4.23131075970248" calcext:value-type="float">
            <text:p>-4.23131075970248</text:p>
          </table:table-cell>
          <table:table-cell office:value-type="string" calcext:value-type="string">
            <text:p>Castlemilk Dr northbound</text:p>
          </table:table-cell>
          <table:table-cell table:formula="of:=VLOOKUP([.B661];[FromObs.$D$3:.$D$1035];1;FALSE())" office:value-type="string" office:string-value="GI1571_C" calcext:value-type="string">
            <text:p>GI1571_C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GI1571_A</text:p>
          </table:table-cell>
          <table:table-cell office:value-type="float" office:value="55.8054364404057" calcext:value-type="float">
            <text:p>55.8054364404057</text:p>
          </table:table-cell>
          <table:table-cell office:value-type="float" office:value="-4.23131075970248" calcext:value-type="float">
            <text:p>-4.23131075970248</text:p>
          </table:table-cell>
          <table:table-cell office:value-type="string" calcext:value-type="string">
            <text:p>Dougrie Rd eastbound</text:p>
          </table:table-cell>
          <table:table-cell table:formula="of:=VLOOKUP([.B662];[FromObs.$D$3:.$D$1035];1;FALSE())" office:value-type="string" office:string-value="GI1571_A" calcext:value-type="string">
            <text:p>GI1571_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GD0451_V</text:p>
          </table:table-cell>
          <table:table-cell office:value-type="float" office:value="55.8806124568863" calcext:value-type="float">
            <text:p>55.8806124568863</text:p>
          </table:table-cell>
          <table:table-cell office:value-type="float" office:value="-4.29745213287669" calcext:value-type="float">
            <text:p>-4.29745213287669</text:p>
          </table:table-cell>
          <table:table-cell office:value-type="string" calcext:value-type="string">
            <text:p>Horselethill Road</text:p>
          </table:table-cell>
          <table:table-cell table:formula="of:=VLOOKUP([.B663];[FromObs.$D$3:.$D$1035];1;FALSE())" office:value-type="string" office:string-value="GD0451_V" calcext:value-type="string">
            <text:p>GD0451_V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D0451_T</text:p>
          </table:table-cell>
          <table:table-cell office:value-type="float" office:value="55.8806124568863" calcext:value-type="float">
            <text:p>55.8806124568863</text:p>
          </table:table-cell>
          <table:table-cell office:value-type="float" office:value="-4.29745213287669" calcext:value-type="float">
            <text:p>-4.29745213287669</text:p>
          </table:table-cell>
          <table:table-cell office:value-type="string" calcext:value-type="string">
            <text:p>Kirklee Road</text:p>
          </table:table-cell>
          <table:table-cell table:formula="of:=VLOOKUP([.B664];[FromObs.$D$3:.$D$1035];1;FALSE())" office:value-type="string" office:string-value="GD0451_T" calcext:value-type="string">
            <text:p>GD0451_T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GK1801_N</text:p>
          </table:table-cell>
          <table:table-cell office:value-type="float" office:value="55.8341222096602" calcext:value-type="float">
            <text:p>55.8341222096602</text:p>
          </table:table-cell>
          <table:table-cell office:value-type="float" office:value="-4.28768212409819" calcext:value-type="float">
            <text:p>-4.28768212409819</text:p>
          </table:table-cell>
          <table:table-cell office:value-type="string" calcext:value-type="string">
            <text:p>Shawmoss Rd westbound exit</text:p>
          </table:table-cell>
          <table:table-cell table:formula="of:=VLOOKUP([.B66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GD0451_S</text:p>
          </table:table-cell>
          <table:table-cell office:value-type="float" office:value="55.8777717901783" calcext:value-type="float">
            <text:p>55.8777717901783</text:p>
          </table:table-cell>
          <table:table-cell office:value-type="float" office:value="-4.28977002473684" calcext:value-type="float">
            <text:p>-4.28977002473684</text:p>
          </table:table-cell>
          <table:table-cell office:value-type="string" calcext:value-type="string">
            <text:p>GWR to Kirklee Road.</text:p>
          </table:table-cell>
          <table:table-cell table:formula="of:=VLOOKUP([.B666];[FromObs.$D$3:.$D$1035];1;FALSE())" office:value-type="string" office:string-value="GD0451_S" calcext:value-type="string">
            <text:p>GD0451_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GK1801_M</text:p>
          </table:table-cell>
          <table:table-cell office:value-type="float" office:value="55.8341222096602" calcext:value-type="float">
            <text:p>55.8341222096602</text:p>
          </table:table-cell>
          <table:table-cell office:value-type="float" office:value="-4.28768212409819" calcext:value-type="float">
            <text:p>-4.28768212409819</text:p>
          </table:table-cell>
          <table:table-cell office:value-type="string" calcext:value-type="string">
            <text:p>Titwood Rd westbound exit</text:p>
          </table:table-cell>
          <table:table-cell table:formula="of:=VLOOKUP([.B66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GD0451_R</text:p>
          </table:table-cell>
          <table:table-cell office:value-type="float" office:value="55.8826688711966" calcext:value-type="float">
            <text:p>55.8826688711966</text:p>
          </table:table-cell>
          <table:table-cell office:value-type="float" office:value="-4.30331400930559" calcext:value-type="float">
            <text:p>-4.30331400930559</text:p>
          </table:table-cell>
          <table:table-cell office:value-type="string" calcext:value-type="string">
            <text:p>Great Western Road to Kirklee Road</text:p>
          </table:table-cell>
          <table:table-cell table:formula="of:=VLOOKUP([.B668];[FromObs.$D$3:.$D$1035];1;FALSE())" office:value-type="string" office:string-value="GD0451_R" calcext:value-type="string">
            <text:p>GD0451_R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GK1801_L</text:p>
          </table:table-cell>
          <table:table-cell office:value-type="float" office:value="55.8341222096602" calcext:value-type="float">
            <text:p>55.8341222096602</text:p>
          </table:table-cell>
          <table:table-cell office:value-type="float" office:value="-4.28768212409819" calcext:value-type="float">
            <text:p>-4.28768212409819</text:p>
          </table:table-cell>
          <table:table-cell office:value-type="string" calcext:value-type="string">
            <text:p>Titwood Rd eastbound exit</text:p>
          </table:table-cell>
          <table:table-cell table:formula="of:=VLOOKUP([.B66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GA2421_W</text:p>
          </table:table-cell>
          <table:table-cell office:value-type="float" office:value="55.8552240754007" calcext:value-type="float">
            <text:p>55.8552240754007</text:p>
          </table:table-cell>
          <table:table-cell office:value-type="float" office:value="-4.25266745654399" calcext:value-type="float">
            <text:p>-4.25266745654399</text:p>
          </table:table-cell>
          <table:table-cell office:value-type="string" calcext:value-type="string">
            <text:p>Clyde Street westbound to Maxwell St</text:p>
          </table:table-cell>
          <table:table-cell table:formula="of:=VLOOKUP([.B670];[FromObs.$D$3:.$D$1035];1;FALSE())" office:value-type="string" office:string-value="GA2421_W" calcext:value-type="string">
            <text:p>GA2421_W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GH335A_S</text:p>
          </table:table-cell>
          <table:table-cell office:value-type="float" office:value="55.8411681756077" calcext:value-type="float">
            <text:p>55.8411681756077</text:p>
          </table:table-cell>
          <table:table-cell office:value-type="float" office:value="-4.21553272446408" calcext:value-type="float">
            <text:p>-4.21553272446408</text:p>
          </table:table-cell>
          <table:table-cell office:value-type="string" calcext:value-type="string">
            <text:p>Dalmarnock Road eastbound to Summerfield St</text:p>
          </table:table-cell>
          <table:table-cell table:formula="of:=VLOOKUP([.B671];[FromObs.$D$3:.$D$1035];1;FALSE())" office:value-type="string" office:string-value="GH335A_S" calcext:value-type="string">
            <text:p>GH335A_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GK4571_S</text:p>
          </table:table-cell>
          <table:table-cell office:value-type="float" office:value="55.8279805791235" calcext:value-type="float">
            <text:p>55.8279805791235</text:p>
          </table:table-cell>
          <table:table-cell office:value-type="float" office:value="-4.36340638175955" calcext:value-type="float">
            <text:p>-4.36340638175955</text:p>
          </table:table-cell>
          <table:table-cell office:value-type="string" calcext:value-type="string">
            <text:p>Crookston Rd northbound</text:p>
          </table:table-cell>
          <table:table-cell table:formula="of:=VLOOKUP([.B67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GH335A_R</text:p>
          </table:table-cell>
          <table:table-cell office:value-type="float" office:value="55.8388174862812" calcext:value-type="float">
            <text:p>55.8388174862812</text:p>
          </table:table-cell>
          <table:table-cell office:value-type="float" office:value="-4.21081517254575" calcext:value-type="float">
            <text:p>-4.21081517254575</text:p>
          </table:table-cell>
          <table:table-cell office:value-type="string" calcext:value-type="string">
            <text:p>Dalmarnock Road westbound to Summerfield St</text:p>
          </table:table-cell>
          <table:table-cell table:formula="of:=VLOOKUP([.B673];[FromObs.$D$3:.$D$1035];1;FALSE())" office:value-type="string" office:string-value="GH335A_R" calcext:value-type="string">
            <text:p>GH335A_R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GB0551_T</text:p>
          </table:table-cell>
          <table:table-cell office:value-type="float" office:value="55.8546168317196" calcext:value-type="float">
            <text:p>55.8546168317196</text:p>
          </table:table-cell>
          <table:table-cell office:value-type="float" office:value="-4.2583364889388" calcext:value-type="float">
            <text:p>-4.2583364889388</text:p>
          </table:table-cell>
          <table:table-cell office:value-type="string" calcext:value-type="string">
            <text:p>Bridge Street to Kingston Street</text:p>
          </table:table-cell>
          <table:table-cell table:formula="of:=VLOOKUP([.B674];[FromObs.$D$3:.$D$1035];1;FALSE())" office:value-type="string" office:string-value="GB0551_T" calcext:value-type="string">
            <text:p>GB0551_T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K4571_R</text:p>
          </table:table-cell>
          <table:table-cell office:value-type="float" office:value="55.8217837999076" calcext:value-type="float">
            <text:p>55.8217837999076</text:p>
          </table:table-cell>
          <table:table-cell office:value-type="float" office:value="-4.36315820262602" calcext:value-type="float">
            <text:p>-4.36315820262602</text:p>
          </table:table-cell>
          <table:table-cell office:value-type="string" calcext:value-type="string">
            <text:p>Crookston Rd southbound</text:p>
          </table:table-cell>
          <table:table-cell table:formula="of:=VLOOKUP([.B67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GB0121_D</text:p>
          </table:table-cell>
          <table:table-cell office:value-type="float" office:value="55.8526571200106" calcext:value-type="float">
            <text:p>55.8526571200106</text:p>
          </table:table-cell>
          <table:table-cell office:value-type="float" office:value="-4.26617948059483" calcext:value-type="float">
            <text:p>-4.26617948059483</text:p>
          </table:table-cell>
          <table:table-cell office:value-type="string" calcext:value-type="string">
            <text:p>Paterson Street southbound</text:p>
          </table:table-cell>
          <table:table-cell table:formula="of:=VLOOKUP([.B676];[FromObs.$D$3:.$D$1035];1;FALSE())" office:value-type="string" office:string-value="GB0121_D" calcext:value-type="string">
            <text:p>GB0121_D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GC4101_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bcross Road, Westbound Inside to Congress Way</text:p>
          </table:table-cell>
          <table:table-cell table:formula="of:=VLOOKUP([.B677];[FromObs.$D$3:.$D$1035];1;FALSE())" office:value-type="string" office:string-value="GC4101_Y" calcext:value-type="string">
            <text:p>GC4101_Y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GB0121_B</text:p>
          </table:table-cell>
          <table:table-cell office:value-type="float" office:value="55.852283846972" calcext:value-type="float">
            <text:p>55.852283846972</text:p>
          </table:table-cell>
          <table:table-cell office:value-type="float" office:value="-4.26497543408938" calcext:value-type="float">
            <text:p>-4.26497543408938</text:p>
          </table:table-cell>
          <table:table-cell office:value-type="string" calcext:value-type="string">
            <text:p>Wallace Street westbound to Paterson Street</text:p>
          </table:table-cell>
          <table:table-cell table:formula="of:=VLOOKUP([.B678];[FromObs.$D$3:.$D$1035];1;FALSE())" office:value-type="string" office:string-value="GB0121_B" calcext:value-type="string">
            <text:p>GB0121_B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GC4101_V</text:p>
          </table:table-cell>
          <table:table-cell office:value-type="float" office:value="55.859356195719" calcext:value-type="float">
            <text:p>55.859356195719</text:p>
          </table:table-cell>
          <table:table-cell office:value-type="float" office:value="-4.28349259566231" calcext:value-type="float">
            <text:p>-4.28349259566231</text:p>
          </table:table-cell>
          <table:table-cell office:value-type="string" calcext:value-type="string">
            <text:p>Congress Way Northbound to Stobcross Rd</text:p>
          </table:table-cell>
          <table:table-cell table:formula="of:=VLOOKUP([.B679];[FromObs.$D$3:.$D$1035];1;FALSE())" office:value-type="string" office:string-value="GC4101_V" calcext:value-type="string">
            <text:p>GC4101_V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GC2331_D</text:p>
          </table:table-cell>
          <table:table-cell office:value-type="float" office:value="55.8823824627669" calcext:value-type="float">
            <text:p>55.8823824627669</text:p>
          </table:table-cell>
          <table:table-cell office:value-type="float" office:value="-4.35030708828456" calcext:value-type="float">
            <text:p>-4.35030708828456</text:p>
          </table:table-cell>
          <table:table-cell office:value-type="string" calcext:value-type="string">
            <text:p>Queen Victoria Drive northbound</text:p>
          </table:table-cell>
          <table:table-cell table:formula="of:=VLOOKUP([.B680];[FromObs.$D$3:.$D$1035];1;FALSE())" office:value-type="string" office:string-value="GC2331_D" calcext:value-type="string">
            <text:p>GC2331_D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GC2331_C</text:p>
          </table:table-cell>
          <table:table-cell office:value-type="float" office:value="55.8823824627669" calcext:value-type="float">
            <text:p>55.8823824627669</text:p>
          </table:table-cell>
          <table:table-cell office:value-type="float" office:value="-4.35030708828456" calcext:value-type="float">
            <text:p>-4.35030708828456</text:p>
          </table:table-cell>
          <table:table-cell office:value-type="string" calcext:value-type="string">
            <text:p>Danes Drive westbound</text:p>
          </table:table-cell>
          <table:table-cell table:formula="of:=VLOOKUP([.B681];[FromObs.$D$3:.$D$1035];1;FALSE())" office:value-type="string" office:string-value="GC2331_C" calcext:value-type="string">
            <text:p>GC2331_C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GC2331_B</text:p>
          </table:table-cell>
          <table:table-cell office:value-type="float" office:value="55.8823824627669" calcext:value-type="float">
            <text:p>55.8823824627669</text:p>
          </table:table-cell>
          <table:table-cell office:value-type="float" office:value="-4.35030708828456" calcext:value-type="float">
            <text:p>-4.35030708828456</text:p>
          </table:table-cell>
          <table:table-cell office:value-type="string" calcext:value-type="string">
            <text:p>Queen Victoria Drive southbound</text:p>
          </table:table-cell>
          <table:table-cell table:formula="of:=VLOOKUP([.B682];[FromObs.$D$3:.$D$1035];1;FALSE())" office:value-type="string" office:string-value="GC2331_B" calcext:value-type="string">
            <text:p>GC2331_B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GC4101_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bcross Road, Westbound Outside to Congress Way</text:p>
          </table:table-cell>
          <table:table-cell table:formula="of:=VLOOKUP([.B683];[FromObs.$D$3:.$D$1035];1;FALSE())" office:value-type="string" office:string-value="GC4101_S" calcext:value-type="string">
            <text:p>GC4101_S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GC2331_A</text:p>
          </table:table-cell>
          <table:table-cell office:value-type="float" office:value="55.8823824627669" calcext:value-type="float">
            <text:p>55.8823824627669</text:p>
          </table:table-cell>
          <table:table-cell office:value-type="float" office:value="-4.35030708828456" calcext:value-type="float">
            <text:p>-4.35030708828456</text:p>
          </table:table-cell>
          <table:table-cell office:value-type="string" calcext:value-type="string">
            <text:p>Danes Drive eastbound</text:p>
          </table:table-cell>
          <table:table-cell table:formula="of:=VLOOKUP([.B684];[FromObs.$D$3:.$D$1035];1;FALSE())" office:value-type="string" office:string-value="GC2331_A" calcext:value-type="string">
            <text:p>GC2331_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GG1151_P</text:p>
          </table:table-cell>
          <table:table-cell office:value-type="float" office:value="55.8703729999562" calcext:value-type="float">
            <text:p>55.8703729999562</text:p>
          </table:table-cell>
          <table:table-cell office:value-type="float" office:value="-4.15760655924771" calcext:value-type="float">
            <text:p>-4.15760655924771</text:p>
          </table:table-cell>
          <table:table-cell office:value-type="string" calcext:value-type="string">
            <text:p>Stepps Rd / M8 EB off</text:p>
          </table:table-cell>
          <table:table-cell table:formula="of:=VLOOKUP([.B68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GG1151_N</text:p>
          </table:table-cell>
          <table:table-cell office:value-type="float" office:value="55.8703729999562" calcext:value-type="float">
            <text:p>55.8703729999562</text:p>
          </table:table-cell>
          <table:table-cell office:value-type="float" office:value="-4.15760655924771" calcext:value-type="float">
            <text:p>-4.15760655924771</text:p>
          </table:table-cell>
          <table:table-cell office:value-type="string" calcext:value-type="string">
            <text:p>Stepps Rd / M8 EB on/off ramp</text:p>
          </table:table-cell>
          <table:table-cell table:formula="of:=VLOOKUP([.B68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GG1151_M</text:p>
          </table:table-cell>
          <table:table-cell office:value-type="float" office:value="55.8703729999562" calcext:value-type="float">
            <text:p>55.8703729999562</text:p>
          </table:table-cell>
          <table:table-cell office:value-type="float" office:value="-4.15760655924771" calcext:value-type="float">
            <text:p>-4.15760655924771</text:p>
          </table:table-cell>
          <table:table-cell office:value-type="string" calcext:value-type="string">
            <text:p>M8(E) off slip</text:p>
          </table:table-cell>
          <table:table-cell table:formula="of:=VLOOKUP([.B68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GJ0071_T</text:p>
          </table:table-cell>
          <table:table-cell office:value-type="float" office:value="55.8376238109881" calcext:value-type="float">
            <text:p>55.8376238109881</text:p>
          </table:table-cell>
          <table:table-cell office:value-type="float" office:value="-4.24150756825777" calcext:value-type="float">
            <text:p>-4.24150756825777</text:p>
          </table:table-cell>
          <table:table-cell office:value-type="string" calcext:value-type="string">
            <text:p>Polmadie Road southbound to Calder St</text:p>
          </table:table-cell>
          <table:table-cell table:formula="of:=VLOOKUP([.B688];[FromObs.$D$3:.$D$1035];1;FALSE())" office:value-type="string" office:string-value="GJ0071_T" calcext:value-type="string">
            <text:p>GJ0071_T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GG1151_L</text:p>
          </table:table-cell>
          <table:table-cell office:value-type="float" office:value="55.8703729999562" calcext:value-type="float">
            <text:p>55.8703729999562</text:p>
          </table:table-cell>
          <table:table-cell office:value-type="float" office:value="-4.15760655924771" calcext:value-type="float">
            <text:p>-4.15760655924771</text:p>
          </table:table-cell>
          <table:table-cell office:value-type="string" calcext:value-type="string">
            <text:p>Stepps Rd / M8 EB on/off ramp</text:p>
          </table:table-cell>
          <table:table-cell table:formula="of:=VLOOKUP([.B68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GJ0071_R</text:p>
          </table:table-cell>
          <table:table-cell office:value-type="float" office:value="55.8355725583482" calcext:value-type="float">
            <text:p>55.8355725583482</text:p>
          </table:table-cell>
          <table:table-cell office:value-type="float" office:value="-4.24900731022375" calcext:value-type="float">
            <text:p>-4.24900731022375</text:p>
          </table:table-cell>
          <table:table-cell office:value-type="string" calcext:value-type="string">
            <text:p>Calder St eastbound to Polmadie Rd</text:p>
          </table:table-cell>
          <table:table-cell table:formula="of:=VLOOKUP([.B690];[FromObs.$D$3:.$D$1035];1;FALSE())" office:value-type="string" office:string-value="GJ0071_R" calcext:value-type="string">
            <text:p>GJ0071_R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GJ2701_X</text:p>
          </table:table-cell>
          <table:table-cell office:value-type="float" office:value="55.8409993806453" calcext:value-type="float">
            <text:p>55.8409993806453</text:p>
          </table:table-cell>
          <table:table-cell office:value-type="float" office:value="-4.25596531994687" calcext:value-type="float">
            <text:p>-4.25596531994687</text:p>
          </table:table-cell>
          <table:table-cell office:value-type="string" calcext:value-type="string">
            <text:p>Aikenhead Rd eastbound</text:p>
          </table:table-cell>
          <table:table-cell table:formula="of:=VLOOKUP([.B691];[FromObs.$D$3:.$D$1035];1;FALSE())" office:value-type="string" office:string-value="GJ2701_X" calcext:value-type="string">
            <text:p>GJ2701_X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GJ0071_N</text:p>
          </table:table-cell>
          <table:table-cell office:value-type="float" office:value="55.8315093185899" calcext:value-type="float">
            <text:p>55.8315093185899</text:p>
          </table:table-cell>
          <table:table-cell office:value-type="float" office:value="-4.24856509931469" calcext:value-type="float">
            <text:p>-4.24856509931469</text:p>
          </table:table-cell>
          <table:table-cell office:value-type="string" calcext:value-type="string">
            <text:p>Polmadie Rd northbound to Calder St</text:p>
          </table:table-cell>
          <table:table-cell table:formula="of:=VLOOKUP([.B692];[FromObs.$D$3:.$D$1035];1;FALSE())" office:value-type="string" office:string-value="GJ0071_N" calcext:value-type="string">
            <text:p>GJ0071_N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GJ2701_T</text:p>
          </table:table-cell>
          <table:table-cell office:value-type="float" office:value="55.843770240216" calcext:value-type="float">
            <text:p>55.843770240216</text:p>
          </table:table-cell>
          <table:table-cell office:value-type="float" office:value="-4.25532719516322" calcext:value-type="float">
            <text:p>-4.25532719516322</text:p>
          </table:table-cell>
          <table:table-cell office:value-type="string" calcext:value-type="string">
            <text:p>Caledonia Rd southbound to Aikenhead Road</text:p>
          </table:table-cell>
          <table:table-cell table:formula="of:=VLOOKUP([.B693];[FromObs.$D$3:.$D$1035];1;FALSE())" office:value-type="string" office:string-value="GJ2701_T" calcext:value-type="string">
            <text:p>GJ2701_T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C1351_Y</text:p>
          </table:table-cell>
          <table:table-cell office:value-type="float" office:value="55.8677708957606" calcext:value-type="float">
            <text:p>55.8677708957606</text:p>
          </table:table-cell>
          <table:table-cell office:value-type="float" office:value="-4.29109929090347" calcext:value-type="float">
            <text:p>-4.29109929090347</text:p>
          </table:table-cell>
          <table:table-cell office:value-type="string" calcext:value-type="string">
            <text:p>Argyle Street towards Radnor Road</text:p>
          </table:table-cell>
          <table:table-cell table:formula="of:=VLOOKUP([.B69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GJ2701_S</text:p>
          </table:table-cell>
          <table:table-cell office:value-type="float" office:value="55.8409993806453" calcext:value-type="float">
            <text:p>55.8409993806453</text:p>
          </table:table-cell>
          <table:table-cell office:value-type="float" office:value="-4.25596531994687" calcext:value-type="float">
            <text:p>-4.25596531994687</text:p>
          </table:table-cell>
          <table:table-cell office:value-type="string" calcext:value-type="string">
            <text:p>Aikenhead Rd westbound</text:p>
          </table:table-cell>
          <table:table-cell table:formula="of:=VLOOKUP([.B695];[FromObs.$D$3:.$D$1035];1;FALSE())" office:value-type="string" office:string-value="GJ2701_S" calcext:value-type="string">
            <text:p>GJ2701_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GL2601_C</text:p>
          </table:table-cell>
          <table:table-cell office:value-type="float" office:value="55.8646711201831" calcext:value-type="float">
            <text:p>55.8646711201831</text:p>
          </table:table-cell>
          <table:table-cell office:value-type="float" office:value="-4.3350283435284" calcext:value-type="float">
            <text:p>-4.3350283435284</text:p>
          </table:table-cell>
          <table:table-cell office:value-type="string" calcext:value-type="string">
            <text:p>Northbound</text:p>
          </table:table-cell>
          <table:table-cell table:formula="of:=VLOOKUP([.B69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GH1051_E</text:p>
          </table:table-cell>
          <table:table-cell office:value-type="float" office:value="55.8512918125229" calcext:value-type="float">
            <text:p>55.8512918125229</text:p>
          </table:table-cell>
          <table:table-cell office:value-type="float" office:value="-4.19778386032069" calcext:value-type="float">
            <text:p>-4.19778386032069</text:p>
          </table:table-cell>
          <table:table-cell office:value-type="string" calcext:value-type="string">
            <text:p>Duke Street south to Parkhead Cross</text:p>
          </table:table-cell>
          <table:table-cell table:formula="of:=VLOOKUP([.B697];[FromObs.$D$3:.$D$1035];1;FALSE())" office:value-type="string" office:string-value="GH1051_E" calcext:value-type="string">
            <text:p>GH1051_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GC1351_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dnor Road from Sauchiehall Street</text:p>
          </table:table-cell>
          <table:table-cell table:formula="of:=VLOOKUP([.B698];[FromObs.$D$3:.$D$1035];1;FALSE())" office:value-type="string" office:string-value="GC1351_D" calcext:value-type="string">
            <text:p>GC1351_D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GH1051_D</text:p>
          </table:table-cell>
          <table:table-cell office:value-type="float" office:value="55.8512918125229" calcext:value-type="float">
            <text:p>55.8512918125229</text:p>
          </table:table-cell>
          <table:table-cell office:value-type="float" office:value="-4.19778386032069" calcext:value-type="float">
            <text:p>-4.19778386032069</text:p>
          </table:table-cell>
          <table:table-cell office:value-type="string" calcext:value-type="string">
            <text:p>Springfield Rd north Parkhead Cross</text:p>
          </table:table-cell>
          <table:table-cell table:formula="of:=VLOOKUP([.B699];[FromObs.$D$3:.$D$1035];1;FALSE())" office:value-type="string" office:string-value="GH1051_D" calcext:value-type="string">
            <text:p>GH1051_D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GC1351_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ugh Street</text:p>
          </table:table-cell>
          <table:table-cell table:formula="of:=VLOOKUP([.B700];[FromObs.$D$3:.$D$1035];1;FALSE())" office:value-type="string" office:string-value="GC1351_C" calcext:value-type="string">
            <text:p>GC1351_C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GH1051_C</text:p>
          </table:table-cell>
          <table:table-cell office:value-type="float" office:value="55.8512918125229" calcext:value-type="float">
            <text:p>55.8512918125229</text:p>
          </table:table-cell>
          <table:table-cell office:value-type="float" office:value="-4.19778386032069" calcext:value-type="float">
            <text:p>-4.19778386032069</text:p>
          </table:table-cell>
          <table:table-cell office:value-type="string" calcext:value-type="string">
            <text:p>Westmuir St. south to Parkhead Cross</text:p>
          </table:table-cell>
          <table:table-cell table:formula="of:=VLOOKUP([.B701];[FromObs.$D$3:.$D$1035];1;FALSE())" office:value-type="string" office:string-value="GH1051_C" calcext:value-type="string">
            <text:p>GH1051_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GC1351_B</text:p>
          </table:table-cell>
          <table:table-cell office:value-type="float" office:value="55.8652899993493" calcext:value-type="float">
            <text:p>55.8652899993493</text:p>
          </table:table-cell>
          <table:table-cell office:value-type="float" office:value="-4.28628624492854" calcext:value-type="float">
            <text:p>-4.28628624492854</text:p>
          </table:table-cell>
          <table:table-cell office:value-type="string" calcext:value-type="string">
            <text:p>Argyle Street towards Radnor Street:</text:p>
          </table:table-cell>
          <table:table-cell table:formula="of:=VLOOKUP([.B702];[FromObs.$D$3:.$D$1035];1;FALSE())" office:value-type="string" office:string-value="GC1351_B" calcext:value-type="string">
            <text:p>GC1351_B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GH1051_B</text:p>
          </table:table-cell>
          <table:table-cell office:value-type="float" office:value="55.8512918125229" calcext:value-type="float">
            <text:p>55.8512918125229</text:p>
          </table:table-cell>
          <table:table-cell office:value-type="float" office:value="-4.19778386032069" calcext:value-type="float">
            <text:p>-4.19778386032069</text:p>
          </table:table-cell>
          <table:table-cell office:value-type="string" calcext:value-type="string">
            <text:p>Tollcross Rd west to Parkhead Cross</text:p>
          </table:table-cell>
          <table:table-cell table:formula="of:=VLOOKUP([.B703];[FromObs.$D$3:.$D$1035];1;FALSE())" office:value-type="string" office:string-value="GH1051_B" calcext:value-type="string">
            <text:p>GH1051_B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GC1351_A</text:p>
          </table:table-cell>
          <table:table-cell office:value-type="float" office:value="55.8677708957606" calcext:value-type="float">
            <text:p>55.8677708957606</text:p>
          </table:table-cell>
          <table:table-cell office:value-type="float" office:value="-4.29109929090347" calcext:value-type="float">
            <text:p>-4.29109929090347</text:p>
          </table:table-cell>
          <table:table-cell office:value-type="string" calcext:value-type="string">
            <text:p>Argyle Street towards Radnor Road</text:p>
          </table:table-cell>
          <table:table-cell table:formula="of:=VLOOKUP([.B704];[FromObs.$D$3:.$D$1035];1;FALSE())" office:value-type="string" office:string-value="GC1351_A" calcext:value-type="string">
            <text:p>GC1351_A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GH1051_A</text:p>
          </table:table-cell>
          <table:table-cell office:value-type="float" office:value="55.8530474005765" calcext:value-type="float">
            <text:p>55.8530474005765</text:p>
          </table:table-cell>
          <table:table-cell office:value-type="float" office:value="-4.20313950868092" calcext:value-type="float">
            <text:p>-4.20313950868092</text:p>
          </table:table-cell>
          <table:table-cell office:value-type="string" calcext:value-type="string">
            <text:p>Gallowgate east to Parkhead Cross</text:p>
          </table:table-cell>
          <table:table-cell table:formula="of:=VLOOKUP([.B705];[FromObs.$D$3:.$D$1035];1;FALSE())" office:value-type="string" office:string-value="GH1051_A" calcext:value-type="string">
            <text:p>GH1051_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GD168A_R</text:p>
          </table:table-cell>
          <table:table-cell office:value-type="float" office:value="55.8916096359605" calcext:value-type="float">
            <text:p>55.8916096359605</text:p>
          </table:table-cell>
          <table:table-cell office:value-type="float" office:value="-4.32967351403868" calcext:value-type="float">
            <text:p>-4.32967351403868</text:p>
          </table:table-cell>
          <table:table-cell office:value-type="string" calcext:value-type="string">
            <text:p>Great Western Rd to Munro Place</text:p>
          </table:table-cell>
          <table:table-cell table:formula="of:=VLOOKUP([.B70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GG280A_S</text:p>
          </table:table-cell>
          <table:table-cell office:value-type="float" office:value="55.8515370106059" calcext:value-type="float">
            <text:p>55.8515370106059</text:p>
          </table:table-cell>
          <table:table-cell office:value-type="float" office:value="-4.16622805350799" calcext:value-type="float">
            <text:p>-4.16622805350799</text:p>
          </table:table-cell>
          <table:table-cell office:value-type="string" calcext:value-type="string">
            <text:p>Shettleston Road to Amulree St</text:p>
          </table:table-cell>
          <table:table-cell table:formula="of:=VLOOKUP([.B707];[FromObs.$D$3:.$D$1035];1;FALSE())" office:value-type="string" office:string-value="GG280A_S" calcext:value-type="string">
            <text:p>GG280A_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G280A_R</text:p>
          </table:table-cell>
          <table:table-cell office:value-type="float" office:value="55.8517898698489" calcext:value-type="float">
            <text:p>55.8517898698489</text:p>
          </table:table-cell>
          <table:table-cell office:value-type="float" office:value="-4.16207223959101" calcext:value-type="float">
            <text:p>-4.16207223959101</text:p>
          </table:table-cell>
          <table:table-cell office:value-type="string" calcext:value-type="string">
            <text:p>Shettleston Road to Amulree St.</text:p>
          </table:table-cell>
          <table:table-cell table:formula="of:=VLOOKUP([.B708];[FromObs.$D$3:.$D$1035];1;FALSE())" office:value-type="string" office:string-value="GG280A_R" calcext:value-type="string">
            <text:p>GG280A_R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GG0171_W</text:p>
          </table:table-cell>
          <table:table-cell office:value-type="float" office:value="55.8631221668278" calcext:value-type="float">
            <text:p>55.8631221668278</text:p>
          </table:table-cell>
          <table:table-cell office:value-type="float" office:value="-4.21115733524278" calcext:value-type="float">
            <text:p>-4.21115733524278</text:p>
          </table:table-cell>
          <table:table-cell office:value-type="string" calcext:value-type="string">
            <text:p>Alexandra Pde WB Right Turn to Alexandra Park St</text:p>
          </table:table-cell>
          <table:table-cell table:formula="of:=VLOOKUP([.B70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GG0171_T</text:p>
          </table:table-cell>
          <table:table-cell office:value-type="float" office:value="55.8631221668278" calcext:value-type="float">
            <text:p>55.8631221668278</text:p>
          </table:table-cell>
          <table:table-cell office:value-type="float" office:value="-4.21115733524278" calcext:value-type="float">
            <text:p>-4.21115733524278</text:p>
          </table:table-cell>
          <table:table-cell office:value-type="string" calcext:value-type="string">
            <text:p>Alexandra Park Street southbound</text:p>
          </table:table-cell>
          <table:table-cell table:formula="of:=VLOOKUP([.B710];[FromObs.$D$3:.$D$1035];1;FALSE())" office:value-type="string" office:string-value="GG0171_T" calcext:value-type="string">
            <text:p>GG0171_T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GB1351_X</text:p>
          </table:table-cell>
          <table:table-cell office:value-type="float" office:value="55.85073160839" calcext:value-type="float">
            <text:p>55.85073160839</text:p>
          </table:table-cell>
          <table:table-cell office:value-type="float" office:value="-4.24866894342279" calcext:value-type="float">
            <text:p>-4.24866894342279</text:p>
          </table:table-cell>
          <table:table-cell office:value-type="string" calcext:value-type="string">
            <text:p>Crown Street northbound to Albert Bridge</text:p>
          </table:table-cell>
          <table:table-cell table:formula="of:=VLOOKUP([.B71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GG0171_S</text:p>
          </table:table-cell>
          <table:table-cell office:value-type="float" office:value="55.8633371716756" calcext:value-type="float">
            <text:p>55.8633371716756</text:p>
          </table:table-cell>
          <table:table-cell office:value-type="float" office:value="-4.21369463416893" calcext:value-type="float">
            <text:p>-4.21369463416893</text:p>
          </table:table-cell>
          <table:table-cell office:value-type="string" calcext:value-type="string">
            <text:p>Alexandra Parade to Alexandra Park</text:p>
          </table:table-cell>
          <table:table-cell table:formula="of:=VLOOKUP([.B712];[FromObs.$D$3:.$D$1035];1;FALSE())" office:value-type="string" office:string-value="GG0171_S" calcext:value-type="string">
            <text:p>GG0171_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G0171_R</text:p>
          </table:table-cell>
          <table:table-cell office:value-type="float" office:value="55.862668615009" calcext:value-type="float">
            <text:p>55.862668615009</text:p>
          </table:table-cell>
          <table:table-cell office:value-type="float" office:value="-4.20788736890891" calcext:value-type="float">
            <text:p>-4.20788736890891</text:p>
          </table:table-cell>
          <table:table-cell office:value-type="string" calcext:value-type="string">
            <text:p>Alexandra Parade to Alexandra Park</text:p>
          </table:table-cell>
          <table:table-cell table:formula="of:=VLOOKUP([.B713];[FromObs.$D$3:.$D$1035];1;FALSE())" office:value-type="string" office:string-value="GG0171_R" calcext:value-type="string">
            <text:p>GG0171_R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GA3221_D</text:p>
          </table:table-cell>
          <table:table-cell office:value-type="float" office:value="55.8552240754007" calcext:value-type="float">
            <text:p>55.8552240754007</text:p>
          </table:table-cell>
          <table:table-cell office:value-type="float" office:value="-4.25266745654399" calcext:value-type="float">
            <text:p>-4.25266745654399</text:p>
          </table:table-cell>
          <table:table-cell office:value-type="string" calcext:value-type="string">
            <text:p>Dunlop Street southbound to Clyde Street</text:p>
          </table:table-cell>
          <table:table-cell table:formula="of:=VLOOKUP([.B714];[FromObs.$D$3:.$D$1035];1;FALSE())" office:value-type="string" office:string-value="GA3221_D" calcext:value-type="string">
            <text:p>GA3221_D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GA3221_B</text:p>
          </table:table-cell>
          <table:table-cell office:value-type="float" office:value="55.8552240754007" calcext:value-type="float">
            <text:p>55.8552240754007</text:p>
          </table:table-cell>
          <table:table-cell office:value-type="float" office:value="-4.25266745654399" calcext:value-type="float">
            <text:p>-4.25266745654399</text:p>
          </table:table-cell>
          <table:table-cell office:value-type="string" calcext:value-type="string">
            <text:p>Clyde Street westbound to Dunlop St</text:p>
          </table:table-cell>
          <table:table-cell table:formula="of:=VLOOKUP([.B715];[FromObs.$D$3:.$D$1035];1;FALSE())" office:value-type="string" office:string-value="GA3221_B" calcext:value-type="string">
            <text:p>GA3221_B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GB1351_F</text:p>
          </table:table-cell>
          <table:table-cell office:value-type="float" office:value="55.85073160839" calcext:value-type="float">
            <text:p>55.85073160839</text:p>
          </table:table-cell>
          <table:table-cell office:value-type="float" office:value="-4.24866894342279" calcext:value-type="float">
            <text:p>-4.24866894342279</text:p>
          </table:table-cell>
          <table:table-cell office:value-type="string" calcext:value-type="string">
            <text:p>Crown Street southbound outside R/T Lane</text:p>
          </table:table-cell>
          <table:table-cell table:formula="of:=VLOOKUP([.B716];[FromObs.$D$3:.$D$1035];1;FALSE())" office:value-type="string" office:string-value="GB1351_F" calcext:value-type="string">
            <text:p>GB1351_F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GG0171_A</text:p>
          </table:table-cell>
          <table:table-cell office:value-type="float" office:value="55.8617013184049" calcext:value-type="float">
            <text:p>55.8617013184049</text:p>
          </table:table-cell>
          <table:table-cell office:value-type="float" office:value="-4.21120443086496" calcext:value-type="float">
            <text:p>-4.21120443086496</text:p>
          </table:table-cell>
          <table:table-cell office:value-type="string" calcext:value-type="string">
            <text:p>Alexandra Park St n/b to Alex Parade</text:p>
          </table:table-cell>
          <table:table-cell table:formula="of:=VLOOKUP([.B71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GB1351_D</text:p>
          </table:table-cell>
          <table:table-cell office:value-type="float" office:value="55.85073160839" calcext:value-type="float">
            <text:p>55.85073160839</text:p>
          </table:table-cell>
          <table:table-cell office:value-type="float" office:value="-4.24866894342279" calcext:value-type="float">
            <text:p>-4.24866894342279</text:p>
          </table:table-cell>
          <table:table-cell office:value-type="string" calcext:value-type="string">
            <text:p>Crown Street southbound inside</text:p>
          </table:table-cell>
          <table:table-cell table:formula="of:=VLOOKUP([.B718];[FromObs.$D$3:.$D$1035];1;FALSE())" office:value-type="string" office:string-value="GB1351_D" calcext:value-type="string">
            <text:p>GB1351_D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GB1351_C</text:p>
          </table:table-cell>
          <table:table-cell office:value-type="float" office:value="55.8498958516623" calcext:value-type="float">
            <text:p>55.8498958516623</text:p>
          </table:table-cell>
          <table:table-cell office:value-type="float" office:value="-4.25210345929171" calcext:value-type="float">
            <text:p>-4.25210345929171</text:p>
          </table:table-cell>
          <table:table-cell office:value-type="string" calcext:value-type="string">
            <text:p>Laurieston Road northbound to Ballater Street</text:p>
          </table:table-cell>
          <table:table-cell table:formula="of:=VLOOKUP([.B719];[FromObs.$D$3:.$D$1035];1;FALSE())" office:value-type="string" office:string-value="GB1351_C" calcext:value-type="string">
            <text:p>GB1351_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GB1351_B</text:p>
          </table:table-cell>
          <table:table-cell office:value-type="float" office:value="55.85073160839" calcext:value-type="float">
            <text:p>55.85073160839</text:p>
          </table:table-cell>
          <table:table-cell office:value-type="float" office:value="-4.24866894342279" calcext:value-type="float">
            <text:p>-4.24866894342279</text:p>
          </table:table-cell>
          <table:table-cell office:value-type="string" calcext:value-type="string">
            <text:p>Ballater Street westbound</text:p>
          </table:table-cell>
          <table:table-cell table:formula="of:=VLOOKUP([.B720];[FromObs.$D$3:.$D$1035];1;FALSE())" office:value-type="string" office:string-value="GB1351_B" calcext:value-type="string">
            <text:p>GB1351_B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GB1351_A</text:p>
          </table:table-cell>
          <table:table-cell office:value-type="float" office:value="55.8511529222462" calcext:value-type="float">
            <text:p>55.8511529222462</text:p>
          </table:table-cell>
          <table:table-cell office:value-type="float" office:value="-4.25118564322678" calcext:value-type="float">
            <text:p>-4.25118564322678</text:p>
          </table:table-cell>
          <table:table-cell office:value-type="string" calcext:value-type="string">
            <text:p>Ballater Street eastbound to Crown Street</text:p>
          </table:table-cell>
          <table:table-cell table:formula="of:=VLOOKUP([.B721];[FromObs.$D$3:.$D$1035];1;FALSE())" office:value-type="string" office:string-value="GB1351_A" calcext:value-type="string">
            <text:p>GB1351_A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GE0271_H</text:p>
          </table:table-cell>
          <table:table-cell office:value-type="float" office:value="55.8852826156379" calcext:value-type="float">
            <text:p>55.8852826156379</text:p>
          </table:table-cell>
          <table:table-cell office:value-type="float" office:value="-4.25634396823603" calcext:value-type="float">
            <text:p>-4.25634396823603</text:p>
          </table:table-cell>
          <table:table-cell office:value-type="string" calcext:value-type="string">
            <text:p>R/T into Stronend Street</text:p>
          </table:table-cell>
          <table:table-cell table:formula="of:=VLOOKUP([.B72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GI0401_S</text:p>
          </table:table-cell>
          <table:table-cell office:value-type="float" office:value="55.8380788344038" calcext:value-type="float">
            <text:p>55.8380788344038</text:p>
          </table:table-cell>
          <table:table-cell office:value-type="float" office:value="-4.2313121684895" calcext:value-type="float">
            <text:p>-4.2313121684895</text:p>
          </table:table-cell>
          <table:table-cell office:value-type="string" calcext:value-type="string">
            <text:p>New Rutherglen Road to Granton St</text:p>
          </table:table-cell>
          <table:table-cell table:formula="of:=VLOOKUP([.B723];[FromObs.$D$3:.$D$1035];1;FALSE())" office:value-type="string" office:string-value="GI0401_S" calcext:value-type="string">
            <text:p>GI0401_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GI0401_R</text:p>
          </table:table-cell>
          <table:table-cell office:value-type="float" office:value="55.838400700864" calcext:value-type="float">
            <text:p>55.838400700864</text:p>
          </table:table-cell>
          <table:table-cell office:value-type="float" office:value="-4.23931629400079" calcext:value-type="float">
            <text:p>-4.23931629400079</text:p>
          </table:table-cell>
          <table:table-cell office:value-type="string" calcext:value-type="string">
            <text:p>New Rutherglen Road eastbound to Granton St</text:p>
          </table:table-cell>
          <table:table-cell table:formula="of:=VLOOKUP([.B724];[FromObs.$D$3:.$D$1035];1;FALSE())" office:value-type="string" office:string-value="GI0401_R" calcext:value-type="string">
            <text:p>GI0401_R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GE0271_D</text:p>
          </table:table-cell>
          <table:table-cell office:value-type="float" office:value="55.8852826156379" calcext:value-type="float">
            <text:p>55.8852826156379</text:p>
          </table:table-cell>
          <table:table-cell office:value-type="float" office:value="-4.25634396823603" calcext:value-type="float">
            <text:p>-4.25634396823603</text:p>
          </table:table-cell>
          <table:table-cell office:value-type="string" calcext:value-type="string">
            <text:p>Stronend Street</text:p>
          </table:table-cell>
          <table:table-cell table:formula="of:=VLOOKUP([.B725];[FromObs.$D$3:.$D$1035];1;FALSE())" office:value-type="string" office:string-value="GE0271_D" calcext:value-type="string">
            <text:p>GE0271_D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GE0271_C</text:p>
          </table:table-cell>
          <table:table-cell office:value-type="float" office:value="55.883745152414" calcext:value-type="float">
            <text:p>55.883745152414</text:p>
          </table:table-cell>
          <table:table-cell office:value-type="float" office:value="-4.2544158693099" calcext:value-type="float">
            <text:p>-4.2544158693099</text:p>
          </table:table-cell>
          <table:table-cell office:value-type="string" calcext:value-type="string">
            <text:p>Balmore Rd outbound towards Stronend St</text:p>
          </table:table-cell>
          <table:table-cell table:formula="of:=VLOOKUP([.B726];[FromObs.$D$3:.$D$1035];1;FALSE())" office:value-type="string" office:string-value="GE0271_C" calcext:value-type="string">
            <text:p>GE0271_C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GA5001_M</text:p>
          </table:table-cell>
          <table:table-cell office:value-type="float" office:value="55.8543431624711" calcext:value-type="float">
            <text:p>55.8543431624711</text:p>
          </table:table-cell>
          <table:table-cell office:value-type="float" office:value="-4.24579387409754" calcext:value-type="float">
            <text:p>-4.24579387409754</text:p>
          </table:table-cell>
          <table:table-cell office:value-type="string" calcext:value-type="string">
            <text:p>Saltmarket southbound to Clyde St</text:p>
          </table:table-cell>
          <table:table-cell table:formula="of:=VLOOKUP([.B72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GK0301_D</text:p>
          </table:table-cell>
          <table:table-cell office:value-type="float" office:value="55.8407174331644" calcext:value-type="float">
            <text:p>55.8407174331644</text:p>
          </table:table-cell>
          <table:table-cell office:value-type="float" office:value="-4.26543660031547" calcext:value-type="float">
            <text:p>-4.26543660031547</text:p>
          </table:table-cell>
          <table:table-cell office:value-type="string" calcext:value-type="string">
            <text:p>Pollokshaws Road outbound to Calder Street</text:p>
          </table:table-cell>
          <table:table-cell table:formula="of:=VLOOKUP([.B728];[FromObs.$D$3:.$D$1035];1;FALSE())" office:value-type="string" office:string-value="GK0301_D" calcext:value-type="string">
            <text:p>GK0301_D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GE0271_A</text:p>
          </table:table-cell>
          <table:table-cell office:value-type="float" office:value="55.8865414656892" calcext:value-type="float">
            <text:p>55.8865414656892</text:p>
          </table:table-cell>
          <table:table-cell office:value-type="float" office:value="-4.25680083263538" calcext:value-type="float">
            <text:p>-4.25680083263538</text:p>
          </table:table-cell>
          <table:table-cell office:value-type="string" calcext:value-type="string">
            <text:p>Balmore Road inbound towards Stronend Street</text:p>
          </table:table-cell>
          <table:table-cell table:formula="of:=VLOOKUP([.B729];[FromObs.$D$3:.$D$1035];1;FALSE())" office:value-type="string" office:string-value="GE0271_A" calcext:value-type="string">
            <text:p>GE0271_A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GK0301_C</text:p>
          </table:table-cell>
          <table:table-cell office:value-type="float" office:value="55.836993288274" calcext:value-type="float">
            <text:p>55.836993288274</text:p>
          </table:table-cell>
          <table:table-cell office:value-type="float" office:value="-4.26951612111681" calcext:value-type="float">
            <text:p>-4.26951612111681</text:p>
          </table:table-cell>
          <table:table-cell office:value-type="string" calcext:value-type="string">
            <text:p>Pollokshaws Road inbound to Calder Street</text:p>
          </table:table-cell>
          <table:table-cell table:formula="of:=VLOOKUP([.B730];[FromObs.$D$3:.$D$1035];1;FALSE())" office:value-type="string" office:string-value="GK0301_C" calcext:value-type="string">
            <text:p>GK0301_C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GK0301_B</text:p>
          </table:table-cell>
          <table:table-cell office:value-type="float" office:value="55.8379641263184" calcext:value-type="float">
            <text:p>55.8379641263184</text:p>
          </table:table-cell>
          <table:table-cell office:value-type="float" office:value="-4.26414245636018" calcext:value-type="float">
            <text:p>-4.26414245636018</text:p>
          </table:table-cell>
          <table:table-cell office:value-type="string" calcext:value-type="string">
            <text:p>Calder Street to Pollokshaws Road</text:p>
          </table:table-cell>
          <table:table-cell table:formula="of:=VLOOKUP([.B731];[FromObs.$D$3:.$D$1035];1;FALSE())" office:value-type="string" office:string-value="GK0301_B" calcext:value-type="string">
            <text:p>GK0301_B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GG050A_D</text:p>
          </table:table-cell>
          <table:table-cell office:value-type="float" office:value="55.8676620063108" calcext:value-type="float">
            <text:p>55.8676620063108</text:p>
          </table:table-cell>
          <table:table-cell office:value-type="float" office:value="-4.1925072143175" calcext:value-type="float">
            <text:p>-4.1925072143175</text:p>
          </table:table-cell>
          <table:table-cell office:value-type="string" calcext:value-type="string">
            <text:p>Cumbernauld Rd southbound to Dee St</text:p>
          </table:table-cell>
          <table:table-cell table:formula="of:=VLOOKUP([.B732];[FromObs.$D$3:.$D$1035];1;FALSE())" office:value-type="string" office:string-value="GG050A_D" calcext:value-type="string">
            <text:p>GG050A_D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GG050A_C</text:p>
          </table:table-cell>
          <table:table-cell office:value-type="float" office:value="55.8633660233711" calcext:value-type="float">
            <text:p>55.8633660233711</text:p>
          </table:table-cell>
          <table:table-cell office:value-type="float" office:value="-4.19805038939505" calcext:value-type="float">
            <text:p>-4.19805038939505</text:p>
          </table:table-cell>
          <table:table-cell office:value-type="string" calcext:value-type="string">
            <text:p>Cumbernauld Rd Northbound to Dee St</text:p>
          </table:table-cell>
          <table:table-cell table:formula="of:=VLOOKUP([.B733];[FromObs.$D$3:.$D$1035];1;FALSE())" office:value-type="string" office:string-value="GG050A_C" calcext:value-type="string">
            <text:p>GG050A_C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GA4971_T</text:p>
          </table:table-cell>
          <table:table-cell office:value-type="float" office:value="55.8645431683266" calcext:value-type="float">
            <text:p>55.8645431683266</text:p>
          </table:table-cell>
          <table:table-cell office:value-type="float" office:value="-4.23744867327511" calcext:value-type="float">
            <text:p>-4.23744867327511</text:p>
          </table:table-cell>
          <table:table-cell office:value-type="string" calcext:value-type="string">
            <text:p>Stirling Road southbound to Cathedral St</text:p>
          </table:table-cell>
          <table:table-cell table:formula="of:=VLOOKUP([.B734];[FromObs.$D$3:.$D$1035];1;FALSE())" office:value-type="string" office:string-value="GA4971_T" calcext:value-type="string">
            <text:p>GA4971_T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GA4971_S</text:p>
          </table:table-cell>
          <table:table-cell office:value-type="float" office:value="55.86314029621" calcext:value-type="float">
            <text:p>55.86314029621</text:p>
          </table:table-cell>
          <table:table-cell office:value-type="float" office:value="-4.23700041543934" calcext:value-type="float">
            <text:p>-4.23700041543934</text:p>
          </table:table-cell>
          <table:table-cell office:value-type="string" calcext:value-type="string">
            <text:p>Cathedral St westbound to Stirling Road</text:p>
          </table:table-cell>
          <table:table-cell table:formula="of:=VLOOKUP([.B735];[FromObs.$D$3:.$D$1035];1;FALSE())" office:value-type="string" office:string-value="GA4971_S" calcext:value-type="string">
            <text:p>GA4971_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GA4971_R</text:p>
          </table:table-cell>
          <table:table-cell office:value-type="float" office:value="55.8629742670809" calcext:value-type="float">
            <text:p>55.8629742670809</text:p>
          </table:table-cell>
          <table:table-cell office:value-type="float" office:value="-4.24266429166719" calcext:value-type="float">
            <text:p>-4.24266429166719</text:p>
          </table:table-cell>
          <table:table-cell office:value-type="string" calcext:value-type="string">
            <text:p>Cathedral St eastbound to Stirling Rd</text:p>
          </table:table-cell>
          <table:table-cell table:formula="of:=VLOOKUP([.B736];[FromObs.$D$3:.$D$1035];1;FALSE())" office:value-type="string" office:string-value="GA4971_R" calcext:value-type="string">
            <text:p>GA4971_R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H2701_G</text:p>
          </table:table-cell>
          <table:table-cell office:value-type="float" office:value="55.8400076125795" calcext:value-type="float">
            <text:p>55.8400076125795</text:p>
          </table:table-cell>
          <table:table-cell office:value-type="float" office:value="-4.1809035497541" calcext:value-type="float">
            <text:p>-4.1809035497541</text:p>
          </table:table-cell>
          <table:table-cell office:value-type="string" calcext:value-type="string">
            <text:p>London Road w/b</text:p>
          </table:table-cell>
          <table:table-cell table:formula="of:=VLOOKUP([.B737];[FromObs.$D$3:.$D$1035];1;FALSE())" office:value-type="string" office:string-value="GH2701_G" calcext:value-type="string">
            <text:p>GH2701_G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GH2701_E</text:p>
          </table:table-cell>
          <table:table-cell office:value-type="float" office:value="55.8400076125795" calcext:value-type="float">
            <text:p>55.8400076125795</text:p>
          </table:table-cell>
          <table:table-cell office:value-type="float" office:value="-4.1809035497541" calcext:value-type="float">
            <text:p>-4.1809035497541</text:p>
          </table:table-cell>
          <table:table-cell office:value-type="string" calcext:value-type="string">
            <text:p>Braidfauld Street (entry)</text:p>
          </table:table-cell>
          <table:table-cell table:formula="of:=VLOOKUP([.B738];[FromObs.$D$3:.$D$1035];1;FALSE())" office:value-type="string" office:string-value="GH2701_E" calcext:value-type="string">
            <text:p>GH2701_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GH2701_D</text:p>
          </table:table-cell>
          <table:table-cell office:value-type="float" office:value="55.8400076125795" calcext:value-type="float">
            <text:p>55.8400076125795</text:p>
          </table:table-cell>
          <table:table-cell office:value-type="float" office:value="-4.1809035497541" calcext:value-type="float">
            <text:p>-4.1809035497541</text:p>
          </table:table-cell>
          <table:table-cell office:value-type="string" calcext:value-type="string">
            <text:p>London Road e/b</text:p>
          </table:table-cell>
          <table:table-cell table:formula="of:=VLOOKUP([.B739];[FromObs.$D$3:.$D$1035];1;FALSE())" office:value-type="string" office:string-value="GH2701_D" calcext:value-type="string">
            <text:p>GH2701_D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GL1101_W</text:p>
          </table:table-cell>
          <table:table-cell office:value-type="float" office:value="55.8485270640361" calcext:value-type="float">
            <text:p>55.8485270640361</text:p>
          </table:table-cell>
          <table:table-cell office:value-type="float" office:value="-4.30992022545422" calcext:value-type="float">
            <text:p>-4.30992022545422</text:p>
          </table:table-cell>
          <table:table-cell office:value-type="string" calcext:value-type="string">
            <text:p>M8 off Ramp left turn traffic</text:p>
          </table:table-cell>
          <table:table-cell table:formula="of:=VLOOKUP([.B74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GL1101_V</text:p>
          </table:table-cell>
          <table:table-cell office:value-type="float" office:value="55.8485270640361" calcext:value-type="float">
            <text:p>55.8485270640361</text:p>
          </table:table-cell>
          <table:table-cell office:value-type="float" office:value="-4.30992022545422" calcext:value-type="float">
            <text:p>-4.30992022545422</text:p>
          </table:table-cell>
          <table:table-cell office:value-type="string" calcext:value-type="string">
            <text:p>Dumbreck Road northbound</text:p>
          </table:table-cell>
          <table:table-cell table:formula="of:=VLOOKUP([.B741];[FromObs.$D$3:.$D$1035];1;FALSE())" office:value-type="string" office:string-value="GL1101_V" calcext:value-type="string">
            <text:p>GL1101_V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GL1101_T</text:p>
          </table:table-cell>
          <table:table-cell office:value-type="float" office:value="55.8499721250566" calcext:value-type="float">
            <text:p>55.8499721250566</text:p>
          </table:table-cell>
          <table:table-cell office:value-type="float" office:value="-4.31098054666657" calcext:value-type="float">
            <text:p>-4.31098054666657</text:p>
          </table:table-cell>
          <table:table-cell office:value-type="string" calcext:value-type="string">
            <text:p>Dumbreck Road southbound</text:p>
          </table:table-cell>
          <table:table-cell table:formula="of:=VLOOKUP([.B742];[FromObs.$D$3:.$D$1035];1;FALSE())" office:value-type="string" office:string-value="GL1101_T" calcext:value-type="string">
            <text:p>GL1101_T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GH0401_V</text:p>
          </table:table-cell>
          <table:table-cell office:value-type="float" office:value="55.8487729823707" calcext:value-type="float">
            <text:p>55.8487729823707</text:p>
          </table:table-cell>
          <table:table-cell office:value-type="float" office:value="-4.21594957448397" calcext:value-type="float">
            <text:p>-4.21594957448397</text:p>
          </table:table-cell>
          <table:table-cell office:value-type="string" calcext:value-type="string">
            <text:p>Fielden St northbound to Crownpoint Rd</text:p>
          </table:table-cell>
          <table:table-cell table:formula="of:=VLOOKUP([.B743];[FromObs.$D$3:.$D$1035];1;FALSE())" office:value-type="string" office:string-value="GH0401_V" calcext:value-type="string">
            <text:p>GH0401_V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GL1101_S</text:p>
          </table:table-cell>
          <table:table-cell office:value-type="float" office:value="55.8485270640361" calcext:value-type="float">
            <text:p>55.8485270640361</text:p>
          </table:table-cell>
          <table:table-cell office:value-type="float" office:value="-4.30992022545422" calcext:value-type="float">
            <text:p>-4.30992022545422</text:p>
          </table:table-cell>
          <table:table-cell office:value-type="string" calcext:value-type="string">
            <text:p>M8 off Ramp</text:p>
          </table:table-cell>
          <table:table-cell table:formula="of:=VLOOKUP([.B744];[FromObs.$D$3:.$D$1035];1;FALSE())" office:value-type="string" office:string-value="GL1101_S" calcext:value-type="string">
            <text:p>GL1101_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GH0401_T</text:p>
          </table:table-cell>
          <table:table-cell office:value-type="float" office:value="55.8542937822004" calcext:value-type="float">
            <text:p>55.8542937822004</text:p>
          </table:table-cell>
          <table:table-cell office:value-type="float" office:value="-4.21480993715985" calcext:value-type="float">
            <text:p>-4.21480993715985</text:p>
          </table:table-cell>
          <table:table-cell office:value-type="string" calcext:value-type="string">
            <text:p>Fielden Street southbound to Crownpoint Rd</text:p>
          </table:table-cell>
          <table:table-cell table:formula="of:=VLOOKUP([.B745];[FromObs.$D$3:.$D$1035];1;FALSE())" office:value-type="string" office:string-value="GH0401_T" calcext:value-type="string">
            <text:p>GH0401_T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GH0401_S</text:p>
          </table:table-cell>
          <table:table-cell office:value-type="float" office:value="55.85266097304" calcext:value-type="float">
            <text:p>55.85266097304</text:p>
          </table:table-cell>
          <table:table-cell office:value-type="float" office:value="-4.21514840054248" calcext:value-type="float">
            <text:p>-4.21514840054248</text:p>
          </table:table-cell>
          <table:table-cell office:value-type="string" calcext:value-type="string">
            <text:p>Crownpoint Road</text:p>
          </table:table-cell>
          <table:table-cell table:formula="of:=VLOOKUP([.B746];[FromObs.$D$3:.$D$1035];1;FALSE())" office:value-type="string" office:string-value="GH0401_S" calcext:value-type="string">
            <text:p>GH0401_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GC2151_F</text:p>
          </table:table-cell>
          <table:table-cell office:value-type="float" office:value="55.8765445247827" calcext:value-type="float">
            <text:p>55.8765445247827</text:p>
          </table:table-cell>
          <table:table-cell office:value-type="float" office:value="-4.34066546330343" calcext:value-type="float">
            <text:p>-4.34066546330343</text:p>
          </table:table-cell>
          <table:table-cell office:value-type="string" calcext:value-type="string">
            <text:p>Westland Drive rtf</text:p>
          </table:table-cell>
          <table:table-cell table:formula="of:=VLOOKUP([.B747];[FromObs.$D$3:.$D$1035];1;FALSE())" office:value-type="string" office:string-value="GC2151_F" calcext:value-type="string">
            <text:p>GC2151_F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GC2151_E</text:p>
          </table:table-cell>
          <table:table-cell office:value-type="float" office:value="55.8765445247827" calcext:value-type="float">
            <text:p>55.8765445247827</text:p>
          </table:table-cell>
          <table:table-cell office:value-type="float" office:value="-4.34066546330343" calcext:value-type="float">
            <text:p>-4.34066546330343</text:p>
          </table:table-cell>
          <table:table-cell office:value-type="string" calcext:value-type="string">
            <text:p>Westland Drive s/b</text:p>
          </table:table-cell>
          <table:table-cell table:formula="of:=VLOOKUP([.B748];[FromObs.$D$3:.$D$1035];1;FALSE())" office:value-type="string" office:string-value="GC2151_E" calcext:value-type="string">
            <text:p>GC2151_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GC2151_D</text:p>
          </table:table-cell>
          <table:table-cell office:value-type="float" office:value="55.8765445247827" calcext:value-type="float">
            <text:p>55.8765445247827</text:p>
          </table:table-cell>
          <table:table-cell office:value-type="float" office:value="-4.34066546330343" calcext:value-type="float">
            <text:p>-4.34066546330343</text:p>
          </table:table-cell>
          <table:table-cell office:value-type="string" calcext:value-type="string">
            <text:p>Westland Drive n/b</text:p>
          </table:table-cell>
          <table:table-cell table:formula="of:=VLOOKUP([.B749];[FromObs.$D$3:.$D$1035];1;FALSE())" office:value-type="string" office:string-value="GC2151_D" calcext:value-type="string">
            <text:p>GC2151_D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GC2151_B</text:p>
          </table:table-cell>
          <table:table-cell office:value-type="float" office:value="55.8765445247827" calcext:value-type="float">
            <text:p>55.8765445247827</text:p>
          </table:table-cell>
          <table:table-cell office:value-type="float" office:value="-4.34066546330343" calcext:value-type="float">
            <text:p>-4.34066546330343</text:p>
          </table:table-cell>
          <table:table-cell office:value-type="string" calcext:value-type="string">
            <text:p>Westland Drive w/b</text:p>
          </table:table-cell>
          <table:table-cell table:formula="of:=VLOOKUP([.B750];[FromObs.$D$3:.$D$1035];1;FALSE())" office:value-type="string" office:string-value="GC2151_B" calcext:value-type="string">
            <text:p>GC2151_B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GC2151_A</text:p>
          </table:table-cell>
          <table:table-cell office:value-type="float" office:value="55.8765178964971" calcext:value-type="float">
            <text:p>55.8765178964971</text:p>
          </table:table-cell>
          <table:table-cell office:value-type="float" office:value="-4.340647872875" calcext:value-type="float">
            <text:p>-4.340647872875</text:p>
          </table:table-cell>
          <table:table-cell office:value-type="string" calcext:value-type="string">
            <text:p>Clydeside Expressway/ Westland Dr Eastbound</text:p>
          </table:table-cell>
          <table:table-cell table:formula="of:=VLOOKUP([.B751];[FromObs.$D$3:.$D$1035];1;FALSE())" office:value-type="string" office:string-value="GC2151_A" calcext:value-type="string">
            <text:p>GC2151_A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GD205A_B</text:p>
          </table:table-cell>
          <table:table-cell office:value-type="float" office:value="55.87149616629" calcext:value-type="float">
            <text:p>55.87149616629</text:p>
          </table:table-cell>
          <table:table-cell office:value-type="float" office:value="-4.26903545908367" calcext:value-type="float">
            <text:p>-4.26903545908367</text:p>
          </table:table-cell>
          <table:table-cell office:value-type="string" calcext:value-type="string">
            <text:p>Maryhill Road outbound towards Cromwell Street</text:p>
          </table:table-cell>
          <table:table-cell table:formula="of:=VLOOKUP([.B752];[FromObs.$D$3:.$D$1035];1;FALSE())" office:value-type="string" office:string-value="GD205A_B" calcext:value-type="string">
            <text:p>GD205A_B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GD205A_A</text:p>
          </table:table-cell>
          <table:table-cell office:value-type="float" office:value="55.8747876111604" calcext:value-type="float">
            <text:p>55.8747876111604</text:p>
          </table:table-cell>
          <table:table-cell office:value-type="float" office:value="-4.27087411655186" calcext:value-type="float">
            <text:p>-4.27087411655186</text:p>
          </table:table-cell>
          <table:table-cell office:value-type="string" calcext:value-type="string">
            <text:p>Maryhill Road inbound towards Cromwell Street</text:p>
          </table:table-cell>
          <table:table-cell table:formula="of:=VLOOKUP([.B753];[FromObs.$D$3:.$D$1035];1;FALSE())" office:value-type="string" office:string-value="GD205A_A" calcext:value-type="string">
            <text:p>GD205A_A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GL285A_T</text:p>
          </table:table-cell>
          <table:table-cell office:value-type="float" office:value="55.855990477928" calcext:value-type="float">
            <text:p>55.855990477928</text:p>
          </table:table-cell>
          <table:table-cell office:value-type="float" office:value="-4.28518058528346" calcext:value-type="float">
            <text:p>-4.28518058528346</text:p>
          </table:table-cell>
          <table:table-cell office:value-type="string" calcext:value-type="string">
            <text:p>Finnieston Bridge northbound</text:p>
          </table:table-cell>
          <table:table-cell table:formula="of:=VLOOKUP([.B75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GH3171_G</text:p>
          </table:table-cell>
          <table:table-cell office:value-type="float" office:value="55.8425039962315" calcext:value-type="float">
            <text:p>55.8425039962315</text:p>
          </table:table-cell>
          <table:table-cell office:value-type="float" office:value="-4.22169444327351" calcext:value-type="float">
            <text:p>-4.22169444327351</text:p>
          </table:table-cell>
          <table:table-cell office:value-type="string" calcext:value-type="string">
            <text:p>Dora Street</text:p>
          </table:table-cell>
          <table:table-cell table:formula="of:=VLOOKUP([.B755];[FromObs.$D$3:.$D$1035];1;FALSE())" office:value-type="string" office:string-value="GH3171_G" calcext:value-type="string">
            <text:p>GH3171_G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GH3171_D</text:p>
          </table:table-cell>
          <table:table-cell office:value-type="float" office:value="55.8429686688026" calcext:value-type="float">
            <text:p>55.8429686688026</text:p>
          </table:table-cell>
          <table:table-cell office:value-type="float" office:value="-4.21736028190131" calcext:value-type="float">
            <text:p>-4.21736028190131</text:p>
          </table:table-cell>
          <table:table-cell office:value-type="string" calcext:value-type="string">
            <text:p>Poplin Street w/b to Dora St</text:p>
          </table:table-cell>
          <table:table-cell table:formula="of:=VLOOKUP([.B756];[FromObs.$D$3:.$D$1035];1;FALSE())" office:value-type="string" office:string-value="GH3171_D" calcext:value-type="string">
            <text:p>GH3171_D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GH3171_C</text:p>
          </table:table-cell>
          <table:table-cell office:value-type="float" office:value="55.8424851897782" calcext:value-type="float">
            <text:p>55.8424851897782</text:p>
          </table:table-cell>
          <table:table-cell office:value-type="float" office:value="-4.22621372777421" calcext:value-type="float">
            <text:p>-4.22621372777421</text:p>
          </table:table-cell>
          <table:table-cell office:value-type="string" calcext:value-type="string">
            <text:p>Poplin Street eastbound to Dora Street</text:p>
          </table:table-cell>
          <table:table-cell table:formula="of:=VLOOKUP([.B757];[FromObs.$D$3:.$D$1035];1;FALSE())" office:value-type="string" office:string-value="GH3171_C" calcext:value-type="string">
            <text:p>GH3171_C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GJ252A_C</text:p>
          </table:table-cell>
          <table:table-cell office:value-type="float" office:value="55.8337239804813" calcext:value-type="float">
            <text:p>55.8337239804813</text:p>
          </table:table-cell>
          <table:table-cell office:value-type="float" office:value="-4.26598796539031" calcext:value-type="float">
            <text:p>-4.26598796539031</text:p>
          </table:table-cell>
          <table:table-cell office:value-type="string" calcext:value-type="string">
            <text:p>Victoria Road northbound to Albert Road</text:p>
          </table:table-cell>
          <table:table-cell table:formula="of:=VLOOKUP([.B758];[FromObs.$D$3:.$D$1035];1;FALSE())" office:value-type="string" office:string-value="GJ252A_C" calcext:value-type="string">
            <text:p>GJ252A_C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GL285A_D</text:p>
          </table:table-cell>
          <table:table-cell office:value-type="float" office:value="55.857748311663" calcext:value-type="float">
            <text:p>55.857748311663</text:p>
          </table:table-cell>
          <table:table-cell office:value-type="float" office:value="-4.28199204052853" calcext:value-type="float">
            <text:p>-4.28199204052853</text:p>
          </table:table-cell>
          <table:table-cell office:value-type="string" calcext:value-type="string">
            <text:p>Finnieston Bridge to Govan Road</text:p>
          </table:table-cell>
          <table:table-cell table:formula="of:=VLOOKUP([.B759];[FromObs.$D$3:.$D$1035];1;FALSE())" office:value-type="string" office:string-value="GL285A_D" calcext:value-type="string">
            <text:p>GL285A_D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GB0701_T</text:p>
          </table:table-cell>
          <table:table-cell office:value-type="float" office:value="55.8486857003113" calcext:value-type="float">
            <text:p>55.8486857003113</text:p>
          </table:table-cell>
          <table:table-cell office:value-type="float" office:value="-4.26026091258884" calcext:value-type="float">
            <text:p>-4.26026091258884</text:p>
          </table:table-cell>
          <table:table-cell office:value-type="string" calcext:value-type="string">
            <text:p>Eglinton Street northbound to Cumberland Street</text:p>
          </table:table-cell>
          <table:table-cell table:formula="of:=VLOOKUP([.B76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GD0601_D</text:p>
          </table:table-cell>
          <table:table-cell office:value-type="float" office:value="55.8876885160514" calcext:value-type="float">
            <text:p>55.8876885160514</text:p>
          </table:table-cell>
          <table:table-cell office:value-type="float" office:value="-4.31790825589796" calcext:value-type="float">
            <text:p>-4.31790825589796</text:p>
          </table:table-cell>
          <table:table-cell office:value-type="string" calcext:value-type="string">
            <text:p>Dorchester Avenue</text:p>
          </table:table-cell>
          <table:table-cell table:formula="of:=VLOOKUP([.B761];[FromObs.$D$3:.$D$1035];1;FALSE())" office:value-type="string" office:string-value="GD0601_D" calcext:value-type="string">
            <text:p>GD0601_D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GD0601_B</text:p>
          </table:table-cell>
          <table:table-cell office:value-type="float" office:value="55.8847791501594" calcext:value-type="float">
            <text:p>55.8847791501594</text:p>
          </table:table-cell>
          <table:table-cell office:value-type="float" office:value="-4.30964344903573" calcext:value-type="float">
            <text:p>-4.30964344903573</text:p>
          </table:table-cell>
          <table:table-cell office:value-type="string" calcext:value-type="string">
            <text:p>Great Western Road to Dorchester Ave</text:p>
          </table:table-cell>
          <table:table-cell table:formula="of:=VLOOKUP([.B762];[FromObs.$D$3:.$D$1035];1;FALSE())" office:value-type="string" office:string-value="GD0601_B" calcext:value-type="string">
            <text:p>GD0601_B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GD0601_A</text:p>
          </table:table-cell>
          <table:table-cell office:value-type="float" office:value="55.8887023431583" calcext:value-type="float">
            <text:p>55.8887023431583</text:p>
          </table:table-cell>
          <table:table-cell office:value-type="float" office:value="-4.32086334091348" calcext:value-type="float">
            <text:p>-4.32086334091348</text:p>
          </table:table-cell>
          <table:table-cell office:value-type="string" calcext:value-type="string">
            <text:p>Great Western Rd to Dorchester Ave.</text:p>
          </table:table-cell>
          <table:table-cell table:formula="of:=VLOOKUP([.B763];[FromObs.$D$3:.$D$1035];1;FALSE())" office:value-type="string" office:string-value="GD0601_A" calcext:value-type="string">
            <text:p>GD0601_A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L1961_C</text:p>
          </table:table-cell>
          <table:table-cell office:value-type="float" office:value="55.8452484589838" calcext:value-type="float">
            <text:p>55.8452484589838</text:p>
          </table:table-cell>
          <table:table-cell office:value-type="float" office:value="-4.3642150185639" calcext:value-type="float">
            <text:p>-4.3642150185639</text:p>
          </table:table-cell>
          <table:table-cell office:value-type="string" calcext:value-type="string">
            <text:p>Crookston Road n/b</text:p>
          </table:table-cell>
          <table:table-cell table:formula="of:=VLOOKUP([.B76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GA4451_G</text:p>
          </table:table-cell>
          <table:table-cell office:value-type="float" office:value="55.865470928123" calcext:value-type="float">
            <text:p>55.865470928123</text:p>
          </table:table-cell>
          <table:table-cell office:value-type="float" office:value="-4.24867381103697" calcext:value-type="float">
            <text:p>-4.24867381103697</text:p>
          </table:table-cell>
          <table:table-cell office:value-type="string" calcext:value-type="string">
            <text:p>Cowcaddens Rd westbound R/T from N. Hanover St</text:p>
          </table:table-cell>
          <table:table-cell table:formula="of:=VLOOKUP([.B76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GL1961_A</text:p>
          </table:table-cell>
          <table:table-cell office:value-type="float" office:value="55.8370291467521" calcext:value-type="float">
            <text:p>55.8370291467521</text:p>
          </table:table-cell>
          <table:table-cell office:value-type="float" office:value="-4.36631929581291" calcext:value-type="float">
            <text:p>-4.36631929581291</text:p>
          </table:table-cell>
          <table:table-cell office:value-type="string" calcext:value-type="string">
            <text:p>Crookston Rd southbound</text:p>
          </table:table-cell>
          <table:table-cell table:formula="of:=VLOOKUP([.B76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GA4451_D</text:p>
          </table:table-cell>
          <table:table-cell office:value-type="float" office:value="55.8672909598009" calcext:value-type="float">
            <text:p>55.8672909598009</text:p>
          </table:table-cell>
          <table:table-cell office:value-type="float" office:value="-4.24793191166931" calcext:value-type="float">
            <text:p>-4.24793191166931</text:p>
          </table:table-cell>
          <table:table-cell office:value-type="string" calcext:value-type="string">
            <text:p>North Hanover Street southbound to Cowcaddens Rd</text:p>
          </table:table-cell>
          <table:table-cell table:formula="of:=VLOOKUP([.B767];[FromObs.$D$3:.$D$1035];1;FALSE())" office:value-type="string" office:string-value="GA4451_D" calcext:value-type="string">
            <text:p>GA4451_D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GA4451_C</text:p>
          </table:table-cell>
          <table:table-cell office:value-type="float" office:value="55.864719629925" calcext:value-type="float">
            <text:p>55.864719629925</text:p>
          </table:table-cell>
          <table:table-cell office:value-type="float" office:value="-4.24896600939517" calcext:value-type="float">
            <text:p>-4.24896600939517</text:p>
          </table:table-cell>
          <table:table-cell office:value-type="string" calcext:value-type="string">
            <text:p>North Hanover St northbound to Cowcaddens Rd</text:p>
          </table:table-cell>
          <table:table-cell table:formula="of:=VLOOKUP([.B768];[FromObs.$D$3:.$D$1035];1;FALSE())" office:value-type="string" office:string-value="GA4451_C" calcext:value-type="string">
            <text:p>GA4451_C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GA4451_A</text:p>
          </table:table-cell>
          <table:table-cell office:value-type="float" office:value="55.865470928123" calcext:value-type="float">
            <text:p>55.865470928123</text:p>
          </table:table-cell>
          <table:table-cell office:value-type="float" office:value="-4.24867381103697" calcext:value-type="float">
            <text:p>-4.24867381103697</text:p>
          </table:table-cell>
          <table:table-cell office:value-type="string" calcext:value-type="string">
            <text:p>Cowcaddens Rd eastbound</text:p>
          </table:table-cell>
          <table:table-cell table:formula="of:=VLOOKUP([.B769];[FromObs.$D$3:.$D$1035];1;FALSE())" office:value-type="string" office:string-value="GA4451_A" calcext:value-type="string">
            <text:p>GA4451_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GA070A_S</text:p>
          </table:table-cell>
          <table:table-cell office:value-type="float" office:value="55.8620064234154" calcext:value-type="float">
            <text:p>55.8620064234154</text:p>
          </table:table-cell>
          <table:table-cell office:value-type="float" office:value="-4.26165800247885" calcext:value-type="float">
            <text:p>-4.26165800247885</text:p>
          </table:table-cell>
          <table:table-cell office:value-type="string" calcext:value-type="string">
            <text:p>St Vincent Street westbound</text:p>
          </table:table-cell>
          <table:table-cell table:formula="of:=VLOOKUP([.B770];[FromObs.$D$3:.$D$1035];1;FALSE())" office:value-type="string" office:string-value="GA070A_S" calcext:value-type="string">
            <text:p>GA070A_S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GB0701_D</text:p>
          </table:table-cell>
          <table:table-cell office:value-type="float" office:value="55.851621111423" calcext:value-type="float">
            <text:p>55.851621111423</text:p>
          </table:table-cell>
          <table:table-cell office:value-type="float" office:value="-4.25947276626258" calcext:value-type="float">
            <text:p>-4.25947276626258</text:p>
          </table:table-cell>
          <table:table-cell office:value-type="string" calcext:value-type="string">
            <text:p>Eglinton Street southbound to Cook Street</text:p>
          </table:table-cell>
          <table:table-cell table:formula="of:=VLOOKUP([.B771];[FromObs.$D$3:.$D$1035];1;FALSE())" office:value-type="string" office:string-value="GB0701_D" calcext:value-type="string">
            <text:p>GB0701_D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GB0701_C</text:p>
          </table:table-cell>
          <table:table-cell office:value-type="float" office:value="55.8486857003113" calcext:value-type="float">
            <text:p>55.8486857003113</text:p>
          </table:table-cell>
          <table:table-cell office:value-type="float" office:value="-4.26026091258884" calcext:value-type="float">
            <text:p>-4.26026091258884</text:p>
          </table:table-cell>
          <table:table-cell office:value-type="string" calcext:value-type="string">
            <text:p>Eglinton Street northbound to Cook Street</text:p>
          </table:table-cell>
          <table:table-cell table:formula="of:=VLOOKUP([.B772];[FromObs.$D$3:.$D$1035];1;FALSE())" office:value-type="string" office:string-value="GB0701_C" calcext:value-type="string">
            <text:p>GB0701_C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GB0701_B</text:p>
          </table:table-cell>
          <table:table-cell office:value-type="float" office:value="55.8506322582145" calcext:value-type="float">
            <text:p>55.8506322582145</text:p>
          </table:table-cell>
          <table:table-cell office:value-type="float" office:value="-4.25997453869481" calcext:value-type="float">
            <text:p>-4.25997453869481</text:p>
          </table:table-cell>
          <table:table-cell office:value-type="string" calcext:value-type="string">
            <text:p>Bedford Street</text:p>
          </table:table-cell>
          <table:table-cell table:formula="of:=VLOOKUP([.B773];[FromObs.$D$3:.$D$1035];1;FALSE())" office:value-type="string" office:string-value="GB0701_B" calcext:value-type="string">
            <text:p>GB0701_B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GA2151_V</text:p>
          </table:table-cell>
          <table:table-cell office:value-type="float" office:value="55.8633575208607" calcext:value-type="float">
            <text:p>55.8633575208607</text:p>
          </table:table-cell>
          <table:table-cell office:value-type="float" office:value="-4.25758130346115" calcext:value-type="float">
            <text:p>-4.25758130346115</text:p>
          </table:table-cell>
          <table:table-cell office:value-type="string" calcext:value-type="string">
            <text:p>Hope Street northbound to Bath Street nearside</text:p>
          </table:table-cell>
          <table:table-cell table:formula="of:=VLOOKUP([.B774];[FromObs.$D$3:.$D$1035];1;FALSE())" office:value-type="string" office:string-value="GA2151_V" calcext:value-type="string">
            <text:p>GA2151_V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GA2151_S</text:p>
          </table:table-cell>
          <table:table-cell office:value-type="float" office:value="55.8638455579953" calcext:value-type="float">
            <text:p>55.8638455579953</text:p>
          </table:table-cell>
          <table:table-cell office:value-type="float" office:value="-4.25596348921791" calcext:value-type="float">
            <text:p>-4.25596348921791</text:p>
          </table:table-cell>
          <table:table-cell office:value-type="string" calcext:value-type="string">
            <text:p>Bath Street westbound to Hope Street</text:p>
          </table:table-cell>
          <table:table-cell table:formula="of:=VLOOKUP([.B775];[FromObs.$D$3:.$D$1035];1;FALSE())" office:value-type="string" office:string-value="GA2151_S" calcext:value-type="string">
            <text:p>GA2151_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GL0551_H</text:p>
          </table:table-cell>
          <table:table-cell office:value-type="float" office:value="55.8535631799142" calcext:value-type="float">
            <text:p>55.8535631799142</text:p>
          </table:table-cell>
          <table:table-cell office:value-type="float" office:value="-4.27891856587629" calcext:value-type="float">
            <text:p>-4.27891856587629</text:p>
          </table:table-cell>
          <table:table-cell office:value-type="string" calcext:value-type="string">
            <text:p>Paisley Road westbound</text:p>
          </table:table-cell>
          <table:table-cell table:formula="of:=VLOOKUP([.B77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GL0551_D</text:p>
          </table:table-cell>
          <table:table-cell office:value-type="float" office:value="55.8535631799142" calcext:value-type="float">
            <text:p>55.8535631799142</text:p>
          </table:table-cell>
          <table:table-cell office:value-type="float" office:value="-4.27891856587629" calcext:value-type="float">
            <text:p>-4.27891856587629</text:p>
          </table:table-cell>
          <table:table-cell office:value-type="string" calcext:value-type="string">
            <text:p>Govan Road</text:p>
          </table:table-cell>
          <table:table-cell table:formula="of:=VLOOKUP([.B777];[FromObs.$D$3:.$D$1035];1;FALSE())" office:value-type="string" office:string-value="GL0551_D" calcext:value-type="string">
            <text:p>GL0551_D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GL0551_B</text:p>
          </table:table-cell>
          <table:table-cell office:value-type="float" office:value="55.853547258956" calcext:value-type="float">
            <text:p>55.853547258956</text:p>
          </table:table-cell>
          <table:table-cell office:value-type="float" office:value="-4.27735181346881" calcext:value-type="float">
            <text:p>-4.27735181346881</text:p>
          </table:table-cell>
          <table:table-cell office:value-type="string" calcext:value-type="string">
            <text:p>Paisley Road westbound to Paisley Road Toll</text:p>
          </table:table-cell>
          <table:table-cell table:formula="of:=VLOOKUP([.B778];[FromObs.$D$3:.$D$1035];1;FALSE())" office:value-type="string" office:string-value="GL0551_B" calcext:value-type="string">
            <text:p>GL0551_B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GL0551_A</text:p>
          </table:table-cell>
          <table:table-cell office:value-type="float" office:value="55.8535631799142" calcext:value-type="float">
            <text:p>55.8535631799142</text:p>
          </table:table-cell>
          <table:table-cell office:value-type="float" office:value="-4.27891856587629" calcext:value-type="float">
            <text:p>-4.27891856587629</text:p>
          </table:table-cell>
          <table:table-cell office:value-type="string" calcext:value-type="string">
            <text:p>Paisley Road West</text:p>
          </table:table-cell>
          <table:table-cell table:formula="of:=VLOOKUP([.B779];[FromObs.$D$3:.$D$1035];1;FALSE())" office:value-type="string" office:string-value="GL0551_A" calcext:value-type="string">
            <text:p>GL0551_A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GK0551_W</text:p>
          </table:table-cell>
          <table:table-cell office:value-type="float" office:value="55.8302256027113" calcext:value-type="float">
            <text:p>55.8302256027113</text:p>
          </table:table-cell>
          <table:table-cell office:value-type="float" office:value="-4.28117775839706" calcext:value-type="float">
            <text:p>-4.28117775839706</text:p>
          </table:table-cell>
          <table:table-cell office:value-type="string" calcext:value-type="string">
            <text:p>Pollokshaws Road inbound to Shawlands Cross</text:p>
          </table:table-cell>
          <table:table-cell table:formula="of:=VLOOKUP([.B780];[FromObs.$D$3:.$D$1035];1;FALSE())" office:value-type="string" office:string-value="GK0551_W" calcext:value-type="string">
            <text:p>GK0551_W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GG2621_D</text:p>
          </table:table-cell>
          <table:table-cell office:value-type="float" office:value="55.85339608937" calcext:value-type="float">
            <text:p>55.85339608937</text:p>
          </table:table-cell>
          <table:table-cell office:value-type="float" office:value="-4.17749963802802" calcext:value-type="float">
            <text:p>-4.17749963802802</text:p>
          </table:table-cell>
          <table:table-cell office:value-type="string" calcext:value-type="string">
            <text:p>Fernan St northbound to Old Shettleston Rd</text:p>
          </table:table-cell>
          <table:table-cell table:formula="of:=VLOOKUP([.B781];[FromObs.$D$3:.$D$1035];1;FALSE())" office:value-type="string" office:string-value="GG2621_D" calcext:value-type="string">
            <text:p>GG2621_D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GK0551_V</text:p>
          </table:table-cell>
          <table:table-cell office:value-type="float" office:value="55.8302256027113" calcext:value-type="float">
            <text:p>55.8302256027113</text:p>
          </table:table-cell>
          <table:table-cell office:value-type="float" office:value="-4.28117775839706" calcext:value-type="float">
            <text:p>-4.28117775839706</text:p>
          </table:table-cell>
          <table:table-cell office:value-type="string" calcext:value-type="string">
            <text:p>Kilmarnock Road inbound to Shawlands Cross</text:p>
          </table:table-cell>
          <table:table-cell table:formula="of:=VLOOKUP([.B782];[FromObs.$D$3:.$D$1035];1;FALSE())" office:value-type="string" office:string-value="GK0551_V" calcext:value-type="string">
            <text:p>GK0551_V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GG2621_C</text:p>
          </table:table-cell>
          <table:table-cell office:value-type="float" office:value="55.85339608937" calcext:value-type="float">
            <text:p>55.85339608937</text:p>
          </table:table-cell>
          <table:table-cell office:value-type="float" office:value="-4.17749963802802" calcext:value-type="float">
            <text:p>-4.17749963802802</text:p>
          </table:table-cell>
          <table:table-cell office:value-type="string" calcext:value-type="string">
            <text:p>Old Shettleston Rd westbound to Carntynehall Rd</text:p>
          </table:table-cell>
          <table:table-cell table:formula="of:=VLOOKUP([.B783];[FromObs.$D$3:.$D$1035];1;FALSE())" office:value-type="string" office:string-value="GG2621_C" calcext:value-type="string">
            <text:p>GG2621_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GG2621_B</text:p>
          </table:table-cell>
          <table:table-cell office:value-type="float" office:value="55.85339608937" calcext:value-type="float">
            <text:p>55.85339608937</text:p>
          </table:table-cell>
          <table:table-cell office:value-type="float" office:value="-4.17749963802802" calcext:value-type="float">
            <text:p>-4.17749963802802</text:p>
          </table:table-cell>
          <table:table-cell office:value-type="string" calcext:value-type="string">
            <text:p>Carntynehall Rd southbound to Old Shettleston Rd</text:p>
          </table:table-cell>
          <table:table-cell table:formula="of:=VLOOKUP([.B784];[FromObs.$D$3:.$D$1035];1;FALSE())" office:value-type="string" office:string-value="GG2621_B" calcext:value-type="string">
            <text:p>GG2621_B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GG2621_A</text:p>
          </table:table-cell>
          <table:table-cell office:value-type="float" office:value="55.85339608937" calcext:value-type="float">
            <text:p>55.85339608937</text:p>
          </table:table-cell>
          <table:table-cell office:value-type="float" office:value="-4.17749963802802" calcext:value-type="float">
            <text:p>-4.17749963802802</text:p>
          </table:table-cell>
          <table:table-cell office:value-type="string" calcext:value-type="string">
            <text:p>Old Shettleston Rd eastbound to Carntynehall Rd</text:p>
          </table:table-cell>
          <table:table-cell table:formula="of:=VLOOKUP([.B785];[FromObs.$D$3:.$D$1035];1;FALSE())" office:value-type="string" office:string-value="GG2621_A" calcext:value-type="string">
            <text:p>GG2621_A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GK0551_T</text:p>
          </table:table-cell>
          <table:table-cell office:value-type="float" office:value="55.8315599999309" calcext:value-type="float">
            <text:p>55.8315599999309</text:p>
          </table:table-cell>
          <table:table-cell office:value-type="float" office:value="-4.27852525539311" calcext:value-type="float">
            <text:p>-4.27852525539311</text:p>
          </table:table-cell>
          <table:table-cell office:value-type="string" calcext:value-type="string">
            <text:p>Pollokshaws Road outbound to Shawlands Cross</text:p>
          </table:table-cell>
          <table:table-cell table:formula="of:=VLOOKUP([.B786];[FromObs.$D$3:.$D$1035];1;FALSE())" office:value-type="string" office:string-value="GK0551_T" calcext:value-type="string">
            <text:p>GK0551_T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GK0551_R</text:p>
          </table:table-cell>
          <table:table-cell office:value-type="float" office:value="55.8302256027113" calcext:value-type="float">
            <text:p>55.8302256027113</text:p>
          </table:table-cell>
          <table:table-cell office:value-type="float" office:value="-4.28117775839706" calcext:value-type="float">
            <text:p>-4.28117775839706</text:p>
          </table:table-cell>
          <table:table-cell office:value-type="string" calcext:value-type="string">
            <text:p>Moss-side Road</text:p>
          </table:table-cell>
          <table:table-cell table:formula="of:=VLOOKUP([.B787];[FromObs.$D$3:.$D$1035];1;FALSE())" office:value-type="string" office:string-value="GK0551_R" calcext:value-type="string">
            <text:p>GK0551_R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A5251_V</text:p>
          </table:table-cell>
          <table:table-cell office:value-type="float" office:value="55.8575935382645" calcext:value-type="float">
            <text:p>55.8575935382645</text:p>
          </table:table-cell>
          <table:table-cell office:value-type="float" office:value="-4.24251396085407" calcext:value-type="float">
            <text:p>-4.24251396085407</text:p>
          </table:table-cell>
          <table:table-cell office:value-type="string" calcext:value-type="string">
            <text:p>High St northbound to Ingram St</text:p>
          </table:table-cell>
          <table:table-cell table:formula="of:=VLOOKUP([.B788];[FromObs.$D$3:.$D$1035];1;FALSE())" office:value-type="string" office:string-value="GA5251_V" calcext:value-type="string">
            <text:p>GA5251_V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GD1401_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lshagray Ave northbound</text:p>
          </table:table-cell>
          <table:table-cell table:formula="of:=VLOOKUP([.B789];[FromObs.$D$3:.$D$1035];1;FALSE())" office:value-type="string" office:string-value="GD1401_N" calcext:value-type="string">
            <text:p>GD1401_N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GA5251_T</text:p>
          </table:table-cell>
          <table:table-cell office:value-type="float" office:value="55.8589846282417" calcext:value-type="float">
            <text:p>55.8589846282417</text:p>
          </table:table-cell>
          <table:table-cell office:value-type="float" office:value="-4.24163534267433" calcext:value-type="float">
            <text:p>-4.24163534267433</text:p>
          </table:table-cell>
          <table:table-cell office:value-type="string" calcext:value-type="string">
            <text:p>High St. southbound to Ingram St.</text:p>
          </table:table-cell>
          <table:table-cell table:formula="of:=VLOOKUP([.B790];[FromObs.$D$3:.$D$1035];1;FALSE())" office:value-type="string" office:string-value="GA5251_T" calcext:value-type="string">
            <text:p>GA5251_T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GA5251_S</text:p>
          </table:table-cell>
          <table:table-cell office:value-type="float" office:value="55.8589846282417" calcext:value-type="float">
            <text:p>55.8589846282417</text:p>
          </table:table-cell>
          <table:table-cell office:value-type="float" office:value="-4.24163534267433" calcext:value-type="float">
            <text:p>-4.24163534267433</text:p>
          </table:table-cell>
          <table:table-cell office:value-type="string" calcext:value-type="string">
            <text:p>Blackfriars Road</text:p>
          </table:table-cell>
          <table:table-cell table:formula="of:=VLOOKUP([.B791];[FromObs.$D$3:.$D$1035];1;FALSE())" office:value-type="string" office:string-value="GA5251_S" calcext:value-type="string">
            <text:p>GA5251_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GA5251_R</text:p>
          </table:table-cell>
          <table:table-cell office:value-type="float" office:value="55.8589846282417" calcext:value-type="float">
            <text:p>55.8589846282417</text:p>
          </table:table-cell>
          <table:table-cell office:value-type="float" office:value="-4.24163534267433" calcext:value-type="float">
            <text:p>-4.24163534267433</text:p>
          </table:table-cell>
          <table:table-cell office:value-type="string" calcext:value-type="string">
            <text:p>Ingram Street</text:p>
          </table:table-cell>
          <table:table-cell table:formula="of:=VLOOKUP([.B792];[FromObs.$D$3:.$D$1035];1;FALSE())" office:value-type="string" office:string-value="GA5251_R" calcext:value-type="string">
            <text:p>GA5251_R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GK2331_V</text:p>
          </table:table-cell>
          <table:table-cell office:value-type="float" office:value="55.8051076881939" calcext:value-type="float">
            <text:p>55.8051076881939</text:p>
          </table:table-cell>
          <table:table-cell office:value-type="float" office:value="-4.33844938438376" calcext:value-type="float">
            <text:p>-4.33844938438376</text:p>
          </table:table-cell>
          <table:table-cell office:value-type="string" calcext:value-type="string">
            <text:p>Nitshill Rd eastbound</text:p>
          </table:table-cell>
          <table:table-cell table:formula="of:=VLOOKUP([.B79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GC095A_V</text:p>
          </table:table-cell>
          <table:table-cell office:value-type="float" office:value="55.8608082520123" calcext:value-type="float">
            <text:p>55.8608082520123</text:p>
          </table:table-cell>
          <table:table-cell office:value-type="float" office:value="-4.28079716672884" calcext:value-type="float">
            <text:p>-4.28079716672884</text:p>
          </table:table-cell>
          <table:table-cell office:value-type="string" calcext:value-type="string">
            <text:p>Argyle Street to Elderslie Street</text:p>
          </table:table-cell>
          <table:table-cell table:formula="of:=VLOOKUP([.B794];[FromObs.$D$3:.$D$1035];1;FALSE())" office:value-type="string" office:string-value="GC095A_V" calcext:value-type="string">
            <text:p>GC095A_V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GI0651_G</text:p>
          </table:table-cell>
          <table:table-cell office:value-type="float" office:value="55.8382807299805" calcext:value-type="float">
            <text:p>55.8382807299805</text:p>
          </table:table-cell>
          <table:table-cell office:value-type="float" office:value="-4.24047530230994" calcext:value-type="float">
            <text:p>-4.24047530230994</text:p>
          </table:table-cell>
          <table:table-cell office:value-type="string" calcext:value-type="string">
            <text:p>Polmadie Rd southbound outside to M74 westbound</text:p>
          </table:table-cell>
          <table:table-cell table:formula="of:=VLOOKUP([.B795];[FromObs.$D$3:.$D$1035];1;FALSE())" office:value-type="string" office:string-value="GI0651_G" calcext:value-type="string">
            <text:p>GI0651_G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GK2331_T</text:p>
          </table:table-cell>
          <table:table-cell office:value-type="float" office:value="55.8051076881939" calcext:value-type="float">
            <text:p>55.8051076881939</text:p>
          </table:table-cell>
          <table:table-cell office:value-type="float" office:value="-4.33844938438376" calcext:value-type="float">
            <text:p>-4.33844938438376</text:p>
          </table:table-cell>
          <table:table-cell office:value-type="string" calcext:value-type="string">
            <text:p>Nitshill Rd westbound to Glen Moriston Rd</text:p>
          </table:table-cell>
          <table:table-cell table:formula="of:=VLOOKUP([.B79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GK2331_S</text:p>
          </table:table-cell>
          <table:table-cell office:value-type="float" office:value="55.8051076881939" calcext:value-type="float">
            <text:p>55.8051076881939</text:p>
          </table:table-cell>
          <table:table-cell office:value-type="float" office:value="-4.33844938438376" calcext:value-type="float">
            <text:p>-4.33844938438376</text:p>
          </table:table-cell>
          <table:table-cell office:value-type="string" calcext:value-type="string">
            <text:p>Nitshill Road</text:p>
          </table:table-cell>
          <table:table-cell table:formula="of:=VLOOKUP([.B79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C095A_T</text:p>
          </table:table-cell>
          <table:table-cell office:value-type="float" office:value="55.8639848923724" calcext:value-type="float">
            <text:p>55.8639848923724</text:p>
          </table:table-cell>
          <table:table-cell office:value-type="float" office:value="-4.2757253139387" calcext:value-type="float">
            <text:p>-4.2757253139387</text:p>
          </table:table-cell>
          <table:table-cell office:value-type="string" calcext:value-type="string">
            <text:p>Elderslie Street Southbound to Dover Street</text:p>
          </table:table-cell>
          <table:table-cell table:formula="of:=VLOOKUP([.B798];[FromObs.$D$3:.$D$1035];1;FALSE())" office:value-type="string" office:string-value="GC095A_T" calcext:value-type="string">
            <text:p>GC095A_T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GK2331_R</text:p>
          </table:table-cell>
          <table:table-cell office:value-type="float" office:value="55.8051076881939" calcext:value-type="float">
            <text:p>55.8051076881939</text:p>
          </table:table-cell>
          <table:table-cell office:value-type="float" office:value="-4.33844938438376" calcext:value-type="float">
            <text:p>-4.33844938438376</text:p>
          </table:table-cell>
          <table:table-cell office:value-type="string" calcext:value-type="string">
            <text:p>Leggatston Dr northbound to Nitshill Rd</text:p>
          </table:table-cell>
          <table:table-cell table:formula="of:=VLOOKUP([.B79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GI0651_D</text:p>
          </table:table-cell>
          <table:table-cell office:value-type="float" office:value="55.8382807299805" calcext:value-type="float">
            <text:p>55.8382807299805</text:p>
          </table:table-cell>
          <table:table-cell office:value-type="float" office:value="-4.24047530230994" calcext:value-type="float">
            <text:p>-4.24047530230994</text:p>
          </table:table-cell>
          <table:table-cell office:value-type="string" calcext:value-type="string">
            <text:p>Polmadie Rd southbound inside to M74 westbound</text:p>
          </table:table-cell>
          <table:table-cell table:formula="of:=VLOOKUP([.B800];[FromObs.$D$3:.$D$1035];1;FALSE())" office:value-type="string" office:string-value="GI0651_D" calcext:value-type="string">
            <text:p>GI0651_D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GI0651_C</text:p>
          </table:table-cell>
          <table:table-cell office:value-type="float" office:value="55.8376238109881" calcext:value-type="float">
            <text:p>55.8376238109881</text:p>
          </table:table-cell>
          <table:table-cell office:value-type="float" office:value="-4.24150756825777" calcext:value-type="float">
            <text:p>-4.24150756825777</text:p>
          </table:table-cell>
          <table:table-cell office:value-type="string" calcext:value-type="string">
            <text:p>Polmadie Road northbound</text:p>
          </table:table-cell>
          <table:table-cell table:formula="of:=VLOOKUP([.B801];[FromObs.$D$3:.$D$1035];1;FALSE())" office:value-type="string" office:string-value="GI0651_C" calcext:value-type="string">
            <text:p>GI0651_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GI0651_B</text:p>
          </table:table-cell>
          <table:table-cell office:value-type="float" office:value="55.8376238109881" calcext:value-type="float">
            <text:p>55.8376238109881</text:p>
          </table:table-cell>
          <table:table-cell office:value-type="float" office:value="-4.24150756825777" calcext:value-type="float">
            <text:p>-4.24150756825777</text:p>
          </table:table-cell>
          <table:table-cell office:value-type="string" calcext:value-type="string">
            <text:p>M74 off-ramp westbound</text:p>
          </table:table-cell>
          <table:table-cell table:formula="of:=VLOOKUP([.B802];[FromObs.$D$3:.$D$1035];1;FALSE())" office:value-type="string" office:string-value="GI0651_B" calcext:value-type="string">
            <text:p>GI0651_B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GD2721_S</text:p>
          </table:table-cell>
          <table:table-cell office:value-type="float" office:value="55.8967033661855" calcext:value-type="float">
            <text:p>55.8967033661855</text:p>
          </table:table-cell>
          <table:table-cell office:value-type="float" office:value="-4.29920328521326" calcext:value-type="float">
            <text:p>-4.29920328521326</text:p>
          </table:table-cell>
          <table:table-cell office:value-type="string" calcext:value-type="string">
            <text:p>Maryhill Road Northbound to Craigieburn Gardens</text:p>
          </table:table-cell>
          <table:table-cell table:formula="of:=VLOOKUP([.B803];[FromObs.$D$3:.$D$1035];1;FALSE())" office:value-type="string" office:string-value="GD2721_S" calcext:value-type="string">
            <text:p>GD2721_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GD2721_R</text:p>
          </table:table-cell>
          <table:table-cell office:value-type="float" office:value="55.8991654294899" calcext:value-type="float">
            <text:p>55.8991654294899</text:p>
          </table:table-cell>
          <table:table-cell office:value-type="float" office:value="-4.30259630335413" calcext:value-type="float">
            <text:p>-4.30259630335413</text:p>
          </table:table-cell>
          <table:table-cell office:value-type="string" calcext:value-type="string">
            <text:p>Maryhill Road Southbound</text:p>
          </table:table-cell>
          <table:table-cell table:formula="of:=VLOOKUP([.B804];[FromObs.$D$3:.$D$1035];1;FALSE())" office:value-type="string" office:string-value="GD2721_R" calcext:value-type="string">
            <text:p>GD2721_R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G210A_B</text:p>
          </table:table-cell>
          <table:table-cell office:value-type="float" office:value="55.8582083306071" calcext:value-type="float">
            <text:p>55.8582083306071</text:p>
          </table:table-cell>
          <table:table-cell office:value-type="float" office:value="-4.22449256908599" calcext:value-type="float">
            <text:p>-4.22449256908599</text:p>
          </table:table-cell>
          <table:table-cell office:value-type="string" calcext:value-type="string">
            <text:p>Duke St. westbound to Ark Lane</text:p>
          </table:table-cell>
          <table:table-cell table:formula="of:=VLOOKUP([.B805];[FromObs.$D$3:.$D$1035];1;FALSE())" office:value-type="string" office:string-value="GG210A_B" calcext:value-type="string">
            <text:p>GG210A_B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GG210A_A</text:p>
          </table:table-cell>
          <table:table-cell office:value-type="float" office:value="55.8596612440592" calcext:value-type="float">
            <text:p>55.8596612440592</text:p>
          </table:table-cell>
          <table:table-cell office:value-type="float" office:value="-4.23408377445132" calcext:value-type="float">
            <text:p>-4.23408377445132</text:p>
          </table:table-cell>
          <table:table-cell office:value-type="string" calcext:value-type="string">
            <text:p>Duke St. eastbound to Ark Lane</text:p>
          </table:table-cell>
          <table:table-cell table:formula="of:=VLOOKUP([.B806];[FromObs.$D$3:.$D$1035];1;FALSE())" office:value-type="string" office:string-value="GG210A_A" calcext:value-type="string">
            <text:p>GG210A_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GJ0131_M</text:p>
          </table:table-cell>
          <table:table-cell office:value-type="float" office:value="55.8348490094438" calcext:value-type="float">
            <text:p>55.8348490094438</text:p>
          </table:table-cell>
          <table:table-cell office:value-type="float" office:value="-4.24482930853486" calcext:value-type="float">
            <text:p>-4.24482930853486</text:p>
          </table:table-cell>
          <table:table-cell office:value-type="string" calcext:value-type="string">
            <text:p>Polmadie Road southbound to Aikenhead Rd</text:p>
          </table:table-cell>
          <table:table-cell table:formula="of:=VLOOKUP([.B807];[FromObs.$D$3:.$D$1035];1;FALSE())" office:value-type="string" office:string-value="GJ0131_M" calcext:value-type="string">
            <text:p>GJ0131_M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GH200A_T</text:p>
          </table:table-cell>
          <table:table-cell office:value-type="float" office:value="55.8534579133096" calcext:value-type="float">
            <text:p>55.8534579133096</text:p>
          </table:table-cell>
          <table:table-cell office:value-type="float" office:value="-4.23666753064943" calcext:value-type="float">
            <text:p>-4.23666753064943</text:p>
          </table:table-cell>
          <table:table-cell office:value-type="string" calcext:value-type="string">
            <text:p>Bain St s/b to London Road</text:p>
          </table:table-cell>
          <table:table-cell table:formula="of:=VLOOKUP([.B80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GJ3751_G</text:p>
          </table:table-cell>
          <table:table-cell office:value-type="float" office:value="55.813885670299" calcext:value-type="float">
            <text:p>55.813885670299</text:p>
          </table:table-cell>
          <table:table-cell office:value-type="float" office:value="-4.26711694915804" calcext:value-type="float">
            <text:p>-4.26711694915804</text:p>
          </table:table-cell>
          <table:table-cell office:value-type="string" calcext:value-type="string">
            <text:p>Merrylee Road westbound</text:p>
          </table:table-cell>
          <table:table-cell table:formula="of:=VLOOKUP([.B80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GJ3751_D</text:p>
          </table:table-cell>
          <table:table-cell office:value-type="float" office:value="55.813885670299" calcext:value-type="float">
            <text:p>55.813885670299</text:p>
          </table:table-cell>
          <table:table-cell office:value-type="float" office:value="-4.26711694915804" calcext:value-type="float">
            <text:p>-4.26711694915804</text:p>
          </table:table-cell>
          <table:table-cell office:value-type="string" calcext:value-type="string">
            <text:p>Clarkston Road southbound</text:p>
          </table:table-cell>
          <table:table-cell table:formula="of:=VLOOKUP([.B810];[FromObs.$D$3:.$D$1035];1;FALSE())" office:value-type="string" office:string-value="GJ3751_D" calcext:value-type="string">
            <text:p>GJ3751_D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GJ0131_D</text:p>
          </table:table-cell>
          <table:table-cell office:value-type="float" office:value="55.83234310575" calcext:value-type="float">
            <text:p>55.83234310575</text:p>
          </table:table-cell>
          <table:table-cell office:value-type="float" office:value="-4.24867711013637" calcext:value-type="float">
            <text:p>-4.24867711013637</text:p>
          </table:table-cell>
          <table:table-cell office:value-type="string" calcext:value-type="string">
            <text:p>Aikenhead Rd southbound to Polmadie Rd</text:p>
          </table:table-cell>
          <table:table-cell table:formula="of:=VLOOKUP([.B811];[FromObs.$D$3:.$D$1035];1;FALSE())" office:value-type="string" office:string-value="GJ0131_D" calcext:value-type="string">
            <text:p>GJ0131_D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J3751_C</text:p>
          </table:table-cell>
          <table:table-cell office:value-type="float" office:value="55.813885670299" calcext:value-type="float">
            <text:p>55.813885670299</text:p>
          </table:table-cell>
          <table:table-cell office:value-type="float" office:value="-4.26711694915804" calcext:value-type="float">
            <text:p>-4.26711694915804</text:p>
          </table:table-cell>
          <table:table-cell office:value-type="string" calcext:value-type="string">
            <text:p>Clarkston Road northbound</text:p>
          </table:table-cell>
          <table:table-cell table:formula="of:=VLOOKUP([.B812];[FromObs.$D$3:.$D$1035];1;FALSE())" office:value-type="string" office:string-value="GJ3751_C" calcext:value-type="string">
            <text:p>GJ3751_C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GJ0131_C</text:p>
          </table:table-cell>
          <table:table-cell office:value-type="float" office:value="55.8290949416567" calcext:value-type="float">
            <text:p>55.8290949416567</text:p>
          </table:table-cell>
          <table:table-cell office:value-type="float" office:value="-4.24740380376428" calcext:value-type="float">
            <text:p>-4.24740380376428</text:p>
          </table:table-cell>
          <table:table-cell office:value-type="string" calcext:value-type="string">
            <text:p>Aikenhead Road northbound to Polmadie Rd</text:p>
          </table:table-cell>
          <table:table-cell table:formula="of:=VLOOKUP([.B813];[FromObs.$D$3:.$D$1035];1;FALSE())" office:value-type="string" office:string-value="GJ0131_C" calcext:value-type="string">
            <text:p>GJ0131_C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GJ0131_B</text:p>
          </table:table-cell>
          <table:table-cell office:value-type="float" office:value="55.8315093185899" calcext:value-type="float">
            <text:p>55.8315093185899</text:p>
          </table:table-cell>
          <table:table-cell office:value-type="float" office:value="-4.24856509931469" calcext:value-type="float">
            <text:p>-4.24856509931469</text:p>
          </table:table-cell>
          <table:table-cell office:value-type="string" calcext:value-type="string">
            <text:p>Cleansing Exit</text:p>
          </table:table-cell>
          <table:table-cell table:formula="of:=VLOOKUP([.B814];[FromObs.$D$3:.$D$1035];1;FALSE())" office:value-type="string" office:string-value="GJ0131_B" calcext:value-type="string">
            <text:p>GJ0131_B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GJ3751_A</text:p>
          </table:table-cell>
          <table:table-cell office:value-type="float" office:value="55.813885670299" calcext:value-type="float">
            <text:p>55.813885670299</text:p>
          </table:table-cell>
          <table:table-cell office:value-type="float" office:value="-4.26711694915804" calcext:value-type="float">
            <text:p>-4.26711694915804</text:p>
          </table:table-cell>
          <table:table-cell office:value-type="string" calcext:value-type="string">
            <text:p>Merrylee Road</text:p>
          </table:table-cell>
          <table:table-cell table:formula="of:=VLOOKUP([.B815];[FromObs.$D$3:.$D$1035];1;FALSE())" office:value-type="string" office:string-value="GJ3751_A" calcext:value-type="string">
            <text:p>GJ3751_A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GA1501_T</text:p>
          </table:table-cell>
          <table:table-cell office:value-type="float" office:value="55.8567764275712" calcext:value-type="float">
            <text:p>55.8567764275712</text:p>
          </table:table-cell>
          <table:table-cell office:value-type="float" office:value="-4.26113031473255" calcext:value-type="float">
            <text:p>-4.26113031473255</text:p>
          </table:table-cell>
          <table:table-cell office:value-type="string" calcext:value-type="string">
            <text:p>Robertson Street.</text:p>
          </table:table-cell>
          <table:table-cell table:formula="of:=VLOOKUP([.B816];[FromObs.$D$3:.$D$1035];1;FALSE())" office:value-type="string" office:string-value="GA1501_T" calcext:value-type="string">
            <text:p>GA1501_T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GL1351_G</text:p>
          </table:table-cell>
          <table:table-cell office:value-type="float" office:value="55.8465943097164" calcext:value-type="float">
            <text:p>55.8465943097164</text:p>
          </table:table-cell>
          <table:table-cell office:value-type="float" office:value="-4.33042935722719" calcext:value-type="float">
            <text:p>-4.33042935722719</text:p>
          </table:table-cell>
          <table:table-cell office:value-type="string" calcext:value-type="string">
            <text:p>Paisley Road West R/T into Corkerhill Road</text:p>
          </table:table-cell>
          <table:table-cell table:formula="of:=VLOOKUP([.B81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GH2001_R</text:p>
          </table:table-cell>
          <table:table-cell office:value-type="float" office:value="55.8534764498148" calcext:value-type="float">
            <text:p>55.8534764498148</text:p>
          </table:table-cell>
          <table:table-cell office:value-type="float" office:value="-4.23663664084296" calcext:value-type="float">
            <text:p>-4.23663664084296</text:p>
          </table:table-cell>
          <table:table-cell office:value-type="string" calcext:value-type="string">
            <text:p>London Road w/b to Bain St</text:p>
          </table:table-cell>
          <table:table-cell table:formula="of:=VLOOKUP([.B818];[FromObs.$D$3:.$D$1035];1;FALSE())" office:value-type="string" office:string-value="GH2001_R" calcext:value-type="string">
            <text:p>GH2001_R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GL1351_C</text:p>
          </table:table-cell>
          <table:table-cell office:value-type="float" office:value="55.8448270725877" calcext:value-type="float">
            <text:p>55.8448270725877</text:p>
          </table:table-cell>
          <table:table-cell office:value-type="float" office:value="-4.33120215571951" calcext:value-type="float">
            <text:p>-4.33120215571951</text:p>
          </table:table-cell>
          <table:table-cell office:value-type="string" calcext:value-type="string">
            <text:p>Corkerhill Rd southbound exit</text:p>
          </table:table-cell>
          <table:table-cell table:formula="of:=VLOOKUP([.B819];[FromObs.$D$3:.$D$1035];1;FALSE())" office:value-type="string" office:string-value="GL1351_C" calcext:value-type="string">
            <text:p>GL1351_C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GL1351_B</text:p>
          </table:table-cell>
          <table:table-cell office:value-type="float" office:value="55.8465943097164" calcext:value-type="float">
            <text:p>55.8465943097164</text:p>
          </table:table-cell>
          <table:table-cell office:value-type="float" office:value="-4.33042935722719" calcext:value-type="float">
            <text:p>-4.33042935722719</text:p>
          </table:table-cell>
          <table:table-cell office:value-type="string" calcext:value-type="string">
            <text:p>Paisley Road West westbound</text:p>
          </table:table-cell>
          <table:table-cell table:formula="of:=VLOOKUP([.B820];[FromObs.$D$3:.$D$1035];1;FALSE())" office:value-type="string" office:string-value="GL1351_B" calcext:value-type="string">
            <text:p>GL1351_B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GL1351_A</text:p>
          </table:table-cell>
          <table:table-cell office:value-type="float" office:value="55.8461252721001" calcext:value-type="float">
            <text:p>55.8461252721001</text:p>
          </table:table-cell>
          <table:table-cell office:value-type="float" office:value="-4.3338358883294" calcext:value-type="float">
            <text:p>-4.3338358883294</text:p>
          </table:table-cell>
          <table:table-cell office:value-type="string" calcext:value-type="string">
            <text:p>Paisley Road eastbound to Corkerhill Rd</text:p>
          </table:table-cell>
          <table:table-cell table:formula="of:=VLOOKUP([.B821];[FromObs.$D$3:.$D$1035];1;FALSE())" office:value-type="string" office:string-value="GL1351_A" calcext:value-type="string">
            <text:p>GL1351_A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GF210A_D</text:p>
          </table:table-cell>
          <table:table-cell office:value-type="float" office:value="55.8717358431859" calcext:value-type="float">
            <text:p>55.8717358431859</text:p>
          </table:table-cell>
          <table:table-cell office:value-type="float" office:value="-4.18680647902017" calcext:value-type="float">
            <text:p>-4.18680647902017</text:p>
          </table:table-cell>
          <table:table-cell office:value-type="string" calcext:value-type="string">
            <text:p>Cumbernauld Rd southbound to Ness St</text:p>
          </table:table-cell>
          <table:table-cell table:formula="of:=VLOOKUP([.B822];[FromObs.$D$3:.$D$1035];1;FALSE())" office:value-type="string" office:string-value="GF210A_D" calcext:value-type="string">
            <text:p>GF210A_D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GH2001_L</text:p>
          </table:table-cell>
          <table:table-cell office:value-type="float" office:value="55.8544600840399" calcext:value-type="float">
            <text:p>55.8544600840399</text:p>
          </table:table-cell>
          <table:table-cell office:value-type="float" office:value="-4.39999139474913" calcext:value-type="float">
            <text:p>-4.39999139474913</text:p>
          </table:table-cell>
          <table:table-cell office:value-type="string" calcext:value-type="string">
            <text:p>Greendyke St s/b to Monteith Row</text:p>
          </table:table-cell>
          <table:table-cell table:formula="of:=VLOOKUP([.B82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GF210A_C</text:p>
          </table:table-cell>
          <table:table-cell office:value-type="float" office:value="55.8676620063108" calcext:value-type="float">
            <text:p>55.8676620063108</text:p>
          </table:table-cell>
          <table:table-cell office:value-type="float" office:value="-4.1925072143175" calcext:value-type="float">
            <text:p>-4.1925072143175</text:p>
          </table:table-cell>
          <table:table-cell office:value-type="string" calcext:value-type="string">
            <text:p>Cumbernauld Rd northbound to Ness St</text:p>
          </table:table-cell>
          <table:table-cell table:formula="of:=VLOOKUP([.B824];[FromObs.$D$3:.$D$1035];1;FALSE())" office:value-type="string" office:string-value="GF210A_C" calcext:value-type="string">
            <text:p>GF210A_C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GH2001_B</text:p>
          </table:table-cell>
          <table:table-cell office:value-type="float" office:value="55.8544600840399" calcext:value-type="float">
            <text:p>55.8544600840399</text:p>
          </table:table-cell>
          <table:table-cell office:value-type="float" office:value="-4.39999139474913" calcext:value-type="float">
            <text:p>-4.39999139474913</text:p>
          </table:table-cell>
          <table:table-cell office:value-type="string" calcext:value-type="string">
            <text:p>London Road w/b to Kent St</text:p>
          </table:table-cell>
          <table:table-cell table:formula="of:=VLOOKUP([.B82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GG1200_C</text:p>
          </table:table-cell>
          <table:table-cell office:value-type="float" office:value="55.8731112228891" calcext:value-type="float">
            <text:p>55.8731112228891</text:p>
          </table:table-cell>
          <table:table-cell office:value-type="float" office:value="-4.16084363688116" calcext:value-type="float">
            <text:p>-4.16084363688116</text:p>
          </table:table-cell>
          <table:table-cell office:value-type="string" calcext:value-type="string">
            <text:p>Gartloch Rd e/b to Avenue End Rd</text:p>
          </table:table-cell>
          <table:table-cell table:formula="of:=VLOOKUP([.B82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GK5001_C</text:p>
          </table:table-cell>
          <table:table-cell office:value-type="float" office:value="55.8044483628041" calcext:value-type="float">
            <text:p>55.8044483628041</text:p>
          </table:table-cell>
          <table:table-cell office:value-type="float" office:value="-4.33625552718672" calcext:value-type="float">
            <text:p>-4.33625552718672</text:p>
          </table:table-cell>
          <table:table-cell office:value-type="string" calcext:value-type="string">
            <text:p>Nitshill Road Eastbound</text:p>
          </table:table-cell>
          <table:table-cell table:formula="of:=VLOOKUP([.B82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GK5001_B</text:p>
          </table:table-cell>
          <table:table-cell office:value-type="float" office:value="55.8044483628041" calcext:value-type="float">
            <text:p>55.8044483628041</text:p>
          </table:table-cell>
          <table:table-cell office:value-type="float" office:value="-4.33625552718672" calcext:value-type="float">
            <text:p>-4.33625552718672</text:p>
          </table:table-cell>
          <table:table-cell office:value-type="string" calcext:value-type="string">
            <text:p>M77(S) off slip</text:p>
          </table:table-cell>
          <table:table-cell table:formula="of:=VLOOKUP([.B82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GK5001_A</text:p>
          </table:table-cell>
          <table:table-cell office:value-type="float" office:value="55.8044483628041" calcext:value-type="float">
            <text:p>55.8044483628041</text:p>
          </table:table-cell>
          <table:table-cell office:value-type="float" office:value="-4.33625552718672" calcext:value-type="float">
            <text:p>-4.33625552718672</text:p>
          </table:table-cell>
          <table:table-cell office:value-type="string" calcext:value-type="string">
            <text:p>Nitshill Rd Westbound</text:p>
          </table:table-cell>
          <table:table-cell table:formula="of:=VLOOKUP([.B82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GA4601_R</text:p>
          </table:table-cell>
          <table:table-cell office:value-type="float" office:value="55.861659394647" calcext:value-type="float">
            <text:p>55.861659394647</text:p>
          </table:table-cell>
          <table:table-cell office:value-type="float" office:value="-4.25019543456663" calcext:value-type="float">
            <text:p>-4.25019543456663</text:p>
          </table:table-cell>
          <table:table-cell office:value-type="string" calcext:value-type="string">
            <text:p>George Sq eastbound to Nth Frederick St</text:p>
          </table:table-cell>
          <table:table-cell table:formula="of:=VLOOKUP([.B830];[FromObs.$D$3:.$D$1035];1;FALSE())" office:value-type="string" office:string-value="GA4601_R" calcext:value-type="string">
            <text:p>GA4601_R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H1021_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ge Car Park Right turn</text:p>
          </table:table-cell>
          <table:table-cell table:formula="of:=VLOOKUP([.B831];[FromObs.$D$3:.$D$1035];1;FALSE())" office:value-type="string" office:string-value="GH1021_T" calcext:value-type="string">
            <text:p>GH1021_T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GH1021_S</text:p>
          </table:table-cell>
          <table:table-cell office:value-type="float" office:value="55.8537827682205" calcext:value-type="float">
            <text:p>55.8537827682205</text:p>
          </table:table-cell>
          <table:table-cell office:value-type="float" office:value="-4.20874132857202" calcext:value-type="float">
            <text:p>-4.20874132857202</text:p>
          </table:table-cell>
          <table:table-cell office:value-type="string" calcext:value-type="string">
            <text:p>Gallowgate eastbound to Forge Access</text:p>
          </table:table-cell>
          <table:table-cell table:formula="of:=VLOOKUP([.B832];[FromObs.$D$3:.$D$1035];1;FALSE())" office:value-type="string" office:string-value="GH1021_S" calcext:value-type="string">
            <text:p>GH1021_S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GH1021_R</text:p>
          </table:table-cell>
          <table:table-cell office:value-type="float" office:value="55.8512918125229" calcext:value-type="float">
            <text:p>55.8512918125229</text:p>
          </table:table-cell>
          <table:table-cell office:value-type="float" office:value="-4.19778386032069" calcext:value-type="float">
            <text:p>-4.19778386032069</text:p>
          </table:table-cell>
          <table:table-cell office:value-type="string" calcext:value-type="string">
            <text:p>Gallowgate west to The Forge</text:p>
          </table:table-cell>
          <table:table-cell table:formula="of:=VLOOKUP([.B833];[FromObs.$D$3:.$D$1035];1;FALSE())" office:value-type="string" office:string-value="GH1021_R" calcext:value-type="string">
            <text:p>GH1021_R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GG1551_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llhouse Road left turn filter</text:p>
          </table:table-cell>
          <table:table-cell table:formula="of:=VLOOKUP([.B83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GK037A_Q</text:p>
          </table:table-cell>
          <table:table-cell office:value-type="float" office:value="55.8355054370408" calcext:value-type="float">
            <text:p>55.8355054370408</text:p>
          </table:table-cell>
          <table:table-cell office:value-type="float" office:value="-4.2717291399225" calcext:value-type="float">
            <text:p>-4.2717291399225</text:p>
          </table:table-cell>
          <table:table-cell office:value-type="string" calcext:value-type="string">
            <text:p>Pollokshaws Road inbound to Torrisdale Street</text:p>
          </table:table-cell>
          <table:table-cell table:formula="of:=VLOOKUP([.B835];[FromObs.$D$3:.$D$1035];1;FALSE())" office:value-type="string" office:string-value="GK037A_Q" calcext:value-type="string">
            <text:p>GK037A_Q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GG1551_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iebeith Road / M8W off slip filter</text:p>
          </table:table-cell>
          <table:table-cell table:formula="of:=VLOOKUP([.B83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GK037A_P</text:p>
          </table:table-cell>
          <table:table-cell office:value-type="float" office:value="55.836993288274" calcext:value-type="float">
            <text:p>55.836993288274</text:p>
          </table:table-cell>
          <table:table-cell office:value-type="float" office:value="-4.26951612111681" calcext:value-type="float">
            <text:p>-4.26951612111681</text:p>
          </table:table-cell>
          <table:table-cell office:value-type="string" calcext:value-type="string">
            <text:p>Pollokshaws Road outbound to Torrisdale Street</text:p>
          </table:table-cell>
          <table:table-cell table:formula="of:=VLOOKUP([.B837];[FromObs.$D$3:.$D$1035];1;FALSE())" office:value-type="string" office:string-value="GK037A_P" calcext:value-type="string">
            <text:p>GK037A_P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GG1551_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llhouse Road w/b</text:p>
          </table:table-cell>
          <table:table-cell table:formula="of:=VLOOKUP([.B838];[FromObs.$D$3:.$D$1035];1;FALSE())" office:value-type="string" office:string-value="GG1551_D" calcext:value-type="string">
            <text:p>GG1551_D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GG1551_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iebeith Road n/b</text:p>
          </table:table-cell>
          <table:table-cell table:formula="of:=VLOOKUP([.B83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GG1551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iebeith Road / M8W off slip</text:p>
          </table:table-cell>
          <table:table-cell table:formula="of:=VLOOKUP([.B840];[FromObs.$D$3:.$D$1035];1;FALSE())" office:value-type="string" office:string-value="GG1551_B" calcext:value-type="string">
            <text:p>GG1551_B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GG1551_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iebeith Road n/b</text:p>
          </table:table-cell>
          <table:table-cell table:formula="of:=VLOOKUP([.B841];[FromObs.$D$3:.$D$1035];1;FALSE())" office:value-type="string" office:string-value="GG1551_A" calcext:value-type="string">
            <text:p>GG1551_A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GC1751_V</text:p>
          </table:table-cell>
          <table:table-cell office:value-type="float" office:value="55.87064592943" calcext:value-type="float">
            <text:p>55.87064592943</text:p>
          </table:table-cell>
          <table:table-cell office:value-type="float" office:value="-4.31276831862265" calcext:value-type="float">
            <text:p>-4.31276831862265</text:p>
          </table:table-cell>
          <table:table-cell office:value-type="string" calcext:value-type="string">
            <text:p>R/T filter into Crow Road</text:p>
          </table:table-cell>
          <table:table-cell table:formula="of:=VLOOKUP([.B84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GC1751_T</text:p>
          </table:table-cell>
          <table:table-cell office:value-type="float" office:value="55.87064592943" calcext:value-type="float">
            <text:p>55.87064592943</text:p>
          </table:table-cell>
          <table:table-cell office:value-type="float" office:value="-4.31276831862265" calcext:value-type="float">
            <text:p>-4.31276831862265</text:p>
          </table:table-cell>
          <table:table-cell office:value-type="string" calcext:value-type="string">
            <text:p>Rosevale Road</text:p>
          </table:table-cell>
          <table:table-cell table:formula="of:=VLOOKUP([.B843];[FromObs.$D$3:.$D$1035];1;FALSE())" office:value-type="string" office:string-value="GC1751_T" calcext:value-type="string">
            <text:p>GC1751_T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GL1691_S</text:p>
          </table:table-cell>
          <table:table-cell office:value-type="float" office:value="55.84609426346" calcext:value-type="float">
            <text:p>55.84609426346</text:p>
          </table:table-cell>
          <table:table-cell office:value-type="float" office:value="-4.33594272023241" calcext:value-type="float">
            <text:p>-4.33594272023241</text:p>
          </table:table-cell>
          <table:table-cell office:value-type="string" calcext:value-type="string">
            <text:p>Paisley Road West westbound to Morrison&amp;AElig;s</text:p>
          </table:table-cell>
          <table:table-cell table:formula="of:=VLOOKUP([.B844];[FromObs.$D$3:.$D$1035];1;FALSE())" office:value-type="string" office:string-value="GL1691_S" calcext:value-type="string">
            <text:p>GL1691_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GC1751_S</text:p>
          </table:table-cell>
          <table:table-cell office:value-type="float" office:value="55.8709031231517" calcext:value-type="float">
            <text:p>55.8709031231517</text:p>
          </table:table-cell>
          <table:table-cell office:value-type="float" office:value="-4.30960259319484" calcext:value-type="float">
            <text:p>-4.30960259319484</text:p>
          </table:table-cell>
          <table:table-cell office:value-type="string" calcext:value-type="string">
            <text:p>Dumbarton Road westbound to Crow Road</text:p>
          </table:table-cell>
          <table:table-cell table:formula="of:=VLOOKUP([.B845];[FromObs.$D$3:.$D$1035];1;FALSE())" office:value-type="string" office:string-value="GC1751_S" calcext:value-type="string">
            <text:p>GC1751_S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GL1691_R</text:p>
          </table:table-cell>
          <table:table-cell office:value-type="float" office:value="55.8457464923816" calcext:value-type="float">
            <text:p>55.8457464923816</text:p>
          </table:table-cell>
          <table:table-cell office:value-type="float" office:value="-4.34382938243795" calcext:value-type="float">
            <text:p>-4.34382938243795</text:p>
          </table:table-cell>
          <table:table-cell office:value-type="string" calcext:value-type="string">
            <text:p>Paisley Road West eastbound to Morrisons</text:p>
          </table:table-cell>
          <table:table-cell table:formula="of:=VLOOKUP([.B846];[FromObs.$D$3:.$D$1035];1;FALSE())" office:value-type="string" office:string-value="GL1691_R" calcext:value-type="string">
            <text:p>GL1691_R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GC1751_R</text:p>
          </table:table-cell>
          <table:table-cell office:value-type="float" office:value="55.87078246332" calcext:value-type="float">
            <text:p>55.87078246332</text:p>
          </table:table-cell>
          <table:table-cell office:value-type="float" office:value="-4.31602139063351" calcext:value-type="float">
            <text:p>-4.31602139063351</text:p>
          </table:table-cell>
          <table:table-cell office:value-type="string" calcext:value-type="string">
            <text:p>Dumbarton Road eastbound to Crow Road</text:p>
          </table:table-cell>
          <table:table-cell table:formula="of:=VLOOKUP([.B847];[FromObs.$D$3:.$D$1035];1;FALSE())" office:value-type="string" office:string-value="GC1751_R" calcext:value-type="string">
            <text:p>GC1751_R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GC1751_P</text:p>
          </table:table-cell>
          <table:table-cell office:value-type="float" office:value="55.87064592943" calcext:value-type="float">
            <text:p>55.87064592943</text:p>
          </table:table-cell>
          <table:table-cell office:value-type="float" office:value="-4.31276831862265" calcext:value-type="float">
            <text:p>-4.31276831862265</text:p>
          </table:table-cell>
          <table:table-cell office:value-type="string" calcext:value-type="string">
            <text:p>Crow Road</text:p>
          </table:table-cell>
          <table:table-cell table:formula="of:=VLOOKUP([.B848];[FromObs.$D$3:.$D$1035];1;FALSE())" office:value-type="string" office:string-value="GC1751_P" calcext:value-type="string">
            <text:p>GC1751_P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GA2301_E</text:p>
          </table:table-cell>
          <table:table-cell office:value-type="float" office:value="55.8653030006885" calcext:value-type="float">
            <text:p>55.8653030006885</text:p>
          </table:table-cell>
          <table:table-cell office:value-type="float" office:value="-4.25686311740545" calcext:value-type="float">
            <text:p>-4.25686311740545</text:p>
          </table:table-cell>
          <table:table-cell office:value-type="string" calcext:value-type="string">
            <text:p>Hope Street northbound to Cowcaddens Road offside</text:p>
          </table:table-cell>
          <table:table-cell table:formula="of:=VLOOKUP([.B849];[FromObs.$D$3:.$D$1035];1;FALSE())" office:value-type="string" office:string-value="GA2301_E" calcext:value-type="string">
            <text:p>GA2301_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GA2301_C</text:p>
          </table:table-cell>
          <table:table-cell office:value-type="float" office:value="55.8653030006885" calcext:value-type="float">
            <text:p>55.8653030006885</text:p>
          </table:table-cell>
          <table:table-cell office:value-type="float" office:value="-4.25686311740545" calcext:value-type="float">
            <text:p>-4.25686311740545</text:p>
          </table:table-cell>
          <table:table-cell office:value-type="string" calcext:value-type="string">
            <text:p>Hope Street northbound to Cowcaddens Road nearside</text:p>
          </table:table-cell>
          <table:table-cell table:formula="of:=VLOOKUP([.B850];[FromObs.$D$3:.$D$1035];1;FALSE())" office:value-type="string" office:string-value="GA2301_C" calcext:value-type="string">
            <text:p>GA2301_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GA2301_B</text:p>
          </table:table-cell>
          <table:table-cell office:value-type="float" office:value="55.8667068743657" calcext:value-type="float">
            <text:p>55.8667068743657</text:p>
          </table:table-cell>
          <table:table-cell office:value-type="float" office:value="-4.25627327929455" calcext:value-type="float">
            <text:p>-4.25627327929455</text:p>
          </table:table-cell>
          <table:table-cell office:value-type="string" calcext:value-type="string">
            <text:p>Cowcaddens Road westbound</text:p>
          </table:table-cell>
          <table:table-cell table:formula="of:=VLOOKUP([.B851];[FromObs.$D$3:.$D$1035];1;FALSE())" office:value-type="string" office:string-value="GA2301_B" calcext:value-type="string">
            <text:p>GA2301_B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GA2301_A</text:p>
          </table:table-cell>
          <table:table-cell office:value-type="float" office:value="55.8671756218274" calcext:value-type="float">
            <text:p>55.8671756218274</text:p>
          </table:table-cell>
          <table:table-cell office:value-type="float" office:value="-4.25962498981773" calcext:value-type="float">
            <text:p>-4.25962498981773</text:p>
          </table:table-cell>
          <table:table-cell office:value-type="string" calcext:value-type="string">
            <text:p>Cowcaddens Road eastbound to Hope St</text:p>
          </table:table-cell>
          <table:table-cell table:formula="of:=VLOOKUP([.B852];[FromObs.$D$3:.$D$1035];1;FALSE())" office:value-type="string" office:string-value="GA2301_A" calcext:value-type="string">
            <text:p>GA2301_A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GD1651_S</text:p>
          </table:table-cell>
          <table:table-cell office:value-type="float" office:value="55.8892395955462" calcext:value-type="float">
            <text:p>55.8892395955462</text:p>
          </table:table-cell>
          <table:table-cell office:value-type="float" office:value="-4.32239872944226" calcext:value-type="float">
            <text:p>-4.32239872944226</text:p>
          </table:table-cell>
          <table:table-cell office:value-type="string" calcext:value-type="string">
            <text:p>Great Western Rd to Anniesland Cross</text:p>
          </table:table-cell>
          <table:table-cell table:formula="of:=VLOOKUP([.B85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GB1321_N</text:p>
          </table:table-cell>
          <table:table-cell office:value-type="float" office:value="55.8480144453972" calcext:value-type="float">
            <text:p>55.8480144453972</text:p>
          </table:table-cell>
          <table:table-cell office:value-type="float" office:value="-4.25423116088211" calcext:value-type="float">
            <text:p>-4.25423116088211</text:p>
          </table:table-cell>
          <table:table-cell office:value-type="string" calcext:value-type="string">
            <text:p>Hospital Street northbound to Cleland Street</text:p>
          </table:table-cell>
          <table:table-cell table:formula="of:=VLOOKUP([.B854];[FromObs.$D$3:.$D$1035];1;FALSE())" office:value-type="string" office:string-value="GB1321_N" calcext:value-type="string">
            <text:p>GB1321_N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B1321_M</text:p>
          </table:table-cell>
          <table:table-cell office:value-type="float" office:value="55.85073160839" calcext:value-type="float">
            <text:p>55.85073160839</text:p>
          </table:table-cell>
          <table:table-cell office:value-type="float" office:value="-4.24866894342279" calcext:value-type="float">
            <text:p>-4.24866894342279</text:p>
          </table:table-cell>
          <table:table-cell office:value-type="string" calcext:value-type="string">
            <text:p>Laurieston Road southbound to Cleland Street</text:p>
          </table:table-cell>
          <table:table-cell table:formula="of:=VLOOKUP([.B855];[FromObs.$D$3:.$D$1035];1;FALSE())" office:value-type="string" office:string-value="GB1321_M" calcext:value-type="string">
            <text:p>GB1321_M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GK070A_D</text:p>
          </table:table-cell>
          <table:table-cell office:value-type="float" office:value="55.8302256027113" calcext:value-type="float">
            <text:p>55.8302256027113</text:p>
          </table:table-cell>
          <table:table-cell office:value-type="float" office:value="-4.28117775839706" calcext:value-type="float">
            <text:p>-4.28117775839706</text:p>
          </table:table-cell>
          <table:table-cell office:value-type="string" calcext:value-type="string">
            <text:p>Kilmarnock Road outbound to Mount Stuart Street</text:p>
          </table:table-cell>
          <table:table-cell table:formula="of:=VLOOKUP([.B856];[FromObs.$D$3:.$D$1035];1;FALSE())" office:value-type="string" office:string-value="GK070A_D" calcext:value-type="string">
            <text:p>GK070A_D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GK070A_C</text:p>
          </table:table-cell>
          <table:table-cell office:value-type="float" office:value="55.8262831140431" calcext:value-type="float">
            <text:p>55.8262831140431</text:p>
          </table:table-cell>
          <table:table-cell office:value-type="float" office:value="-4.28536964298774" calcext:value-type="float">
            <text:p>-4.28536964298774</text:p>
          </table:table-cell>
          <table:table-cell office:value-type="string" calcext:value-type="string">
            <text:p>Kilmarnock Road inbound to Mount Stuart Street</text:p>
          </table:table-cell>
          <table:table-cell table:formula="of:=VLOOKUP([.B857];[FromObs.$D$3:.$D$1035];1;FALSE())" office:value-type="string" office:string-value="GK070A_C" calcext:value-type="string">
            <text:p>GK070A_C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GA5401_X</text:p>
          </table:table-cell>
          <table:table-cell office:value-type="float" office:value="55.8648959825708" calcext:value-type="float">
            <text:p>55.8648959825708</text:p>
          </table:table-cell>
          <table:table-cell office:value-type="float" office:value="-4.2358387761257" calcext:value-type="float">
            <text:p>-4.2358387761257</text:p>
          </table:table-cell>
          <table:table-cell office:value-type="string" calcext:value-type="string">
            <text:p>Castle St. southbound outside lane</text:p>
          </table:table-cell>
          <table:table-cell table:formula="of:=VLOOKUP([.B858];[FromObs.$D$3:.$D$1035];1;FALSE())" office:value-type="string" office:string-value="GA5401_X" calcext:value-type="string">
            <text:p>GA5401_X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GA5401_V</text:p>
          </table:table-cell>
          <table:table-cell office:value-type="float" office:value="55.86314029621" calcext:value-type="float">
            <text:p>55.86314029621</text:p>
          </table:table-cell>
          <table:table-cell office:value-type="float" office:value="-4.23700041543934" calcext:value-type="float">
            <text:p>-4.23700041543934</text:p>
          </table:table-cell>
          <table:table-cell office:value-type="string" calcext:value-type="string">
            <text:p>Castle St. to St.James Road</text:p>
          </table:table-cell>
          <table:table-cell table:formula="of:=VLOOKUP([.B859];[FromObs.$D$3:.$D$1035];1;FALSE())" office:value-type="string" office:string-value="GA5401_V" calcext:value-type="string">
            <text:p>GA5401_V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GJ250B_T</text:p>
          </table:table-cell>
          <table:table-cell office:value-type="float" office:value="55.8367699381006" calcext:value-type="float">
            <text:p>55.8367699381006</text:p>
          </table:table-cell>
          <table:table-cell office:value-type="float" office:value="-4.26456811981771" calcext:value-type="float">
            <text:p>-4.26456811981771</text:p>
          </table:table-cell>
          <table:table-cell office:value-type="string" calcext:value-type="string">
            <text:p>Victoria Road southbound to Dixon Avenue</text:p>
          </table:table-cell>
          <table:table-cell table:formula="of:=VLOOKUP([.B860];[FromObs.$D$3:.$D$1035];1;FALSE())" office:value-type="string" office:string-value="GJ250B_T" calcext:value-type="string">
            <text:p>GJ250B_T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GA5401_T</text:p>
          </table:table-cell>
          <table:table-cell office:value-type="float" office:value="55.8648959825708" calcext:value-type="float">
            <text:p>55.8648959825708</text:p>
          </table:table-cell>
          <table:table-cell office:value-type="float" office:value="-4.2358387761257" calcext:value-type="float">
            <text:p>-4.2358387761257</text:p>
          </table:table-cell>
          <table:table-cell office:value-type="string" calcext:value-type="string">
            <text:p>Castle St. southbound inside lane</text:p>
          </table:table-cell>
          <table:table-cell table:formula="of:=VLOOKUP([.B861];[FromObs.$D$3:.$D$1035];1;FALSE())" office:value-type="string" office:string-value="GA5401_T" calcext:value-type="string">
            <text:p>GA5401_T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GG2351_V</text:p>
          </table:table-cell>
          <table:table-cell office:value-type="float" office:value="55.8584478765251" calcext:value-type="float">
            <text:p>55.8584478765251</text:p>
          </table:table-cell>
          <table:table-cell office:value-type="float" office:value="-4.2137041012698" calcext:value-type="float">
            <text:p>-4.2137041012698</text:p>
          </table:table-cell>
          <table:table-cell office:value-type="string" calcext:value-type="string">
            <text:p>Cumbernauld Road northbound</text:p>
          </table:table-cell>
          <table:table-cell table:formula="of:=VLOOKUP([.B862];[FromObs.$D$3:.$D$1035];1;FALSE())" office:value-type="string" office:string-value="GG2351_V" calcext:value-type="string">
            <text:p>GG2351_V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GG2351_T</text:p>
          </table:table-cell>
          <table:table-cell office:value-type="float" office:value="55.8584478765251" calcext:value-type="float">
            <text:p>55.8584478765251</text:p>
          </table:table-cell>
          <table:table-cell office:value-type="float" office:value="-4.2137041012698" calcext:value-type="float">
            <text:p>-4.2137041012698</text:p>
          </table:table-cell>
          <table:table-cell office:value-type="string" calcext:value-type="string">
            <text:p>Cumbernauld Rd</text:p>
          </table:table-cell>
          <table:table-cell table:formula="of:=VLOOKUP([.B863];[FromObs.$D$3:.$D$1035];1;FALSE())" office:value-type="string" office:string-value="GG2351_T" calcext:value-type="string">
            <text:p>GG2351_T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GG2351_S</text:p>
          </table:table-cell>
          <table:table-cell office:value-type="float" office:value="55.8585214814654" calcext:value-type="float">
            <text:p>55.8585214814654</text:p>
          </table:table-cell>
          <table:table-cell office:value-type="float" office:value="-4.2161052202612" calcext:value-type="float">
            <text:p>-4.2161052202612</text:p>
          </table:table-cell>
          <table:table-cell office:value-type="string" calcext:value-type="string">
            <text:p>Duke St. eastbound to Cumbernauld Rd</text:p>
          </table:table-cell>
          <table:table-cell table:formula="of:=VLOOKUP([.B864];[FromObs.$D$3:.$D$1035];1;FALSE())" office:value-type="string" office:string-value="GG2351_S" calcext:value-type="string">
            <text:p>GG2351_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GG2351_R</text:p>
          </table:table-cell>
          <table:table-cell office:value-type="float" office:value="55.8579622173145" calcext:value-type="float">
            <text:p>55.8579622173145</text:p>
          </table:table-cell>
          <table:table-cell office:value-type="float" office:value="-4.20722083647331" calcext:value-type="float">
            <text:p>-4.20722083647331</text:p>
          </table:table-cell>
          <table:table-cell office:value-type="string" calcext:value-type="string">
            <text:p>Duke St. westbound to Cumbernauld Rd</text:p>
          </table:table-cell>
          <table:table-cell table:formula="of:=VLOOKUP([.B865];[FromObs.$D$3:.$D$1035];1;FALSE())" office:value-type="string" office:string-value="GG2351_R" calcext:value-type="string">
            <text:p>GG2351_R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GH4551_M</text:p>
          </table:table-cell>
          <table:table-cell office:value-type="float" office:value="55.837761159925" calcext:value-type="float">
            <text:p>55.837761159925</text:p>
          </table:table-cell>
          <table:table-cell office:value-type="float" office:value="-4.17224929430528" calcext:value-type="float">
            <text:p>-4.17224929430528</text:p>
          </table:table-cell>
          <table:table-cell office:value-type="string" calcext:value-type="string">
            <text:p>London Rd Westbound</text:p>
          </table:table-cell>
          <table:table-cell table:formula="of:=VLOOKUP([.B86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GH4551_K</text:p>
          </table:table-cell>
          <table:table-cell office:value-type="float" office:value="55.8372742110181" calcext:value-type="float">
            <text:p>55.8372742110181</text:p>
          </table:table-cell>
          <table:table-cell office:value-type="float" office:value="-4.1703056542346" calcext:value-type="float">
            <text:p>-4.1703056542346</text:p>
          </table:table-cell>
          <table:table-cell office:value-type="string" calcext:value-type="string">
            <text:p>London Rd Westbound</text:p>
          </table:table-cell>
          <table:table-cell table:formula="of:=VLOOKUP([.B867];[FromObs.$D$3:.$D$1035];1;FALSE())" office:value-type="string" office:string-value="GH4551_K" calcext:value-type="string">
            <text:p>GH4551_K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GH4551_J</text:p>
          </table:table-cell>
          <table:table-cell office:value-type="float" office:value="55.8372742110181" calcext:value-type="float">
            <text:p>55.8372742110181</text:p>
          </table:table-cell>
          <table:table-cell office:value-type="float" office:value="-4.1703056542346" calcext:value-type="float">
            <text:p>-4.1703056542346</text:p>
          </table:table-cell>
          <table:table-cell office:value-type="string" calcext:value-type="string">
            <text:p>Fullarton Rd northbound</text:p>
          </table:table-cell>
          <table:table-cell table:formula="of:=VLOOKUP([.B868];[FromObs.$D$3:.$D$1035];1;FALSE())" office:value-type="string" office:string-value="GH4551_J" calcext:value-type="string">
            <text:p>GH4551_J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GA1321_C</text:p>
          </table:table-cell>
          <table:table-cell office:value-type="float" office:value="55.8606475359003" calcext:value-type="float">
            <text:p>55.8606475359003</text:p>
          </table:table-cell>
          <table:table-cell office:value-type="float" office:value="-4.26175479721498" calcext:value-type="float">
            <text:p>-4.26175479721498</text:p>
          </table:table-cell>
          <table:table-cell office:value-type="string" calcext:value-type="string">
            <text:p>West Campbell St Northbound from Cadogan St</text:p>
          </table:table-cell>
          <table:table-cell table:formula="of:=VLOOKUP([.B869];[FromObs.$D$3:.$D$1035];1;FALSE())" office:value-type="string" office:string-value="GA1321_C" calcext:value-type="string">
            <text:p>GA1321_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GA1321_B</text:p>
          </table:table-cell>
          <table:table-cell office:value-type="float" office:value="55.8604758416812" calcext:value-type="float">
            <text:p>55.8604758416812</text:p>
          </table:table-cell>
          <table:table-cell office:value-type="float" office:value="-4.2603385295034" calcext:value-type="float">
            <text:p>-4.2603385295034</text:p>
          </table:table-cell>
          <table:table-cell office:value-type="string" calcext:value-type="string">
            <text:p>Waterloo St Westbound <text:s/>to West Campbell St</text:p>
          </table:table-cell>
          <table:table-cell table:formula="of:=VLOOKUP([.B870];[FromObs.$D$3:.$D$1035];1;FALSE())" office:value-type="string" office:string-value="GA1321_B" calcext:value-type="string">
            <text:p>GA1321_B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GA3101_N</text:p>
          </table:table-cell>
          <table:table-cell office:value-type="float" office:value="55.8651567076146" calcext:value-type="float">
            <text:p>55.8651567076146</text:p>
          </table:table-cell>
          <table:table-cell office:value-type="float" office:value="-4.25405770425143" calcext:value-type="float">
            <text:p>-4.25405770425143</text:p>
          </table:table-cell>
          <table:table-cell office:value-type="string" calcext:value-type="string">
            <text:p>Killermont Street St westbound to West Nile St</text:p>
          </table:table-cell>
          <table:table-cell table:formula="of:=VLOOKUP([.B87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GD0671_G</text:p>
          </table:table-cell>
          <table:table-cell office:value-type="float" office:value="55.8892395955462" calcext:value-type="float">
            <text:p>55.8892395955462</text:p>
          </table:table-cell>
          <table:table-cell office:value-type="float" office:value="-4.32239872944226" calcext:value-type="float">
            <text:p>-4.32239872944226</text:p>
          </table:table-cell>
          <table:table-cell office:value-type="string" calcext:value-type="string">
            <text:p>Great Western Rd westbound R/T</text:p>
          </table:table-cell>
          <table:table-cell table:formula="of:=VLOOKUP([.B87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GD0671_B</text:p>
          </table:table-cell>
          <table:table-cell office:value-type="float" office:value="55.8887023431583" calcext:value-type="float">
            <text:p>55.8887023431583</text:p>
          </table:table-cell>
          <table:table-cell office:value-type="float" office:value="-4.32086334091348" calcext:value-type="float">
            <text:p>-4.32086334091348</text:p>
          </table:table-cell>
          <table:table-cell office:value-type="string" calcext:value-type="string">
            <text:p>Great Western Rd to Herschell Street</text:p>
          </table:table-cell>
          <table:table-cell table:formula="of:=VLOOKUP([.B873];[FromObs.$D$3:.$D$1035];1;FALSE())" office:value-type="string" office:string-value="GD0671_B" calcext:value-type="string">
            <text:p>GD0671_B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GD0671_A</text:p>
          </table:table-cell>
          <table:table-cell office:value-type="float" office:value="55.8892395955462" calcext:value-type="float">
            <text:p>55.8892395955462</text:p>
          </table:table-cell>
          <table:table-cell office:value-type="float" office:value="-4.32239872944226" calcext:value-type="float">
            <text:p>-4.32239872944226</text:p>
          </table:table-cell>
          <table:table-cell office:value-type="string" calcext:value-type="string">
            <text:p>Great Western Rd eastbound from Anniesland Cross</text:p>
          </table:table-cell>
          <table:table-cell table:formula="of:=VLOOKUP([.B874];[FromObs.$D$3:.$D$1035];1;FALSE())" office:value-type="string" office:string-value="GD0671_A" calcext:value-type="string">
            <text:p>GD0671_A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GJ3051_F</text:p>
          </table:table-cell>
          <table:table-cell office:value-type="float" office:value="55.8270535650191" calcext:value-type="float">
            <text:p>55.8270535650191</text:p>
          </table:table-cell>
          <table:table-cell office:value-type="float" office:value="-4.26607895618947" calcext:value-type="float">
            <text:p>-4.26607895618947</text:p>
          </table:table-cell>
          <table:table-cell office:value-type="string" calcext:value-type="string">
            <text:p>Battlefield Rd eastbound</text:p>
          </table:table-cell>
          <table:table-cell table:formula="of:=VLOOKUP([.B875];[FromObs.$D$3:.$D$1035];1;FALSE())" office:value-type="string" office:string-value="GJ3051_F" calcext:value-type="string">
            <text:p>GJ3051_F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GC0251_W</text:p>
          </table:table-cell>
          <table:table-cell office:value-type="float" office:value="55.857748311663" calcext:value-type="float">
            <text:p>55.857748311663</text:p>
          </table:table-cell>
          <table:table-cell office:value-type="float" office:value="-4.28199204052853" calcext:value-type="float">
            <text:p>-4.28199204052853</text:p>
          </table:table-cell>
          <table:table-cell office:value-type="string" calcext:value-type="string">
            <text:p>Finnieston Street inside lane</text:p>
          </table:table-cell>
          <table:table-cell table:formula="of:=VLOOKUP([.B876];[FromObs.$D$3:.$D$1035];1;FALSE())" office:value-type="string" office:string-value="GC0251_W" calcext:value-type="string">
            <text:p>GC0251_W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GJ3051_E</text:p>
          </table:table-cell>
          <table:table-cell office:value-type="float" office:value="55.8270535650191" calcext:value-type="float">
            <text:p>55.8270535650191</text:p>
          </table:table-cell>
          <table:table-cell office:value-type="float" office:value="-4.26607895618947" calcext:value-type="float">
            <text:p>-4.26607895618947</text:p>
          </table:table-cell>
          <table:table-cell office:value-type="string" calcext:value-type="string">
            <text:p>Prospecthill Rd westbound</text:p>
          </table:table-cell>
          <table:table-cell table:formula="of:=VLOOKUP([.B877];[FromObs.$D$3:.$D$1035];1;FALSE())" office:value-type="string" office:string-value="GJ3051_E" calcext:value-type="string">
            <text:p>GJ3051_E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GC0251_T</text:p>
          </table:table-cell>
          <table:table-cell office:value-type="float" office:value="55.857748311663" calcext:value-type="float">
            <text:p>55.857748311663</text:p>
          </table:table-cell>
          <table:table-cell office:value-type="float" office:value="-4.28199204052853" calcext:value-type="float">
            <text:p>-4.28199204052853</text:p>
          </table:table-cell>
          <table:table-cell office:value-type="string" calcext:value-type="string">
            <text:p>Finnieston Street outside lane</text:p>
          </table:table-cell>
          <table:table-cell table:formula="of:=VLOOKUP([.B878];[FromObs.$D$3:.$D$1035];1;FALSE())" office:value-type="string" office:string-value="GC0251_T" calcext:value-type="string">
            <text:p>GC0251_T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GJ3051_B</text:p>
          </table:table-cell>
          <table:table-cell office:value-type="float" office:value="55.8270535650191" calcext:value-type="float">
            <text:p>55.8270535650191</text:p>
          </table:table-cell>
          <table:table-cell office:value-type="float" office:value="-4.26607895618947" calcext:value-type="float">
            <text:p>-4.26607895618947</text:p>
          </table:table-cell>
          <table:table-cell office:value-type="string" calcext:value-type="string">
            <text:p>Battlefield Rd northbound</text:p>
          </table:table-cell>
          <table:table-cell table:formula="of:=VLOOKUP([.B879];[FromObs.$D$3:.$D$1035];1;FALSE())" office:value-type="string" office:string-value="GJ3051_B" calcext:value-type="string">
            <text:p>GJ3051_B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L1501_A</text:p>
          </table:table-cell>
          <table:table-cell office:value-type="float" office:value="55.8448270725877" calcext:value-type="float">
            <text:p>55.8448270725877</text:p>
          </table:table-cell>
          <table:table-cell office:value-type="float" office:value="-4.33120215571951" calcext:value-type="float">
            <text:p>-4.33120215571951</text:p>
          </table:table-cell>
          <table:table-cell office:value-type="string" calcext:value-type="string">
            <text:p>Mosspark Blvd eastbound exit</text:p>
          </table:table-cell>
          <table:table-cell table:formula="of:=VLOOKUP([.B880];[FromObs.$D$3:.$D$1035];1;FALSE())" office:value-type="string" office:string-value="GL1501_A" calcext:value-type="string">
            <text:p>GL1501_A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GC0251_S</text:p>
          </table:table-cell>
          <table:table-cell office:value-type="float" office:value="55.857748311663" calcext:value-type="float">
            <text:p>55.857748311663</text:p>
          </table:table-cell>
          <table:table-cell office:value-type="float" office:value="-4.28199204052853" calcext:value-type="float">
            <text:p>-4.28199204052853</text:p>
          </table:table-cell>
          <table:table-cell office:value-type="string" calcext:value-type="string">
            <text:p>Lancefield Quay</text:p>
          </table:table-cell>
          <table:table-cell table:formula="of:=VLOOKUP([.B88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GJ3051_A</text:p>
          </table:table-cell>
          <table:table-cell office:value-type="float" office:value="55.8270535650191" calcext:value-type="float">
            <text:p>55.8270535650191</text:p>
          </table:table-cell>
          <table:table-cell office:value-type="float" office:value="-4.26607895618947" calcext:value-type="float">
            <text:p>-4.26607895618947</text:p>
          </table:table-cell>
          <table:table-cell office:value-type="string" calcext:value-type="string">
            <text:p>Grange Rd southbound</text:p>
          </table:table-cell>
          <table:table-cell table:formula="of:=VLOOKUP([.B882];[FromObs.$D$3:.$D$1035];1;FALSE())" office:value-type="string" office:string-value="GJ3051_A" calcext:value-type="string">
            <text:p>GJ3051_A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GC0251_R</text:p>
          </table:table-cell>
          <table:table-cell office:value-type="float" office:value="55.857748311663" calcext:value-type="float">
            <text:p>55.857748311663</text:p>
          </table:table-cell>
          <table:table-cell office:value-type="float" office:value="-4.28199204052853" calcext:value-type="float">
            <text:p>-4.28199204052853</text:p>
          </table:table-cell>
          <table:table-cell office:value-type="string" calcext:value-type="string">
            <text:p>Finnieston Quay eastbound</text:p>
          </table:table-cell>
          <table:table-cell table:formula="of:=VLOOKUP([.B883];[FromObs.$D$3:.$D$1035];1;FALSE())" office:value-type="string" office:string-value="GC0251_R" calcext:value-type="string">
            <text:p>GC0251_R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GL142B_B</text:p>
          </table:table-cell>
          <table:table-cell office:value-type="float" office:value="55.8461252721001" calcext:value-type="float">
            <text:p>55.8461252721001</text:p>
          </table:table-cell>
          <table:table-cell office:value-type="float" office:value="-4.3338358883294" calcext:value-type="float">
            <text:p>-4.3338358883294</text:p>
          </table:table-cell>
          <table:table-cell office:value-type="string" calcext:value-type="string">
            <text:p>Paisley Road westbound to Lourdes</text:p>
          </table:table-cell>
          <table:table-cell table:formula="of:=VLOOKUP([.B884];[FromObs.$D$3:.$D$1035];1;FALSE())" office:value-type="string" office:string-value="GL142B_B" calcext:value-type="string">
            <text:p>GL142B_B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GD2451_D</text:p>
          </table:table-cell>
          <table:table-cell office:value-type="float" office:value="55.8879123882144" calcext:value-type="float">
            <text:p>55.8879123882144</text:p>
          </table:table-cell>
          <table:table-cell office:value-type="float" office:value="-4.28624148543483" calcext:value-type="float">
            <text:p>-4.28624148543483</text:p>
          </table:table-cell>
          <table:table-cell office:value-type="string" calcext:value-type="string">
            <text:p>Ruchill Street</text:p>
          </table:table-cell>
          <table:table-cell table:formula="of:=VLOOKUP([.B885];[FromObs.$D$3:.$D$1035];1;FALSE())" office:value-type="string" office:string-value="GD2451_D" calcext:value-type="string">
            <text:p>GD2451_D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GC0251_G</text:p>
          </table:table-cell>
          <table:table-cell office:value-type="float" office:value="55.8571180636014" calcext:value-type="float">
            <text:p>55.8571180636014</text:p>
          </table:table-cell>
          <table:table-cell office:value-type="float" office:value="-4.27525978445547" calcext:value-type="float">
            <text:p>-4.27525978445547</text:p>
          </table:table-cell>
          <table:table-cell office:value-type="string" calcext:value-type="string">
            <text:p>Lancefield Quay / Hydepark Eastbound</text:p>
          </table:table-cell>
          <table:table-cell table:formula="of:=VLOOKUP([.B88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GA4851_V</text:p>
          </table:table-cell>
          <table:table-cell office:value-type="float" office:value="55.8570535809546" calcext:value-type="float">
            <text:p>55.8570535809546</text:p>
          </table:table-cell>
          <table:table-cell office:value-type="float" office:value="-4.24649358740466" calcext:value-type="float">
            <text:p>-4.24649358740466</text:p>
          </table:table-cell>
          <table:table-cell office:value-type="string" calcext:value-type="string">
            <text:p>King Street</text:p>
          </table:table-cell>
          <table:table-cell table:formula="of:=VLOOKUP([.B887];[FromObs.$D$3:.$D$1035];1;FALSE())" office:value-type="string" office:string-value="GA4851_V" calcext:value-type="string">
            <text:p>GA4851_V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GD2451_B</text:p>
          </table:table-cell>
          <table:table-cell office:value-type="float" office:value="55.8858697307814" calcext:value-type="float">
            <text:p>55.8858697307814</text:p>
          </table:table-cell>
          <table:table-cell office:value-type="float" office:value="-4.28298708958073" calcext:value-type="float">
            <text:p>-4.28298708958073</text:p>
          </table:table-cell>
          <table:table-cell office:value-type="string" calcext:value-type="string">
            <text:p>Maryhill Road outbound to Garrioch Road</text:p>
          </table:table-cell>
          <table:table-cell table:formula="of:=VLOOKUP([.B888];[FromObs.$D$3:.$D$1035];1;FALSE())" office:value-type="string" office:string-value="GD2451_B" calcext:value-type="string">
            <text:p>GD2451_B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GD2451_A</text:p>
          </table:table-cell>
          <table:table-cell office:value-type="float" office:value="55.8905298843063" calcext:value-type="float">
            <text:p>55.8905298843063</text:p>
          </table:table-cell>
          <table:table-cell office:value-type="float" office:value="-4.28999389119629" calcext:value-type="float">
            <text:p>-4.28999389119629</text:p>
          </table:table-cell>
          <table:table-cell office:value-type="string" calcext:value-type="string">
            <text:p>Maryhill Road inbound towards Garrioch Road</text:p>
          </table:table-cell>
          <table:table-cell table:formula="of:=VLOOKUP([.B889];[FromObs.$D$3:.$D$1035];1;FALSE())" office:value-type="string" office:string-value="GD2451_A" calcext:value-type="string">
            <text:p>GD2451_A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GC0251_D</text:p>
          </table:table-cell>
          <table:table-cell office:value-type="float" office:value="55.8567195813792" calcext:value-type="float">
            <text:p>55.8567195813792</text:p>
          </table:table-cell>
          <table:table-cell office:value-type="float" office:value="-4.28415280352922" calcext:value-type="float">
            <text:p>-4.28415280352922</text:p>
          </table:table-cell>
          <table:table-cell office:value-type="string" calcext:value-type="string">
            <text:p>Southbound from Arc Bridge</text:p>
          </table:table-cell>
          <table:table-cell table:formula="of:=VLOOKUP([.B89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GA4851_S</text:p>
          </table:table-cell>
          <table:table-cell office:value-type="float" office:value="55.8569028165145" calcext:value-type="float">
            <text:p>55.8569028165145</text:p>
          </table:table-cell>
          <table:table-cell office:value-type="float" office:value="-4.24539831137419" calcext:value-type="float">
            <text:p>-4.24539831137419</text:p>
          </table:table-cell>
          <table:table-cell office:value-type="string" calcext:value-type="string">
            <text:p>Trongate westbound towards King Street</text:p>
          </table:table-cell>
          <table:table-cell table:formula="of:=VLOOKUP([.B891];[FromObs.$D$3:.$D$1035];1;FALSE())" office:value-type="string" office:string-value="GA4851_S" calcext:value-type="string">
            <text:p>GA4851_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GC0251_C</text:p>
          </table:table-cell>
          <table:table-cell office:value-type="float" office:value="55.857748311663" calcext:value-type="float">
            <text:p>55.857748311663</text:p>
          </table:table-cell>
          <table:table-cell office:value-type="float" office:value="-4.28199204052853" calcext:value-type="float">
            <text:p>-4.28199204052853</text:p>
          </table:table-cell>
          <table:table-cell office:value-type="string" calcext:value-type="string">
            <text:p>Finnieston St NB</text:p>
          </table:table-cell>
          <table:table-cell table:formula="of:=VLOOKUP([.B89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GA4851_R</text:p>
          </table:table-cell>
          <table:table-cell office:value-type="float" office:value="55.8574106307925" calcext:value-type="float">
            <text:p>55.8574106307925</text:p>
          </table:table-cell>
          <table:table-cell office:value-type="float" office:value="-4.24908685496588" calcext:value-type="float">
            <text:p>-4.24908685496588</text:p>
          </table:table-cell>
          <table:table-cell office:value-type="string" calcext:value-type="string">
            <text:p>Trongate Eastbound</text:p>
          </table:table-cell>
          <table:table-cell table:formula="of:=VLOOKUP([.B893];[FromObs.$D$3:.$D$1035];1;FALSE())" office:value-type="string" office:string-value="GA4851_R" calcext:value-type="string">
            <text:p>GA4851_R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GD0151_V</text:p>
          </table:table-cell>
          <table:table-cell office:value-type="float" office:value="55.8740652008199" calcext:value-type="float">
            <text:p>55.8740652008199</text:p>
          </table:table-cell>
          <table:table-cell office:value-type="float" office:value="-4.27786584658434" calcext:value-type="float">
            <text:p>-4.27786584658434</text:p>
          </table:table-cell>
          <table:table-cell office:value-type="string" calcext:value-type="string">
            <text:p>Park Road</text:p>
          </table:table-cell>
          <table:table-cell table:formula="of:=VLOOKUP([.B894];[FromObs.$D$3:.$D$1035];1;FALSE())" office:value-type="string" office:string-value="GD0151_V" calcext:value-type="string">
            <text:p>GD0151_V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GD0151_S</text:p>
          </table:table-cell>
          <table:table-cell office:value-type="float" office:value="55.8732465291334" calcext:value-type="float">
            <text:p>55.8732465291334</text:p>
          </table:table-cell>
          <table:table-cell office:value-type="float" office:value="-4.27450882370415" calcext:value-type="float">
            <text:p>-4.27450882370415</text:p>
          </table:table-cell>
          <table:table-cell office:value-type="string" calcext:value-type="string">
            <text:p>GWR to Park Road</text:p>
          </table:table-cell>
          <table:table-cell table:formula="of:=VLOOKUP([.B895];[FromObs.$D$3:.$D$1035];1;FALSE())" office:value-type="string" office:string-value="GD0151_S" calcext:value-type="string">
            <text:p>GD0151_S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GD0151_R</text:p>
          </table:table-cell>
          <table:table-cell office:value-type="float" office:value="55.8750017746456" calcext:value-type="float">
            <text:p>55.8750017746456</text:p>
          </table:table-cell>
          <table:table-cell office:value-type="float" office:value="-4.28019080291637" calcext:value-type="float">
            <text:p>-4.28019080291637</text:p>
          </table:table-cell>
          <table:table-cell office:value-type="string" calcext:value-type="string">
            <text:p>GWR to Park Rd</text:p>
          </table:table-cell>
          <table:table-cell table:formula="of:=VLOOKUP([.B896];[FromObs.$D$3:.$D$1035];1;FALSE())" office:value-type="string" office:string-value="GD0151_R" calcext:value-type="string">
            <text:p>GD0151_R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GB0251_T</text:p>
          </table:table-cell>
          <table:table-cell office:value-type="float" office:value="55.8531714089834" calcext:value-type="float">
            <text:p>55.8531714089834</text:p>
          </table:table-cell>
          <table:table-cell office:value-type="float" office:value="-4.26314173819623" calcext:value-type="float">
            <text:p>-4.26314173819623</text:p>
          </table:table-cell>
          <table:table-cell office:value-type="string" calcext:value-type="string">
            <text:p>Tradeston Street</text:p>
          </table:table-cell>
          <table:table-cell table:formula="of:=VLOOKUP([.B897];[FromObs.$D$3:.$D$1035];1;FALSE())" office:value-type="string" office:string-value="GB0251_T" calcext:value-type="string">
            <text:p>GB0251_T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GL0521_V</text:p>
          </table:table-cell>
          <table:table-cell office:value-type="float" office:value="55.853547258956" calcext:value-type="float">
            <text:p>55.853547258956</text:p>
          </table:table-cell>
          <table:table-cell office:value-type="float" office:value="-4.27735181346881" calcext:value-type="float">
            <text:p>-4.27735181346881</text:p>
          </table:table-cell>
          <table:table-cell office:value-type="string" calcext:value-type="string">
            <text:p>Seaward Street northbound</text:p>
          </table:table-cell>
          <table:table-cell table:formula="of:=VLOOKUP([.B898];[FromObs.$D$3:.$D$1035];1;FALSE())" office:value-type="string" office:string-value="GL0521_V" calcext:value-type="string">
            <text:p>GL0521_V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GB0251_S</text:p>
          </table:table-cell>
          <table:table-cell office:value-type="float" office:value="55.8531714089834" calcext:value-type="float">
            <text:p>55.8531714089834</text:p>
          </table:table-cell>
          <table:table-cell office:value-type="float" office:value="-4.26314173819623" calcext:value-type="float">
            <text:p>-4.26314173819623</text:p>
          </table:table-cell>
          <table:table-cell office:value-type="string" calcext:value-type="string">
            <text:p>Nelson Street to Tradeston St westbound</text:p>
          </table:table-cell>
          <table:table-cell table:formula="of:=VLOOKUP([.B899];[FromObs.$D$3:.$D$1035];1;FALSE())" office:value-type="string" office:string-value="GB0251_S" calcext:value-type="string">
            <text:p>GB0251_S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GL0521_S</text:p>
          </table:table-cell>
          <table:table-cell office:value-type="float" office:value="55.8538703806821" calcext:value-type="float">
            <text:p>55.8538703806821</text:p>
          </table:table-cell>
          <table:table-cell office:value-type="float" office:value="-4.27348809760621" calcext:value-type="float">
            <text:p>-4.27348809760621</text:p>
          </table:table-cell>
          <table:table-cell office:value-type="string" calcext:value-type="string">
            <text:p>Paisley Road westbound to Seaward St</text:p>
          </table:table-cell>
          <table:table-cell table:formula="of:=VLOOKUP([.B900];[FromObs.$D$3:.$D$1035];1;FALSE())" office:value-type="string" office:string-value="GL0521_S" calcext:value-type="string">
            <text:p>GL0521_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GL0521_R</text:p>
          </table:table-cell>
          <table:table-cell office:value-type="float" office:value="55.8535631799142" calcext:value-type="float">
            <text:p>55.8535631799142</text:p>
          </table:table-cell>
          <table:table-cell office:value-type="float" office:value="-4.27891856587629" calcext:value-type="float">
            <text:p>-4.27891856587629</text:p>
          </table:table-cell>
          <table:table-cell office:value-type="string" calcext:value-type="string">
            <text:p>Paisley Road eastbound to Seaward St</text:p>
          </table:table-cell>
          <table:table-cell table:formula="of:=VLOOKUP([.B901];[FromObs.$D$3:.$D$1035];1;FALSE())" office:value-type="string" office:string-value="GL0521_R" calcext:value-type="string">
            <text:p>GL0521_R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GA2551_T</text:p>
          </table:table-cell>
          <table:table-cell office:value-type="float" office:value="55.8624434423698" calcext:value-type="float">
            <text:p>55.8624434423698</text:p>
          </table:table-cell>
          <table:table-cell office:value-type="float" office:value="-4.25645751189298" calcext:value-type="float">
            <text:p>-4.25645751189298</text:p>
          </table:table-cell>
          <table:table-cell office:value-type="string" calcext:value-type="string">
            <text:p>Renfield Street southbound to St Vincent Street</text:p>
          </table:table-cell>
          <table:table-cell table:formula="of:=VLOOKUP([.B902];[FromObs.$D$3:.$D$1035];1;FALSE())" office:value-type="string" office:string-value="GA2551_T" calcext:value-type="string">
            <text:p>GA2551_T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GA2551_S</text:p>
          </table:table-cell>
          <table:table-cell office:value-type="float" office:value="55.8614668003025" calcext:value-type="float">
            <text:p>55.8614668003025</text:p>
          </table:table-cell>
          <table:table-cell office:value-type="float" office:value="-4.25531416641867" calcext:value-type="float">
            <text:p>-4.25531416641867</text:p>
          </table:table-cell>
          <table:table-cell office:value-type="string" calcext:value-type="string">
            <text:p>St Vincent Street westbound</text:p>
          </table:table-cell>
          <table:table-cell table:formula="of:=VLOOKUP([.B903];[FromObs.$D$3:.$D$1035];1;FALSE())" office:value-type="string" office:string-value="GA2551_S" calcext:value-type="string">
            <text:p>GA2551_S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GE1801_G</text:p>
          </table:table-cell>
          <table:table-cell office:value-type="float" office:value="55.874971439812" calcext:value-type="float">
            <text:p>55.874971439812</text:p>
          </table:table-cell>
          <table:table-cell office:value-type="float" office:value="-4.23283709170373" calcext:value-type="float">
            <text:p>-4.23283709170373</text:p>
          </table:table-cell>
          <table:table-cell office:value-type="string" calcext:value-type="string">
            <text:p>St Rollox to Fountainwell Road R/T</text:p>
          </table:table-cell>
          <table:table-cell table:formula="of:=VLOOKUP([.B904];[FromObs.$D$3:.$D$1035];1;FALSE())" office:value-type="string" office:string-value="GE1801_G" calcext:value-type="string">
            <text:p>GE1801_G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GE1801_F</text:p>
          </table:table-cell>
          <table:table-cell office:value-type="float" office:value="55.874971439812" calcext:value-type="float">
            <text:p>55.874971439812</text:p>
          </table:table-cell>
          <table:table-cell office:value-type="float" office:value="-4.23283709170373" calcext:value-type="float">
            <text:p>-4.23283709170373</text:p>
          </table:table-cell>
          <table:table-cell office:value-type="string" calcext:value-type="string">
            <text:p>St Rollox to Fountainwell Road Ahead</text:p>
          </table:table-cell>
          <table:table-cell table:formula="of:=VLOOKUP([.B905];[FromObs.$D$3:.$D$1035];1;FALSE())" office:value-type="string" office:string-value="GE1801_F" calcext:value-type="string">
            <text:p>GE1801_F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GH3051_D</text:p>
          </table:table-cell>
          <table:table-cell office:value-type="float" office:value="55.8474174935309" calcext:value-type="float">
            <text:p>55.8474174935309</text:p>
          </table:table-cell>
          <table:table-cell office:value-type="float" office:value="-4.23176755653026" calcext:value-type="float">
            <text:p>-4.23176755653026</text:p>
          </table:table-cell>
          <table:table-cell office:value-type="string" calcext:value-type="string">
            <text:p>James St southbound</text:p>
          </table:table-cell>
          <table:table-cell table:formula="of:=VLOOKUP([.B906];[FromObs.$D$3:.$D$1035];1;FALSE())" office:value-type="string" office:string-value="GH3051_D" calcext:value-type="string">
            <text:p>GH3051_D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GH3051_C</text:p>
          </table:table-cell>
          <table:table-cell office:value-type="float" office:value="55.8474174935309" calcext:value-type="float">
            <text:p>55.8474174935309</text:p>
          </table:table-cell>
          <table:table-cell office:value-type="float" office:value="-4.23176755653026" calcext:value-type="float">
            <text:p>-4.23176755653026</text:p>
          </table:table-cell>
          <table:table-cell office:value-type="string" calcext:value-type="string">
            <text:p>The Green eastbound</text:p>
          </table:table-cell>
          <table:table-cell table:formula="of:=VLOOKUP([.B907];[FromObs.$D$3:.$D$1035];1;FALSE())" office:value-type="string" office:string-value="GH3051_C" calcext:value-type="string">
            <text:p>GH3051_C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GE1801_C</text:p>
          </table:table-cell>
          <table:table-cell office:value-type="float" office:value="55.8745477335049" calcext:value-type="float">
            <text:p>55.8745477335049</text:p>
          </table:table-cell>
          <table:table-cell office:value-type="float" office:value="-4.23290868048078" calcext:value-type="float">
            <text:p>-4.23290868048078</text:p>
          </table:table-cell>
          <table:table-cell office:value-type="string" calcext:value-type="string">
            <text:p>Springburn Road to Fountainwell Road</text:p>
          </table:table-cell>
          <table:table-cell table:formula="of:=VLOOKUP([.B908];[FromObs.$D$3:.$D$1035];1;FALSE())" office:value-type="string" office:string-value="GE1801_C" calcext:value-type="string">
            <text:p>GE1801_C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GK4601_T</text:p>
          </table:table-cell>
          <table:table-cell office:value-type="float" office:value="55.8343985436795" calcext:value-type="float">
            <text:p>55.8343985436795</text:p>
          </table:table-cell>
          <table:table-cell office:value-type="float" office:value="-4.36290152024197" calcext:value-type="float">
            <text:p>-4.36290152024197</text:p>
          </table:table-cell>
          <table:table-cell office:value-type="string" calcext:value-type="string">
            <text:p>Brockburn Rd w/b</text:p>
          </table:table-cell>
          <table:table-cell table:formula="of:=VLOOKUP([.B909];[FromObs.$D$3:.$D$1035];1;FALSE())" office:value-type="string" office:string-value="GK4601_T" calcext:value-type="string">
            <text:p>GK4601_T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GH3051_B</text:p>
          </table:table-cell>
          <table:table-cell office:value-type="float" office:value="55.8474174935309" calcext:value-type="float">
            <text:p>55.8474174935309</text:p>
          </table:table-cell>
          <table:table-cell office:value-type="float" office:value="-4.23176755653026" calcext:value-type="float">
            <text:p>-4.23176755653026</text:p>
          </table:table-cell>
          <table:table-cell office:value-type="string" calcext:value-type="string">
            <text:p>The Green westbound</text:p>
          </table:table-cell>
          <table:table-cell table:formula="of:=VLOOKUP([.B910];[FromObs.$D$3:.$D$1035];1;FALSE())" office:value-type="string" office:string-value="GH3051_B" calcext:value-type="string">
            <text:p>GH3051_B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GK4601_S</text:p>
          </table:table-cell>
          <table:table-cell office:value-type="float" office:value="55.8351613925327" calcext:value-type="float">
            <text:p>55.8351613925327</text:p>
          </table:table-cell>
          <table:table-cell office:value-type="float" office:value="-4.36342692346649" calcext:value-type="float">
            <text:p>-4.36342692346649</text:p>
          </table:table-cell>
          <table:table-cell office:value-type="string" calcext:value-type="string">
            <text:p>Crookston Rd northbound</text:p>
          </table:table-cell>
          <table:table-cell table:formula="of:=VLOOKUP([.B91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GH3051_A</text:p>
          </table:table-cell>
          <table:table-cell office:value-type="float" office:value="55.8469562738712" calcext:value-type="float">
            <text:p>55.8469562738712</text:p>
          </table:table-cell>
          <table:table-cell office:value-type="float" office:value="-4.2383547125351" calcext:value-type="float">
            <text:p>-4.2383547125351</text:p>
          </table:table-cell>
          <table:table-cell office:value-type="string" calcext:value-type="string">
            <text:p>Ballater Street eastbound to James St / Kings Dr</text:p>
          </table:table-cell>
          <table:table-cell table:formula="of:=VLOOKUP([.B912];[FromObs.$D$3:.$D$1035];1;FALSE())" office:value-type="string" office:string-value="GH3051_A" calcext:value-type="string">
            <text:p>GH3051_A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GE1801_A</text:p>
          </table:table-cell>
          <table:table-cell office:value-type="float" office:value="55.8745477335049" calcext:value-type="float">
            <text:p>55.8745477335049</text:p>
          </table:table-cell>
          <table:table-cell office:value-type="float" office:value="-4.23290868048078" calcext:value-type="float">
            <text:p>-4.23290868048078</text:p>
          </table:table-cell>
          <table:table-cell office:value-type="string" calcext:value-type="string">
            <text:p>Fountainwell Road</text:p>
          </table:table-cell>
          <table:table-cell table:formula="of:=VLOOKUP([.B913];[FromObs.$D$3:.$D$1035];1;FALSE())" office:value-type="string" office:string-value="GE1801_A" calcext:value-type="string">
            <text:p>GE1801_A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GK4601_R</text:p>
          </table:table-cell>
          <table:table-cell office:value-type="float" office:value="55.8323997647247" calcext:value-type="float">
            <text:p>55.8323997647247</text:p>
          </table:table-cell>
          <table:table-cell office:value-type="float" office:value="-4.36308367297099" calcext:value-type="float">
            <text:p>-4.36308367297099</text:p>
          </table:table-cell>
          <table:table-cell office:value-type="string" calcext:value-type="string">
            <text:p>Crookston Rd southbound</text:p>
          </table:table-cell>
          <table:table-cell table:formula="of:=VLOOKUP([.B91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GA0251_E</text:p>
          </table:table-cell>
          <table:table-cell office:value-type="float" office:value="55.8662227350113" calcext:value-type="float">
            <text:p>55.8662227350113</text:p>
          </table:table-cell>
          <table:table-cell office:value-type="float" office:value="-4.27232400254777" calcext:value-type="float">
            <text:p>-4.27232400254777</text:p>
          </table:table-cell>
          <table:table-cell office:value-type="string" calcext:value-type="string">
            <text:p>Charing Cross outside lane</text:p>
          </table:table-cell>
          <table:table-cell table:formula="of:=VLOOKUP([.B915];[FromObs.$D$3:.$D$1035];1;FALSE())" office:value-type="string" office:string-value="GA0251_E" calcext:value-type="string">
            <text:p>GA0251_E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GA0251_D</text:p>
          </table:table-cell>
          <table:table-cell office:value-type="float" office:value="55.8662227350113" calcext:value-type="float">
            <text:p>55.8662227350113</text:p>
          </table:table-cell>
          <table:table-cell office:value-type="float" office:value="-4.27232400254777" calcext:value-type="float">
            <text:p>-4.27232400254777</text:p>
          </table:table-cell>
          <table:table-cell office:value-type="string" calcext:value-type="string">
            <text:p>Charing Cross inside lane</text:p>
          </table:table-cell>
          <table:table-cell table:formula="of:=VLOOKUP([.B916];[FromObs.$D$3:.$D$1035];1;FALSE())" office:value-type="string" office:string-value="GA0251_D" calcext:value-type="string">
            <text:p>GA0251_D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GH4371_N</text:p>
          </table:table-cell>
          <table:table-cell office:value-type="float" office:value="55.838009434625" calcext:value-type="float">
            <text:p>55.838009434625</text:p>
          </table:table-cell>
          <table:table-cell office:value-type="float" office:value="-4.14736450116661" calcext:value-type="float">
            <text:p>-4.14736450116661</text:p>
          </table:table-cell>
          <table:table-cell office:value-type="string" calcext:value-type="string">
            <text:p>Kenmuirhill Road s/b</text:p>
          </table:table-cell>
          <table:table-cell table:formula="of:=VLOOKUP([.B91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GA0251_C</text:p>
          </table:table-cell>
          <table:table-cell office:value-type="float" office:value="55.8653532295738" calcext:value-type="float">
            <text:p>55.8653532295738</text:p>
          </table:table-cell>
          <table:table-cell office:value-type="float" office:value="-4.27171382052544" calcext:value-type="float">
            <text:p>-4.27171382052544</text:p>
          </table:table-cell>
          <table:table-cell office:value-type="string" calcext:value-type="string">
            <text:p>Bath St to Charing Cross</text:p>
          </table:table-cell>
          <table:table-cell table:formula="of:=VLOOKUP([.B918];[FromObs.$D$3:.$D$1035];1;FALSE())" office:value-type="string" office:string-value="GA0251_C" calcext:value-type="string">
            <text:p>GA0251_C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GH4371_M</text:p>
          </table:table-cell>
          <table:table-cell office:value-type="float" office:value="55.838009434625" calcext:value-type="float">
            <text:p>55.838009434625</text:p>
          </table:table-cell>
          <table:table-cell office:value-type="float" office:value="-4.14736450116661" calcext:value-type="float">
            <text:p>-4.14736450116661</text:p>
          </table:table-cell>
          <table:table-cell office:value-type="string" calcext:value-type="string">
            <text:p>London Road westbound</text:p>
          </table:table-cell>
          <table:table-cell table:formula="of:=VLOOKUP([.B91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GH4371_L</text:p>
          </table:table-cell>
          <table:table-cell office:value-type="float" office:value="55.838009434625" calcext:value-type="float">
            <text:p>55.838009434625</text:p>
          </table:table-cell>
          <table:table-cell office:value-type="float" office:value="-4.14736450116661" calcext:value-type="float">
            <text:p>-4.14736450116661</text:p>
          </table:table-cell>
          <table:table-cell office:value-type="string" calcext:value-type="string">
            <text:p>London Road eastbound</text:p>
          </table:table-cell>
          <table:table-cell table:formula="of:=VLOOKUP([.B92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GA0251_A</text:p>
          </table:table-cell>
          <table:table-cell office:value-type="float" office:value="55.8662227350113" calcext:value-type="float">
            <text:p>55.8662227350113</text:p>
          </table:table-cell>
          <table:table-cell office:value-type="float" office:value="-4.27232400254777" calcext:value-type="float">
            <text:p>-4.27232400254777</text:p>
          </table:table-cell>
          <table:table-cell office:value-type="string" calcext:value-type="string">
            <text:p>Sauchiehall Street eastbound</text:p>
          </table:table-cell>
          <table:table-cell table:formula="of:=VLOOKUP([.B921];[FromObs.$D$3:.$D$1035];1;FALSE())" office:value-type="string" office:string-value="GA0251_A" calcext:value-type="string">
            <text:p>GA0251_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GJ2401_D</text:p>
          </table:table-cell>
          <table:table-cell office:value-type="float" office:value="55.8379641263184" calcext:value-type="float">
            <text:p>55.8379641263184</text:p>
          </table:table-cell>
          <table:table-cell office:value-type="float" office:value="-4.26414245636018" calcext:value-type="float">
            <text:p>-4.26414245636018</text:p>
          </table:table-cell>
          <table:table-cell office:value-type="string" calcext:value-type="string">
            <text:p>Victoria Road southbound to Allison Street</text:p>
          </table:table-cell>
          <table:table-cell table:formula="of:=VLOOKUP([.B922];[FromObs.$D$3:.$D$1035];1;FALSE())" office:value-type="string" office:string-value="GJ2401_D" calcext:value-type="string">
            <text:p>GJ2401_D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GJ2401_A</text:p>
          </table:table-cell>
          <table:table-cell office:value-type="float" office:value="55.836993288274" calcext:value-type="float">
            <text:p>55.836993288274</text:p>
          </table:table-cell>
          <table:table-cell office:value-type="float" office:value="-4.26951612111681" calcext:value-type="float">
            <text:p>-4.26951612111681</text:p>
          </table:table-cell>
          <table:table-cell office:value-type="string" calcext:value-type="string">
            <text:p>Allison Street to Victoria Road</text:p>
          </table:table-cell>
          <table:table-cell table:formula="of:=VLOOKUP([.B923];[FromObs.$D$3:.$D$1035];1;FALSE())" office:value-type="string" office:string-value="GJ2401_A" calcext:value-type="string">
            <text:p>GJ2401_A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GH4371_C</text:p>
          </table:table-cell>
          <table:table-cell office:value-type="float" office:value="55.8371414380047" calcext:value-type="float">
            <text:p>55.8371414380047</text:p>
          </table:table-cell>
          <table:table-cell office:value-type="float" office:value="-4.15434366579568" calcext:value-type="float">
            <text:p>-4.15434366579568</text:p>
          </table:table-cell>
          <table:table-cell office:value-type="string" calcext:value-type="string">
            <text:p>Retail Park exit</text:p>
          </table:table-cell>
          <table:table-cell table:formula="of:=VLOOKUP([.B92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GA1571_T</text:p>
          </table:table-cell>
          <table:table-cell office:value-type="float" office:value="55.8604758416812" calcext:value-type="float">
            <text:p>55.8604758416812</text:p>
          </table:table-cell>
          <table:table-cell office:value-type="float" office:value="-4.2603385295034" calcext:value-type="float">
            <text:p>-4.2603385295034</text:p>
          </table:table-cell>
          <table:table-cell office:value-type="string" calcext:value-type="string">
            <text:p>Wellington St Southbound to Waterloo St</text:p>
          </table:table-cell>
          <table:table-cell table:formula="of:=VLOOKUP([.B925];[FromObs.$D$3:.$D$1035];1;FALSE())" office:value-type="string" office:string-value="GA1571_T" calcext:value-type="string">
            <text:p>GA1571_T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GH4371_B</text:p>
          </table:table-cell>
          <table:table-cell office:value-type="float" office:value="55.8371414380047" calcext:value-type="float">
            <text:p>55.8371414380047</text:p>
          </table:table-cell>
          <table:table-cell office:value-type="float" office:value="-4.15434366579568" calcext:value-type="float">
            <text:p>-4.15434366579568</text:p>
          </table:table-cell>
          <table:table-cell office:value-type="string" calcext:value-type="string">
            <text:p>London Rd Eastbound entry</text:p>
          </table:table-cell>
          <table:table-cell table:formula="of:=VLOOKUP([.B92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GH4371_A</text:p>
          </table:table-cell>
          <table:table-cell office:value-type="float" office:value="55.8371414380047" calcext:value-type="float">
            <text:p>55.8371414380047</text:p>
          </table:table-cell>
          <table:table-cell office:value-type="float" office:value="-4.15434366579568" calcext:value-type="float">
            <text:p>-4.15434366579568</text:p>
          </table:table-cell>
          <table:table-cell office:value-type="string" calcext:value-type="string">
            <text:p>London Road westbound</text:p>
          </table:table-cell>
          <table:table-cell table:formula="of:=VLOOKUP([.B92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GA1571_Q</text:p>
          </table:table-cell>
          <table:table-cell office:value-type="float" office:value="55.8604758416812" calcext:value-type="float">
            <text:p>55.8604758416812</text:p>
          </table:table-cell>
          <table:table-cell office:value-type="float" office:value="-4.2603385295034" calcext:value-type="float">
            <text:p>-4.2603385295034</text:p>
          </table:table-cell>
          <table:table-cell office:value-type="string" calcext:value-type="string">
            <text:p>Waterloo St Westbound from Hope St</text:p>
          </table:table-cell>
          <table:table-cell table:formula="of:=VLOOKUP([.B928];[FromObs.$D$3:.$D$1035];1;FALSE())" office:value-type="string" office:string-value="GA1571_Q" calcext:value-type="string">
            <text:p>GA1571_Q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GC237A_B</text:p>
          </table:table-cell>
          <table:table-cell office:value-type="float" office:value="55.8854038723487" calcext:value-type="float">
            <text:p>55.8854038723487</text:p>
          </table:table-cell>
          <table:table-cell office:value-type="float" office:value="-4.37177406779237" calcext:value-type="float">
            <text:p>-4.37177406779237</text:p>
          </table:table-cell>
          <table:table-cell office:value-type="string" calcext:value-type="string">
            <text:p>Dumbarton Road Outbound to Dyke Road</text:p>
          </table:table-cell>
          <table:table-cell table:formula="of:=VLOOKUP([.B929];[FromObs.$D$3:.$D$1035];1;FALSE())" office:value-type="string" office:string-value="GC237A_B" calcext:value-type="string">
            <text:p>GC237A_B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GC237A_A</text:p>
          </table:table-cell>
          <table:table-cell office:value-type="float" office:value="55.8868990389493" calcext:value-type="float">
            <text:p>55.8868990389493</text:p>
          </table:table-cell>
          <table:table-cell office:value-type="float" office:value="-4.37533554197808" calcext:value-type="float">
            <text:p>-4.37533554197808</text:p>
          </table:table-cell>
          <table:table-cell office:value-type="string" calcext:value-type="string">
            <text:p>Dumbarton Road inbound to Dyke Street</text:p>
          </table:table-cell>
          <table:table-cell table:formula="of:=VLOOKUP([.B930];[FromObs.$D$3:.$D$1035];1;FALSE())" office:value-type="string" office:string-value="GC237A_A" calcext:value-type="string">
            <text:p>GC237A_A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GD1381_O</text:p>
          </table:table-cell>
          <table:table-cell office:value-type="float" office:value="55.8776759052398" calcext:value-type="float">
            <text:p>55.8776759052398</text:p>
          </table:table-cell>
          <table:table-cell office:value-type="float" office:value="-4.32650433754991" calcext:value-type="float">
            <text:p>-4.32650433754991</text:p>
          </table:table-cell>
          <table:table-cell office:value-type="string" calcext:value-type="string">
            <text:p>Balshagray Rd northbound</text:p>
          </table:table-cell>
          <table:table-cell table:formula="of:=VLOOKUP([.B93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GA1901_N</text:p>
          </table:table-cell>
          <table:table-cell office:value-type="float" office:value="55.856713632422" calcext:value-type="float">
            <text:p>55.856713632422</text:p>
          </table:table-cell>
          <table:table-cell office:value-type="float" office:value="-4.25965659933097" calcext:value-type="float">
            <text:p>-4.25965659933097</text:p>
          </table:table-cell>
          <table:table-cell office:value-type="string" calcext:value-type="string">
            <text:p>Oswald Street</text:p>
          </table:table-cell>
          <table:table-cell table:formula="of:=VLOOKUP([.B932];[FromObs.$D$3:.$D$1035];1;FALSE())" office:value-type="string" office:string-value="GA1901_N" calcext:value-type="string">
            <text:p>GA1901_N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GA3351_A</text:p>
          </table:table-cell>
          <table:table-cell office:value-type="float" office:value="55.8622348980229" calcext:value-type="float">
            <text:p>55.8622348980229</text:p>
          </table:table-cell>
          <table:table-cell office:value-type="float" office:value="-4.25508701162799" calcext:value-type="float">
            <text:p>-4.25508701162799</text:p>
          </table:table-cell>
          <table:table-cell office:value-type="string" calcext:value-type="string">
            <text:p>West Nile St to Buchanan St</text:p>
          </table:table-cell>
          <table:table-cell table:formula="of:=VLOOKUP([.B933];[FromObs.$D$3:.$D$1035];1;FALSE())" office:value-type="string" office:string-value="GA3351_A" calcext:value-type="string">
            <text:p>GA3351_A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GA1901_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gyle Street Eastbound</text:p>
          </table:table-cell>
          <table:table-cell table:formula="of:=VLOOKUP([.B934];[FromObs.$D$3:.$D$1035];1;FALSE())" office:value-type="string" office:string-value="GA1901_H" calcext:value-type="string">
            <text:p>GA1901_H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GA1901_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gyle Street Westbound to Hope Street</text:p>
          </table:table-cell>
          <table:table-cell table:formula="of:=VLOOKUP([.B935];[FromObs.$D$3:.$D$1035];1;FALSE())" office:value-type="string" office:string-value="GA1901_F" calcext:value-type="string">
            <text:p>GA1901_F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GA1051_S</text:p>
          </table:table-cell>
          <table:table-cell office:value-type="float" office:value="55.8606475359003" calcext:value-type="float">
            <text:p>55.8606475359003</text:p>
          </table:table-cell>
          <table:table-cell office:value-type="float" office:value="-4.26175479721498" calcext:value-type="float">
            <text:p>-4.26175479721498</text:p>
          </table:table-cell>
          <table:table-cell office:value-type="string" calcext:value-type="string">
            <text:p>Waterloo St Westbound inside to Blythswood St</text:p>
          </table:table-cell>
          <table:table-cell table:formula="of:=VLOOKUP([.B936];[FromObs.$D$3:.$D$1035];1;FALSE())" office:value-type="string" office:string-value="GA1051_S" calcext:value-type="string">
            <text:p>GA1051_S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GA1901_B</text:p>
          </table:table-cell>
          <table:table-cell office:value-type="float" office:value="55.8582807143231" calcext:value-type="float">
            <text:p>55.8582807143231</text:p>
          </table:table-cell>
          <table:table-cell office:value-type="float" office:value="-4.25703106779507" calcext:value-type="float">
            <text:p>-4.25703106779507</text:p>
          </table:table-cell>
          <table:table-cell office:value-type="string" calcext:value-type="string">
            <text:p>Argyle Street Westbound to Hope Street</text:p>
          </table:table-cell>
          <table:table-cell table:formula="of:=VLOOKUP([.B937];[FromObs.$D$3:.$D$1035];1;FALSE())" office:value-type="string" office:string-value="GA1901_B" calcext:value-type="string">
            <text:p>GA1901_B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GJ3201_V</text:p>
          </table:table-cell>
          <table:table-cell office:value-type="float" office:value="55.8241068811602" calcext:value-type="float">
            <text:p>55.8241068811602</text:p>
          </table:table-cell>
          <table:table-cell office:value-type="float" office:value="-4.25819617525176" calcext:value-type="float">
            <text:p>-4.25819617525176</text:p>
          </table:table-cell>
          <table:table-cell office:value-type="string" calcext:value-type="string">
            <text:p>Cathcart Rd northbound</text:p>
          </table:table-cell>
          <table:table-cell table:formula="of:=VLOOKUP([.B938];[FromObs.$D$3:.$D$1035];1;FALSE())" office:value-type="string" office:string-value="GJ3201_V" calcext:value-type="string">
            <text:p>GJ3201_V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GA1051_P</text:p>
          </table:table-cell>
          <table:table-cell office:value-type="float" office:value="55.8607456286826" calcext:value-type="float">
            <text:p>55.8607456286826</text:p>
          </table:table-cell>
          <table:table-cell office:value-type="float" office:value="-4.26326268058807" calcext:value-type="float">
            <text:p>-4.26326268058807</text:p>
          </table:table-cell>
          <table:table-cell office:value-type="string" calcext:value-type="string">
            <text:p>Blythswood St Southbound from Bothwell St</text:p>
          </table:table-cell>
          <table:table-cell table:formula="of:=VLOOKUP([.B939];[FromObs.$D$3:.$D$1035];1;FALSE())" office:value-type="string" office:string-value="GA1051_P" calcext:value-type="string">
            <text:p>GA1051_P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GJ3201_T</text:p>
          </table:table-cell>
          <table:table-cell office:value-type="float" office:value="55.8241068811602" calcext:value-type="float">
            <text:p>55.8241068811602</text:p>
          </table:table-cell>
          <table:table-cell office:value-type="float" office:value="-4.25819617525176" calcext:value-type="float">
            <text:p>-4.25819617525176</text:p>
          </table:table-cell>
          <table:table-cell office:value-type="string" calcext:value-type="string">
            <text:p>Cathcart Rd southbound</text:p>
          </table:table-cell>
          <table:table-cell table:formula="of:=VLOOKUP([.B940];[FromObs.$D$3:.$D$1035];1;FALSE())" office:value-type="string" office:string-value="GJ3201_T" calcext:value-type="string">
            <text:p>GJ3201_T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GJ3201_S</text:p>
          </table:table-cell>
          <table:table-cell office:value-type="float" office:value="55.8210541797663" calcext:value-type="float">
            <text:p>55.8210541797663</text:p>
          </table:table-cell>
          <table:table-cell office:value-type="float" office:value="-4.25607160697339" calcext:value-type="float">
            <text:p>-4.25607160697339</text:p>
          </table:table-cell>
          <table:table-cell office:value-type="string" calcext:value-type="string">
            <text:p>Kings Park Rd northbound to Cathcart Rd</text:p>
          </table:table-cell>
          <table:table-cell table:formula="of:=VLOOKUP([.B941];[FromObs.$D$3:.$D$1035];1;FALSE())" office:value-type="string" office:string-value="GJ3201_S" calcext:value-type="string">
            <text:p>GJ3201_S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GJ3201_R</text:p>
          </table:table-cell>
          <table:table-cell office:value-type="float" office:value="55.8241068811602" calcext:value-type="float">
            <text:p>55.8241068811602</text:p>
          </table:table-cell>
          <table:table-cell office:value-type="float" office:value="-4.25819617525176" calcext:value-type="float">
            <text:p>-4.25819617525176</text:p>
          </table:table-cell>
          <table:table-cell office:value-type="string" calcext:value-type="string">
            <text:p>Battlefield Rd</text:p>
          </table:table-cell>
          <table:table-cell table:formula="of:=VLOOKUP([.B942];[FromObs.$D$3:.$D$1035];1;FALSE())" office:value-type="string" office:string-value="GJ3201_R" calcext:value-type="string">
            <text:p>GJ3201_R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GE0301_V</text:p>
          </table:table-cell>
          <table:table-cell office:value-type="float" office:value="55.8865414656892" calcext:value-type="float">
            <text:p>55.8865414656892</text:p>
          </table:table-cell>
          <table:table-cell office:value-type="float" office:value="-4.25680083263538" calcext:value-type="float">
            <text:p>-4.25680083263538</text:p>
          </table:table-cell>
          <table:table-cell office:value-type="string" calcext:value-type="string">
            <text:p>Bilsland Drive</text:p>
          </table:table-cell>
          <table:table-cell table:formula="of:=VLOOKUP([.B943];[FromObs.$D$3:.$D$1035];1;FALSE())" office:value-type="string" office:string-value="GE0301_V" calcext:value-type="string">
            <text:p>GE0301_V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GE0301_T</text:p>
          </table:table-cell>
          <table:table-cell office:value-type="float" office:value="55.8852826156379" calcext:value-type="float">
            <text:p>55.8852826156379</text:p>
          </table:table-cell>
          <table:table-cell office:value-type="float" office:value="-4.25634396823603" calcext:value-type="float">
            <text:p>-4.25634396823603</text:p>
          </table:table-cell>
          <table:table-cell office:value-type="string" calcext:value-type="string">
            <text:p>Balmore Road outbound towards Hawthorn Street</text:p>
          </table:table-cell>
          <table:table-cell table:formula="of:=VLOOKUP([.B944];[FromObs.$D$3:.$D$1035];1;FALSE())" office:value-type="string" office:string-value="GE0301_T" calcext:value-type="string">
            <text:p>GE0301_T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GE0301_S</text:p>
          </table:table-cell>
          <table:table-cell office:value-type="float" office:value="55.8865414656892" calcext:value-type="float">
            <text:p>55.8865414656892</text:p>
          </table:table-cell>
          <table:table-cell office:value-type="float" office:value="-4.25680083263538" calcext:value-type="float">
            <text:p>-4.25680083263538</text:p>
          </table:table-cell>
          <table:table-cell office:value-type="string" calcext:value-type="string">
            <text:p>Hawthorn Street</text:p>
          </table:table-cell>
          <table:table-cell table:formula="of:=VLOOKUP([.B945];[FromObs.$D$3:.$D$1035];1;FALSE())" office:value-type="string" office:string-value="GE0301_S" calcext:value-type="string">
            <text:p>GE0301_S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GE0301_R</text:p>
          </table:table-cell>
          <table:table-cell office:value-type="float" office:value="55.8908187803686" calcext:value-type="float">
            <text:p>55.8908187803686</text:p>
          </table:table-cell>
          <table:table-cell office:value-type="float" office:value="-4.25928823174615" calcext:value-type="float">
            <text:p>-4.25928823174615</text:p>
          </table:table-cell>
          <table:table-cell office:value-type="string" calcext:value-type="string">
            <text:p>Balmore Rd inbound towards Hawthorn St</text:p>
          </table:table-cell>
          <table:table-cell table:formula="of:=VLOOKUP([.B946];[FromObs.$D$3:.$D$1035];1;FALSE())" office:value-type="string" office:string-value="GE0301_R" calcext:value-type="string">
            <text:p>GE0301_R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GD260A_B</text:p>
          </table:table-cell>
          <table:table-cell office:value-type="float" office:value="55.8905298843063" calcext:value-type="float">
            <text:p>55.8905298843063</text:p>
          </table:table-cell>
          <table:table-cell office:value-type="float" office:value="-4.28999389119629" calcext:value-type="float">
            <text:p>-4.28999389119629</text:p>
          </table:table-cell>
          <table:table-cell office:value-type="string" calcext:value-type="string">
            <text:p>Maryhill Road outbound towards Sandbank Street</text:p>
          </table:table-cell>
          <table:table-cell table:formula="of:=VLOOKUP([.B947];[FromObs.$D$3:.$D$1035];1;FALSE())" office:value-type="string" office:string-value="GD260A_B" calcext:value-type="string">
            <text:p>GD260A_B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GD260A_A</text:p>
          </table:table-cell>
          <table:table-cell office:value-type="float" office:value="55.8939477297564" calcext:value-type="float">
            <text:p>55.8939477297564</text:p>
          </table:table-cell>
          <table:table-cell office:value-type="float" office:value="-4.29708890965717" calcext:value-type="float">
            <text:p>-4.29708890965717</text:p>
          </table:table-cell>
          <table:table-cell office:value-type="string" calcext:value-type="string">
            <text:p>Maryhill Road inbound towards Sandbank Street</text:p>
          </table:table-cell>
          <table:table-cell table:formula="of:=VLOOKUP([.B948];[FromObs.$D$3:.$D$1035];1;FALSE())" office:value-type="string" office:string-value="GD260A_A" calcext:value-type="string">
            <text:p>GD260A_A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GD030A_S</text:p>
          </table:table-cell>
          <table:table-cell office:value-type="float" office:value="55.8764152251414" calcext:value-type="float">
            <text:p>55.8764152251414</text:p>
          </table:table-cell>
          <table:table-cell office:value-type="float" office:value="-4.28538958413702" calcext:value-type="float">
            <text:p>-4.28538958413702</text:p>
          </table:table-cell>
          <table:table-cell office:value-type="string" calcext:value-type="string">
            <text:p>GWR to Cecil St</text:p>
          </table:table-cell>
          <table:table-cell table:formula="of:=VLOOKUP([.B949];[FromObs.$D$3:.$D$1035];1;FALSE())" office:value-type="string" office:string-value="GD030A_S" calcext:value-type="string">
            <text:p>GD030A_S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GD030A_R</text:p>
          </table:table-cell>
          <table:table-cell office:value-type="float" office:value="55.8777717901783" calcext:value-type="float">
            <text:p>55.8777717901783</text:p>
          </table:table-cell>
          <table:table-cell office:value-type="float" office:value="-4.28977002473684" calcext:value-type="float">
            <text:p>-4.28977002473684</text:p>
          </table:table-cell>
          <table:table-cell office:value-type="string" calcext:value-type="string">
            <text:p>GWR to Cecil St.</text:p>
          </table:table-cell>
          <table:table-cell table:formula="of:=VLOOKUP([.B950];[FromObs.$D$3:.$D$1035];1;FALSE())" office:value-type="string" office:string-value="GD030A_R" calcext:value-type="string">
            <text:p>GD030A_R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GH0101_B</text:p>
          </table:table-cell>
          <table:table-cell office:value-type="float" office:value="55.855268817378" calcext:value-type="float">
            <text:p>55.855268817378</text:p>
          </table:table-cell>
          <table:table-cell office:value-type="float" office:value="-4.2260182328995" calcext:value-type="float">
            <text:p>-4.2260182328995</text:p>
          </table:table-cell>
          <table:table-cell office:value-type="string" calcext:value-type="string">
            <text:p>Gallowgate west to Barrack St</text:p>
          </table:table-cell>
          <table:table-cell table:formula="of:=VLOOKUP([.B951];[FromObs.$D$3:.$D$1035];1;FALSE())" office:value-type="string" office:string-value="GH0101_B" calcext:value-type="string">
            <text:p>GH0101_B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GH0101_A</text:p>
          </table:table-cell>
          <table:table-cell office:value-type="float" office:value="55.8558406613901" calcext:value-type="float">
            <text:p>55.8558406613901</text:p>
          </table:table-cell>
          <table:table-cell office:value-type="float" office:value="-4.23265006404959" calcext:value-type="float">
            <text:p>-4.23265006404959</text:p>
          </table:table-cell>
          <table:table-cell office:value-type="string" calcext:value-type="string">
            <text:p>Gallowgate east to Barrack St.</text:p>
          </table:table-cell>
          <table:table-cell table:formula="of:=VLOOKUP([.B952];[FromObs.$D$3:.$D$1035];1;FALSE())" office:value-type="string" office:string-value="GH0101_A" calcext:value-type="string">
            <text:p>GH0101_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GA4151_V</text:p>
          </table:table-cell>
          <table:table-cell office:value-type="float" office:value="55.8616195332612" calcext:value-type="float">
            <text:p>55.8616195332612</text:p>
          </table:table-cell>
          <table:table-cell office:value-type="float" office:value="-4.25139170117451" calcext:value-type="float">
            <text:p>-4.25139170117451</text:p>
          </table:table-cell>
          <table:table-cell office:value-type="string" calcext:value-type="string">
            <text:p>Queen St.</text:p>
          </table:table-cell>
          <table:table-cell table:formula="of:=VLOOKUP([.B953];[FromObs.$D$3:.$D$1035];1;FALSE())" office:value-type="string" office:string-value="GA4151_V" calcext:value-type="string">
            <text:p>GA4151_V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GB0401_X</text:p>
          </table:table-cell>
          <table:table-cell office:value-type="float" office:value="55.8547633765563" calcext:value-type="float">
            <text:p>55.8547633765563</text:p>
          </table:table-cell>
          <table:table-cell office:value-type="float" office:value="-4.25965520363947" calcext:value-type="float">
            <text:p>-4.25965520363947</text:p>
          </table:table-cell>
          <table:table-cell office:value-type="string" calcext:value-type="string">
            <text:p>Clyde Place to Commerce Street eastbound outside lane</text:p>
          </table:table-cell>
          <table:table-cell table:formula="of:=VLOOKUP([.B954];[FromObs.$D$3:.$D$1035];1;FALSE())" office:value-type="string" office:string-value="GB0401_X" calcext:value-type="string">
            <text:p>GB0401_X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GB0401_V</text:p>
          </table:table-cell>
          <table:table-cell office:value-type="float" office:value="55.8537771620326" calcext:value-type="float">
            <text:p>55.8537771620326</text:p>
          </table:table-cell>
          <table:table-cell office:value-type="float" office:value="-4.26001336307623" calcext:value-type="float">
            <text:p>-4.26001336307623</text:p>
          </table:table-cell>
          <table:table-cell office:value-type="string" calcext:value-type="string">
            <text:p>Commerce Street northbound to Clyde Place</text:p>
          </table:table-cell>
          <table:table-cell table:formula="of:=VLOOKUP([.B955];[FromObs.$D$3:.$D$1035];1;FALSE())" office:value-type="string" office:string-value="GB0401_V" calcext:value-type="string">
            <text:p>GB0401_V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GC4051_F</text:p>
          </table:table-cell>
          <table:table-cell office:value-type="float" office:value="55.858641410643" calcext:value-type="float">
            <text:p>55.858641410643</text:p>
          </table:table-cell>
          <table:table-cell office:value-type="float" office:value="-4.28423366087113" calcext:value-type="float">
            <text:p>-4.28423366087113</text:p>
          </table:table-cell>
          <table:table-cell office:value-type="string" calcext:value-type="string">
            <text:p>Congress Road Inside to Congress Way</text:p>
          </table:table-cell>
          <table:table-cell table:formula="of:=VLOOKUP([.B956];[FromObs.$D$3:.$D$1035];1;FALSE())" office:value-type="string" office:string-value="GC4051_F" calcext:value-type="string">
            <text:p>GC4051_F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GC4051_D</text:p>
          </table:table-cell>
          <table:table-cell office:value-type="float" office:value="55.859356195719" calcext:value-type="float">
            <text:p>55.859356195719</text:p>
          </table:table-cell>
          <table:table-cell office:value-type="float" office:value="-4.28349259566231" calcext:value-type="float">
            <text:p>-4.28349259566231</text:p>
          </table:table-cell>
          <table:table-cell office:value-type="string" calcext:value-type="string">
            <text:p>Congress Way Southbound to Congress Rd</text:p>
          </table:table-cell>
          <table:table-cell table:formula="of:=VLOOKUP([.B957];[FromObs.$D$3:.$D$1035];1;FALSE())" office:value-type="string" office:string-value="GC4051_D" calcext:value-type="string">
            <text:p>GC4051_D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GC4051_B</text:p>
          </table:table-cell>
          <table:table-cell office:value-type="float" office:value="55.857748311663" calcext:value-type="float">
            <text:p>55.857748311663</text:p>
          </table:table-cell>
          <table:table-cell office:value-type="float" office:value="-4.28199204052853" calcext:value-type="float">
            <text:p>-4.28199204052853</text:p>
          </table:table-cell>
          <table:table-cell office:value-type="string" calcext:value-type="string">
            <text:p>Finnieston Quay eastbound to S.E.C.C</text:p>
          </table:table-cell>
          <table:table-cell table:formula="of:=VLOOKUP([.B958];[FromObs.$D$3:.$D$1035];1;FALSE())" office:value-type="string" office:string-value="GC4051_B" calcext:value-type="string">
            <text:p>GC4051_B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GB0401_R</text:p>
          </table:table-cell>
          <table:table-cell office:value-type="float" office:value="55.8547633765563" calcext:value-type="float">
            <text:p>55.8547633765563</text:p>
          </table:table-cell>
          <table:table-cell office:value-type="float" office:value="-4.25965520363947" calcext:value-type="float">
            <text:p>-4.25965520363947</text:p>
          </table:table-cell>
          <table:table-cell office:value-type="string" calcext:value-type="string">
            <text:p>Clyde Place to Commerce Street eastbound</text:p>
          </table:table-cell>
          <table:table-cell table:formula="of:=VLOOKUP([.B959];[FromObs.$D$3:.$D$1035];1;FALSE())" office:value-type="string" office:string-value="GB0401_R" calcext:value-type="string">
            <text:p>GB0401_R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GC4051_A</text:p>
          </table:table-cell>
          <table:table-cell office:value-type="float" office:value="55.858641410643" calcext:value-type="float">
            <text:p>55.858641410643</text:p>
          </table:table-cell>
          <table:table-cell office:value-type="float" office:value="-4.28423366087113" calcext:value-type="float">
            <text:p>-4.28423366087113</text:p>
          </table:table-cell>
          <table:table-cell office:value-type="string" calcext:value-type="string">
            <text:p>Congress Road Outside to Congress Way</text:p>
          </table:table-cell>
          <table:table-cell table:formula="of:=VLOOKUP([.B960];[FromObs.$D$3:.$D$1035];1;FALSE())" office:value-type="string" office:string-value="GC4051_A" calcext:value-type="string">
            <text:p>GC4051_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GK4851_S</text:p>
          </table:table-cell>
          <table:table-cell office:value-type="float" office:value="55.8323997647247" calcext:value-type="float">
            <text:p>55.8323997647247</text:p>
          </table:table-cell>
          <table:table-cell office:value-type="float" office:value="-4.36308367297099" calcext:value-type="float">
            <text:p>-4.36308367297099</text:p>
          </table:table-cell>
          <table:table-cell office:value-type="string" calcext:value-type="string">
            <text:p>Crookston Rd northbound</text:p>
          </table:table-cell>
          <table:table-cell table:formula="of:=VLOOKUP([.B96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GH320A_B</text:p>
          </table:table-cell>
          <table:table-cell office:value-type="float" office:value="55.8444943679667" calcext:value-type="float">
            <text:p>55.8444943679667</text:p>
          </table:table-cell>
          <table:table-cell office:value-type="float" office:value="-4.21997103772343" calcext:value-type="float">
            <text:p>-4.21997103772343</text:p>
          </table:table-cell>
          <table:table-cell office:value-type="string" calcext:value-type="string">
            <text:p>Dalmarnock Road westbound to Dale St</text:p>
          </table:table-cell>
          <table:table-cell table:formula="of:=VLOOKUP([.B962];[FromObs.$D$3:.$D$1035];1;FALSE())" office:value-type="string" office:string-value="GH320A_B" calcext:value-type="string">
            <text:p>GH320A_B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GH320A_A</text:p>
          </table:table-cell>
          <table:table-cell office:value-type="float" office:value="55.8454870033071" calcext:value-type="float">
            <text:p>55.8454870033071</text:p>
          </table:table-cell>
          <table:table-cell office:value-type="float" office:value="-4.22124168206829" calcext:value-type="float">
            <text:p>-4.22124168206829</text:p>
          </table:table-cell>
          <table:table-cell office:value-type="string" calcext:value-type="string">
            <text:p>Dalmarnock Road eastbound to Dale St</text:p>
          </table:table-cell>
          <table:table-cell table:formula="of:=VLOOKUP([.B963];[FromObs.$D$3:.$D$1035];1;FALSE())" office:value-type="string" office:string-value="GH320A_A" calcext:value-type="string">
            <text:p>GH320A_A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GA2701_D</text:p>
          </table:table-cell>
          <table:table-cell office:value-type="float" office:value="55.864353004607" calcext:value-type="float">
            <text:p>55.864353004607</text:p>
          </table:table-cell>
          <table:table-cell office:value-type="float" office:value="-4.25573720277951" calcext:value-type="float">
            <text:p>-4.25573720277951</text:p>
          </table:table-cell>
          <table:table-cell office:value-type="string" calcext:value-type="string">
            <text:p>Renfield street southbound to Bath Street</text:p>
          </table:table-cell>
          <table:table-cell table:formula="of:=VLOOKUP([.B964];[FromObs.$D$3:.$D$1035];1;FALSE())" office:value-type="string" office:string-value="GA2701_D" calcext:value-type="string">
            <text:p>GA2701_D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GA2701_B</text:p>
          </table:table-cell>
          <table:table-cell office:value-type="float" office:value="55.8638455579953" calcext:value-type="float">
            <text:p>55.8638455579953</text:p>
          </table:table-cell>
          <table:table-cell office:value-type="float" office:value="-4.25596348921791" calcext:value-type="float">
            <text:p>-4.25596348921791</text:p>
          </table:table-cell>
          <table:table-cell office:value-type="string" calcext:value-type="string">
            <text:p>Bath Street westbound from West Nile St</text:p>
          </table:table-cell>
          <table:table-cell table:formula="of:=VLOOKUP([.B965];[FromObs.$D$3:.$D$1035];1;FALSE())" office:value-type="string" office:string-value="GA2701_B" calcext:value-type="string">
            <text:p>GA2701_B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GD1621_A</text:p>
          </table:table-cell>
          <table:table-cell office:value-type="float" office:value="55.8916096359605" calcext:value-type="float">
            <text:p>55.8916096359605</text:p>
          </table:table-cell>
          <table:table-cell office:value-type="float" office:value="-4.32967351403868" calcext:value-type="float">
            <text:p>-4.32967351403868</text:p>
          </table:table-cell>
          <table:table-cell office:value-type="string" calcext:value-type="string">
            <text:p>Great Western Rd to Anniesland Cross</text:p>
          </table:table-cell>
          <table:table-cell table:formula="of:=VLOOKUP([.B96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GA0401_T</text:p>
          </table:table-cell>
          <table:table-cell office:value-type="float" office:value="55.8651292730806" calcext:value-type="float">
            <text:p>55.8651292730806</text:p>
          </table:table-cell>
          <table:table-cell office:value-type="float" office:value="-4.26826450843132" calcext:value-type="float">
            <text:p>-4.26826450843132</text:p>
          </table:table-cell>
          <table:table-cell office:value-type="string" calcext:value-type="string">
            <text:p>Elmbank St</text:p>
          </table:table-cell>
          <table:table-cell table:formula="of:=VLOOKUP([.B967];[FromObs.$D$3:.$D$1035];1;FALSE())" office:value-type="string" office:string-value="GA0401_T" calcext:value-type="string">
            <text:p>GA0401_T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GA0401_S</text:p>
          </table:table-cell>
          <table:table-cell office:value-type="float" office:value="55.8625739430759" calcext:value-type="float">
            <text:p>55.8625739430759</text:p>
          </table:table-cell>
          <table:table-cell office:value-type="float" office:value="-4.26549456872226" calcext:value-type="float">
            <text:p>-4.26549456872226</text:p>
          </table:table-cell>
          <table:table-cell office:value-type="string" calcext:value-type="string">
            <text:p>St Vincent Street Westbound</text:p>
          </table:table-cell>
          <table:table-cell table:formula="of:=VLOOKUP([.B968];[FromObs.$D$3:.$D$1035];1;FALSE())" office:value-type="string" office:string-value="GA0401_S" calcext:value-type="string">
            <text:p>GA0401_S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GA0401_R</text:p>
          </table:table-cell>
          <table:table-cell office:value-type="float" office:value="55.8630041661975" calcext:value-type="float">
            <text:p>55.8630041661975</text:p>
          </table:table-cell>
          <table:table-cell office:value-type="float" office:value="-4.26994652479772" calcext:value-type="float">
            <text:p>-4.26994652479772</text:p>
          </table:table-cell>
          <table:table-cell office:value-type="string" calcext:value-type="string">
            <text:p>St Vincent Street East to Elmbank St</text:p>
          </table:table-cell>
          <table:table-cell table:formula="of:=VLOOKUP([.B969];[FromObs.$D$3:.$D$1035];1;FALSE())" office:value-type="string" office:string-value="GA0401_R" calcext:value-type="string">
            <text:p>GA0401_R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C120A_G</text:p>
          </table:table-cell>
          <table:table-cell office:value-type="float" office:value="55.8652899993493" calcext:value-type="float">
            <text:p>55.8652899993493</text:p>
          </table:table-cell>
          <table:table-cell office:value-type="float" office:value="-4.28628624492854" calcext:value-type="float">
            <text:p>-4.28628624492854</text:p>
          </table:table-cell>
          <table:table-cell office:value-type="string" calcext:value-type="string">
            <text:p>Argyle Street towards Kelvingrove Street</text:p>
          </table:table-cell>
          <table:table-cell table:formula="of:=VLOOKUP([.B970];[FromObs.$D$3:.$D$1035];1;FALSE())" office:value-type="string" office:string-value="GC120A_G" calcext:value-type="string">
            <text:p>GC120A_G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GA5471_D</text:p>
          </table:table-cell>
          <table:table-cell office:value-type="float" office:value="55.8648959825708" calcext:value-type="float">
            <text:p>55.8648959825708</text:p>
          </table:table-cell>
          <table:table-cell office:value-type="float" office:value="-4.2358387761257" calcext:value-type="float">
            <text:p>-4.2358387761257</text:p>
          </table:table-cell>
          <table:table-cell office:value-type="string" calcext:value-type="string">
            <text:p>Motorway off ramp Castle St. southbound</text:p>
          </table:table-cell>
          <table:table-cell table:formula="of:=VLOOKUP([.B971];[FromObs.$D$3:.$D$1035];1;FALSE())" office:value-type="string" office:string-value="GA5471_D" calcext:value-type="string">
            <text:p>GA5471_D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GA5471_C</text:p>
          </table:table-cell>
          <table:table-cell office:value-type="float" office:value="55.8640120354158" calcext:value-type="float">
            <text:p>55.8640120354158</text:p>
          </table:table-cell>
          <table:table-cell office:value-type="float" office:value="-4.23700259655617" calcext:value-type="float">
            <text:p>-4.23700259655617</text:p>
          </table:table-cell>
          <table:table-cell office:value-type="string" calcext:value-type="string">
            <text:p>Castle St. northbound</text:p>
          </table:table-cell>
          <table:table-cell table:formula="of:=VLOOKUP([.B972];[FromObs.$D$3:.$D$1035];1;FALSE())" office:value-type="string" office:string-value="GA5471_C" calcext:value-type="string">
            <text:p>GA5471_C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GA5471_B</text:p>
          </table:table-cell>
          <table:table-cell office:value-type="float" office:value="55.8661022582814" calcext:value-type="float">
            <text:p>55.8661022582814</text:p>
          </table:table-cell>
          <table:table-cell office:value-type="float" office:value="-4.23474136866225" calcext:value-type="float">
            <text:p>-4.23474136866225</text:p>
          </table:table-cell>
          <table:table-cell office:value-type="string" calcext:value-type="string">
            <text:p>Castle Street to Ramp C</text:p>
          </table:table-cell>
          <table:table-cell table:formula="of:=VLOOKUP([.B973];[FromObs.$D$3:.$D$1035];1;FALSE())" office:value-type="string" office:string-value="GA5471_B" calcext:value-type="string">
            <text:p>GA5471_B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GC1631_X</text:p>
          </table:table-cell>
          <table:table-cell office:value-type="float" office:value="55.8692984885044" calcext:value-type="float">
            <text:p>55.8692984885044</text:p>
          </table:table-cell>
          <table:table-cell office:value-type="float" office:value="-4.31081802316979" calcext:value-type="float">
            <text:p>-4.31081802316979</text:p>
          </table:table-cell>
          <table:table-cell office:value-type="string" calcext:value-type="string">
            <text:p>Hayburn St nearside</text:p>
          </table:table-cell>
          <table:table-cell table:formula="of:=VLOOKUP([.B974];[FromObs.$D$3:.$D$1035];1;FALSE())" office:value-type="string" office:string-value="GC1631_X" calcext:value-type="string">
            <text:p>GC1631_X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GC1631_W</text:p>
          </table:table-cell>
          <table:table-cell office:value-type="float" office:value="55.8692984885044" calcext:value-type="float">
            <text:p>55.8692984885044</text:p>
          </table:table-cell>
          <table:table-cell office:value-type="float" office:value="-4.31081802316979" calcext:value-type="float">
            <text:p>-4.31081802316979</text:p>
          </table:table-cell>
          <table:table-cell office:value-type="string" calcext:value-type="string">
            <text:p>Meadow Road</text:p>
          </table:table-cell>
          <table:table-cell table:formula="of:=VLOOKUP([.B975];[FromObs.$D$3:.$D$1035];1;FALSE())" office:value-type="string" office:string-value="GC1631_W" calcext:value-type="string">
            <text:p>GC1631_W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GC1631_V</text:p>
          </table:table-cell>
          <table:table-cell office:value-type="float" office:value="55.8692984885044" calcext:value-type="float">
            <text:p>55.8692984885044</text:p>
          </table:table-cell>
          <table:table-cell office:value-type="float" office:value="-4.31081802316979" calcext:value-type="float">
            <text:p>-4.31081802316979</text:p>
          </table:table-cell>
          <table:table-cell office:value-type="string" calcext:value-type="string">
            <text:p>Hayburn St offside</text:p>
          </table:table-cell>
          <table:table-cell table:formula="of:=VLOOKUP([.B976];[FromObs.$D$3:.$D$1035];1;FALSE())" office:value-type="string" office:string-value="GC1631_V" calcext:value-type="string">
            <text:p>GC1631_V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GH4521_F</text:p>
          </table:table-cell>
          <table:table-cell office:value-type="float" office:value="55.8361262358531" calcext:value-type="float">
            <text:p>55.8361262358531</text:p>
          </table:table-cell>
          <table:table-cell office:value-type="float" office:value="-4.17220601142889" calcext:value-type="float">
            <text:p>-4.17220601142889</text:p>
          </table:table-cell>
          <table:table-cell office:value-type="string" calcext:value-type="string">
            <text:p>Fullarton Road s/b</text:p>
          </table:table-cell>
          <table:table-cell table:formula="of:=VLOOKUP([.B97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GJ0351_D</text:p>
          </table:table-cell>
          <table:table-cell office:value-type="float" office:value="55.8201628301652" calcext:value-type="float">
            <text:p>55.8201628301652</text:p>
          </table:table-cell>
          <table:table-cell office:value-type="float" office:value="-4.25027297506403" calcext:value-type="float">
            <text:p>-4.25027297506403</text:p>
          </table:table-cell>
          <table:table-cell office:value-type="string" calcext:value-type="string">
            <text:p>Aikenhead Road southbound to Menock Rd</text:p>
          </table:table-cell>
          <table:table-cell table:formula="of:=VLOOKUP([.B978];[FromObs.$D$3:.$D$1035];1;FALSE())" office:value-type="string" office:string-value="GJ0351_D" calcext:value-type="string">
            <text:p>GJ0351_D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GH4521_E</text:p>
          </table:table-cell>
          <table:table-cell office:value-type="float" office:value="55.8361262358531" calcext:value-type="float">
            <text:p>55.8361262358531</text:p>
          </table:table-cell>
          <table:table-cell office:value-type="float" office:value="-4.17220601142889" calcext:value-type="float">
            <text:p>-4.17220601142889</text:p>
          </table:table-cell>
          <table:table-cell office:value-type="string" calcext:value-type="string">
            <text:p>M74 <text:s/>e/b off ramp</text:p>
          </table:table-cell>
          <table:table-cell table:formula="of:=VLOOKUP([.B979];[FromObs.$D$3:.$D$1035];1;FALSE())" office:value-type="string" office:string-value="GH4521_E" calcext:value-type="string">
            <text:p>GH4521_E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GJ0351_C</text:p>
          </table:table-cell>
          <table:table-cell office:value-type="float" office:value="55.8264036349219" calcext:value-type="float">
            <text:p>55.8264036349219</text:p>
          </table:table-cell>
          <table:table-cell office:value-type="float" office:value="-4.24664181795107" calcext:value-type="float">
            <text:p>-4.24664181795107</text:p>
          </table:table-cell>
          <table:table-cell office:value-type="string" calcext:value-type="string">
            <text:p>Aikenhead Road northbound</text:p>
          </table:table-cell>
          <table:table-cell table:formula="of:=VLOOKUP([.B980];[FromObs.$D$3:.$D$1035];1;FALSE())" office:value-type="string" office:string-value="GJ0351_C" calcext:value-type="string">
            <text:p>GJ0351_C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GC1631_R</text:p>
          </table:table-cell>
          <table:table-cell office:value-type="float" office:value="55.8692984885044" calcext:value-type="float">
            <text:p>55.8692984885044</text:p>
          </table:table-cell>
          <table:table-cell office:value-type="float" office:value="-4.31081802316979" calcext:value-type="float">
            <text:p>-4.31081802316979</text:p>
          </table:table-cell>
          <table:table-cell office:value-type="string" calcext:value-type="string">
            <text:p>Expressway Off-Ramp eastbound</text:p>
          </table:table-cell>
          <table:table-cell table:formula="of:=VLOOKUP([.B981];[FromObs.$D$3:.$D$1035];1;FALSE())" office:value-type="string" office:string-value="GC1631_R" calcext:value-type="string">
            <text:p>GC1631_R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GJ0351_B</text:p>
          </table:table-cell>
          <table:table-cell office:value-type="float" office:value="55.8192997740522" calcext:value-type="float">
            <text:p>55.8192997740522</text:p>
          </table:table-cell>
          <table:table-cell office:value-type="float" office:value="-4.25028699073761" calcext:value-type="float">
            <text:p>-4.25028699073761</text:p>
          </table:table-cell>
          <table:table-cell office:value-type="string" calcext:value-type="string">
            <text:p>Menock Road westbound</text:p>
          </table:table-cell>
          <table:table-cell table:formula="of:=VLOOKUP([.B982];[FromObs.$D$3:.$D$1035];1;FALSE())" office:value-type="string" office:string-value="GJ0351_B" calcext:value-type="string">
            <text:p>GJ0351_B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GJ0351_A</text:p>
          </table:table-cell>
          <table:table-cell office:value-type="float" office:value="55.8264036349219" calcext:value-type="float">
            <text:p>55.8264036349219</text:p>
          </table:table-cell>
          <table:table-cell office:value-type="float" office:value="-4.24664181795107" calcext:value-type="float">
            <text:p>-4.24664181795107</text:p>
          </table:table-cell>
          <table:table-cell office:value-type="string" calcext:value-type="string">
            <text:p>Menock Road eastbound</text:p>
          </table:table-cell>
          <table:table-cell table:formula="of:=VLOOKUP([.B983];[FromObs.$D$3:.$D$1035];1;FALSE())" office:value-type="string" office:string-value="GJ0351_A" calcext:value-type="string">
            <text:p>GJ0351_A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GH4521_B</text:p>
          </table:table-cell>
          <table:table-cell office:value-type="float" office:value="55.8349456243846" calcext:value-type="float">
            <text:p>55.8349456243846</text:p>
          </table:table-cell>
          <table:table-cell office:value-type="float" office:value="-4.17137361786388" calcext:value-type="float">
            <text:p>-4.17137361786388</text:p>
          </table:table-cell>
          <table:table-cell office:value-type="string" calcext:value-type="string">
            <text:p>Fullarton Roundabout s/b circulatory</text:p>
          </table:table-cell>
          <table:table-cell table:formula="of:=VLOOKUP([.B98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GK0251_V</text:p>
          </table:table-cell>
          <table:table-cell office:value-type="float" office:value="55.8383465856115" calcext:value-type="float">
            <text:p>55.8383465856115</text:p>
          </table:table-cell>
          <table:table-cell office:value-type="float" office:value="-4.26777424563159" calcext:value-type="float">
            <text:p>-4.26777424563159</text:p>
          </table:table-cell>
          <table:table-cell office:value-type="string" calcext:value-type="string">
            <text:p>Pollokshaws Road inbound to Albert Drive</text:p>
          </table:table-cell>
          <table:table-cell table:formula="of:=VLOOKUP([.B985];[FromObs.$D$3:.$D$1035];1;FALSE())" office:value-type="string" office:string-value="GK0251_V" calcext:value-type="string">
            <text:p>GK0251_V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GK0251_T</text:p>
          </table:table-cell>
          <table:table-cell office:value-type="float" office:value="55.8423589732018" calcext:value-type="float">
            <text:p>55.8423589732018</text:p>
          </table:table-cell>
          <table:table-cell office:value-type="float" office:value="-4.26316809504289" calcext:value-type="float">
            <text:p>-4.26316809504289</text:p>
          </table:table-cell>
          <table:table-cell office:value-type="string" calcext:value-type="string">
            <text:p>Pollokshaws Road outbound to Albert Drive</text:p>
          </table:table-cell>
          <table:table-cell table:formula="of:=VLOOKUP([.B986];[FromObs.$D$3:.$D$1035];1;FALSE())" office:value-type="string" office:string-value="GK0251_T" calcext:value-type="string">
            <text:p>GK0251_T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GK0251_R</text:p>
          </table:table-cell>
          <table:table-cell office:value-type="float" office:value="55.8407174331644" calcext:value-type="float">
            <text:p>55.8407174331644</text:p>
          </table:table-cell>
          <table:table-cell office:value-type="float" office:value="-4.26543660031547" calcext:value-type="float">
            <text:p>-4.26543660031547</text:p>
          </table:table-cell>
          <table:table-cell office:value-type="string" calcext:value-type="string">
            <text:p>Albert Drive R/T</text:p>
          </table:table-cell>
          <table:table-cell table:formula="of:=VLOOKUP([.B987];[FromObs.$D$3:.$D$1035];1;FALSE())" office:value-type="string" office:string-value="GK0251_R" calcext:value-type="string">
            <text:p>GK0251_R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GG2751_D</text:p>
          </table:table-cell>
          <table:table-cell office:value-type="float" office:value="55.8517708799411" calcext:value-type="float">
            <text:p>55.8517708799411</text:p>
          </table:table-cell>
          <table:table-cell office:value-type="float" office:value="-4.16927662081641" calcext:value-type="float">
            <text:p>-4.16927662081641</text:p>
          </table:table-cell>
          <table:table-cell office:value-type="string" calcext:value-type="string">
            <text:p>South Chester Street</text:p>
          </table:table-cell>
          <table:table-cell table:formula="of:=VLOOKUP([.B988];[FromObs.$D$3:.$D$1035];1;FALSE())" office:value-type="string" office:string-value="GG2751_D" calcext:value-type="string">
            <text:p>GG2751_D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GG2751_B</text:p>
          </table:table-cell>
          <table:table-cell office:value-type="float" office:value="55.8515370106059" calcext:value-type="float">
            <text:p>55.8515370106059</text:p>
          </table:table-cell>
          <table:table-cell office:value-type="float" office:value="-4.16622805350799" calcext:value-type="float">
            <text:p>-4.16622805350799</text:p>
          </table:table-cell>
          <table:table-cell office:value-type="string" calcext:value-type="string">
            <text:p>Shettleston Road to Chester St</text:p>
          </table:table-cell>
          <table:table-cell table:formula="of:=VLOOKUP([.B989];[FromObs.$D$3:.$D$1035];1;FALSE())" office:value-type="string" office:string-value="GG2751_B" calcext:value-type="string">
            <text:p>GG2751_B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GG2751_A</text:p>
          </table:table-cell>
          <table:table-cell office:value-type="float" office:value="55.8519103790238" calcext:value-type="float">
            <text:p>55.8519103790238</text:p>
          </table:table-cell>
          <table:table-cell office:value-type="float" office:value="-4.17257558656123" calcext:value-type="float">
            <text:p>-4.17257558656123</text:p>
          </table:table-cell>
          <table:table-cell office:value-type="string" calcext:value-type="string">
            <text:p>Shettleston Rd East to Chester St</text:p>
          </table:table-cell>
          <table:table-cell table:formula="of:=VLOOKUP([.B990];[FromObs.$D$3:.$D$1035];1;FALSE())" office:value-type="string" office:string-value="GG2751_A" calcext:value-type="string">
            <text:p>GG2751_A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GG0021_H</text:p>
          </table:table-cell>
          <table:table-cell office:value-type="float" office:value="55.865669577838" calcext:value-type="float">
            <text:p>55.865669577838</text:p>
          </table:table-cell>
          <table:table-cell office:value-type="float" office:value="-4.22886689937755" calcext:value-type="float">
            <text:p>-4.22886689937755</text:p>
          </table:table-cell>
          <table:table-cell office:value-type="string" calcext:value-type="string">
            <text:p>Alexandra Parade R/T to Wishart Street</text:p>
          </table:table-cell>
          <table:table-cell table:formula="of:=VLOOKUP([.B99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GG0021_C</text:p>
          </table:table-cell>
          <table:table-cell office:value-type="float" office:value="55.865669577838" calcext:value-type="float">
            <text:p>55.865669577838</text:p>
          </table:table-cell>
          <table:table-cell office:value-type="float" office:value="-4.22886689937755" calcext:value-type="float">
            <text:p>-4.22886689937755</text:p>
          </table:table-cell>
          <table:table-cell office:value-type="string" calcext:value-type="string">
            <text:p>Wishart Street</text:p>
          </table:table-cell>
          <table:table-cell table:formula="of:=VLOOKUP([.B992];[FromObs.$D$3:.$D$1035];1;FALSE())" office:value-type="string" office:string-value="GG0021_C" calcext:value-type="string">
            <text:p>GG0021_C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GG0021_B</text:p>
          </table:table-cell>
          <table:table-cell office:value-type="float" office:value="55.865669577838" calcext:value-type="float">
            <text:p>55.865669577838</text:p>
          </table:table-cell>
          <table:table-cell office:value-type="float" office:value="-4.22886689937755" calcext:value-type="float">
            <text:p>-4.22886689937755</text:p>
          </table:table-cell>
          <table:table-cell office:value-type="string" calcext:value-type="string">
            <text:p>Alexandra Parade westbound to Wishart Street</text:p>
          </table:table-cell>
          <table:table-cell table:formula="of:=VLOOKUP([.B993];[FromObs.$D$3:.$D$1035];1;FALSE())" office:value-type="string" office:string-value="GG0021_B" calcext:value-type="string">
            <text:p>GG0021_B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GB1201_E</text:p>
          </table:table-cell>
          <table:table-cell office:value-type="float" office:value="55.8480928167606" calcext:value-type="float">
            <text:p>55.8480928167606</text:p>
          </table:table-cell>
          <table:table-cell office:value-type="float" office:value="-4.25485874082641" calcext:value-type="float">
            <text:p>-4.25485874082641</text:p>
          </table:table-cell>
          <table:table-cell office:value-type="string" calcext:value-type="string">
            <text:p>Cathcart Road northbound</text:p>
          </table:table-cell>
          <table:table-cell table:formula="of:=VLOOKUP([.B994];[FromObs.$D$3:.$D$1035];1;FALSE())" office:value-type="string" office:string-value="GB1201_E" calcext:value-type="string">
            <text:p>GB1201_E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GG0021_A</text:p>
          </table:table-cell>
          <table:table-cell office:value-type="float" office:value="55.8661022582814" calcext:value-type="float">
            <text:p>55.8661022582814</text:p>
          </table:table-cell>
          <table:table-cell office:value-type="float" office:value="-4.23474136866225" calcext:value-type="float">
            <text:p>-4.23474136866225</text:p>
          </table:table-cell>
          <table:table-cell office:value-type="string" calcext:value-type="string">
            <text:p>Alexandra Parade eastbound to Wishart Street</text:p>
          </table:table-cell>
          <table:table-cell table:formula="of:=VLOOKUP([.B995];[FromObs.$D$3:.$D$1035];1;FALSE())" office:value-type="string" office:string-value="GG0021_A" calcext:value-type="string">
            <text:p>GG0021_A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GL1901_T</text:p>
          </table:table-cell>
          <table:table-cell office:value-type="float" office:value="55.8455215589268" calcext:value-type="float">
            <text:p>55.8455215589268</text:p>
          </table:table-cell>
          <table:table-cell office:value-type="float" office:value="-4.3598225568908" calcext:value-type="float">
            <text:p>-4.3598225568908</text:p>
          </table:table-cell>
          <table:table-cell office:value-type="string" calcext:value-type="string">
            <text:p>Hillington Road southbound right turn</text:p>
          </table:table-cell>
          <table:table-cell table:formula="of:=VLOOKUP([.B996];[FromObs.$D$3:.$D$1035];1;FALSE())" office:value-type="string" office:string-value="GL1901_T" calcext:value-type="string">
            <text:p>GL1901_T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GL1901_S</text:p>
          </table:table-cell>
          <table:table-cell office:value-type="float" office:value="55.8459617826075" calcext:value-type="float">
            <text:p>55.8459617826075</text:p>
          </table:table-cell>
          <table:table-cell office:value-type="float" office:value="-4.35467335293392" calcext:value-type="float">
            <text:p>-4.35467335293392</text:p>
          </table:table-cell>
          <table:table-cell office:value-type="string" calcext:value-type="string">
            <text:p>PRW to Hillington Road</text:p>
          </table:table-cell>
          <table:table-cell table:formula="of:=VLOOKUP([.B997];[FromObs.$D$3:.$D$1035];1;FALSE())" office:value-type="string" office:string-value="GL1901_S" calcext:value-type="string">
            <text:p>GL1901_S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GB1201_A</text:p>
          </table:table-cell>
          <table:table-cell office:value-type="float" office:value="55.8480928167606" calcext:value-type="float">
            <text:p>55.8480928167606</text:p>
          </table:table-cell>
          <table:table-cell office:value-type="float" office:value="-4.25485874082641" calcext:value-type="float">
            <text:p>-4.25485874082641</text:p>
          </table:table-cell>
          <table:table-cell office:value-type="string" calcext:value-type="string">
            <text:p>Cumberland Street</text:p>
          </table:table-cell>
          <table:table-cell table:formula="of:=VLOOKUP([.B998];[FromObs.$D$3:.$D$1035];1;FALSE())" office:value-type="string" office:string-value="GB1201_A" calcext:value-type="string">
            <text:p>GB1201_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GL1901_P</text:p>
          </table:table-cell>
          <table:table-cell office:value-type="float" office:value="55.8455215589268" calcext:value-type="float">
            <text:p>55.8455215589268</text:p>
          </table:table-cell>
          <table:table-cell office:value-type="float" office:value="-4.3598225568908" calcext:value-type="float">
            <text:p>-4.3598225568908</text:p>
          </table:table-cell>
          <table:table-cell office:value-type="string" calcext:value-type="string">
            <text:p>Hillington Road southbound left turn</text:p>
          </table:table-cell>
          <table:table-cell table:formula="of:=VLOOKUP([.B999];[FromObs.$D$3:.$D$1035];1;FALSE())" office:value-type="string" office:string-value="GL1901_P" calcext:value-type="string">
            <text:p>GL1901_P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GE0551_S</text:p>
          </table:table-cell>
          <table:table-cell office:value-type="float" office:value="55.8955734059264" calcext:value-type="float">
            <text:p>55.8955734059264</text:p>
          </table:table-cell>
          <table:table-cell office:value-type="float" office:value="-4.26367538886407" calcext:value-type="float">
            <text:p>-4.26367538886407</text:p>
          </table:table-cell>
          <table:table-cell office:value-type="string" calcext:value-type="string">
            <text:p>Balmore Road outbound</text:p>
          </table:table-cell>
          <table:table-cell table:formula="of:=VLOOKUP([.B1000];[FromObs.$D$3:.$D$1035];1;FALSE())" office:value-type="string" office:string-value="GE0551_S" calcext:value-type="string">
            <text:p>GE0551_S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GE0551_R</text:p>
          </table:table-cell>
          <table:table-cell office:value-type="float" office:value="55.8975460714289" calcext:value-type="float">
            <text:p>55.8975460714289</text:p>
          </table:table-cell>
          <table:table-cell office:value-type="float" office:value="-4.26636564294893" calcext:value-type="float">
            <text:p>-4.26636564294893</text:p>
          </table:table-cell>
          <table:table-cell office:value-type="string" calcext:value-type="string">
            <text:p>Balmore Road inbound towards Skirsa St</text:p>
          </table:table-cell>
          <table:table-cell table:formula="of:=VLOOKUP([.B1001];[FromObs.$D$3:.$D$1035];1;FALSE())" office:value-type="string" office:string-value="GE0551_R" calcext:value-type="string">
            <text:p>GE0551_R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GL1901_F</text:p>
          </table:table-cell>
          <table:table-cell office:value-type="float" office:value="55.8452484589838" calcext:value-type="float">
            <text:p>55.8452484589838</text:p>
          </table:table-cell>
          <table:table-cell office:value-type="float" office:value="-4.3642150185639" calcext:value-type="float">
            <text:p>-4.3642150185639</text:p>
          </table:table-cell>
          <table:table-cell office:value-type="string" calcext:value-type="string">
            <text:p>PRW L/T to Crookston Road</text:p>
          </table:table-cell>
          <table:table-cell table:formula="of:=VLOOKUP([.B100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GL1901_B</text:p>
          </table:table-cell>
          <table:table-cell office:value-type="float" office:value="55.8452484589838" calcext:value-type="float">
            <text:p>55.8452484589838</text:p>
          </table:table-cell>
          <table:table-cell office:value-type="float" office:value="-4.3642150185639" calcext:value-type="float">
            <text:p>-4.3642150185639</text:p>
          </table:table-cell>
          <table:table-cell office:value-type="string" calcext:value-type="string">
            <text:p>PRW from Hillington Road</text:p>
          </table:table-cell>
          <table:table-cell table:formula="of:=VLOOKUP([.B100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GA1201_H</text:p>
          </table:table-cell>
          <table:table-cell office:value-type="float" office:value="55.8671756218274" calcext:value-type="float">
            <text:p>55.8671756218274</text:p>
          </table:table-cell>
          <table:table-cell office:value-type="float" office:value="-4.25962498981773" calcext:value-type="float">
            <text:p>-4.25962498981773</text:p>
          </table:table-cell>
          <table:table-cell office:value-type="string" calcext:value-type="string">
            <text:p>Cowcaddens Rd outbound towards Garscube Rd</text:p>
          </table:table-cell>
          <table:table-cell table:formula="of:=VLOOKUP([.B1004];[FromObs.$D$3:.$D$1035];1;FALSE())" office:value-type="string" office:string-value="GA1201_H" calcext:value-type="string">
            <text:p>GA1201_H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GA1201_D</text:p>
          </table:table-cell>
          <table:table-cell office:value-type="float" office:value="55.86947413749" calcext:value-type="float">
            <text:p>55.86947413749</text:p>
          </table:table-cell>
          <table:table-cell office:value-type="float" office:value="-4.26023805025682" calcext:value-type="float">
            <text:p>-4.26023805025682</text:p>
          </table:table-cell>
          <table:table-cell office:value-type="string" calcext:value-type="string">
            <text:p>Garscube Road inbound</text:p>
          </table:table-cell>
          <table:table-cell table:formula="of:=VLOOKUP([.B1005];[FromObs.$D$3:.$D$1035];1;FALSE())" office:value-type="string" office:string-value="GA1201_D" calcext:value-type="string">
            <text:p>GA1201_D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GA1201_C</text:p>
          </table:table-cell>
          <table:table-cell office:value-type="float" office:value="55.8680088681069" calcext:value-type="float">
            <text:p>55.8680088681069</text:p>
          </table:table-cell>
          <table:table-cell office:value-type="float" office:value="-4.26074429838363" calcext:value-type="float">
            <text:p>-4.26074429838363</text:p>
          </table:table-cell>
          <table:table-cell office:value-type="string" calcext:value-type="string">
            <text:p>Rose Street</text:p>
          </table:table-cell>
          <table:table-cell table:formula="of:=VLOOKUP([.B1006];[FromObs.$D$3:.$D$1035];1;FALSE())" office:value-type="string" office:string-value="GA1201_C" calcext:value-type="string">
            <text:p>GA1201_C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GA1201_B</text:p>
          </table:table-cell>
          <table:table-cell office:value-type="float" office:value="55.8671756218274" calcext:value-type="float">
            <text:p>55.8671756218274</text:p>
          </table:table-cell>
          <table:table-cell office:value-type="float" office:value="-4.25962498981773" calcext:value-type="float">
            <text:p>-4.25962498981773</text:p>
          </table:table-cell>
          <table:table-cell office:value-type="string" calcext:value-type="string">
            <text:p>Cowcaddens Rd outbound towards West Graham St</text:p>
          </table:table-cell>
          <table:table-cell table:formula="of:=VLOOKUP([.B1007];[FromObs.$D$3:.$D$1035];1;FALSE())" office:value-type="string" office:string-value="GA1201_B" calcext:value-type="string">
            <text:p>GA1201_B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D0551_X</text:p>
          </table:table-cell>
          <table:table-cell office:value-type="float" office:value="55.8847791501594" calcext:value-type="float">
            <text:p>55.8847791501594</text:p>
          </table:table-cell>
          <table:table-cell office:value-type="float" office:value="-4.30964344903573" calcext:value-type="float">
            <text:p>-4.30964344903573</text:p>
          </table:table-cell>
          <table:table-cell office:value-type="string" calcext:value-type="string">
            <text:p>Great Western Road to Shelley Rd R/T</text:p>
          </table:table-cell>
          <table:table-cell table:formula="of:=VLOOKUP([.B1008];[FromObs.$D$3:.$D$1035];1;FALSE())" office:value-type="string" office:string-value="GD0551_X" calcext:value-type="string">
            <text:p>GD0551_X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GA1201_A</text:p>
          </table:table-cell>
          <table:table-cell office:value-type="float" office:value="55.8680088681069" calcext:value-type="float">
            <text:p>55.8680088681069</text:p>
          </table:table-cell>
          <table:table-cell office:value-type="float" office:value="-4.26074429838363" calcext:value-type="float">
            <text:p>-4.26074429838363</text:p>
          </table:table-cell>
          <table:table-cell office:value-type="string" calcext:value-type="string">
            <text:p>West Graham Street inbound</text:p>
          </table:table-cell>
          <table:table-cell table:formula="of:=VLOOKUP([.B1009];[FromObs.$D$3:.$D$1035];1;FALSE())" office:value-type="string" office:string-value="GA1201_A" calcext:value-type="string">
            <text:p>GA1201_A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GD0551_W</text:p>
          </table:table-cell>
          <table:table-cell office:value-type="float" office:value="55.8847791501594" calcext:value-type="float">
            <text:p>55.8847791501594</text:p>
          </table:table-cell>
          <table:table-cell office:value-type="float" office:value="-4.30964344903573" calcext:value-type="float">
            <text:p>-4.30964344903573</text:p>
          </table:table-cell>
          <table:table-cell office:value-type="string" calcext:value-type="string">
            <text:p>Shelley Road Inside Lane</text:p>
          </table:table-cell>
          <table:table-cell table:formula="of:=VLOOKUP([.B1010];[FromObs.$D$3:.$D$1035];1;FALSE())" office:value-type="string" office:string-value="GD0551_W" calcext:value-type="string">
            <text:p>GD0551_W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GD0551_V</text:p>
          </table:table-cell>
          <table:table-cell office:value-type="float" office:value="55.8847791501594" calcext:value-type="float">
            <text:p>55.8847791501594</text:p>
          </table:table-cell>
          <table:table-cell office:value-type="float" office:value="-4.30964344903573" calcext:value-type="float">
            <text:p>-4.30964344903573</text:p>
          </table:table-cell>
          <table:table-cell office:value-type="string" calcext:value-type="string">
            <text:p>Shelley Road Outside Lane</text:p>
          </table:table-cell>
          <table:table-cell table:formula="of:=VLOOKUP([.B1011];[FromObs.$D$3:.$D$1035];1;FALSE())" office:value-type="string" office:string-value="GD0551_V" calcext:value-type="string">
            <text:p>GD0551_V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GD0551_S</text:p>
          </table:table-cell>
          <table:table-cell office:value-type="float" office:value="55.8826688711966" calcext:value-type="float">
            <text:p>55.8826688711966</text:p>
          </table:table-cell>
          <table:table-cell office:value-type="float" office:value="-4.30331400930559" calcext:value-type="float">
            <text:p>-4.30331400930559</text:p>
          </table:table-cell>
          <table:table-cell office:value-type="string" calcext:value-type="string">
            <text:p>Great Western Rd to Shelley Road.</text:p>
          </table:table-cell>
          <table:table-cell table:formula="of:=VLOOKUP([.B1012];[FromObs.$D$3:.$D$1035];1;FALSE())" office:value-type="string" office:string-value="GD0551_S" calcext:value-type="string">
            <text:p>GD0551_S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GD0551_R</text:p>
          </table:table-cell>
          <table:table-cell office:value-type="float" office:value="55.8876885160514" calcext:value-type="float">
            <text:p>55.8876885160514</text:p>
          </table:table-cell>
          <table:table-cell office:value-type="float" office:value="-4.31790825589796" calcext:value-type="float">
            <text:p>-4.31790825589796</text:p>
          </table:table-cell>
          <table:table-cell office:value-type="string" calcext:value-type="string">
            <text:p>Great Western Road to Shelley Road</text:p>
          </table:table-cell>
          <table:table-cell table:formula="of:=VLOOKUP([.B1013];[FromObs.$D$3:.$D$1035];1;FALSE())" office:value-type="string" office:string-value="GD0551_R" calcext:value-type="string">
            <text:p>GD0551_R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GB0651_V</text:p>
          </table:table-cell>
          <table:table-cell office:value-type="float" office:value="55.8506322582145" calcext:value-type="float">
            <text:p>55.8506322582145</text:p>
          </table:table-cell>
          <table:table-cell office:value-type="float" office:value="-4.25997453869481" calcext:value-type="float">
            <text:p>-4.25997453869481</text:p>
          </table:table-cell>
          <table:table-cell office:value-type="string" calcext:value-type="string">
            <text:p>Eglinton Street northbound to Wallace Street</text:p>
          </table:table-cell>
          <table:table-cell table:formula="of:=VLOOKUP([.B1014];[FromObs.$D$3:.$D$1035];1;FALSE())" office:value-type="string" office:string-value="GB0651_V" calcext:value-type="string">
            <text:p>GB0651_V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B0651_T</text:p>
          </table:table-cell>
          <table:table-cell office:value-type="float" office:value="55.8538750756373" calcext:value-type="float">
            <text:p>55.8538750756373</text:p>
          </table:table-cell>
          <table:table-cell office:value-type="float" office:value="-4.25859702369588" calcext:value-type="float">
            <text:p>-4.25859702369588</text:p>
          </table:table-cell>
          <table:table-cell office:value-type="string" calcext:value-type="string">
            <text:p>Eglinton Street southbound to Wallace Street</text:p>
          </table:table-cell>
          <table:table-cell table:formula="of:=VLOOKUP([.B1015];[FromObs.$D$3:.$D$1035];1;FALSE())" office:value-type="string" office:string-value="GB0651_T" calcext:value-type="string">
            <text:p>GB0651_T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GB0651_R</text:p>
          </table:table-cell>
          <table:table-cell office:value-type="float" office:value="55.8521912258295" calcext:value-type="float">
            <text:p>55.8521912258295</text:p>
          </table:table-cell>
          <table:table-cell office:value-type="float" office:value="-4.26365991818032" calcext:value-type="float">
            <text:p>-4.26365991818032</text:p>
          </table:table-cell>
          <table:table-cell office:value-type="string" calcext:value-type="string">
            <text:p>Wallace Street</text:p>
          </table:table-cell>
          <table:table-cell table:formula="of:=VLOOKUP([.B1016];[FromObs.$D$3:.$D$1035];1;FALSE())" office:value-type="string" office:string-value="GB0651_R" calcext:value-type="string">
            <text:p>GB0651_R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GC420A_C</text:p>
          </table:table-cell>
          <table:table-cell office:value-type="float" office:value="55.8592804304211" calcext:value-type="float">
            <text:p>55.8592804304211</text:p>
          </table:table-cell>
          <table:table-cell office:value-type="float" office:value="-4.26961741816234" calcext:value-type="float">
            <text:p>-4.26961741816234</text:p>
          </table:table-cell>
          <table:table-cell office:value-type="string" calcext:value-type="string">
            <text:p>Clydeside Expressway westbound</text:p>
          </table:table-cell>
          <table:table-cell table:formula="of:=VLOOKUP([.B101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GA2951_V</text:p>
          </table:table-cell>
          <table:table-cell office:value-type="float" office:value="55.8622348980229" calcext:value-type="float">
            <text:p>55.8622348980229</text:p>
          </table:table-cell>
          <table:table-cell office:value-type="float" office:value="-4.25508701162799" calcext:value-type="float">
            <text:p>-4.25508701162799</text:p>
          </table:table-cell>
          <table:table-cell office:value-type="string" calcext:value-type="string">
            <text:p>West Nile Street northbound</text:p>
          </table:table-cell>
          <table:table-cell table:formula="of:=VLOOKUP([.B1018];[FromObs.$D$3:.$D$1035];1;FALSE())" office:value-type="string" office:string-value="GA2951_V" calcext:value-type="string">
            <text:p>GA2951_V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GC4201_S</text:p>
          </table:table-cell>
          <table:table-cell office:value-type="float" office:value="55.8603866786435" calcext:value-type="float">
            <text:p>55.8603866786435</text:p>
          </table:table-cell>
          <table:table-cell office:value-type="float" office:value="-4.28269012321018" calcext:value-type="float">
            <text:p>-4.28269012321018</text:p>
          </table:table-cell>
          <table:table-cell office:value-type="string" calcext:value-type="string">
            <text:p>Stobcross Road Westbound to Car Park Entrance</text:p>
          </table:table-cell>
          <table:table-cell table:formula="of:=VLOOKUP([.B101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GA2951_T</text:p>
          </table:table-cell>
          <table:table-cell office:value-type="float" office:value="55.8622348980229" calcext:value-type="float">
            <text:p>55.8622348980229</text:p>
          </table:table-cell>
          <table:table-cell office:value-type="float" office:value="-4.25508701162799" calcext:value-type="float">
            <text:p>-4.25508701162799</text:p>
          </table:table-cell>
          <table:table-cell office:value-type="string" calcext:value-type="string">
            <text:p>West Nile Street southbound</text:p>
          </table:table-cell>
          <table:table-cell table:formula="of:=VLOOKUP([.B1020];[FromObs.$D$3:.$D$1035];1;FALSE())" office:value-type="string" office:string-value="GA2951_T" calcext:value-type="string">
            <text:p>GA2951_T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GA2951_R</text:p>
          </table:table-cell>
          <table:table-cell office:value-type="float" office:value="55.8622348980229" calcext:value-type="float">
            <text:p>55.8622348980229</text:p>
          </table:table-cell>
          <table:table-cell office:value-type="float" office:value="-4.25508701162799" calcext:value-type="float">
            <text:p>-4.25508701162799</text:p>
          </table:table-cell>
          <table:table-cell office:value-type="string" calcext:value-type="string">
            <text:p>West George St to West Nile St</text:p>
          </table:table-cell>
          <table:table-cell table:formula="of:=VLOOKUP([.B1021];[FromObs.$D$3:.$D$1035];1;FALSE())" office:value-type="string" office:string-value="GA2951_R" calcext:value-type="string">
            <text:p>GA2951_R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GK5131_C</text:p>
          </table:table-cell>
          <table:table-cell office:value-type="float" office:value="55.8108666175949" calcext:value-type="float">
            <text:p>55.8108666175949</text:p>
          </table:table-cell>
          <table:table-cell office:value-type="float" office:value="-4.35504269022466" calcext:value-type="float">
            <text:p>-4.35504269022466</text:p>
          </table:table-cell>
          <table:table-cell office:value-type="string" calcext:value-type="string">
            <text:p>Nitshill Rd Eastbound</text:p>
          </table:table-cell>
          <table:table-cell table:formula="of:=VLOOKUP([.B1022];[FromObs.$D$3:.$D$1035];1;FALSE())" office:value-type="string" office:string-value="GK5131_C" calcext:value-type="string">
            <text:p>GK5131_C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GK5131_A</text:p>
          </table:table-cell>
          <table:table-cell office:value-type="float" office:value="55.8108666175949" calcext:value-type="float">
            <text:p>55.8108666175949</text:p>
          </table:table-cell>
          <table:table-cell office:value-type="float" office:value="-4.35504269022466" calcext:value-type="float">
            <text:p>-4.35504269022466</text:p>
          </table:table-cell>
          <table:table-cell office:value-type="string" calcext:value-type="string">
            <text:p>Retail Park exit</text:p>
          </table:table-cell>
          <table:table-cell table:formula="of:=VLOOKUP([.B1023];[FromObs.$D$3:.$D$1035];1;FALSE())" office:value-type="string" office:string-value="GK5131_A" calcext:value-type="string">
            <text:p>GK5131_A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GH3451_W</text:p>
          </table:table-cell>
          <table:table-cell office:value-type="float" office:value="55.8462375910993" calcext:value-type="float">
            <text:p>55.8462375910993</text:p>
          </table:table-cell>
          <table:table-cell office:value-type="float" office:value="-4.21150811227772" calcext:value-type="float">
            <text:p>-4.21150811227772</text:p>
          </table:table-cell>
          <table:table-cell office:value-type="string" calcext:value-type="string">
            <text:p>Clyde Gateway n/b R/T to Sports Arena</text:p>
          </table:table-cell>
          <table:table-cell table:formula="of:=VLOOKUP([.B102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GK4671_B</text:p>
          </table:table-cell>
          <table:table-cell office:value-type="float" office:value="55.8370291467521" calcext:value-type="float">
            <text:p>55.8370291467521</text:p>
          </table:table-cell>
          <table:table-cell office:value-type="float" office:value="-4.36631929581291" calcext:value-type="float">
            <text:p>-4.36631929581291</text:p>
          </table:table-cell>
          <table:table-cell office:value-type="string" calcext:value-type="string">
            <text:p>Crookston Rd northbound</text:p>
          </table:table-cell>
          <table:table-cell table:formula="of:=VLOOKUP([.B102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GL4151_S</text:p>
          </table:table-cell>
          <table:table-cell office:value-type="float" office:value="55.865247389461" calcext:value-type="float">
            <text:p>55.865247389461</text:p>
          </table:table-cell>
          <table:table-cell office:value-type="float" office:value="-4.33781197798103" calcext:value-type="float">
            <text:p>-4.33781197798103</text:p>
          </table:table-cell>
          <table:table-cell office:value-type="string" calcext:value-type="string">
            <text:p>Govan Road e/b from Renfrew Rroad</text:p>
          </table:table-cell>
          <table:table-cell table:formula="of:=VLOOKUP([.B1026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GK4671_A</text:p>
          </table:table-cell>
          <table:table-cell office:value-type="float" office:value="55.8343985436795" calcext:value-type="float">
            <text:p>55.8343985436795</text:p>
          </table:table-cell>
          <table:table-cell office:value-type="float" office:value="-4.36290152024197" calcext:value-type="float">
            <text:p>-4.36290152024197</text:p>
          </table:table-cell>
          <table:table-cell office:value-type="string" calcext:value-type="string">
            <text:p>Crookston Rd southbound</text:p>
          </table:table-cell>
          <table:table-cell table:formula="of:=VLOOKUP([.B102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G125A_A</text:p>
          </table:table-cell>
          <table:table-cell office:value-type="float" office:value="55.8728558814857" calcext:value-type="float">
            <text:p>55.8728558814857</text:p>
          </table:table-cell>
          <table:table-cell office:value-type="float" office:value="-4.16412240657477" calcext:value-type="float">
            <text:p>-4.16412240657477</text:p>
          </table:table-cell>
          <table:table-cell office:value-type="string" calcext:value-type="string">
            <text:p>Gartloch Road (W) eastbound</text:p>
          </table:table-cell>
          <table:table-cell table:formula="of:=VLOOKUP([.B102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GK2371_X</text:p>
          </table:table-cell>
          <table:table-cell office:value-type="float" office:value="55.8058407891399" calcext:value-type="float">
            <text:p>55.8058407891399</text:p>
          </table:table-cell>
          <table:table-cell office:value-type="float" office:value="-4.34101479107708" calcext:value-type="float">
            <text:p>-4.34101479107708</text:p>
          </table:table-cell>
          <table:table-cell office:value-type="string" calcext:value-type="string">
            <text:p>Nitshill Rd Westbound Right Turn to Glen Moriston</text:p>
          </table:table-cell>
          <table:table-cell table:formula="of:=VLOOKUP([.B1029];[FromObs.$D$3:.$D$1035];1;FALSE())" office:value-type="string" office:string-value="GK2371_X" calcext:value-type="string">
            <text:p>GK2371_X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K2371_W</text:p>
          </table:table-cell>
          <table:table-cell office:value-type="float" office:value="55.8058407891399" calcext:value-type="float">
            <text:p>55.8058407891399</text:p>
          </table:table-cell>
          <table:table-cell office:value-type="float" office:value="-4.34101479107708" calcext:value-type="float">
            <text:p>-4.34101479107708</text:p>
          </table:table-cell>
          <table:table-cell office:value-type="string" calcext:value-type="string">
            <text:p>Nitshill Road Eastbound Right Turn to Retail Park</text:p>
          </table:table-cell>
          <table:table-cell table:formula="of:=VLOOKUP([.B1030];[FromObs.$D$3:.$D$1035];1;FALSE())" office:value-type="string" office:string-value="GK2371_W" calcext:value-type="string">
            <text:p>GK2371_W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GH3451_N</text:p>
          </table:table-cell>
          <table:table-cell office:value-type="float" office:value="55.848283216965" calcext:value-type="float">
            <text:p>55.848283216965</text:p>
          </table:table-cell>
          <table:table-cell office:value-type="float" office:value="-4.21020252482527" calcext:value-type="float">
            <text:p>-4.21020252482527</text:p>
          </table:table-cell>
          <table:table-cell office:value-type="string" calcext:value-type="string">
            <text:p>EERR southbound to junction 5</text:p>
          </table:table-cell>
          <table:table-cell table:formula="of:=VLOOKUP([.B1031];[FromObs.$D$3:.$D$1035];1;FALSE())" office:value-type="string" office:string-value="GH3451_N" calcext:value-type="string">
            <text:p>GH3451_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GH3451_M</text:p>
          </table:table-cell>
          <table:table-cell office:value-type="float" office:value="55.8437530306405" calcext:value-type="float">
            <text:p>55.8437530306405</text:p>
          </table:table-cell>
          <table:table-cell office:value-type="float" office:value="-4.21572773784703" calcext:value-type="float">
            <text:p>-4.21572773784703</text:p>
          </table:table-cell>
          <table:table-cell office:value-type="string" calcext:value-type="string">
            <text:p>Clyde Gateway n/b to ?Junction 5?</text:p>
          </table:table-cell>
          <table:table-cell table:formula="of:=VLOOKUP([.B1032];[FromObs.$D$3:.$D$1035];1;FALSE())" office:value-type="string" office:string-value="GH3451_M" calcext:value-type="string">
            <text:p>GH3451_M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GK2371_T</text:p>
          </table:table-cell>
          <table:table-cell office:value-type="float" office:value="55.8058407891399" calcext:value-type="float">
            <text:p>55.8058407891399</text:p>
          </table:table-cell>
          <table:table-cell office:value-type="float" office:value="-4.34101479107708" calcext:value-type="float">
            <text:p>-4.34101479107708</text:p>
          </table:table-cell>
          <table:table-cell office:value-type="string" calcext:value-type="string">
            <text:p>Retail Park exit northbound</text:p>
          </table:table-cell>
          <table:table-cell table:formula="of:=VLOOKUP([.B1033];[FromObs.$D$3:.$D$1035];1;FALSE())" office:value-type="string" office:string-value="GK2371_T" calcext:value-type="string">
            <text:p>GK2371_T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GH3451_L</text:p>
          </table:table-cell>
          <table:table-cell office:value-type="float" office:value="55.8462375910993" calcext:value-type="float">
            <text:p>55.8462375910993</text:p>
          </table:table-cell>
          <table:table-cell office:value-type="float" office:value="-4.21150811227772" calcext:value-type="float">
            <text:p>-4.21150811227772</text:p>
          </table:table-cell>
          <table:table-cell office:value-type="string" calcext:value-type="string">
            <text:p>Sports Arena exit</text:p>
          </table:table-cell>
          <table:table-cell table:formula="of:=VLOOKUP([.B1034];[FromObs.$D$3:.$D$1035];1;FALSE())" office:value-type="string" office:string-value="GH3451_L" calcext:value-type="string">
            <text:p>GH3451_L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GH3451_K</text:p>
          </table:table-cell>
          <table:table-cell office:value-type="float" office:value="55.8462375910993" calcext:value-type="float">
            <text:p>55.8462375910993</text:p>
          </table:table-cell>
          <table:table-cell office:value-type="float" office:value="-4.21150811227772" calcext:value-type="float">
            <text:p>-4.21150811227772</text:p>
          </table:table-cell>
          <table:table-cell office:value-type="string" calcext:value-type="string">
            <text:p>Industrial Estate exit</text:p>
          </table:table-cell>
          <table:table-cell table:formula="of:=VLOOKUP([.B1035];[FromObs.$D$3:.$D$1035];1;FALSE())" office:value-type="string" office:string-value="GH3451_K" calcext:value-type="string">
            <text:p>GH3451_K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GK2371_R</text:p>
          </table:table-cell>
          <table:table-cell office:value-type="float" office:value="55.8058407891399" calcext:value-type="float">
            <text:p>55.8058407891399</text:p>
          </table:table-cell>
          <table:table-cell office:value-type="float" office:value="-4.34101479107708" calcext:value-type="float">
            <text:p>-4.34101479107708</text:p>
          </table:table-cell>
          <table:table-cell office:value-type="string" calcext:value-type="string">
            <text:p>Glen Moriston southbound</text:p>
          </table:table-cell>
          <table:table-cell table:formula="of:=VLOOKUP([.B1036];[FromObs.$D$3:.$D$1035];1;FALSE())" office:value-type="string" office:string-value="GK2371_R" calcext:value-type="string">
            <text:p>GK2371_R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GL4151_C</text:p>
          </table:table-cell>
          <table:table-cell office:value-type="float" office:value="55.8658984120194" calcext:value-type="float">
            <text:p>55.8658984120194</text:p>
          </table:table-cell>
          <table:table-cell office:value-type="float" office:value="-4.33949736216146" calcext:value-type="float">
            <text:p>-4.33949736216146</text:p>
          </table:table-cell>
          <table:table-cell office:value-type="string" calcext:value-type="string">
            <text:p>Renfrew Road n/b</text:p>
          </table:table-cell>
          <table:table-cell table:formula="of:=VLOOKUP([.B1037];[FromObs.$D$3:.$D$1035];1;FALSE())" office:value-type="string" office:string-value="GL4151_C" calcext:value-type="string">
            <text:p>GL4151_C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GL4151_B</text:p>
          </table:table-cell>
          <table:table-cell office:value-type="float" office:value="55.8658984120194" calcext:value-type="float">
            <text:p>55.8658984120194</text:p>
          </table:table-cell>
          <table:table-cell office:value-type="float" office:value="-4.33949736216146" calcext:value-type="float">
            <text:p>-4.33949736216146</text:p>
          </table:table-cell>
          <table:table-cell office:value-type="string" calcext:value-type="string">
            <text:p>Renfrew Road e/b</text:p>
          </table:table-cell>
          <table:table-cell table:formula="of:=VLOOKUP([.B1038];[FromObs.$D$3:.$D$1035];1;FALSE())" office:value-type="string" office:string-value="GL4151_B" calcext:value-type="string">
            <text:p>GL4151_B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GA4301_D</text:p>
          </table:table-cell>
          <table:table-cell office:value-type="float" office:value="55.861659394647" calcext:value-type="float">
            <text:p>55.861659394647</text:p>
          </table:table-cell>
          <table:table-cell office:value-type="float" office:value="-4.25019543456663" calcext:value-type="float">
            <text:p>-4.25019543456663</text:p>
          </table:table-cell>
          <table:table-cell office:value-type="string" calcext:value-type="string">
            <text:p>George Sq southbound from Cathedral St</text:p>
          </table:table-cell>
          <table:table-cell table:formula="of:=VLOOKUP([.B1039];[FromObs.$D$3:.$D$1035];1;FALSE())" office:value-type="string" office:string-value="GA4301_D" calcext:value-type="string">
            <text:p>GA4301_D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GL2701_K</text:p>
          </table:table-cell>
          <table:table-cell office:value-type="float" office:value="55.8568584794343" calcext:value-type="float">
            <text:p>55.8568584794343</text:p>
          </table:table-cell>
          <table:table-cell office:value-type="float" office:value="-4.29021705599632" calcext:value-type="float">
            <text:p>-4.29021705599632</text:p>
          </table:table-cell>
          <table:table-cell office:value-type="string" calcext:value-type="string">
            <text:p>Pacific Dr westbound</text:p>
          </table:table-cell>
          <table:table-cell table:formula="of:=VLOOKUP([.B104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GA4301_A</text:p>
          </table:table-cell>
          <table:table-cell office:value-type="float" office:value="55.8616195332612" calcext:value-type="float">
            <text:p>55.8616195332612</text:p>
          </table:table-cell>
          <table:table-cell office:value-type="float" office:value="-4.25139170117451" calcext:value-type="float">
            <text:p>-4.25139170117451</text:p>
          </table:table-cell>
          <table:table-cell office:value-type="string" calcext:value-type="string">
            <text:p>Queen St. to North Hanover St</text:p>
          </table:table-cell>
          <table:table-cell table:formula="of:=VLOOKUP([.B1041];[FromObs.$D$3:.$D$1035];1;FALSE())" office:value-type="string" office:string-value="GA4301_A" calcext:value-type="string">
            <text:p>GA4301_A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GK2371_B</text:p>
          </table:table-cell>
          <table:table-cell office:value-type="float" office:value="55.8081943524589" calcext:value-type="float">
            <text:p>55.8081943524589</text:p>
          </table:table-cell>
          <table:table-cell office:value-type="float" office:value="-4.34908796452767" calcext:value-type="float">
            <text:p>-4.34908796452767</text:p>
          </table:table-cell>
          <table:table-cell office:value-type="string" calcext:value-type="string">
            <text:p>Nitshill Rd Westbound to Woodneuk</text:p>
          </table:table-cell>
          <table:table-cell table:formula="of:=VLOOKUP([.B104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GJ0171_D</text:p>
          </table:table-cell>
          <table:table-cell office:value-type="float" office:value="55.8288256289727" calcext:value-type="float">
            <text:p>55.8288256289727</text:p>
          </table:table-cell>
          <table:table-cell office:value-type="float" office:value="-4.24443428235165" calcext:value-type="float">
            <text:p>-4.24443428235165</text:p>
          </table:table-cell>
          <table:table-cell office:value-type="string" calcext:value-type="string">
            <text:p>Asda Exit</text:p>
          </table:table-cell>
          <table:table-cell table:formula="of:=VLOOKUP([.B1043];[FromObs.$D$3:.$D$1035];1;FALSE())" office:value-type="string" office:string-value="GJ0171_D" calcext:value-type="string">
            <text:p>GJ0171_D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GG2571_X</text:p>
          </table:table-cell>
          <table:table-cell office:value-type="float" office:value="55.8555373801353" calcext:value-type="float">
            <text:p>55.8555373801353</text:p>
          </table:table-cell>
          <table:table-cell office:value-type="float" office:value="-4.19909416708192" calcext:value-type="float">
            <text:p>-4.19909416708192</text:p>
          </table:table-cell>
          <table:table-cell office:value-type="string" calcext:value-type="string">
            <text:p>Duke Street westbound for rhd to Aitken St</text:p>
          </table:table-cell>
          <table:table-cell table:formula="of:=VLOOKUP([.B104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GG2571_W</text:p>
          </table:table-cell>
          <table:table-cell office:value-type="float" office:value="55.8555373801353" calcext:value-type="float">
            <text:p>55.8555373801353</text:p>
          </table:table-cell>
          <table:table-cell office:value-type="float" office:value="-4.19909416708192" calcext:value-type="float">
            <text:p>-4.19909416708192</text:p>
          </table:table-cell>
          <table:table-cell office:value-type="string" calcext:value-type="string">
            <text:p>Biggar Street eastbound to Duke St West inside lane</text:p>
          </table:table-cell>
          <table:table-cell table:formula="of:=VLOOKUP([.B1045];[FromObs.$D$3:.$D$1035];1;FALSE())" office:value-type="string" office:string-value="GG2571_W" calcext:value-type="string">
            <text:p>GG2571_W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G2571_V</text:p>
          </table:table-cell>
          <table:table-cell office:value-type="float" office:value="55.8555373801353" calcext:value-type="float">
            <text:p>55.8555373801353</text:p>
          </table:table-cell>
          <table:table-cell office:value-type="float" office:value="-4.19909416708192" calcext:value-type="float">
            <text:p>-4.19909416708192</text:p>
          </table:table-cell>
          <table:table-cell office:value-type="string" calcext:value-type="string">
            <text:p>Biggar Street eastbound to Duke St West outside lane</text:p>
          </table:table-cell>
          <table:table-cell table:formula="of:=VLOOKUP([.B1046];[FromObs.$D$3:.$D$1035];1;FALSE())" office:value-type="string" office:string-value="GG2571_V" calcext:value-type="string">
            <text:p>GG2571_V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J0171_B</text:p>
          </table:table-cell>
          <table:table-cell office:value-type="float" office:value="55.8288256289727" calcext:value-type="float">
            <text:p>55.8288256289727</text:p>
          </table:table-cell>
          <table:table-cell office:value-type="float" office:value="-4.24443428235165" calcext:value-type="float">
            <text:p>-4.24443428235165</text:p>
          </table:table-cell>
          <table:table-cell office:value-type="string" calcext:value-type="string">
            <text:p>Prospecthill Road westbound</text:p>
          </table:table-cell>
          <table:table-cell table:formula="of:=VLOOKUP([.B1047];[FromObs.$D$3:.$D$1035];1;FALSE())" office:value-type="string" office:string-value="GJ0171_B" calcext:value-type="string">
            <text:p>GJ0171_B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J0171_A</text:p>
          </table:table-cell>
          <table:table-cell office:value-type="float" office:value="55.8286757116838" calcext:value-type="float">
            <text:p>55.8286757116838</text:p>
          </table:table-cell>
          <table:table-cell office:value-type="float" office:value="-4.24624593003434" calcext:value-type="float">
            <text:p>-4.24624593003434</text:p>
          </table:table-cell>
          <table:table-cell office:value-type="string" calcext:value-type="string">
            <text:p>Prospecthill Road eastbound to Asda East</text:p>
          </table:table-cell>
          <table:table-cell table:formula="of:=VLOOKUP([.B1048];[FromObs.$D$3:.$D$1035];1;FALSE())" office:value-type="string" office:string-value="GJ0171_A" calcext:value-type="string">
            <text:p>GJ0171_A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GG2571_S</text:p>
          </table:table-cell>
          <table:table-cell office:value-type="float" office:value="55.8555373801353" calcext:value-type="float">
            <text:p>55.8555373801353</text:p>
          </table:table-cell>
          <table:table-cell office:value-type="float" office:value="-4.19909416708192" calcext:value-type="float">
            <text:p>-4.19909416708192</text:p>
          </table:table-cell>
          <table:table-cell office:value-type="string" calcext:value-type="string">
            <text:p>Duke Street</text:p>
          </table:table-cell>
          <table:table-cell table:formula="of:=VLOOKUP([.B1049];[FromObs.$D$3:.$D$1035];1;FALSE())" office:value-type="string" office:string-value="GG2571_S" calcext:value-type="string">
            <text:p>GG2571_S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GL0401_Y</text:p>
          </table:table-cell>
          <table:table-cell office:value-type="float" office:value="55.8540775415451" calcext:value-type="float">
            <text:p>55.8540775415451</text:p>
          </table:table-cell>
          <table:table-cell office:value-type="float" office:value="-4.27054427921278" calcext:value-type="float">
            <text:p>-4.27054427921278</text:p>
          </table:table-cell>
          <table:table-cell office:value-type="string" calcext:value-type="string">
            <text:p>Morrison Street R/T</text:p>
          </table:table-cell>
          <table:table-cell table:formula="of:=VLOOKUP([.B1050];[FromObs.$D$3:.$D$1035];1;FALSE())" office:value-type="string" office:string-value="GL0401_Y" calcext:value-type="string">
            <text:p>GL0401_Y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GG2571_R</text:p>
          </table:table-cell>
          <table:table-cell office:value-type="float" office:value="55.8550745189919" calcext:value-type="float">
            <text:p>55.8550745189919</text:p>
          </table:table-cell>
          <table:table-cell office:value-type="float" office:value="-4.1978377008337" calcext:value-type="float">
            <text:p>-4.1978377008337</text:p>
          </table:table-cell>
          <table:table-cell office:value-type="string" calcext:value-type="string">
            <text:p>Shettleston Road westbound to Duke West</text:p>
          </table:table-cell>
          <table:table-cell table:formula="of:=VLOOKUP([.B1051];[FromObs.$D$3:.$D$1035];1;FALSE())" office:value-type="string" office:string-value="GG2571_R" calcext:value-type="string">
            <text:p>GG2571_R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GA0651_D</text:p>
          </table:table-cell>
          <table:table-cell office:value-type="float" office:value="55.8625739430759" calcext:value-type="float">
            <text:p>55.8625739430759</text:p>
          </table:table-cell>
          <table:table-cell office:value-type="float" office:value="-4.26549456872226" calcext:value-type="float">
            <text:p>-4.26549456872226</text:p>
          </table:table-cell>
          <table:table-cell office:value-type="string" calcext:value-type="string">
            <text:p>Pitt Street northbound</text:p>
          </table:table-cell>
          <table:table-cell table:formula="of:=VLOOKUP([.B1052];[FromObs.$D$3:.$D$1035];1;FALSE())" office:value-type="string" office:string-value="GA0651_D" calcext:value-type="string">
            <text:p>GA0651_D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GA0651_C</text:p>
          </table:table-cell>
          <table:table-cell office:value-type="float" office:value="55.8623182235464" calcext:value-type="float">
            <text:p>55.8623182235464</text:p>
          </table:table-cell>
          <table:table-cell office:value-type="float" office:value="-4.26327425787172" calcext:value-type="float">
            <text:p>-4.26327425787172</text:p>
          </table:table-cell>
          <table:table-cell office:value-type="string" calcext:value-type="string">
            <text:p>St. Vincent Street westbound right turn</text:p>
          </table:table-cell>
          <table:table-cell table:formula="of:=VLOOKUP([.B1053];[FromObs.$D$3:.$D$1035];1;FALSE())" office:value-type="string" office:string-value="GA0651_C" calcext:value-type="string">
            <text:p>GA0651_C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L0401_V</text:p>
          </table:table-cell>
          <table:table-cell office:value-type="float" office:value="55.8540775415451" calcext:value-type="float">
            <text:p>55.8540775415451</text:p>
          </table:table-cell>
          <table:table-cell office:value-type="float" office:value="-4.27054427921278" calcext:value-type="float">
            <text:p>-4.27054427921278</text:p>
          </table:table-cell>
          <table:table-cell office:value-type="string" calcext:value-type="string">
            <text:p>Carnoustie Street</text:p>
          </table:table-cell>
          <table:table-cell table:formula="of:=VLOOKUP([.B1054];[FromObs.$D$3:.$D$1035];1;FALSE())" office:value-type="string" office:string-value="GL0401_V" calcext:value-type="string">
            <text:p>GL0401_V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GA0651_B</text:p>
          </table:table-cell>
          <table:table-cell office:value-type="float" office:value="55.8623182235464" calcext:value-type="float">
            <text:p>55.8623182235464</text:p>
          </table:table-cell>
          <table:table-cell office:value-type="float" office:value="-4.26327425787172" calcext:value-type="float">
            <text:p>-4.26327425787172</text:p>
          </table:table-cell>
          <table:table-cell office:value-type="string" calcext:value-type="string">
            <text:p>St. Vincent Street westbound ahead</text:p>
          </table:table-cell>
          <table:table-cell table:formula="of:=VLOOKUP([.B1055];[FromObs.$D$3:.$D$1035];1;FALSE())" office:value-type="string" office:string-value="GA0651_B" calcext:value-type="string">
            <text:p>GA0651_B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GA0651_A</text:p>
          </table:table-cell>
          <table:table-cell office:value-type="float" office:value="55.8629486904098" calcext:value-type="float">
            <text:p>55.8629486904098</text:p>
          </table:table-cell>
          <table:table-cell office:value-type="float" office:value="-4.26856887184721" calcext:value-type="float">
            <text:p>-4.26856887184721</text:p>
          </table:table-cell>
          <table:table-cell office:value-type="string" calcext:value-type="string">
            <text:p>St Vincent Street eastbound to Pitt St</text:p>
          </table:table-cell>
          <table:table-cell table:formula="of:=VLOOKUP([.B1056];[FromObs.$D$3:.$D$1035];1;FALSE())" office:value-type="string" office:string-value="GA0651_A" calcext:value-type="string">
            <text:p>GA0651_A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GJ2801_D</text:p>
          </table:table-cell>
          <table:table-cell office:value-type="float" office:value="55.8385788515332" calcext:value-type="float">
            <text:p>55.8385788515332</text:p>
          </table:table-cell>
          <table:table-cell office:value-type="float" office:value="-4.25710280706614" calcext:value-type="float">
            <text:p>-4.25710280706614</text:p>
          </table:table-cell>
          <table:table-cell office:value-type="string" calcext:value-type="string">
            <text:p>Cathcart Rd southbound to Calder Street</text:p>
          </table:table-cell>
          <table:table-cell table:formula="of:=VLOOKUP([.B1057];[FromObs.$D$3:.$D$1035];1;FALSE())" office:value-type="string" office:string-value="GJ2801_D" calcext:value-type="string">
            <text:p>GJ2801_D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GJ2801_C</text:p>
          </table:table-cell>
          <table:table-cell office:value-type="float" office:value="55.8359159167575" calcext:value-type="float">
            <text:p>55.8359159167575</text:p>
          </table:table-cell>
          <table:table-cell office:value-type="float" office:value="-4.25675682062658" calcext:value-type="float">
            <text:p>-4.25675682062658</text:p>
          </table:table-cell>
          <table:table-cell office:value-type="string" calcext:value-type="string">
            <text:p>Cathcart Rd northbound to Calder St</text:p>
          </table:table-cell>
          <table:table-cell table:formula="of:=VLOOKUP([.B1058];[FromObs.$D$3:.$D$1035];1;FALSE())" office:value-type="string" office:string-value="GJ2801_C" calcext:value-type="string">
            <text:p>GJ2801_C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GL0401_S</text:p>
          </table:table-cell>
          <table:table-cell office:value-type="float" office:value="55.8540775415451" calcext:value-type="float">
            <text:p>55.8540775415451</text:p>
          </table:table-cell>
          <table:table-cell office:value-type="float" office:value="-4.27054427921278" calcext:value-type="float">
            <text:p>-4.27054427921278</text:p>
          </table:table-cell>
          <table:table-cell office:value-type="string" calcext:value-type="string">
            <text:p>Morrison Street westbound</text:p>
          </table:table-cell>
          <table:table-cell table:formula="of:=VLOOKUP([.B1059];[FromObs.$D$3:.$D$1035];1;FALSE())" office:value-type="string" office:string-value="GL0401_S" calcext:value-type="string">
            <text:p>GL0401_S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GL0401_R</text:p>
          </table:table-cell>
          <table:table-cell office:value-type="float" office:value="55.8538703806821" calcext:value-type="float">
            <text:p>55.8538703806821</text:p>
          </table:table-cell>
          <table:table-cell office:value-type="float" office:value="-4.27348809760621" calcext:value-type="float">
            <text:p>-4.27348809760621</text:p>
          </table:table-cell>
          <table:table-cell office:value-type="string" calcext:value-type="string">
            <text:p>Paisley Road eastbound to Carnoustie St</text:p>
          </table:table-cell>
          <table:table-cell table:formula="of:=VLOOKUP([.B1060];[FromObs.$D$3:.$D$1035];1;FALSE())" office:value-type="string" office:string-value="GL0401_R" calcext:value-type="string">
            <text:p>GL0401_R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GJ2801_B</text:p>
          </table:table-cell>
          <table:table-cell office:value-type="float" office:value="55.836493016107" calcext:value-type="float">
            <text:p>55.836493016107</text:p>
          </table:table-cell>
          <table:table-cell office:value-type="float" office:value="-4.25420301622587" calcext:value-type="float">
            <text:p>-4.25420301622587</text:p>
          </table:table-cell>
          <table:table-cell office:value-type="string" calcext:value-type="string">
            <text:p>Calder St westbound to Cathcart Rd</text:p>
          </table:table-cell>
          <table:table-cell table:formula="of:=VLOOKUP([.B1061];[FromObs.$D$3:.$D$1035];1;FALSE())" office:value-type="string" office:string-value="GJ2801_B" calcext:value-type="string">
            <text:p>GJ2801_B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GB145A_R</text:p>
          </table:table-cell>
          <table:table-cell office:value-type="float" office:value="55.85073160839" calcext:value-type="float">
            <text:p>55.85073160839</text:p>
          </table:table-cell>
          <table:table-cell office:value-type="float" office:value="-4.24866894342279" calcext:value-type="float">
            <text:p>-4.24866894342279</text:p>
          </table:table-cell>
          <table:table-cell office:value-type="string" calcext:value-type="string">
            <text:p>Ballater Street eastbound to Commercial</text:p>
          </table:table-cell>
          <table:table-cell table:formula="of:=VLOOKUP([.B1062];[FromObs.$D$3:.$D$1035];1;FALSE())" office:value-type="string" office:string-value="GB145A_R" calcext:value-type="string">
            <text:p>GB145A_R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GD1351_Z</text:p>
          </table:table-cell>
          <table:table-cell office:value-type="float" office:value="55.8767110087909" calcext:value-type="float">
            <text:p>55.8767110087909</text:p>
          </table:table-cell>
          <table:table-cell office:value-type="float" office:value="-4.32715005277926" calcext:value-type="float">
            <text:p>-4.32715005277926</text:p>
          </table:table-cell>
          <table:table-cell office:value-type="string" calcext:value-type="string">
            <text:p>Balshagray Ave southbound</text:p>
          </table:table-cell>
          <table:table-cell table:formula="of:=VLOOKUP([.B106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GA2001_C</text:p>
          </table:table-cell>
          <table:table-cell office:value-type="float" office:value="55.8610791610752" calcext:value-type="float">
            <text:p>55.8610791610752</text:p>
          </table:table-cell>
          <table:table-cell office:value-type="float" office:value="-4.25880746414816" calcext:value-type="float">
            <text:p>-4.25880746414816</text:p>
          </table:table-cell>
          <table:table-cell office:value-type="string" calcext:value-type="string">
            <text:p>Hope Street n/b <text:s/>to St Vincent Street</text:p>
          </table:table-cell>
          <table:table-cell table:formula="of:=VLOOKUP([.B1064];[FromObs.$D$3:.$D$1035];1;FALSE())" office:value-type="string" office:string-value="GA2001_C" calcext:value-type="string">
            <text:p>GA2001_C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GA2001_B</text:p>
          </table:table-cell>
          <table:table-cell office:value-type="float" office:value="55.8616651930894" calcext:value-type="float">
            <text:p>55.8616651930894</text:p>
          </table:table-cell>
          <table:table-cell office:value-type="float" office:value="-4.25674797598988" calcext:value-type="float">
            <text:p>-4.25674797598988</text:p>
          </table:table-cell>
          <table:table-cell office:value-type="string" calcext:value-type="string">
            <text:p>St Vincent Street westbound to Hope Street</text:p>
          </table:table-cell>
          <table:table-cell table:formula="of:=VLOOKUP([.B1065];[FromObs.$D$3:.$D$1035];1;FALSE())" office:value-type="string" office:string-value="GA2001_B" calcext:value-type="string">
            <text:p>GA2001_B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GD1351_Y</text:p>
          </table:table-cell>
          <table:table-cell office:value-type="float" office:value="55.8767110087909" calcext:value-type="float">
            <text:p>55.8767110087909</text:p>
          </table:table-cell>
          <table:table-cell office:value-type="float" office:value="-4.32715005277926" calcext:value-type="float">
            <text:p>-4.32715005277926</text:p>
          </table:table-cell>
          <table:table-cell office:value-type="string" calcext:value-type="string">
            <text:p>Balshagray Ave southbound</text:p>
          </table:table-cell>
          <table:table-cell table:formula="of:=VLOOKUP([.B1066];[FromObs.$D$3:.$D$1035];1;FALSE())" office:value-type="string" office:string-value="GD1351_Y" calcext:value-type="string">
            <text:p>GD1351_Y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D1351_X</text:p>
          </table:table-cell>
          <table:table-cell office:value-type="float" office:value="55.8776728856481" calcext:value-type="float">
            <text:p>55.8776728856481</text:p>
          </table:table-cell>
          <table:table-cell office:value-type="float" office:value="-4.32666403560714" calcext:value-type="float">
            <text:p>-4.32666403560714</text:p>
          </table:table-cell>
          <table:table-cell office:value-type="string" calcext:value-type="string">
            <text:p>Balshagray Rd southbound</text:p>
          </table:table-cell>
          <table:table-cell table:formula="of:=VLOOKUP([.B106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GK4581_R</text:p>
          </table:table-cell>
          <table:table-cell office:value-type="float" office:value="55.8279805791235" calcext:value-type="float">
            <text:p>55.8279805791235</text:p>
          </table:table-cell>
          <table:table-cell office:value-type="float" office:value="-4.36340638175955" calcext:value-type="float">
            <text:p>-4.36340638175955</text:p>
          </table:table-cell>
          <table:table-cell office:value-type="string" calcext:value-type="string">
            <text:p>Crookston Rd southbound</text:p>
          </table:table-cell>
          <table:table-cell table:formula="of:=VLOOKUP([.B106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GD1351_U</text:p>
          </table:table-cell>
          <table:table-cell office:value-type="float" office:value="55.8767110087909" calcext:value-type="float">
            <text:p>55.8767110087909</text:p>
          </table:table-cell>
          <table:table-cell office:value-type="float" office:value="-4.32715005277926" calcext:value-type="float">
            <text:p>-4.32715005277926</text:p>
          </table:table-cell>
          <table:table-cell office:value-type="string" calcext:value-type="string">
            <text:p>Victoria Park Drive North eastbound</text:p>
          </table:table-cell>
          <table:table-cell table:formula="of:=VLOOKUP([.B1069];[FromObs.$D$3:.$D$1035];1;FALSE())" office:value-type="string" office:string-value="GD1351_U" calcext:value-type="string">
            <text:p>GD1351_U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GD1351_T</text:p>
          </table:table-cell>
          <table:table-cell office:value-type="float" office:value="55.8767110087909" calcext:value-type="float">
            <text:p>55.8767110087909</text:p>
          </table:table-cell>
          <table:table-cell office:value-type="float" office:value="-4.32715005277926" calcext:value-type="float">
            <text:p>-4.32715005277926</text:p>
          </table:table-cell>
          <table:table-cell office:value-type="string" calcext:value-type="string">
            <text:p>Victoria Park Gardens eastbound</text:p>
          </table:table-cell>
          <table:table-cell table:formula="of:=VLOOKUP([.B107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GD1351_R</text:p>
          </table:table-cell>
          <table:table-cell office:value-type="float" office:value="55.8767110087909" calcext:value-type="float">
            <text:p>55.8767110087909</text:p>
          </table:table-cell>
          <table:table-cell office:value-type="float" office:value="-4.32715005277926" calcext:value-type="float">
            <text:p>-4.32715005277926</text:p>
          </table:table-cell>
          <table:table-cell office:value-type="string" calcext:value-type="string">
            <text:p>Balshagray Ave northbound</text:p>
          </table:table-cell>
          <table:table-cell table:formula="of:=VLOOKUP([.B1071];[FromObs.$D$3:.$D$1035];1;FALSE())" office:value-type="string" office:string-value="GD1351_R" calcext:value-type="string">
            <text:p>GD1351_R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GD1351_Q</text:p>
          </table:table-cell>
          <table:table-cell office:value-type="float" office:value="55.8767110087909" calcext:value-type="float">
            <text:p>55.8767110087909</text:p>
          </table:table-cell>
          <table:table-cell office:value-type="float" office:value="-4.32715005277926" calcext:value-type="float">
            <text:p>-4.32715005277926</text:p>
          </table:table-cell>
          <table:table-cell office:value-type="string" calcext:value-type="string">
            <text:p>Victoria Park Gardens westbound</text:p>
          </table:table-cell>
          <table:table-cell table:formula="of:=VLOOKUP([.B1072];[FromObs.$D$3:.$D$1035];1;FALSE())" office:value-type="string" office:string-value="GD1351_Q" calcext:value-type="string">
            <text:p>GD1351_Q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GJ327A_E</text:p>
          </table:table-cell>
          <table:table-cell office:value-type="float" office:value="55.8241068811602" calcext:value-type="float">
            <text:p>55.8241068811602</text:p>
          </table:table-cell>
          <table:table-cell office:value-type="float" office:value="-4.25819617525176" calcext:value-type="float">
            <text:p>-4.25819617525176</text:p>
          </table:table-cell>
          <table:table-cell office:value-type="string" calcext:value-type="string">
            <text:p>Carmunnock Rd northbound to Letherby Dr</text:p>
          </table:table-cell>
          <table:table-cell table:formula="of:=VLOOKUP([.B107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GA510A_C</text:p>
          </table:table-cell>
          <table:table-cell office:value-type="float" office:value="55.8543431624711" calcext:value-type="float">
            <text:p>55.8543431624711</text:p>
          </table:table-cell>
          <table:table-cell office:value-type="float" office:value="-4.24579387409754" calcext:value-type="float">
            <text:p>-4.24579387409754</text:p>
          </table:table-cell>
          <table:table-cell office:value-type="string" calcext:value-type="string">
            <text:p>Saltmarket northbound to St Andrews St</text:p>
          </table:table-cell>
          <table:table-cell table:formula="of:=VLOOKUP([.B107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GG2051_X</text:p>
          </table:table-cell>
          <table:table-cell office:value-type="float" office:value="55.8596612440592" calcext:value-type="float">
            <text:p>55.8596612440592</text:p>
          </table:table-cell>
          <table:table-cell office:value-type="float" office:value="-4.23408377445132" calcext:value-type="float">
            <text:p>-4.23408377445132</text:p>
          </table:table-cell>
          <table:table-cell office:value-type="string" calcext:value-type="string">
            <text:p>Duke St. right turn to John Knox Street</text:p>
          </table:table-cell>
          <table:table-cell table:formula="of:=VLOOKUP([.B107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GG2051_W</text:p>
          </table:table-cell>
          <table:table-cell office:value-type="float" office:value="55.8596612440592" calcext:value-type="float">
            <text:p>55.8596612440592</text:p>
          </table:table-cell>
          <table:table-cell office:value-type="float" office:value="-4.23408377445132" calcext:value-type="float">
            <text:p>-4.23408377445132</text:p>
          </table:table-cell>
          <table:table-cell office:value-type="string" calcext:value-type="string">
            <text:p>John Knox St. southbound inside lane</text:p>
          </table:table-cell>
          <table:table-cell table:formula="of:=VLOOKUP([.B1076];[FromObs.$D$3:.$D$1035];1;FALSE())" office:value-type="string" office:string-value="GG2051_W" calcext:value-type="string">
            <text:p>GG2051_W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GG2051_T</text:p>
          </table:table-cell>
          <table:table-cell office:value-type="float" office:value="55.8596612440592" calcext:value-type="float">
            <text:p>55.8596612440592</text:p>
          </table:table-cell>
          <table:table-cell office:value-type="float" office:value="-4.23408377445132" calcext:value-type="float">
            <text:p>-4.23408377445132</text:p>
          </table:table-cell>
          <table:table-cell office:value-type="string" calcext:value-type="string">
            <text:p>John Knox St. southbound outside lane</text:p>
          </table:table-cell>
          <table:table-cell table:formula="of:=VLOOKUP([.B1077];[FromObs.$D$3:.$D$1035];1;FALSE())" office:value-type="string" office:string-value="GG2051_T" calcext:value-type="string">
            <text:p>GG2051_T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GG2051_S</text:p>
          </table:table-cell>
          <table:table-cell office:value-type="float" office:value="55.8595804318232" calcext:value-type="float">
            <text:p>55.8595804318232</text:p>
          </table:table-cell>
          <table:table-cell office:value-type="float" office:value="-4.23457451614325" calcext:value-type="float">
            <text:p>-4.23457451614325</text:p>
          </table:table-cell>
          <table:table-cell office:value-type="string" calcext:value-type="string">
            <text:p>Duke Street eastbound to John Knox Street</text:p>
          </table:table-cell>
          <table:table-cell table:formula="of:=VLOOKUP([.B1078];[FromObs.$D$3:.$D$1035];1;FALSE())" office:value-type="string" office:string-value="GG2051_S" calcext:value-type="string">
            <text:p>GG2051_S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GG2051_R</text:p>
          </table:table-cell>
          <table:table-cell office:value-type="float" office:value="55.8589366313599" calcext:value-type="float">
            <text:p>55.8589366313599</text:p>
          </table:table-cell>
          <table:table-cell office:value-type="float" office:value="-4.2299353655849" calcext:value-type="float">
            <text:p>-4.2299353655849</text:p>
          </table:table-cell>
          <table:table-cell office:value-type="string" calcext:value-type="string">
            <text:p>Duke St. westbound to John Knox St</text:p>
          </table:table-cell>
          <table:table-cell table:formula="of:=VLOOKUP([.B1079];[FromObs.$D$3:.$D$1035];1;FALSE())" office:value-type="string" office:string-value="GG2051_R" calcext:value-type="string">
            <text:p>GG2051_R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GK0401_D</text:p>
          </table:table-cell>
          <table:table-cell office:value-type="float" office:value="55.8363139088344" calcext:value-type="float">
            <text:p>55.8363139088344</text:p>
          </table:table-cell>
          <table:table-cell office:value-type="float" office:value="-4.27029103110644" calcext:value-type="float">
            <text:p>-4.27029103110644</text:p>
          </table:table-cell>
          <table:table-cell office:value-type="string" calcext:value-type="string">
            <text:p>Pollokshaws Road outbound to Queens Drive</text:p>
          </table:table-cell>
          <table:table-cell table:formula="of:=VLOOKUP([.B1080];[FromObs.$D$3:.$D$1035];1;FALSE())" office:value-type="string" office:string-value="GK0401_D" calcext:value-type="string">
            <text:p>GK0401_D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GK0401_C</text:p>
          </table:table-cell>
          <table:table-cell office:value-type="float" office:value="55.8343282315046" calcext:value-type="float">
            <text:p>55.8343282315046</text:p>
          </table:table-cell>
          <table:table-cell office:value-type="float" office:value="-4.27415176837278" calcext:value-type="float">
            <text:p>-4.27415176837278</text:p>
          </table:table-cell>
          <table:table-cell office:value-type="string" calcext:value-type="string">
            <text:p>Pollokshaws Road inbound to Queens Drive</text:p>
          </table:table-cell>
          <table:table-cell table:formula="of:=VLOOKUP([.B1081];[FromObs.$D$3:.$D$1035];1;FALSE())" office:value-type="string" office:string-value="GK0401_C" calcext:value-type="string">
            <text:p>GK0401_C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GK0401_B</text:p>
          </table:table-cell>
          <table:table-cell office:value-type="float" office:value="55.8355054370408" calcext:value-type="float">
            <text:p>55.8355054370408</text:p>
          </table:table-cell>
          <table:table-cell office:value-type="float" office:value="-4.2717291399225" calcext:value-type="float">
            <text:p>-4.2717291399225</text:p>
          </table:table-cell>
          <table:table-cell office:value-type="string" calcext:value-type="string">
            <text:p>Queens Drive</text:p>
          </table:table-cell>
          <table:table-cell table:formula="of:=VLOOKUP([.B1082];[FromObs.$D$3:.$D$1035];1;FALSE())" office:value-type="string" office:string-value="GK0401_B" calcext:value-type="string">
            <text:p>GK0401_B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GE2151_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ppochhill Rd westbound to Carlisle St</text:p>
          </table:table-cell>
          <table:table-cell table:formula="of:=VLOOKUP([.B108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GA1451_X</text:p>
          </table:table-cell>
          <table:table-cell office:value-type="float" office:value="55.8671756218274" calcext:value-type="float">
            <text:p>55.8671756218274</text:p>
          </table:table-cell>
          <table:table-cell office:value-type="float" office:value="-4.25962498981773" calcext:value-type="float">
            <text:p>-4.25962498981773</text:p>
          </table:table-cell>
          <table:table-cell office:value-type="string" calcext:value-type="string">
            <text:p>R/T into Cambridge Street</text:p>
          </table:table-cell>
          <table:table-cell table:formula="of:=VLOOKUP([.B108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GE2151_V</text:p>
          </table:table-cell>
          <table:table-cell office:value-type="float" office:value="55.8774320049629" calcext:value-type="float">
            <text:p>55.8774320049629</text:p>
          </table:table-cell>
          <table:table-cell office:value-type="float" office:value="-4.23245080195262" calcext:value-type="float">
            <text:p>-4.23245080195262</text:p>
          </table:table-cell>
          <table:table-cell office:value-type="string" calcext:value-type="string">
            <text:p>Springburn Road to Keppochhill Road</text:p>
          </table:table-cell>
          <table:table-cell table:formula="of:=VLOOKUP([.B1085];[FromObs.$D$3:.$D$1035];1;FALSE())" office:value-type="string" office:string-value="GE2151_V" calcext:value-type="string">
            <text:p>GE2151_V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GE2151_T</text:p>
          </table:table-cell>
          <table:table-cell office:value-type="float" office:value="55.8801332076568" calcext:value-type="float">
            <text:p>55.8801332076568</text:p>
          </table:table-cell>
          <table:table-cell office:value-type="float" office:value="-4.23415678763614" calcext:value-type="float">
            <text:p>-4.23415678763614</text:p>
          </table:table-cell>
          <table:table-cell office:value-type="string" calcext:value-type="string">
            <text:p>Springburn Road to Keppochhill Road</text:p>
          </table:table-cell>
          <table:table-cell table:formula="of:=VLOOKUP([.B1086];[FromObs.$D$3:.$D$1035];1;FALSE())" office:value-type="string" office:string-value="GE2151_T" calcext:value-type="string">
            <text:p>GE2151_T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GE2151_S</text:p>
          </table:table-cell>
          <table:table-cell office:value-type="float" office:value="55.8801332076568" calcext:value-type="float">
            <text:p>55.8801332076568</text:p>
          </table:table-cell>
          <table:table-cell office:value-type="float" office:value="-4.23415678763614" calcext:value-type="float">
            <text:p>-4.23415678763614</text:p>
          </table:table-cell>
          <table:table-cell office:value-type="string" calcext:value-type="string">
            <text:p>Atlas Road Westbound</text:p>
          </table:table-cell>
          <table:table-cell table:formula="of:=VLOOKUP([.B1087];[FromObs.$D$3:.$D$1035];1;FALSE())" office:value-type="string" office:string-value="GE2151_S" calcext:value-type="string">
            <text:p>GE2151_S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GF205A_V</text:p>
          </table:table-cell>
          <table:table-cell office:value-type="float" office:value="55.8648416052522" calcext:value-type="float">
            <text:p>55.8648416052522</text:p>
          </table:table-cell>
          <table:table-cell office:value-type="float" office:value="-4.19594421852284" calcext:value-type="float">
            <text:p>-4.19594421852284</text:p>
          </table:table-cell>
          <table:table-cell office:value-type="string" calcext:value-type="string">
            <text:p>Cumbernauld Rd northbound to Dinart St</text:p>
          </table:table-cell>
          <table:table-cell table:formula="of:=VLOOKUP([.B1088];[FromObs.$D$3:.$D$1035];1;FALSE())" office:value-type="string" office:string-value="GF205A_V" calcext:value-type="string">
            <text:p>GF205A_V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GE2151_R</text:p>
          </table:table-cell>
          <table:table-cell office:value-type="float" office:value="55.8801332076568" calcext:value-type="float">
            <text:p>55.8801332076568</text:p>
          </table:table-cell>
          <table:table-cell office:value-type="float" office:value="-4.23415678763614" calcext:value-type="float">
            <text:p>-4.23415678763614</text:p>
          </table:table-cell>
          <table:table-cell office:value-type="string" calcext:value-type="string">
            <text:p>Keppochhill Road</text:p>
          </table:table-cell>
          <table:table-cell table:formula="of:=VLOOKUP([.B1089];[FromObs.$D$3:.$D$1035];1;FALSE())" office:value-type="string" office:string-value="GE2151_R" calcext:value-type="string">
            <text:p>GE2151_R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GA1451_S</text:p>
          </table:table-cell>
          <table:table-cell office:value-type="float" office:value="55.8667068743657" calcext:value-type="float">
            <text:p>55.8667068743657</text:p>
          </table:table-cell>
          <table:table-cell office:value-type="float" office:value="-4.25627327929455" calcext:value-type="float">
            <text:p>-4.25627327929455</text:p>
          </table:table-cell>
          <table:table-cell office:value-type="string" calcext:value-type="string">
            <text:p>Cowcaddens Road westbound to Cambridge St</text:p>
          </table:table-cell>
          <table:table-cell table:formula="of:=VLOOKUP([.B1090];[FromObs.$D$3:.$D$1035];1;FALSE())" office:value-type="string" office:string-value="GA1451_S" calcext:value-type="string">
            <text:p>GA1451_S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GF205A_T</text:p>
          </table:table-cell>
          <table:table-cell office:value-type="float" office:value="55.8691684103758" calcext:value-type="float">
            <text:p>55.8691684103758</text:p>
          </table:table-cell>
          <table:table-cell office:value-type="float" office:value="-4.19017856981983" calcext:value-type="float">
            <text:p>-4.19017856981983</text:p>
          </table:table-cell>
          <table:table-cell office:value-type="string" calcext:value-type="string">
            <text:p>Cumbernauld Rd southbound to Dinart St</text:p>
          </table:table-cell>
          <table:table-cell table:formula="of:=VLOOKUP([.B1091];[FromObs.$D$3:.$D$1035];1;FALSE())" office:value-type="string" office:string-value="GF205A_T" calcext:value-type="string">
            <text:p>GF205A_T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GA1451_R</text:p>
          </table:table-cell>
          <table:table-cell office:value-type="float" office:value="55.8680088681069" calcext:value-type="float">
            <text:p>55.8680088681069</text:p>
          </table:table-cell>
          <table:table-cell office:value-type="float" office:value="-4.26074429838363" calcext:value-type="float">
            <text:p>-4.26074429838363</text:p>
          </table:table-cell>
          <table:table-cell office:value-type="string" calcext:value-type="string">
            <text:p>Cowcaddens Road eastbound to Cambridge St</text:p>
          </table:table-cell>
          <table:table-cell table:formula="of:=VLOOKUP([.B1092];[FromObs.$D$3:.$D$1035];1;FALSE())" office:value-type="string" office:string-value="GA1451_R" calcext:value-type="string">
            <text:p>GA1451_R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GH050A_S</text:p>
          </table:table-cell>
          <table:table-cell office:value-type="float" office:value="55.8542937822004" calcext:value-type="float">
            <text:p>55.8542937822004</text:p>
          </table:table-cell>
          <table:table-cell office:value-type="float" office:value="-4.21480993715985" calcext:value-type="float">
            <text:p>-4.21480993715985</text:p>
          </table:table-cell>
          <table:table-cell office:value-type="string" calcext:value-type="string">
            <text:p>Gallowgate east to Alma St</text:p>
          </table:table-cell>
          <table:table-cell table:formula="of:=VLOOKUP([.B1093];[FromObs.$D$3:.$D$1035];1;FALSE())" office:value-type="string" office:string-value="GH050A_S" calcext:value-type="string">
            <text:p>GH050A_S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GH050A_R</text:p>
          </table:table-cell>
          <table:table-cell office:value-type="float" office:value="55.8540221334361" calcext:value-type="float">
            <text:p>55.8540221334361</text:p>
          </table:table-cell>
          <table:table-cell office:value-type="float" office:value="-4.21292508773319" calcext:value-type="float">
            <text:p>-4.21292508773319</text:p>
          </table:table-cell>
          <table:table-cell office:value-type="string" calcext:value-type="string">
            <text:p>Gallowgate west to Alma St</text:p>
          </table:table-cell>
          <table:table-cell table:formula="of:=VLOOKUP([.B1094];[FromObs.$D$3:.$D$1035];1;FALSE())" office:value-type="string" office:string-value="GH050A_R" calcext:value-type="string">
            <text:p>GH050A_R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GA1451_M</text:p>
          </table:table-cell>
          <table:table-cell office:value-type="float" office:value="55.8671756218274" calcext:value-type="float">
            <text:p>55.8671756218274</text:p>
          </table:table-cell>
          <table:table-cell office:value-type="float" office:value="-4.25962498981773" calcext:value-type="float">
            <text:p>-4.25962498981773</text:p>
          </table:table-cell>
          <table:table-cell office:value-type="string" calcext:value-type="string">
            <text:p>Cambridge Street northbound</text:p>
          </table:table-cell>
          <table:table-cell table:formula="of:=VLOOKUP([.B1095];[FromObs.$D$3:.$D$1035];1;FALSE())" office:value-type="string" office:string-value="GA1451_M" calcext:value-type="string">
            <text:p>GA1451_M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GD2151_S</text:p>
          </table:table-cell>
          <table:table-cell office:value-type="float" office:value="55.8772748898827" calcext:value-type="float">
            <text:p>55.8772748898827</text:p>
          </table:table-cell>
          <table:table-cell office:value-type="float" office:value="-4.27148301600529" calcext:value-type="float">
            <text:p>-4.27148301600529</text:p>
          </table:table-cell>
          <table:table-cell office:value-type="string" calcext:value-type="string">
            <text:p>Maryhill Road outbound towards Queens Cross</text:p>
          </table:table-cell>
          <table:table-cell table:formula="of:=VLOOKUP([.B1096];[FromObs.$D$3:.$D$1035];1;FALSE())" office:value-type="string" office:string-value="GD2151_S" calcext:value-type="string">
            <text:p>GD2151_S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GD2151_R</text:p>
          </table:table-cell>
          <table:table-cell office:value-type="float" office:value="55.8808518824117" calcext:value-type="float">
            <text:p>55.8808518824117</text:p>
          </table:table-cell>
          <table:table-cell office:value-type="float" office:value="-4.27488979510388" calcext:value-type="float">
            <text:p>-4.27488979510388</text:p>
          </table:table-cell>
          <table:table-cell office:value-type="string" calcext:value-type="string">
            <text:p>Maryhill Road inbound towards Queens Cross</text:p>
          </table:table-cell>
          <table:table-cell table:formula="of:=VLOOKUP([.B1097];[FromObs.$D$3:.$D$1035];1;FALSE())" office:value-type="string" office:string-value="GD2151_R" calcext:value-type="string">
            <text:p>GD2151_R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GD2151_P</text:p>
          </table:table-cell>
          <table:table-cell office:value-type="float" office:value="55.8803242253359" calcext:value-type="float">
            <text:p>55.8803242253359</text:p>
          </table:table-cell>
          <table:table-cell office:value-type="float" office:value="-4.27231670979374" calcext:value-type="float">
            <text:p>-4.27231670979374</text:p>
          </table:table-cell>
          <table:table-cell office:value-type="string" calcext:value-type="string">
            <text:p>Garscube Road</text:p>
          </table:table-cell>
          <table:table-cell table:formula="of:=VLOOKUP([.B1098];[FromObs.$D$3:.$D$1035];1;FALSE())" office:value-type="string" office:string-value="GD2151_P" calcext:value-type="string">
            <text:p>GD2151_P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GH3271_N</text:p>
          </table:table-cell>
          <table:table-cell office:value-type="float" office:value="55.8437530306405" calcext:value-type="float">
            <text:p>55.8437530306405</text:p>
          </table:table-cell>
          <table:table-cell office:value-type="float" office:value="-4.21572773784703" calcext:value-type="float">
            <text:p>-4.21572773784703</text:p>
          </table:table-cell>
          <table:table-cell office:value-type="string" calcext:value-type="string">
            <text:p>Clyde Gateway s/b to Dalmarnock Rd</text:p>
          </table:table-cell>
          <table:table-cell table:formula="of:=VLOOKUP([.B1099];[FromObs.$D$3:.$D$1035];1;FALSE())" office:value-type="string" office:string-value="GH3271_N" calcext:value-type="string">
            <text:p>GH3271_N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GH3271_M</text:p>
          </table:table-cell>
          <table:table-cell office:value-type="float" office:value="55.8425039962315" calcext:value-type="float">
            <text:p>55.8425039962315</text:p>
          </table:table-cell>
          <table:table-cell office:value-type="float" office:value="-4.22169444327351" calcext:value-type="float">
            <text:p>-4.22169444327351</text:p>
          </table:table-cell>
          <table:table-cell office:value-type="string" calcext:value-type="string">
            <text:p>Poplin Street e/b to Dalmarnock Rd</text:p>
          </table:table-cell>
          <table:table-cell table:formula="of:=VLOOKUP([.B1100];[FromObs.$D$3:.$D$1035];1;FALSE())" office:value-type="string" office:string-value="GH3271_M" calcext:value-type="string">
            <text:p>GH3271_M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GH3271_L</text:p>
          </table:table-cell>
          <table:table-cell office:value-type="float" office:value="55.8411681756077" calcext:value-type="float">
            <text:p>55.8411681756077</text:p>
          </table:table-cell>
          <table:table-cell office:value-type="float" office:value="-4.21553272446408" calcext:value-type="float">
            <text:p>-4.21553272446408</text:p>
          </table:table-cell>
          <table:table-cell office:value-type="string" calcext:value-type="string">
            <text:p>Dalmarnock Road westbound to Poplin St (EERR)</text:p>
          </table:table-cell>
          <table:table-cell table:formula="of:=VLOOKUP([.B1101];[FromObs.$D$3:.$D$1035];1;FALSE())" office:value-type="string" office:string-value="GH3271_L" calcext:value-type="string">
            <text:p>GH3271_L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GH3271_K</text:p>
          </table:table-cell>
          <table:table-cell office:value-type="float" office:value="55.8444943679667" calcext:value-type="float">
            <text:p>55.8444943679667</text:p>
          </table:table-cell>
          <table:table-cell office:value-type="float" office:value="-4.21997103772343" calcext:value-type="float">
            <text:p>-4.21997103772343</text:p>
          </table:table-cell>
          <table:table-cell office:value-type="string" calcext:value-type="string">
            <text:p>Dalmarnock Road eastbound to EERR</text:p>
          </table:table-cell>
          <table:table-cell table:formula="of:=VLOOKUP([.B1102];[FromObs.$D$3:.$D$1035];1;FALSE())" office:value-type="string" office:string-value="GH3271_K" calcext:value-type="string">
            <text:p>GH3271_K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GA4551_V</text:p>
          </table:table-cell>
          <table:table-cell office:value-type="float" office:value="55.859874161205" calcext:value-type="float">
            <text:p>55.859874161205</text:p>
          </table:table-cell>
          <table:table-cell office:value-type="float" office:value="-4.24854210535163" calcext:value-type="float">
            <text:p>-4.24854210535163</text:p>
          </table:table-cell>
          <table:table-cell office:value-type="string" calcext:value-type="string">
            <text:p>South Fredrick Street northbound</text:p>
          </table:table-cell>
          <table:table-cell table:formula="of:=VLOOKUP([.B1103];[FromObs.$D$3:.$D$1035];1;FALSE())" office:value-type="string" office:string-value="GA4551_V" calcext:value-type="string">
            <text:p>GA4551_V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GA4551_T</text:p>
          </table:table-cell>
          <table:table-cell office:value-type="float" office:value="55.8605413801615" calcext:value-type="float">
            <text:p>55.8605413801615</text:p>
          </table:table-cell>
          <table:table-cell office:value-type="float" office:value="-4.2489162556339" calcext:value-type="float">
            <text:p>-4.2489162556339</text:p>
          </table:table-cell>
          <table:table-cell office:value-type="string" calcext:value-type="string">
            <text:p>George Square east side (N. Fredrick Street)</text:p>
          </table:table-cell>
          <table:table-cell table:formula="of:=VLOOKUP([.B1104];[FromObs.$D$3:.$D$1035];1;FALSE())" office:value-type="string" office:string-value="GA4551_T" calcext:value-type="string">
            <text:p>GA4551_T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GA4551_S</text:p>
          </table:table-cell>
          <table:table-cell office:value-type="float" office:value="55.8605413801615" calcext:value-type="float">
            <text:p>55.8605413801615</text:p>
          </table:table-cell>
          <table:table-cell office:value-type="float" office:value="-4.2489162556339" calcext:value-type="float">
            <text:p>-4.2489162556339</text:p>
          </table:table-cell>
          <table:table-cell office:value-type="string" calcext:value-type="string">
            <text:p>Cochrane Street</text:p>
          </table:table-cell>
          <table:table-cell table:formula="of:=VLOOKUP([.B1105];[FromObs.$D$3:.$D$1035];1;FALSE())" office:value-type="string" office:string-value="GA4551_S" calcext:value-type="string">
            <text:p>GA4551_S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GH4502_H</text:p>
          </table:table-cell>
          <table:table-cell office:value-type="float" office:value="55.8349456243846" calcext:value-type="float">
            <text:p>55.8349456243846</text:p>
          </table:table-cell>
          <table:table-cell office:value-type="float" office:value="-4.17137361786388" calcext:value-type="float">
            <text:p>-4.17137361786388</text:p>
          </table:table-cell>
          <table:table-cell office:value-type="string" calcext:value-type="string">
            <text:p>Fullarton road n/b</text:p>
          </table:table-cell>
          <table:table-cell table:formula="of:=VLOOKUP([.B1106];[FromObs.$D$3:.$D$1035];1;FALSE())" office:value-type="string" office:string-value="GH4502_H" calcext:value-type="string">
            <text:p>GH4502_H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GH4502_C</text:p>
          </table:table-cell>
          <table:table-cell office:value-type="float" office:value="55.8349456243846" calcext:value-type="float">
            <text:p>55.8349456243846</text:p>
          </table:table-cell>
          <table:table-cell office:value-type="float" office:value="-4.17137361786388" calcext:value-type="float">
            <text:p>-4.17137361786388</text:p>
          </table:table-cell>
          <table:table-cell office:value-type="string" calcext:value-type="string">
            <text:p>Fullarton Roundabout circulatory to M74 w/b on ramp</text:p>
          </table:table-cell>
          <table:table-cell table:formula="of:=VLOOKUP([.B1107];[FromObs.$D$3:.$D$1035];1;FALSE())" office:value-type="string" office:string-value="GH4502_C" calcext:value-type="string">
            <text:p>GH4502_C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GA2251_V</text:p>
          </table:table-cell>
          <table:table-cell office:value-type="float" office:value="55.8648018938639" calcext:value-type="float">
            <text:p>55.8648018938639</text:p>
          </table:table-cell>
          <table:table-cell office:value-type="float" office:value="-4.25723360289988" calcext:value-type="float">
            <text:p>-4.25723360289988</text:p>
          </table:table-cell>
          <table:table-cell office:value-type="string" calcext:value-type="string">
            <text:p>Hope Street northbound to Renfrew Street</text:p>
          </table:table-cell>
          <table:table-cell table:formula="of:=VLOOKUP([.B1108];[FromObs.$D$3:.$D$1035];1;FALSE())" office:value-type="string" office:string-value="GA2251_V" calcext:value-type="string">
            <text:p>GA2251_V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GA2251_R</text:p>
          </table:table-cell>
          <table:table-cell office:value-type="float" office:value="55.8656933190778" calcext:value-type="float">
            <text:p>55.8656933190778</text:p>
          </table:table-cell>
          <table:table-cell office:value-type="float" office:value="-4.25861189009791" calcext:value-type="float">
            <text:p>-4.25861189009791</text:p>
          </table:table-cell>
          <table:table-cell office:value-type="string" calcext:value-type="string">
            <text:p>Renfrew Street eastbound to Hope Street</text:p>
          </table:table-cell>
          <table:table-cell table:formula="of:=VLOOKUP([.B1109];[FromObs.$D$3:.$D$1035];1;FALSE())" office:value-type="string" office:string-value="GA2251_R" calcext:value-type="string">
            <text:p>GA2251_R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GA1361_C</text:p>
          </table:table-cell>
          <table:table-cell office:value-type="float" office:value="55.8620064234154" calcext:value-type="float">
            <text:p>55.8620064234154</text:p>
          </table:table-cell>
          <table:table-cell office:value-type="float" office:value="-4.26165800247885" calcext:value-type="float">
            <text:p>-4.26165800247885</text:p>
          </table:table-cell>
          <table:table-cell office:value-type="string" calcext:value-type="string">
            <text:p>West Campbell Street northbound</text:p>
          </table:table-cell>
          <table:table-cell table:formula="of:=VLOOKUP([.B1110];[FromObs.$D$3:.$D$1035];1;FALSE())" office:value-type="string" office:string-value="GA1361_C" calcext:value-type="string">
            <text:p>GA1361_C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GA1361_B</text:p>
          </table:table-cell>
          <table:table-cell office:value-type="float" office:value="55.8619179887318" calcext:value-type="float">
            <text:p>55.8619179887318</text:p>
          </table:table-cell>
          <table:table-cell office:value-type="float" office:value="-4.2596232589016" calcext:value-type="float">
            <text:p>-4.2596232589016</text:p>
          </table:table-cell>
          <table:table-cell office:value-type="string" calcext:value-type="string">
            <text:p>St Vincent Street westbound to West Campbell</text:p>
          </table:table-cell>
          <table:table-cell table:formula="of:=VLOOKUP([.B1111];[FromObs.$D$3:.$D$1035];1;FALSE())" office:value-type="string" office:string-value="GA1361_B" calcext:value-type="string">
            <text:p>GA1361_B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GG272A_S</text:p>
          </table:table-cell>
          <table:table-cell office:value-type="float" office:value="55.8518745614623" calcext:value-type="float">
            <text:p>55.8518745614623</text:p>
          </table:table-cell>
          <table:table-cell office:value-type="float" office:value="-4.17460262182384" calcext:value-type="float">
            <text:p>-4.17460262182384</text:p>
          </table:table-cell>
          <table:table-cell office:value-type="string" calcext:value-type="string">
            <text:p>Shettleston Road to Kenmore St</text:p>
          </table:table-cell>
          <table:table-cell table:formula="of:=VLOOKUP([.B1112];[FromObs.$D$3:.$D$1035];1;FALSE())" office:value-type="string" office:string-value="GG272A_S" calcext:value-type="string">
            <text:p>GG272A_S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GG272A_R</text:p>
          </table:table-cell>
          <table:table-cell office:value-type="float" office:value="55.8517708799411" calcext:value-type="float">
            <text:p>55.8517708799411</text:p>
          </table:table-cell>
          <table:table-cell office:value-type="float" office:value="-4.16927662081641" calcext:value-type="float">
            <text:p>-4.16927662081641</text:p>
          </table:table-cell>
          <table:table-cell office:value-type="string" calcext:value-type="string">
            <text:p>Shettleston Road west to Kenmore St</text:p>
          </table:table-cell>
          <table:table-cell table:formula="of:=VLOOKUP([.B1113];[FromObs.$D$3:.$D$1035];1;FALSE())" office:value-type="string" office:string-value="GG272A_R" calcext:value-type="string">
            <text:p>GG272A_R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GC1601_T</text:p>
          </table:table-cell>
          <table:table-cell office:value-type="float" office:value="55.8705439329036" calcext:value-type="float">
            <text:p>55.8705439329036</text:p>
          </table:table-cell>
          <table:table-cell office:value-type="float" office:value="-4.29999035215906" calcext:value-type="float">
            <text:p>-4.29999035215906</text:p>
          </table:table-cell>
          <table:table-cell office:value-type="string" calcext:value-type="string">
            <text:p>Cooperswell Street</text:p>
          </table:table-cell>
          <table:table-cell table:formula="of:=VLOOKUP([.B1114];[FromObs.$D$3:.$D$1035];1;FALSE())" office:value-type="string" office:string-value="GC1601_T" calcext:value-type="string">
            <text:p>GC1601_T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C1601_S</text:p>
          </table:table-cell>
          <table:table-cell office:value-type="float" office:value="55.8698801971214" calcext:value-type="float">
            <text:p>55.8698801971214</text:p>
          </table:table-cell>
          <table:table-cell office:value-type="float" office:value="-4.29558731943864" calcext:value-type="float">
            <text:p>-4.29558731943864</text:p>
          </table:table-cell>
          <table:table-cell office:value-type="string" calcext:value-type="string">
            <text:p>Dumbarton Road westbound to Byers Road</text:p>
          </table:table-cell>
          <table:table-cell table:formula="of:=VLOOKUP([.B1115];[FromObs.$D$3:.$D$1035];1;FALSE())" office:value-type="string" office:string-value="GC1601_S" calcext:value-type="string">
            <text:p>GC1601_S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GC1601_R</text:p>
          </table:table-cell>
          <table:table-cell office:value-type="float" office:value="55.870790603306" calcext:value-type="float">
            <text:p>55.870790603306</text:p>
          </table:table-cell>
          <table:table-cell office:value-type="float" office:value="-4.30217889117989" calcext:value-type="float">
            <text:p>-4.30217889117989</text:p>
          </table:table-cell>
          <table:table-cell office:value-type="string" calcext:value-type="string">
            <text:p>Dumbarton Road eastbound to Byres Road</text:p>
          </table:table-cell>
          <table:table-cell table:formula="of:=VLOOKUP([.B1116];[FromObs.$D$3:.$D$1035];1;FALSE())" office:value-type="string" office:string-value="GC1601_R" calcext:value-type="string">
            <text:p>GC1601_R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GC1601_P</text:p>
          </table:table-cell>
          <table:table-cell office:value-type="float" office:value="55.8705439329036" calcext:value-type="float">
            <text:p>55.8705439329036</text:p>
          </table:table-cell>
          <table:table-cell office:value-type="float" office:value="-4.29999035215906" calcext:value-type="float">
            <text:p>-4.29999035215906</text:p>
          </table:table-cell>
          <table:table-cell office:value-type="string" calcext:value-type="string">
            <text:p>Byers Road</text:p>
          </table:table-cell>
          <table:table-cell table:formula="of:=VLOOKUP([.B1117];[FromObs.$D$3:.$D$1035];1;FALSE())" office:value-type="string" office:string-value="GC1601_P" calcext:value-type="string">
            <text:p>GC1601_P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GC1601_M</text:p>
          </table:table-cell>
          <table:table-cell office:value-type="float" office:value="55.870756840387" calcext:value-type="float">
            <text:p>55.870756840387</text:p>
          </table:table-cell>
          <table:table-cell office:value-type="float" office:value="-4.3049422860544" calcext:value-type="float">
            <text:p>-4.3049422860544</text:p>
          </table:table-cell>
          <table:table-cell office:value-type="string" calcext:value-type="string">
            <text:p>Dumbarton Road eastbound to Hyndland Rd</text:p>
          </table:table-cell>
          <table:table-cell table:formula="of:=VLOOKUP([.B111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GA127A_T</text:p>
          </table:table-cell>
          <table:table-cell office:value-type="float" office:value="55.8592804304211" calcext:value-type="float">
            <text:p>55.8592804304211</text:p>
          </table:table-cell>
          <table:table-cell office:value-type="float" office:value="-4.26961741816234" calcext:value-type="float">
            <text:p>-4.26961741816234</text:p>
          </table:table-cell>
          <table:table-cell office:value-type="string" calcext:value-type="string">
            <text:p>Clydeside Expressway eastbound</text:p>
          </table:table-cell>
          <table:table-cell table:formula="of:=VLOOKUP([.B111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GB1271_D</text:p>
          </table:table-cell>
          <table:table-cell office:value-type="float" office:value="55.8480144453972" calcext:value-type="float">
            <text:p>55.8480144453972</text:p>
          </table:table-cell>
          <table:table-cell office:value-type="float" office:value="-4.25423116088211" calcext:value-type="float">
            <text:p>-4.25423116088211</text:p>
          </table:table-cell>
          <table:table-cell office:value-type="string" calcext:value-type="string">
            <text:p>Hospital Street southbound to Caledonia Rd</text:p>
          </table:table-cell>
          <table:table-cell table:formula="of:=VLOOKUP([.B1120];[FromObs.$D$3:.$D$1035];1;FALSE())" office:value-type="string" office:string-value="GB1271_D" calcext:value-type="string">
            <text:p>GB1271_D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GB1271_C</text:p>
          </table:table-cell>
          <table:table-cell office:value-type="float" office:value="55.843770240216" calcext:value-type="float">
            <text:p>55.843770240216</text:p>
          </table:table-cell>
          <table:table-cell office:value-type="float" office:value="-4.25532719516322" calcext:value-type="float">
            <text:p>-4.25532719516322</text:p>
          </table:table-cell>
          <table:table-cell office:value-type="string" calcext:value-type="string">
            <text:p>Cathcart Rd northbound to Caledonia Rd</text:p>
          </table:table-cell>
          <table:table-cell table:formula="of:=VLOOKUP([.B1121];[FromObs.$D$3:.$D$1035];1;FALSE())" office:value-type="string" office:string-value="GB1271_C" calcext:value-type="string">
            <text:p>GB1271_C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GB1271_B</text:p>
          </table:table-cell>
          <table:table-cell office:value-type="float" office:value="55.8449774716513" calcext:value-type="float">
            <text:p>55.8449774716513</text:p>
          </table:table-cell>
          <table:table-cell office:value-type="float" office:value="-4.25467829589437" calcext:value-type="float">
            <text:p>-4.25467829589437</text:p>
          </table:table-cell>
          <table:table-cell office:value-type="string" calcext:value-type="string">
            <text:p>Caledonia Rd westbound from Camden Terrace</text:p>
          </table:table-cell>
          <table:table-cell table:formula="of:=VLOOKUP([.B1122];[FromObs.$D$3:.$D$1035];1;FALSE())" office:value-type="string" office:string-value="GB1271_B" calcext:value-type="string">
            <text:p>GB1271_B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GC1601_C</text:p>
          </table:table-cell>
          <table:table-cell office:value-type="float" office:value="55.8721986610089" calcext:value-type="float">
            <text:p>55.8721986610089</text:p>
          </table:table-cell>
          <table:table-cell office:value-type="float" office:value="-4.29753053291019" calcext:value-type="float">
            <text:p>-4.29753053291019</text:p>
          </table:table-cell>
          <table:table-cell office:value-type="string" calcext:value-type="string">
            <text:p>Byres Road northbound to Highburgh Rd</text:p>
          </table:table-cell>
          <table:table-cell table:formula="of:=VLOOKUP([.B112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GA127A_D</text:p>
          </table:table-cell>
          <table:table-cell office:value-type="float" office:value="55.85686164639" calcext:value-type="float">
            <text:p>55.85686164639</text:p>
          </table:table-cell>
          <table:table-cell office:value-type="float" office:value="-4.2643150984408" calcext:value-type="float">
            <text:p>-4.2643150984408</text:p>
          </table:table-cell>
          <table:table-cell office:value-type="string" calcext:value-type="string">
            <text:p>Broomielaw eastbound from Brown Street</text:p>
          </table:table-cell>
          <table:table-cell table:formula="of:=VLOOKUP([.B112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GA5351_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gh St northbound to John Knox St (A8)</text:p>
          </table:table-cell>
          <table:table-cell table:formula="of:=VLOOKUP([.B1125];[FromObs.$D$3:.$D$1035];1;FALSE())" office:value-type="string" office:string-value="GA5351_V" calcext:value-type="string">
            <text:p>GA5351_V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GA5351_T</text:p>
          </table:table-cell>
          <table:table-cell office:value-type="float" office:value="55.86314029621" calcext:value-type="float">
            <text:p>55.86314029621</text:p>
          </table:table-cell>
          <table:table-cell office:value-type="float" office:value="-4.23700041543934" calcext:value-type="float">
            <text:p>-4.23700041543934</text:p>
          </table:table-cell>
          <table:table-cell office:value-type="string" calcext:value-type="string">
            <text:p>Castle St southbound to John Knox St</text:p>
          </table:table-cell>
          <table:table-cell table:formula="of:=VLOOKUP([.B1126];[FromObs.$D$3:.$D$1035];1;FALSE())" office:value-type="string" office:string-value="GA5351_T" calcext:value-type="string">
            <text:p>GA5351_T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GA5351_R</text:p>
          </table:table-cell>
          <table:table-cell office:value-type="float" office:value="55.8621359377967" calcext:value-type="float">
            <text:p>55.8621359377967</text:p>
          </table:table-cell>
          <table:table-cell office:value-type="float" office:value="-4.23638332716635" calcext:value-type="float">
            <text:p>-4.23638332716635</text:p>
          </table:table-cell>
          <table:table-cell office:value-type="string" calcext:value-type="string">
            <text:p>John Knox Street</text:p>
          </table:table-cell>
          <table:table-cell table:formula="of:=VLOOKUP([.B1127];[FromObs.$D$3:.$D$1035];1;FALSE())" office:value-type="string" office:string-value="GA5351_R" calcext:value-type="string">
            <text:p>GA5351_R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GD1501_D</text:p>
          </table:table-cell>
          <table:table-cell office:value-type="float" office:value="55.8836879324394" calcext:value-type="float">
            <text:p>55.8836879324394</text:p>
          </table:table-cell>
          <table:table-cell office:value-type="float" office:value="-4.32606462485755" calcext:value-type="float">
            <text:p>-4.32606462485755</text:p>
          </table:table-cell>
          <table:table-cell office:value-type="string" calcext:value-type="string">
            <text:p>Crow Road Southbound</text:p>
          </table:table-cell>
          <table:table-cell table:formula="of:=VLOOKUP([.B112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GE052A_B</text:p>
          </table:table-cell>
          <table:table-cell office:value-type="float" office:value="55.8933039430969" calcext:value-type="float">
            <text:p>55.8933039430969</text:p>
          </table:table-cell>
          <table:table-cell office:value-type="float" office:value="-4.26050431683165" calcext:value-type="float">
            <text:p>-4.26050431683165</text:p>
          </table:table-cell>
          <table:table-cell office:value-type="string" calcext:value-type="string">
            <text:p>Balmore Rd outbound towards Knapdale Rd</text:p>
          </table:table-cell>
          <table:table-cell table:formula="of:=VLOOKUP([.B1129];[FromObs.$D$3:.$D$1035];1;FALSE())" office:value-type="string" office:string-value="GE052A_B" calcext:value-type="string">
            <text:p>GE052A_B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GE052A_A</text:p>
          </table:table-cell>
          <table:table-cell office:value-type="float" office:value="55.8975460714289" calcext:value-type="float">
            <text:p>55.8975460714289</text:p>
          </table:table-cell>
          <table:table-cell office:value-type="float" office:value="-4.26636564294893" calcext:value-type="float">
            <text:p>-4.26636564294893</text:p>
          </table:table-cell>
          <table:table-cell office:value-type="string" calcext:value-type="string">
            <text:p>Balmore Rd inbound from Skirsa St</text:p>
          </table:table-cell>
          <table:table-cell table:formula="of:=VLOOKUP([.B1130];[FromObs.$D$3:.$D$1035];1;FALSE())" office:value-type="string" office:string-value="GE052A_A" calcext:value-type="string">
            <text:p>GE052A_A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GD1501_A</text:p>
          </table:table-cell>
          <table:table-cell office:value-type="float" office:value="55.8853713204709" calcext:value-type="float">
            <text:p>55.8853713204709</text:p>
          </table:table-cell>
          <table:table-cell office:value-type="float" office:value="-4.32544576462314" calcext:value-type="float">
            <text:p>-4.32544576462314</text:p>
          </table:table-cell>
          <table:table-cell office:value-type="string" calcext:value-type="string">
            <text:p>Crow Road</text:p>
          </table:table-cell>
          <table:table-cell table:formula="of:=VLOOKUP([.B1131];[FromObs.$D$3:.$D$1035];1;FALSE())" office:value-type="string" office:string-value="GD1501_A" calcext:value-type="string">
            <text:p>GD1501_A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GH2621_D</text:p>
          </table:table-cell>
          <table:table-cell office:value-type="float" office:value="55.8466370693912" calcext:value-type="float">
            <text:p>55.8466370693912</text:p>
          </table:table-cell>
          <table:table-cell office:value-type="float" office:value="-4.19774470721998" calcext:value-type="float">
            <text:p>-4.19774470721998</text:p>
          </table:table-cell>
          <table:table-cell office:value-type="string" calcext:value-type="string">
            <text:p>London Rd eastbound towards MacBeth Street</text:p>
          </table:table-cell>
          <table:table-cell table:formula="of:=VLOOKUP([.B1132];[FromObs.$D$3:.$D$1035];1;FALSE())" office:value-type="string" office:string-value="GH2621_D" calcext:value-type="string">
            <text:p>GH2621_D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GH2621_C</text:p>
          </table:table-cell>
          <table:table-cell office:value-type="float" office:value="55.8466370693912" calcext:value-type="float">
            <text:p>55.8466370693912</text:p>
          </table:table-cell>
          <table:table-cell office:value-type="float" office:value="-4.19774470721998" calcext:value-type="float">
            <text:p>-4.19774470721998</text:p>
          </table:table-cell>
          <table:table-cell office:value-type="string" calcext:value-type="string">
            <text:p>London Rd eastbound towards MacBeth Street</text:p>
          </table:table-cell>
          <table:table-cell table:formula="of:=VLOOKUP([.B1133];[FromObs.$D$3:.$D$1035];1;FALSE())" office:value-type="string" office:string-value="GH2621_C" calcext:value-type="string">
            <text:p>GH2621_C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GH2621_B</text:p>
          </table:table-cell>
          <table:table-cell office:value-type="float" office:value="55.8466370693912" calcext:value-type="float">
            <text:p>55.8466370693912</text:p>
          </table:table-cell>
          <table:table-cell office:value-type="float" office:value="-4.19774470721998" calcext:value-type="float">
            <text:p>-4.19774470721998</text:p>
          </table:table-cell>
          <table:table-cell office:value-type="string" calcext:value-type="string">
            <text:p>London Rd westbound towards Helenvale Street</text:p>
          </table:table-cell>
          <table:table-cell table:formula="of:=VLOOKUP([.B113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GH2621_A</text:p>
          </table:table-cell>
          <table:table-cell office:value-type="float" office:value="55.8458586662775" calcext:value-type="float">
            <text:p>55.8458586662775</text:p>
          </table:table-cell>
          <table:table-cell office:value-type="float" office:value="-4.19603943894731" calcext:value-type="float">
            <text:p>-4.19603943894731</text:p>
          </table:table-cell>
          <table:table-cell office:value-type="string" calcext:value-type="string">
            <text:p>London Rd eastbound to Canmore St</text:p>
          </table:table-cell>
          <table:table-cell table:formula="of:=VLOOKUP([.B1135];[FromObs.$D$3:.$D$1035];1;FALSE())" office:value-type="string" office:string-value="GH2621_A" calcext:value-type="string">
            <text:p>GH2621_A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GB1601_B</text:p>
          </table:table-cell>
          <table:table-cell office:value-type="float" office:value="55.8469562738712" calcext:value-type="float">
            <text:p>55.8469562738712</text:p>
          </table:table-cell>
          <table:table-cell office:value-type="float" office:value="-4.2383547125351" calcext:value-type="float">
            <text:p>-4.2383547125351</text:p>
          </table:table-cell>
          <table:table-cell office:value-type="string" calcext:value-type="string">
            <text:p>Ballater Street westbound to McNeil Street</text:p>
          </table:table-cell>
          <table:table-cell table:formula="of:=VLOOKUP([.B1136];[FromObs.$D$3:.$D$1035];1;FALSE())" office:value-type="string" office:string-value="GB1601_B" calcext:value-type="string">
            <text:p>GB1601_B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GG220A_B</text:p>
          </table:table-cell>
          <table:table-cell office:value-type="float" office:value="55.8584809679963" calcext:value-type="float">
            <text:p>55.8584809679963</text:p>
          </table:table-cell>
          <table:table-cell office:value-type="float" office:value="-4.21885139328149" calcext:value-type="float">
            <text:p>-4.21885139328149</text:p>
          </table:table-cell>
          <table:table-cell office:value-type="string" calcext:value-type="string">
            <text:p>Duke St. westbound to Thomson St</text:p>
          </table:table-cell>
          <table:table-cell table:formula="of:=VLOOKUP([.B1137];[FromObs.$D$3:.$D$1035];1;FALSE())" office:value-type="string" office:string-value="GG220A_B" calcext:value-type="string">
            <text:p>GG220A_B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GB1601_A</text:p>
          </table:table-cell>
          <table:table-cell office:value-type="float" office:value="55.8491879110998" calcext:value-type="float">
            <text:p>55.8491879110998</text:p>
          </table:table-cell>
          <table:table-cell office:value-type="float" office:value="-4.24412250436556" calcext:value-type="float">
            <text:p>-4.24412250436556</text:p>
          </table:table-cell>
          <table:table-cell office:value-type="string" calcext:value-type="string">
            <text:p>Ballater Street eastbound to McNeil</text:p>
          </table:table-cell>
          <table:table-cell table:formula="of:=VLOOKUP([.B1138];[FromObs.$D$3:.$D$1035];1;FALSE())" office:value-type="string" office:string-value="GB1601_A" calcext:value-type="string">
            <text:p>GB1601_A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GG220A_A</text:p>
          </table:table-cell>
          <table:table-cell office:value-type="float" office:value="55.8582083306071" calcext:value-type="float">
            <text:p>55.8582083306071</text:p>
          </table:table-cell>
          <table:table-cell office:value-type="float" office:value="-4.22449256908599" calcext:value-type="float">
            <text:p>-4.22449256908599</text:p>
          </table:table-cell>
          <table:table-cell office:value-type="string" calcext:value-type="string">
            <text:p>Duke St. eastbound to Thomson St</text:p>
          </table:table-cell>
          <table:table-cell table:formula="of:=VLOOKUP([.B1139];[FromObs.$D$3:.$D$1035];1;FALSE())" office:value-type="string" office:string-value="GG220A_A" calcext:value-type="string">
            <text:p>GG220A_A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GL1451_H</text:p>
          </table:table-cell>
          <table:table-cell office:value-type="float" office:value="55.8448270725877" calcext:value-type="float">
            <text:p>55.8448270725877</text:p>
          </table:table-cell>
          <table:table-cell office:value-type="float" office:value="-4.33120215571951" calcext:value-type="float">
            <text:p>-4.33120215571951</text:p>
          </table:table-cell>
          <table:table-cell office:value-type="string" calcext:value-type="string">
            <text:p>Corkerhill Rd northbound approach</text:p>
          </table:table-cell>
          <table:table-cell table:formula="of:=VLOOKUP([.B1140];[FromObs.$D$3:.$D$1035];1;FALSE())" office:value-type="string" office:string-value="GL1451_H" calcext:value-type="string">
            <text:p>GL1451_H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GL1451_C</text:p>
          </table:table-cell>
          <table:table-cell office:value-type="float" office:value="55.8465943097164" calcext:value-type="float">
            <text:p>55.8465943097164</text:p>
          </table:table-cell>
          <table:table-cell office:value-type="float" office:value="-4.33042935722719" calcext:value-type="float">
            <text:p>-4.33042935722719</text:p>
          </table:table-cell>
          <table:table-cell office:value-type="string" calcext:value-type="string">
            <text:p>Corkerhill Road</text:p>
          </table:table-cell>
          <table:table-cell table:formula="of:=VLOOKUP([.B114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GK5101_V</text:p>
          </table:table-cell>
          <table:table-cell office:value-type="float" office:value="55.8058407891399" calcext:value-type="float">
            <text:p>55.8058407891399</text:p>
          </table:table-cell>
          <table:table-cell office:value-type="float" office:value="-4.34101479107708" calcext:value-type="float">
            <text:p>-4.34101479107708</text:p>
          </table:table-cell>
          <table:table-cell office:value-type="string" calcext:value-type="string">
            <text:p>Nitshill Rd Eastbound to M77</text:p>
          </table:table-cell>
          <table:table-cell table:formula="of:=VLOOKUP([.B114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GE2301_D</text:p>
          </table:table-cell>
          <table:table-cell office:value-type="float" office:value="55.8848669329735" calcext:value-type="float">
            <text:p>55.8848669329735</text:p>
          </table:table-cell>
          <table:table-cell office:value-type="float" office:value="-4.22785677661215" calcext:value-type="float">
            <text:p>-4.22785677661215</text:p>
          </table:table-cell>
          <table:table-cell office:value-type="string" calcext:value-type="string">
            <text:p>Balgrayhill Road</text:p>
          </table:table-cell>
          <table:table-cell table:formula="of:=VLOOKUP([.B1143];[FromObs.$D$3:.$D$1035];1;FALSE())" office:value-type="string" office:string-value="GE2301_D" calcext:value-type="string">
            <text:p>GE2301_D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GE2301_C</text:p>
          </table:table-cell>
          <table:table-cell office:value-type="float" office:value="55.8831688930772" calcext:value-type="float">
            <text:p>55.8831688930772</text:p>
          </table:table-cell>
          <table:table-cell office:value-type="float" office:value="-4.22683205945783" calcext:value-type="float">
            <text:p>-4.22683205945783</text:p>
          </table:table-cell>
          <table:table-cell office:value-type="string" calcext:value-type="string">
            <text:p>Atlas Road to Hawthorn Street</text:p>
          </table:table-cell>
          <table:table-cell table:formula="of:=VLOOKUP([.B1144];[FromObs.$D$3:.$D$1035];1;FALSE())" office:value-type="string" office:string-value="GE2301_C" calcext:value-type="string">
            <text:p>GE2301_C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GK5101_S</text:p>
          </table:table-cell>
          <table:table-cell office:value-type="float" office:value="55.8098678495829" calcext:value-type="float">
            <text:p>55.8098678495829</text:p>
          </table:table-cell>
          <table:table-cell office:value-type="float" office:value="-4.35228508179667" calcext:value-type="float">
            <text:p>-4.35228508179667</text:p>
          </table:table-cell>
          <table:table-cell office:value-type="string" calcext:value-type="string">
            <text:p>Nitshill Rd Westbound</text:p>
          </table:table-cell>
          <table:table-cell table:formula="of:=VLOOKUP([.B114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GE2301_A</text:p>
          </table:table-cell>
          <table:table-cell office:value-type="float" office:value="55.8848669329735" calcext:value-type="float">
            <text:p>55.8848669329735</text:p>
          </table:table-cell>
          <table:table-cell office:value-type="float" office:value="-4.22785677661215" calcext:value-type="float">
            <text:p>-4.22785677661215</text:p>
          </table:table-cell>
          <table:table-cell office:value-type="string" calcext:value-type="string">
            <text:p>Hawthorn Street</text:p>
          </table:table-cell>
          <table:table-cell table:formula="of:=VLOOKUP([.B1146];[FromObs.$D$3:.$D$1035];1;FALSE())" office:value-type="string" office:string-value="GE2301_A" calcext:value-type="string">
            <text:p>GE2301_A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GA1601_A</text:p>
          </table:table-cell>
          <table:table-cell office:value-type="float" office:value="55.861171481018" calcext:value-type="float">
            <text:p>55.861171481018</text:p>
          </table:table-cell>
          <table:table-cell office:value-type="float" office:value="-4.26160946659747" calcext:value-type="float">
            <text:p>-4.26160946659747</text:p>
          </table:table-cell>
          <table:table-cell office:value-type="string" calcext:value-type="string">
            <text:p>Bothwell St Eastbound to Wellington St</text:p>
          </table:table-cell>
          <table:table-cell table:formula="of:=VLOOKUP([.B1147];[FromObs.$D$3:.$D$1035];1;FALSE())" office:value-type="string" office:string-value="GA1601_A" calcext:value-type="string">
            <text:p>GA1601_A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GC2401_C</text:p>
          </table:table-cell>
          <table:table-cell office:value-type="float" office:value="55.8882058662082" calcext:value-type="float">
            <text:p>55.8882058662082</text:p>
          </table:table-cell>
          <table:table-cell office:value-type="float" office:value="-4.3784059943267" calcext:value-type="float">
            <text:p>-4.3784059943267</text:p>
          </table:table-cell>
          <table:table-cell office:value-type="string" calcext:value-type="string">
            <text:p>Kelso Street</text:p>
          </table:table-cell>
          <table:table-cell table:formula="of:=VLOOKUP([.B1148];[FromObs.$D$3:.$D$1035];1;FALSE())" office:value-type="string" office:string-value="GC2401_C" calcext:value-type="string">
            <text:p>GC2401_C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GC2401_B</text:p>
          </table:table-cell>
          <table:table-cell office:value-type="float" office:value="55.8868990389493" calcext:value-type="float">
            <text:p>55.8868990389493</text:p>
          </table:table-cell>
          <table:table-cell office:value-type="float" office:value="-4.37533554197808" calcext:value-type="float">
            <text:p>-4.37533554197808</text:p>
          </table:table-cell>
          <table:table-cell office:value-type="string" calcext:value-type="string">
            <text:p>Dumbarton Road outbound to Kelso Rd</text:p>
          </table:table-cell>
          <table:table-cell table:formula="of:=VLOOKUP([.B1149];[FromObs.$D$3:.$D$1035];1;FALSE())" office:value-type="string" office:string-value="GC2401_B" calcext:value-type="string">
            <text:p>GC2401_B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GC2401_A</text:p>
          </table:table-cell>
          <table:table-cell office:value-type="float" office:value="55.8887213316329" calcext:value-type="float">
            <text:p>55.8887213316329</text:p>
          </table:table-cell>
          <table:table-cell office:value-type="float" office:value="-4.3796369878342" calcext:value-type="float">
            <text:p>-4.3796369878342</text:p>
          </table:table-cell>
          <table:table-cell office:value-type="string" calcext:value-type="string">
            <text:p>Dumbarton Road inbound to Kelso St.</text:p>
          </table:table-cell>
          <table:table-cell table:formula="of:=VLOOKUP([.B1150];[FromObs.$D$3:.$D$1035];1;FALSE())" office:value-type="string" office:string-value="GC2401_A" calcext:value-type="string">
            <text:p>GC2401_A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GK5101_D</text:p>
          </table:table-cell>
          <table:table-cell office:value-type="float" office:value="55.8098678495829" calcext:value-type="float">
            <text:p>55.8098678495829</text:p>
          </table:table-cell>
          <table:table-cell office:value-type="float" office:value="-4.35228508179667" calcext:value-type="float">
            <text:p>-4.35228508179667</text:p>
          </table:table-cell>
          <table:table-cell office:value-type="string" calcext:value-type="string">
            <text:p>Nitshill Rd Eastbound</text:p>
          </table:table-cell>
          <table:table-cell table:formula="of:=VLOOKUP([.B1151];[FromObs.$D$3:.$D$1035];1;FALSE())" office:value-type="string" office:string-value="GK5101_D" calcext:value-type="string">
            <text:p>GK5101_D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GK5101_C</text:p>
          </table:table-cell>
          <table:table-cell office:value-type="float" office:value="55.8081943524589" calcext:value-type="float">
            <text:p>55.8081943524589</text:p>
          </table:table-cell>
          <table:table-cell office:value-type="float" office:value="-4.34908796452767" calcext:value-type="float">
            <text:p>-4.34908796452767</text:p>
          </table:table-cell>
          <table:table-cell office:value-type="string" calcext:value-type="string">
            <text:p>Parkhouse Rd Northbound</text:p>
          </table:table-cell>
          <table:table-cell table:formula="of:=VLOOKUP([.B1152];[FromObs.$D$3:.$D$1035];1;FALSE())" office:value-type="string" office:string-value="GK5101_C" calcext:value-type="string">
            <text:p>GK5101_C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GA4371_C</text:p>
          </table:table-cell>
          <table:table-cell office:value-type="float" office:value="55.8614539898717" calcext:value-type="float">
            <text:p>55.8614539898717</text:p>
          </table:table-cell>
          <table:table-cell office:value-type="float" office:value="-4.2486493895442" calcext:value-type="float">
            <text:p>-4.2486493895442</text:p>
          </table:table-cell>
          <table:table-cell office:value-type="string" calcext:value-type="string">
            <text:p>North Frederick St northbound to Cathedral St</text:p>
          </table:table-cell>
          <table:table-cell table:formula="of:=VLOOKUP([.B1153];[FromObs.$D$3:.$D$1035];1;FALSE())" office:value-type="string" office:string-value="GA4371_C" calcext:value-type="string">
            <text:p>GA4371_C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GA4371_B</text:p>
          </table:table-cell>
          <table:table-cell office:value-type="float" office:value="55.8630580298942" calcext:value-type="float">
            <text:p>55.8630580298942</text:p>
          </table:table-cell>
          <table:table-cell office:value-type="float" office:value="-4.2449704596522" calcext:value-type="float">
            <text:p>-4.2449704596522</text:p>
          </table:table-cell>
          <table:table-cell office:value-type="string" calcext:value-type="string">
            <text:p>Cathedral St westbound to North Frederick Street</text:p>
          </table:table-cell>
          <table:table-cell table:formula="of:=VLOOKUP([.B1154];[FromObs.$D$3:.$D$1035];1;FALSE())" office:value-type="string" office:string-value="GA4371_B" calcext:value-type="string">
            <text:p>GA4371_B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GC0101_X</text:p>
          </table:table-cell>
          <table:table-cell office:value-type="float" office:value="55.8608082520123" calcext:value-type="float">
            <text:p>55.8608082520123</text:p>
          </table:table-cell>
          <table:table-cell office:value-type="float" office:value="-4.28079716672884" calcext:value-type="float">
            <text:p>-4.28079716672884</text:p>
          </table:table-cell>
          <table:table-cell office:value-type="string" calcext:value-type="string">
            <text:p>Stobcross Street, Eastbound to city centre</text:p>
          </table:table-cell>
          <table:table-cell table:formula="of:=VLOOKUP([.B115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GF2201_H</text:p>
          </table:table-cell>
          <table:table-cell office:value-type="float" office:value="55.8728949152898" calcext:value-type="float">
            <text:p>55.8728949152898</text:p>
          </table:table-cell>
          <table:table-cell office:value-type="float" office:value="-4.18530509000042" calcext:value-type="float">
            <text:p>-4.18530509000042</text:p>
          </table:table-cell>
          <table:table-cell office:value-type="string" calcext:value-type="string">
            <text:p>Cumbernauld Rd SB to M8 On Ramp</text:p>
          </table:table-cell>
          <table:table-cell table:formula="of:=VLOOKUP([.B1156];[FromObs.$D$3:.$D$1035];1;FALSE())" office:value-type="string" office:string-value="GF2201_H" calcext:value-type="string">
            <text:p>GF2201_H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GK5101_A</text:p>
          </table:table-cell>
          <table:table-cell office:value-type="float" office:value="55.8081943524589" calcext:value-type="float">
            <text:p>55.8081943524589</text:p>
          </table:table-cell>
          <table:table-cell office:value-type="float" office:value="-4.34908796452767" calcext:value-type="float">
            <text:p>-4.34908796452767</text:p>
          </table:table-cell>
          <table:table-cell office:value-type="string" calcext:value-type="string">
            <text:p>Kennishead Rd southbound</text:p>
          </table:table-cell>
          <table:table-cell table:formula="of:=VLOOKUP([.B1157];[FromObs.$D$3:.$D$1035];1;FALSE())" office:value-type="string" office:string-value="GK5101_A" calcext:value-type="string">
            <text:p>GK5101_A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GA4371_A</text:p>
          </table:table-cell>
          <table:table-cell office:value-type="float" office:value="55.8632598777369" calcext:value-type="float">
            <text:p>55.8632598777369</text:p>
          </table:table-cell>
          <table:table-cell office:value-type="float" office:value="-4.2496647222946" calcext:value-type="float">
            <text:p>-4.2496647222946</text:p>
          </table:table-cell>
          <table:table-cell office:value-type="string" calcext:value-type="string">
            <text:p>Cathedral St eastbound to North Frederick St</text:p>
          </table:table-cell>
          <table:table-cell table:formula="of:=VLOOKUP([.B1158];[FromObs.$D$3:.$D$1035];1;FALSE())" office:value-type="string" office:string-value="GA4371_A" calcext:value-type="string">
            <text:p>GA4371_A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GC0101_W</text:p>
          </table:table-cell>
          <table:table-cell office:value-type="float" office:value="55.8603866786435" calcext:value-type="float">
            <text:p>55.8603866786435</text:p>
          </table:table-cell>
          <table:table-cell office:value-type="float" office:value="-4.28269012321018" calcext:value-type="float">
            <text:p>-4.28269012321018</text:p>
          </table:table-cell>
          <table:table-cell office:value-type="string" calcext:value-type="string">
            <text:p>Pointhouse Road Eastbound Outside to Finnieston St</text:p>
          </table:table-cell>
          <table:table-cell table:formula="of:=VLOOKUP([.B1159];[FromObs.$D$3:.$D$1035];1;FALSE())" office:value-type="string" office:string-value="GC0101_W" calcext:value-type="string">
            <text:p>GC0101_W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GF2201_G</text:p>
          </table:table-cell>
          <table:table-cell office:value-type="float" office:value="55.8717358431859" calcext:value-type="float">
            <text:p>55.8717358431859</text:p>
          </table:table-cell>
          <table:table-cell office:value-type="float" office:value="-4.18680647902017" calcext:value-type="float">
            <text:p>-4.18680647902017</text:p>
          </table:table-cell>
          <table:table-cell office:value-type="string" calcext:value-type="string">
            <text:p>Cumbernauld Rd NB Right Turn to M8</text:p>
          </table:table-cell>
          <table:table-cell table:formula="of:=VLOOKUP([.B1160];[FromObs.$D$3:.$D$1035];1;FALSE())" office:value-type="string" office:string-value="GF2201_G" calcext:value-type="string">
            <text:p>GF2201_G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GC0101_V</text:p>
          </table:table-cell>
          <table:table-cell office:value-type="float" office:value="55.8603866786435" calcext:value-type="float">
            <text:p>55.8603866786435</text:p>
          </table:table-cell>
          <table:table-cell office:value-type="float" office:value="-4.28269012321018" calcext:value-type="float">
            <text:p>-4.28269012321018</text:p>
          </table:table-cell>
          <table:table-cell office:value-type="string" calcext:value-type="string">
            <text:p>Pointhouse Road Eastbound Inside to Finnieston St</text:p>
          </table:table-cell>
          <table:table-cell table:formula="of:=VLOOKUP([.B1161];[FromObs.$D$3:.$D$1035];1;FALSE())" office:value-type="string" office:string-value="GC0101_V" calcext:value-type="string">
            <text:p>GC0101_V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GF2201_F</text:p>
          </table:table-cell>
          <table:table-cell office:value-type="float" office:value="55.8728949152898" calcext:value-type="float">
            <text:p>55.8728949152898</text:p>
          </table:table-cell>
          <table:table-cell office:value-type="float" office:value="-4.18530509000042" calcext:value-type="float">
            <text:p>-4.18530509000042</text:p>
          </table:table-cell>
          <table:table-cell office:value-type="string" calcext:value-type="string">
            <text:p>M8 westbound Off Ramp</text:p>
          </table:table-cell>
          <table:table-cell table:formula="of:=VLOOKUP([.B1162];[FromObs.$D$3:.$D$1035];1;FALSE())" office:value-type="string" office:string-value="GF2201_F" calcext:value-type="string">
            <text:p>GF2201_F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GC0101_T</text:p>
          </table:table-cell>
          <table:table-cell office:value-type="float" office:value="55.8616021420234" calcext:value-type="float">
            <text:p>55.8616021420234</text:p>
          </table:table-cell>
          <table:table-cell office:value-type="float" office:value="-4.28063595342093" calcext:value-type="float">
            <text:p>-4.28063595342093</text:p>
          </table:table-cell>
          <table:table-cell office:value-type="string" calcext:value-type="string">
            <text:p>Finnieston Street Offside SB to Stobcross St</text:p>
          </table:table-cell>
          <table:table-cell table:formula="of:=VLOOKUP([.B1163];[FromObs.$D$3:.$D$1035];1;FALSE())" office:value-type="string" office:string-value="GC0101_T" calcext:value-type="string">
            <text:p>GC0101_T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GF2201_D</text:p>
          </table:table-cell>
          <table:table-cell office:value-type="float" office:value="55.8728949152898" calcext:value-type="float">
            <text:p>55.8728949152898</text:p>
          </table:table-cell>
          <table:table-cell office:value-type="float" office:value="-4.18530509000042" calcext:value-type="float">
            <text:p>-4.18530509000042</text:p>
          </table:table-cell>
          <table:table-cell office:value-type="string" calcext:value-type="string">
            <text:p>Cumbernauld Rd southbound ahead</text:p>
          </table:table-cell>
          <table:table-cell table:formula="of:=VLOOKUP([.B1164];[FromObs.$D$3:.$D$1035];1;FALSE())" office:value-type="string" office:string-value="GF2201_D" calcext:value-type="string">
            <text:p>GF2201_D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GC0101_S</text:p>
          </table:table-cell>
          <table:table-cell office:value-type="float" office:value="55.8616021420234" calcext:value-type="float">
            <text:p>55.8616021420234</text:p>
          </table:table-cell>
          <table:table-cell office:value-type="float" office:value="-4.28063595342093" calcext:value-type="float">
            <text:p>-4.28063595342093</text:p>
          </table:table-cell>
          <table:table-cell office:value-type="string" calcext:value-type="string">
            <text:p>Stobcross Street, Westbound to Finnieston St</text:p>
          </table:table-cell>
          <table:table-cell table:formula="of:=VLOOKUP([.B1165];[FromObs.$D$3:.$D$1035];1;FALSE())" office:value-type="string" office:string-value="GC0101_S" calcext:value-type="string">
            <text:p>GC0101_S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GF2201_C</text:p>
          </table:table-cell>
          <table:table-cell office:value-type="float" office:value="55.8717358431859" calcext:value-type="float">
            <text:p>55.8717358431859</text:p>
          </table:table-cell>
          <table:table-cell office:value-type="float" office:value="-4.18680647902017" calcext:value-type="float">
            <text:p>-4.18680647902017</text:p>
          </table:table-cell>
          <table:table-cell office:value-type="string" calcext:value-type="string">
            <text:p>Cumbernauld Rd NB ahead to Ramp C</text:p>
          </table:table-cell>
          <table:table-cell table:formula="of:=VLOOKUP([.B1166];[FromObs.$D$3:.$D$1035];1;FALSE())" office:value-type="string" office:string-value="GF2201_C" calcext:value-type="string">
            <text:p>GF2201_C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GC0101_R</text:p>
          </table:table-cell>
          <table:table-cell office:value-type="float" office:value="55.8608082520123" calcext:value-type="float">
            <text:p>55.8608082520123</text:p>
          </table:table-cell>
          <table:table-cell office:value-type="float" office:value="-4.28079716672884" calcext:value-type="float">
            <text:p>-4.28079716672884</text:p>
          </table:table-cell>
          <table:table-cell office:value-type="string" calcext:value-type="string">
            <text:p>Stobcross Street, Eastbound, to Finnieston St</text:p>
          </table:table-cell>
          <table:table-cell table:formula="of:=VLOOKUP([.B1167];[FromObs.$D$3:.$D$1035];1;FALSE())" office:value-type="string" office:string-value="GC0101_R" calcext:value-type="string">
            <text:p>GC0101_R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GJ0141_X</text:p>
          </table:table-cell>
          <table:table-cell office:value-type="float" office:value="55.8285875675415" calcext:value-type="float">
            <text:p>55.8285875675415</text:p>
          </table:table-cell>
          <table:table-cell office:value-type="float" office:value="-4.24713502094926" calcext:value-type="float">
            <text:p>-4.24713502094926</text:p>
          </table:table-cell>
          <table:table-cell office:value-type="string" calcext:value-type="string">
            <text:p>Aikenhead Road N/B outside lane to Asda Link</text:p>
          </table:table-cell>
          <table:table-cell table:formula="of:=VLOOKUP([.B1168];[FromObs.$D$3:.$D$1035];1;FALSE())" office:value-type="string" office:string-value="GJ0141_X" calcext:value-type="string">
            <text:p>GJ0141_X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GC0101_L</text:p>
          </table:table-cell>
          <table:table-cell office:value-type="float" office:value="55.8616021420234" calcext:value-type="float">
            <text:p>55.8616021420234</text:p>
          </table:table-cell>
          <table:table-cell office:value-type="float" office:value="-4.28063595342093" calcext:value-type="float">
            <text:p>-4.28063595342093</text:p>
          </table:table-cell>
          <table:table-cell office:value-type="string" calcext:value-type="string">
            <text:p>Finnieston Street Nearside SB to Stobcross St</text:p>
          </table:table-cell>
          <table:table-cell table:formula="of:=VLOOKUP([.B1169];[FromObs.$D$3:.$D$1035];1;FALSE())" office:value-type="string" office:string-value="GC0101_L" calcext:value-type="string">
            <text:p>GC0101_L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GJ0141_V</text:p>
          </table:table-cell>
          <table:table-cell office:value-type="float" office:value="55.8285875675415" calcext:value-type="float">
            <text:p>55.8285875675415</text:p>
          </table:table-cell>
          <table:table-cell office:value-type="float" office:value="-4.24713502094926" calcext:value-type="float">
            <text:p>-4.24713502094926</text:p>
          </table:table-cell>
          <table:table-cell office:value-type="string" calcext:value-type="string">
            <text:p>Aikenhead Road N/B inside lanes to Asda Link</text:p>
          </table:table-cell>
          <table:table-cell table:formula="of:=VLOOKUP([.B1170];[FromObs.$D$3:.$D$1035];1;FALSE())" office:value-type="string" office:string-value="GJ0141_V" calcext:value-type="string">
            <text:p>GJ0141_V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GJ0141_T</text:p>
          </table:table-cell>
          <table:table-cell office:value-type="float" office:value="55.8315093185899" calcext:value-type="float">
            <text:p>55.8315093185899</text:p>
          </table:table-cell>
          <table:table-cell office:value-type="float" office:value="-4.24856509931469" calcext:value-type="float">
            <text:p>-4.24856509931469</text:p>
          </table:table-cell>
          <table:table-cell office:value-type="string" calcext:value-type="string">
            <text:p>Aikenhead Road southbound to Asda</text:p>
          </table:table-cell>
          <table:table-cell table:formula="of:=VLOOKUP([.B1171];[FromObs.$D$3:.$D$1035];1;FALSE())" office:value-type="string" office:string-value="GJ0141_T" calcext:value-type="string">
            <text:p>GJ0141_T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GD2301_D</text:p>
          </table:table-cell>
          <table:table-cell office:value-type="float" office:value="55.8842724179977" calcext:value-type="float">
            <text:p>55.8842724179977</text:p>
          </table:table-cell>
          <table:table-cell office:value-type="float" office:value="-4.28043075601954" calcext:value-type="float">
            <text:p>-4.28043075601954</text:p>
          </table:table-cell>
          <table:table-cell office:value-type="string" calcext:value-type="string">
            <text:p>Bilsland Drive</text:p>
          </table:table-cell>
          <table:table-cell table:formula="of:=VLOOKUP([.B1172];[FromObs.$D$3:.$D$1035];1;FALSE())" office:value-type="string" office:string-value="GD2301_D" calcext:value-type="string">
            <text:p>GD2301_D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GD2301_C</text:p>
          </table:table-cell>
          <table:table-cell office:value-type="float" office:value="55.8842724179977" calcext:value-type="float">
            <text:p>55.8842724179977</text:p>
          </table:table-cell>
          <table:table-cell office:value-type="float" office:value="-4.28043075601954" calcext:value-type="float">
            <text:p>-4.28043075601954</text:p>
          </table:table-cell>
          <table:table-cell office:value-type="string" calcext:value-type="string">
            <text:p>Queen Margaret Drive</text:p>
          </table:table-cell>
          <table:table-cell table:formula="of:=VLOOKUP([.B1173];[FromObs.$D$3:.$D$1035];1;FALSE())" office:value-type="string" office:string-value="GD2301_C" calcext:value-type="string">
            <text:p>GD2301_C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GD2301_B</text:p>
          </table:table-cell>
          <table:table-cell office:value-type="float" office:value="55.8821432093937" calcext:value-type="float">
            <text:p>55.8821432093937</text:p>
          </table:table-cell>
          <table:table-cell office:value-type="float" office:value="-4.27893075691007" calcext:value-type="float">
            <text:p>-4.27893075691007</text:p>
          </table:table-cell>
          <table:table-cell office:value-type="string" calcext:value-type="string">
            <text:p>Maryhill Road outbound to Bilsland Drive</text:p>
          </table:table-cell>
          <table:table-cell table:formula="of:=VLOOKUP([.B1174];[FromObs.$D$3:.$D$1035];1;FALSE())" office:value-type="string" office:string-value="GD2301_B" calcext:value-type="string">
            <text:p>GD2301_B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GD2301_A</text:p>
          </table:table-cell>
          <table:table-cell office:value-type="float" office:value="55.8858697307814" calcext:value-type="float">
            <text:p>55.8858697307814</text:p>
          </table:table-cell>
          <table:table-cell office:value-type="float" office:value="-4.28298708958073" calcext:value-type="float">
            <text:p>-4.28298708958073</text:p>
          </table:table-cell>
          <table:table-cell office:value-type="string" calcext:value-type="string">
            <text:p>Maryhill Road inbound towards Bilsland Road</text:p>
          </table:table-cell>
          <table:table-cell table:formula="of:=VLOOKUP([.B1175];[FromObs.$D$3:.$D$1035];1;FALSE())" office:value-type="string" office:string-value="GD2301_A" calcext:value-type="string">
            <text:p>GD2301_A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GC185A_S</text:p>
          </table:table-cell>
          <table:table-cell office:value-type="float" office:value="55.87078246332" calcext:value-type="float">
            <text:p>55.87078246332</text:p>
          </table:table-cell>
          <table:table-cell office:value-type="float" office:value="-4.31602139063351" calcext:value-type="float">
            <text:p>-4.31602139063351</text:p>
          </table:table-cell>
          <table:table-cell office:value-type="string" calcext:value-type="string">
            <text:p>Dumbarton Road westbound to Thornwood Ave</text:p>
          </table:table-cell>
          <table:table-cell table:formula="of:=VLOOKUP([.B1176];[FromObs.$D$3:.$D$1035];1;FALSE())" office:value-type="string" office:string-value="GC185A_S" calcext:value-type="string">
            <text:p>GC185A_S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GC185A_R</text:p>
          </table:table-cell>
          <table:table-cell office:value-type="float" office:value="55.870614027994" calcext:value-type="float">
            <text:p>55.870614027994</text:p>
          </table:table-cell>
          <table:table-cell office:value-type="float" office:value="-4.31876076857848" calcext:value-type="float">
            <text:p>-4.31876076857848</text:p>
          </table:table-cell>
          <table:table-cell office:value-type="string" calcext:value-type="string">
            <text:p>Dumbarton Road eastbound to Thornwood Ave</text:p>
          </table:table-cell>
          <table:table-cell table:formula="of:=VLOOKUP([.B1177];[FromObs.$D$3:.$D$1035];1;FALSE())" office:value-type="string" office:string-value="GC185A_R" calcext:value-type="string">
            <text:p>GC185A_R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GA4701_D</text:p>
          </table:table-cell>
          <table:table-cell office:value-type="float" office:value="55.8565591143492" calcext:value-type="float">
            <text:p>55.8565591143492</text:p>
          </table:table-cell>
          <table:table-cell office:value-type="float" office:value="-4.24945309032284" calcext:value-type="float">
            <text:p>-4.24945309032284</text:p>
          </table:table-cell>
          <table:table-cell office:value-type="string" calcext:value-type="string">
            <text:p>Stockwell Street Southbound</text:p>
          </table:table-cell>
          <table:table-cell table:formula="of:=VLOOKUP([.B1178];[FromObs.$D$3:.$D$1035];1;FALSE())" office:value-type="string" office:string-value="GA4701_D" calcext:value-type="string">
            <text:p>GA4701_D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GA4701_C</text:p>
          </table:table-cell>
          <table:table-cell office:value-type="float" office:value="55.8545935991961" calcext:value-type="float">
            <text:p>55.8545935991961</text:p>
          </table:table-cell>
          <table:table-cell office:value-type="float" office:value="-4.25077750430257" calcext:value-type="float">
            <text:p>-4.25077750430257</text:p>
          </table:table-cell>
          <table:table-cell office:value-type="string" calcext:value-type="string">
            <text:p>Stockwell Street Northbound</text:p>
          </table:table-cell>
          <table:table-cell table:formula="of:=VLOOKUP([.B1179];[FromObs.$D$3:.$D$1035];1;FALSE())" office:value-type="string" office:string-value="GA4701_C" calcext:value-type="string">
            <text:p>GA4701_C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GA4701_A</text:p>
          </table:table-cell>
          <table:table-cell office:value-type="float" office:value="55.8554454845045" calcext:value-type="float">
            <text:p>55.8554454845045</text:p>
          </table:table-cell>
          <table:table-cell office:value-type="float" office:value="-4.2499000269931" calcext:value-type="float">
            <text:p>-4.2499000269931</text:p>
          </table:table-cell>
          <table:table-cell office:value-type="string" calcext:value-type="string">
            <text:p>BHS Exit</text:p>
          </table:table-cell>
          <table:table-cell table:formula="of:=VLOOKUP([.B1180];[FromObs.$D$3:.$D$1035];1;FALSE())" office:value-type="string" office:string-value="GA4701_A" calcext:value-type="string">
            <text:p>GA4701_A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GG3001_C</text:p>
          </table:table-cell>
          <table:table-cell office:value-type="float" office:value="55.8517898698489" calcext:value-type="float">
            <text:p>55.8517898698489</text:p>
          </table:table-cell>
          <table:table-cell office:value-type="float" office:value="-4.16207223959101" calcext:value-type="float">
            <text:p>-4.16207223959101</text:p>
          </table:table-cell>
          <table:table-cell office:value-type="string" calcext:value-type="string">
            <text:p>Old Shettleston Road</text:p>
          </table:table-cell>
          <table:table-cell table:formula="of:=VLOOKUP([.B1181];[FromObs.$D$3:.$D$1035];1;FALSE())" office:value-type="string" office:string-value="GG3001_C" calcext:value-type="string">
            <text:p>GG3001_C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GG3001_B</text:p>
          </table:table-cell>
          <table:table-cell office:value-type="float" office:value="55.8515631508078" calcext:value-type="float">
            <text:p>55.8515631508078</text:p>
          </table:table-cell>
          <table:table-cell office:value-type="float" office:value="-4.16065371588534" calcext:value-type="float">
            <text:p>-4.16065371588534</text:p>
          </table:table-cell>
          <table:table-cell office:value-type="string" calcext:value-type="string">
            <text:p>Shettleston Road <text:s/>from Killin Street</text:p>
          </table:table-cell>
          <table:table-cell table:formula="of:=VLOOKUP([.B1182];[FromObs.$D$3:.$D$1035];1;FALSE())" office:value-type="string" office:string-value="GG3001_B" calcext:value-type="string">
            <text:p>GG3001_B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GG3001_A</text:p>
          </table:table-cell>
          <table:table-cell office:value-type="float" office:value="55.8515370106059" calcext:value-type="float">
            <text:p>55.8515370106059</text:p>
          </table:table-cell>
          <table:table-cell office:value-type="float" office:value="-4.16622805350799" calcext:value-type="float">
            <text:p>-4.16622805350799</text:p>
          </table:table-cell>
          <table:table-cell office:value-type="string" calcext:value-type="string">
            <text:p>Shettleston Road to Academy St</text:p>
          </table:table-cell>
          <table:table-cell table:formula="of:=VLOOKUP([.B1183];[FromObs.$D$3:.$D$1035];1;FALSE())" office:value-type="string" office:string-value="GG3001_A" calcext:value-type="string">
            <text:p>GG3001_A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GL268A_B</text:p>
          </table:table-cell>
          <table:table-cell office:value-type="float" office:value="55.8563198627622" calcext:value-type="float">
            <text:p>55.8563198627622</text:p>
          </table:table-cell>
          <table:table-cell office:value-type="float" office:value="-4.29307754594355" calcext:value-type="float">
            <text:p>-4.29307754594355</text:p>
          </table:table-cell>
          <table:table-cell office:value-type="string" calcext:value-type="string">
            <text:p>Pacific Dr westbound</text:p>
          </table:table-cell>
          <table:table-cell table:formula="of:=VLOOKUP([.B118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GK4121_A</text:p>
          </table:table-cell>
          <table:table-cell office:value-type="float" office:value="55.8235514419587" calcext:value-type="float">
            <text:p>55.8235514419587</text:p>
          </table:table-cell>
          <table:table-cell office:value-type="float" office:value="-4.336506827846" calcext:value-type="float">
            <text:p>-4.336506827846</text:p>
          </table:table-cell>
          <table:table-cell office:value-type="string" calcext:value-type="string">
            <text:p>Barrhead Road e/b</text:p>
          </table:table-cell>
          <table:table-cell table:formula="of:=VLOOKUP([.B118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GB0101_C</text:p>
          </table:table-cell>
          <table:table-cell office:value-type="float" office:value="55.852283846972" calcext:value-type="float">
            <text:p>55.852283846972</text:p>
          </table:table-cell>
          <table:table-cell office:value-type="float" office:value="-4.26497543408938" calcext:value-type="float">
            <text:p>-4.26497543408938</text:p>
          </table:table-cell>
          <table:table-cell office:value-type="string" calcext:value-type="string">
            <text:p>West Street to Nelson Street northbound inside lane</text:p>
          </table:table-cell>
          <table:table-cell table:formula="of:=VLOOKUP([.B1186];[FromObs.$D$3:.$D$1035];1;FALSE())" office:value-type="string" office:string-value="GB0101_C" calcext:value-type="string">
            <text:p>GB0101_C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GB0101_B</text:p>
          </table:table-cell>
          <table:table-cell office:value-type="float" office:value="55.8534693510957" calcext:value-type="float">
            <text:p>55.8534693510957</text:p>
          </table:table-cell>
          <table:table-cell office:value-type="float" office:value="-4.26453314329782" calcext:value-type="float">
            <text:p>-4.26453314329782</text:p>
          </table:table-cell>
          <table:table-cell office:value-type="string" calcext:value-type="string">
            <text:p>Nelson Street to West Street westbound</text:p>
          </table:table-cell>
          <table:table-cell table:formula="of:=VLOOKUP([.B1187];[FromObs.$D$3:.$D$1035];1;FALSE())" office:value-type="string" office:string-value="GB0101_B" calcext:value-type="string">
            <text:p>GB0101_B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GL268A_A</text:p>
          </table:table-cell>
          <table:table-cell office:value-type="float" office:value="55.8564482081414" calcext:value-type="float">
            <text:p>55.8564482081414</text:p>
          </table:table-cell>
          <table:table-cell office:value-type="float" office:value="-4.28811564040187" calcext:value-type="float">
            <text:p>-4.28811564040187</text:p>
          </table:table-cell>
          <table:table-cell office:value-type="string" calcext:value-type="string">
            <text:p>Pacific Drive westbound</text:p>
          </table:table-cell>
          <table:table-cell table:formula="of:=VLOOKUP([.B118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GD310A_R</text:p>
          </table:table-cell>
          <table:table-cell office:value-type="float" office:value="55.8778170172799" calcext:value-type="float">
            <text:p>55.8778170172799</text:p>
          </table:table-cell>
          <table:table-cell office:value-type="float" office:value="-4.25471164583218" calcext:value-type="float">
            <text:p>-4.25471164583218</text:p>
          </table:table-cell>
          <table:table-cell office:value-type="string" calcext:value-type="string">
            <text:p>Possil Road towards Dawson Road</text:p>
          </table:table-cell>
          <table:table-cell table:formula="of:=VLOOKUP([.B1189];[FromObs.$D$3:.$D$1035];1;FALSE())" office:value-type="string" office:string-value="GD310A_R" calcext:value-type="string">
            <text:p>GD310A_R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GA2401_D</text:p>
          </table:table-cell>
          <table:table-cell office:value-type="float" office:value="55.8582807143231" calcext:value-type="float">
            <text:p>55.8582807143231</text:p>
          </table:table-cell>
          <table:table-cell office:value-type="float" office:value="-4.25703106779507" calcext:value-type="float">
            <text:p>-4.25703106779507</text:p>
          </table:table-cell>
          <table:table-cell office:value-type="string" calcext:value-type="string">
            <text:p>Jamaica Street Southbound to Howard Street</text:p>
          </table:table-cell>
          <table:table-cell table:formula="of:=VLOOKUP([.B1190];[FromObs.$D$3:.$D$1035];1;FALSE())" office:value-type="string" office:string-value="GA2401_D" calcext:value-type="string">
            <text:p>GA2401_D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GA2401_B</text:p>
          </table:table-cell>
          <table:table-cell office:value-type="float" office:value="55.8573582312172" calcext:value-type="float">
            <text:p>55.8573582312172</text:p>
          </table:table-cell>
          <table:table-cell office:value-type="float" office:value="-4.25734508299534" calcext:value-type="float">
            <text:p>-4.25734508299534</text:p>
          </table:table-cell>
          <table:table-cell office:value-type="string" calcext:value-type="string">
            <text:p>Howard Street</text:p>
          </table:table-cell>
          <table:table-cell table:formula="of:=VLOOKUP([.B1191];[FromObs.$D$3:.$D$1035];1;FALSE())" office:value-type="string" office:string-value="GA2401_B" calcext:value-type="string">
            <text:p>GA2401_B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GA2401_A</text:p>
          </table:table-cell>
          <table:table-cell office:value-type="float" office:value="55.8573582312172" calcext:value-type="float">
            <text:p>55.8573582312172</text:p>
          </table:table-cell>
          <table:table-cell office:value-type="float" office:value="-4.25734508299534" calcext:value-type="float">
            <text:p>-4.25734508299534</text:p>
          </table:table-cell>
          <table:table-cell office:value-type="string" calcext:value-type="string">
            <text:p>Midland Street</text:p>
          </table:table-cell>
          <table:table-cell table:formula="of:=VLOOKUP([.B1192];[FromObs.$D$3:.$D$1035];1;FALSE())" office:value-type="string" office:string-value="GA2401_A" calcext:value-type="string">
            <text:p>GA2401_A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GA5171_D</text:p>
          </table:table-cell>
          <table:table-cell office:value-type="float" office:value="55.8569028165145" calcext:value-type="float">
            <text:p>55.8569028165145</text:p>
          </table:table-cell>
          <table:table-cell office:value-type="float" office:value="-4.24539831137419" calcext:value-type="float">
            <text:p>-4.24539831137419</text:p>
          </table:table-cell>
          <table:table-cell office:value-type="string" calcext:value-type="string">
            <text:p>Albion Street</text:p>
          </table:table-cell>
          <table:table-cell table:formula="of:=VLOOKUP([.B1193];[FromObs.$D$3:.$D$1035];1;FALSE())" office:value-type="string" office:string-value="GA5171_D" calcext:value-type="string">
            <text:p>GA5171_D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GA5171_B</text:p>
          </table:table-cell>
          <table:table-cell office:value-type="float" office:value="55.8565311347432" calcext:value-type="float">
            <text:p>55.8565311347432</text:p>
          </table:table-cell>
          <table:table-cell office:value-type="float" office:value="-4.24360321272924" calcext:value-type="float">
            <text:p>-4.24360321272924</text:p>
          </table:table-cell>
          <table:table-cell office:value-type="string" calcext:value-type="string">
            <text:p>Trongate westbound</text:p>
          </table:table-cell>
          <table:table-cell table:formula="of:=VLOOKUP([.B1194];[FromObs.$D$3:.$D$1035];1;FALSE())" office:value-type="string" office:string-value="GA5171_B" calcext:value-type="string">
            <text:p>GA5171_B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GA0101_D</text:p>
          </table:table-cell>
          <table:table-cell office:value-type="float" office:value="55.8569263762728" calcext:value-type="float">
            <text:p>55.8569263762728</text:p>
          </table:table-cell>
          <table:table-cell office:value-type="float" office:value="-4.27347489298577" calcext:value-type="float">
            <text:p>-4.27347489298577</text:p>
          </table:table-cell>
          <table:table-cell office:value-type="string" calcext:value-type="string">
            <text:p>Anderston Quay - Fastlink Crossover westbound</text:p>
          </table:table-cell>
          <table:table-cell table:formula="of:=VLOOKUP([.B119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GJ0051_D</text:p>
          </table:table-cell>
          <table:table-cell office:value-type="float" office:value="55.8355725583482" calcext:value-type="float">
            <text:p>55.8355725583482</text:p>
          </table:table-cell>
          <table:table-cell office:value-type="float" office:value="-4.24900731022375" calcext:value-type="float">
            <text:p>-4.24900731022375</text:p>
          </table:table-cell>
          <table:table-cell office:value-type="string" calcext:value-type="string">
            <text:p>Aikenhead Rd southbound</text:p>
          </table:table-cell>
          <table:table-cell table:formula="of:=VLOOKUP([.B1196];[FromObs.$D$3:.$D$1035];1;FALSE())" office:value-type="string" office:string-value="GJ0051_D" calcext:value-type="string">
            <text:p>GJ0051_D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GJ0051_C</text:p>
          </table:table-cell>
          <table:table-cell office:value-type="float" office:value="55.83234310575" calcext:value-type="float">
            <text:p>55.83234310575</text:p>
          </table:table-cell>
          <table:table-cell office:value-type="float" office:value="-4.24867711013637" calcext:value-type="float">
            <text:p>-4.24867711013637</text:p>
          </table:table-cell>
          <table:table-cell office:value-type="string" calcext:value-type="string">
            <text:p>Aikenhead Rd northbound to Calder St</text:p>
          </table:table-cell>
          <table:table-cell table:formula="of:=VLOOKUP([.B1197];[FromObs.$D$3:.$D$1035];1;FALSE())" office:value-type="string" office:string-value="GJ0051_C" calcext:value-type="string">
            <text:p>GJ0051_C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GJ0051_B</text:p>
          </table:table-cell>
          <table:table-cell office:value-type="float" office:value="55.8348490094438" calcext:value-type="float">
            <text:p>55.8348490094438</text:p>
          </table:table-cell>
          <table:table-cell office:value-type="float" office:value="-4.24482930853486" calcext:value-type="float">
            <text:p>-4.24482930853486</text:p>
          </table:table-cell>
          <table:table-cell office:value-type="string" calcext:value-type="string">
            <text:p>Calder St e/b to Polmadie Rd</text:p>
          </table:table-cell>
          <table:table-cell table:formula="of:=VLOOKUP([.B1198];[FromObs.$D$3:.$D$1035];1;FALSE())" office:value-type="string" office:string-value="GJ0051_B" calcext:value-type="string">
            <text:p>GJ0051_B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GJ0051_A</text:p>
          </table:table-cell>
          <table:table-cell office:value-type="float" office:value="55.8355725583482" calcext:value-type="float">
            <text:p>55.8355725583482</text:p>
          </table:table-cell>
          <table:table-cell office:value-type="float" office:value="-4.24900731022375" calcext:value-type="float">
            <text:p>-4.24900731022375</text:p>
          </table:table-cell>
          <table:table-cell office:value-type="string" calcext:value-type="string">
            <text:p>Calder St eastbound</text:p>
          </table:table-cell>
          <table:table-cell table:formula="of:=VLOOKUP([.B1199];[FromObs.$D$3:.$D$1035];1;FALSE())" office:value-type="string" office:string-value="GJ0051_A" calcext:value-type="string">
            <text:p>GJ0051_A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GK0801_H</text:p>
          </table:table-cell>
          <table:table-cell office:value-type="float" office:value="55.8240074543369" calcext:value-type="float">
            <text:p>55.8240074543369</text:p>
          </table:table-cell>
          <table:table-cell office:value-type="float" office:value="-4.28643357973082" calcext:value-type="float">
            <text:p>-4.28643357973082</text:p>
          </table:table-cell>
          <table:table-cell office:value-type="string" calcext:value-type="string">
            <text:p>Auldhouse Road inbound entry</text:p>
          </table:table-cell>
          <table:table-cell table:formula="of:=VLOOKUP([.B1200];[FromObs.$D$3:.$D$1035];1;FALSE())" office:value-type="string" office:string-value="GK0801_H" calcext:value-type="string">
            <text:p>GK0801_H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GK0801_G</text:p>
          </table:table-cell>
          <table:table-cell office:value-type="float" office:value="55.8211688561174" calcext:value-type="float">
            <text:p>55.8211688561174</text:p>
          </table:table-cell>
          <table:table-cell office:value-type="float" office:value="-4.28732066709229" calcext:value-type="float">
            <text:p>-4.28732066709229</text:p>
          </table:table-cell>
          <table:table-cell office:value-type="string" calcext:value-type="string">
            <text:p>Kilmarnock Road southbound to Newlandsfield Road</text:p>
          </table:table-cell>
          <table:table-cell table:formula="of:=VLOOKUP([.B1201];[FromObs.$D$3:.$D$1035];1;FALSE())" office:value-type="string" office:string-value="GK0801_G" calcext:value-type="string">
            <text:p>GK0801_G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GG2021_C</text:p>
          </table:table-cell>
          <table:table-cell office:value-type="float" office:value="55.8595804318232" calcext:value-type="float">
            <text:p>55.8595804318232</text:p>
          </table:table-cell>
          <table:table-cell office:value-type="float" office:value="-4.23457451614325" calcext:value-type="float">
            <text:p>-4.23457451614325</text:p>
          </table:table-cell>
          <table:table-cell office:value-type="string" calcext:value-type="string">
            <text:p>Ladywell Road</text:p>
          </table:table-cell>
          <table:table-cell table:formula="of:=VLOOKUP([.B1202];[FromObs.$D$3:.$D$1035];1;FALSE())" office:value-type="string" office:string-value="GG2021_C" calcext:value-type="string">
            <text:p>GG2021_C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GG2021_B</text:p>
          </table:table-cell>
          <table:table-cell office:value-type="float" office:value="55.8596612440592" calcext:value-type="float">
            <text:p>55.8596612440592</text:p>
          </table:table-cell>
          <table:table-cell office:value-type="float" office:value="-4.23408377445132" calcext:value-type="float">
            <text:p>-4.23408377445132</text:p>
          </table:table-cell>
          <table:table-cell office:value-type="string" calcext:value-type="string">
            <text:p>Duke St. westbound to Ladywell Road</text:p>
          </table:table-cell>
          <table:table-cell table:formula="of:=VLOOKUP([.B1203];[FromObs.$D$3:.$D$1035];1;FALSE())" office:value-type="string" office:string-value="GG2021_B" calcext:value-type="string">
            <text:p>GG2021_B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GK0801_D</text:p>
          </table:table-cell>
          <table:table-cell office:value-type="float" office:value="55.8262831140431" calcext:value-type="float">
            <text:p>55.8262831140431</text:p>
          </table:table-cell>
          <table:table-cell office:value-type="float" office:value="-4.28536964298774" calcext:value-type="float">
            <text:p>-4.28536964298774</text:p>
          </table:table-cell>
          <table:table-cell office:value-type="string" calcext:value-type="string">
            <text:p>Kilmarnock Road outbound to Newlandsfield Road</text:p>
          </table:table-cell>
          <table:table-cell table:formula="of:=VLOOKUP([.B1204];[FromObs.$D$3:.$D$1035];1;FALSE())" office:value-type="string" office:string-value="GK0801_D" calcext:value-type="string">
            <text:p>GK0801_D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GG2021_A</text:p>
          </table:table-cell>
          <table:table-cell office:value-type="float" office:value="55.8598879281003" calcext:value-type="float">
            <text:p>55.8598879281003</text:p>
          </table:table-cell>
          <table:table-cell office:value-type="float" office:value="-4.23694126363929" calcext:value-type="float">
            <text:p>-4.23694126363929</text:p>
          </table:table-cell>
          <table:table-cell office:value-type="string" calcext:value-type="string">
            <text:p>Duke St. eastbound to Ladywell Road</text:p>
          </table:table-cell>
          <table:table-cell table:formula="of:=VLOOKUP([.B1205];[FromObs.$D$3:.$D$1035];1;FALSE())" office:value-type="string" office:string-value="GG2021_A" calcext:value-type="string">
            <text:p>GG2021_A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GK0801_A</text:p>
          </table:table-cell>
          <table:table-cell office:value-type="float" office:value="55.8240074543369" calcext:value-type="float">
            <text:p>55.8240074543369</text:p>
          </table:table-cell>
          <table:table-cell office:value-type="float" office:value="-4.28643357973082" calcext:value-type="float">
            <text:p>-4.28643357973082</text:p>
          </table:table-cell>
          <table:table-cell office:value-type="string" calcext:value-type="string">
            <text:p>Newlandsfield Road</text:p>
          </table:table-cell>
          <table:table-cell table:formula="of:=VLOOKUP([.B1206];[FromObs.$D$3:.$D$1035];1;FALSE())" office:value-type="string" office:string-value="GK0801_A" calcext:value-type="string">
            <text:p>GK0801_A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GH090A_V</text:p>
          </table:table-cell>
          <table:table-cell office:value-type="float" office:value="55.8512918125229" calcext:value-type="float">
            <text:p>55.8512918125229</text:p>
          </table:table-cell>
          <table:table-cell office:value-type="float" office:value="-4.19778386032069" calcext:value-type="float">
            <text:p>-4.19778386032069</text:p>
          </table:table-cell>
          <table:table-cell office:value-type="string" calcext:value-type="string">
            <text:p>Duke Street north to East Wellington</text:p>
          </table:table-cell>
          <table:table-cell table:formula="of:=VLOOKUP([.B1207];[FromObs.$D$3:.$D$1035];1;FALSE())" office:value-type="string" office:string-value="GH090A_V" calcext:value-type="string">
            <text:p>GH090A_V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GA5501_D</text:p>
          </table:table-cell>
          <table:table-cell office:value-type="float" office:value="55.8689262905388" calcext:value-type="float">
            <text:p>55.8689262905388</text:p>
          </table:table-cell>
          <table:table-cell office:value-type="float" office:value="-4.23463189401038" calcext:value-type="float">
            <text:p>-4.23463189401038</text:p>
          </table:table-cell>
          <table:table-cell office:value-type="string" calcext:value-type="string">
            <text:p>Springburn Road southbound</text:p>
          </table:table-cell>
          <table:table-cell table:formula="of:=VLOOKUP([.B1208];[FromObs.$D$3:.$D$1035];1;FALSE())" office:value-type="string" office:string-value="GA5501_D" calcext:value-type="string">
            <text:p>GA5501_D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GA5501_C</text:p>
          </table:table-cell>
          <table:table-cell office:value-type="float" office:value="55.8689262905388" calcext:value-type="float">
            <text:p>55.8689262905388</text:p>
          </table:table-cell>
          <table:table-cell office:value-type="float" office:value="-4.23463189401038" calcext:value-type="float">
            <text:p>-4.23463189401038</text:p>
          </table:table-cell>
          <table:table-cell office:value-type="string" calcext:value-type="string">
            <text:p>Castle Street northbound</text:p>
          </table:table-cell>
          <table:table-cell table:formula="of:=VLOOKUP([.B1209];[FromObs.$D$3:.$D$1035];1;FALSE())" office:value-type="string" office:string-value="GA5501_C" calcext:value-type="string">
            <text:p>GA5501_C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GH090A_T</text:p>
          </table:table-cell>
          <table:table-cell office:value-type="float" office:value="55.8550745189919" calcext:value-type="float">
            <text:p>55.8550745189919</text:p>
          </table:table-cell>
          <table:table-cell office:value-type="float" office:value="-4.1978377008337" calcext:value-type="float">
            <text:p>-4.1978377008337</text:p>
          </table:table-cell>
          <table:table-cell office:value-type="string" calcext:value-type="string">
            <text:p>Duke Street to East Wellington</text:p>
          </table:table-cell>
          <table:table-cell table:formula="of:=VLOOKUP([.B1210];[FromObs.$D$3:.$D$1035];1;FALSE())" office:value-type="string" office:string-value="GH090A_T" calcext:value-type="string">
            <text:p>GH090A_T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GA5501_B</text:p>
          </table:table-cell>
          <table:table-cell office:value-type="float" office:value="55.8689262905388" calcext:value-type="float">
            <text:p>55.8689262905388</text:p>
          </table:table-cell>
          <table:table-cell office:value-type="float" office:value="-4.23463189401038" calcext:value-type="float">
            <text:p>-4.23463189401038</text:p>
          </table:table-cell>
          <table:table-cell office:value-type="string" calcext:value-type="string">
            <text:p>Royston Road</text:p>
          </table:table-cell>
          <table:table-cell table:formula="of:=VLOOKUP([.B1211];[FromObs.$D$3:.$D$1035];1;FALSE())" office:value-type="string" office:string-value="GA5501_B" calcext:value-type="string">
            <text:p>GA5501_B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GA5501_A</text:p>
          </table:table-cell>
          <table:table-cell office:value-type="float" office:value="55.8690661389906" calcext:value-type="float">
            <text:p>55.8690661389906</text:p>
          </table:table-cell>
          <table:table-cell office:value-type="float" office:value="-4.23583872549864" calcext:value-type="float">
            <text:p>-4.23583872549864</text:p>
          </table:table-cell>
          <table:table-cell office:value-type="string" calcext:value-type="string">
            <text:p>Pinkston Road to Royston Road opp controller</text:p>
          </table:table-cell>
          <table:table-cell table:formula="of:=VLOOKUP([.B1212];[FromObs.$D$3:.$D$1035];1;FALSE())" office:value-type="string" office:string-value="GA5501_A" calcext:value-type="string">
            <text:p>GA5501_A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GI0051_R</text:p>
          </table:table-cell>
          <table:table-cell office:value-type="float" office:value="55.8449774716513" calcext:value-type="float">
            <text:p>55.8449774716513</text:p>
          </table:table-cell>
          <table:table-cell office:value-type="float" office:value="-4.25467829589437" calcext:value-type="float">
            <text:p>-4.25467829589437</text:p>
          </table:table-cell>
          <table:table-cell office:value-type="string" calcext:value-type="string">
            <text:p>Caledonia Rd eastbound to Camden Terrace</text:p>
          </table:table-cell>
          <table:table-cell table:formula="of:=VLOOKUP([.B1213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GA320A_B</text:p>
          </table:table-cell>
          <table:table-cell office:value-type="float" office:value="55.8561487552465" calcext:value-type="float">
            <text:p>55.8561487552465</text:p>
          </table:table-cell>
          <table:table-cell office:value-type="float" office:value="-4.25615641088715" calcext:value-type="float">
            <text:p>-4.25615641088715</text:p>
          </table:table-cell>
          <table:table-cell office:value-type="string" calcext:value-type="string">
            <text:p>Clyde Street westbound</text:p>
          </table:table-cell>
          <table:table-cell table:formula="of:=VLOOKUP([.B1214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GA320A_A</text:p>
          </table:table-cell>
          <table:table-cell office:value-type="float" office:value="55.8561487552465" calcext:value-type="float">
            <text:p>55.8561487552465</text:p>
          </table:table-cell>
          <table:table-cell office:value-type="float" office:value="-4.25615641088715" calcext:value-type="float">
            <text:p>-4.25615641088715</text:p>
          </table:table-cell>
          <table:table-cell office:value-type="string" calcext:value-type="string">
            <text:p>Clyde Street eastbound</text:p>
          </table:table-cell>
          <table:table-cell table:formula="of:=VLOOKUP([.B1215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GG015A_B</text:p>
          </table:table-cell>
          <table:table-cell office:value-type="float" office:value="55.8631221668278" calcext:value-type="float">
            <text:p>55.8631221668278</text:p>
          </table:table-cell>
          <table:table-cell office:value-type="float" office:value="-4.21115733524278" calcext:value-type="float">
            <text:p>-4.21115733524278</text:p>
          </table:table-cell>
          <table:table-cell office:value-type="string" calcext:value-type="string">
            <text:p>Alexandra Parade to Meadowpark</text:p>
          </table:table-cell>
          <table:table-cell table:formula="of:=VLOOKUP([.B1216];[FromObs.$D$3:.$D$1035];1;FALSE())" office:value-type="string" office:string-value="GG015A_B" calcext:value-type="string">
            <text:p>GG015A_B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GG015A_A</text:p>
          </table:table-cell>
          <table:table-cell office:value-type="float" office:value="55.8634012209302" calcext:value-type="float">
            <text:p>55.8634012209302</text:p>
          </table:table-cell>
          <table:table-cell office:value-type="float" office:value="-4.21612747401892" calcext:value-type="float">
            <text:p>-4.21612747401892</text:p>
          </table:table-cell>
          <table:table-cell office:value-type="string" calcext:value-type="string">
            <text:p>Alexandra Parade to Meadowpark</text:p>
          </table:table-cell>
          <table:table-cell table:formula="of:=VLOOKUP([.B1217];[FromObs.$D$3:.$D$1035];1;FALSE())" office:value-type="string" office:string-value="GG015A_A" calcext:value-type="string">
            <text:p>GG015A_A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GD255A_S</text:p>
          </table:table-cell>
          <table:table-cell office:value-type="float" office:value="55.8879123882144" calcext:value-type="float">
            <text:p>55.8879123882144</text:p>
          </table:table-cell>
          <table:table-cell office:value-type="float" office:value="-4.28624148543483" calcext:value-type="float">
            <text:p>-4.28624148543483</text:p>
          </table:table-cell>
          <table:table-cell office:value-type="string" calcext:value-type="string">
            <text:p>Maryhill Road outbound towards Gairbraid Avenue</text:p>
          </table:table-cell>
          <table:table-cell table:formula="of:=VLOOKUP([.B1218];[FromObs.$D$3:.$D$1035];1;FALSE())" office:value-type="string" office:string-value="GD255A_S" calcext:value-type="string">
            <text:p>GD255A_S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GA1851_F</text:p>
          </table:table-cell>
          <table:table-cell office:value-type="float" office:value="55.8547633765563" calcext:value-type="float">
            <text:p>55.8547633765563</text:p>
          </table:table-cell>
          <table:table-cell office:value-type="float" office:value="-4.25965520363947" calcext:value-type="float">
            <text:p>-4.25965520363947</text:p>
          </table:table-cell>
          <table:table-cell office:value-type="string" calcext:value-type="string">
            <text:p>Commerce Street to King George V Bridge outside lane</text:p>
          </table:table-cell>
          <table:table-cell table:formula="of:=VLOOKUP([.B1219];[FromObs.$D$3:.$D$1035];1;FALSE())" office:value-type="string" office:string-value="GA1851_F" calcext:value-type="string">
            <text:p>GA1851_F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GJ315A_D</text:p>
          </table:table-cell>
          <table:table-cell office:value-type="float" office:value="55.8280369599103" calcext:value-type="float">
            <text:p>55.8280369599103</text:p>
          </table:table-cell>
          <table:table-cell office:value-type="float" office:value="-4.25952573028293" calcext:value-type="float">
            <text:p>-4.25952573028293</text:p>
          </table:table-cell>
          <table:table-cell office:value-type="string" calcext:value-type="string">
            <text:p>Cathcart Rd southbound to Stanmore St</text:p>
          </table:table-cell>
          <table:table-cell table:formula="of:=VLOOKUP([.B1220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GD255A_R</text:p>
          </table:table-cell>
          <table:table-cell office:value-type="float" office:value="55.8922983448342" calcext:value-type="float">
            <text:p>55.8922983448342</text:p>
          </table:table-cell>
          <table:table-cell office:value-type="float" office:value="-4.29444840286621" calcext:value-type="float">
            <text:p>-4.29444840286621</text:p>
          </table:table-cell>
          <table:table-cell office:value-type="string" calcext:value-type="string">
            <text:p>Maryhill Road inbound towards Gairbraid Avenue</text:p>
          </table:table-cell>
          <table:table-cell table:formula="of:=VLOOKUP([.B1221];[FromObs.$D$3:.$D$1035];1;FALSE())" office:value-type="string" office:string-value="GD255A_R" calcext:value-type="string">
            <text:p>GD255A_R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GA1851_E</text:p>
          </table:table-cell>
          <table:table-cell office:value-type="float" office:value="55.8547633765563" calcext:value-type="float">
            <text:p>55.8547633765563</text:p>
          </table:table-cell>
          <table:table-cell office:value-type="float" office:value="-4.25965520363947" calcext:value-type="float">
            <text:p>-4.25965520363947</text:p>
          </table:table-cell>
          <table:table-cell office:value-type="string" calcext:value-type="string">
            <text:p>Commerce Street to King George V Bridge middle lane</text:p>
          </table:table-cell>
          <table:table-cell table:formula="of:=VLOOKUP([.B1222];[FromObs.$D$3:.$D$1035];1;FALSE())" office:value-type="string" office:string-value="GA1851_E" calcext:value-type="string">
            <text:p>GA1851_E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GA1851_C</text:p>
          </table:table-cell>
          <table:table-cell office:value-type="float" office:value="55.8547633765563" calcext:value-type="float">
            <text:p>55.8547633765563</text:p>
          </table:table-cell>
          <table:table-cell office:value-type="float" office:value="-4.25965520363947" calcext:value-type="float">
            <text:p>-4.25965520363947</text:p>
          </table:table-cell>
          <table:table-cell office:value-type="string" calcext:value-type="string">
            <text:p>Commerce Street to King George V Bridge inside lane</text:p>
          </table:table-cell>
          <table:table-cell table:formula="of:=VLOOKUP([.B1223];[FromObs.$D$3:.$D$1035];1;FALSE())" office:value-type="string" office:string-value="GA1851_C" calcext:value-type="string">
            <text:p>GA1851_C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GA1851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yde Street westbound to Oswald Street</text:p>
          </table:table-cell>
          <table:table-cell table:formula="of:=VLOOKUP([.B1224];[FromObs.$D$3:.$D$1035];1;FALSE())" office:value-type="string" office:string-value="GA1851_B" calcext:value-type="string">
            <text:p>GA1851_B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GI0051_C</text:p>
          </table:table-cell>
          <table:table-cell office:value-type="float" office:value="55.8451373881192" calcext:value-type="float">
            <text:p>55.8451373881192</text:p>
          </table:table-cell>
          <table:table-cell office:value-type="float" office:value="-4.24888892451921" calcext:value-type="float">
            <text:p>-4.24888892451921</text:p>
          </table:table-cell>
          <table:table-cell office:value-type="string" calcext:value-type="string">
            <text:p>Lawmoor St</text:p>
          </table:table-cell>
          <table:table-cell table:formula="of:=VLOOKUP([.B1225];[FromObs.$D$3:.$D$1035];1;FALSE())" office:value-type="string" office:string-value="GI0051_C" calcext:value-type="string">
            <text:p>GI0051_C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GA1851_A</text:p>
          </table:table-cell>
          <table:table-cell office:value-type="float" office:value="55.8568757037041" calcext:value-type="float">
            <text:p>55.8568757037041</text:p>
          </table:table-cell>
          <table:table-cell office:value-type="float" office:value="-4.26257419853188" calcext:value-type="float">
            <text:p>-4.26257419853188</text:p>
          </table:table-cell>
          <table:table-cell office:value-type="string" calcext:value-type="string">
            <text:p>Broomielaw eastbound</text:p>
          </table:table-cell>
          <table:table-cell table:formula="of:=VLOOKUP([.B1226];[FromObs.$D$3:.$D$1035];1;FALSE())" office:value-type="string" office:string-value="GA1851_A" calcext:value-type="string">
            <text:p>GA1851_A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GI0051_B</text:p>
          </table:table-cell>
          <table:table-cell office:value-type="float" office:value="55.8451373881192" calcext:value-type="float">
            <text:p>55.8451373881192</text:p>
          </table:table-cell>
          <table:table-cell office:value-type="float" office:value="-4.24888892451921" calcext:value-type="float">
            <text:p>-4.24888892451921</text:p>
          </table:table-cell>
          <table:table-cell office:value-type="string" calcext:value-type="string">
            <text:p>Caledonia Rd westbound</text:p>
          </table:table-cell>
          <table:table-cell table:formula="of:=VLOOKUP([.B1227];[FromObs.$D$3:.$D$1035];1;FALSE())" office:value-type="string" office:string-value="GI0051_B" calcext:value-type="string">
            <text:p>GI0051_B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GI0051_A</text:p>
          </table:table-cell>
          <table:table-cell office:value-type="float" office:value="55.8456087040457" calcext:value-type="float">
            <text:p>55.8456087040457</text:p>
          </table:table-cell>
          <table:table-cell office:value-type="float" office:value="-4.25014617875649" calcext:value-type="float">
            <text:p>-4.25014617875649</text:p>
          </table:table-cell>
          <table:table-cell office:value-type="string" calcext:value-type="string">
            <text:p>Caledonia Rd eastbound to Lawmoor St</text:p>
          </table:table-cell>
          <table:table-cell table:formula="of:=VLOOKUP([.B1228];[FromObs.$D$3:.$D$1035];1;FALSE())" office:value-type="string" office:string-value="GI0051_A" calcext:value-type="string">
            <text:p>GI0051_A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GA495A_B</text:p>
          </table:table-cell>
          <table:table-cell office:value-type="float" office:value="55.8630385022112" calcext:value-type="float">
            <text:p>55.8630385022112</text:p>
          </table:table-cell>
          <table:table-cell office:value-type="float" office:value="-4.23963150865422" calcext:value-type="float">
            <text:p>-4.23963150865422</text:p>
          </table:table-cell>
          <table:table-cell office:value-type="string" calcext:value-type="string">
            <text:p>Cathedral St westbound to Taylor St</text:p>
          </table:table-cell>
          <table:table-cell table:formula="of:=VLOOKUP([.B1229];[FromObs.$D$3:.$D$1035];1;FALSE())" office:value-type="string" office:string-value="GA495A_B" calcext:value-type="string">
            <text:p>GA495A_B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GA495A_A</text:p>
          </table:table-cell>
          <table:table-cell office:value-type="float" office:value="55.8630580298942" calcext:value-type="float">
            <text:p>55.8630580298942</text:p>
          </table:table-cell>
          <table:table-cell office:value-type="float" office:value="-4.2449704596522" calcext:value-type="float">
            <text:p>-4.2449704596522</text:p>
          </table:table-cell>
          <table:table-cell office:value-type="string" calcext:value-type="string">
            <text:p>Cathedral St eastbound to Taylor St</text:p>
          </table:table-cell>
          <table:table-cell table:formula="of:=VLOOKUP([.B1230];[FromObs.$D$3:.$D$1035];1;FALSE())" office:value-type="string" office:string-value="GA495A_A" calcext:value-type="string">
            <text:p>GA495A_A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GA1331_V</text:p>
          </table:table-cell>
          <table:table-cell office:value-type="float" office:value="55.8606475359003" calcext:value-type="float">
            <text:p>55.8606475359003</text:p>
          </table:table-cell>
          <table:table-cell office:value-type="float" office:value="-4.26175479721498" calcext:value-type="float">
            <text:p>-4.26175479721498</text:p>
          </table:table-cell>
          <table:table-cell office:value-type="string" calcext:value-type="string">
            <text:p>West Campbell St Northbound to Bothwell St</text:p>
          </table:table-cell>
          <table:table-cell table:formula="of:=VLOOKUP([.B1231];[FromObs.$D$3:.$D$1035];1;FALSE())" office:value-type="string" office:string-value="GA1331_V" calcext:value-type="string">
            <text:p>GA1331_V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GG180A_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iebeith Road s/b</text:p>
          </table:table-cell>
          <table:table-cell table:formula="of:=VLOOKUP([.B123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GD025A_B</text:p>
          </table:table-cell>
          <table:table-cell office:value-type="float" office:value="55.8754633727327" calcext:value-type="float">
            <text:p>55.8754633727327</text:p>
          </table:table-cell>
          <table:table-cell office:value-type="float" office:value="-4.28244003239272" calcext:value-type="float">
            <text:p>-4.28244003239272</text:p>
          </table:table-cell>
          <table:table-cell office:value-type="string" calcext:value-type="string">
            <text:p>GWR to Ruskin Ter</text:p>
          </table:table-cell>
          <table:table-cell table:formula="of:=VLOOKUP([.B1233];[FromObs.$D$3:.$D$1035];1;FALSE())" office:value-type="string" office:string-value="GD025A_B" calcext:value-type="string">
            <text:p>GD025A_B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GD025A_A</text:p>
          </table:table-cell>
          <table:table-cell office:value-type="float" office:value="55.8770071647789" calcext:value-type="float">
            <text:p>55.8770071647789</text:p>
          </table:table-cell>
          <table:table-cell office:value-type="float" office:value="-4.28739083013793" calcext:value-type="float">
            <text:p>-4.28739083013793</text:p>
          </table:table-cell>
          <table:table-cell office:value-type="string" calcext:value-type="string">
            <text:p>GWR to Ruskin Ter</text:p>
          </table:table-cell>
          <table:table-cell table:formula="of:=VLOOKUP([.B1234];[FromObs.$D$3:.$D$1035];1;FALSE())" office:value-type="string" office:string-value="GD025A_A" calcext:value-type="string">
            <text:p>GD025A_A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GB0351_T</text:p>
          </table:table-cell>
          <table:table-cell office:value-type="float" office:value="55.8521912258295" calcext:value-type="float">
            <text:p>55.8521912258295</text:p>
          </table:table-cell>
          <table:table-cell office:value-type="float" office:value="-4.26365991818032" calcext:value-type="float">
            <text:p>-4.26365991818032</text:p>
          </table:table-cell>
          <table:table-cell office:value-type="string" calcext:value-type="string">
            <text:p>Tradeston Street to Cook Street southbound</text:p>
          </table:table-cell>
          <table:table-cell table:formula="of:=VLOOKUP([.B1235];[FromObs.$D$3:.$D$1035];1;FALSE())" office:value-type="string" office:string-value="GB0351_T" calcext:value-type="string">
            <text:p>GB0351_T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GB0351_S</text:p>
          </table:table-cell>
          <table:table-cell office:value-type="float" office:value="55.8506322582145" calcext:value-type="float">
            <text:p>55.8506322582145</text:p>
          </table:table-cell>
          <table:table-cell office:value-type="float" office:value="-4.25997453869481" calcext:value-type="float">
            <text:p>-4.25997453869481</text:p>
          </table:table-cell>
          <table:table-cell office:value-type="string" calcext:value-type="string">
            <text:p>Cook Street westbound to Tradeston St</text:p>
          </table:table-cell>
          <table:table-cell table:formula="of:=VLOOKUP([.B1236];[FromObs.$D$3:.$D$1035];1;FALSE())" office:value-type="string" office:string-value="GB0351_S" calcext:value-type="string">
            <text:p>GB0351_S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GG180A_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sterhouse Road n/b</text:p>
          </table:table-cell>
          <table:table-cell table:formula="of:=VLOOKUP([.B123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GA2651_T</text:p>
          </table:table-cell>
          <table:table-cell office:value-type="float" office:value="55.8638455579953" calcext:value-type="float">
            <text:p>55.8638455579953</text:p>
          </table:table-cell>
          <table:table-cell office:value-type="float" office:value="-4.25596348921791" calcext:value-type="float">
            <text:p>-4.25596348921791</text:p>
          </table:table-cell>
          <table:table-cell office:value-type="string" calcext:value-type="string">
            <text:p>Renfield Street southbound to West Regent St</text:p>
          </table:table-cell>
          <table:table-cell table:formula="of:=VLOOKUP([.B1238];[FromObs.$D$3:.$D$1035];1;FALSE())" office:value-type="string" office:string-value="GA2651_T" calcext:value-type="string">
            <text:p>GA2651_T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DD1701_C</text:p>
          </table:table-cell>
          <table:table-cell office:value-type="float" office:value="55.8912616117432" calcext:value-type="float">
            <text:p>55.8912616117432</text:p>
          </table:table-cell>
          <table:table-cell office:value-type="float" office:value="-4.38722961493121" calcext:value-type="float">
            <text:p>-4.38722961493121</text:p>
          </table:table-cell>
          <table:table-cell office:value-type="string" calcext:value-type="string">
            <text:p>Mill Road</text:p>
          </table:table-cell>
          <table:table-cell table:formula="of:=VLOOKUP([.B1239];[FromObs.$D$3:.$D$1035];1;FALSE())" office:value-type="string" office:string-value="DD1701_C" calcext:value-type="string">
            <text:p>DD1701_C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GA2651_R</text:p>
          </table:table-cell>
          <table:table-cell office:value-type="float" office:value="55.8633575208607" calcext:value-type="float">
            <text:p>55.8633575208607</text:p>
          </table:table-cell>
          <table:table-cell office:value-type="float" office:value="-4.25758130346115" calcext:value-type="float">
            <text:p>-4.25758130346115</text:p>
          </table:table-cell>
          <table:table-cell office:value-type="string" calcext:value-type="string">
            <text:p>West Regent Street eastbound to Renfield St.</text:p>
          </table:table-cell>
          <table:table-cell table:formula="of:=VLOOKUP([.B1240];[FromObs.$D$3:.$D$1035];1;FALSE())" office:value-type="string" office:string-value="GA2651_R" calcext:value-type="string">
            <text:p>GA2651_R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DD1701_B</text:p>
          </table:table-cell>
          <table:table-cell office:value-type="float" office:value="55.8901481600755" calcext:value-type="float">
            <text:p>55.8901481600755</text:p>
          </table:table-cell>
          <table:table-cell office:value-type="float" office:value="-4.38300297015958" calcext:value-type="float">
            <text:p>-4.38300297015958</text:p>
          </table:table-cell>
          <table:table-cell office:value-type="string" calcext:value-type="string">
            <text:p>Glasgow Road outbound to Mill Road</text:p>
          </table:table-cell>
          <table:table-cell table:formula="of:=VLOOKUP([.B1241];[FromObs.$D$3:.$D$1035];1;FALSE())" office:value-type="string" office:string-value="DD1701_B" calcext:value-type="string">
            <text:p>DD1701_B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DD1701_A</text:p>
          </table:table-cell>
          <table:table-cell office:value-type="float" office:value="55.8912616117432" calcext:value-type="float">
            <text:p>55.8912616117432</text:p>
          </table:table-cell>
          <table:table-cell office:value-type="float" office:value="-4.38722961493121" calcext:value-type="float">
            <text:p>-4.38722961493121</text:p>
          </table:table-cell>
          <table:table-cell office:value-type="string" calcext:value-type="string">
            <text:p>Glasgow Road southbound to Mill Road</text:p>
          </table:table-cell>
          <table:table-cell table:formula="of:=VLOOKUP([.B1242];[FromObs.$D$3:.$D$1035];1;FALSE())" office:value-type="string" office:string-value="DD1701_A" calcext:value-type="string">
            <text:p>DD1701_A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GE1901_G</text:p>
          </table:table-cell>
          <table:table-cell office:value-type="float" office:value="55.8774320049629" calcext:value-type="float">
            <text:p>55.8774320049629</text:p>
          </table:table-cell>
          <table:table-cell office:value-type="float" office:value="-4.23245080195262" calcext:value-type="float">
            <text:p>-4.23245080195262</text:p>
          </table:table-cell>
          <table:table-cell office:value-type="string" calcext:value-type="string">
            <text:p>Petershill Road inside lane</text:p>
          </table:table-cell>
          <table:table-cell table:formula="of:=VLOOKUP([.B1243];[FromObs.$D$3:.$D$1035];1;FALSE())" office:value-type="string" office:string-value="GE1901_G" calcext:value-type="string">
            <text:p>GE1901_G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GE1901_D</text:p>
          </table:table-cell>
          <table:table-cell office:value-type="float" office:value="55.8801332076568" calcext:value-type="float">
            <text:p>55.8801332076568</text:p>
          </table:table-cell>
          <table:table-cell office:value-type="float" office:value="-4.23415678763614" calcext:value-type="float">
            <text:p>-4.23415678763614</text:p>
          </table:table-cell>
          <table:table-cell office:value-type="string" calcext:value-type="string">
            <text:p>Springburn Road to Petershill Road</text:p>
          </table:table-cell>
          <table:table-cell table:formula="of:=VLOOKUP([.B1244];[FromObs.$D$3:.$D$1035];1;FALSE())" office:value-type="string" office:string-value="GE1901_D" calcext:value-type="string">
            <text:p>GE1901_D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GE1901_C</text:p>
          </table:table-cell>
          <table:table-cell office:value-type="float" office:value="55.874971439812" calcext:value-type="float">
            <text:p>55.874971439812</text:p>
          </table:table-cell>
          <table:table-cell office:value-type="float" office:value="-4.23283709170373" calcext:value-type="float">
            <text:p>-4.23283709170373</text:p>
          </table:table-cell>
          <table:table-cell office:value-type="string" calcext:value-type="string">
            <text:p>St Rollox to Petershill Road</text:p>
          </table:table-cell>
          <table:table-cell table:formula="of:=VLOOKUP([.B1245];[FromObs.$D$3:.$D$1035];1;FALSE())" office:value-type="string" office:string-value="GE1901_C" calcext:value-type="string">
            <text:p>GE1901_C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GE1901_B</text:p>
          </table:table-cell>
          <table:table-cell office:value-type="float" office:value="55.8774320049629" calcext:value-type="float">
            <text:p>55.8774320049629</text:p>
          </table:table-cell>
          <table:table-cell office:value-type="float" office:value="-4.23245080195262" calcext:value-type="float">
            <text:p>-4.23245080195262</text:p>
          </table:table-cell>
          <table:table-cell office:value-type="string" calcext:value-type="string">
            <text:p>Petershill Road outside lane</text:p>
          </table:table-cell>
          <table:table-cell table:formula="of:=VLOOKUP([.B1246];[FromObs.$D$3:.$D$1035];1;FALSE())" office:value-type="string" office:string-value="GE1901_B" calcext:value-type="string">
            <text:p>GE1901_B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GK4701_S</text:p>
          </table:table-cell>
          <table:table-cell office:value-type="float" office:value="55.8413521070542" calcext:value-type="float">
            <text:p>55.8413521070542</text:p>
          </table:table-cell>
          <table:table-cell office:value-type="float" office:value="-4.36445760512439" calcext:value-type="float">
            <text:p>-4.36445760512439</text:p>
          </table:table-cell>
          <table:table-cell office:value-type="string" calcext:value-type="string">
            <text:p>Crookston Road northbound</text:p>
          </table:table-cell>
          <table:table-cell table:formula="of:=VLOOKUP([.B1247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GK4701_R</text:p>
          </table:table-cell>
          <table:table-cell office:value-type="float" office:value="55.8351613925327" calcext:value-type="float">
            <text:p>55.8351613925327</text:p>
          </table:table-cell>
          <table:table-cell office:value-type="float" office:value="-4.36342692346649" calcext:value-type="float">
            <text:p>-4.36342692346649</text:p>
          </table:table-cell>
          <table:table-cell office:value-type="string" calcext:value-type="string">
            <text:p>Crookston Rd southbound</text:p>
          </table:table-cell>
          <table:table-cell table:formula="of:=VLOOKUP([.B124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GA0351_F</text:p>
          </table:table-cell>
          <table:table-cell office:value-type="float" office:value="55.8704622484471" calcext:value-type="float">
            <text:p>55.8704622484471</text:p>
          </table:table-cell>
          <table:table-cell office:value-type="float" office:value="-4.26807999779071" calcext:value-type="float">
            <text:p>-4.26807999779071</text:p>
          </table:table-cell>
          <table:table-cell office:value-type="string" calcext:value-type="string">
            <text:p>M8 Off Slip at St. Georges Cross</text:p>
          </table:table-cell>
          <table:table-cell table:formula="of:=VLOOKUP([.B1249];[FromObs.$D$3:.$D$1035];1;FALSE())" office:value-type="string" office:string-value="GA0351_F" calcext:value-type="string">
            <text:p>GA0351_F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GA0351_D</text:p>
          </table:table-cell>
          <table:table-cell office:value-type="float" office:value="55.8704622484471" calcext:value-type="float">
            <text:p>55.8704622484471</text:p>
          </table:table-cell>
          <table:table-cell office:value-type="float" office:value="-4.26807999779071" calcext:value-type="float">
            <text:p>-4.26807999779071</text:p>
          </table:table-cell>
          <table:table-cell office:value-type="string" calcext:value-type="string">
            <text:p>St. Georges Road Southbound (inbound)</text:p>
          </table:table-cell>
          <table:table-cell table:formula="of:=VLOOKUP([.B1250];[FromObs.$D$3:.$D$1035];1;FALSE())" office:value-type="string" office:string-value="GA0351_D" calcext:value-type="string">
            <text:p>GA0351_D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GA0351_C</text:p>
          </table:table-cell>
          <table:table-cell office:value-type="float" office:value="55.8677217622717" calcext:value-type="float">
            <text:p>55.8677217622717</text:p>
          </table:table-cell>
          <table:table-cell office:value-type="float" office:value="-4.27145256065844" calcext:value-type="float">
            <text:p>-4.27145256065844</text:p>
          </table:table-cell>
          <table:table-cell office:value-type="string" calcext:value-type="string">
            <text:p>St. Georges Road n/b (outbound)</text:p>
          </table:table-cell>
          <table:table-cell table:formula="of:=VLOOKUP([.B1251];[FromObs.$D$3:.$D$1035];1;FALSE())" office:value-type="string" office:string-value="GA0351_C" calcext:value-type="string">
            <text:p>GA0351_C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GA0351_B</text:p>
          </table:table-cell>
          <table:table-cell office:value-type="float" office:value="55.8704622484471" calcext:value-type="float">
            <text:p>55.8704622484471</text:p>
          </table:table-cell>
          <table:table-cell office:value-type="float" office:value="-4.26807999779071" calcext:value-type="float">
            <text:p>-4.26807999779071</text:p>
          </table:table-cell>
          <table:table-cell office:value-type="string" calcext:value-type="string">
            <text:p>Phoenix Road</text:p>
          </table:table-cell>
          <table:table-cell table:formula="of:=VLOOKUP([.B1252];[FromObs.$D$3:.$D$1035];1;FALSE())" office:value-type="string" office:string-value="GA0351_B" calcext:value-type="string">
            <text:p>GA0351_B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GA0351_A</text:p>
          </table:table-cell>
          <table:table-cell office:value-type="float" office:value="55.87149616629" calcext:value-type="float">
            <text:p>55.87149616629</text:p>
          </table:table-cell>
          <table:table-cell office:value-type="float" office:value="-4.26903545908367" calcext:value-type="float">
            <text:p>-4.26903545908367</text:p>
          </table:table-cell>
          <table:table-cell office:value-type="string" calcext:value-type="string">
            <text:p>Maryhill Road inbound towards St Georges Cross</text:p>
          </table:table-cell>
          <table:table-cell table:formula="of:=VLOOKUP([.B1253];[FromObs.$D$3:.$D$1035];1;FALSE())" office:value-type="string" office:string-value="GA0351_A" calcext:value-type="string">
            <text:p>GA0351_A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GA5751_W</text:p>
          </table:table-cell>
          <table:table-cell office:value-type="float" office:value="55.8690661389906" calcext:value-type="float">
            <text:p>55.8690661389906</text:p>
          </table:table-cell>
          <table:table-cell office:value-type="float" office:value="-4.23583872549864" calcext:value-type="float">
            <text:p>-4.23583872549864</text:p>
          </table:table-cell>
          <table:table-cell office:value-type="string" calcext:value-type="string">
            <text:p>Springburn Road southbound</text:p>
          </table:table-cell>
          <table:table-cell table:formula="of:=VLOOKUP([.B1254];[FromObs.$D$3:.$D$1035];1;FALSE())" office:value-type="string" office:string-value="GA5751_W" calcext:value-type="string">
            <text:p>GA5751_W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GA5751_T</text:p>
          </table:table-cell>
          <table:table-cell office:value-type="float" office:value="55.8690661389906" calcext:value-type="float">
            <text:p>55.8690661389906</text:p>
          </table:table-cell>
          <table:table-cell office:value-type="float" office:value="-4.23583872549864" calcext:value-type="float">
            <text:p>-4.23583872549864</text:p>
          </table:table-cell>
          <table:table-cell office:value-type="string" calcext:value-type="string">
            <text:p>Pinkston Road</text:p>
          </table:table-cell>
          <table:table-cell table:formula="of:=VLOOKUP([.B1255];[FromObs.$D$3:.$D$1035];1;FALSE())" office:value-type="string" office:string-value="GA5751_T" calcext:value-type="string">
            <text:p>GA5751_T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GA5751_S</text:p>
          </table:table-cell>
          <table:table-cell office:value-type="float" office:value="55.8689262905388" calcext:value-type="float">
            <text:p>55.8689262905388</text:p>
          </table:table-cell>
          <table:table-cell office:value-type="float" office:value="-4.23463189401038" calcext:value-type="float">
            <text:p>-4.23463189401038</text:p>
          </table:table-cell>
          <table:table-cell office:value-type="string" calcext:value-type="string">
            <text:p>Royston Road to Pinkston Road</text:p>
          </table:table-cell>
          <table:table-cell table:formula="of:=VLOOKUP([.B1256];[FromObs.$D$3:.$D$1035];1;FALSE())" office:value-type="string" office:string-value="GA5751_S" calcext:value-type="string">
            <text:p>GA5751_S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GA5751_R</text:p>
          </table:table-cell>
          <table:table-cell office:value-type="float" office:value="55.8690661389906" calcext:value-type="float">
            <text:p>55.8690661389906</text:p>
          </table:table-cell>
          <table:table-cell office:value-type="float" office:value="-4.23583872549864" calcext:value-type="float">
            <text:p>-4.23583872549864</text:p>
          </table:table-cell>
          <table:table-cell office:value-type="string" calcext:value-type="string">
            <text:p>Baird Street</text:p>
          </table:table-cell>
          <table:table-cell table:formula="of:=VLOOKUP([.B1257];[FromObs.$D$3:.$D$1035];1;FALSE())" office:value-type="string" office:string-value="GA5751_R" calcext:value-type="string">
            <text:p>GA5751_R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GJ0201_L</text:p>
          </table:table-cell>
          <table:table-cell office:value-type="float" office:value="55.8264036349219" calcext:value-type="float">
            <text:p>55.8264036349219</text:p>
          </table:table-cell>
          <table:table-cell office:value-type="float" office:value="-4.24664181795107" calcext:value-type="float">
            <text:p>-4.24664181795107</text:p>
          </table:table-cell>
          <table:table-cell office:value-type="string" calcext:value-type="string">
            <text:p>Curtis Avenue</text:p>
          </table:table-cell>
          <table:table-cell table:formula="of:=VLOOKUP([.B1258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GJ0201_K</text:p>
          </table:table-cell>
          <table:table-cell office:value-type="float" office:value="55.8264036349219" calcext:value-type="float">
            <text:p>55.8264036349219</text:p>
          </table:table-cell>
          <table:table-cell office:value-type="float" office:value="-4.24664181795107" calcext:value-type="float">
            <text:p>-4.24664181795107</text:p>
          </table:table-cell>
          <table:table-cell office:value-type="string" calcext:value-type="string">
            <text:p>Aikenhead Road northbound from Ardmay Cres</text:p>
          </table:table-cell>
          <table:table-cell table:formula="of:=VLOOKUP([.B1259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GD237A_S</text:p>
          </table:table-cell>
          <table:table-cell office:value-type="float" office:value="55.8842724179977" calcext:value-type="float">
            <text:p>55.8842724179977</text:p>
          </table:table-cell>
          <table:table-cell office:value-type="float" office:value="-4.28043075601954" calcext:value-type="float">
            <text:p>-4.28043075601954</text:p>
          </table:table-cell>
          <table:table-cell office:value-type="string" calcext:value-type="string">
            <text:p>Maryhill Road outbound to Eastpark Home</text:p>
          </table:table-cell>
          <table:table-cell table:formula="of:=VLOOKUP([.B1260];[FromObs.$D$3:.$D$1035];1;FALSE())" office:value-type="string" office:string-value="GD237A_S" calcext:value-type="string">
            <text:p>GD237A_S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GJ0201_J</text:p>
          </table:table-cell>
          <table:table-cell office:value-type="float" office:value="55.8285974200046" calcext:value-type="float">
            <text:p>55.8285974200046</text:p>
          </table:table-cell>
          <table:table-cell office:value-type="float" office:value="-4.24708768712515" calcext:value-type="float">
            <text:p>-4.24708768712515</text:p>
          </table:table-cell>
          <table:table-cell office:value-type="string" calcext:value-type="string">
            <text:p>Aikenhead Road s/b to Curtis Ave</text:p>
          </table:table-cell>
          <table:table-cell table:formula="of:=VLOOKUP([.B1261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GD237A_R</text:p>
          </table:table-cell>
          <table:table-cell office:value-type="float" office:value="55.8879123882144" calcext:value-type="float">
            <text:p>55.8879123882144</text:p>
          </table:table-cell>
          <table:table-cell office:value-type="float" office:value="-4.28624148543483" calcext:value-type="float">
            <text:p>-4.28624148543483</text:p>
          </table:table-cell>
          <table:table-cell office:value-type="string" calcext:value-type="string">
            <text:p>Maryhill Road inbound to Eastpark Home</text:p>
          </table:table-cell>
          <table:table-cell table:formula="of:=VLOOKUP([.B1262];[FromObs.$D$3:.$D$1035];1;FALSE())" office:value-type="string" office:string-value="GD237A_R" calcext:value-type="string">
            <text:p>GD237A_R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GB1151_V</text:p>
          </table:table-cell>
          <table:table-cell office:value-type="float" office:value="55.8480928167606" calcext:value-type="float">
            <text:p>55.8480928167606</text:p>
          </table:table-cell>
          <table:table-cell office:value-type="float" office:value="-4.25485874082641" calcext:value-type="float">
            <text:p>-4.25485874082641</text:p>
          </table:table-cell>
          <table:table-cell office:value-type="string" calcext:value-type="string">
            <text:p>Gorbals Street Northbound</text:p>
          </table:table-cell>
          <table:table-cell table:formula="of:=VLOOKUP([.B1263];[FromObs.$D$3:.$D$1035];1;FALSE())" office:value-type="string" office:string-value="GB1151_V" calcext:value-type="string">
            <text:p>GB1151_V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GL142A_A</text:p>
          </table:table-cell>
          <table:table-cell office:value-type="float" office:value="55.8455728412543" calcext:value-type="float">
            <text:p>55.8455728412543</text:p>
          </table:table-cell>
          <table:table-cell office:value-type="float" office:value="-4.34209365385938" calcext:value-type="float">
            <text:p>-4.34209365385938</text:p>
          </table:table-cell>
          <table:table-cell office:value-type="string" calcext:value-type="string">
            <text:p>Paisley Road eastbound to Lourdes</text:p>
          </table:table-cell>
          <table:table-cell table:formula="of:=VLOOKUP([.B1264];[FromObs.$D$3:.$D$1035];1;FALSE())" office:value-type="string" office:string-value="GL142A_A" calcext:value-type="string">
            <text:p>GL142A_A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GB1151_S</text:p>
          </table:table-cell>
          <table:table-cell office:value-type="float" office:value="55.8503922254979" calcext:value-type="float">
            <text:p>55.8503922254979</text:p>
          </table:table-cell>
          <table:table-cell office:value-type="float" office:value="-4.25395348483653" calcext:value-type="float">
            <text:p>-4.25395348483653</text:p>
          </table:table-cell>
          <table:table-cell office:value-type="string" calcext:value-type="string">
            <text:p>Cleland Street</text:p>
          </table:table-cell>
          <table:table-cell table:formula="of:=VLOOKUP([.B1265];[FromObs.$D$3:.$D$1035];1;FALSE())" office:value-type="string" office:string-value="GB1151_S" calcext:value-type="string">
            <text:p>GB1151_S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GG2601_W</text:p>
          </table:table-cell>
          <table:table-cell office:value-type="float" office:value="55.8526979859528" calcext:value-type="float">
            <text:p>55.8526979859528</text:p>
          </table:table-cell>
          <table:table-cell office:value-type="float" office:value="-4.18342000725699" calcext:value-type="float">
            <text:p>-4.18342000725699</text:p>
          </table:table-cell>
          <table:table-cell office:value-type="string" calcext:value-type="string">
            <text:p>Westmuir Street</text:p>
          </table:table-cell>
          <table:table-cell table:formula="of:=VLOOKUP([.B1266];[FromObs.$D$3:.$D$1035];1;FALSE())" office:value-type="string" office:string-value="GG2601_W" calcext:value-type="string">
            <text:p>GG2601_W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GG2601_V</text:p>
          </table:table-cell>
          <table:table-cell office:value-type="float" office:value="55.8526979859528" calcext:value-type="float">
            <text:p>55.8526979859528</text:p>
          </table:table-cell>
          <table:table-cell office:value-type="float" office:value="-4.18342000725699" calcext:value-type="float">
            <text:p>-4.18342000725699</text:p>
          </table:table-cell>
          <table:table-cell office:value-type="string" calcext:value-type="string">
            <text:p>Old Shettleston Road</text:p>
          </table:table-cell>
          <table:table-cell table:formula="of:=VLOOKUP([.B1267];[FromObs.$D$3:.$D$1035];1;FALSE())" office:value-type="string" office:string-value="GG2601_V" calcext:value-type="string">
            <text:p>GG2601_V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GG2601_T</text:p>
          </table:table-cell>
          <table:table-cell office:value-type="float" office:value="55.8526979859528" calcext:value-type="float">
            <text:p>55.8526979859528</text:p>
          </table:table-cell>
          <table:table-cell office:value-type="float" office:value="-4.18342000725699" calcext:value-type="float">
            <text:p>-4.18342000725699</text:p>
          </table:table-cell>
          <table:table-cell office:value-type="string" calcext:value-type="string">
            <text:p>Shettleston Road</text:p>
          </table:table-cell>
          <table:table-cell table:formula="of:=VLOOKUP([.B1268];[FromObs.$D$3:.$D$1035];1;FALSE())" office:value-type="string" office:string-value="GG2601_T" calcext:value-type="string">
            <text:p>GG2601_T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GG2601_R</text:p>
          </table:table-cell>
          <table:table-cell office:value-type="float" office:value="55.852417313181" calcext:value-type="float">
            <text:p>55.852417313181</text:p>
          </table:table-cell>
          <table:table-cell office:value-type="float" office:value="-4.18049646480729" calcext:value-type="float">
            <text:p>-4.18049646480729</text:p>
          </table:table-cell>
          <table:table-cell office:value-type="string" calcext:value-type="string">
            <text:p>Shettleston Road to Westmuir St.</text:p>
          </table:table-cell>
          <table:table-cell table:formula="of:=VLOOKUP([.B1269];[FromObs.$D$3:.$D$1035];1;FALSE())" office:value-type="string" office:string-value="GG2601_R" calcext:value-type="string">
            <text:p>GG2601_R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GG030A_S</text:p>
          </table:table-cell>
          <table:table-cell office:value-type="float" office:value="55.862668615009" calcext:value-type="float">
            <text:p>55.862668615009</text:p>
          </table:table-cell>
          <table:table-cell office:value-type="float" office:value="-4.20788736890891" calcext:value-type="float">
            <text:p>-4.20788736890891</text:p>
          </table:table-cell>
          <table:table-cell office:value-type="string" calcext:value-type="string">
            <text:p>Cumbernauld Road to Aberdour</text:p>
          </table:table-cell>
          <table:table-cell table:formula="of:=VLOOKUP([.B1270];[FromObs.$D$3:.$D$1035];1;FALSE())" office:value-type="string" office:string-value="GG030A_S" calcext:value-type="string">
            <text:p>GG030A_S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GG030A_R</text:p>
          </table:table-cell>
          <table:table-cell office:value-type="float" office:value="55.8627108784634" calcext:value-type="float">
            <text:p>55.8627108784634</text:p>
          </table:table-cell>
          <table:table-cell office:value-type="float" office:value="-4.19900420958298" calcext:value-type="float">
            <text:p>-4.19900420958298</text:p>
          </table:table-cell>
          <table:table-cell office:value-type="string" calcext:value-type="string">
            <text:p>Cumbernauld Road to Aberdour</text:p>
          </table:table-cell>
          <table:table-cell table:formula="of:=VLOOKUP([.B1271];[FromObs.$D$3:.$D$1035];1;FALSE())" office:value-type="string" office:string-value="GG030A_R" calcext:value-type="string">
            <text:p>GG030A_R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GL1851_S</text:p>
          </table:table-cell>
          <table:table-cell office:value-type="float" office:value="55.8455215589268" calcext:value-type="float">
            <text:p>55.8455215589268</text:p>
          </table:table-cell>
          <table:table-cell office:value-type="float" office:value="-4.3598225568908" calcext:value-type="float">
            <text:p>-4.3598225568908</text:p>
          </table:table-cell>
          <table:table-cell office:value-type="string" calcext:value-type="string">
            <text:p>PRW from tweedsmuir w/b</text:p>
          </table:table-cell>
          <table:table-cell table:formula="of:=VLOOKUP([.B1272];[FromObs.$D$3:.$D$1035];1;FALSE()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GJ011A_V</text:p>
          </table:table-cell>
          <table:table-cell office:value-type="float" office:value="55.8315093185899" calcext:value-type="float">
            <text:p>55.8315093185899</text:p>
          </table:table-cell>
          <table:table-cell office:value-type="float" office:value="-4.24856509931469" calcext:value-type="float">
            <text:p>-4.24856509931469</text:p>
          </table:table-cell>
          <table:table-cell office:value-type="string" calcext:value-type="string">
            <text:p>Aikenhead Road northbound to Dixon Rd</text:p>
          </table:table-cell>
          <table:table-cell table:formula="of:=VLOOKUP([.B1273];[FromObs.$D$3:.$D$1035];1;FALSE())" office:value-type="string" office:string-value="GJ011A_V" calcext:value-type="string">
            <text:p>GJ011A_V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GA4771_V</text:p>
          </table:table-cell>
          <table:table-cell office:value-type="float" office:value="55.8574106307925" calcext:value-type="float">
            <text:p>55.8574106307925</text:p>
          </table:table-cell>
          <table:table-cell office:value-type="float" office:value="-4.24908685496588" calcext:value-type="float">
            <text:p>-4.24908685496588</text:p>
          </table:table-cell>
          <table:table-cell office:value-type="string" calcext:value-type="string">
            <text:p>Glassford Street Northbound</text:p>
          </table:table-cell>
          <table:table-cell table:formula="of:=VLOOKUP([.B1274];[FromObs.$D$3:.$D$1035];1;FALSE())" office:value-type="string" office:string-value="GA4771_V" calcext:value-type="string">
            <text:p>GA4771_V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GJ011A_T</text:p>
          </table:table-cell>
          <table:table-cell office:value-type="float" office:value="55.8355725583482" calcext:value-type="float">
            <text:p>55.8355725583482</text:p>
          </table:table-cell>
          <table:table-cell office:value-type="float" office:value="-4.24900731022375" calcext:value-type="float">
            <text:p>-4.24900731022375</text:p>
          </table:table-cell>
          <table:table-cell office:value-type="string" calcext:value-type="string">
            <text:p>Aikenhead Road southbound to Dixon Rd</text:p>
          </table:table-cell>
          <table:table-cell table:formula="of:=VLOOKUP([.B1275];[FromObs.$D$3:.$D$1035];1;FALSE())" office:value-type="string" office:string-value="GJ011A_T" calcext:value-type="string">
            <text:p>GJ011A_T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GA4771_T</text:p>
          </table:table-cell>
          <table:table-cell office:value-type="float" office:value="55.859874161205" calcext:value-type="float">
            <text:p>55.859874161205</text:p>
          </table:table-cell>
          <table:table-cell office:value-type="float" office:value="-4.24854210535163" calcext:value-type="float">
            <text:p>-4.24854210535163</text:p>
          </table:table-cell>
          <table:table-cell office:value-type="string" calcext:value-type="string">
            <text:p>Glassford Street Southbound</text:p>
          </table:table-cell>
          <table:table-cell table:formula="of:=VLOOKUP([.B1276];[FromObs.$D$3:.$D$1035];1;FALSE())" office:value-type="string" office:string-value="GA4771_T" calcext:value-type="string">
            <text:p>GA4771_T</text:p>
          </table:table-cell>
        </table:table-row>
      </table:table>
      <table:table table:name="FromObs" table:style-name="ta1">
        <table:table-column table:style-name="co6" table:number-columns-repeated="2" table:default-cell-style-name="Default"/>
        <table:table-column table:style-name="co7" table:default-cell-style-name="ce1"/>
        <table:table-column table:style-name="co6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RecTime</text:p>
          </table:table-cell>
          <table:table-cell office:value-type="string" calcext:value-type="string">
            <text:p>measurementSiteReference</text:p>
          </table:table-cell>
          <table:table-cell office:value-type="string" calcext:value-type="string">
            <text:p>basicDataValue.vehicleFlow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20A_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301_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20A_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301_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301_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301_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38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38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38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70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701_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701_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030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030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75A_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03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4151_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4151_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41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95A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95A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501_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501_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801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10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10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1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8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8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301_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301_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301_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301_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301_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301_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301_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12A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12A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01_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01_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01_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01_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01_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351_V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351_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351_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01_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01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02A_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01_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02A_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551_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5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5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321_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32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321_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321_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301_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15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301_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15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00A_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15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00A_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1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301_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651_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651_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12A_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751_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751_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751_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401_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401_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90A_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401_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280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28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55A_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7A_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7A_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10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1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514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5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821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55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451_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821_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821_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451_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601_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60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1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60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1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151_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6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151_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501_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501_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501_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501_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15A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201_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15A_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201_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201_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141_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141_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551_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581_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581_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581_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301_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581_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301_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301_R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251_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37A_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251_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262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051_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6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051_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051_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6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051_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571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65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6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571_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801_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801_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051_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0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051_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351_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351_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351_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7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71_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71_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75A_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71_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75A_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701_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701_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3051_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3051_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51_X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3051_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51_W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3051_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51_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30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51_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371_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51_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51_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371_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07A_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07A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30A_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30A_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951_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951_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951_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951_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4501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281_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201_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201_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201_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201_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10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101_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101_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101_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201_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201_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201_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52A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52A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851_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8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8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801_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85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801_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801_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801_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751_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751_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101_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101_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101_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411_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411_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411_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50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051_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051_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051_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051_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20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20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51_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22A_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22A_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51_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51_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51_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51_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601_P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601_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601_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901_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901_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901_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901_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951_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951_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051_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05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051_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251_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330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351_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351_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351_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251_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251_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651_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651_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701_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151_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6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701_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701_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151_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151_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701_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151_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02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02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351_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351_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351_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351_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351_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7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451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451_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251_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251_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251_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45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251_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251_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101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10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1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25A_F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25A_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8A_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601_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8A_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601_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301_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301_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301_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301_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151_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151_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20A_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20A_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301_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701_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301_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301_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701_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701_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401_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951_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401_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2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401_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951_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271_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2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27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25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271_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2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271_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871_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871_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871_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301_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301_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301_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301_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40A_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351_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351_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40A_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501_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501_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501_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501_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4101_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601_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601_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601_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851_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291_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0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29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90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90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29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9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29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0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851_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601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851_C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601_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201_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201_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45A_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45A_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451_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451_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451_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451_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401_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401_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401_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401_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951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951_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951_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951_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151_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151_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151_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151_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3551_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32A_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3551_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32A_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3551_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551_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551_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55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5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00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001_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001_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251_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651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651_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65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65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65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40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4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251_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83A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251_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251_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2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10A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10A_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501_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501_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501_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501_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20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671_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671_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25A_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25A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8A_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8A_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301_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301_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301_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651_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301_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651_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251_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401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251_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251_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401_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251_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251_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251_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151_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151_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151_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9A_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151_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38B_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82A_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82A_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05A_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05A_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151_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151_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151_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751_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751_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751_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601_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601_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451_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151_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151_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151_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151_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151_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80A_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80A_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151_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1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30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30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30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58A_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851_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58A_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851_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851_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151_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151_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4501_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851_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4501_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851_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151_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551_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40A_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40A_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17A_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17A_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4601_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4601_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32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101_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101_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101_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3001_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301_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301_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3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901_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901_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901_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201_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201_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201_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21_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21_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21_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301_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101_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101_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55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301_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101_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5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101_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60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6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301_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301_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30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371_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3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371_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301_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371_C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25A_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371_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15A_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42A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42A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70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70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7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001_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001_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001_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351_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12A_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251_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351_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25A_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25A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251_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101_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351_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101_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351_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101_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351_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971_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971_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971_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351_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351_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351_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721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61_Q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61_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721_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721_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61_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61_M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61_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1571_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1571_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1571_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451_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451_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451_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451_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421_W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35A_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35A_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5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121_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4101_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121_B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4101_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331_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331_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331_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4101_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331_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071_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071_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701_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071_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701_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701_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51_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351_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51_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351_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51_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351_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51_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351_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51_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80A_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80A_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171_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171_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171_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3221_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3221_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51_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51_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51_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51_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51_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401_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401_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271_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271_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301_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271_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301_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301_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50A_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50A_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971_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971_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971_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701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701_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70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10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10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401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10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401_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401_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151_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151_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151_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151_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151_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05A_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05A_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171_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171_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171_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52A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285A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601_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601_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601_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451_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451_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451_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70A_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701_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701_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7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1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15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551_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551_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551_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551_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21_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551_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21_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21_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21_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551_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5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251_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401_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251_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251_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251_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95A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651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95A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65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65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65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721_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72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10A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10A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31_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75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31_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75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31_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3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7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501_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001_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351_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351_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351_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10A_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10A_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6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21_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21_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1021_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37A_Q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37A_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551_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551_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1551_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751_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691_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751_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691_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751_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751_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301_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30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3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3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21_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321_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70A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70A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01_X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01_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50B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01_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351_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351_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351_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351_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4551_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4551_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321_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321_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671_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671_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051_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251_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96" calcext:value-type="float">
            <text:p>13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051_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2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051_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5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04" calcext:value-type="float">
            <text:p>14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051_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2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42B_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451_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412" calcext:value-type="float">
            <text:p>14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851_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451_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451_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851_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851_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151_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24" calcext:value-type="float">
            <text:p>14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151_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151_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428" calcext:value-type="float">
            <text:p>14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251_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521_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251_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521_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521_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5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55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801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801_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051_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051_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80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4601_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051_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051_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8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251_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25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25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2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40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4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571_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571_Q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37A_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37A_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901_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33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901_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901_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051_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901_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20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051_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20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20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32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301_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301_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301_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301_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60A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60A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30A_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30A_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101_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101_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1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401_X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401_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4051_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4051_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4051_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4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40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20A_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20A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70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7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401_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48" calcext:value-type="float">
            <text:p>15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401_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401_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52" calcext:value-type="float">
            <text:p>15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20A_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71_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556" calcext:value-type="float">
            <text:p>15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71_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471_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31_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31_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31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566" calcext:value-type="float">
            <text:p>15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351_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4521_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351_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31_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351_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351_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251_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580" calcext:value-type="float">
            <text:p>15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251_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251_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751_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751_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751_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021_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021_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94" calcext:value-type="float">
            <text:p>15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201_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021_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901_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901_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201_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901_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55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5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201_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20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20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6" calcext:value-type="float">
            <text:p>16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2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551_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2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551_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551_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26" calcext:value-type="float">
            <text:p>16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551_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551_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651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32" calcext:value-type="float">
            <text:p>16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651_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651_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9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38" calcext:value-type="float">
            <text:p>16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9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9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513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5131_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2371_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2371_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451_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52" calcext:value-type="float">
            <text:p>16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451_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2371_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451_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58" calcext:value-type="float">
            <text:p>16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451_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2371_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4151_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64" calcext:value-type="float">
            <text:p>16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4151_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30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68" calcext:value-type="float">
            <text:p>16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3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71_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672" calcext:value-type="float">
            <text:p>16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571_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74" calcext:value-type="float">
            <text:p>16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571_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76" calcext:value-type="float">
            <text:p>16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71_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71_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571_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82" calcext:value-type="float">
            <text:p>16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401_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571_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86" calcext:value-type="float">
            <text:p>16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651_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651_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401_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692" calcext:value-type="float">
            <text:p>16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651_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94" calcext:value-type="float">
            <text:p>16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651_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801_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801_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401_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2" calcext:value-type="float">
            <text:p>17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0401_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04" calcext:value-type="float">
            <text:p>17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2801_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45A_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00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0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12" calcext:value-type="float">
            <text:p>17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351_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351_U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351_R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351_Q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051_W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22" calcext:value-type="float">
            <text:p>17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051_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24" calcext:value-type="float">
            <text:p>17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051_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051_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28" calcext:value-type="float">
            <text:p>17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401_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401_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32" calcext:value-type="float">
            <text:p>17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401_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151_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151_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15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05A_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151_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44" calcext:value-type="float">
            <text:p>17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45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05A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4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50A_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50A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451_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151_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58" calcext:value-type="float">
            <text:p>17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151_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151_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271_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64" calcext:value-type="float">
            <text:p>17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271_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271_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3271_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551_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551_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74" calcext:value-type="float">
            <text:p>17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551_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4502_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4502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25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2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84" calcext:value-type="float">
            <text:p>17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361_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361_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72A_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72A_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92" calcext:value-type="float">
            <text:p>17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01_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01_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01_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601_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271_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27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271_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351_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351_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351_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812" calcext:value-type="float">
            <text:p>18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52A_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052A_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1501_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62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62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2621_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601_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20A_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601_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20A_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451_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301_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301_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2301_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601_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40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4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24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5101_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5101_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371_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371_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201_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5101_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371_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101_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201_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866" calcext:value-type="float">
            <text:p>18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101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68" calcext:value-type="float">
            <text:p>18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201_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10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201_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101_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76" calcext:value-type="float">
            <text:p>18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F2201_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78" calcext:value-type="float">
            <text:p>18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10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41_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0101_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41_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41_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301_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301_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301_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894" calcext:value-type="float">
            <text:p>18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301_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85A_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C185A_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701_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701_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7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06" calcext:value-type="float">
            <text:p>19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3001_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3001_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3001_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912" calcext:value-type="float">
            <text:p>19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101_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14" calcext:value-type="float">
            <text:p>19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1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310A_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401_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401_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4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171_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171_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05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051_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051_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051_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801_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801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021_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02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801_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021_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48" calcext:value-type="float">
            <text:p>19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K0801_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90A_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52" calcext:value-type="float">
            <text:p>19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501_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501_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H090A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501_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501_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15A_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15A_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55A_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851_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55A_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851_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851_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851_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05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851_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05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I00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95A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95A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1331_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25A_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025A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351_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0351_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651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DD170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2651_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DD170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DD170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901_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901_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901_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E1901_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351_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351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351_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351_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0351_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751_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751_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751_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5751_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37A_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D237A_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151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L142A_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B1151_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01_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01_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01_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2601_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30A_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G030A_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1A_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771_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J011A_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date" office:date-value="2021-12-02T20:21:08" calcext:value-type="date">
            <text:p>2021-12-02T20:21:08</text:p>
          </table:table-cell>
          <table:table-cell office:value-type="string" calcext:value-type="string">
            <text:p>GA4771_T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5T08:00:54.755385882</dc:date>
    <meta:editing-duration>PT2M20S</meta:editing-duration>
    <meta:editing-cycles>1</meta:editing-cycles>
    <meta:document-statistic meta:table-count="2" meta:cell-count="11790" meta:object-count="0"/>
    <meta:generator>LibreOffice/7.2.2.2$Linux_X86_64 LibreOffice_project/20$Build-2</meta:generator>
  </office:meta>
</office:document-meta>
</file>